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1.389in"/>
    </style:style>
    <style:style style:name="co3" style:family="table-column">
      <style:table-column-properties fo:break-before="auto" style:column-width="1.222in"/>
    </style:style>
    <style:style style:name="co4" style:family="table-column">
      <style:table-column-properties fo:break-before="auto" style:column-width="1.0417in"/>
    </style:style>
    <style:style style:name="co5" style:family="table-column">
      <style:table-column-properties fo:break-before="auto" style:column-width="0.6701in"/>
    </style:style>
    <style:style style:name="co6" style:family="table-column">
      <style:table-column-properties fo:break-before="auto" style:column-width="0.6807in"/>
    </style:style>
    <style:style style:name="co7" style:family="table-column">
      <style:table-column-properties fo:break-before="auto" style:column-width="0.5835in"/>
    </style:style>
    <style:style style:name="co8" style:family="table-column">
      <style:table-column-properties fo:break-before="auto" style:column-width="1.0717in"/>
    </style:style>
    <style:style style:name="co9" style:family="table-column">
      <style:table-column-properties fo:break-before="auto" style:column-width="1.1819in"/>
    </style:style>
    <style:style style:name="co10" style:family="table-column">
      <style:table-column-properties fo:break-before="auto" style:column-width="0.9717in"/>
    </style:style>
    <style:style style:name="co11" style:family="table-column">
      <style:table-column-properties fo:break-before="auto" style:column-width="1.0516in"/>
    </style:style>
    <style:style style:name="co12" style:family="table-column">
      <style:table-column-properties fo:break-before="auto" style:column-width="1.1945in"/>
    </style:style>
    <style:style style:name="co13" style:family="table-column">
      <style:table-column-properties fo:break-before="auto" style:column-width="1.2917in"/>
    </style:style>
    <style:style style:name="co14" style:family="table-column">
      <style:table-column-properties fo:break-before="auto" style:column-width="1.0835in"/>
    </style:style>
    <style:style style:name="co15" style:family="table-column">
      <style:table-column-properties fo:break-before="auto" style:column-width="1.1665in"/>
    </style:style>
    <style:style style:name="co16" style:family="table-column">
      <style:table-column-properties fo:break-before="auto" style:column-width="0.8909in"/>
    </style:style>
    <style:style style:name="co17" style:family="table-column">
      <style:table-column-properties fo:break-before="auto" style:column-width="1.0016in"/>
    </style:style>
    <style:style style:name="co18" style:family="table-column">
      <style:table-column-properties fo:break-before="auto" style:column-width="0.75in"/>
    </style:style>
    <style:style style:name="co19" style:family="table-column">
      <style:table-column-properties fo:break-before="auto" style:column-width="0.8709in"/>
    </style:style>
    <style:style style:name="co20" style:family="table-column">
      <style:table-column-properties fo:break-before="auto" style:column-width="1.4028in"/>
    </style:style>
    <style:style style:name="ro1" style:family="table-row">
      <style:table-row-properties style:row-height="0.1846in" fo:break-before="auto" style:use-optimal-row-height="true"/>
    </style:style>
    <style:style style:name="ta1" style:family="table" style:master-page-name="PageStyle_5f_orders">
      <style:table-properties table:display="true" style:writing-mode="lr-tb"/>
    </style:style>
    <style:style style:name="ta2" style:family="table" style:master-page-name="PageStyle_5f_prices">
      <style:table-properties table:display="true" style:writing-mode="lr-tb"/>
    </style:style>
    <style:style style:name="ta3" style:family="table" style:master-page-name="PageStyle_5f_shares">
      <style:table-properties table:display="true" style:writing-mode="lr-tb"/>
    </style:style>
    <style:style style:name="ta4" style:family="table" style:master-page-name="PageStyle_5f_equities">
      <style:table-properties table:display="true" style:writing-mode="lr-tb"/>
    </style:style>
    <style:style style:name="ta5" style:family="table" style:master-page-name="PageStyle_5f_cash">
      <style:table-properties table:display="true" style:writing-mode="lr-tb"/>
    </style:style>
    <style:style style:name="ta6" style:family="table" style:master-page-name="PageStyle_5f_portfolio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5002" number:language="en" number:country="US">
      <number:number number:decimal-places="2" number:min-integer-digits="1"/>
    </number:number-style>
    <style:style style:name="ce1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120">
      <style:table-cell-properties style:rotation-align="none"/>
    </style:style>
    <style:style style:name="ce3" style:family="table-cell" style:parent-style-name="Default" style:data-style-name="N5124">
      <style:table-cell-properties style:rotation-align="none"/>
    </style:style>
    <style:style style:name="ce4" style:family="table-cell" style:parent-style-name="Default" style:data-style-name="N5002"/>
    <style:style style:name="ce5" style:family="table-cell" style:parent-style-name="Excel_20_Built-in_20_Currency" style:data-style-name="N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orders" table:style-name="ta1">
        <office:forms form:automatic-focus="false" form:apply-design-mode="false"/>
        <table:table-column table:style-name="co1" table:number-columns-repeated="7" table:default-cell-style-name="Default"/>
        <table:table-column table:style-name="co2" table:default-cell-style-name="ce1"/>
        <table:table-column table:style-name="co3" table:default-cell-style-name="ce2"/>
        <table:table-column table:style-name="co2" table:number-columns-repeated="2" table:default-cell-style-name="ce2"/>
        <table:table-column table:style-name="co2" table:default-cell-style-name="ce1"/>
        <table:table-column table:style-name="co1" table:number-columns-repeated="1012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month</text:p>
          </table:table-cell>
          <table:table-cell office:value-type="string">
            <text:p>day</text:p>
          </table:table-cell>
          <table:table-cell office:value-type="string">
            <text:p>symbol</text:p>
          </table:table-cell>
          <table:table-cell office:value-type="string">
            <text:p>action</text:p>
          </table:table-cell>
          <table:table-cell office:value-type="string">
            <text:p>num_of_shares</text:p>
          </table:table-cell>
          <table:table-cell/>
          <table:table-cell office:value-type="float" office:value="1000000">
            <text:p><text:s/>$1,000,000.00 </text:p>
          </table:table-cell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AAPL</text:p>
          </table:table-cell>
          <table:table-cell office:value-type="string">
            <text:p>Buy</text:p>
          </table:table-cell>
          <table:table-cell office:value-type="float" office:value="1500">
            <text:p>1500</text:p>
          </table:table-cell>
          <table:table-cell/>
          <table:table-cell office:value-type="float" office:value="339.44">
            <text:p><text:s/>$339.44 </text:p>
          </table:table-cell>
          <table:table-cell table:formula="of:=[.H2]*[.F2]" office:value-type="float" office:value="509160">
            <text:p><text:s/>$509,160.00 </text:p>
          </table:table-cell>
          <table:table-cell table:formula="of:=[.H1]-[.I2]" office:value-type="float" office:value="490840">
            <text:p><text:s/>$490,840.00 </text:p>
          </table:table-cell>
          <table:table-cell table:formula="of:=[.J2]" office:value-type="float" office:value="490840">
            <text:p><text:s/>$490,840.00 </text:p>
          </table:table-cell>
          <table:table-cell office:value-type="float" office:value="490840">
            <text:p><text:s/>$490,840.00 </text:p>
          </table:table-cell>
          <table:table-cell table:number-columns-repeated="1012"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AAPL</text:p>
          </table:table-cell>
          <table:table-cell office:value-type="string">
            <text:p>Sell</text:p>
          </table:table-cell>
          <table:table-cell office:value-type="float" office:value="1500">
            <text:p>1500</text:p>
          </table:table-cell>
          <table:table-cell/>
          <table:table-cell office:value-type="float" office:value="342.64">
            <text:p><text:s/>$342.64 </text:p>
          </table:table-cell>
          <table:table-cell table:formula="of:=[.H3]*[.F3]" office:value-type="float" office:value="513960">
            <text:p><text:s/>$513,960.00 </text:p>
          </table:table-cell>
          <table:table-cell table:formula="of:=[.J2]+[.I3]" office:value-type="float" office:value="1004800">
            <text:p><text:s/>$1,004,800.00 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IBM</text:p>
          </table:table-cell>
          <table:table-cell office:value-type="string">
            <text:p>Buy</text:p>
          </table:table-cell>
          <table:table-cell office:value-type="float" office:value="4000">
            <text:p>4000</text:p>
          </table:table-cell>
          <table:table-cell/>
          <table:table-cell office:value-type="float" office:value="143.92">
            <text:p><text:s/>$143.92 </text:p>
          </table:table-cell>
          <table:table-cell table:formula="of:=[.H4]*[.F4]" office:value-type="float" office:value="575680">
            <text:p><text:s/>$575,680.00 </text:p>
          </table:table-cell>
          <table:table-cell table:formula="of:=[.J3]-[.I4]" office:value-type="float" office:value="429120">
            <text:p><text:s/>$429,120.00 </text:p>
          </table:table-cell>
          <table:table-cell table:formula="of:=[.J4]" office:value-type="float" office:value="429120">
            <text:p><text:s/>$429,120.00 </text:p>
          </table:table-cell>
          <table:table-cell office:value-type="float" office:value="429120">
            <text:p><text:s/>$429,120.00 </text:p>
          </table:table-cell>
          <table:table-cell table:number-columns-repeated="1012"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string">
            <text:p>GOOG</text:p>
          </table:table-cell>
          <table:table-cell office:value-type="string">
            <text:p>Buy</text:p>
          </table:table-cell>
          <table:table-cell office:value-type="float" office:value="1000">
            <text:p>1000</text:p>
          </table:table-cell>
          <table:table-cell/>
          <table:table-cell office:value-type="float" office:value="616.5">
            <text:p><text:s/>$616.50 </text:p>
          </table:table-cell>
          <table:table-cell table:formula="of:=[.H5]*[.F5]" office:value-type="float" office:value="616500">
            <text:p><text:s/>$616,500.00 </text:p>
          </table:table-cell>
          <table:table-cell table:formula="of:=[.J4]-[.I5]" office:value-type="float" office:value="-187380">
            <text:p><text:s/>$(187,380.00)</text:p>
          </table:table-cell>
          <table:table-cell table:formula="of:=[.J5]" office:value-type="float" office:value="-187380">
            <text:p><text:s/>$(187,380.00)</text:p>
          </table:table-cell>
          <table:table-cell office:value-type="float" office:value="-187380">
            <text:p><text:s/>$(187,380.00)</text:p>
          </table:table-cell>
          <table:table-cell table:number-columns-repeated="1012"/>
        </table:table-row>
        <table:table-row table:style-name="ro1">
          <table:table-cell office:value-type="float" office:value="2011">
            <text:p>201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XOM</text:p>
          </table:table-cell>
          <table:table-cell office:value-type="string">
            <text:p>Sell</text:p>
          </table:table-cell>
          <table:table-cell office:value-type="float" office:value="4000">
            <text:p>4000</text:p>
          </table:table-cell>
          <table:table-cell/>
          <table:table-cell office:value-type="float" office:value="79.46">
            <text:p><text:s/>$79.46 </text:p>
          </table:table-cell>
          <table:table-cell table:formula="of:=[.H6]*[.F6]" office:value-type="float" office:value="317840">
            <text:p><text:s/>$317,840.00 </text:p>
          </table:table-cell>
          <table:table-cell table:formula="of:=[.J5]+[.I6]" office:value-type="float" office:value="130460">
            <text:p><text:s/>$130,460.00 </text:p>
          </table:table-cell>
          <table:table-cell table:formula="of:=[.J6]" office:value-type="float" office:value="130460">
            <text:p><text:s/>$130,460.00 </text:p>
          </table:table-cell>
          <table:table-cell office:value-type="float" office:value="130460">
            <text:p><text:s/>$130,460.00 </text:p>
          </table:table-cell>
          <table:table-cell table:number-columns-repeated="1012"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XOM</text:p>
          </table:table-cell>
          <table:table-cell office:value-type="string">
            <text:p>Buy</text:p>
          </table:table-cell>
          <table:table-cell office:value-type="float" office:value="4000">
            <text:p>4000</text:p>
          </table:table-cell>
          <table:table-cell/>
          <table:table-cell office:value-type="float" office:value="79.68">
            <text:p><text:s/>$79.68 </text:p>
          </table:table-cell>
          <table:table-cell table:formula="of:=[.H7]*[.F7]" office:value-type="float" office:value="318720">
            <text:p><text:s/>$318,720.00 </text:p>
          </table:table-cell>
          <table:table-cell table:formula="of:=[.J6]-[.I7]" office:value-type="float" office:value="-188260">
            <text:p><text:s/>$(188,260.00)</text:p>
          </table:table-cell>
          <table:table-cell table:formula="of:=[.J7]" office:value-type="float" office:value="-188260">
            <text:p><text:s/>$(188,260.00)</text:p>
          </table:table-cell>
          <table:table-cell office:value-type="float" office:value="-188260">
            <text:p><text:s/>$(188,260.00)</text:p>
          </table:table-cell>
          <table:table-cell table:number-columns-repeated="1012"/>
        </table:table-row>
        <table:table-row table:style-name="ro1">
          <table:table-cell office:value-type="float" office:value="2011">
            <text:p>201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GOOG</text:p>
          </table:table-cell>
          <table:table-cell office:value-type="string">
            <text:p>Sell</text:p>
          </table:table-cell>
          <table:table-cell office:value-type="float" office:value="1000">
            <text:p>1000</text:p>
          </table:table-cell>
          <table:table-cell/>
          <table:table-cell office:value-type="float" office:value="609.56">
            <text:p><text:s/>$609.56 </text:p>
          </table:table-cell>
          <table:table-cell table:formula="of:=[.H8]*[.F8]" office:value-type="float" office:value="609560">
            <text:p><text:s/>$609,560.00 </text:p>
          </table:table-cell>
          <table:table-cell table:formula="of:=[.J7]+[.I8]" office:value-type="float" office:value="421300">
            <text:p><text:s/>$421,300.00 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float" office:value="2011">
            <text:p>201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IBM</text:p>
          </table:table-cell>
          <table:table-cell office:value-type="string">
            <text:p>Sell</text:p>
          </table:table-cell>
          <table:table-cell office:value-type="float" office:value="2200">
            <text:p>2200</text:p>
          </table:table-cell>
          <table:table-cell/>
          <table:table-cell office:value-type="float" office:value="158.73">
            <text:p><text:s/>$158.73 </text:p>
          </table:table-cell>
          <table:table-cell table:formula="of:=[.H9]*[.F9]" office:value-type="float" office:value="349206">
            <text:p><text:s/>$349,206.00 </text:p>
          </table:table-cell>
          <table:table-cell table:formula="of:=[.J8]+[.I9]" office:value-type="float" office:value="770506">
            <text:p><text:s/>$770,506.00 </text:p>
          </table:table-cell>
          <table:table-cell table:formula="of:=[.J9]" office:value-type="float" office:value="770506">
            <text:p><text:s/>$770,506.00 </text:p>
          </table:table-cell>
          <table:table-cell office:value-type="float" office:value="770506">
            <text:p><text:s/>$770,506.00 </text:p>
          </table:table-cell>
          <table:table-cell table:number-columns-repeated="1012"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IBM</text:p>
          </table:table-cell>
          <table:table-cell office:value-type="string">
            <text:p>Buy</text:p>
          </table:table-cell>
          <table:table-cell office:value-type="float" office:value="1500">
            <text:p>1500</text:p>
          </table:table-cell>
          <table:table-cell/>
          <table:table-cell office:value-type="float" office:value="167.84">
            <text:p><text:s/>$167.84 </text:p>
          </table:table-cell>
          <table:table-cell table:formula="of:=[.H10]*[.F10]" office:value-type="float" office:value="251760">
            <text:p><text:s/>$251,760.00 </text:p>
          </table:table-cell>
          <table:table-cell table:formula="of:=[.J9]-[.I10]" office:value-type="float" office:value="518746">
            <text:p><text:s/>$518,746.00 </text:p>
          </table:table-cell>
          <table:table-cell table:formula="of:=[.J10]" office:value-type="float" office:value="518746">
            <text:p><text:s/>$518,746.00 </text:p>
          </table:table-cell>
          <table:table-cell office:value-type="float" office:value="518746">
            <text:p><text:s/>$518,746.00 </text:p>
          </table:table-cell>
          <table:table-cell table:number-columns-repeated="1012"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IBM</text:p>
          </table:table-cell>
          <table:table-cell office:value-type="string">
            <text:p>Sell</text:p>
          </table:table-cell>
          <table:table-cell office:value-type="float" office:value="3300">
            <text:p>3300</text:p>
          </table:table-cell>
          <table:table-cell/>
          <table:table-cell office:value-type="float" office:value="160.97">
            <text:p><text:s/>$160.97 </text:p>
          </table:table-cell>
          <table:table-cell table:formula="of:=[.H11]*[.F11]" office:value-type="float" office:value="531201">
            <text:p><text:s/>$531,201.00 </text:p>
          </table:table-cell>
          <table:table-cell table:formula="of:=[.J10]+[.I11]" office:value-type="float" office:value="1049947">
            <text:p><text:s/>$1,049,947.00 </text:p>
          </table:table-cell>
          <table:table-cell table:formula="of:=[.J11]" office:value-type="float" office:value="1049947">
            <text:p><text:s/>$1,049,947.00 </text:p>
          </table:table-cell>
          <table:table-cell office:value-type="float" office:value="1049947">
            <text:p><text:s/>$1,049,947.00 </text:p>
          </table:table-cell>
          <table:table-cell table:number-columns-repeated="1012"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AAPL</text:p>
          </table:table-cell>
          <table:table-cell office:value-type="string">
            <text:p>Buy</text:p>
          </table:table-cell>
          <table:table-cell office:value-type="float" office:value="1200">
            <text:p>1200</text:p>
          </table:table-cell>
          <table:table-cell/>
          <table:table-cell office:value-type="float" office:value="323.03">
            <text:p><text:s/>$323.03 </text:p>
          </table:table-cell>
          <table:table-cell table:formula="of:=[.H12]*[.F12]" office:value-type="float" office:value="387636">
            <text:p><text:s/>$387,636.00 </text:p>
          </table:table-cell>
          <table:table-cell table:formula="of:=[.J11]-[.I12]" office:value-type="float" office:value="662311">
            <text:p><text:s/>$662,311.00 </text:p>
          </table:table-cell>
          <table:table-cell table:formula="of:=[.J12]" office:value-type="float" office:value="662311">
            <text:p><text:s/>$662,311.00 </text:p>
          </table:table-cell>
          <table:table-cell office:value-type="float" office:value="662311">
            <text:p><text:s/>$662,311.00 </text:p>
          </table:table-cell>
          <table:table-cell table:number-columns-repeated="1012"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GOOG</text:p>
          </table:table-cell>
          <table:table-cell office:value-type="string">
            <text:p>Buy</text:p>
          </table:table-cell>
          <table:table-cell office:value-type="float" office:value="55">
            <text:p>55</text:p>
          </table:table-cell>
          <table:table-cell/>
          <table:table-cell office:value-type="float" office:value="606.77">
            <text:p><text:s/>$606.77 </text:p>
          </table:table-cell>
          <table:table-cell table:formula="of:=[.H13]*[.F13]" office:value-type="float" office:value="33372.35">
            <text:p><text:s/>$33,372.35 </text:p>
          </table:table-cell>
          <table:table-cell table:formula="of:=[.J12]-[.I13]" office:value-type="float" office:value="628938.65">
            <text:p><text:s/>$628,938.65 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GOOG</text:p>
          </table:table-cell>
          <table:table-cell office:value-type="string">
            <text:p>Sell</text:p>
          </table:table-cell>
          <table:table-cell office:value-type="float" office:value="55">
            <text:p>55</text:p>
          </table:table-cell>
          <table:table-cell/>
          <table:table-cell office:value-type="float" office:value="606.77">
            <text:p><text:s/>$606.77 </text:p>
          </table:table-cell>
          <table:table-cell table:formula="of:=[.H14]*[.F14]" office:value-type="float" office:value="33372.35">
            <text:p><text:s/>$33,372.35 </text:p>
          </table:table-cell>
          <table:table-cell table:formula="of:=[.J13]+[.I14]" office:value-type="float" office:value="662311">
            <text:p><text:s/>$662,311.00 </text:p>
          </table:table-cell>
          <table:table-cell table:formula="of:=[.J14]" office:value-type="float" office:value="662311">
            <text:p><text:s/>$662,311.00 </text:p>
          </table:table-cell>
          <table:table-cell office:value-type="float" office:value="662311">
            <text:p><text:s/>$662,311.00 </text:p>
          </table:table-cell>
          <table:table-cell table:number-columns-repeated="1012"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string">
            <text:p>AAPL</text:p>
          </table:table-cell>
          <table:table-cell office:value-type="string">
            <text:p>Sell</text:p>
          </table:table-cell>
          <table:table-cell office:value-type="float" office:value="1200">
            <text:p>1200</text:p>
          </table:table-cell>
          <table:table-cell/>
          <table:table-cell office:value-type="float" office:value="392.46">
            <text:p><text:s/>$392.46 </text:p>
          </table:table-cell>
          <table:table-cell table:formula="of:=[.H15]*[.F15]" office:value-type="float" office:value="470952">
            <text:p><text:s/>$470,952.00 </text:p>
          </table:table-cell>
          <table:table-cell table:formula="of:=[.J14]+[.I15]" office:value-type="float" office:value="1133263">
            <text:p><text:s/>$1,133,263.00 </text:p>
          </table:table-cell>
          <table:table-cell table:formula="of:=[.J15]" office:value-type="float" office:value="1133263">
            <text:p><text:s/>$1,133,263.00 </text:p>
          </table:table-cell>
          <table:table-cell office:value-type="float" office:value="1133263">
            <text:p><text:s/>$1,133,263.00 </text:p>
          </table:table-cell>
          <table:table-cell table:number-columns-repeated="1012"/>
        </table:table-row>
      </table:table>
      <table:table table:name="prices" table:style-name="ta2">
        <office:forms form:automatic-focus="false" form:apply-design-mode="false"/>
        <table:table-column table:style-name="co4" table:default-cell-style-name="ce3"/>
        <table:table-column table:style-name="co5" table:number-columns-repeated="2" table:default-cell-style-name="ce4"/>
        <table:table-column table:style-name="co6" table:default-cell-style-name="ce4"/>
        <table:table-column table:style-name="co7" table:default-cell-style-name="ce4"/>
        <table:table-column table:style-name="co1" table:number-columns-repeated="1019" table:default-cell-style-name="Default"/>
        <table:table-row table:style-name="ro1">
          <table:table-cell table:style-name="Default" office:value-type="string">
            <text:p>Date</text:p>
          </table:table-cell>
          <table:table-cell table:style-name="Default" office:value-type="string">
            <text:p>AAPL</text:p>
          </table:table-cell>
          <table:table-cell table:style-name="Default" office:value-type="string">
            <text:p>GOOG</text:p>
          </table:table-cell>
          <table:table-cell table:style-name="Default" office:value-type="string">
            <text:p>IBM</text:p>
          </table:table-cell>
          <table:table-cell table:style-name="Default" office:value-type="string">
            <text:p>XOM</text:p>
          </table:table-cell>
          <table:table-cell table:number-columns-repeated="1019"/>
        </table:table-row>
        <table:table-row table:style-name="ro1">
          <table:table-cell office:value-type="date" office:date-value="2011-01-10">
            <text:p>1/10/2011</text:p>
          </table:table-cell>
          <table:table-cell office:value-type="float" office:value="339.44">
            <text:p>339.44</text:p>
          </table:table-cell>
          <table:table-cell office:value-type="float" office:value="614.21">
            <text:p>614.21</text:p>
          </table:table-cell>
          <table:table-cell office:value-type="float" office:value="142.78">
            <text:p>142.78</text:p>
          </table:table-cell>
          <table:table-cell office:value-type="float" office:value="71.57">
            <text:p>71.57</text:p>
          </table:table-cell>
          <table:table-cell table:number-columns-repeated="1019"/>
        </table:table-row>
        <table:table-row table:style-name="ro1">
          <table:table-cell office:value-type="date" office:date-value="2011-01-11">
            <text:p>1/11/2011</text:p>
          </table:table-cell>
          <table:table-cell office:value-type="float" office:value="338.63">
            <text:p>338.63</text:p>
          </table:table-cell>
          <table:table-cell office:value-type="float" office:value="616.01">
            <text:p>616.01</text:p>
          </table:table-cell>
          <table:table-cell office:value-type="float" office:value="142.43">
            <text:p>142.43</text:p>
          </table:table-cell>
          <table:table-cell office:value-type="float" office:value="72.11">
            <text:p>72.11</text:p>
          </table:table-cell>
          <table:table-cell table:number-columns-repeated="1019"/>
        </table:table-row>
        <table:table-row table:style-name="ro1">
          <table:table-cell office:value-type="date" office:date-value="2011-01-12">
            <text:p>1/12/2011</text:p>
          </table:table-cell>
          <table:table-cell office:value-type="float" office:value="341.39">
            <text:p>341.39</text:p>
          </table:table-cell>
          <table:table-cell office:value-type="float" office:value="616.87">
            <text:p>616.87</text:p>
          </table:table-cell>
          <table:table-cell office:value-type="float" office:value="144.19">
            <text:p>144.19</text:p>
          </table:table-cell>
          <table:table-cell office:value-type="float" office:value="72.96">
            <text:p>72.96</text:p>
          </table:table-cell>
          <table:table-cell table:number-columns-repeated="1019"/>
        </table:table-row>
        <table:table-row table:style-name="ro1">
          <table:table-cell office:value-type="date" office:date-value="2011-01-13">
            <text:p>1/13/2011</text:p>
          </table:table-cell>
          <table:table-cell office:value-type="float" office:value="342.64">
            <text:p>342.64</text:p>
          </table:table-cell>
          <table:table-cell office:value-type="float" office:value="616.69">
            <text:p>616.69</text:p>
          </table:table-cell>
          <table:table-cell office:value-type="float" office:value="143.92">
            <text:p>143.92</text:p>
          </table:table-cell>
          <table:table-cell office:value-type="float" office:value="73.08">
            <text:p>73.08</text:p>
          </table:table-cell>
          <table:table-cell table:number-columns-repeated="1019"/>
        </table:table-row>
        <table:table-row table:style-name="ro1">
          <table:table-cell office:value-type="date" office:date-value="2011-01-14">
            <text:p>1/14/2011</text:p>
          </table:table-cell>
          <table:table-cell office:value-type="float" office:value="345.41">
            <text:p>345.41</text:p>
          </table:table-cell>
          <table:table-cell office:value-type="float" office:value="624.18">
            <text:p>624.18</text:p>
          </table:table-cell>
          <table:table-cell office:value-type="float" office:value="145.06">
            <text:p>145.06</text:p>
          </table:table-cell>
          <table:table-cell office:value-type="float" office:value="74.16">
            <text:p>74.16</text:p>
          </table:table-cell>
          <table:table-cell table:number-columns-repeated="1019"/>
        </table:table-row>
        <table:table-row table:style-name="ro1">
          <table:table-cell office:value-type="date" office:date-value="2011-01-18">
            <text:p>1/18/2011</text:p>
          </table:table-cell>
          <table:table-cell office:value-type="float" office:value="337.65">
            <text:p>337.65</text:p>
          </table:table-cell>
          <table:table-cell office:value-type="float" office:value="639.63">
            <text:p>639.63</text:p>
          </table:table-cell>
          <table:table-cell office:value-type="float" office:value="145.69">
            <text:p>145.69</text:p>
          </table:table-cell>
          <table:table-cell office:value-type="float" office:value="74.99">
            <text:p>74.99</text:p>
          </table:table-cell>
          <table:table-cell table:number-columns-repeated="1019"/>
        </table:table-row>
        <table:table-row table:style-name="ro1">
          <table:table-cell office:value-type="date" office:date-value="2011-01-19">
            <text:p>1/19/2011</text:p>
          </table:table-cell>
          <table:table-cell office:value-type="float" office:value="335.86">
            <text:p>335.86</text:p>
          </table:table-cell>
          <table:table-cell office:value-type="float" office:value="631.75">
            <text:p>631.75</text:p>
          </table:table-cell>
          <table:table-cell office:value-type="float" office:value="150.57">
            <text:p>150.57</text:p>
          </table:table-cell>
          <table:table-cell office:value-type="float" office:value="74.54">
            <text:p>74.54</text:p>
          </table:table-cell>
          <table:table-cell table:number-columns-repeated="1019"/>
        </table:table-row>
        <table:table-row table:style-name="ro1">
          <table:table-cell office:value-type="date" office:date-value="2011-01-20">
            <text:p>1/20/2011</text:p>
          </table:table-cell>
          <table:table-cell office:value-type="float" office:value="329.75">
            <text:p>329.75</text:p>
          </table:table-cell>
          <table:table-cell office:value-type="float" office:value="626.77">
            <text:p>626.77</text:p>
          </table:table-cell>
          <table:table-cell office:value-type="float" office:value="150.67">
            <text:p>150.67</text:p>
          </table:table-cell>
          <table:table-cell office:value-type="float" office:value="74.07">
            <text:p>74.07</text:p>
          </table:table-cell>
          <table:table-cell table:number-columns-repeated="1019"/>
        </table:table-row>
        <table:table-row table:style-name="ro1">
          <table:table-cell office:value-type="date" office:date-value="2011-01-21">
            <text:p>1/21/2011</text:p>
          </table:table-cell>
          <table:table-cell office:value-type="float" office:value="323.84">
            <text:p>323.84</text:p>
          </table:table-cell>
          <table:table-cell office:value-type="float" office:value="611.83">
            <text:p>611.83</text:p>
          </table:table-cell>
          <table:table-cell office:value-type="float" office:value="150.38">
            <text:p>150.38</text:p>
          </table:table-cell>
          <table:table-cell office:value-type="float" office:value="75.24">
            <text:p>75.24</text:p>
          </table:table-cell>
          <table:table-cell table:number-columns-repeated="1019"/>
        </table:table-row>
        <table:table-row table:style-name="ro1">
          <table:table-cell office:value-type="date" office:date-value="2011-01-24">
            <text:p>1/24/2011</text:p>
          </table:table-cell>
          <table:table-cell office:value-type="float" office:value="334.48">
            <text:p>334.48</text:p>
          </table:table-cell>
          <table:table-cell office:value-type="float" office:value="611.08">
            <text:p>611.08</text:p>
          </table:table-cell>
          <table:table-cell office:value-type="float" office:value="154.38">
            <text:p>154.38</text:p>
          </table:table-cell>
          <table:table-cell office:value-type="float" office:value="74.87">
            <text:p>74.87</text:p>
          </table:table-cell>
          <table:table-cell table:number-columns-repeated="1019"/>
        </table:table-row>
        <table:table-row table:style-name="ro1">
          <table:table-cell office:value-type="date" office:date-value="2011-01-25">
            <text:p>1/25/2011</text:p>
          </table:table-cell>
          <table:table-cell office:value-type="float" office:value="338.39">
            <text:p>338.39</text:p>
          </table:table-cell>
          <table:table-cell office:value-type="float" office:value="619.91">
            <text:p>619.91</text:p>
          </table:table-cell>
          <table:table-cell office:value-type="float" office:value="156.13">
            <text:p>156.13</text:p>
          </table:table-cell>
          <table:table-cell office:value-type="float" office:value="74.96">
            <text:p>74.96</text:p>
          </table:table-cell>
          <table:table-cell table:number-columns-repeated="1019"/>
        </table:table-row>
        <table:table-row table:style-name="ro1">
          <table:table-cell office:value-type="date" office:date-value="2011-01-26">
            <text:p>1/26/2011</text:p>
          </table:table-cell>
          <table:table-cell office:value-type="float" office:value="340.82">
            <text:p>340.82</text:p>
          </table:table-cell>
          <table:table-cell office:value-type="float" office:value="616.5">
            <text:p>616.50</text:p>
          </table:table-cell>
          <table:table-cell office:value-type="float" office:value="155.74">
            <text:p>155.74</text:p>
          </table:table-cell>
          <table:table-cell office:value-type="float" office:value="75.89">
            <text:p>75.89</text:p>
          </table:table-cell>
          <table:table-cell table:number-columns-repeated="1019"/>
        </table:table-row>
        <table:table-row table:style-name="ro1">
          <table:table-cell office:value-type="date" office:date-value="2011-01-27">
            <text:p>1/27/2011</text:p>
          </table:table-cell>
          <table:table-cell office:value-type="float" office:value="340.19">
            <text:p>340.19</text:p>
          </table:table-cell>
          <table:table-cell office:value-type="float" office:value="616.79">
            <text:p>616.79</text:p>
          </table:table-cell>
          <table:table-cell office:value-type="float" office:value="155.77">
            <text:p>155.77</text:p>
          </table:table-cell>
          <table:table-cell office:value-type="float" office:value="76.1">
            <text:p>76.10</text:p>
          </table:table-cell>
          <table:table-cell table:number-columns-repeated="1019"/>
        </table:table-row>
        <table:table-row table:style-name="ro1">
          <table:table-cell office:value-type="date" office:date-value="2011-01-28">
            <text:p>1/28/2011</text:p>
          </table:table-cell>
          <table:table-cell office:value-type="float" office:value="333.14">
            <text:p>333.14</text:p>
          </table:table-cell>
          <table:table-cell office:value-type="float" office:value="600.99">
            <text:p>600.99</text:p>
          </table:table-cell>
          <table:table-cell office:value-type="float" office:value="153.97">
            <text:p>153.97</text:p>
          </table:table-cell>
          <table:table-cell office:value-type="float" office:value="75.25">
            <text:p>75.25</text:p>
          </table:table-cell>
          <table:table-cell table:number-columns-repeated="1019"/>
        </table:table-row>
        <table:table-row table:style-name="ro1">
          <table:table-cell office:value-type="date" office:date-value="2011-01-31">
            <text:p>1/31/2011</text:p>
          </table:table-cell>
          <table:table-cell office:value-type="float" office:value="336.33">
            <text:p>336.33</text:p>
          </table:table-cell>
          <table:table-cell office:value-type="float" office:value="600.36">
            <text:p>600.36</text:p>
          </table:table-cell>
          <table:table-cell office:value-type="float" office:value="156.67">
            <text:p>156.67</text:p>
          </table:table-cell>
          <table:table-cell office:value-type="float" office:value="76.86">
            <text:p>76.86</text:p>
          </table:table-cell>
          <table:table-cell table:number-columns-repeated="1019"/>
        </table:table-row>
        <table:table-row table:style-name="ro1">
          <table:table-cell office:value-type="date" office:date-value="2011-02-01">
            <text:p>2/1/2011</text:p>
          </table:table-cell>
          <table:table-cell office:value-type="float" office:value="341.99">
            <text:p>341.99</text:p>
          </table:table-cell>
          <table:table-cell office:value-type="float" office:value="611.04">
            <text:p>611.04</text:p>
          </table:table-cell>
          <table:table-cell office:value-type="float" office:value="158.18">
            <text:p>158.18</text:p>
          </table:table-cell>
          <table:table-cell office:value-type="float" office:value="79.94">
            <text:p>79.94</text:p>
          </table:table-cell>
          <table:table-cell table:number-columns-repeated="1019"/>
        </table:table-row>
        <table:table-row table:style-name="ro1">
          <table:table-cell office:value-type="date" office:date-value="2011-02-02">
            <text:p>2/2/2011</text:p>
          </table:table-cell>
          <table:table-cell office:value-type="float" office:value="341.29">
            <text:p>341.29</text:p>
          </table:table-cell>
          <table:table-cell office:value-type="float" office:value="612">
            <text:p>612.00</text:p>
          </table:table-cell>
          <table:table-cell office:value-type="float" office:value="157.93">
            <text:p>157.93</text:p>
          </table:table-cell>
          <table:table-cell office:value-type="float" office:value="79.46">
            <text:p>79.46</text:p>
          </table:table-cell>
          <table:table-cell table:number-columns-repeated="1019"/>
        </table:table-row>
        <table:table-row table:style-name="ro1">
          <table:table-cell office:value-type="date" office:date-value="2011-02-03">
            <text:p>2/3/2011</text:p>
          </table:table-cell>
          <table:table-cell office:value-type="float" office:value="340.42">
            <text:p>340.42</text:p>
          </table:table-cell>
          <table:table-cell office:value-type="float" office:value="610.15">
            <text:p>610.15</text:p>
          </table:table-cell>
          <table:table-cell office:value-type="float" office:value="158.15">
            <text:p>158.15</text:p>
          </table:table-cell>
          <table:table-cell office:value-type="float" office:value="79.49">
            <text:p>79.49</text:p>
          </table:table-cell>
          <table:table-cell table:number-columns-repeated="1019"/>
        </table:table-row>
        <table:table-row table:style-name="ro1">
          <table:table-cell office:value-type="date" office:date-value="2011-02-04">
            <text:p>2/4/2011</text:p>
          </table:table-cell>
          <table:table-cell office:value-type="float" office:value="343.45">
            <text:p>343.45</text:p>
          </table:table-cell>
          <table:table-cell office:value-type="float" office:value="610.98">
            <text:p>610.98</text:p>
          </table:table-cell>
          <table:table-cell office:value-type="float" office:value="158.6">
            <text:p>158.60</text:p>
          </table:table-cell>
          <table:table-cell office:value-type="float" office:value="79.34">
            <text:p>79.34</text:p>
          </table:table-cell>
          <table:table-cell table:number-columns-repeated="1019"/>
        </table:table-row>
        <table:table-row table:style-name="ro1">
          <table:table-cell office:value-type="date" office:date-value="2011-02-07">
            <text:p>2/7/2011</text:p>
          </table:table-cell>
          <table:table-cell office:value-type="float" office:value="348.78">
            <text:p>348.78</text:p>
          </table:table-cell>
          <table:table-cell office:value-type="float" office:value="614.29">
            <text:p>614.29</text:p>
          </table:table-cell>
          <table:table-cell office:value-type="float" office:value="159.4">
            <text:p>159.40</text:p>
          </table:table-cell>
          <table:table-cell office:value-type="float" office:value="79.96">
            <text:p>79.96</text:p>
          </table:table-cell>
          <table:table-cell table:number-columns-repeated="1019"/>
        </table:table-row>
        <table:table-row table:style-name="ro1">
          <table:table-cell office:value-type="date" office:date-value="2011-02-08">
            <text:p>2/8/2011</text:p>
          </table:table-cell>
          <table:table-cell office:value-type="float" office:value="352.07">
            <text:p>352.07</text:p>
          </table:table-cell>
          <table:table-cell office:value-type="float" office:value="618.38">
            <text:p>618.38</text:p>
          </table:table-cell>
          <table:table-cell office:value-type="float" office:value="161.22">
            <text:p>161.22</text:p>
          </table:table-cell>
          <table:table-cell office:value-type="float" office:value="79.47">
            <text:p>79.47</text:p>
          </table:table-cell>
          <table:table-cell table:number-columns-repeated="1019"/>
        </table:table-row>
        <table:table-row table:style-name="ro1">
          <table:table-cell office:value-type="date" office:date-value="2011-02-09">
            <text:p>2/9/2011</text:p>
          </table:table-cell>
          <table:table-cell office:value-type="float" office:value="355.01">
            <text:p>355.01</text:p>
          </table:table-cell>
          <table:table-cell office:value-type="float" office:value="616.5">
            <text:p>616.50</text:p>
          </table:table-cell>
          <table:table-cell office:value-type="float" office:value="159.86">
            <text:p>159.86</text:p>
          </table:table-cell>
          <table:table-cell office:value-type="float" office:value="79.06">
            <text:p>79.06</text:p>
          </table:table-cell>
          <table:table-cell table:number-columns-repeated="1019"/>
        </table:table-row>
        <table:table-row table:style-name="ro1">
          <table:table-cell office:value-type="date" office:date-value="2011-02-10">
            <text:p>2/10/2011</text:p>
          </table:table-cell>
          <table:table-cell office:value-type="float" office:value="351.42">
            <text:p>351.42</text:p>
          </table:table-cell>
          <table:table-cell office:value-type="float" office:value="616.44">
            <text:p>616.44</text:p>
          </table:table-cell>
          <table:table-cell office:value-type="float" office:value="159.32">
            <text:p>159.32</text:p>
          </table:table-cell>
          <table:table-cell office:value-type="float" office:value="79.68">
            <text:p>79.68</text:p>
          </table:table-cell>
          <table:table-cell table:number-columns-repeated="1019"/>
        </table:table-row>
        <table:table-row table:style-name="ro1">
          <table:table-cell office:value-type="date" office:date-value="2011-02-11">
            <text:p>2/11/2011</text:p>
          </table:table-cell>
          <table:table-cell office:value-type="float" office:value="353.71">
            <text:p>353.71</text:p>
          </table:table-cell>
          <table:table-cell office:value-type="float" office:value="624.5">
            <text:p>624.50</text:p>
          </table:table-cell>
          <table:table-cell office:value-type="float" office:value="159.08">
            <text:p>159.08</text:p>
          </table:table-cell>
          <table:table-cell office:value-type="float" office:value="79.32">
            <text:p>79.32</text:p>
          </table:table-cell>
          <table:table-cell table:number-columns-repeated="1019"/>
        </table:table-row>
        <table:table-row table:style-name="ro1">
          <table:table-cell office:value-type="date" office:date-value="2011-02-14">
            <text:p>2/14/2011</text:p>
          </table:table-cell>
          <table:table-cell office:value-type="float" office:value="356.02">
            <text:p>356.02</text:p>
          </table:table-cell>
          <table:table-cell office:value-type="float" office:value="628.15">
            <text:p>628.15</text:p>
          </table:table-cell>
          <table:table-cell office:value-type="float" office:value="158.47">
            <text:p>158.47</text:p>
          </table:table-cell>
          <table:table-cell office:value-type="float" office:value="81.32">
            <text:p>81.32</text:p>
          </table:table-cell>
          <table:table-cell table:number-columns-repeated="1019"/>
        </table:table-row>
        <table:table-row table:style-name="ro1">
          <table:table-cell office:value-type="date" office:date-value="2011-02-15">
            <text:p>2/15/2011</text:p>
          </table:table-cell>
          <table:table-cell office:value-type="float" office:value="356.73">
            <text:p>356.73</text:p>
          </table:table-cell>
          <table:table-cell office:value-type="float" office:value="624.15">
            <text:p>624.15</text:p>
          </table:table-cell>
          <table:table-cell office:value-type="float" office:value="158.1">
            <text:p>158.10</text:p>
          </table:table-cell>
          <table:table-cell office:value-type="float" office:value="79.46">
            <text:p>79.46</text:p>
          </table:table-cell>
          <table:table-cell table:number-columns-repeated="1019"/>
        </table:table-row>
        <table:table-row table:style-name="ro1">
          <table:table-cell office:value-type="date" office:date-value="2011-02-16">
            <text:p>2/16/2011</text:p>
          </table:table-cell>
          <table:table-cell office:value-type="float" office:value="359.93">
            <text:p>359.93</text:p>
          </table:table-cell>
          <table:table-cell office:value-type="float" office:value="624.22">
            <text:p>624.22</text:p>
          </table:table-cell>
          <table:table-cell office:value-type="float" office:value="158.65">
            <text:p>158.65</text:p>
          </table:table-cell>
          <table:table-cell office:value-type="float" office:value="80.15">
            <text:p>80.15</text:p>
          </table:table-cell>
          <table:table-cell table:number-columns-repeated="1019"/>
        </table:table-row>
        <table:table-row table:style-name="ro1">
          <table:table-cell office:value-type="date" office:date-value="2011-02-17">
            <text:p>2/17/2011</text:p>
          </table:table-cell>
          <table:table-cell office:value-type="float" office:value="355.15">
            <text:p>355.15</text:p>
          </table:table-cell>
          <table:table-cell office:value-type="float" office:value="625.26">
            <text:p>625.26</text:p>
          </table:table-cell>
          <table:table-cell office:value-type="float" office:value="159.46">
            <text:p>159.46</text:p>
          </table:table-cell>
          <table:table-cell office:value-type="float" office:value="80.33">
            <text:p>80.33</text:p>
          </table:table-cell>
          <table:table-cell table:number-columns-repeated="1019"/>
        </table:table-row>
        <table:table-row table:style-name="ro1">
          <table:table-cell office:value-type="date" office:date-value="2011-02-18">
            <text:p>2/18/2011</text:p>
          </table:table-cell>
          <table:table-cell office:value-type="float" office:value="347.47">
            <text:p>347.47</text:p>
          </table:table-cell>
          <table:table-cell office:value-type="float" office:value="630.08">
            <text:p>630.08</text:p>
          </table:table-cell>
          <table:table-cell office:value-type="float" office:value="160.05">
            <text:p>160.05</text:p>
          </table:table-cell>
          <table:table-cell office:value-type="float" office:value="80.93">
            <text:p>80.93</text:p>
          </table:table-cell>
          <table:table-cell table:number-columns-repeated="1019"/>
        </table:table-row>
        <table:table-row table:style-name="ro1">
          <table:table-cell office:value-type="date" office:date-value="2011-02-22">
            <text:p>2/22/2011</text:p>
          </table:table-cell>
          <table:table-cell office:value-type="float" office:value="335.63">
            <text:p>335.63</text:p>
          </table:table-cell>
          <table:table-cell office:value-type="float" office:value="610.21">
            <text:p>610.21</text:p>
          </table:table-cell>
          <table:table-cell office:value-type="float" office:value="157.24">
            <text:p>157.24</text:p>
          </table:table-cell>
          <table:table-cell office:value-type="float" office:value="81.83">
            <text:p>81.83</text:p>
          </table:table-cell>
          <table:table-cell table:number-columns-repeated="1019"/>
        </table:table-row>
        <table:table-row table:style-name="ro1">
          <table:table-cell office:value-type="date" office:date-value="2011-02-23">
            <text:p>2/23/2011</text:p>
          </table:table-cell>
          <table:table-cell office:value-type="float" office:value="339.6">
            <text:p>339.60</text:p>
          </table:table-cell>
          <table:table-cell office:value-type="float" office:value="611.32">
            <text:p>611.32</text:p>
          </table:table-cell>
          <table:table-cell office:value-type="float" office:value="155.52">
            <text:p>155.52</text:p>
          </table:table-cell>
          <table:table-cell office:value-type="float" office:value="83.39">
            <text:p>83.39</text:p>
          </table:table-cell>
          <table:table-cell table:number-columns-repeated="1019"/>
        </table:table-row>
        <table:table-row table:style-name="ro1">
          <table:table-cell office:value-type="date" office:date-value="2011-02-24">
            <text:p>2/24/2011</text:p>
          </table:table-cell>
          <table:table-cell office:value-type="float" office:value="339.86">
            <text:p>339.86</text:p>
          </table:table-cell>
          <table:table-cell office:value-type="float" office:value="608.82">
            <text:p>608.82</text:p>
          </table:table-cell>
          <table:table-cell office:value-type="float" office:value="156.09">
            <text:p>156.09</text:p>
          </table:table-cell>
          <table:table-cell office:value-type="float" office:value="82.33">
            <text:p>82.33</text:p>
          </table:table-cell>
          <table:table-cell table:number-columns-repeated="1019"/>
        </table:table-row>
        <table:table-row table:style-name="ro1">
          <table:table-cell office:value-type="date" office:date-value="2011-02-25">
            <text:p>2/25/2011</text:p>
          </table:table-cell>
          <table:table-cell office:value-type="float" office:value="345.1">
            <text:p>345.10</text:p>
          </table:table-cell>
          <table:table-cell office:value-type="float" office:value="610.04">
            <text:p>610.04</text:p>
          </table:table-cell>
          <table:table-cell office:value-type="float" office:value="157.56">
            <text:p>157.56</text:p>
          </table:table-cell>
          <table:table-cell office:value-type="float" office:value="81.73">
            <text:p>81.73</text:p>
          </table:table-cell>
          <table:table-cell table:number-columns-repeated="1019"/>
        </table:table-row>
        <table:table-row table:style-name="ro1">
          <table:table-cell office:value-type="date" office:date-value="2011-02-28">
            <text:p>2/28/2011</text:p>
          </table:table-cell>
          <table:table-cell office:value-type="float" office:value="350.1">
            <text:p>350.10</text:p>
          </table:table-cell>
          <table:table-cell office:value-type="float" office:value="613.4">
            <text:p>613.40</text:p>
          </table:table-cell>
          <table:table-cell office:value-type="float" office:value="157.17">
            <text:p>157.17</text:p>
          </table:table-cell>
          <table:table-cell office:value-type="float" office:value="81.91">
            <text:p>81.91</text:p>
          </table:table-cell>
          <table:table-cell table:number-columns-repeated="1019"/>
        </table:table-row>
        <table:table-row table:style-name="ro1">
          <table:table-cell office:value-type="date" office:date-value="2011-03-01">
            <text:p>3/1/2011</text:p>
          </table:table-cell>
          <table:table-cell office:value-type="float" office:value="346.24">
            <text:p>346.24</text:p>
          </table:table-cell>
          <table:table-cell office:value-type="float" office:value="600.76">
            <text:p>600.76</text:p>
          </table:table-cell>
          <table:table-cell office:value-type="float" office:value="155.32">
            <text:p>155.32</text:p>
          </table:table-cell>
          <table:table-cell office:value-type="float" office:value="81.21">
            <text:p>81.21</text:p>
          </table:table-cell>
          <table:table-cell table:number-columns-repeated="1019"/>
        </table:table-row>
        <table:table-row table:style-name="ro1">
          <table:table-cell office:value-type="date" office:date-value="2011-03-02">
            <text:p>3/2/2011</text:p>
          </table:table-cell>
          <table:table-cell office:value-type="float" office:value="349.02">
            <text:p>349.02</text:p>
          </table:table-cell>
          <table:table-cell office:value-type="float" office:value="600.79">
            <text:p>600.79</text:p>
          </table:table-cell>
          <table:table-cell office:value-type="float" office:value="155.5">
            <text:p>155.50</text:p>
          </table:table-cell>
          <table:table-cell office:value-type="float" office:value="81.48">
            <text:p>81.48</text:p>
          </table:table-cell>
          <table:table-cell table:number-columns-repeated="1019"/>
        </table:table-row>
        <table:table-row table:style-name="ro1">
          <table:table-cell office:value-type="date" office:date-value="2011-03-03">
            <text:p>3/3/2011</text:p>
          </table:table-cell>
          <table:table-cell office:value-type="float" office:value="356.4">
            <text:p>356.40</text:p>
          </table:table-cell>
          <table:table-cell office:value-type="float" office:value="609.56">
            <text:p>609.56</text:p>
          </table:table-cell>
          <table:table-cell office:value-type="float" office:value="158.73">
            <text:p>158.73</text:p>
          </table:table-cell>
          <table:table-cell office:value-type="float" office:value="82.19">
            <text:p>82.19</text:p>
          </table:table-cell>
          <table:table-cell table:number-columns-repeated="1019"/>
        </table:table-row>
        <table:table-row table:style-name="ro1">
          <table:table-cell office:value-type="date" office:date-value="2011-03-04">
            <text:p>3/4/2011</text:p>
          </table:table-cell>
          <table:table-cell office:value-type="float" office:value="356.83">
            <text:p>356.83</text:p>
          </table:table-cell>
          <table:table-cell office:value-type="float" office:value="600.62">
            <text:p>600.62</text:p>
          </table:table-cell>
          <table:table-cell office:value-type="float" office:value="157.12">
            <text:p>157.12</text:p>
          </table:table-cell>
          <table:table-cell office:value-type="float" office:value="81.48">
            <text:p>81.48</text:p>
          </table:table-cell>
          <table:table-cell table:number-columns-repeated="1019"/>
        </table:table-row>
        <table:table-row table:style-name="ro1">
          <table:table-cell office:value-type="date" office:date-value="2011-03-07">
            <text:p>3/7/2011</text:p>
          </table:table-cell>
          <table:table-cell office:value-type="float" office:value="352.23">
            <text:p>352.23</text:p>
          </table:table-cell>
          <table:table-cell office:value-type="float" office:value="591.66">
            <text:p>591.66</text:p>
          </table:table-cell>
          <table:table-cell office:value-type="float" office:value="155.28">
            <text:p>155.28</text:p>
          </table:table-cell>
          <table:table-cell office:value-type="float" office:value="81.14">
            <text:p>81.14</text:p>
          </table:table-cell>
          <table:table-cell table:number-columns-repeated="1019"/>
        </table:table-row>
        <table:table-row table:style-name="ro1">
          <table:table-cell office:value-type="date" office:date-value="2011-03-08">
            <text:p>3/8/2011</text:p>
          </table:table-cell>
          <table:table-cell office:value-type="float" office:value="352.63">
            <text:p>352.63</text:p>
          </table:table-cell>
          <table:table-cell office:value-type="float" office:value="592.31">
            <text:p>592.31</text:p>
          </table:table-cell>
          <table:table-cell office:value-type="float" office:value="157.56">
            <text:p>157.56</text:p>
          </table:table-cell>
          <table:table-cell office:value-type="float" office:value="81.02">
            <text:p>81.02</text:p>
          </table:table-cell>
          <table:table-cell table:number-columns-repeated="1019"/>
        </table:table-row>
        <table:table-row table:style-name="ro1">
          <table:table-cell office:value-type="date" office:date-value="2011-03-09">
            <text:p>3/9/2011</text:p>
          </table:table-cell>
          <table:table-cell office:value-type="float" office:value="349.37">
            <text:p>349.37</text:p>
          </table:table-cell>
          <table:table-cell office:value-type="float" office:value="591.77">
            <text:p>591.77</text:p>
          </table:table-cell>
          <table:table-cell office:value-type="float" office:value="161.04">
            <text:p>161.04</text:p>
          </table:table-cell>
          <table:table-cell office:value-type="float" office:value="80.81">
            <text:p>80.81</text:p>
          </table:table-cell>
          <table:table-cell table:number-columns-repeated="1019"/>
        </table:table-row>
        <table:table-row table:style-name="ro1">
          <table:table-cell office:value-type="date" office:date-value="2011-03-10">
            <text:p>3/10/2011</text:p>
          </table:table-cell>
          <table:table-cell office:value-type="float" office:value="343.62">
            <text:p>343.62</text:p>
          </table:table-cell>
          <table:table-cell office:value-type="float" office:value="580.3">
            <text:p>580.30</text:p>
          </table:table-cell>
          <table:table-cell office:value-type="float" office:value="157.31">
            <text:p>157.31</text:p>
          </table:table-cell>
          <table:table-cell office:value-type="float" office:value="77.94">
            <text:p>77.94</text:p>
          </table:table-cell>
          <table:table-cell table:number-columns-repeated="1019"/>
        </table:table-row>
        <table:table-row table:style-name="ro1">
          <table:table-cell office:value-type="date" office:date-value="2011-03-11">
            <text:p>3/11/2011</text:p>
          </table:table-cell>
          <table:table-cell office:value-type="float" office:value="348.89">
            <text:p>348.89</text:p>
          </table:table-cell>
          <table:table-cell office:value-type="float" office:value="576.71">
            <text:p>576.71</text:p>
          </table:table-cell>
          <table:table-cell office:value-type="float" office:value="157.71">
            <text:p>157.71</text:p>
          </table:table-cell>
          <table:table-cell office:value-type="float" office:value="78.65">
            <text:p>78.65</text:p>
          </table:table-cell>
          <table:table-cell table:number-columns-repeated="1019"/>
        </table:table-row>
        <table:table-row table:style-name="ro1">
          <table:table-cell office:value-type="date" office:date-value="2011-03-14">
            <text:p>3/14/2011</text:p>
          </table:table-cell>
          <table:table-cell office:value-type="float" office:value="350.45">
            <text:p>350.45</text:p>
          </table:table-cell>
          <table:table-cell office:value-type="float" office:value="569.99">
            <text:p>569.99</text:p>
          </table:table-cell>
          <table:table-cell office:value-type="float" office:value="156.7">
            <text:p>156.70</text:p>
          </table:table-cell>
          <table:table-cell office:value-type="float" office:value="78.9">
            <text:p>78.90</text:p>
          </table:table-cell>
          <table:table-cell table:number-columns-repeated="1019"/>
        </table:table-row>
        <table:table-row table:style-name="ro1">
          <table:table-cell office:value-type="date" office:date-value="2011-03-15">
            <text:p>3/15/2011</text:p>
          </table:table-cell>
          <table:table-cell office:value-type="float" office:value="342.39">
            <text:p>342.39</text:p>
          </table:table-cell>
          <table:table-cell office:value-type="float" office:value="569.56">
            <text:p>569.56</text:p>
          </table:table-cell>
          <table:table-cell office:value-type="float" office:value="154.4">
            <text:p>154.40</text:p>
          </table:table-cell>
          <table:table-cell office:value-type="float" office:value="77.95">
            <text:p>77.95</text:p>
          </table:table-cell>
          <table:table-cell table:number-columns-repeated="1019"/>
        </table:table-row>
        <table:table-row table:style-name="ro1">
          <table:table-cell office:value-type="date" office:date-value="2011-03-16">
            <text:p>3/16/2011</text:p>
          </table:table-cell>
          <table:table-cell office:value-type="float" office:value="327.11">
            <text:p>327.11</text:p>
          </table:table-cell>
          <table:table-cell office:value-type="float" office:value="557.1">
            <text:p>557.10</text:p>
          </table:table-cell>
          <table:table-cell office:value-type="float" office:value="148.55">
            <text:p>148.55</text:p>
          </table:table-cell>
          <table:table-cell office:value-type="float" office:value="75.96">
            <text:p>75.96</text:p>
          </table:table-cell>
          <table:table-cell table:number-columns-repeated="1019"/>
        </table:table-row>
        <table:table-row table:style-name="ro1">
          <table:table-cell office:value-type="date" office:date-value="2011-03-17">
            <text:p>3/17/2011</text:p>
          </table:table-cell>
          <table:table-cell office:value-type="float" office:value="331.69">
            <text:p>331.69</text:p>
          </table:table-cell>
          <table:table-cell office:value-type="float" office:value="561.36">
            <text:p>561.36</text:p>
          </table:table-cell>
          <table:table-cell office:value-type="float" office:value="149.7">
            <text:p>149.70</text:p>
          </table:table-cell>
          <table:table-cell office:value-type="float" office:value="77.73">
            <text:p>77.73</text:p>
          </table:table-cell>
          <table:table-cell table:number-columns-repeated="1019"/>
        </table:table-row>
        <table:table-row table:style-name="ro1">
          <table:table-cell office:value-type="date" office:date-value="2011-03-18">
            <text:p>3/18/2011</text:p>
          </table:table-cell>
          <table:table-cell office:value-type="float" office:value="327.76">
            <text:p>327.76</text:p>
          </table:table-cell>
          <table:table-cell office:value-type="float" office:value="561.06">
            <text:p>561.06</text:p>
          </table:table-cell>
          <table:table-cell office:value-type="float" office:value="151.36">
            <text:p>151.36</text:p>
          </table:table-cell>
          <table:table-cell office:value-type="float" office:value="77.43">
            <text:p>77.43</text:p>
          </table:table-cell>
          <table:table-cell table:number-columns-repeated="1019"/>
        </table:table-row>
        <table:table-row table:style-name="ro1">
          <table:table-cell office:value-type="date" office:date-value="2011-03-21">
            <text:p>3/21/2011</text:p>
          </table:table-cell>
          <table:table-cell office:value-type="float" office:value="336.31">
            <text:p>336.31</text:p>
          </table:table-cell>
          <table:table-cell office:value-type="float" office:value="576.5">
            <text:p>576.50</text:p>
          </table:table-cell>
          <table:table-cell office:value-type="float" office:value="153.09">
            <text:p>153.09</text:p>
          </table:table-cell>
          <table:table-cell office:value-type="float" office:value="79.34">
            <text:p>79.34</text:p>
          </table:table-cell>
          <table:table-cell table:number-columns-repeated="1019"/>
        </table:table-row>
        <table:table-row table:style-name="ro1">
          <table:table-cell office:value-type="date" office:date-value="2011-03-22">
            <text:p>3/22/2011</text:p>
          </table:table-cell>
          <table:table-cell office:value-type="float" office:value="338.2">
            <text:p>338.20</text:p>
          </table:table-cell>
          <table:table-cell office:value-type="float" office:value="577.32">
            <text:p>577.32</text:p>
          </table:table-cell>
          <table:table-cell office:value-type="float" office:value="153.4">
            <text:p>153.40</text:p>
          </table:table-cell>
          <table:table-cell office:value-type="float" office:value="79.07">
            <text:p>79.07</text:p>
          </table:table-cell>
          <table:table-cell table:number-columns-repeated="1019"/>
        </table:table-row>
        <table:table-row table:style-name="ro1">
          <table:table-cell office:value-type="date" office:date-value="2011-03-23">
            <text:p>3/23/2011</text:p>
          </table:table-cell>
          <table:table-cell office:value-type="float" office:value="336.2">
            <text:p>336.20</text:p>
          </table:table-cell>
          <table:table-cell office:value-type="float" office:value="582.16">
            <text:p>582.16</text:p>
          </table:table-cell>
          <table:table-cell office:value-type="float" office:value="154.89">
            <text:p>154.89</text:p>
          </table:table-cell>
          <table:table-cell office:value-type="float" office:value="79.11">
            <text:p>79.11</text:p>
          </table:table-cell>
          <table:table-cell table:number-columns-repeated="1019"/>
        </table:table-row>
        <table:table-row table:style-name="ro1">
          <table:table-cell office:value-type="date" office:date-value="2011-03-24">
            <text:p>3/24/2011</text:p>
          </table:table-cell>
          <table:table-cell office:value-type="float" office:value="341.93">
            <text:p>341.93</text:p>
          </table:table-cell>
          <table:table-cell office:value-type="float" office:value="586.89">
            <text:p>586.89</text:p>
          </table:table-cell>
          <table:table-cell office:value-type="float" office:value="155.39">
            <text:p>155.39</text:p>
          </table:table-cell>
          <table:table-cell office:value-type="float" office:value="79.23">
            <text:p>79.23</text:p>
          </table:table-cell>
          <table:table-cell table:number-columns-repeated="1019"/>
        </table:table-row>
        <table:table-row table:style-name="ro1">
          <table:table-cell office:value-type="date" office:date-value="2011-03-25">
            <text:p>3/25/2011</text:p>
          </table:table-cell>
          <table:table-cell office:value-type="float" office:value="348.45">
            <text:p>348.45</text:p>
          </table:table-cell>
          <table:table-cell office:value-type="float" office:value="579.74">
            <text:p>579.74</text:p>
          </table:table-cell>
          <table:table-cell office:value-type="float" office:value="157.46">
            <text:p>157.46</text:p>
          </table:table-cell>
          <table:table-cell office:value-type="float" office:value="80.08">
            <text:p>80.08</text:p>
          </table:table-cell>
          <table:table-cell table:number-columns-repeated="1019"/>
        </table:table-row>
        <table:table-row table:style-name="ro1">
          <table:table-cell office:value-type="date" office:date-value="2011-03-28">
            <text:p>3/28/2011</text:p>
          </table:table-cell>
          <table:table-cell office:value-type="float" office:value="347.36">
            <text:p>347.36</text:p>
          </table:table-cell>
          <table:table-cell office:value-type="float" office:value="575.36">
            <text:p>575.36</text:p>
          </table:table-cell>
          <table:table-cell office:value-type="float" office:value="156.68">
            <text:p>156.68</text:p>
          </table:table-cell>
          <table:table-cell office:value-type="float" office:value="79.94">
            <text:p>79.94</text:p>
          </table:table-cell>
          <table:table-cell table:number-columns-repeated="1019"/>
        </table:table-row>
        <table:table-row table:style-name="ro1">
          <table:table-cell office:value-type="date" office:date-value="2011-03-29">
            <text:p>3/29/2011</text:p>
          </table:table-cell>
          <table:table-cell office:value-type="float" office:value="347.87">
            <text:p>347.87</text:p>
          </table:table-cell>
          <table:table-cell office:value-type="float" office:value="581.73">
            <text:p>581.73</text:p>
          </table:table-cell>
          <table:table-cell office:value-type="float" office:value="158.14">
            <text:p>158.14</text:p>
          </table:table-cell>
          <table:table-cell office:value-type="float" office:value="79.73">
            <text:p>79.73</text:p>
          </table:table-cell>
          <table:table-cell table:number-columns-repeated="1019"/>
        </table:table-row>
        <table:table-row table:style-name="ro1">
          <table:table-cell office:value-type="date" office:date-value="2011-03-30">
            <text:p>3/30/2011</text:p>
          </table:table-cell>
          <table:table-cell office:value-type="float" office:value="345.56">
            <text:p>345.56</text:p>
          </table:table-cell>
          <table:table-cell office:value-type="float" office:value="581.84">
            <text:p>581.84</text:p>
          </table:table-cell>
          <table:table-cell office:value-type="float" office:value="158.84">
            <text:p>158.84</text:p>
          </table:table-cell>
          <table:table-cell office:value-type="float" office:value="80.92">
            <text:p>80.92</text:p>
          </table:table-cell>
          <table:table-cell table:number-columns-repeated="1019"/>
        </table:table-row>
        <table:table-row table:style-name="ro1">
          <table:table-cell office:value-type="date" office:date-value="2011-03-31">
            <text:p>3/31/2011</text:p>
          </table:table-cell>
          <table:table-cell office:value-type="float" office:value="345.44">
            <text:p>345.44</text:p>
          </table:table-cell>
          <table:table-cell office:value-type="float" office:value="586.76">
            <text:p>586.76</text:p>
          </table:table-cell>
          <table:table-cell office:value-type="float" office:value="158.33">
            <text:p>158.33</text:p>
          </table:table-cell>
          <table:table-cell office:value-type="float" office:value="80.57">
            <text:p>80.57</text:p>
          </table:table-cell>
          <table:table-cell table:number-columns-repeated="1019"/>
        </table:table-row>
        <table:table-row table:style-name="ro1">
          <table:table-cell office:value-type="date" office:date-value="2011-04-01">
            <text:p>4/1/2011</text:p>
          </table:table-cell>
          <table:table-cell office:value-type="float" office:value="341.53">
            <text:p>341.53</text:p>
          </table:table-cell>
          <table:table-cell office:value-type="float" office:value="591.8">
            <text:p>591.80</text:p>
          </table:table-cell>
          <table:table-cell office:value-type="float" office:value="159.49">
            <text:p>159.49</text:p>
          </table:table-cell>
          <table:table-cell office:value-type="float" office:value="81.1">
            <text:p>81.10</text:p>
          </table:table-cell>
          <table:table-cell table:number-columns-repeated="1019"/>
        </table:table-row>
        <table:table-row table:style-name="ro1">
          <table:table-cell office:value-type="date" office:date-value="2011-04-04">
            <text:p>4/4/2011</text:p>
          </table:table-cell>
          <table:table-cell office:value-type="float" office:value="338.19">
            <text:p>338.19</text:p>
          </table:table-cell>
          <table:table-cell office:value-type="float" office:value="587.68">
            <text:p>587.68</text:p>
          </table:table-cell>
          <table:table-cell office:value-type="float" office:value="159.47">
            <text:p>159.47</text:p>
          </table:table-cell>
          <table:table-cell office:value-type="float" office:value="81.28">
            <text:p>81.28</text:p>
          </table:table-cell>
          <table:table-cell table:number-columns-repeated="1019"/>
        </table:table-row>
        <table:table-row table:style-name="ro1">
          <table:table-cell office:value-type="date" office:date-value="2011-04-05">
            <text:p>4/5/2011</text:p>
          </table:table-cell>
          <table:table-cell office:value-type="float" office:value="335.91">
            <text:p>335.91</text:p>
          </table:table-cell>
          <table:table-cell office:value-type="float" office:value="569.09">
            <text:p>569.09</text:p>
          </table:table-cell>
          <table:table-cell office:value-type="float" office:value="159.22">
            <text:p>159.22</text:p>
          </table:table-cell>
          <table:table-cell office:value-type="float" office:value="81.81">
            <text:p>81.81</text:p>
          </table:table-cell>
          <table:table-cell table:number-columns-repeated="1019"/>
        </table:table-row>
        <table:table-row table:style-name="ro1">
          <table:table-cell office:value-type="date" office:date-value="2011-04-06">
            <text:p>4/6/2011</text:p>
          </table:table-cell>
          <table:table-cell office:value-type="float" office:value="335.06">
            <text:p>335.06</text:p>
          </table:table-cell>
          <table:table-cell office:value-type="float" office:value="574.18">
            <text:p>574.18</text:p>
          </table:table-cell>
          <table:table-cell office:value-type="float" office:value="159.27">
            <text:p>159.27</text:p>
          </table:table-cell>
          <table:table-cell office:value-type="float" office:value="81.58">
            <text:p>81.58</text:p>
          </table:table-cell>
          <table:table-cell table:number-columns-repeated="1019"/>
        </table:table-row>
        <table:table-row table:style-name="ro1">
          <table:table-cell office:value-type="date" office:date-value="2011-04-07">
            <text:p>4/7/2011</text:p>
          </table:table-cell>
          <table:table-cell office:value-type="float" office:value="335.1">
            <text:p>335.10</text:p>
          </table:table-cell>
          <table:table-cell office:value-type="float" office:value="580">
            <text:p>580.00</text:p>
          </table:table-cell>
          <table:table-cell office:value-type="float" office:value="159.6">
            <text:p>159.60</text:p>
          </table:table-cell>
          <table:table-cell office:value-type="float" office:value="82.13">
            <text:p>82.13</text:p>
          </table:table-cell>
          <table:table-cell table:number-columns-repeated="1019"/>
        </table:table-row>
        <table:table-row table:style-name="ro1">
          <table:table-cell office:value-type="date" office:date-value="2011-04-08">
            <text:p>4/8/2011</text:p>
          </table:table-cell>
          <table:table-cell office:value-type="float" office:value="332.11">
            <text:p>332.11</text:p>
          </table:table-cell>
          <table:table-cell office:value-type="float" office:value="578.16">
            <text:p>578.16</text:p>
          </table:table-cell>
          <table:table-cell office:value-type="float" office:value="159.28">
            <text:p>159.28</text:p>
          </table:table-cell>
          <table:table-cell office:value-type="float" office:value="82.31">
            <text:p>82.31</text:p>
          </table:table-cell>
          <table:table-cell table:number-columns-repeated="1019"/>
        </table:table-row>
        <table:table-row table:style-name="ro1">
          <table:table-cell office:value-type="date" office:date-value="2011-04-11">
            <text:p>4/11/2011</text:p>
          </table:table-cell>
          <table:table-cell office:value-type="float" office:value="327.89">
            <text:p>327.89</text:p>
          </table:table-cell>
          <table:table-cell office:value-type="float" office:value="577.37">
            <text:p>577.37</text:p>
          </table:table-cell>
          <table:table-cell office:value-type="float" office:value="159.18">
            <text:p>159.18</text:p>
          </table:table-cell>
          <table:table-cell office:value-type="float" office:value="81.56">
            <text:p>81.56</text:p>
          </table:table-cell>
          <table:table-cell table:number-columns-repeated="1019"/>
        </table:table-row>
        <table:table-row table:style-name="ro1">
          <table:table-cell office:value-type="date" office:date-value="2011-04-12">
            <text:p>4/12/2011</text:p>
          </table:table-cell>
          <table:table-cell office:value-type="float" office:value="329.47">
            <text:p>329.47</text:p>
          </table:table-cell>
          <table:table-cell office:value-type="float" office:value="570.61">
            <text:p>570.61</text:p>
          </table:table-cell>
          <table:table-cell office:value-type="float" office:value="158.5">
            <text:p>158.50</text:p>
          </table:table-cell>
          <table:table-cell office:value-type="float" office:value="79.66">
            <text:p>79.66</text:p>
          </table:table-cell>
          <table:table-cell table:number-columns-repeated="1019"/>
        </table:table-row>
        <table:table-row table:style-name="ro1">
          <table:table-cell office:value-type="date" office:date-value="2011-04-13">
            <text:p>4/13/2011</text:p>
          </table:table-cell>
          <table:table-cell office:value-type="float" office:value="333.17">
            <text:p>333.17</text:p>
          </table:table-cell>
          <table:table-cell office:value-type="float" office:value="576.28">
            <text:p>576.28</text:p>
          </table:table-cell>
          <table:table-cell office:value-type="float" office:value="159.18">
            <text:p>159.18</text:p>
          </table:table-cell>
          <table:table-cell office:value-type="float" office:value="79.64">
            <text:p>79.64</text:p>
          </table:table-cell>
          <table:table-cell table:number-columns-repeated="1019"/>
        </table:table-row>
        <table:table-row table:style-name="ro1">
          <table:table-cell office:value-type="date" office:date-value="2011-04-14">
            <text:p>4/14/2011</text:p>
          </table:table-cell>
          <table:table-cell office:value-type="float" office:value="329.49">
            <text:p>329.49</text:p>
          </table:table-cell>
          <table:table-cell office:value-type="float" office:value="578.51">
            <text:p>578.51</text:p>
          </table:table-cell>
          <table:table-cell office:value-type="float" office:value="160.17">
            <text:p>160.17</text:p>
          </table:table-cell>
          <table:table-cell office:value-type="float" office:value="79.91">
            <text:p>79.91</text:p>
          </table:table-cell>
          <table:table-cell table:number-columns-repeated="1019"/>
        </table:table-row>
        <table:table-row table:style-name="ro1">
          <table:table-cell office:value-type="date" office:date-value="2011-04-15">
            <text:p>4/15/2011</text:p>
          </table:table-cell>
          <table:table-cell office:value-type="float" office:value="324.58">
            <text:p>324.58</text:p>
          </table:table-cell>
          <table:table-cell office:value-type="float" office:value="530.7">
            <text:p>530.70</text:p>
          </table:table-cell>
          <table:table-cell office:value-type="float" office:value="161.38">
            <text:p>161.38</text:p>
          </table:table-cell>
          <table:table-cell office:value-type="float" office:value="80.72">
            <text:p>80.72</text:p>
          </table:table-cell>
          <table:table-cell table:number-columns-repeated="1019"/>
        </table:table-row>
        <table:table-row table:style-name="ro1">
          <table:table-cell office:value-type="date" office:date-value="2011-04-18">
            <text:p>4/18/2011</text:p>
          </table:table-cell>
          <table:table-cell office:value-type="float" office:value="328.93">
            <text:p>328.93</text:p>
          </table:table-cell>
          <table:table-cell office:value-type="float" office:value="526.84">
            <text:p>526.84</text:p>
          </table:table-cell>
          <table:table-cell office:value-type="float" office:value="161.11">
            <text:p>161.11</text:p>
          </table:table-cell>
          <table:table-cell office:value-type="float" office:value="79.58">
            <text:p>79.58</text:p>
          </table:table-cell>
          <table:table-cell table:number-columns-repeated="1019"/>
        </table:table-row>
        <table:table-row table:style-name="ro1">
          <table:table-cell office:value-type="date" office:date-value="2011-04-19">
            <text:p>4/19/2011</text:p>
          </table:table-cell>
          <table:table-cell office:value-type="float" office:value="334.89">
            <text:p>334.89</text:p>
          </table:table-cell>
          <table:table-cell office:value-type="float" office:value="521.53">
            <text:p>521.53</text:p>
          </table:table-cell>
          <table:table-cell office:value-type="float" office:value="160.59">
            <text:p>160.59</text:p>
          </table:table-cell>
          <table:table-cell office:value-type="float" office:value="80.26">
            <text:p>80.26</text:p>
          </table:table-cell>
          <table:table-cell table:number-columns-repeated="1019"/>
        </table:table-row>
        <table:table-row table:style-name="ro1">
          <table:table-cell office:value-type="date" office:date-value="2011-04-20">
            <text:p>4/20/2011</text:p>
          </table:table-cell>
          <table:table-cell office:value-type="float" office:value="339.4">
            <text:p>339.40</text:p>
          </table:table-cell>
          <table:table-cell office:value-type="float" office:value="525.73">
            <text:p>525.73</text:p>
          </table:table-cell>
          <table:table-cell office:value-type="float" office:value="159.96">
            <text:p>159.96</text:p>
          </table:table-cell>
          <table:table-cell office:value-type="float" office:value="82.03">
            <text:p>82.03</text:p>
          </table:table-cell>
          <table:table-cell table:number-columns-repeated="1019"/>
        </table:table-row>
        <table:table-row table:style-name="ro1">
          <table:table-cell office:value-type="date" office:date-value="2011-04-21">
            <text:p>4/21/2011</text:p>
          </table:table-cell>
          <table:table-cell office:value-type="float" office:value="347.61">
            <text:p>347.61</text:p>
          </table:table-cell>
          <table:table-cell office:value-type="float" office:value="525.1">
            <text:p>525.10</text:p>
          </table:table-cell>
          <table:table-cell office:value-type="float" office:value="163.39">
            <text:p>163.39</text:p>
          </table:table-cell>
          <table:table-cell office:value-type="float" office:value="82.71">
            <text:p>82.71</text:p>
          </table:table-cell>
          <table:table-cell table:number-columns-repeated="1019"/>
        </table:table-row>
        <table:table-row table:style-name="ro1">
          <table:table-cell office:value-type="date" office:date-value="2011-04-25">
            <text:p>4/25/2011</text:p>
          </table:table-cell>
          <table:table-cell office:value-type="float" office:value="349.9">
            <text:p>349.90</text:p>
          </table:table-cell>
          <table:table-cell office:value-type="float" office:value="525.05">
            <text:p>525.05</text:p>
          </table:table-cell>
          <table:table-cell office:value-type="float" office:value="162.79">
            <text:p>162.79</text:p>
          </table:table-cell>
          <table:table-cell office:value-type="float" office:value="82.57">
            <text:p>82.57</text:p>
          </table:table-cell>
          <table:table-cell table:number-columns-repeated="1019"/>
        </table:table-row>
        <table:table-row table:style-name="ro1">
          <table:table-cell office:value-type="date" office:date-value="2011-04-26">
            <text:p>4/26/2011</text:p>
          </table:table-cell>
          <table:table-cell office:value-type="float" office:value="347.34">
            <text:p>347.34</text:p>
          </table:table-cell>
          <table:table-cell office:value-type="float" office:value="532.82">
            <text:p>532.82</text:p>
          </table:table-cell>
          <table:table-cell office:value-type="float" office:value="163.59">
            <text:p>163.59</text:p>
          </table:table-cell>
          <table:table-cell office:value-type="float" office:value="83.72">
            <text:p>83.72</text:p>
          </table:table-cell>
          <table:table-cell table:number-columns-repeated="1019"/>
        </table:table-row>
        <table:table-row table:style-name="ro1">
          <table:table-cell office:value-type="date" office:date-value="2011-04-27">
            <text:p>4/27/2011</text:p>
          </table:table-cell>
          <table:table-cell office:value-type="float" office:value="347.07">
            <text:p>347.07</text:p>
          </table:table-cell>
          <table:table-cell office:value-type="float" office:value="537.76">
            <text:p>537.76</text:p>
          </table:table-cell>
          <table:table-cell office:value-type="float" office:value="165.42">
            <text:p>165.42</text:p>
          </table:table-cell>
          <table:table-cell office:value-type="float" office:value="84.07">
            <text:p>84.07</text:p>
          </table:table-cell>
          <table:table-cell table:number-columns-repeated="1019"/>
        </table:table-row>
        <table:table-row table:style-name="ro1">
          <table:table-cell office:value-type="date" office:date-value="2011-04-28">
            <text:p>4/28/2011</text:p>
          </table:table-cell>
          <table:table-cell office:value-type="float" office:value="343.7">
            <text:p>343.70</text:p>
          </table:table-cell>
          <table:table-cell office:value-type="float" office:value="537.97">
            <text:p>537.97</text:p>
          </table:table-cell>
          <table:table-cell office:value-type="float" office:value="165.81">
            <text:p>165.81</text:p>
          </table:table-cell>
          <table:table-cell office:value-type="float" office:value="83.65">
            <text:p>83.65</text:p>
          </table:table-cell>
          <table:table-cell table:number-columns-repeated="1019"/>
        </table:table-row>
        <table:table-row table:style-name="ro1">
          <table:table-cell office:value-type="date" office:date-value="2011-04-29">
            <text:p>4/29/2011</text:p>
          </table:table-cell>
          <table:table-cell office:value-type="float" office:value="347.05">
            <text:p>347.05</text:p>
          </table:table-cell>
          <table:table-cell office:value-type="float" office:value="544.1">
            <text:p>544.10</text:p>
          </table:table-cell>
          <table:table-cell office:value-type="float" office:value="165.62">
            <text:p>165.62</text:p>
          </table:table-cell>
          <table:table-cell office:value-type="float" office:value="84.26">
            <text:p>84.26</text:p>
          </table:table-cell>
          <table:table-cell table:number-columns-repeated="1019"/>
        </table:table-row>
        <table:table-row table:style-name="ro1">
          <table:table-cell office:value-type="date" office:date-value="2011-05-02">
            <text:p>5/2/2011</text:p>
          </table:table-cell>
          <table:table-cell office:value-type="float" office:value="343.23">
            <text:p>343.23</text:p>
          </table:table-cell>
          <table:table-cell office:value-type="float" office:value="538.56">
            <text:p>538.56</text:p>
          </table:table-cell>
          <table:table-cell office:value-type="float" office:value="167.14">
            <text:p>167.14</text:p>
          </table:table-cell>
          <table:table-cell office:value-type="float" office:value="83.29">
            <text:p>83.29</text:p>
          </table:table-cell>
          <table:table-cell table:number-columns-repeated="1019"/>
        </table:table-row>
        <table:table-row table:style-name="ro1">
          <table:table-cell office:value-type="date" office:date-value="2011-05-03">
            <text:p>5/3/2011</text:p>
          </table:table-cell>
          <table:table-cell office:value-type="float" office:value="345.14">
            <text:p>345.14</text:p>
          </table:table-cell>
          <table:table-cell office:value-type="float" office:value="533.89">
            <text:p>533.89</text:p>
          </table:table-cell>
          <table:table-cell office:value-type="float" office:value="167.84">
            <text:p>167.84</text:p>
          </table:table-cell>
          <table:table-cell office:value-type="float" office:value="82">
            <text:p>82.00</text:p>
          </table:table-cell>
          <table:table-cell table:number-columns-repeated="1019"/>
        </table:table-row>
        <table:table-row table:style-name="ro1">
          <table:table-cell office:value-type="date" office:date-value="2011-05-04">
            <text:p>5/4/2011</text:p>
          </table:table-cell>
          <table:table-cell office:value-type="float" office:value="346.49">
            <text:p>346.49</text:p>
          </table:table-cell>
          <table:table-cell office:value-type="float" office:value="535.79">
            <text:p>535.79</text:p>
          </table:table-cell>
          <table:table-cell office:value-type="float" office:value="165.66">
            <text:p>165.66</text:p>
          </table:table-cell>
          <table:table-cell office:value-type="float" office:value="81.22">
            <text:p>81.22</text:p>
          </table:table-cell>
          <table:table-cell table:number-columns-repeated="1019"/>
        </table:table-row>
        <table:table-row table:style-name="ro1">
          <table:table-cell office:value-type="date" office:date-value="2011-05-05">
            <text:p>5/5/2011</text:p>
          </table:table-cell>
          <table:table-cell office:value-type="float" office:value="343.7">
            <text:p>343.70</text:p>
          </table:table-cell>
          <table:table-cell office:value-type="float" office:value="534.27">
            <text:p>534.27</text:p>
          </table:table-cell>
          <table:table-cell office:value-type="float" office:value="163.56">
            <text:p>163.56</text:p>
          </table:table-cell>
          <table:table-cell office:value-type="float" office:value="79.13">
            <text:p>79.13</text:p>
          </table:table-cell>
          <table:table-cell table:number-columns-repeated="1019"/>
        </table:table-row>
        <table:table-row table:style-name="ro1">
          <table:table-cell office:value-type="date" office:date-value="2011-05-06">
            <text:p>5/6/2011</text:p>
          </table:table-cell>
          <table:table-cell office:value-type="float" office:value="343.61">
            <text:p>343.61</text:p>
          </table:table-cell>
          <table:table-cell office:value-type="float" office:value="535.3">
            <text:p>535.30</text:p>
          </table:table-cell>
          <table:table-cell office:value-type="float" office:value="164.71">
            <text:p>164.71</text:p>
          </table:table-cell>
          <table:table-cell office:value-type="float" office:value="79.19">
            <text:p>79.19</text:p>
          </table:table-cell>
          <table:table-cell table:number-columns-repeated="1019"/>
        </table:table-row>
        <table:table-row table:style-name="ro1">
          <table:table-cell office:value-type="date" office:date-value="2011-05-09">
            <text:p>5/9/2011</text:p>
          </table:table-cell>
          <table:table-cell office:value-type="float" office:value="344.54">
            <text:p>344.54</text:p>
          </table:table-cell>
          <table:table-cell office:value-type="float" office:value="537.68">
            <text:p>537.68</text:p>
          </table:table-cell>
          <table:table-cell office:value-type="float" office:value="164.92">
            <text:p>164.92</text:p>
          </table:table-cell>
          <table:table-cell office:value-type="float" office:value="79.66">
            <text:p>79.66</text:p>
          </table:table-cell>
          <table:table-cell table:number-columns-repeated="1019"/>
        </table:table-row>
        <table:table-row table:style-name="ro1">
          <table:table-cell office:value-type="date" office:date-value="2011-05-10">
            <text:p>5/10/2011</text:p>
          </table:table-cell>
          <table:table-cell office:value-type="float" office:value="346.37">
            <text:p>346.37</text:p>
          </table:table-cell>
          <table:table-cell office:value-type="float" office:value="542.66">
            <text:p>542.66</text:p>
          </table:table-cell>
          <table:table-cell office:value-type="float" office:value="166.16">
            <text:p>166.16</text:p>
          </table:table-cell>
          <table:table-cell office:value-type="float" office:value="79.81">
            <text:p>79.81</text:p>
          </table:table-cell>
          <table:table-cell table:number-columns-repeated="1019"/>
        </table:table-row>
        <table:table-row table:style-name="ro1">
          <table:table-cell office:value-type="date" office:date-value="2011-05-11">
            <text:p>5/11/2011</text:p>
          </table:table-cell>
          <table:table-cell office:value-type="float" office:value="344.17">
            <text:p>344.17</text:p>
          </table:table-cell>
          <table:table-cell office:value-type="float" office:value="535.45">
            <text:p>535.45</text:p>
          </table:table-cell>
          <table:table-cell office:value-type="float" office:value="165.31">
            <text:p>165.31</text:p>
          </table:table-cell>
          <table:table-cell office:value-type="float" office:value="78.13">
            <text:p>78.13</text:p>
          </table:table-cell>
          <table:table-cell table:number-columns-repeated="1019"/>
        </table:table-row>
        <table:table-row table:style-name="ro1">
          <table:table-cell office:value-type="date" office:date-value="2011-05-12">
            <text:p>5/12/2011</text:p>
          </table:table-cell>
          <table:table-cell office:value-type="float" office:value="343.52">
            <text:p>343.52</text:p>
          </table:table-cell>
          <table:table-cell office:value-type="float" office:value="535.05">
            <text:p>535.05</text:p>
          </table:table-cell>
          <table:table-cell office:value-type="float" office:value="167.98">
            <text:p>167.98</text:p>
          </table:table-cell>
          <table:table-cell office:value-type="float" office:value="78.06">
            <text:p>78.06</text:p>
          </table:table-cell>
          <table:table-cell table:number-columns-repeated="1019"/>
        </table:table-row>
        <table:table-row table:style-name="ro1">
          <table:table-cell office:value-type="date" office:date-value="2011-05-13">
            <text:p>5/13/2011</text:p>
          </table:table-cell>
          <table:table-cell office:value-type="float" office:value="337.5">
            <text:p>337.50</text:p>
          </table:table-cell>
          <table:table-cell office:value-type="float" office:value="529.55">
            <text:p>529.55</text:p>
          </table:table-cell>
          <table:table-cell office:value-type="float" office:value="165.72">
            <text:p>165.72</text:p>
          </table:table-cell>
          <table:table-cell office:value-type="float" office:value="77.89">
            <text:p>77.89</text:p>
          </table:table-cell>
          <table:table-cell table:number-columns-repeated="1019"/>
        </table:table-row>
        <table:table-row table:style-name="ro1">
          <table:table-cell office:value-type="date" office:date-value="2011-05-16">
            <text:p>5/16/2011</text:p>
          </table:table-cell>
          <table:table-cell office:value-type="float" office:value="330.37">
            <text:p>330.37</text:p>
          </table:table-cell>
          <table:table-cell office:value-type="float" office:value="518.42">
            <text:p>518.42</text:p>
          </table:table-cell>
          <table:table-cell office:value-type="float" office:value="164.68">
            <text:p>164.68</text:p>
          </table:table-cell>
          <table:table-cell office:value-type="float" office:value="77.28">
            <text:p>77.28</text:p>
          </table:table-cell>
          <table:table-cell table:number-columns-repeated="1019"/>
        </table:table-row>
        <table:table-row table:style-name="ro1">
          <table:table-cell office:value-type="date" office:date-value="2011-05-17">
            <text:p>5/17/2011</text:p>
          </table:table-cell>
          <table:table-cell office:value-type="float" office:value="333.18">
            <text:p>333.18</text:p>
          </table:table-cell>
          <table:table-cell office:value-type="float" office:value="530.46">
            <text:p>530.46</text:p>
          </table:table-cell>
          <table:table-cell office:value-type="float" office:value="166.28">
            <text:p>166.28</text:p>
          </table:table-cell>
          <table:table-cell office:value-type="float" office:value="77.45">
            <text:p>77.45</text:p>
          </table:table-cell>
          <table:table-cell table:number-columns-repeated="1019"/>
        </table:table-row>
        <table:table-row table:style-name="ro1">
          <table:table-cell office:value-type="date" office:date-value="2011-05-18">
            <text:p>5/18/2011</text:p>
          </table:table-cell>
          <table:table-cell office:value-type="float" office:value="336.88">
            <text:p>336.88</text:p>
          </table:table-cell>
          <table:table-cell office:value-type="float" office:value="529.81">
            <text:p>529.81</text:p>
          </table:table-cell>
          <table:table-cell office:value-type="float" office:value="166.22">
            <text:p>166.22</text:p>
          </table:table-cell>
          <table:table-cell office:value-type="float" office:value="78.73">
            <text:p>78.73</text:p>
          </table:table-cell>
          <table:table-cell table:number-columns-repeated="1019"/>
        </table:table-row>
        <table:table-row table:style-name="ro1">
          <table:table-cell office:value-type="date" office:date-value="2011-05-19">
            <text:p>5/19/2011</text:p>
          </table:table-cell>
          <table:table-cell office:value-type="float" office:value="337.53">
            <text:p>337.53</text:p>
          </table:table-cell>
          <table:table-cell office:value-type="float" office:value="531.25">
            <text:p>531.25</text:p>
          </table:table-cell>
          <table:table-cell office:value-type="float" office:value="166.37">
            <text:p>166.37</text:p>
          </table:table-cell>
          <table:table-cell office:value-type="float" office:value="79.29">
            <text:p>79.29</text:p>
          </table:table-cell>
          <table:table-cell table:number-columns-repeated="1019"/>
        </table:table-row>
        <table:table-row table:style-name="ro1">
          <table:table-cell office:value-type="date" office:date-value="2011-05-20">
            <text:p>5/20/2011</text:p>
          </table:table-cell>
          <table:table-cell office:value-type="float" office:value="332.27">
            <text:p>332.27</text:p>
          </table:table-cell>
          <table:table-cell office:value-type="float" office:value="524.03">
            <text:p>524.03</text:p>
          </table:table-cell>
          <table:table-cell office:value-type="float" office:value="165.95">
            <text:p>165.95</text:p>
          </table:table-cell>
          <table:table-cell office:value-type="float" office:value="78.56">
            <text:p>78.56</text:p>
          </table:table-cell>
          <table:table-cell table:number-columns-repeated="1019"/>
        </table:table-row>
        <table:table-row table:style-name="ro1">
          <table:table-cell office:value-type="date" office:date-value="2011-05-23">
            <text:p>5/23/2011</text:p>
          </table:table-cell>
          <table:table-cell office:value-type="float" office:value="331.46">
            <text:p>331.46</text:p>
          </table:table-cell>
          <table:table-cell office:value-type="float" office:value="518.39">
            <text:p>518.39</text:p>
          </table:table-cell>
          <table:table-cell office:value-type="float" office:value="164.1">
            <text:p>164.10</text:p>
          </table:table-cell>
          <table:table-cell office:value-type="float" office:value="77.7">
            <text:p>77.70</text:p>
          </table:table-cell>
          <table:table-cell table:number-columns-repeated="1019"/>
        </table:table-row>
        <table:table-row table:style-name="ro1">
          <table:table-cell office:value-type="date" office:date-value="2011-05-24">
            <text:p>5/24/2011</text:p>
          </table:table-cell>
          <table:table-cell office:value-type="float" office:value="329.27">
            <text:p>329.27</text:p>
          </table:table-cell>
          <table:table-cell office:value-type="float" office:value="518.26">
            <text:p>518.26</text:p>
          </table:table-cell>
          <table:table-cell office:value-type="float" office:value="163.83">
            <text:p>163.83</text:p>
          </table:table-cell>
          <table:table-cell office:value-type="float" office:value="78.29">
            <text:p>78.29</text:p>
          </table:table-cell>
          <table:table-cell table:number-columns-repeated="1019"/>
        </table:table-row>
        <table:table-row table:style-name="ro1">
          <table:table-cell office:value-type="date" office:date-value="2011-05-25">
            <text:p>5/25/2011</text:p>
          </table:table-cell>
          <table:table-cell office:value-type="float" office:value="333.82">
            <text:p>333.82</text:p>
          </table:table-cell>
          <table:table-cell office:value-type="float" office:value="519.67">
            <text:p>519.67</text:p>
          </table:table-cell>
          <table:table-cell office:value-type="float" office:value="163.6">
            <text:p>163.60</text:p>
          </table:table-cell>
          <table:table-cell office:value-type="float" office:value="78.94">
            <text:p>78.94</text:p>
          </table:table-cell>
          <table:table-cell table:number-columns-repeated="1019"/>
        </table:table-row>
        <table:table-row table:style-name="ro1">
          <table:table-cell office:value-type="date" office:date-value="2011-05-26">
            <text:p>5/26/2011</text:p>
          </table:table-cell>
          <table:table-cell office:value-type="float" office:value="332.05">
            <text:p>332.05</text:p>
          </table:table-cell>
          <table:table-cell office:value-type="float" office:value="518.13">
            <text:p>518.13</text:p>
          </table:table-cell>
          <table:table-cell office:value-type="float" office:value="163.04">
            <text:p>163.04</text:p>
          </table:table-cell>
          <table:table-cell office:value-type="float" office:value="79.35">
            <text:p>79.35</text:p>
          </table:table-cell>
          <table:table-cell table:number-columns-repeated="1019"/>
        </table:table-row>
        <table:table-row table:style-name="ro1">
          <table:table-cell office:value-type="date" office:date-value="2011-05-27">
            <text:p>5/27/2011</text:p>
          </table:table-cell>
          <table:table-cell office:value-type="float" office:value="334.44">
            <text:p>334.44</text:p>
          </table:table-cell>
          <table:table-cell office:value-type="float" office:value="520.9">
            <text:p>520.90</text:p>
          </table:table-cell>
          <table:table-cell office:value-type="float" office:value="163.36">
            <text:p>163.36</text:p>
          </table:table-cell>
          <table:table-cell office:value-type="float" office:value="79.58">
            <text:p>79.58</text:p>
          </table:table-cell>
          <table:table-cell table:number-columns-repeated="1019"/>
        </table:table-row>
        <table:table-row table:style-name="ro1">
          <table:table-cell office:value-type="date" office:date-value="2011-05-31">
            <text:p>5/31/2011</text:p>
          </table:table-cell>
          <table:table-cell office:value-type="float" office:value="344.77">
            <text:p>344.77</text:p>
          </table:table-cell>
          <table:table-cell office:value-type="float" office:value="529.02">
            <text:p>529.02</text:p>
          </table:table-cell>
          <table:table-cell office:value-type="float" office:value="164.75">
            <text:p>164.75</text:p>
          </table:table-cell>
          <table:table-cell office:value-type="float" office:value="80.39">
            <text:p>80.39</text:p>
          </table:table-cell>
          <table:table-cell table:number-columns-repeated="1019"/>
        </table:table-row>
        <table:table-row table:style-name="ro1">
          <table:table-cell office:value-type="date" office:date-value="2011-06-01">
            <text:p>6/1/2011</text:p>
          </table:table-cell>
          <table:table-cell office:value-type="float" office:value="342.47">
            <text:p>342.47</text:p>
          </table:table-cell>
          <table:table-cell office:value-type="float" office:value="525.6">
            <text:p>525.60</text:p>
          </table:table-cell>
          <table:table-cell office:value-type="float" office:value="162.44">
            <text:p>162.44</text:p>
          </table:table-cell>
          <table:table-cell office:value-type="float" office:value="79.01">
            <text:p>79.01</text:p>
          </table:table-cell>
          <table:table-cell table:number-columns-repeated="1019"/>
        </table:table-row>
        <table:table-row table:style-name="ro1">
          <table:table-cell office:value-type="date" office:date-value="2011-06-02">
            <text:p>6/2/2011</text:p>
          </table:table-cell>
          <table:table-cell office:value-type="float" office:value="343.05">
            <text:p>343.05</text:p>
          </table:table-cell>
          <table:table-cell office:value-type="float" office:value="528.06">
            <text:p>528.06</text:p>
          </table:table-cell>
          <table:table-cell office:value-type="float" office:value="161.98">
            <text:p>161.98</text:p>
          </table:table-cell>
          <table:table-cell office:value-type="float" office:value="78.33">
            <text:p>78.33</text:p>
          </table:table-cell>
          <table:table-cell table:number-columns-repeated="1019"/>
        </table:table-row>
        <table:table-row table:style-name="ro1">
          <table:table-cell office:value-type="date" office:date-value="2011-06-03">
            <text:p>6/3/2011</text:p>
          </table:table-cell>
          <table:table-cell office:value-type="float" office:value="340.42">
            <text:p>340.42</text:p>
          </table:table-cell>
          <table:table-cell office:value-type="float" office:value="523.08">
            <text:p>523.08</text:p>
          </table:table-cell>
          <table:table-cell office:value-type="float" office:value="160.97">
            <text:p>160.97</text:p>
          </table:table-cell>
          <table:table-cell office:value-type="float" office:value="78.19">
            <text:p>78.19</text:p>
          </table:table-cell>
          <table:table-cell table:number-columns-repeated="1019"/>
        </table:table-row>
        <table:table-row table:style-name="ro1">
          <table:table-cell office:value-type="date" office:date-value="2011-06-06">
            <text:p>6/6/2011</text:p>
          </table:table-cell>
          <table:table-cell office:value-type="float" office:value="335.06">
            <text:p>335.06</text:p>
          </table:table-cell>
          <table:table-cell office:value-type="float" office:value="521.06">
            <text:p>521.06</text:p>
          </table:table-cell>
          <table:table-cell office:value-type="float" office:value="160.67">
            <text:p>160.67</text:p>
          </table:table-cell>
          <table:table-cell office:value-type="float" office:value="77.33">
            <text:p>77.33</text:p>
          </table:table-cell>
          <table:table-cell table:number-columns-repeated="1019"/>
        </table:table-row>
        <table:table-row table:style-name="ro1">
          <table:table-cell office:value-type="date" office:date-value="2011-06-07">
            <text:p>6/7/2011</text:p>
          </table:table-cell>
          <table:table-cell office:value-type="float" office:value="329.12">
            <text:p>329.12</text:p>
          </table:table-cell>
          <table:table-cell office:value-type="float" office:value="519.03">
            <text:p>519.03</text:p>
          </table:table-cell>
          <table:table-cell office:value-type="float" office:value="159.64">
            <text:p>159.64</text:p>
          </table:table-cell>
          <table:table-cell office:value-type="float" office:value="77.05">
            <text:p>77.05</text:p>
          </table:table-cell>
          <table:table-cell table:number-columns-repeated="1019"/>
        </table:table-row>
        <table:table-row table:style-name="ro1">
          <table:table-cell office:value-type="date" office:date-value="2011-06-08">
            <text:p>6/8/2011</text:p>
          </table:table-cell>
          <table:table-cell office:value-type="float" office:value="329.32">
            <text:p>329.32</text:p>
          </table:table-cell>
          <table:table-cell office:value-type="float" office:value="519.17">
            <text:p>519.17</text:p>
          </table:table-cell>
          <table:table-cell office:value-type="float" office:value="160.27">
            <text:p>160.27</text:p>
          </table:table-cell>
          <table:table-cell office:value-type="float" office:value="77.78">
            <text:p>77.78</text:p>
          </table:table-cell>
          <table:table-cell table:number-columns-repeated="1019"/>
        </table:table-row>
        <table:table-row table:style-name="ro1">
          <table:table-cell office:value-type="date" office:date-value="2011-06-09">
            <text:p>6/9/2011</text:p>
          </table:table-cell>
          <table:table-cell office:value-type="float" office:value="328.57">
            <text:p>328.57</text:p>
          </table:table-cell>
          <table:table-cell office:value-type="float" office:value="516.73">
            <text:p>516.73</text:p>
          </table:table-cell>
          <table:table-cell office:value-type="float" office:value="160.76">
            <text:p>160.76</text:p>
          </table:table-cell>
          <table:table-cell office:value-type="float" office:value="78.19">
            <text:p>78.19</text:p>
          </table:table-cell>
          <table:table-cell table:number-columns-repeated="1019"/>
        </table:table-row>
        <table:table-row table:style-name="ro1">
          <table:table-cell office:value-type="date" office:date-value="2011-06-10">
            <text:p>6/10/2011</text:p>
          </table:table-cell>
          <table:table-cell office:value-type="float" office:value="323.03">
            <text:p>323.03</text:p>
          </table:table-cell>
          <table:table-cell office:value-type="float" office:value="509.51">
            <text:p>509.51</text:p>
          </table:table-cell>
          <table:table-cell office:value-type="float" office:value="159.14">
            <text:p>159.14</text:p>
          </table:table-cell>
          <table:table-cell office:value-type="float" office:value="76.84">
            <text:p>76.84</text:p>
          </table:table-cell>
          <table:table-cell table:number-columns-repeated="1019"/>
        </table:table-row>
        <table:table-row table:style-name="ro1">
          <table:table-cell office:value-type="date" office:date-value="2011-06-13">
            <text:p>6/13/2011</text:p>
          </table:table-cell>
          <table:table-cell office:value-type="float" office:value="323.73">
            <text:p>323.73</text:p>
          </table:table-cell>
          <table:table-cell office:value-type="float" office:value="504.73">
            <text:p>504.73</text:p>
          </table:table-cell>
          <table:table-cell office:value-type="float" office:value="159.13">
            <text:p>159.13</text:p>
          </table:table-cell>
          <table:table-cell office:value-type="float" office:value="76.31">
            <text:p>76.31</text:p>
          </table:table-cell>
          <table:table-cell table:number-columns-repeated="1019"/>
        </table:table-row>
        <table:table-row table:style-name="ro1">
          <table:table-cell office:value-type="date" office:date-value="2011-06-14">
            <text:p>6/14/2011</text:p>
          </table:table-cell>
          <table:table-cell office:value-type="float" office:value="329.51">
            <text:p>329.51</text:p>
          </table:table-cell>
          <table:table-cell office:value-type="float" office:value="508.37">
            <text:p>508.37</text:p>
          </table:table-cell>
          <table:table-cell office:value-type="float" office:value="160.06">
            <text:p>160.06</text:p>
          </table:table-cell>
          <table:table-cell office:value-type="float" office:value="77.42">
            <text:p>77.42</text:p>
          </table:table-cell>
          <table:table-cell table:number-columns-repeated="1019"/>
        </table:table-row>
        <table:table-row table:style-name="ro1">
          <table:table-cell office:value-type="date" office:date-value="2011-06-15">
            <text:p>6/15/2011</text:p>
          </table:table-cell>
          <table:table-cell office:value-type="float" office:value="323.87">
            <text:p>323.87</text:p>
          </table:table-cell>
          <table:table-cell office:value-type="float" office:value="502.95">
            <text:p>502.95</text:p>
          </table:table-cell>
          <table:table-cell office:value-type="float" office:value="158.31">
            <text:p>158.31</text:p>
          </table:table-cell>
          <table:table-cell office:value-type="float" office:value="75.76">
            <text:p>75.76</text:p>
          </table:table-cell>
          <table:table-cell table:number-columns-repeated="1019"/>
        </table:table-row>
        <table:table-row table:style-name="ro1">
          <table:table-cell office:value-type="date" office:date-value="2011-06-16">
            <text:p>6/16/2011</text:p>
          </table:table-cell>
          <table:table-cell office:value-type="float" office:value="322.3">
            <text:p>322.30</text:p>
          </table:table-cell>
          <table:table-cell office:value-type="float" office:value="500.37">
            <text:p>500.37</text:p>
          </table:table-cell>
          <table:table-cell office:value-type="float" office:value="158.65">
            <text:p>158.65</text:p>
          </table:table-cell>
          <table:table-cell office:value-type="float" office:value="76.3">
            <text:p>76.30</text:p>
          </table:table-cell>
          <table:table-cell table:number-columns-repeated="1019"/>
        </table:table-row>
        <table:table-row table:style-name="ro1">
          <table:table-cell office:value-type="date" office:date-value="2011-06-17">
            <text:p>6/17/2011</text:p>
          </table:table-cell>
          <table:table-cell office:value-type="float" office:value="317.44">
            <text:p>317.44</text:p>
          </table:table-cell>
          <table:table-cell office:value-type="float" office:value="485.02">
            <text:p>485.02</text:p>
          </table:table-cell>
          <table:table-cell office:value-type="float" office:value="160.37">
            <text:p>160.37</text:p>
          </table:table-cell>
          <table:table-cell office:value-type="float" office:value="76.11">
            <text:p>76.11</text:p>
          </table:table-cell>
          <table:table-cell table:number-columns-repeated="1019"/>
        </table:table-row>
        <table:table-row table:style-name="ro1">
          <table:table-cell office:value-type="date" office:date-value="2011-06-20">
            <text:p>6/20/2011</text:p>
          </table:table-cell>
          <table:table-cell office:value-type="float" office:value="312.54">
            <text:p>312.54</text:p>
          </table:table-cell>
          <table:table-cell office:value-type="float" office:value="484.58">
            <text:p>484.58</text:p>
          </table:table-cell>
          <table:table-cell office:value-type="float" office:value="160.94">
            <text:p>160.94</text:p>
          </table:table-cell>
          <table:table-cell office:value-type="float" office:value="76.77">
            <text:p>76.77</text:p>
          </table:table-cell>
          <table:table-cell table:number-columns-repeated="1019"/>
        </table:table-row>
        <table:table-row table:style-name="ro1">
          <table:table-cell office:value-type="date" office:date-value="2011-06-21">
            <text:p>6/21/2011</text:p>
          </table:table-cell>
          <table:table-cell office:value-type="float" office:value="322.44">
            <text:p>322.44</text:p>
          </table:table-cell>
          <table:table-cell office:value-type="float" office:value="493">
            <text:p>493.00</text:p>
          </table:table-cell>
          <table:table-cell office:value-type="float" office:value="162.11">
            <text:p>162.11</text:p>
          </table:table-cell>
          <table:table-cell office:value-type="float" office:value="77.6">
            <text:p>77.60</text:p>
          </table:table-cell>
          <table:table-cell table:number-columns-repeated="1019"/>
        </table:table-row>
        <table:table-row table:style-name="ro1">
          <table:table-cell office:value-type="date" office:date-value="2011-06-22">
            <text:p>6/22/2011</text:p>
          </table:table-cell>
          <table:table-cell office:value-type="float" office:value="319.77">
            <text:p>319.77</text:p>
          </table:table-cell>
          <table:table-cell office:value-type="float" office:value="487.01">
            <text:p>487.01</text:p>
          </table:table-cell>
          <table:table-cell office:value-type="float" office:value="161.58">
            <text:p>161.58</text:p>
          </table:table-cell>
          <table:table-cell office:value-type="float" office:value="76.88">
            <text:p>76.88</text:p>
          </table:table-cell>
          <table:table-cell table:number-columns-repeated="1019"/>
        </table:table-row>
        <table:table-row table:style-name="ro1">
          <table:table-cell office:value-type="date" office:date-value="2011-06-23">
            <text:p>6/23/2011</text:p>
          </table:table-cell>
          <table:table-cell office:value-type="float" office:value="328.31">
            <text:p>328.31</text:p>
          </table:table-cell>
          <table:table-cell office:value-type="float" office:value="480.22">
            <text:p>480.22</text:p>
          </table:table-cell>
          <table:table-cell office:value-type="float" office:value="162.01">
            <text:p>162.01</text:p>
          </table:table-cell>
          <table:table-cell office:value-type="float" office:value="75.55">
            <text:p>75.55</text:p>
          </table:table-cell>
          <table:table-cell table:number-columns-repeated="1019"/>
        </table:table-row>
        <table:table-row table:style-name="ro1">
          <table:table-cell office:value-type="date" office:date-value="2011-06-24">
            <text:p>6/24/2011</text:p>
          </table:table-cell>
          <table:table-cell office:value-type="float" office:value="323.48">
            <text:p>323.48</text:p>
          </table:table-cell>
          <table:table-cell office:value-type="float" office:value="474.88">
            <text:p>474.88</text:p>
          </table:table-cell>
          <table:table-cell office:value-type="float" office:value="160.99">
            <text:p>160.99</text:p>
          </table:table-cell>
          <table:table-cell office:value-type="float" office:value="73.95">
            <text:p>73.95</text:p>
          </table:table-cell>
          <table:table-cell table:number-columns-repeated="1019"/>
        </table:table-row>
        <table:table-row table:style-name="ro1">
          <table:table-cell office:value-type="date" office:date-value="2011-06-27">
            <text:p>6/27/2011</text:p>
          </table:table-cell>
          <table:table-cell office:value-type="float" office:value="329.12">
            <text:p>329.12</text:p>
          </table:table-cell>
          <table:table-cell office:value-type="float" office:value="482.8">
            <text:p>482.80</text:p>
          </table:table-cell>
          <table:table-cell office:value-type="float" office:value="163.47">
            <text:p>163.47</text:p>
          </table:table-cell>
          <table:table-cell office:value-type="float" office:value="75.05">
            <text:p>75.05</text:p>
          </table:table-cell>
          <table:table-cell table:number-columns-repeated="1019"/>
        </table:table-row>
        <table:table-row table:style-name="ro1">
          <table:table-cell office:value-type="date" office:date-value="2011-06-28">
            <text:p>6/28/2011</text:p>
          </table:table-cell>
          <table:table-cell office:value-type="float" office:value="332.31">
            <text:p>332.31</text:p>
          </table:table-cell>
          <table:table-cell office:value-type="float" office:value="493.65">
            <text:p>493.65</text:p>
          </table:table-cell>
          <table:table-cell office:value-type="float" office:value="165.8">
            <text:p>165.80</text:p>
          </table:table-cell>
          <table:table-cell office:value-type="float" office:value="76.69">
            <text:p>76.69</text:p>
          </table:table-cell>
          <table:table-cell table:number-columns-repeated="1019"/>
        </table:table-row>
        <table:table-row table:style-name="ro1">
          <table:table-cell office:value-type="date" office:date-value="2011-06-29">
            <text:p>6/29/2011</text:p>
          </table:table-cell>
          <table:table-cell office:value-type="float" office:value="331.1">
            <text:p>331.10</text:p>
          </table:table-cell>
          <table:table-cell office:value-type="float" office:value="497.57">
            <text:p>497.57</text:p>
          </table:table-cell>
          <table:table-cell office:value-type="float" office:value="166.32">
            <text:p>166.32</text:p>
          </table:table-cell>
          <table:table-cell office:value-type="float" office:value="77.29">
            <text:p>77.29</text:p>
          </table:table-cell>
          <table:table-cell table:number-columns-repeated="1019"/>
        </table:table-row>
        <table:table-row table:style-name="ro1">
          <table:table-cell office:value-type="date" office:date-value="2011-06-30">
            <text:p>6/30/2011</text:p>
          </table:table-cell>
          <table:table-cell office:value-type="float" office:value="332.72">
            <text:p>332.72</text:p>
          </table:table-cell>
          <table:table-cell office:value-type="float" office:value="506.38">
            <text:p>506.38</text:p>
          </table:table-cell>
          <table:table-cell office:value-type="float" office:value="167.31">
            <text:p>167.31</text:p>
          </table:table-cell>
          <table:table-cell office:value-type="float" office:value="78.38">
            <text:p>78.38</text:p>
          </table:table-cell>
          <table:table-cell table:number-columns-repeated="1019"/>
        </table:table-row>
        <table:table-row table:style-name="ro1">
          <table:table-cell office:value-type="date" office:date-value="2011-07-01">
            <text:p>7/1/2011</text:p>
          </table:table-cell>
          <table:table-cell office:value-type="float" office:value="340.24">
            <text:p>340.24</text:p>
          </table:table-cell>
          <table:table-cell office:value-type="float" office:value="521.03">
            <text:p>521.03</text:p>
          </table:table-cell>
          <table:table-cell office:value-type="float" office:value="170.22">
            <text:p>170.22</text:p>
          </table:table-cell>
          <table:table-cell office:value-type="float" office:value="78.99">
            <text:p>78.99</text:p>
          </table:table-cell>
          <table:table-cell table:number-columns-repeated="1019"/>
        </table:table-row>
        <table:table-row table:style-name="ro1">
          <table:table-cell office:value-type="date" office:date-value="2011-07-05">
            <text:p>7/5/2011</text:p>
          </table:table-cell>
          <table:table-cell office:value-type="float" office:value="346.35">
            <text:p>346.35</text:p>
          </table:table-cell>
          <table:table-cell office:value-type="float" office:value="532.44">
            <text:p>532.44</text:p>
          </table:table-cell>
          <table:table-cell office:value-type="float" office:value="171.09">
            <text:p>171.09</text:p>
          </table:table-cell>
          <table:table-cell office:value-type="float" office:value="78.59">
            <text:p>78.59</text:p>
          </table:table-cell>
          <table:table-cell table:number-columns-repeated="1019"/>
        </table:table-row>
        <table:table-row table:style-name="ro1">
          <table:table-cell office:value-type="date" office:date-value="2011-07-06">
            <text:p>7/6/2011</text:p>
          </table:table-cell>
          <table:table-cell office:value-type="float" office:value="348.66">
            <text:p>348.66</text:p>
          </table:table-cell>
          <table:table-cell office:value-type="float" office:value="535.36">
            <text:p>535.36</text:p>
          </table:table-cell>
          <table:table-cell office:value-type="float" office:value="173.31">
            <text:p>173.31</text:p>
          </table:table-cell>
          <table:table-cell office:value-type="float" office:value="78.56">
            <text:p>78.56</text:p>
          </table:table-cell>
          <table:table-cell table:number-columns-repeated="1019"/>
        </table:table-row>
        <table:table-row table:style-name="ro1">
          <table:table-cell office:value-type="date" office:date-value="2011-07-07">
            <text:p>7/7/2011</text:p>
          </table:table-cell>
          <table:table-cell office:value-type="float" office:value="354.06">
            <text:p>354.06</text:p>
          </table:table-cell>
          <table:table-cell office:value-type="float" office:value="546.6">
            <text:p>546.60</text:p>
          </table:table-cell>
          <table:table-cell office:value-type="float" office:value="172.11">
            <text:p>172.11</text:p>
          </table:table-cell>
          <table:table-cell office:value-type="float" office:value="79.32">
            <text:p>79.32</text:p>
          </table:table-cell>
          <table:table-cell table:number-columns-repeated="1019"/>
        </table:table-row>
        <table:table-row table:style-name="ro1">
          <table:table-cell office:value-type="date" office:date-value="2011-07-08">
            <text:p>7/8/2011</text:p>
          </table:table-cell>
          <table:table-cell office:value-type="float" office:value="356.54">
            <text:p>356.54</text:p>
          </table:table-cell>
          <table:table-cell office:value-type="float" office:value="531.99">
            <text:p>531.99</text:p>
          </table:table-cell>
          <table:table-cell office:value-type="float" office:value="172.12">
            <text:p>172.12</text:p>
          </table:table-cell>
          <table:table-cell office:value-type="float" office:value="79.38">
            <text:p>79.38</text:p>
          </table:table-cell>
          <table:table-cell table:number-columns-repeated="1019"/>
        </table:table-row>
        <table:table-row table:style-name="ro1">
          <table:table-cell office:value-type="date" office:date-value="2011-07-11">
            <text:p>7/11/2011</text:p>
          </table:table-cell>
          <table:table-cell office:value-type="float" office:value="350.88">
            <text:p>350.88</text:p>
          </table:table-cell>
          <table:table-cell office:value-type="float" office:value="527.28">
            <text:p>527.28</text:p>
          </table:table-cell>
          <table:table-cell office:value-type="float" office:value="170.66">
            <text:p>170.66</text:p>
          </table:table-cell>
          <table:table-cell office:value-type="float" office:value="78.88">
            <text:p>78.88</text:p>
          </table:table-cell>
          <table:table-cell table:number-columns-repeated="1019"/>
        </table:table-row>
        <table:table-row table:style-name="ro1">
          <table:table-cell office:value-type="date" office:date-value="2011-07-12">
            <text:p>7/12/2011</text:p>
          </table:table-cell>
          <table:table-cell office:value-type="float" office:value="350.64">
            <text:p>350.64</text:p>
          </table:table-cell>
          <table:table-cell office:value-type="float" office:value="534.01">
            <text:p>534.01</text:p>
          </table:table-cell>
          <table:table-cell office:value-type="float" office:value="169.74">
            <text:p>169.74</text:p>
          </table:table-cell>
          <table:table-cell office:value-type="float" office:value="78.87">
            <text:p>78.87</text:p>
          </table:table-cell>
          <table:table-cell table:number-columns-repeated="1019"/>
        </table:table-row>
        <table:table-row table:style-name="ro1">
          <table:table-cell office:value-type="date" office:date-value="2011-07-13">
            <text:p>7/13/2011</text:p>
          </table:table-cell>
          <table:table-cell office:value-type="float" office:value="354.87">
            <text:p>354.87</text:p>
          </table:table-cell>
          <table:table-cell office:value-type="float" office:value="538.26">
            <text:p>538.26</text:p>
          </table:table-cell>
          <table:table-cell office:value-type="float" office:value="170.01">
            <text:p>170.01</text:p>
          </table:table-cell>
          <table:table-cell office:value-type="float" office:value="79.44">
            <text:p>79.44</text:p>
          </table:table-cell>
          <table:table-cell table:number-columns-repeated="1019"/>
        </table:table-row>
        <table:table-row table:style-name="ro1">
          <table:table-cell office:value-type="date" office:date-value="2011-07-14">
            <text:p>7/14/2011</text:p>
          </table:table-cell>
          <table:table-cell office:value-type="float" office:value="354.62">
            <text:p>354.62</text:p>
          </table:table-cell>
          <table:table-cell office:value-type="float" office:value="528.94">
            <text:p>528.94</text:p>
          </table:table-cell>
          <table:table-cell office:value-type="float" office:value="169.92">
            <text:p>169.92</text:p>
          </table:table-cell>
          <table:table-cell office:value-type="float" office:value="79.21">
            <text:p>79.21</text:p>
          </table:table-cell>
          <table:table-cell table:number-columns-repeated="1019"/>
        </table:table-row>
        <table:table-row table:style-name="ro1">
          <table:table-cell office:value-type="date" office:date-value="2011-07-15">
            <text:p>7/15/2011</text:p>
          </table:table-cell>
          <table:table-cell office:value-type="float" office:value="361.71">
            <text:p>361.71</text:p>
          </table:table-cell>
          <table:table-cell office:value-type="float" office:value="597.62">
            <text:p>597.62</text:p>
          </table:table-cell>
          <table:table-cell office:value-type="float" office:value="171.2">
            <text:p>171.20</text:p>
          </table:table-cell>
          <table:table-cell office:value-type="float" office:value="79.94">
            <text:p>79.94</text:p>
          </table:table-cell>
          <table:table-cell table:number-columns-repeated="1019"/>
        </table:table-row>
        <table:table-row table:style-name="ro1">
          <table:table-cell office:value-type="date" office:date-value="2011-07-18">
            <text:p>7/18/2011</text:p>
          </table:table-cell>
          <table:table-cell office:value-type="float" office:value="370.51">
            <text:p>370.51</text:p>
          </table:table-cell>
          <table:table-cell office:value-type="float" office:value="594.94">
            <text:p>594.94</text:p>
          </table:table-cell>
          <table:table-cell office:value-type="float" office:value="170.94">
            <text:p>170.94</text:p>
          </table:table-cell>
          <table:table-cell office:value-type="float" office:value="79.6">
            <text:p>79.60</text:p>
          </table:table-cell>
          <table:table-cell table:number-columns-repeated="1019"/>
        </table:table-row>
        <table:table-row table:style-name="ro1">
          <table:table-cell office:value-type="date" office:date-value="2011-07-19">
            <text:p>7/19/2011</text:p>
          </table:table-cell>
          <table:table-cell office:value-type="float" office:value="373.53">
            <text:p>373.53</text:p>
          </table:table-cell>
          <table:table-cell office:value-type="float" office:value="602.55">
            <text:p>602.55</text:p>
          </table:table-cell>
          <table:table-cell office:value-type="float" office:value="180.63">
            <text:p>180.63</text:p>
          </table:table-cell>
          <table:table-cell office:value-type="float" office:value="80.55">
            <text:p>80.55</text:p>
          </table:table-cell>
          <table:table-cell table:number-columns-repeated="1019"/>
        </table:table-row>
        <table:table-row table:style-name="ro1">
          <table:table-cell office:value-type="date" office:date-value="2011-07-20">
            <text:p>7/20/2011</text:p>
          </table:table-cell>
          <table:table-cell office:value-type="float" office:value="383.49">
            <text:p>383.49</text:p>
          </table:table-cell>
          <table:table-cell office:value-type="float" office:value="595.35">
            <text:p>595.35</text:p>
          </table:table-cell>
          <table:table-cell office:value-type="float" office:value="179.11">
            <text:p>179.11</text:p>
          </table:table-cell>
          <table:table-cell office:value-type="float" office:value="80.23">
            <text:p>80.23</text:p>
          </table:table-cell>
          <table:table-cell table:number-columns-repeated="1019"/>
        </table:table-row>
        <table:table-row table:style-name="ro1">
          <table:table-cell office:value-type="date" office:date-value="2011-07-21">
            <text:p>7/21/2011</text:p>
          </table:table-cell>
          <table:table-cell office:value-type="float" office:value="383.88">
            <text:p>383.88</text:p>
          </table:table-cell>
          <table:table-cell office:value-type="float" office:value="606.99">
            <text:p>606.99</text:p>
          </table:table-cell>
          <table:table-cell office:value-type="float" office:value="180.33">
            <text:p>180.33</text:p>
          </table:table-cell>
          <table:table-cell office:value-type="float" office:value="81.89">
            <text:p>81.89</text:p>
          </table:table-cell>
          <table:table-cell table:number-columns-repeated="1019"/>
        </table:table-row>
        <table:table-row table:style-name="ro1">
          <table:table-cell office:value-type="date" office:date-value="2011-07-22">
            <text:p>7/22/2011</text:p>
          </table:table-cell>
          <table:table-cell office:value-type="float" office:value="389.84">
            <text:p>389.84</text:p>
          </table:table-cell>
          <table:table-cell office:value-type="float" office:value="618.23">
            <text:p>618.23</text:p>
          </table:table-cell>
          <table:table-cell office:value-type="float" office:value="180.6">
            <text:p>180.60</text:p>
          </table:table-cell>
          <table:table-cell office:value-type="float" office:value="82.08">
            <text:p>82.08</text:p>
          </table:table-cell>
          <table:table-cell table:number-columns-repeated="1019"/>
        </table:table-row>
        <table:table-row table:style-name="ro1">
          <table:table-cell office:value-type="date" office:date-value="2011-07-25">
            <text:p>7/25/2011</text:p>
          </table:table-cell>
          <table:table-cell office:value-type="float" office:value="394.99">
            <text:p>394.99</text:p>
          </table:table-cell>
          <table:table-cell office:value-type="float" office:value="618.98">
            <text:p>618.98</text:p>
          </table:table-cell>
          <table:table-cell office:value-type="float" office:value="179.16">
            <text:p>179.16</text:p>
          </table:table-cell>
          <table:table-cell office:value-type="float" office:value="81.45">
            <text:p>81.45</text:p>
          </table:table-cell>
          <table:table-cell table:number-columns-repeated="1019"/>
        </table:table-row>
        <table:table-row table:style-name="ro1">
          <table:table-cell office:value-type="date" office:date-value="2011-07-26">
            <text:p>7/26/2011</text:p>
          </table:table-cell>
          <table:table-cell office:value-type="float" office:value="399.86">
            <text:p>399.86</text:p>
          </table:table-cell>
          <table:table-cell office:value-type="float" office:value="622.52">
            <text:p>622.52</text:p>
          </table:table-cell>
          <table:table-cell office:value-type="float" office:value="178.4">
            <text:p>178.40</text:p>
          </table:table-cell>
          <table:table-cell office:value-type="float" office:value="81.26">
            <text:p>81.26</text:p>
          </table:table-cell>
          <table:table-cell table:number-columns-repeated="1019"/>
        </table:table-row>
        <table:table-row table:style-name="ro1">
          <table:table-cell office:value-type="date" office:date-value="2011-07-27">
            <text:p>7/27/2011</text:p>
          </table:table-cell>
          <table:table-cell office:value-type="float" office:value="389.13">
            <text:p>389.13</text:p>
          </table:table-cell>
          <table:table-cell office:value-type="float" office:value="607.22">
            <text:p>607.22</text:p>
          </table:table-cell>
          <table:table-cell office:value-type="float" office:value="176.86">
            <text:p>176.86</text:p>
          </table:table-cell>
          <table:table-cell office:value-type="float" office:value="80.24">
            <text:p>80.24</text:p>
          </table:table-cell>
          <table:table-cell table:number-columns-repeated="1019"/>
        </table:table-row>
        <table:table-row table:style-name="ro1">
          <table:table-cell office:value-type="date" office:date-value="2011-07-28">
            <text:p>7/28/2011</text:p>
          </table:table-cell>
          <table:table-cell office:value-type="float" office:value="388.37">
            <text:p>388.37</text:p>
          </table:table-cell>
          <table:table-cell office:value-type="float" office:value="610.94">
            <text:p>610.94</text:p>
          </table:table-cell>
          <table:table-cell office:value-type="float" office:value="177.3">
            <text:p>177.30</text:p>
          </table:table-cell>
          <table:table-cell office:value-type="float" office:value="78.46">
            <text:p>78.46</text:p>
          </table:table-cell>
          <table:table-cell table:number-columns-repeated="1019"/>
        </table:table-row>
        <table:table-row table:style-name="ro1">
          <table:table-cell office:value-type="date" office:date-value="2011-07-29">
            <text:p>7/29/2011</text:p>
          </table:table-cell>
          <table:table-cell office:value-type="float" office:value="387.04">
            <text:p>387.04</text:p>
          </table:table-cell>
          <table:table-cell office:value-type="float" office:value="603.69">
            <text:p>603.69</text:p>
          </table:table-cell>
          <table:table-cell office:value-type="float" office:value="177.35">
            <text:p>177.35</text:p>
          </table:table-cell>
          <table:table-cell office:value-type="float" office:value="76.85">
            <text:p>76.85</text:p>
          </table:table-cell>
          <table:table-cell table:number-columns-repeated="1019"/>
        </table:table-row>
        <table:table-row table:style-name="ro1">
          <table:table-cell office:value-type="date" office:date-value="2011-08-01">
            <text:p>8/1/2011</text:p>
          </table:table-cell>
          <table:table-cell office:value-type="float" office:value="393.26">
            <text:p>393.26</text:p>
          </table:table-cell>
          <table:table-cell office:value-type="float" office:value="606.77">
            <text:p>606.77</text:p>
          </table:table-cell>
          <table:table-cell office:value-type="float" office:value="176.28">
            <text:p>176.28</text:p>
          </table:table-cell>
          <table:table-cell office:value-type="float" office:value="76.67">
            <text:p>76.67</text:p>
          </table:table-cell>
          <table:table-cell table:number-columns-repeated="1019"/>
        </table:table-row>
        <table:table-row table:style-name="ro1">
          <table:table-cell office:value-type="date" office:date-value="2011-08-02">
            <text:p>8/2/2011</text:p>
          </table:table-cell>
          <table:table-cell office:value-type="float" office:value="385.49">
            <text:p>385.49</text:p>
          </table:table-cell>
          <table:table-cell office:value-type="float" office:value="592.4">
            <text:p>592.40</text:p>
          </table:table-cell>
          <table:table-cell office:value-type="float" office:value="173.64">
            <text:p>173.64</text:p>
          </table:table-cell>
          <table:table-cell office:value-type="float" office:value="74.97">
            <text:p>74.97</text:p>
          </table:table-cell>
          <table:table-cell table:number-columns-repeated="1019"/>
        </table:table-row>
        <table:table-row table:style-name="ro1">
          <table:table-cell office:value-type="date" office:date-value="2011-08-03">
            <text:p>8/3/2011</text:p>
          </table:table-cell>
          <table:table-cell office:value-type="float" office:value="389.11">
            <text:p>389.11</text:p>
          </table:table-cell>
          <table:table-cell office:value-type="float" office:value="601.17">
            <text:p>601.17</text:p>
          </table:table-cell>
          <table:table-cell office:value-type="float" office:value="174.41">
            <text:p>174.41</text:p>
          </table:table-cell>
          <table:table-cell office:value-type="float" office:value="74.85">
            <text:p>74.85</text:p>
          </table:table-cell>
          <table:table-cell table:number-columns-repeated="1019"/>
        </table:table-row>
        <table:table-row table:style-name="ro1">
          <table:table-cell office:value-type="date" office:date-value="2011-08-04">
            <text:p>8/4/2011</text:p>
          </table:table-cell>
          <table:table-cell office:value-type="float" office:value="374.05">
            <text:p>374.05</text:p>
          </table:table-cell>
          <table:table-cell office:value-type="float" office:value="577.52">
            <text:p>577.52</text:p>
          </table:table-cell>
          <table:table-cell office:value-type="float" office:value="167.24">
            <text:p>167.24</text:p>
          </table:table-cell>
          <table:table-cell office:value-type="float" office:value="71.12">
            <text:p>71.12</text:p>
          </table:table-cell>
          <table:table-cell table:number-columns-repeated="1019"/>
        </table:table-row>
        <table:table-row table:style-name="ro1">
          <table:table-cell office:value-type="date" office:date-value="2011-08-05">
            <text:p>8/5/2011</text:p>
          </table:table-cell>
          <table:table-cell office:value-type="float" office:value="370.33">
            <text:p>370.33</text:p>
          </table:table-cell>
          <table:table-cell office:value-type="float" office:value="579.04">
            <text:p>579.04</text:p>
          </table:table-cell>
          <table:table-cell office:value-type="float" office:value="168.7">
            <text:p>168.70</text:p>
          </table:table-cell>
          <table:table-cell office:value-type="float" office:value="72.06">
            <text:p>72.06</text:p>
          </table:table-cell>
          <table:table-cell table:number-columns-repeated="1019"/>
        </table:table-row>
        <table:table-row table:style-name="ro1">
          <table:table-cell office:value-type="date" office:date-value="2011-08-08">
            <text:p>8/8/2011</text:p>
          </table:table-cell>
          <table:table-cell office:value-type="float" office:value="350.1">
            <text:p>350.10</text:p>
          </table:table-cell>
          <table:table-cell office:value-type="float" office:value="546.02">
            <text:p>546.02</text:p>
          </table:table-cell>
          <table:table-cell office:value-type="float" office:value="162.81">
            <text:p>162.81</text:p>
          </table:table-cell>
          <table:table-cell office:value-type="float" office:value="67.6">
            <text:p>67.60</text:p>
          </table:table-cell>
          <table:table-cell table:number-columns-repeated="1019"/>
        </table:table-row>
        <table:table-row table:style-name="ro1">
          <table:table-cell office:value-type="date" office:date-value="2011-08-09">
            <text:p>8/9/2011</text:p>
          </table:table-cell>
          <table:table-cell office:value-type="float" office:value="370.72">
            <text:p>370.72</text:p>
          </table:table-cell>
          <table:table-cell office:value-type="float" office:value="573.41">
            <text:p>573.41</text:p>
          </table:table-cell>
          <table:table-cell office:value-type="float" office:value="167.11">
            <text:p>167.11</text:p>
          </table:table-cell>
          <table:table-cell office:value-type="float" office:value="69">
            <text:p>69.00</text:p>
          </table:table-cell>
          <table:table-cell table:number-columns-repeated="1019"/>
        </table:table-row>
        <table:table-row table:style-name="ro1">
          <table:table-cell office:value-type="date" office:date-value="2011-08-10">
            <text:p>8/10/2011</text:p>
          </table:table-cell>
          <table:table-cell office:value-type="float" office:value="360.49">
            <text:p>360.49</text:p>
          </table:table-cell>
          <table:table-cell office:value-type="float" office:value="549.01">
            <text:p>549.01</text:p>
          </table:table-cell>
          <table:table-cell office:value-type="float" office:value="159.21">
            <text:p>159.21</text:p>
          </table:table-cell>
          <table:table-cell office:value-type="float" office:value="65.95">
            <text:p>65.95</text:p>
          </table:table-cell>
          <table:table-cell table:number-columns-repeated="1019"/>
        </table:table-row>
        <table:table-row table:style-name="ro1">
          <table:table-cell office:value-type="date" office:date-value="2011-08-11">
            <text:p>8/11/2011</text:p>
          </table:table-cell>
          <table:table-cell office:value-type="float" office:value="370.41">
            <text:p>370.41</text:p>
          </table:table-cell>
          <table:table-cell office:value-type="float" office:value="562.13">
            <text:p>562.13</text:p>
          </table:table-cell>
          <table:table-cell office:value-type="float" office:value="163.31">
            <text:p>163.31</text:p>
          </table:table-cell>
          <table:table-cell office:value-type="float" office:value="69.4">
            <text:p>69.40</text:p>
          </table:table-cell>
          <table:table-cell table:number-columns-repeated="1019"/>
        </table:table-row>
        <table:table-row table:style-name="ro1">
          <table:table-cell office:value-type="date" office:date-value="2011-08-12">
            <text:p>8/12/2011</text:p>
          </table:table-cell>
          <table:table-cell office:value-type="float" office:value="373.67">
            <text:p>373.67</text:p>
          </table:table-cell>
          <table:table-cell office:value-type="float" office:value="563.77">
            <text:p>563.77</text:p>
          </table:table-cell>
          <table:table-cell office:value-type="float" office:value="164.75">
            <text:p>164.75</text:p>
          </table:table-cell>
          <table:table-cell office:value-type="float" office:value="69.8">
            <text:p>69.80</text:p>
          </table:table-cell>
          <table:table-cell table:number-columns-repeated="1019"/>
        </table:table-row>
        <table:table-row table:style-name="ro1">
          <table:table-cell office:value-type="date" office:date-value="2011-08-15">
            <text:p>8/15/2011</text:p>
          </table:table-cell>
          <table:table-cell office:value-type="float" office:value="380.04">
            <text:p>380.04</text:p>
          </table:table-cell>
          <table:table-cell office:value-type="float" office:value="557.23">
            <text:p>557.23</text:p>
          </table:table-cell>
          <table:table-cell office:value-type="float" office:value="169.44">
            <text:p>169.44</text:p>
          </table:table-cell>
          <table:table-cell office:value-type="float" office:value="72.02">
            <text:p>72.02</text:p>
          </table:table-cell>
          <table:table-cell table:number-columns-repeated="1019"/>
        </table:table-row>
        <table:table-row table:style-name="ro1">
          <table:table-cell office:value-type="date" office:date-value="2011-08-16">
            <text:p>8/16/2011</text:p>
          </table:table-cell>
          <table:table-cell office:value-type="float" office:value="377.13">
            <text:p>377.13</text:p>
          </table:table-cell>
          <table:table-cell office:value-type="float" office:value="539">
            <text:p>539.00</text:p>
          </table:table-cell>
          <table:table-cell office:value-type="float" office:value="167.73">
            <text:p>167.73</text:p>
          </table:table-cell>
          <table:table-cell office:value-type="float" office:value="71.26">
            <text:p>71.26</text:p>
          </table:table-cell>
          <table:table-cell table:number-columns-repeated="1019"/>
        </table:table-row>
        <table:table-row table:style-name="ro1">
          <table:table-cell office:value-type="date" office:date-value="2011-08-17">
            <text:p>8/17/2011</text:p>
          </table:table-cell>
          <table:table-cell office:value-type="float" office:value="377.09">
            <text:p>377.09</text:p>
          </table:table-cell>
          <table:table-cell office:value-type="float" office:value="533.15">
            <text:p>533.15</text:p>
          </table:table-cell>
          <table:table-cell office:value-type="float" office:value="167.97">
            <text:p>167.97</text:p>
          </table:table-cell>
          <table:table-cell office:value-type="float" office:value="71.9">
            <text:p>71.90</text:p>
          </table:table-cell>
          <table:table-cell table:number-columns-repeated="1019"/>
        </table:table-row>
        <table:table-row table:style-name="ro1">
          <table:table-cell office:value-type="date" office:date-value="2011-08-18">
            <text:p>8/18/2011</text:p>
          </table:table-cell>
          <table:table-cell office:value-type="float" office:value="362.83">
            <text:p>362.83</text:p>
          </table:table-cell>
          <table:table-cell office:value-type="float" office:value="504.88">
            <text:p>504.88</text:p>
          </table:table-cell>
          <table:table-cell office:value-type="float" office:value="160.47">
            <text:p>160.47</text:p>
          </table:table-cell>
          <table:table-cell office:value-type="float" office:value="68.78">
            <text:p>68.78</text:p>
          </table:table-cell>
          <table:table-cell table:number-columns-repeated="1019"/>
        </table:table-row>
        <table:table-row table:style-name="ro1">
          <table:table-cell office:value-type="date" office:date-value="2011-08-19">
            <text:p>8/19/2011</text:p>
          </table:table-cell>
          <table:table-cell office:value-type="float" office:value="352.9">
            <text:p>352.90</text:p>
          </table:table-cell>
          <table:table-cell office:value-type="float" office:value="490.92">
            <text:p>490.92</text:p>
          </table:table-cell>
          <table:table-cell office:value-type="float" office:value="154.31">
            <text:p>154.31</text:p>
          </table:table-cell>
          <table:table-cell office:value-type="float" office:value="67.67">
            <text:p>67.67</text:p>
          </table:table-cell>
          <table:table-cell table:number-columns-repeated="1019"/>
        </table:table-row>
        <table:table-row table:style-name="ro1">
          <table:table-cell office:value-type="date" office:date-value="2011-08-22">
            <text:p>8/22/2011</text:p>
          </table:table-cell>
          <table:table-cell office:value-type="float" office:value="353.3">
            <text:p>353.30</text:p>
          </table:table-cell>
          <table:table-cell office:value-type="float" office:value="498.17">
            <text:p>498.17</text:p>
          </table:table-cell>
          <table:table-cell office:value-type="float" office:value="155.72">
            <text:p>155.72</text:p>
          </table:table-cell>
          <table:table-cell office:value-type="float" office:value="68.04">
            <text:p>68.04</text:p>
          </table:table-cell>
          <table:table-cell table:number-columns-repeated="1019"/>
        </table:table-row>
        <table:table-row table:style-name="ro1">
          <table:table-cell office:value-type="date" office:date-value="2011-08-23">
            <text:p>8/23/2011</text:p>
          </table:table-cell>
          <table:table-cell office:value-type="float" office:value="370.31">
            <text:p>370.31</text:p>
          </table:table-cell>
          <table:table-cell office:value-type="float" office:value="518.82">
            <text:p>518.82</text:p>
          </table:table-cell>
          <table:table-cell office:value-type="float" office:value="160.95">
            <text:p>160.95</text:p>
          </table:table-cell>
          <table:table-cell office:value-type="float" office:value="71.41">
            <text:p>71.41</text:p>
          </table:table-cell>
          <table:table-cell table:number-columns-repeated="1019"/>
        </table:table-row>
        <table:table-row table:style-name="ro1">
          <table:table-cell office:value-type="date" office:date-value="2011-08-24">
            <text:p>8/24/2011</text:p>
          </table:table-cell>
          <table:table-cell office:value-type="float" office:value="372.87">
            <text:p>372.87</text:p>
          </table:table-cell>
          <table:table-cell office:value-type="float" office:value="523.29">
            <text:p>523.29</text:p>
          </table:table-cell>
          <table:table-cell office:value-type="float" office:value="163.34">
            <text:p>163.34</text:p>
          </table:table-cell>
          <table:table-cell office:value-type="float" office:value="71.3">
            <text:p>71.30</text:p>
          </table:table-cell>
          <table:table-cell table:number-columns-repeated="1019"/>
        </table:table-row>
        <table:table-row table:style-name="ro1">
          <table:table-cell office:value-type="date" office:date-value="2011-08-25">
            <text:p>8/25/2011</text:p>
          </table:table-cell>
          <table:table-cell office:value-type="float" office:value="370.43">
            <text:p>370.43</text:p>
          </table:table-cell>
          <table:table-cell office:value-type="float" office:value="520.04">
            <text:p>520.04</text:p>
          </table:table-cell>
          <table:table-cell office:value-type="float" office:value="162.19">
            <text:p>162.19</text:p>
          </table:table-cell>
          <table:table-cell office:value-type="float" office:value="69.58">
            <text:p>69.58</text:p>
          </table:table-cell>
          <table:table-cell table:number-columns-repeated="1019"/>
        </table:table-row>
        <table:table-row table:style-name="ro1">
          <table:table-cell office:value-type="date" office:date-value="2011-08-26">
            <text:p>8/26/2011</text:p>
          </table:table-cell>
          <table:table-cell office:value-type="float" office:value="380.2">
            <text:p>380.20</text:p>
          </table:table-cell>
          <table:table-cell office:value-type="float" office:value="526.86">
            <text:p>526.86</text:p>
          </table:table-cell>
          <table:table-cell office:value-type="float" office:value="165.67">
            <text:p>165.67</text:p>
          </table:table-cell>
          <table:table-cell office:value-type="float" office:value="70.42">
            <text:p>70.42</text:p>
          </table:table-cell>
          <table:table-cell table:number-columns-repeated="1019"/>
        </table:table-row>
        <table:table-row table:style-name="ro1">
          <table:table-cell office:value-type="date" office:date-value="2011-08-29">
            <text:p>8/29/2011</text:p>
          </table:table-cell>
          <table:table-cell office:value-type="float" office:value="386.54">
            <text:p>386.54</text:p>
          </table:table-cell>
          <table:table-cell office:value-type="float" office:value="539.08">
            <text:p>539.08</text:p>
          </table:table-cell>
          <table:table-cell office:value-type="float" office:value="169.08">
            <text:p>169.08</text:p>
          </table:table-cell>
          <table:table-cell office:value-type="float" office:value="71.86">
            <text:p>71.86</text:p>
          </table:table-cell>
          <table:table-cell table:number-columns-repeated="1019"/>
        </table:table-row>
        <table:table-row table:style-name="ro1">
          <table:table-cell office:value-type="date" office:date-value="2011-08-30">
            <text:p>8/30/2011</text:p>
          </table:table-cell>
          <table:table-cell office:value-type="float" office:value="386.56">
            <text:p>386.56</text:p>
          </table:table-cell>
          <table:table-cell office:value-type="float" office:value="540.7">
            <text:p>540.70</text:p>
          </table:table-cell>
          <table:table-cell office:value-type="float" office:value="168.97">
            <text:p>168.97</text:p>
          </table:table-cell>
          <table:table-cell office:value-type="float" office:value="71.66">
            <text:p>71.66</text:p>
          </table:table-cell>
          <table:table-cell table:number-columns-repeated="1019"/>
        </table:table-row>
        <table:table-row table:style-name="ro1">
          <table:table-cell office:value-type="date" office:date-value="2011-08-31">
            <text:p>8/31/2011</text:p>
          </table:table-cell>
          <table:table-cell office:value-type="float" office:value="381.44">
            <text:p>381.44</text:p>
          </table:table-cell>
          <table:table-cell office:value-type="float" office:value="540.96">
            <text:p>540.96</text:p>
          </table:table-cell>
          <table:table-cell office:value-type="float" office:value="168.39">
            <text:p>168.39</text:p>
          </table:table-cell>
          <table:table-cell office:value-type="float" office:value="71.76">
            <text:p>71.76</text:p>
          </table:table-cell>
          <table:table-cell table:number-columns-repeated="1019"/>
        </table:table-row>
        <table:table-row table:style-name="ro1">
          <table:table-cell office:value-type="date" office:date-value="2011-09-01">
            <text:p>9/1/2011</text:p>
          </table:table-cell>
          <table:table-cell office:value-type="float" office:value="377.68">
            <text:p>377.68</text:p>
          </table:table-cell>
          <table:table-cell office:value-type="float" office:value="532.5">
            <text:p>532.50</text:p>
          </table:table-cell>
          <table:table-cell office:value-type="float" office:value="166.84">
            <text:p>166.84</text:p>
          </table:table-cell>
          <table:table-cell office:value-type="float" office:value="71.25">
            <text:p>71.25</text:p>
          </table:table-cell>
          <table:table-cell table:number-columns-repeated="1019"/>
        </table:table-row>
        <table:table-row table:style-name="ro1">
          <table:table-cell office:value-type="date" office:date-value="2011-09-02">
            <text:p>9/2/2011</text:p>
          </table:table-cell>
          <table:table-cell office:value-type="float" office:value="370.76">
            <text:p>370.76</text:p>
          </table:table-cell>
          <table:table-cell office:value-type="float" office:value="524.84">
            <text:p>524.84</text:p>
          </table:table-cell>
          <table:table-cell office:value-type="float" office:value="163.56">
            <text:p>163.56</text:p>
          </table:table-cell>
          <table:table-cell office:value-type="float" office:value="69.94">
            <text:p>69.94</text:p>
          </table:table-cell>
          <table:table-cell table:number-columns-repeated="1019"/>
        </table:table-row>
        <table:table-row table:style-name="ro1">
          <table:table-cell office:value-type="date" office:date-value="2011-09-06">
            <text:p>9/6/2011</text:p>
          </table:table-cell>
          <table:table-cell office:value-type="float" office:value="376.4">
            <text:p>376.40</text:p>
          </table:table-cell>
          <table:table-cell office:value-type="float" office:value="522.18">
            <text:p>522.18</text:p>
          </table:table-cell>
          <table:table-cell office:value-type="float" office:value="161.73">
            <text:p>161.73</text:p>
          </table:table-cell>
          <table:table-cell office:value-type="float" office:value="68.98">
            <text:p>68.98</text:p>
          </table:table-cell>
          <table:table-cell table:number-columns-repeated="1019"/>
        </table:table-row>
        <table:table-row table:style-name="ro1">
          <table:table-cell office:value-type="date" office:date-value="2011-09-07">
            <text:p>9/7/2011</text:p>
          </table:table-cell>
          <table:table-cell office:value-type="float" office:value="380.55">
            <text:p>380.55</text:p>
          </table:table-cell>
          <table:table-cell office:value-type="float" office:value="534.03">
            <text:p>534.03</text:p>
          </table:table-cell>
          <table:table-cell office:value-type="float" office:value="163.88">
            <text:p>163.88</text:p>
          </table:table-cell>
          <table:table-cell office:value-type="float" office:value="71.4">
            <text:p>71.40</text:p>
          </table:table-cell>
          <table:table-cell table:number-columns-repeated="1019"/>
        </table:table-row>
        <table:table-row table:style-name="ro1">
          <table:table-cell office:value-type="date" office:date-value="2011-09-08">
            <text:p>9/8/2011</text:p>
          </table:table-cell>
          <table:table-cell office:value-type="float" office:value="380.76">
            <text:p>380.76</text:p>
          </table:table-cell>
          <table:table-cell office:value-type="float" office:value="534.96">
            <text:p>534.96</text:p>
          </table:table-cell>
          <table:table-cell office:value-type="float" office:value="161.86">
            <text:p>161.86</text:p>
          </table:table-cell>
          <table:table-cell office:value-type="float" office:value="70.6">
            <text:p>70.60</text:p>
          </table:table-cell>
          <table:table-cell table:number-columns-repeated="1019"/>
        </table:table-row>
        <table:table-row table:style-name="ro1">
          <table:table-cell office:value-type="date" office:date-value="2011-09-09">
            <text:p>9/9/2011</text:p>
          </table:table-cell>
          <table:table-cell office:value-type="float" office:value="374.16">
            <text:p>374.16</text:p>
          </table:table-cell>
          <table:table-cell office:value-type="float" office:value="524.85">
            <text:p>524.85</text:p>
          </table:table-cell>
          <table:table-cell office:value-type="float" office:value="158.06">
            <text:p>158.06</text:p>
          </table:table-cell>
          <table:table-cell office:value-type="float" office:value="68.84">
            <text:p>68.84</text:p>
          </table:table-cell>
          <table:table-cell table:number-columns-repeated="1019"/>
        </table:table-row>
        <table:table-row table:style-name="ro1">
          <table:table-cell office:value-type="date" office:date-value="2011-09-12">
            <text:p>9/12/2011</text:p>
          </table:table-cell>
          <table:table-cell office:value-type="float" office:value="376.6">
            <text:p>376.60</text:p>
          </table:table-cell>
          <table:table-cell office:value-type="float" office:value="530.12">
            <text:p>530.12</text:p>
          </table:table-cell>
          <table:table-cell office:value-type="float" office:value="159.09">
            <text:p>159.09</text:p>
          </table:table-cell>
          <table:table-cell office:value-type="float" office:value="69.65">
            <text:p>69.65</text:p>
          </table:table-cell>
          <table:table-cell table:number-columns-repeated="1019"/>
        </table:table-row>
        <table:table-row table:style-name="ro1">
          <table:table-cell office:value-type="date" office:date-value="2011-09-13">
            <text:p>9/13/2011</text:p>
          </table:table-cell>
          <table:table-cell office:value-type="float" office:value="381.23">
            <text:p>381.23</text:p>
          </table:table-cell>
          <table:table-cell office:value-type="float" office:value="529.52">
            <text:p>529.52</text:p>
          </table:table-cell>
          <table:table-cell office:value-type="float" office:value="160.08">
            <text:p>160.08</text:p>
          </table:table-cell>
          <table:table-cell office:value-type="float" office:value="69.46">
            <text:p>69.46</text:p>
          </table:table-cell>
          <table:table-cell table:number-columns-repeated="1019"/>
        </table:table-row>
        <table:table-row table:style-name="ro1">
          <table:table-cell office:value-type="date" office:date-value="2011-09-14">
            <text:p>9/14/2011</text:p>
          </table:table-cell>
          <table:table-cell office:value-type="float" office:value="385.87">
            <text:p>385.87</text:p>
          </table:table-cell>
          <table:table-cell office:value-type="float" office:value="532.07">
            <text:p>532.07</text:p>
          </table:table-cell>
          <table:table-cell office:value-type="float" office:value="163.81">
            <text:p>163.81</text:p>
          </table:table-cell>
          <table:table-cell office:value-type="float" office:value="70.42">
            <text:p>70.42</text:p>
          </table:table-cell>
          <table:table-cell table:number-columns-repeated="1019"/>
        </table:table-row>
        <table:table-row table:style-name="ro1">
          <table:table-cell office:value-type="date" office:date-value="2011-09-15">
            <text:p>9/15/2011</text:p>
          </table:table-cell>
          <table:table-cell office:value-type="float" office:value="389.5">
            <text:p>389.50</text:p>
          </table:table-cell>
          <table:table-cell office:value-type="float" office:value="542.56">
            <text:p>542.56</text:p>
          </table:table-cell>
          <table:table-cell office:value-type="float" office:value="166.6">
            <text:p>166.60</text:p>
          </table:table-cell>
          <table:table-cell office:value-type="float" office:value="71.75">
            <text:p>71.75</text:p>
          </table:table-cell>
          <table:table-cell table:number-columns-repeated="1019"/>
        </table:table-row>
        <table:table-row table:style-name="ro1">
          <table:table-cell office:value-type="date" office:date-value="2011-09-16">
            <text:p>9/16/2011</text:p>
          </table:table-cell>
          <table:table-cell office:value-type="float" office:value="396.97">
            <text:p>396.97</text:p>
          </table:table-cell>
          <table:table-cell office:value-type="float" office:value="546.68">
            <text:p>546.68</text:p>
          </table:table-cell>
          <table:table-cell office:value-type="float" office:value="169.44">
            <text:p>169.44</text:p>
          </table:table-cell>
          <table:table-cell office:value-type="float" office:value="72.28">
            <text:p>72.28</text:p>
          </table:table-cell>
          <table:table-cell table:number-columns-repeated="1019"/>
        </table:table-row>
        <table:table-row table:style-name="ro1">
          <table:table-cell office:value-type="date" office:date-value="2011-09-19">
            <text:p>9/19/2011</text:p>
          </table:table-cell>
          <table:table-cell office:value-type="float" office:value="408.01">
            <text:p>408.01</text:p>
          </table:table-cell>
          <table:table-cell office:value-type="float" office:value="546.67">
            <text:p>546.67</text:p>
          </table:table-cell>
          <table:table-cell office:value-type="float" office:value="169.58">
            <text:p>169.58</text:p>
          </table:table-cell>
          <table:table-cell office:value-type="float" office:value="71.45">
            <text:p>71.45</text:p>
          </table:table-cell>
          <table:table-cell table:number-columns-repeated="1019"/>
        </table:table-row>
        <table:table-row table:style-name="ro1">
          <table:table-cell office:value-type="date" office:date-value="2011-09-20">
            <text:p>9/20/2011</text:p>
          </table:table-cell>
          <table:table-cell office:value-type="float" office:value="409.81">
            <text:p>409.81</text:p>
          </table:table-cell>
          <table:table-cell office:value-type="float" office:value="546.63">
            <text:p>546.63</text:p>
          </table:table-cell>
          <table:table-cell office:value-type="float" office:value="171.14">
            <text:p>171.14</text:p>
          </table:table-cell>
          <table:table-cell office:value-type="float" office:value="71.75">
            <text:p>71.75</text:p>
          </table:table-cell>
          <table:table-cell table:number-columns-repeated="1019"/>
        </table:table-row>
        <table:table-row table:style-name="ro1">
          <table:table-cell office:value-type="date" office:date-value="2011-09-21">
            <text:p>9/21/2011</text:p>
          </table:table-cell>
          <table:table-cell office:value-type="float" office:value="408.51">
            <text:p>408.51</text:p>
          </table:table-cell>
          <table:table-cell office:value-type="float" office:value="539.2">
            <text:p>539.20</text:p>
          </table:table-cell>
          <table:table-cell office:value-type="float" office:value="169.47">
            <text:p>169.47</text:p>
          </table:table-cell>
          <table:table-cell office:value-type="float" office:value="69.77">
            <text:p>69.77</text:p>
          </table:table-cell>
          <table:table-cell table:number-columns-repeated="1019"/>
        </table:table-row>
        <table:table-row table:style-name="ro1">
          <table:table-cell office:value-type="date" office:date-value="2011-09-22">
            <text:p>9/22/2011</text:p>
          </table:table-cell>
          <table:table-cell office:value-type="float" office:value="398.28">
            <text:p>398.28</text:p>
          </table:table-cell>
          <table:table-cell office:value-type="float" office:value="520.66">
            <text:p>520.66</text:p>
          </table:table-cell>
          <table:table-cell office:value-type="float" office:value="165.16">
            <text:p>165.16</text:p>
          </table:table-cell>
          <table:table-cell office:value-type="float" office:value="67.13">
            <text:p>67.13</text:p>
          </table:table-cell>
          <table:table-cell table:number-columns-repeated="1019"/>
        </table:table-row>
        <table:table-row table:style-name="ro1">
          <table:table-cell office:value-type="date" office:date-value="2011-09-23">
            <text:p>9/23/2011</text:p>
          </table:table-cell>
          <table:table-cell office:value-type="float" office:value="400.74">
            <text:p>400.74</text:p>
          </table:table-cell>
          <table:table-cell office:value-type="float" office:value="525.51">
            <text:p>525.51</text:p>
          </table:table-cell>
          <table:table-cell office:value-type="float" office:value="165.87">
            <text:p>165.87</text:p>
          </table:table-cell>
          <table:table-cell office:value-type="float" office:value="67.2">
            <text:p>67.20</text:p>
          </table:table-cell>
          <table:table-cell table:number-columns-repeated="1019"/>
        </table:table-row>
        <table:table-row table:style-name="ro1">
          <table:table-cell office:value-type="date" office:date-value="2011-09-26">
            <text:p>9/26/2011</text:p>
          </table:table-cell>
          <table:table-cell office:value-type="float" office:value="399.62">
            <text:p>399.62</text:p>
          </table:table-cell>
          <table:table-cell office:value-type="float" office:value="531.89">
            <text:p>531.89</text:p>
          </table:table-cell>
          <table:table-cell office:value-type="float" office:value="170.93">
            <text:p>170.93</text:p>
          </table:table-cell>
          <table:table-cell office:value-type="float" office:value="69.53">
            <text:p>69.53</text:p>
          </table:table-cell>
          <table:table-cell table:number-columns-repeated="1019"/>
        </table:table-row>
        <table:table-row table:style-name="ro1">
          <table:table-cell office:value-type="date" office:date-value="2011-09-27">
            <text:p>9/27/2011</text:p>
          </table:table-cell>
          <table:table-cell office:value-type="float" office:value="395.75">
            <text:p>395.75</text:p>
          </table:table-cell>
          <table:table-cell office:value-type="float" office:value="539.34">
            <text:p>539.34</text:p>
          </table:table-cell>
          <table:table-cell office:value-type="float" office:value="174.07">
            <text:p>174.07</text:p>
          </table:table-cell>
          <table:table-cell office:value-type="float" office:value="70.69">
            <text:p>70.69</text:p>
          </table:table-cell>
          <table:table-cell table:number-columns-repeated="1019"/>
        </table:table-row>
        <table:table-row table:style-name="ro1">
          <table:table-cell office:value-type="date" office:date-value="2011-09-28">
            <text:p>9/28/2011</text:p>
          </table:table-cell>
          <table:table-cell office:value-type="float" office:value="393.52">
            <text:p>393.52</text:p>
          </table:table-cell>
          <table:table-cell office:value-type="float" office:value="528.84">
            <text:p>528.84</text:p>
          </table:table-cell>
          <table:table-cell office:value-type="float" office:value="173.91">
            <text:p>173.91</text:p>
          </table:table-cell>
          <table:table-cell office:value-type="float" office:value="69.87">
            <text:p>69.87</text:p>
          </table:table-cell>
          <table:table-cell table:number-columns-repeated="1019"/>
        </table:table-row>
        <table:table-row table:style-name="ro1">
          <table:table-cell office:value-type="date" office:date-value="2011-09-29">
            <text:p>9/29/2011</text:p>
          </table:table-cell>
          <table:table-cell office:value-type="float" office:value="387.13">
            <text:p>387.13</text:p>
          </table:table-cell>
          <table:table-cell office:value-type="float" office:value="527.5">
            <text:p>527.50</text:p>
          </table:table-cell>
          <table:table-cell office:value-type="float" office:value="175.5">
            <text:p>175.50</text:p>
          </table:table-cell>
          <table:table-cell office:value-type="float" office:value="71.63">
            <text:p>71.63</text:p>
          </table:table-cell>
          <table:table-cell table:number-columns-repeated="1019"/>
        </table:table-row>
        <table:table-row table:style-name="ro1">
          <table:table-cell office:value-type="date" office:date-value="2011-09-30">
            <text:p>9/30/2011</text:p>
          </table:table-cell>
          <table:table-cell office:value-type="float" office:value="377.96">
            <text:p>377.96</text:p>
          </table:table-cell>
          <table:table-cell office:value-type="float" office:value="515.04">
            <text:p>515.04</text:p>
          </table:table-cell>
          <table:table-cell office:value-type="float" office:value="171.29">
            <text:p>171.29</text:p>
          </table:table-cell>
          <table:table-cell office:value-type="float" office:value="70.41">
            <text:p>70.41</text:p>
          </table:table-cell>
          <table:table-cell table:number-columns-repeated="1019"/>
        </table:table-row>
        <table:table-row table:style-name="ro1">
          <table:table-cell office:value-type="date" office:date-value="2011-10-03">
            <text:p>10/3/2011</text:p>
          </table:table-cell>
          <table:table-cell office:value-type="float" office:value="371.3">
            <text:p>371.30</text:p>
          </table:table-cell>
          <table:table-cell office:value-type="float" office:value="495.52">
            <text:p>495.52</text:p>
          </table:table-cell>
          <table:table-cell office:value-type="float" office:value="169.74">
            <text:p>169.74</text:p>
          </table:table-cell>
          <table:table-cell office:value-type="float" office:value="68.98">
            <text:p>68.98</text:p>
          </table:table-cell>
          <table:table-cell table:number-columns-repeated="1019"/>
        </table:table-row>
        <table:table-row table:style-name="ro1">
          <table:table-cell office:value-type="date" office:date-value="2011-10-04">
            <text:p>10/4/2011</text:p>
          </table:table-cell>
          <table:table-cell office:value-type="float" office:value="369.22">
            <text:p>369.22</text:p>
          </table:table-cell>
          <table:table-cell office:value-type="float" office:value="501.9">
            <text:p>501.90</text:p>
          </table:table-cell>
          <table:table-cell office:value-type="float" office:value="171.16">
            <text:p>171.16</text:p>
          </table:table-cell>
          <table:table-cell office:value-type="float" office:value="70.61">
            <text:p>70.61</text:p>
          </table:table-cell>
          <table:table-cell table:number-columns-repeated="1019"/>
        </table:table-row>
        <table:table-row table:style-name="ro1">
          <table:table-cell office:value-type="date" office:date-value="2011-10-05">
            <text:p>10/5/2011</text:p>
          </table:table-cell>
          <table:table-cell office:value-type="float" office:value="374.92">
            <text:p>374.92</text:p>
          </table:table-cell>
          <table:table-cell office:value-type="float" office:value="504.7">
            <text:p>504.70</text:p>
          </table:table-cell>
          <table:table-cell office:value-type="float" office:value="173.23">
            <text:p>173.23</text:p>
          </table:table-cell>
          <table:table-cell office:value-type="float" office:value="71.69">
            <text:p>71.69</text:p>
          </table:table-cell>
          <table:table-cell table:number-columns-repeated="1019"/>
        </table:table-row>
        <table:table-row table:style-name="ro1">
          <table:table-cell office:value-type="date" office:date-value="2011-10-06">
            <text:p>10/6/2011</text:p>
          </table:table-cell>
          <table:table-cell office:value-type="float" office:value="374.05">
            <text:p>374.05</text:p>
          </table:table-cell>
          <table:table-cell office:value-type="float" office:value="514.71">
            <text:p>514.71</text:p>
          </table:table-cell>
          <table:table-cell office:value-type="float" office:value="177.97">
            <text:p>177.97</text:p>
          </table:table-cell>
          <table:table-cell office:value-type="float" office:value="71.64">
            <text:p>71.64</text:p>
          </table:table-cell>
          <table:table-cell table:number-columns-repeated="1019"/>
        </table:table-row>
        <table:table-row table:style-name="ro1">
          <table:table-cell office:value-type="date" office:date-value="2011-10-07">
            <text:p>10/7/2011</text:p>
          </table:table-cell>
          <table:table-cell office:value-type="float" office:value="366.54">
            <text:p>366.54</text:p>
          </table:table-cell>
          <table:table-cell office:value-type="float" office:value="515.12">
            <text:p>515.12</text:p>
          </table:table-cell>
          <table:table-cell office:value-type="float" office:value="178.65">
            <text:p>178.65</text:p>
          </table:table-cell>
          <table:table-cell office:value-type="float" office:value="71.32">
            <text:p>71.32</text:p>
          </table:table-cell>
          <table:table-cell table:number-columns-repeated="1019"/>
        </table:table-row>
        <table:table-row table:style-name="ro1">
          <table:table-cell office:value-type="date" office:date-value="2011-10-10">
            <text:p>10/10/2011</text:p>
          </table:table-cell>
          <table:table-cell office:value-type="float" office:value="385.39">
            <text:p>385.39</text:p>
          </table:table-cell>
          <table:table-cell office:value-type="float" office:value="537.17">
            <text:p>537.17</text:p>
          </table:table-cell>
          <table:table-cell office:value-type="float" office:value="182.8">
            <text:p>182.80</text:p>
          </table:table-cell>
          <table:table-cell office:value-type="float" office:value="73.95">
            <text:p>73.95</text:p>
          </table:table-cell>
          <table:table-cell table:number-columns-repeated="1019"/>
        </table:table-row>
        <table:table-row table:style-name="ro1">
          <table:table-cell office:value-type="date" office:date-value="2011-10-11">
            <text:p>10/11/2011</text:p>
          </table:table-cell>
          <table:table-cell office:value-type="float" office:value="396.77">
            <text:p>396.77</text:p>
          </table:table-cell>
          <table:table-cell office:value-type="float" office:value="543.18">
            <text:p>543.18</text:p>
          </table:table-cell>
          <table:table-cell office:value-type="float" office:value="181.21">
            <text:p>181.21</text:p>
          </table:table-cell>
          <table:table-cell office:value-type="float" office:value="73.94">
            <text:p>73.94</text:p>
          </table:table-cell>
          <table:table-cell table:number-columns-repeated="1019"/>
        </table:table-row>
        <table:table-row table:style-name="ro1">
          <table:table-cell office:value-type="date" office:date-value="2011-10-12">
            <text:p>10/12/2011</text:p>
          </table:table-cell>
          <table:table-cell office:value-type="float" office:value="398.65">
            <text:p>398.65</text:p>
          </table:table-cell>
          <table:table-cell office:value-type="float" office:value="548.5">
            <text:p>548.50</text:p>
          </table:table-cell>
          <table:table-cell office:value-type="float" office:value="182.31">
            <text:p>182.31</text:p>
          </table:table-cell>
          <table:table-cell office:value-type="float" office:value="74.81">
            <text:p>74.81</text:p>
          </table:table-cell>
          <table:table-cell table:number-columns-repeated="1019"/>
        </table:table-row>
        <table:table-row table:style-name="ro1">
          <table:table-cell office:value-type="date" office:date-value="2011-10-13">
            <text:p>10/13/2011</text:p>
          </table:table-cell>
          <table:table-cell office:value-type="float" office:value="404.83">
            <text:p>404.83</text:p>
          </table:table-cell>
          <table:table-cell office:value-type="float" office:value="558.99">
            <text:p>558.99</text:p>
          </table:table-cell>
          <table:table-cell office:value-type="float" office:value="182.99">
            <text:p>182.99</text:p>
          </table:table-cell>
          <table:table-cell office:value-type="float" office:value="74.04">
            <text:p>74.04</text:p>
          </table:table-cell>
          <table:table-cell table:number-columns-repeated="1019"/>
        </table:table-row>
        <table:table-row table:style-name="ro1">
          <table:table-cell office:value-type="date" office:date-value="2011-10-14">
            <text:p>10/14/2011</text:p>
          </table:table-cell>
          <table:table-cell office:value-type="float" office:value="418.29">
            <text:p>418.29</text:p>
          </table:table-cell>
          <table:table-cell office:value-type="float" office:value="591.68">
            <text:p>591.68</text:p>
          </table:table-cell>
          <table:table-cell office:value-type="float" office:value="186.63">
            <text:p>186.63</text:p>
          </table:table-cell>
          <table:table-cell office:value-type="float" office:value="75.73">
            <text:p>75.73</text:p>
          </table:table-cell>
          <table:table-cell table:number-columns-repeated="1019"/>
        </table:table-row>
        <table:table-row table:style-name="ro1">
          <table:table-cell office:value-type="date" office:date-value="2011-10-17">
            <text:p>10/17/2011</text:p>
          </table:table-cell>
          <table:table-cell office:value-type="float" office:value="416.29">
            <text:p>416.29</text:p>
          </table:table-cell>
          <table:table-cell office:value-type="float" office:value="582.41">
            <text:p>582.41</text:p>
          </table:table-cell>
          <table:table-cell office:value-type="float" office:value="182.77">
            <text:p>182.77</text:p>
          </table:table-cell>
          <table:table-cell office:value-type="float" office:value="75.11">
            <text:p>75.11</text:p>
          </table:table-cell>
          <table:table-cell table:number-columns-repeated="1019"/>
        </table:table-row>
        <table:table-row table:style-name="ro1">
          <table:table-cell office:value-type="date" office:date-value="2011-10-18">
            <text:p>10/18/2011</text:p>
          </table:table-cell>
          <table:table-cell office:value-type="float" office:value="418.52">
            <text:p>418.52</text:p>
          </table:table-cell>
          <table:table-cell office:value-type="float" office:value="590.51">
            <text:p>590.51</text:p>
          </table:table-cell>
          <table:table-cell office:value-type="float" office:value="175.23">
            <text:p>175.23</text:p>
          </table:table-cell>
          <table:table-cell office:value-type="float" office:value="76.48">
            <text:p>76.48</text:p>
          </table:table-cell>
          <table:table-cell table:number-columns-repeated="1019"/>
        </table:table-row>
        <table:table-row table:style-name="ro1">
          <table:table-cell office:value-type="date" office:date-value="2011-10-19">
            <text:p>10/19/2011</text:p>
          </table:table-cell>
          <table:table-cell office:value-type="float" office:value="395.11">
            <text:p>395.11</text:p>
          </table:table-cell>
          <table:table-cell office:value-type="float" office:value="580.7">
            <text:p>580.70</text:p>
          </table:table-cell>
          <table:table-cell office:value-type="float" office:value="173.75">
            <text:p>173.75</text:p>
          </table:table-cell>
          <table:table-cell office:value-type="float" office:value="76.04">
            <text:p>76.04</text:p>
          </table:table-cell>
          <table:table-cell table:number-columns-repeated="1019"/>
        </table:table-row>
        <table:table-row table:style-name="ro1">
          <table:table-cell office:value-type="date" office:date-value="2011-10-20">
            <text:p>10/20/2011</text:p>
          </table:table-cell>
          <table:table-cell office:value-type="float" office:value="391.83">
            <text:p>391.83</text:p>
          </table:table-cell>
          <table:table-cell office:value-type="float" office:value="583.67">
            <text:p>583.67</text:p>
          </table:table-cell>
          <table:table-cell office:value-type="float" office:value="173.62">
            <text:p>173.62</text:p>
          </table:table-cell>
          <table:table-cell office:value-type="float" office:value="76.31">
            <text:p>76.31</text:p>
          </table:table-cell>
          <table:table-cell table:number-columns-repeated="1019"/>
        </table:table-row>
        <table:table-row table:style-name="ro1">
          <table:table-cell office:value-type="date" office:date-value="2011-10-21">
            <text:p>10/21/2011</text:p>
          </table:table-cell>
          <table:table-cell office:value-type="float" office:value="389.41">
            <text:p>389.41</text:p>
          </table:table-cell>
          <table:table-cell office:value-type="float" office:value="590.49">
            <text:p>590.49</text:p>
          </table:table-cell>
          <table:table-cell office:value-type="float" office:value="177.91">
            <text:p>177.91</text:p>
          </table:table-cell>
          <table:table-cell office:value-type="float" office:value="77.69">
            <text:p>77.69</text:p>
          </table:table-cell>
          <table:table-cell table:number-columns-repeated="1019"/>
        </table:table-row>
        <table:table-row table:style-name="ro1">
          <table:table-cell office:value-type="date" office:date-value="2011-10-24">
            <text:p>10/24/2011</text:p>
          </table:table-cell>
          <table:table-cell office:value-type="float" office:value="402.2">
            <text:p>402.20</text:p>
          </table:table-cell>
          <table:table-cell office:value-type="float" office:value="596.42">
            <text:p>596.42</text:p>
          </table:table-cell>
          <table:table-cell office:value-type="float" office:value="178.52">
            <text:p>178.52</text:p>
          </table:table-cell>
          <table:table-cell office:value-type="float" office:value="77.72">
            <text:p>77.72</text:p>
          </table:table-cell>
          <table:table-cell table:number-columns-repeated="1019"/>
        </table:table-row>
        <table:table-row table:style-name="ro1">
          <table:table-cell office:value-type="date" office:date-value="2011-10-25">
            <text:p>10/25/2011</text:p>
          </table:table-cell>
          <table:table-cell office:value-type="float" office:value="394.27">
            <text:p>394.27</text:p>
          </table:table-cell>
          <table:table-cell office:value-type="float" office:value="583.16">
            <text:p>583.16</text:p>
          </table:table-cell>
          <table:table-cell office:value-type="float" office:value="176.66">
            <text:p>176.66</text:p>
          </table:table-cell>
          <table:table-cell office:value-type="float" office:value="77.02">
            <text:p>77.02</text:p>
          </table:table-cell>
          <table:table-cell table:number-columns-repeated="1019"/>
        </table:table-row>
        <table:table-row table:style-name="ro1">
          <table:table-cell office:value-type="date" office:date-value="2011-10-26">
            <text:p>10/26/2011</text:p>
          </table:table-cell>
          <table:table-cell office:value-type="float" office:value="397.07">
            <text:p>397.07</text:p>
          </table:table-cell>
          <table:table-cell office:value-type="float" office:value="586.31">
            <text:p>586.31</text:p>
          </table:table-cell>
          <table:table-cell office:value-type="float" office:value="178.24">
            <text:p>178.24</text:p>
          </table:table-cell>
          <table:table-cell office:value-type="float" office:value="78.6">
            <text:p>78.60</text:p>
          </table:table-cell>
          <table:table-cell table:number-columns-repeated="1019"/>
        </table:table-row>
        <table:table-row table:style-name="ro1">
          <table:table-cell office:value-type="date" office:date-value="2011-10-27">
            <text:p>10/27/2011</text:p>
          </table:table-cell>
          <table:table-cell office:value-type="float" office:value="401.13">
            <text:p>401.13</text:p>
          </table:table-cell>
          <table:table-cell office:value-type="float" office:value="598.67">
            <text:p>598.67</text:p>
          </table:table-cell>
          <table:table-cell office:value-type="float" office:value="182.07">
            <text:p>182.07</text:p>
          </table:table-cell>
          <table:table-cell office:value-type="float" office:value="79.38">
            <text:p>79.38</text:p>
          </table:table-cell>
          <table:table-cell table:number-columns-repeated="1019"/>
        </table:table-row>
        <table:table-row table:style-name="ro1">
          <table:table-cell office:value-type="date" office:date-value="2011-10-28">
            <text:p>10/28/2011</text:p>
          </table:table-cell>
          <table:table-cell office:value-type="float" office:value="401.39">
            <text:p>401.39</text:p>
          </table:table-cell>
          <table:table-cell office:value-type="float" office:value="600.14">
            <text:p>600.14</text:p>
          </table:table-cell>
          <table:table-cell office:value-type="float" office:value="183.61">
            <text:p>183.61</text:p>
          </table:table-cell>
          <table:table-cell office:value-type="float" office:value="78.99">
            <text:p>78.99</text:p>
          </table:table-cell>
          <table:table-cell table:number-columns-repeated="1019"/>
        </table:table-row>
        <table:table-row table:style-name="ro1">
          <table:table-cell office:value-type="date" office:date-value="2011-10-31">
            <text:p>10/31/2011</text:p>
          </table:table-cell>
          <table:table-cell office:value-type="float" office:value="401.22">
            <text:p>401.22</text:p>
          </table:table-cell>
          <table:table-cell office:value-type="float" office:value="592.64">
            <text:p>592.64</text:p>
          </table:table-cell>
          <table:table-cell office:value-type="float" office:value="180.85">
            <text:p>180.85</text:p>
          </table:table-cell>
          <table:table-cell office:value-type="float" office:value="75.71">
            <text:p>75.71</text:p>
          </table:table-cell>
          <table:table-cell table:number-columns-repeated="1019"/>
        </table:table-row>
        <table:table-row table:style-name="ro1">
          <table:table-cell office:value-type="date" office:date-value="2011-11-01">
            <text:p>11/1/2011</text:p>
          </table:table-cell>
          <table:table-cell office:value-type="float" office:value="393.02">
            <text:p>393.02</text:p>
          </table:table-cell>
          <table:table-cell office:value-type="float" office:value="578.65">
            <text:p>578.65</text:p>
          </table:table-cell>
          <table:table-cell office:value-type="float" office:value="177.63">
            <text:p>177.63</text:p>
          </table:table-cell>
          <table:table-cell office:value-type="float" office:value="73.62">
            <text:p>73.62</text:p>
          </table:table-cell>
          <table:table-cell table:number-columns-repeated="1019"/>
        </table:table-row>
        <table:table-row table:style-name="ro1">
          <table:table-cell office:value-type="date" office:date-value="2011-11-02">
            <text:p>11/2/2011</text:p>
          </table:table-cell>
          <table:table-cell office:value-type="float" office:value="393.91">
            <text:p>393.91</text:p>
          </table:table-cell>
          <table:table-cell office:value-type="float" office:value="584.82">
            <text:p>584.82</text:p>
          </table:table-cell>
          <table:table-cell office:value-type="float" office:value="180.15">
            <text:p>180.15</text:p>
          </table:table-cell>
          <table:table-cell office:value-type="float" office:value="75.01">
            <text:p>75.01</text:p>
          </table:table-cell>
          <table:table-cell table:number-columns-repeated="1019"/>
        </table:table-row>
        <table:table-row table:style-name="ro1">
          <table:table-cell office:value-type="date" office:date-value="2011-11-03">
            <text:p>11/3/2011</text:p>
          </table:table-cell>
          <table:table-cell office:value-type="float" office:value="399.52">
            <text:p>399.52</text:p>
          </table:table-cell>
          <table:table-cell office:value-type="float" office:value="597.5">
            <text:p>597.50</text:p>
          </table:table-cell>
          <table:table-cell office:value-type="float" office:value="183.46">
            <text:p>183.46</text:p>
          </table:table-cell>
          <table:table-cell office:value-type="float" office:value="76.45">
            <text:p>76.45</text:p>
          </table:table-cell>
          <table:table-cell table:number-columns-repeated="1019"/>
        </table:table-row>
        <table:table-row table:style-name="ro1">
          <table:table-cell office:value-type="date" office:date-value="2011-11-04">
            <text:p>11/4/2011</text:p>
          </table:table-cell>
          <table:table-cell office:value-type="float" office:value="396.72">
            <text:p>396.72</text:p>
          </table:table-cell>
          <table:table-cell office:value-type="float" office:value="596.14">
            <text:p>596.14</text:p>
          </table:table-cell>
          <table:table-cell office:value-type="float" office:value="182.56">
            <text:p>182.56</text:p>
          </table:table-cell>
          <table:table-cell office:value-type="float" office:value="76.12">
            <text:p>76.12</text:p>
          </table:table-cell>
          <table:table-cell table:number-columns-repeated="1019"/>
        </table:table-row>
        <table:table-row table:style-name="ro1">
          <table:table-cell office:value-type="date" office:date-value="2011-11-07">
            <text:p>11/7/2011</text:p>
          </table:table-cell>
          <table:table-cell office:value-type="float" office:value="396.21">
            <text:p>396.21</text:p>
          </table:table-cell>
          <table:table-cell office:value-type="float" office:value="608.33">
            <text:p>608.33</text:p>
          </table:table-cell>
          <table:table-cell office:value-type="float" office:value="183.48">
            <text:p>183.48</text:p>
          </table:table-cell>
          <table:table-cell office:value-type="float" office:value="76.93">
            <text:p>76.93</text:p>
          </table:table-cell>
          <table:table-cell table:number-columns-repeated="1019"/>
        </table:table-row>
        <table:table-row table:style-name="ro1">
          <table:table-cell office:value-type="date" office:date-value="2011-11-08">
            <text:p>11/8/2011</text:p>
          </table:table-cell>
          <table:table-cell office:value-type="float" office:value="402.65">
            <text:p>402.65</text:p>
          </table:table-cell>
          <table:table-cell office:value-type="float" office:value="612.34">
            <text:p>612.34</text:p>
          </table:table-cell>
          <table:table-cell office:value-type="float" office:value="184.15">
            <text:p>184.15</text:p>
          </table:table-cell>
          <table:table-cell office:value-type="float" office:value="77.79">
            <text:p>77.79</text:p>
          </table:table-cell>
          <table:table-cell table:number-columns-repeated="1019"/>
        </table:table-row>
        <table:table-row table:style-name="ro1">
          <table:table-cell office:value-type="date" office:date-value="2011-11-09">
            <text:p>11/9/2011</text:p>
          </table:table-cell>
          <table:table-cell office:value-type="float" office:value="391.8">
            <text:p>391.80</text:p>
          </table:table-cell>
          <table:table-cell office:value-type="float" office:value="600.95">
            <text:p>600.95</text:p>
          </table:table-cell>
          <table:table-cell office:value-type="float" office:value="179.22">
            <text:p>179.22</text:p>
          </table:table-cell>
          <table:table-cell office:value-type="float" office:value="75.48">
            <text:p>75.48</text:p>
          </table:table-cell>
          <table:table-cell table:number-columns-repeated="1019"/>
        </table:table-row>
        <table:table-row table:style-name="ro1">
          <table:table-cell office:value-type="date" office:date-value="2011-11-10">
            <text:p>11/10/2011</text:p>
          </table:table-cell>
          <table:table-cell office:value-type="float" office:value="381.83">
            <text:p>381.83</text:p>
          </table:table-cell>
          <table:table-cell office:value-type="float" office:value="595.08">
            <text:p>595.08</text:p>
          </table:table-cell>
          <table:table-cell office:value-type="float" office:value="180.31">
            <text:p>180.31</text:p>
          </table:table-cell>
          <table:table-cell office:value-type="float" office:value="76.75">
            <text:p>76.75</text:p>
          </table:table-cell>
          <table:table-cell table:number-columns-repeated="1019"/>
        </table:table-row>
        <table:table-row table:style-name="ro1">
          <table:table-cell office:value-type="date" office:date-value="2011-11-11">
            <text:p>11/11/2011</text:p>
          </table:table-cell>
          <table:table-cell office:value-type="float" office:value="381.23">
            <text:p>381.23</text:p>
          </table:table-cell>
          <table:table-cell office:value-type="float" office:value="608.35">
            <text:p>608.35</text:p>
          </table:table-cell>
          <table:table-cell office:value-type="float" office:value="184.28">
            <text:p>184.28</text:p>
          </table:table-cell>
          <table:table-cell office:value-type="float" office:value="77.75">
            <text:p>77.75</text:p>
          </table:table-cell>
          <table:table-cell table:number-columns-repeated="1019"/>
        </table:table-row>
        <table:table-row table:style-name="ro1">
          <table:table-cell office:value-type="date" office:date-value="2011-11-14">
            <text:p>11/14/2011</text:p>
          </table:table-cell>
          <table:table-cell office:value-type="float" office:value="375.92">
            <text:p>375.92</text:p>
          </table:table-cell>
          <table:table-cell office:value-type="float" office:value="613">
            <text:p>613.00</text:p>
          </table:table-cell>
          <table:table-cell office:value-type="float" office:value="184.25">
            <text:p>184.25</text:p>
          </table:table-cell>
          <table:table-cell office:value-type="float" office:value="77.01">
            <text:p>77.01</text:p>
          </table:table-cell>
          <table:table-cell table:number-columns-repeated="1019"/>
        </table:table-row>
        <table:table-row table:style-name="ro1">
          <table:table-cell office:value-type="date" office:date-value="2011-11-15">
            <text:p>11/15/2011</text:p>
          </table:table-cell>
          <table:table-cell office:value-type="float" office:value="385.41">
            <text:p>385.41</text:p>
          </table:table-cell>
          <table:table-cell office:value-type="float" office:value="616.56">
            <text:p>616.56</text:p>
          </table:table-cell>
          <table:table-cell office:value-type="float" office:value="185.63">
            <text:p>185.63</text:p>
          </table:table-cell>
          <table:table-cell office:value-type="float" office:value="77.13">
            <text:p>77.13</text:p>
          </table:table-cell>
          <table:table-cell table:number-columns-repeated="1019"/>
        </table:table-row>
        <table:table-row table:style-name="ro1">
          <table:table-cell office:value-type="date" office:date-value="2011-11-16">
            <text:p>11/16/2011</text:p>
          </table:table-cell>
          <table:table-cell office:value-type="float" office:value="381.38">
            <text:p>381.38</text:p>
          </table:table-cell>
          <table:table-cell office:value-type="float" office:value="611.47">
            <text:p>611.47</text:p>
          </table:table-cell>
          <table:table-cell office:value-type="float" office:value="183.53">
            <text:p>183.53</text:p>
          </table:table-cell>
          <table:table-cell office:value-type="float" office:value="76.31">
            <text:p>76.31</text:p>
          </table:table-cell>
          <table:table-cell table:number-columns-repeated="1019"/>
        </table:table-row>
        <table:table-row table:style-name="ro1">
          <table:table-cell office:value-type="date" office:date-value="2011-11-17">
            <text:p>11/17/2011</text:p>
          </table:table-cell>
          <table:table-cell office:value-type="float" office:value="374.09">
            <text:p>374.09</text:p>
          </table:table-cell>
          <table:table-cell office:value-type="float" office:value="600.87">
            <text:p>600.87</text:p>
          </table:table-cell>
          <table:table-cell office:value-type="float" office:value="182.66">
            <text:p>182.66</text:p>
          </table:table-cell>
          <table:table-cell office:value-type="float" office:value="75.93">
            <text:p>75.93</text:p>
          </table:table-cell>
          <table:table-cell table:number-columns-repeated="1019"/>
        </table:table-row>
        <table:table-row table:style-name="ro1">
          <table:table-cell office:value-type="date" office:date-value="2011-11-18">
            <text:p>11/18/2011</text:p>
          </table:table-cell>
          <table:table-cell office:value-type="float" office:value="371.64">
            <text:p>371.64</text:p>
          </table:table-cell>
          <table:table-cell office:value-type="float" office:value="594.88">
            <text:p>594.88</text:p>
          </table:table-cell>
          <table:table-cell office:value-type="float" office:value="182.17">
            <text:p>182.17</text:p>
          </table:table-cell>
          <table:table-cell office:value-type="float" office:value="75.97">
            <text:p>75.97</text:p>
          </table:table-cell>
          <table:table-cell table:number-columns-repeated="1019"/>
        </table:table-row>
        <table:table-row table:style-name="ro1">
          <table:table-cell office:value-type="date" office:date-value="2011-11-21">
            <text:p>11/21/2011</text:p>
          </table:table-cell>
          <table:table-cell office:value-type="float" office:value="365.76">
            <text:p>365.76</text:p>
          </table:table-cell>
          <table:table-cell office:value-type="float" office:value="580.94">
            <text:p>580.94</text:p>
          </table:table-cell>
          <table:table-cell office:value-type="float" office:value="178.48">
            <text:p>178.48</text:p>
          </table:table-cell>
          <table:table-cell office:value-type="float" office:value="75.01">
            <text:p>75.01</text:p>
          </table:table-cell>
          <table:table-cell table:number-columns-repeated="1019"/>
        </table:table-row>
        <table:table-row table:style-name="ro1">
          <table:table-cell office:value-type="date" office:date-value="2011-11-22">
            <text:p>11/22/2011</text:p>
          </table:table-cell>
          <table:table-cell office:value-type="float" office:value="373.2">
            <text:p>373.20</text:p>
          </table:table-cell>
          <table:table-cell office:value-type="float" office:value="580">
            <text:p>580.00</text:p>
          </table:table-cell>
          <table:table-cell office:value-type="float" office:value="178.31">
            <text:p>178.31</text:p>
          </table:table-cell>
          <table:table-cell office:value-type="float" office:value="74.15">
            <text:p>74.15</text:p>
          </table:table-cell>
          <table:table-cell table:number-columns-repeated="1019"/>
        </table:table-row>
        <table:table-row table:style-name="ro1">
          <table:table-cell office:value-type="date" office:date-value="2011-11-23">
            <text:p>11/23/2011</text:p>
          </table:table-cell>
          <table:table-cell office:value-type="float" office:value="363.76">
            <text:p>363.76</text:p>
          </table:table-cell>
          <table:table-cell office:value-type="float" office:value="570.11">
            <text:p>570.11</text:p>
          </table:table-cell>
          <table:table-cell office:value-type="float" office:value="175">
            <text:p>175.00</text:p>
          </table:table-cell>
          <table:table-cell office:value-type="float" office:value="72.74">
            <text:p>72.74</text:p>
          </table:table-cell>
          <table:table-cell table:number-columns-repeated="1019"/>
        </table:table-row>
        <table:table-row table:style-name="ro1">
          <table:table-cell office:value-type="date" office:date-value="2011-11-25">
            <text:p>11/25/2011</text:p>
          </table:table-cell>
          <table:table-cell office:value-type="float" office:value="360.37">
            <text:p>360.37</text:p>
          </table:table-cell>
          <table:table-cell office:value-type="float" office:value="563">
            <text:p>563.00</text:p>
          </table:table-cell>
          <table:table-cell office:value-type="float" office:value="174.13">
            <text:p>174.13</text:p>
          </table:table-cell>
          <table:table-cell office:value-type="float" office:value="72.07">
            <text:p>72.07</text:p>
          </table:table-cell>
          <table:table-cell table:number-columns-repeated="1019"/>
        </table:table-row>
        <table:table-row table:style-name="ro1">
          <table:table-cell office:value-type="date" office:date-value="2011-11-28">
            <text:p>11/28/2011</text:p>
          </table:table-cell>
          <table:table-cell office:value-type="float" office:value="372.81">
            <text:p>372.81</text:p>
          </table:table-cell>
          <table:table-cell office:value-type="float" office:value="588.19">
            <text:p>588.19</text:p>
          </table:table-cell>
          <table:table-cell office:value-type="float" office:value="179.19">
            <text:p>179.19</text:p>
          </table:table-cell>
          <table:table-cell office:value-type="float" office:value="73.96">
            <text:p>73.96</text:p>
          </table:table-cell>
          <table:table-cell table:number-columns-repeated="1019"/>
        </table:table-row>
        <table:table-row table:style-name="ro1">
          <table:table-cell office:value-type="date" office:date-value="2011-11-29">
            <text:p>11/29/2011</text:p>
          </table:table-cell>
          <table:table-cell office:value-type="float" office:value="369.91">
            <text:p>369.91</text:p>
          </table:table-cell>
          <table:table-cell office:value-type="float" office:value="582.93">
            <text:p>582.93</text:p>
          </table:table-cell>
          <table:table-cell office:value-type="float" office:value="177.94">
            <text:p>177.94</text:p>
          </table:table-cell>
          <table:table-cell office:value-type="float" office:value="75.03">
            <text:p>75.03</text:p>
          </table:table-cell>
          <table:table-cell table:number-columns-repeated="1019"/>
        </table:table-row>
        <table:table-row table:style-name="ro1">
          <table:table-cell office:value-type="date" office:date-value="2011-11-30">
            <text:p>11/30/2011</text:p>
          </table:table-cell>
          <table:table-cell office:value-type="float" office:value="378.84">
            <text:p>378.84</text:p>
          </table:table-cell>
          <table:table-cell office:value-type="float" office:value="599.39">
            <text:p>599.39</text:p>
          </table:table-cell>
          <table:table-cell office:value-type="float" office:value="184.89">
            <text:p>184.89</text:p>
          </table:table-cell>
          <table:table-cell office:value-type="float" office:value="78.45">
            <text:p>78.45</text:p>
          </table:table-cell>
          <table:table-cell table:number-columns-repeated="1019"/>
        </table:table-row>
        <table:table-row table:style-name="ro1">
          <table:table-cell office:value-type="date" office:date-value="2011-12-01">
            <text:p>12/1/2011</text:p>
          </table:table-cell>
          <table:table-cell office:value-type="float" office:value="384.52">
            <text:p>384.52</text:p>
          </table:table-cell>
          <table:table-cell office:value-type="float" office:value="613.77">
            <text:p>613.77</text:p>
          </table:table-cell>
          <table:table-cell office:value-type="float" office:value="186.31">
            <text:p>186.31</text:p>
          </table:table-cell>
          <table:table-cell office:value-type="float" office:value="77.82">
            <text:p>77.82</text:p>
          </table:table-cell>
          <table:table-cell table:number-columns-repeated="1019"/>
        </table:table-row>
        <table:table-row table:style-name="ro1">
          <table:table-cell office:value-type="date" office:date-value="2011-12-02">
            <text:p>12/2/2011</text:p>
          </table:table-cell>
          <table:table-cell office:value-type="float" office:value="386.27">
            <text:p>386.27</text:p>
          </table:table-cell>
          <table:table-cell office:value-type="float" office:value="620.36">
            <text:p>620.36</text:p>
          </table:table-cell>
          <table:table-cell office:value-type="float" office:value="186.52">
            <text:p>186.52</text:p>
          </table:table-cell>
          <table:table-cell office:value-type="float" office:value="77.82">
            <text:p>77.82</text:p>
          </table:table-cell>
          <table:table-cell table:number-columns-repeated="1019"/>
        </table:table-row>
        <table:table-row table:style-name="ro1">
          <table:table-cell office:value-type="date" office:date-value="2011-12-05">
            <text:p>12/5/2011</text:p>
          </table:table-cell>
          <table:table-cell office:value-type="float" office:value="389.55">
            <text:p>389.55</text:p>
          </table:table-cell>
          <table:table-cell office:value-type="float" office:value="625.65">
            <text:p>625.65</text:p>
          </table:table-cell>
          <table:table-cell office:value-type="float" office:value="187.68">
            <text:p>187.68</text:p>
          </table:table-cell>
          <table:table-cell office:value-type="float" office:value="78.46">
            <text:p>78.46</text:p>
          </table:table-cell>
          <table:table-cell table:number-columns-repeated="1019"/>
        </table:table-row>
        <table:table-row table:style-name="ro1">
          <table:table-cell office:value-type="date" office:date-value="2011-12-06">
            <text:p>12/6/2011</text:p>
          </table:table-cell>
          <table:table-cell office:value-type="float" office:value="387.51">
            <text:p>387.51</text:p>
          </table:table-cell>
          <table:table-cell office:value-type="float" office:value="623.77">
            <text:p>623.77</text:p>
          </table:table-cell>
          <table:table-cell office:value-type="float" office:value="189.75">
            <text:p>189.75</text:p>
          </table:table-cell>
          <table:table-cell office:value-type="float" office:value="78.82">
            <text:p>78.82</text:p>
          </table:table-cell>
          <table:table-cell table:number-columns-repeated="1019"/>
        </table:table-row>
        <table:table-row table:style-name="ro1">
          <table:table-cell office:value-type="date" office:date-value="2011-12-07">
            <text:p>12/7/2011</text:p>
          </table:table-cell>
          <table:table-cell office:value-type="float" office:value="385.67">
            <text:p>385.67</text:p>
          </table:table-cell>
          <table:table-cell office:value-type="float" office:value="623.39">
            <text:p>623.39</text:p>
          </table:table-cell>
          <table:table-cell office:value-type="float" office:value="190.84">
            <text:p>190.84</text:p>
          </table:table-cell>
          <table:table-cell office:value-type="float" office:value="79.07">
            <text:p>79.07</text:p>
          </table:table-cell>
          <table:table-cell table:number-columns-repeated="1019"/>
        </table:table-row>
        <table:table-row table:style-name="ro1">
          <table:table-cell office:value-type="date" office:date-value="2011-12-08">
            <text:p>12/8/2011</text:p>
          </table:table-cell>
          <table:table-cell office:value-type="float" office:value="387.22">
            <text:p>387.22</text:p>
          </table:table-cell>
          <table:table-cell office:value-type="float" office:value="616.05">
            <text:p>616.05</text:p>
          </table:table-cell>
          <table:table-cell office:value-type="float" office:value="188.41">
            <text:p>188.41</text:p>
          </table:table-cell>
          <table:table-cell office:value-type="float" office:value="77.89">
            <text:p>77.89</text:p>
          </table:table-cell>
          <table:table-cell table:number-columns-repeated="1019"/>
        </table:table-row>
        <table:table-row table:style-name="ro1">
          <table:table-cell office:value-type="date" office:date-value="2011-12-09">
            <text:p>12/9/2011</text:p>
          </table:table-cell>
          <table:table-cell office:value-type="float" office:value="390.16">
            <text:p>390.16</text:p>
          </table:table-cell>
          <table:table-cell office:value-type="float" office:value="627.42">
            <text:p>627.42</text:p>
          </table:table-cell>
          <table:table-cell office:value-type="float" office:value="191.34">
            <text:p>191.34</text:p>
          </table:table-cell>
          <table:table-cell office:value-type="float" office:value="79.33">
            <text:p>79.33</text:p>
          </table:table-cell>
          <table:table-cell table:number-columns-repeated="1019"/>
        </table:table-row>
        <table:table-row table:style-name="ro1">
          <table:table-cell office:value-type="date" office:date-value="2011-12-12">
            <text:p>12/12/2011</text:p>
          </table:table-cell>
          <table:table-cell office:value-type="float" office:value="388.39">
            <text:p>388.39</text:p>
          </table:table-cell>
          <table:table-cell office:value-type="float" office:value="625.39">
            <text:p>625.39</text:p>
          </table:table-cell>
          <table:table-cell office:value-type="float" office:value="189">
            <text:p>189.00</text:p>
          </table:table-cell>
          <table:table-cell office:value-type="float" office:value="78.07">
            <text:p>78.07</text:p>
          </table:table-cell>
          <table:table-cell table:number-columns-repeated="1019"/>
        </table:table-row>
        <table:table-row table:style-name="ro1">
          <table:table-cell office:value-type="date" office:date-value="2011-12-13">
            <text:p>12/13/2011</text:p>
          </table:table-cell>
          <table:table-cell office:value-type="float" office:value="385.39">
            <text:p>385.39</text:p>
          </table:table-cell>
          <table:table-cell office:value-type="float" office:value="625.63">
            <text:p>625.63</text:p>
          </table:table-cell>
          <table:table-cell office:value-type="float" office:value="187.99">
            <text:p>187.99</text:p>
          </table:table-cell>
          <table:table-cell office:value-type="float" office:value="78.54">
            <text:p>78.54</text:p>
          </table:table-cell>
          <table:table-cell table:number-columns-repeated="1019"/>
        </table:table-row>
        <table:table-row table:style-name="ro1">
          <table:table-cell office:value-type="date" office:date-value="2011-12-14">
            <text:p>12/14/2011</text:p>
          </table:table-cell>
          <table:table-cell office:value-type="float" office:value="376.84">
            <text:p>376.84</text:p>
          </table:table-cell>
          <table:table-cell office:value-type="float" office:value="618.07">
            <text:p>618.07</text:p>
          </table:table-cell>
          <table:table-cell office:value-type="float" office:value="185.6">
            <text:p>185.60</text:p>
          </table:table-cell>
          <table:table-cell office:value-type="float" office:value="77.48">
            <text:p>77.48</text:p>
          </table:table-cell>
          <table:table-cell table:number-columns-repeated="1019"/>
        </table:table-row>
        <table:table-row table:style-name="ro1">
          <table:table-cell office:value-type="date" office:date-value="2011-12-15">
            <text:p>12/15/2011</text:p>
          </table:table-cell>
          <table:table-cell office:value-type="float" office:value="375.6">
            <text:p>375.60</text:p>
          </table:table-cell>
          <table:table-cell office:value-type="float" office:value="619.54">
            <text:p>619.54</text:p>
          </table:table-cell>
          <table:table-cell office:value-type="float" office:value="184.38">
            <text:p>184.38</text:p>
          </table:table-cell>
          <table:table-cell office:value-type="float" office:value="78.05">
            <text:p>78.05</text:p>
          </table:table-cell>
          <table:table-cell table:number-columns-repeated="1019"/>
        </table:table-row>
        <table:table-row table:style-name="ro1">
          <table:table-cell office:value-type="date" office:date-value="2011-12-16">
            <text:p>12/16/2011</text:p>
          </table:table-cell>
          <table:table-cell office:value-type="float" office:value="377.67">
            <text:p>377.67</text:p>
          </table:table-cell>
          <table:table-cell office:value-type="float" office:value="625.96">
            <text:p>625.96</text:p>
          </table:table-cell>
          <table:table-cell office:value-type="float" office:value="180.53">
            <text:p>180.53</text:p>
          </table:table-cell>
          <table:table-cell office:value-type="float" office:value="78.18">
            <text:p>78.18</text:p>
          </table:table-cell>
          <table:table-cell table:number-columns-repeated="1019"/>
        </table:table-row>
        <table:table-row table:style-name="ro1">
          <table:table-cell office:value-type="date" office:date-value="2011-12-19">
            <text:p>12/19/2011</text:p>
          </table:table-cell>
          <table:table-cell office:value-type="float" office:value="378.85">
            <text:p>378.85</text:p>
          </table:table-cell>
          <table:table-cell office:value-type="float" office:value="621.83">
            <text:p>621.83</text:p>
          </table:table-cell>
          <table:table-cell office:value-type="float" office:value="179.86">
            <text:p>179.86</text:p>
          </table:table-cell>
          <table:table-cell office:value-type="float" office:value="77.56">
            <text:p>77.56</text:p>
          </table:table-cell>
          <table:table-cell table:number-columns-repeated="1019"/>
        </table:table-row>
        <table:table-row table:style-name="ro1">
          <table:table-cell office:value-type="date" office:date-value="2011-12-20">
            <text:p>12/20/2011</text:p>
          </table:table-cell>
          <table:table-cell office:value-type="float" office:value="392.46">
            <text:p>392.46</text:p>
          </table:table-cell>
          <table:table-cell office:value-type="float" office:value="630.37">
            <text:p>630.37</text:p>
          </table:table-cell>
          <table:table-cell office:value-type="float" office:value="184.14">
            <text:p>184.14</text:p>
          </table:table-cell>
          <table:table-cell office:value-type="float" office:value="79.97">
            <text:p>79.97</text:p>
          </table:table-cell>
          <table:table-cell table:number-columns-repeated="1019"/>
        </table:table-row>
        <table:named-expressions>
          <table:named-range table:name="_xlnm._FilterDatabase" table:base-cell-address="$orders.$A$1" table:cell-range-address="$prices.$A$1:.$E$241"/>
        </table:named-expressions>
      </table:table>
      <table:table table:name="shares" table:style-name="ta3">
        <office:forms form:automatic-focus="false" form:apply-design-mode="false"/>
        <table:table-column table:style-name="co4" table:default-cell-style-name="ce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1019" table:default-cell-style-name="Default"/>
        <table:table-row table:style-name="ro1">
          <table:table-cell table:style-name="Default" office:value-type="string">
            <text:p>Date</text:p>
          </table:table-cell>
          <table:table-cell office:value-type="string">
            <text:p>AAPL_shares</text:p>
          </table:table-cell>
          <table:table-cell office:value-type="string">
            <text:p>GOOG_shares</text:p>
          </table:table-cell>
          <table:table-cell office:value-type="string">
            <text:p>IBM_shares</text:p>
          </table:table-cell>
          <table:table-cell office:value-type="string">
            <text:p>XOM_shares</text:p>
          </table:table-cell>
          <table:table-cell office:value-type="string">
            <text:p>Order</text:p>
          </table:table-cell>
          <table:table-cell table:number-columns-repeated="1018"/>
        </table:table-row>
        <table:table-row table:style-name="ro1">
          <table:table-cell office:value-type="date" office:date-value="2011-01-10">
            <text:p>1/10/2011</text:p>
          </table:table-cell>
          <table:table-cell office:value-type="float" office:value="1500">
            <text:p>15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*</text:p>
          </table:table-cell>
          <table:table-cell table:number-columns-repeated="1018"/>
        </table:table-row>
        <table:table-row table:style-name="ro1">
          <table:table-cell office:value-type="date" office:date-value="2011-01-11">
            <text:p>1/11/2011</text:p>
          </table:table-cell>
          <table:table-cell office:value-type="float" office:value="1500">
            <text:p>15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1-12">
            <text:p>1/12/2011</text:p>
          </table:table-cell>
          <table:table-cell office:value-type="float" office:value="1500">
            <text:p>15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1-13">
            <text:p>1/13/2011</text:p>
          </table:table-cell>
          <table:table-cell table:number-columns-repeated="2" office:value-type="float" office:value="0">
            <text:p>0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office:value-type="string">
            <text:p>*</text:p>
          </table:table-cell>
          <table:table-cell table:number-columns-repeated="1018"/>
        </table:table-row>
        <table:table-row table:style-name="ro1">
          <table:table-cell office:value-type="date" office:date-value="2011-01-14">
            <text:p>1/14/2011</text:p>
          </table:table-cell>
          <table:table-cell table:number-columns-repeated="2" office:value-type="float" office:value="0">
            <text:p>0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1-18">
            <text:p>1/18/2011</text:p>
          </table:table-cell>
          <table:table-cell table:number-columns-repeated="2" office:value-type="float" office:value="0">
            <text:p>0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1-19">
            <text:p>1/19/2011</text:p>
          </table:table-cell>
          <table:table-cell table:number-columns-repeated="2" office:value-type="float" office:value="0">
            <text:p>0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1-20">
            <text:p>1/20/2011</text:p>
          </table:table-cell>
          <table:table-cell table:number-columns-repeated="2" office:value-type="float" office:value="0">
            <text:p>0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1-21">
            <text:p>1/21/2011</text:p>
          </table:table-cell>
          <table:table-cell table:number-columns-repeated="2" office:value-type="float" office:value="0">
            <text:p>0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1-24">
            <text:p>1/24/2011</text:p>
          </table:table-cell>
          <table:table-cell table:number-columns-repeated="2" office:value-type="float" office:value="0">
            <text:p>0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1-25">
            <text:p>1/25/2011</text:p>
          </table:table-cell>
          <table:table-cell table:number-columns-repeated="2" office:value-type="float" office:value="0">
            <text:p>0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1-26">
            <text:p>1/26/2011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office:value-type="string">
            <text:p>*</text:p>
          </table:table-cell>
          <table:table-cell table:number-columns-repeated="1018"/>
        </table:table-row>
        <table:table-row table:style-name="ro1">
          <table:table-cell office:value-type="date" office:date-value="2011-01-27">
            <text:p>1/27/2011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1-28">
            <text:p>1/28/2011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1-31">
            <text:p>1/31/2011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2-01">
            <text:p>2/1/2011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2-02">
            <text:p>2/2/2011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4000">
            <text:p>4000</text:p>
          </table:table-cell>
          <table:table-cell office:value-type="float" office:value="-4000">
            <text:p>-4000</text:p>
          </table:table-cell>
          <table:table-cell office:value-type="string">
            <text:p>*</text:p>
          </table:table-cell>
          <table:table-cell table:number-columns-repeated="1018"/>
        </table:table-row>
        <table:table-row table:style-name="ro1">
          <table:table-cell office:value-type="date" office:date-value="2011-02-03">
            <text:p>2/3/2011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4000">
            <text:p>4000</text:p>
          </table:table-cell>
          <table:table-cell office:value-type="float" office:value="-4000">
            <text:p>-4000</text:p>
          </table:table-cell>
          <table:table-cell table:number-columns-repeated="1019"/>
        </table:table-row>
        <table:table-row table:style-name="ro1">
          <table:table-cell office:value-type="date" office:date-value="2011-02-04">
            <text:p>2/4/2011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4000">
            <text:p>4000</text:p>
          </table:table-cell>
          <table:table-cell office:value-type="float" office:value="-4000">
            <text:p>-4000</text:p>
          </table:table-cell>
          <table:table-cell table:number-columns-repeated="1019"/>
        </table:table-row>
        <table:table-row table:style-name="ro1">
          <table:table-cell office:value-type="date" office:date-value="2011-02-07">
            <text:p>2/7/2011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4000">
            <text:p>4000</text:p>
          </table:table-cell>
          <table:table-cell office:value-type="float" office:value="-4000">
            <text:p>-4000</text:p>
          </table:table-cell>
          <table:table-cell table:number-columns-repeated="1019"/>
        </table:table-row>
        <table:table-row table:style-name="ro1">
          <table:table-cell office:value-type="date" office:date-value="2011-02-08">
            <text:p>2/8/2011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4000">
            <text:p>4000</text:p>
          </table:table-cell>
          <table:table-cell office:value-type="float" office:value="-4000">
            <text:p>-4000</text:p>
          </table:table-cell>
          <table:table-cell table:number-columns-repeated="1019"/>
        </table:table-row>
        <table:table-row table:style-name="ro1">
          <table:table-cell office:value-type="date" office:date-value="2011-02-09">
            <text:p>2/9/2011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4000">
            <text:p>4000</text:p>
          </table:table-cell>
          <table:table-cell office:value-type="float" office:value="-4000">
            <text:p>-4000</text:p>
          </table:table-cell>
          <table:table-cell table:number-columns-repeated="1019"/>
        </table:table-row>
        <table:table-row table:style-name="ro1">
          <table:table-cell office:value-type="date" office:date-value="2011-02-10">
            <text:p>2/10/2011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office:value-type="string">
            <text:p>*</text:p>
          </table:table-cell>
          <table:table-cell table:number-columns-repeated="1018"/>
        </table:table-row>
        <table:table-row table:style-name="ro1">
          <table:table-cell office:value-type="date" office:date-value="2011-02-11">
            <text:p>2/11/2011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2-14">
            <text:p>2/14/2011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2-15">
            <text:p>2/15/2011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2-16">
            <text:p>2/16/2011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2-17">
            <text:p>2/17/2011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2-18">
            <text:p>2/18/2011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2-22">
            <text:p>2/22/2011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2-23">
            <text:p>2/23/2011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2-24">
            <text:p>2/24/2011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2-25">
            <text:p>2/25/2011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2-28">
            <text:p>2/28/2011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3-01">
            <text:p>3/1/2011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3-02">
            <text:p>3/2/2011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3-03">
            <text:p>3/3/2011</text:p>
          </table:table-cell>
          <table:table-cell table:number-columns-repeated="2" office:value-type="float" office:value="0">
            <text:p>0</text:p>
          </table:table-cell>
          <table:table-cell office:value-type="float" office:value="1800">
            <text:p>1800</text:p>
          </table:table-cell>
          <table:table-cell office:value-type="float" office:value="0">
            <text:p>0</text:p>
          </table:table-cell>
          <table:table-cell office:value-type="string">
            <text:p>*</text:p>
          </table:table-cell>
          <table:table-cell table:number-columns-repeated="1018"/>
        </table:table-row>
        <table:table-row table:style-name="ro1">
          <table:table-cell office:value-type="date" office:date-value="2011-03-04">
            <text:p>3/4/2011</text:p>
          </table:table-cell>
          <table:table-cell table:number-columns-repeated="2" office:value-type="float" office:value="0">
            <text:p>0</text:p>
          </table:table-cell>
          <table:table-cell office:value-type="float" office:value="1800">
            <text:p>180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3-07">
            <text:p>3/7/2011</text:p>
          </table:table-cell>
          <table:table-cell table:number-columns-repeated="2" office:value-type="float" office:value="0">
            <text:p>0</text:p>
          </table:table-cell>
          <table:table-cell office:value-type="float" office:value="1800">
            <text:p>180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3-08">
            <text:p>3/8/2011</text:p>
          </table:table-cell>
          <table:table-cell table:number-columns-repeated="2" office:value-type="float" office:value="0">
            <text:p>0</text:p>
          </table:table-cell>
          <table:table-cell office:value-type="float" office:value="1800">
            <text:p>180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3-09">
            <text:p>3/9/2011</text:p>
          </table:table-cell>
          <table:table-cell table:number-columns-repeated="2" office:value-type="float" office:value="0">
            <text:p>0</text:p>
          </table:table-cell>
          <table:table-cell office:value-type="float" office:value="1800">
            <text:p>180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3-10">
            <text:p>3/10/2011</text:p>
          </table:table-cell>
          <table:table-cell table:number-columns-repeated="2" office:value-type="float" office:value="0">
            <text:p>0</text:p>
          </table:table-cell>
          <table:table-cell office:value-type="float" office:value="1800">
            <text:p>180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3-11">
            <text:p>3/11/2011</text:p>
          </table:table-cell>
          <table:table-cell table:number-columns-repeated="2" office:value-type="float" office:value="0">
            <text:p>0</text:p>
          </table:table-cell>
          <table:table-cell office:value-type="float" office:value="1800">
            <text:p>180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3-14">
            <text:p>3/14/2011</text:p>
          </table:table-cell>
          <table:table-cell table:number-columns-repeated="2" office:value-type="float" office:value="0">
            <text:p>0</text:p>
          </table:table-cell>
          <table:table-cell office:value-type="float" office:value="1800">
            <text:p>180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3-15">
            <text:p>3/15/2011</text:p>
          </table:table-cell>
          <table:table-cell table:number-columns-repeated="2" office:value-type="float" office:value="0">
            <text:p>0</text:p>
          </table:table-cell>
          <table:table-cell office:value-type="float" office:value="1800">
            <text:p>180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3-16">
            <text:p>3/16/2011</text:p>
          </table:table-cell>
          <table:table-cell table:number-columns-repeated="2" office:value-type="float" office:value="0">
            <text:p>0</text:p>
          </table:table-cell>
          <table:table-cell office:value-type="float" office:value="1800">
            <text:p>180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3-17">
            <text:p>3/17/2011</text:p>
          </table:table-cell>
          <table:table-cell table:number-columns-repeated="2" office:value-type="float" office:value="0">
            <text:p>0</text:p>
          </table:table-cell>
          <table:table-cell office:value-type="float" office:value="1800">
            <text:p>180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3-18">
            <text:p>3/18/2011</text:p>
          </table:table-cell>
          <table:table-cell table:number-columns-repeated="2" office:value-type="float" office:value="0">
            <text:p>0</text:p>
          </table:table-cell>
          <table:table-cell office:value-type="float" office:value="1800">
            <text:p>180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3-21">
            <text:p>3/21/2011</text:p>
          </table:table-cell>
          <table:table-cell table:number-columns-repeated="2" office:value-type="float" office:value="0">
            <text:p>0</text:p>
          </table:table-cell>
          <table:table-cell office:value-type="float" office:value="1800">
            <text:p>180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3-22">
            <text:p>3/22/2011</text:p>
          </table:table-cell>
          <table:table-cell table:number-columns-repeated="2" office:value-type="float" office:value="0">
            <text:p>0</text:p>
          </table:table-cell>
          <table:table-cell office:value-type="float" office:value="1800">
            <text:p>180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3-23">
            <text:p>3/23/2011</text:p>
          </table:table-cell>
          <table:table-cell table:number-columns-repeated="2" office:value-type="float" office:value="0">
            <text:p>0</text:p>
          </table:table-cell>
          <table:table-cell office:value-type="float" office:value="1800">
            <text:p>180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3-24">
            <text:p>3/24/2011</text:p>
          </table:table-cell>
          <table:table-cell table:number-columns-repeated="2" office:value-type="float" office:value="0">
            <text:p>0</text:p>
          </table:table-cell>
          <table:table-cell office:value-type="float" office:value="1800">
            <text:p>180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3-25">
            <text:p>3/25/2011</text:p>
          </table:table-cell>
          <table:table-cell table:number-columns-repeated="2" office:value-type="float" office:value="0">
            <text:p>0</text:p>
          </table:table-cell>
          <table:table-cell office:value-type="float" office:value="1800">
            <text:p>180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3-28">
            <text:p>3/28/2011</text:p>
          </table:table-cell>
          <table:table-cell table:number-columns-repeated="2" office:value-type="float" office:value="0">
            <text:p>0</text:p>
          </table:table-cell>
          <table:table-cell office:value-type="float" office:value="1800">
            <text:p>180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3-29">
            <text:p>3/29/2011</text:p>
          </table:table-cell>
          <table:table-cell table:number-columns-repeated="2" office:value-type="float" office:value="0">
            <text:p>0</text:p>
          </table:table-cell>
          <table:table-cell office:value-type="float" office:value="1800">
            <text:p>180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3-30">
            <text:p>3/30/2011</text:p>
          </table:table-cell>
          <table:table-cell table:number-columns-repeated="2" office:value-type="float" office:value="0">
            <text:p>0</text:p>
          </table:table-cell>
          <table:table-cell office:value-type="float" office:value="1800">
            <text:p>180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3-31">
            <text:p>3/31/2011</text:p>
          </table:table-cell>
          <table:table-cell table:number-columns-repeated="2" office:value-type="float" office:value="0">
            <text:p>0</text:p>
          </table:table-cell>
          <table:table-cell office:value-type="float" office:value="1800">
            <text:p>180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4-01">
            <text:p>4/1/2011</text:p>
          </table:table-cell>
          <table:table-cell table:number-columns-repeated="2" office:value-type="float" office:value="0">
            <text:p>0</text:p>
          </table:table-cell>
          <table:table-cell office:value-type="float" office:value="1800">
            <text:p>180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4-04">
            <text:p>4/4/2011</text:p>
          </table:table-cell>
          <table:table-cell table:number-columns-repeated="2" office:value-type="float" office:value="0">
            <text:p>0</text:p>
          </table:table-cell>
          <table:table-cell office:value-type="float" office:value="1800">
            <text:p>180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4-05">
            <text:p>4/5/2011</text:p>
          </table:table-cell>
          <table:table-cell table:number-columns-repeated="2" office:value-type="float" office:value="0">
            <text:p>0</text:p>
          </table:table-cell>
          <table:table-cell office:value-type="float" office:value="1800">
            <text:p>180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4-06">
            <text:p>4/6/2011</text:p>
          </table:table-cell>
          <table:table-cell table:number-columns-repeated="2" office:value-type="float" office:value="0">
            <text:p>0</text:p>
          </table:table-cell>
          <table:table-cell office:value-type="float" office:value="1800">
            <text:p>180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4-07">
            <text:p>4/7/2011</text:p>
          </table:table-cell>
          <table:table-cell table:number-columns-repeated="2" office:value-type="float" office:value="0">
            <text:p>0</text:p>
          </table:table-cell>
          <table:table-cell office:value-type="float" office:value="1800">
            <text:p>180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4-08">
            <text:p>4/8/2011</text:p>
          </table:table-cell>
          <table:table-cell table:number-columns-repeated="2" office:value-type="float" office:value="0">
            <text:p>0</text:p>
          </table:table-cell>
          <table:table-cell office:value-type="float" office:value="1800">
            <text:p>180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4-11">
            <text:p>4/11/2011</text:p>
          </table:table-cell>
          <table:table-cell table:number-columns-repeated="2" office:value-type="float" office:value="0">
            <text:p>0</text:p>
          </table:table-cell>
          <table:table-cell office:value-type="float" office:value="1800">
            <text:p>180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4-12">
            <text:p>4/12/2011</text:p>
          </table:table-cell>
          <table:table-cell table:number-columns-repeated="2" office:value-type="float" office:value="0">
            <text:p>0</text:p>
          </table:table-cell>
          <table:table-cell office:value-type="float" office:value="1800">
            <text:p>180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4-13">
            <text:p>4/13/2011</text:p>
          </table:table-cell>
          <table:table-cell table:number-columns-repeated="2" office:value-type="float" office:value="0">
            <text:p>0</text:p>
          </table:table-cell>
          <table:table-cell office:value-type="float" office:value="1800">
            <text:p>180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4-14">
            <text:p>4/14/2011</text:p>
          </table:table-cell>
          <table:table-cell table:number-columns-repeated="2" office:value-type="float" office:value="0">
            <text:p>0</text:p>
          </table:table-cell>
          <table:table-cell office:value-type="float" office:value="1800">
            <text:p>180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4-15">
            <text:p>4/15/2011</text:p>
          </table:table-cell>
          <table:table-cell table:number-columns-repeated="2" office:value-type="float" office:value="0">
            <text:p>0</text:p>
          </table:table-cell>
          <table:table-cell office:value-type="float" office:value="1800">
            <text:p>180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4-18">
            <text:p>4/18/2011</text:p>
          </table:table-cell>
          <table:table-cell table:number-columns-repeated="2" office:value-type="float" office:value="0">
            <text:p>0</text:p>
          </table:table-cell>
          <table:table-cell office:value-type="float" office:value="1800">
            <text:p>180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4-19">
            <text:p>4/19/2011</text:p>
          </table:table-cell>
          <table:table-cell table:number-columns-repeated="2" office:value-type="float" office:value="0">
            <text:p>0</text:p>
          </table:table-cell>
          <table:table-cell office:value-type="float" office:value="1800">
            <text:p>180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4-20">
            <text:p>4/20/2011</text:p>
          </table:table-cell>
          <table:table-cell table:number-columns-repeated="2" office:value-type="float" office:value="0">
            <text:p>0</text:p>
          </table:table-cell>
          <table:table-cell office:value-type="float" office:value="1800">
            <text:p>180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4-21">
            <text:p>4/21/2011</text:p>
          </table:table-cell>
          <table:table-cell table:number-columns-repeated="2" office:value-type="float" office:value="0">
            <text:p>0</text:p>
          </table:table-cell>
          <table:table-cell office:value-type="float" office:value="1800">
            <text:p>180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4-25">
            <text:p>4/25/2011</text:p>
          </table:table-cell>
          <table:table-cell table:number-columns-repeated="2" office:value-type="float" office:value="0">
            <text:p>0</text:p>
          </table:table-cell>
          <table:table-cell office:value-type="float" office:value="1800">
            <text:p>180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4-26">
            <text:p>4/26/2011</text:p>
          </table:table-cell>
          <table:table-cell table:number-columns-repeated="2" office:value-type="float" office:value="0">
            <text:p>0</text:p>
          </table:table-cell>
          <table:table-cell office:value-type="float" office:value="1800">
            <text:p>180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4-27">
            <text:p>4/27/2011</text:p>
          </table:table-cell>
          <table:table-cell table:number-columns-repeated="2" office:value-type="float" office:value="0">
            <text:p>0</text:p>
          </table:table-cell>
          <table:table-cell office:value-type="float" office:value="1800">
            <text:p>180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4-28">
            <text:p>4/28/2011</text:p>
          </table:table-cell>
          <table:table-cell table:number-columns-repeated="2" office:value-type="float" office:value="0">
            <text:p>0</text:p>
          </table:table-cell>
          <table:table-cell office:value-type="float" office:value="1800">
            <text:p>180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4-29">
            <text:p>4/29/2011</text:p>
          </table:table-cell>
          <table:table-cell table:number-columns-repeated="2" office:value-type="float" office:value="0">
            <text:p>0</text:p>
          </table:table-cell>
          <table:table-cell office:value-type="float" office:value="1800">
            <text:p>180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5-02">
            <text:p>5/2/2011</text:p>
          </table:table-cell>
          <table:table-cell table:number-columns-repeated="2" office:value-type="float" office:value="0">
            <text:p>0</text:p>
          </table:table-cell>
          <table:table-cell office:value-type="float" office:value="1800">
            <text:p>180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5-03">
            <text:p>5/3/2011</text:p>
          </table:table-cell>
          <table:table-cell table:number-columns-repeated="2" office:value-type="float" office:value="0">
            <text:p>0</text:p>
          </table:table-cell>
          <table:table-cell office:value-type="float" office:value="3300">
            <text:p>3300</text:p>
          </table:table-cell>
          <table:table-cell office:value-type="float" office:value="0">
            <text:p>0</text:p>
          </table:table-cell>
          <table:table-cell office:value-type="string">
            <text:p>*</text:p>
          </table:table-cell>
          <table:table-cell table:number-columns-repeated="1018"/>
        </table:table-row>
        <table:table-row table:style-name="ro1">
          <table:table-cell office:value-type="date" office:date-value="2011-05-04">
            <text:p>5/4/2011</text:p>
          </table:table-cell>
          <table:table-cell table:number-columns-repeated="2" office:value-type="float" office:value="0">
            <text:p>0</text:p>
          </table:table-cell>
          <table:table-cell office:value-type="float" office:value="3300">
            <text:p>330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5-05">
            <text:p>5/5/2011</text:p>
          </table:table-cell>
          <table:table-cell table:number-columns-repeated="2" office:value-type="float" office:value="0">
            <text:p>0</text:p>
          </table:table-cell>
          <table:table-cell office:value-type="float" office:value="3300">
            <text:p>330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5-06">
            <text:p>5/6/2011</text:p>
          </table:table-cell>
          <table:table-cell table:number-columns-repeated="2" office:value-type="float" office:value="0">
            <text:p>0</text:p>
          </table:table-cell>
          <table:table-cell office:value-type="float" office:value="3300">
            <text:p>330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5-09">
            <text:p>5/9/2011</text:p>
          </table:table-cell>
          <table:table-cell table:number-columns-repeated="2" office:value-type="float" office:value="0">
            <text:p>0</text:p>
          </table:table-cell>
          <table:table-cell office:value-type="float" office:value="3300">
            <text:p>330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5-10">
            <text:p>5/10/2011</text:p>
          </table:table-cell>
          <table:table-cell table:number-columns-repeated="2" office:value-type="float" office:value="0">
            <text:p>0</text:p>
          </table:table-cell>
          <table:table-cell office:value-type="float" office:value="3300">
            <text:p>330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5-11">
            <text:p>5/11/2011</text:p>
          </table:table-cell>
          <table:table-cell table:number-columns-repeated="2" office:value-type="float" office:value="0">
            <text:p>0</text:p>
          </table:table-cell>
          <table:table-cell office:value-type="float" office:value="3300">
            <text:p>330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5-12">
            <text:p>5/12/2011</text:p>
          </table:table-cell>
          <table:table-cell table:number-columns-repeated="2" office:value-type="float" office:value="0">
            <text:p>0</text:p>
          </table:table-cell>
          <table:table-cell office:value-type="float" office:value="3300">
            <text:p>330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5-13">
            <text:p>5/13/2011</text:p>
          </table:table-cell>
          <table:table-cell table:number-columns-repeated="2" office:value-type="float" office:value="0">
            <text:p>0</text:p>
          </table:table-cell>
          <table:table-cell office:value-type="float" office:value="3300">
            <text:p>330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5-16">
            <text:p>5/16/2011</text:p>
          </table:table-cell>
          <table:table-cell table:number-columns-repeated="2" office:value-type="float" office:value="0">
            <text:p>0</text:p>
          </table:table-cell>
          <table:table-cell office:value-type="float" office:value="3300">
            <text:p>330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5-17">
            <text:p>5/17/2011</text:p>
          </table:table-cell>
          <table:table-cell table:number-columns-repeated="2" office:value-type="float" office:value="0">
            <text:p>0</text:p>
          </table:table-cell>
          <table:table-cell office:value-type="float" office:value="3300">
            <text:p>330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5-18">
            <text:p>5/18/2011</text:p>
          </table:table-cell>
          <table:table-cell table:number-columns-repeated="2" office:value-type="float" office:value="0">
            <text:p>0</text:p>
          </table:table-cell>
          <table:table-cell office:value-type="float" office:value="3300">
            <text:p>330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5-19">
            <text:p>5/19/2011</text:p>
          </table:table-cell>
          <table:table-cell table:number-columns-repeated="2" office:value-type="float" office:value="0">
            <text:p>0</text:p>
          </table:table-cell>
          <table:table-cell office:value-type="float" office:value="3300">
            <text:p>330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5-20">
            <text:p>5/20/2011</text:p>
          </table:table-cell>
          <table:table-cell table:number-columns-repeated="2" office:value-type="float" office:value="0">
            <text:p>0</text:p>
          </table:table-cell>
          <table:table-cell office:value-type="float" office:value="3300">
            <text:p>330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5-23">
            <text:p>5/23/2011</text:p>
          </table:table-cell>
          <table:table-cell table:number-columns-repeated="2" office:value-type="float" office:value="0">
            <text:p>0</text:p>
          </table:table-cell>
          <table:table-cell office:value-type="float" office:value="3300">
            <text:p>330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5-24">
            <text:p>5/24/2011</text:p>
          </table:table-cell>
          <table:table-cell table:number-columns-repeated="2" office:value-type="float" office:value="0">
            <text:p>0</text:p>
          </table:table-cell>
          <table:table-cell office:value-type="float" office:value="3300">
            <text:p>330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5-25">
            <text:p>5/25/2011</text:p>
          </table:table-cell>
          <table:table-cell table:number-columns-repeated="2" office:value-type="float" office:value="0">
            <text:p>0</text:p>
          </table:table-cell>
          <table:table-cell office:value-type="float" office:value="3300">
            <text:p>330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5-26">
            <text:p>5/26/2011</text:p>
          </table:table-cell>
          <table:table-cell table:number-columns-repeated="2" office:value-type="float" office:value="0">
            <text:p>0</text:p>
          </table:table-cell>
          <table:table-cell office:value-type="float" office:value="3300">
            <text:p>330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5-27">
            <text:p>5/27/2011</text:p>
          </table:table-cell>
          <table:table-cell table:number-columns-repeated="2" office:value-type="float" office:value="0">
            <text:p>0</text:p>
          </table:table-cell>
          <table:table-cell office:value-type="float" office:value="3300">
            <text:p>330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5-31">
            <text:p>5/31/2011</text:p>
          </table:table-cell>
          <table:table-cell table:number-columns-repeated="2" office:value-type="float" office:value="0">
            <text:p>0</text:p>
          </table:table-cell>
          <table:table-cell office:value-type="float" office:value="3300">
            <text:p>330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6-01">
            <text:p>6/1/2011</text:p>
          </table:table-cell>
          <table:table-cell table:number-columns-repeated="2" office:value-type="float" office:value="0">
            <text:p>0</text:p>
          </table:table-cell>
          <table:table-cell office:value-type="float" office:value="3300">
            <text:p>330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6-02">
            <text:p>6/2/2011</text:p>
          </table:table-cell>
          <table:table-cell table:number-columns-repeated="2" office:value-type="float" office:value="0">
            <text:p>0</text:p>
          </table:table-cell>
          <table:table-cell office:value-type="float" office:value="3300">
            <text:p>330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6-03">
            <text:p>6/3/201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*</text:p>
          </table:table-cell>
          <table:table-cell table:number-columns-repeated="1018"/>
        </table:table-row>
        <table:table-row table:style-name="ro1">
          <table:table-cell office:value-type="date" office:date-value="2011-06-06">
            <text:p>6/6/2011</text:p>
          </table:table-cell>
          <table:table-cell table:number-columns-repeated="4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6-07">
            <text:p>6/7/2011</text:p>
          </table:table-cell>
          <table:table-cell table:number-columns-repeated="4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6-08">
            <text:p>6/8/2011</text:p>
          </table:table-cell>
          <table:table-cell table:number-columns-repeated="4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6-09">
            <text:p>6/9/2011</text:p>
          </table:table-cell>
          <table:table-cell table:number-columns-repeated="4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6-10">
            <text:p>6/10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*</text:p>
          </table:table-cell>
          <table:table-cell table:number-columns-repeated="1018"/>
        </table:table-row>
        <table:table-row table:style-name="ro1">
          <table:table-cell office:value-type="date" office:date-value="2011-06-13">
            <text:p>6/13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6-14">
            <text:p>6/14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6-15">
            <text:p>6/15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6-16">
            <text:p>6/16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6-17">
            <text:p>6/17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6-20">
            <text:p>6/20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6-21">
            <text:p>6/21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6-22">
            <text:p>6/22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6-23">
            <text:p>6/23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6-24">
            <text:p>6/24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6-27">
            <text:p>6/27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6-28">
            <text:p>6/28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6-29">
            <text:p>6/29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6-30">
            <text:p>6/30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7-01">
            <text:p>7/1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7-05">
            <text:p>7/5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7-06">
            <text:p>7/6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7-07">
            <text:p>7/7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7-08">
            <text:p>7/8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7-11">
            <text:p>7/11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7-12">
            <text:p>7/12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7-13">
            <text:p>7/13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7-14">
            <text:p>7/14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7-15">
            <text:p>7/15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7-18">
            <text:p>7/18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7-19">
            <text:p>7/19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7-20">
            <text:p>7/20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7-21">
            <text:p>7/21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7-22">
            <text:p>7/22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7-25">
            <text:p>7/25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7-26">
            <text:p>7/26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7-27">
            <text:p>7/27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7-28">
            <text:p>7/28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7-29">
            <text:p>7/29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8-01">
            <text:p>8/1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8-02">
            <text:p>8/2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8-03">
            <text:p>8/3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8-04">
            <text:p>8/4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8-05">
            <text:p>8/5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8-08">
            <text:p>8/8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8-09">
            <text:p>8/9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8-10">
            <text:p>8/10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8-11">
            <text:p>8/11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8-12">
            <text:p>8/12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8-15">
            <text:p>8/15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8-16">
            <text:p>8/16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8-17">
            <text:p>8/17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8-18">
            <text:p>8/18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8-19">
            <text:p>8/19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8-22">
            <text:p>8/22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8-23">
            <text:p>8/23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8-24">
            <text:p>8/24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8-25">
            <text:p>8/25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8-26">
            <text:p>8/26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8-29">
            <text:p>8/29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8-30">
            <text:p>8/30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8-31">
            <text:p>8/31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9-01">
            <text:p>9/1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9-02">
            <text:p>9/2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9-06">
            <text:p>9/6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9-07">
            <text:p>9/7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9-08">
            <text:p>9/8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9-09">
            <text:p>9/9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9-12">
            <text:p>9/12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9-13">
            <text:p>9/13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9-14">
            <text:p>9/14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9-15">
            <text:p>9/15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9-16">
            <text:p>9/16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9-19">
            <text:p>9/19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9-20">
            <text:p>9/20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9-21">
            <text:p>9/21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9-22">
            <text:p>9/22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9-23">
            <text:p>9/23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9-26">
            <text:p>9/26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9-27">
            <text:p>9/27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9-28">
            <text:p>9/28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9-29">
            <text:p>9/29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09-30">
            <text:p>9/30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10-03">
            <text:p>10/3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10-04">
            <text:p>10/4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10-05">
            <text:p>10/5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10-06">
            <text:p>10/6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10-07">
            <text:p>10/7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10-10">
            <text:p>10/10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10-11">
            <text:p>10/11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10-12">
            <text:p>10/12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10-13">
            <text:p>10/13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10-14">
            <text:p>10/14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10-17">
            <text:p>10/17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10-18">
            <text:p>10/18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10-19">
            <text:p>10/19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10-20">
            <text:p>10/20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10-21">
            <text:p>10/21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10-24">
            <text:p>10/24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10-25">
            <text:p>10/25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10-26">
            <text:p>10/26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10-27">
            <text:p>10/27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10-28">
            <text:p>10/28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10-31">
            <text:p>10/31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11-01">
            <text:p>11/1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11-02">
            <text:p>11/2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11-03">
            <text:p>11/3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11-04">
            <text:p>11/4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11-07">
            <text:p>11/7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11-08">
            <text:p>11/8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11-09">
            <text:p>11/9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11-10">
            <text:p>11/10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11-11">
            <text:p>11/11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11-14">
            <text:p>11/14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11-15">
            <text:p>11/15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11-16">
            <text:p>11/16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11-17">
            <text:p>11/17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11-18">
            <text:p>11/18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11-21">
            <text:p>11/21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11-22">
            <text:p>11/22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11-23">
            <text:p>11/23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11-25">
            <text:p>11/25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11-28">
            <text:p>11/28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11-29">
            <text:p>11/29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11-30">
            <text:p>11/30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12-01">
            <text:p>12/1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12-02">
            <text:p>12/2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12-05">
            <text:p>12/5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12-06">
            <text:p>12/6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12-07">
            <text:p>12/7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12-08">
            <text:p>12/8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12-09">
            <text:p>12/9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12-12">
            <text:p>12/12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12-13">
            <text:p>12/13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12-14">
            <text:p>12/14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12-15">
            <text:p>12/15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12-16">
            <text:p>12/16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12-19">
            <text:p>12/19/2011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date" office:date-value="2011-12-20">
            <text:p>12/20/201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*</text:p>
          </table:table-cell>
          <table:table-cell table:number-columns-repeated="1018"/>
        </table:table-row>
      </table:table>
      <table:table table:name="equities" table:style-name="ta4">
        <office:forms form:automatic-focus="false" form:apply-design-mode="false"/>
        <table:table-column table:style-name="co4" table:default-cell-style-name="ce3"/>
        <table:table-column table:style-name="co6" table:number-columns-repeated="3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ce1"/>
        <table:table-column table:style-name="co1" table:number-columns-repeated="1014" table:default-cell-style-name="Default"/>
        <table:table-row table:style-name="ro1">
          <table:table-cell table:style-name="Default" office:value-type="string">
            <text:p>Date</text:p>
          </table:table-cell>
          <table:table-cell office:value-type="string">
            <text:p>AAPL</text:p>
          </table:table-cell>
          <table:table-cell office:value-type="string">
            <text:p>GOOG</text:p>
          </table:table-cell>
          <table:table-cell office:value-type="string">
            <text:p>IBM</text:p>
          </table:table-cell>
          <table:table-cell office:value-type="string">
            <text:p>XOM</text:p>
          </table:table-cell>
          <table:table-cell office:value-type="string">
            <text:p>AAPL_shares</text:p>
          </table:table-cell>
          <table:table-cell office:value-type="string">
            <text:p>GOOG_shares</text:p>
          </table:table-cell>
          <table:table-cell office:value-type="string">
            <text:p>IBM_shares</text:p>
          </table:table-cell>
          <table:table-cell office:value-type="string">
            <text:p>XOM_shares</text:p>
          </table:table-cell>
          <table:table-cell table:style-name="Default" office:value-type="string">
            <text:p>Equities value</text:p>
          </table:table-cell>
          <table:table-cell table:number-columns-repeated="1014"/>
        </table:table-row>
        <table:table-row table:style-name="ro1">
          <table:table-cell office:value-type="date" office:date-value="2011-01-10">
            <text:p>1/10/2011</text:p>
          </table:table-cell>
          <table:table-cell table:formula="of:=[$prices.B2]" office:value-type="float" office:value="339.44">
            <text:p>339.44</text:p>
          </table:table-cell>
          <table:table-cell table:formula="of:=[$prices.C2]" office:value-type="float" office:value="614.21">
            <text:p>614.21</text:p>
          </table:table-cell>
          <table:table-cell table:formula="of:=[$prices.D2]" office:value-type="float" office:value="142.78">
            <text:p>142.78</text:p>
          </table:table-cell>
          <table:table-cell table:formula="of:=[$prices.E2]" office:value-type="float" office:value="71.57">
            <text:p>71.57</text:p>
          </table:table-cell>
          <table:table-cell table:formula="of:=[$shares.B2]" office:value-type="float" office:value="1500">
            <text:p>1500</text:p>
          </table:table-cell>
          <table:table-cell table:formula="of:=[$shares.C2]" office:value-type="float" office:value="0">
            <text:p>0</text:p>
          </table:table-cell>
          <table:table-cell table:formula="of:=[$shares.D2]" office:value-type="float" office:value="0">
            <text:p>0</text:p>
          </table:table-cell>
          <table:table-cell table:formula="of:=[$shares.E2]" office:value-type="float" office:value="0">
            <text:p>0</text:p>
          </table:table-cell>
          <table:table-cell table:formula="of:=[.B2]*[.F2]+[.C2]*[.G2]+[.D2]*[.H2]+[.E2]*[.I2]" office:value-type="float" office:value="509160">
            <text:p><text:s/>$509,160.00 </text:p>
          </table:table-cell>
          <table:table-cell table:number-columns-repeated="1014"/>
        </table:table-row>
        <table:table-row table:style-name="ro1">
          <table:table-cell office:value-type="date" office:date-value="2011-01-11">
            <text:p>1/11/2011</text:p>
          </table:table-cell>
          <table:table-cell table:formula="of:=[$prices.B3]" office:value-type="float" office:value="338.63">
            <text:p>338.63</text:p>
          </table:table-cell>
          <table:table-cell table:formula="of:=[$prices.C3]" office:value-type="float" office:value="616.01">
            <text:p>616.01</text:p>
          </table:table-cell>
          <table:table-cell table:formula="of:=[$prices.D3]" office:value-type="float" office:value="142.43">
            <text:p>142.43</text:p>
          </table:table-cell>
          <table:table-cell table:formula="of:=[$prices.E3]" office:value-type="float" office:value="72.11">
            <text:p>72.11</text:p>
          </table:table-cell>
          <table:table-cell table:formula="of:=[$shares.B3]" office:value-type="float" office:value="1500">
            <text:p>1500</text:p>
          </table:table-cell>
          <table:table-cell table:formula="of:=[$shares.C3]" office:value-type="float" office:value="0">
            <text:p>0</text:p>
          </table:table-cell>
          <table:table-cell table:formula="of:=[$shares.D3]" office:value-type="float" office:value="0">
            <text:p>0</text:p>
          </table:table-cell>
          <table:table-cell table:formula="of:=[$shares.E3]" office:value-type="float" office:value="0">
            <text:p>0</text:p>
          </table:table-cell>
          <table:table-cell table:formula="of:=[.B3]*[.F3]+[.C3]*[.G3]+[.D3]*[.H3]+[.E3]*[.I3]" office:value-type="float" office:value="507945">
            <text:p><text:s/>$507,945.00 </text:p>
          </table:table-cell>
          <table:table-cell table:number-columns-repeated="1014"/>
        </table:table-row>
        <table:table-row table:style-name="ro1">
          <table:table-cell office:value-type="date" office:date-value="2011-01-12">
            <text:p>1/12/2011</text:p>
          </table:table-cell>
          <table:table-cell table:formula="of:=[$prices.B4]" office:value-type="float" office:value="341.39">
            <text:p>341.39</text:p>
          </table:table-cell>
          <table:table-cell table:formula="of:=[$prices.C4]" office:value-type="float" office:value="616.87">
            <text:p>616.87</text:p>
          </table:table-cell>
          <table:table-cell table:formula="of:=[$prices.D4]" office:value-type="float" office:value="144.19">
            <text:p>144.19</text:p>
          </table:table-cell>
          <table:table-cell table:formula="of:=[$prices.E4]" office:value-type="float" office:value="72.96">
            <text:p>72.96</text:p>
          </table:table-cell>
          <table:table-cell table:formula="of:=[$shares.B4]" office:value-type="float" office:value="1500">
            <text:p>1500</text:p>
          </table:table-cell>
          <table:table-cell table:formula="of:=[$shares.C4]" office:value-type="float" office:value="0">
            <text:p>0</text:p>
          </table:table-cell>
          <table:table-cell table:formula="of:=[$shares.D4]" office:value-type="float" office:value="0">
            <text:p>0</text:p>
          </table:table-cell>
          <table:table-cell table:formula="of:=[$shares.E4]" office:value-type="float" office:value="0">
            <text:p>0</text:p>
          </table:table-cell>
          <table:table-cell table:formula="of:=[.B4]*[.F4]+[.C4]*[.G4]+[.D4]*[.H4]+[.E4]*[.I4]" office:value-type="float" office:value="512085">
            <text:p><text:s/>$512,085.00 </text:p>
          </table:table-cell>
          <table:table-cell table:number-columns-repeated="1014"/>
        </table:table-row>
        <table:table-row table:style-name="ro1">
          <table:table-cell office:value-type="date" office:date-value="2011-01-13">
            <text:p>1/13/2011</text:p>
          </table:table-cell>
          <table:table-cell table:formula="of:=[$prices.B5]" office:value-type="float" office:value="342.64">
            <text:p>342.64</text:p>
          </table:table-cell>
          <table:table-cell table:formula="of:=[$prices.C5]" office:value-type="float" office:value="616.69">
            <text:p>616.69</text:p>
          </table:table-cell>
          <table:table-cell table:formula="of:=[$prices.D5]" office:value-type="float" office:value="143.92">
            <text:p>143.92</text:p>
          </table:table-cell>
          <table:table-cell table:formula="of:=[$prices.E5]" office:value-type="float" office:value="73.08">
            <text:p>73.08</text:p>
          </table:table-cell>
          <table:table-cell table:formula="of:=[$shares.B5]" office:value-type="float" office:value="0">
            <text:p>0</text:p>
          </table:table-cell>
          <table:table-cell table:formula="of:=[$shares.C5]" office:value-type="float" office:value="0">
            <text:p>0</text:p>
          </table:table-cell>
          <table:table-cell table:formula="of:=[$shares.D5]" office:value-type="float" office:value="4000">
            <text:p>4000</text:p>
          </table:table-cell>
          <table:table-cell table:formula="of:=[$shares.E5]" office:value-type="float" office:value="0">
            <text:p>0</text:p>
          </table:table-cell>
          <table:table-cell table:formula="of:=[.B5]*[.F5]+[.C5]*[.G5]+[.D5]*[.H5]+[.E5]*[.I5]" office:value-type="float" office:value="575680">
            <text:p><text:s/>$575,680.00 </text:p>
          </table:table-cell>
          <table:table-cell table:number-columns-repeated="1014"/>
        </table:table-row>
        <table:table-row table:style-name="ro1">
          <table:table-cell office:value-type="date" office:date-value="2011-01-14">
            <text:p>1/14/2011</text:p>
          </table:table-cell>
          <table:table-cell table:formula="of:=[$prices.B6]" office:value-type="float" office:value="345.41">
            <text:p>345.41</text:p>
          </table:table-cell>
          <table:table-cell table:formula="of:=[$prices.C6]" office:value-type="float" office:value="624.18">
            <text:p>624.18</text:p>
          </table:table-cell>
          <table:table-cell table:formula="of:=[$prices.D6]" office:value-type="float" office:value="145.06">
            <text:p>145.06</text:p>
          </table:table-cell>
          <table:table-cell table:formula="of:=[$prices.E6]" office:value-type="float" office:value="74.16">
            <text:p>74.16</text:p>
          </table:table-cell>
          <table:table-cell table:formula="of:=[$shares.B6]" office:value-type="float" office:value="0">
            <text:p>0</text:p>
          </table:table-cell>
          <table:table-cell table:formula="of:=[$shares.C6]" office:value-type="float" office:value="0">
            <text:p>0</text:p>
          </table:table-cell>
          <table:table-cell table:formula="of:=[$shares.D6]" office:value-type="float" office:value="4000">
            <text:p>4000</text:p>
          </table:table-cell>
          <table:table-cell table:formula="of:=[$shares.E6]" office:value-type="float" office:value="0">
            <text:p>0</text:p>
          </table:table-cell>
          <table:table-cell table:formula="of:=[.B6]*[.F6]+[.C6]*[.G6]+[.D6]*[.H6]+[.E6]*[.I6]" office:value-type="float" office:value="580240">
            <text:p><text:s/>$580,240.00 </text:p>
          </table:table-cell>
          <table:table-cell table:number-columns-repeated="1014"/>
        </table:table-row>
        <table:table-row table:style-name="ro1">
          <table:table-cell office:value-type="date" office:date-value="2011-01-18">
            <text:p>1/18/2011</text:p>
          </table:table-cell>
          <table:table-cell table:formula="of:=[$prices.B7]" office:value-type="float" office:value="337.65">
            <text:p>337.65</text:p>
          </table:table-cell>
          <table:table-cell table:formula="of:=[$prices.C7]" office:value-type="float" office:value="639.63">
            <text:p>639.63</text:p>
          </table:table-cell>
          <table:table-cell table:formula="of:=[$prices.D7]" office:value-type="float" office:value="145.69">
            <text:p>145.69</text:p>
          </table:table-cell>
          <table:table-cell table:formula="of:=[$prices.E7]" office:value-type="float" office:value="74.99">
            <text:p>74.99</text:p>
          </table:table-cell>
          <table:table-cell table:formula="of:=[$shares.B7]" office:value-type="float" office:value="0">
            <text:p>0</text:p>
          </table:table-cell>
          <table:table-cell table:formula="of:=[$shares.C7]" office:value-type="float" office:value="0">
            <text:p>0</text:p>
          </table:table-cell>
          <table:table-cell table:formula="of:=[$shares.D7]" office:value-type="float" office:value="4000">
            <text:p>4000</text:p>
          </table:table-cell>
          <table:table-cell table:formula="of:=[$shares.E7]" office:value-type="float" office:value="0">
            <text:p>0</text:p>
          </table:table-cell>
          <table:table-cell table:formula="of:=[.B7]*[.F7]+[.C7]*[.G7]+[.D7]*[.H7]+[.E7]*[.I7]" office:value-type="float" office:value="582760">
            <text:p><text:s/>$582,760.00 </text:p>
          </table:table-cell>
          <table:table-cell table:number-columns-repeated="1014"/>
        </table:table-row>
        <table:table-row table:style-name="ro1">
          <table:table-cell office:value-type="date" office:date-value="2011-01-19">
            <text:p>1/19/2011</text:p>
          </table:table-cell>
          <table:table-cell table:formula="of:=[$prices.B8]" office:value-type="float" office:value="335.86">
            <text:p>335.86</text:p>
          </table:table-cell>
          <table:table-cell table:formula="of:=[$prices.C8]" office:value-type="float" office:value="631.75">
            <text:p>631.75</text:p>
          </table:table-cell>
          <table:table-cell table:formula="of:=[$prices.D8]" office:value-type="float" office:value="150.57">
            <text:p>150.57</text:p>
          </table:table-cell>
          <table:table-cell table:formula="of:=[$prices.E8]" office:value-type="float" office:value="74.54">
            <text:p>74.54</text:p>
          </table:table-cell>
          <table:table-cell table:formula="of:=[$shares.B8]" office:value-type="float" office:value="0">
            <text:p>0</text:p>
          </table:table-cell>
          <table:table-cell table:formula="of:=[$shares.C8]" office:value-type="float" office:value="0">
            <text:p>0</text:p>
          </table:table-cell>
          <table:table-cell table:formula="of:=[$shares.D8]" office:value-type="float" office:value="4000">
            <text:p>4000</text:p>
          </table:table-cell>
          <table:table-cell table:formula="of:=[$shares.E8]" office:value-type="float" office:value="0">
            <text:p>0</text:p>
          </table:table-cell>
          <table:table-cell table:formula="of:=[.B8]*[.F8]+[.C8]*[.G8]+[.D8]*[.H8]+[.E8]*[.I8]" office:value-type="float" office:value="602280">
            <text:p><text:s/>$602,280.00 </text:p>
          </table:table-cell>
          <table:table-cell table:number-columns-repeated="1014"/>
        </table:table-row>
        <table:table-row table:style-name="ro1">
          <table:table-cell office:value-type="date" office:date-value="2011-01-20">
            <text:p>1/20/2011</text:p>
          </table:table-cell>
          <table:table-cell table:formula="of:=[$prices.B9]" office:value-type="float" office:value="329.75">
            <text:p>329.75</text:p>
          </table:table-cell>
          <table:table-cell table:formula="of:=[$prices.C9]" office:value-type="float" office:value="626.77">
            <text:p>626.77</text:p>
          </table:table-cell>
          <table:table-cell table:formula="of:=[$prices.D9]" office:value-type="float" office:value="150.67">
            <text:p>150.67</text:p>
          </table:table-cell>
          <table:table-cell table:formula="of:=[$prices.E9]" office:value-type="float" office:value="74.07">
            <text:p>74.07</text:p>
          </table:table-cell>
          <table:table-cell table:formula="of:=[$shares.B9]" office:value-type="float" office:value="0">
            <text:p>0</text:p>
          </table:table-cell>
          <table:table-cell table:formula="of:=[$shares.C9]" office:value-type="float" office:value="0">
            <text:p>0</text:p>
          </table:table-cell>
          <table:table-cell table:formula="of:=[$shares.D9]" office:value-type="float" office:value="4000">
            <text:p>4000</text:p>
          </table:table-cell>
          <table:table-cell table:formula="of:=[$shares.E9]" office:value-type="float" office:value="0">
            <text:p>0</text:p>
          </table:table-cell>
          <table:table-cell table:formula="of:=[.B9]*[.F9]+[.C9]*[.G9]+[.D9]*[.H9]+[.E9]*[.I9]" office:value-type="float" office:value="602680">
            <text:p><text:s/>$602,680.00 </text:p>
          </table:table-cell>
          <table:table-cell table:number-columns-repeated="1014"/>
        </table:table-row>
        <table:table-row table:style-name="ro1">
          <table:table-cell office:value-type="date" office:date-value="2011-01-21">
            <text:p>1/21/2011</text:p>
          </table:table-cell>
          <table:table-cell table:formula="of:=[$prices.B10]" office:value-type="float" office:value="323.84">
            <text:p>323.84</text:p>
          </table:table-cell>
          <table:table-cell table:formula="of:=[$prices.C10]" office:value-type="float" office:value="611.83">
            <text:p>611.83</text:p>
          </table:table-cell>
          <table:table-cell table:formula="of:=[$prices.D10]" office:value-type="float" office:value="150.38">
            <text:p>150.38</text:p>
          </table:table-cell>
          <table:table-cell table:formula="of:=[$prices.E10]" office:value-type="float" office:value="75.24">
            <text:p>75.24</text:p>
          </table:table-cell>
          <table:table-cell table:formula="of:=[$shares.B10]" office:value-type="float" office:value="0">
            <text:p>0</text:p>
          </table:table-cell>
          <table:table-cell table:formula="of:=[$shares.C10]" office:value-type="float" office:value="0">
            <text:p>0</text:p>
          </table:table-cell>
          <table:table-cell table:formula="of:=[$shares.D10]" office:value-type="float" office:value="4000">
            <text:p>4000</text:p>
          </table:table-cell>
          <table:table-cell table:formula="of:=[$shares.E10]" office:value-type="float" office:value="0">
            <text:p>0</text:p>
          </table:table-cell>
          <table:table-cell table:formula="of:=[.B10]*[.F10]+[.C10]*[.G10]+[.D10]*[.H10]+[.E10]*[.I10]" office:value-type="float" office:value="601520">
            <text:p><text:s/>$601,520.00 </text:p>
          </table:table-cell>
          <table:table-cell table:number-columns-repeated="1014"/>
        </table:table-row>
        <table:table-row table:style-name="ro1">
          <table:table-cell office:value-type="date" office:date-value="2011-01-24">
            <text:p>1/24/2011</text:p>
          </table:table-cell>
          <table:table-cell table:formula="of:=[$prices.B11]" office:value-type="float" office:value="334.48">
            <text:p>334.48</text:p>
          </table:table-cell>
          <table:table-cell table:formula="of:=[$prices.C11]" office:value-type="float" office:value="611.08">
            <text:p>611.08</text:p>
          </table:table-cell>
          <table:table-cell table:formula="of:=[$prices.D11]" office:value-type="float" office:value="154.38">
            <text:p>154.38</text:p>
          </table:table-cell>
          <table:table-cell table:formula="of:=[$prices.E11]" office:value-type="float" office:value="74.87">
            <text:p>74.87</text:p>
          </table:table-cell>
          <table:table-cell table:formula="of:=[$shares.B11]" office:value-type="float" office:value="0">
            <text:p>0</text:p>
          </table:table-cell>
          <table:table-cell table:formula="of:=[$shares.C11]" office:value-type="float" office:value="0">
            <text:p>0</text:p>
          </table:table-cell>
          <table:table-cell table:formula="of:=[$shares.D11]" office:value-type="float" office:value="4000">
            <text:p>4000</text:p>
          </table:table-cell>
          <table:table-cell table:formula="of:=[$shares.E11]" office:value-type="float" office:value="0">
            <text:p>0</text:p>
          </table:table-cell>
          <table:table-cell table:formula="of:=[.B11]*[.F11]+[.C11]*[.G11]+[.D11]*[.H11]+[.E11]*[.I11]" office:value-type="float" office:value="617520">
            <text:p><text:s/>$617,520.00 </text:p>
          </table:table-cell>
          <table:table-cell table:number-columns-repeated="1014"/>
        </table:table-row>
        <table:table-row table:style-name="ro1">
          <table:table-cell office:value-type="date" office:date-value="2011-01-25">
            <text:p>1/25/2011</text:p>
          </table:table-cell>
          <table:table-cell table:formula="of:=[$prices.B12]" office:value-type="float" office:value="338.39">
            <text:p>338.39</text:p>
          </table:table-cell>
          <table:table-cell table:formula="of:=[$prices.C12]" office:value-type="float" office:value="619.91">
            <text:p>619.91</text:p>
          </table:table-cell>
          <table:table-cell table:formula="of:=[$prices.D12]" office:value-type="float" office:value="156.13">
            <text:p>156.13</text:p>
          </table:table-cell>
          <table:table-cell table:formula="of:=[$prices.E12]" office:value-type="float" office:value="74.96">
            <text:p>74.96</text:p>
          </table:table-cell>
          <table:table-cell table:formula="of:=[$shares.B12]" office:value-type="float" office:value="0">
            <text:p>0</text:p>
          </table:table-cell>
          <table:table-cell table:formula="of:=[$shares.C12]" office:value-type="float" office:value="0">
            <text:p>0</text:p>
          </table:table-cell>
          <table:table-cell table:formula="of:=[$shares.D12]" office:value-type="float" office:value="4000">
            <text:p>4000</text:p>
          </table:table-cell>
          <table:table-cell table:formula="of:=[$shares.E12]" office:value-type="float" office:value="0">
            <text:p>0</text:p>
          </table:table-cell>
          <table:table-cell table:formula="of:=[.B12]*[.F12]+[.C12]*[.G12]+[.D12]*[.H12]+[.E12]*[.I12]" office:value-type="float" office:value="624520">
            <text:p><text:s/>$624,520.00 </text:p>
          </table:table-cell>
          <table:table-cell table:number-columns-repeated="1014"/>
        </table:table-row>
        <table:table-row table:style-name="ro1">
          <table:table-cell office:value-type="date" office:date-value="2011-01-26">
            <text:p>1/26/2011</text:p>
          </table:table-cell>
          <table:table-cell table:formula="of:=[$prices.B13]" office:value-type="float" office:value="340.82">
            <text:p>340.82</text:p>
          </table:table-cell>
          <table:table-cell table:formula="of:=[$prices.C13]" office:value-type="float" office:value="616.5">
            <text:p>616.5</text:p>
          </table:table-cell>
          <table:table-cell table:formula="of:=[$prices.D13]" office:value-type="float" office:value="155.74">
            <text:p>155.74</text:p>
          </table:table-cell>
          <table:table-cell table:formula="of:=[$prices.E13]" office:value-type="float" office:value="75.89">
            <text:p>75.89</text:p>
          </table:table-cell>
          <table:table-cell table:formula="of:=[$shares.B13]" office:value-type="float" office:value="0">
            <text:p>0</text:p>
          </table:table-cell>
          <table:table-cell table:formula="of:=[$shares.C13]" office:value-type="float" office:value="1000">
            <text:p>1000</text:p>
          </table:table-cell>
          <table:table-cell table:formula="of:=[$shares.D13]" office:value-type="float" office:value="4000">
            <text:p>4000</text:p>
          </table:table-cell>
          <table:table-cell table:formula="of:=[$shares.E13]" office:value-type="float" office:value="0">
            <text:p>0</text:p>
          </table:table-cell>
          <table:table-cell table:formula="of:=[.B13]*[.F13]+[.C13]*[.G13]+[.D13]*[.H13]+[.E13]*[.I13]" office:value-type="float" office:value="1239460">
            <text:p><text:s/>$1,239,460.00 </text:p>
          </table:table-cell>
          <table:table-cell table:number-columns-repeated="1014"/>
        </table:table-row>
        <table:table-row table:style-name="ro1">
          <table:table-cell office:value-type="date" office:date-value="2011-01-27">
            <text:p>1/27/2011</text:p>
          </table:table-cell>
          <table:table-cell table:formula="of:=[$prices.B14]" office:value-type="float" office:value="340.19">
            <text:p>340.19</text:p>
          </table:table-cell>
          <table:table-cell table:formula="of:=[$prices.C14]" office:value-type="float" office:value="616.79">
            <text:p>616.79</text:p>
          </table:table-cell>
          <table:table-cell table:formula="of:=[$prices.D14]" office:value-type="float" office:value="155.77">
            <text:p>155.77</text:p>
          </table:table-cell>
          <table:table-cell table:formula="of:=[$prices.E14]" office:value-type="float" office:value="76.1">
            <text:p>76.1</text:p>
          </table:table-cell>
          <table:table-cell table:formula="of:=[$shares.B14]" office:value-type="float" office:value="0">
            <text:p>0</text:p>
          </table:table-cell>
          <table:table-cell table:formula="of:=[$shares.C14]" office:value-type="float" office:value="1000">
            <text:p>1000</text:p>
          </table:table-cell>
          <table:table-cell table:formula="of:=[$shares.D14]" office:value-type="float" office:value="4000">
            <text:p>4000</text:p>
          </table:table-cell>
          <table:table-cell table:formula="of:=[$shares.E14]" office:value-type="float" office:value="0">
            <text:p>0</text:p>
          </table:table-cell>
          <table:table-cell table:formula="of:=[.B14]*[.F14]+[.C14]*[.G14]+[.D14]*[.H14]+[.E14]*[.I14]" office:value-type="float" office:value="1239870">
            <text:p><text:s/>$1,239,870.00 </text:p>
          </table:table-cell>
          <table:table-cell table:number-columns-repeated="1014"/>
        </table:table-row>
        <table:table-row table:style-name="ro1">
          <table:table-cell office:value-type="date" office:date-value="2011-01-28">
            <text:p>1/28/2011</text:p>
          </table:table-cell>
          <table:table-cell table:formula="of:=[$prices.B15]" office:value-type="float" office:value="333.14">
            <text:p>333.14</text:p>
          </table:table-cell>
          <table:table-cell table:formula="of:=[$prices.C15]" office:value-type="float" office:value="600.99">
            <text:p>600.99</text:p>
          </table:table-cell>
          <table:table-cell table:formula="of:=[$prices.D15]" office:value-type="float" office:value="153.97">
            <text:p>153.97</text:p>
          </table:table-cell>
          <table:table-cell table:formula="of:=[$prices.E15]" office:value-type="float" office:value="75.25">
            <text:p>75.25</text:p>
          </table:table-cell>
          <table:table-cell table:formula="of:=[$shares.B15]" office:value-type="float" office:value="0">
            <text:p>0</text:p>
          </table:table-cell>
          <table:table-cell table:formula="of:=[$shares.C15]" office:value-type="float" office:value="1000">
            <text:p>1000</text:p>
          </table:table-cell>
          <table:table-cell table:formula="of:=[$shares.D15]" office:value-type="float" office:value="4000">
            <text:p>4000</text:p>
          </table:table-cell>
          <table:table-cell table:formula="of:=[$shares.E15]" office:value-type="float" office:value="0">
            <text:p>0</text:p>
          </table:table-cell>
          <table:table-cell table:formula="of:=[.B15]*[.F15]+[.C15]*[.G15]+[.D15]*[.H15]+[.E15]*[.I15]" office:value-type="float" office:value="1216870">
            <text:p><text:s/>$1,216,870.00 </text:p>
          </table:table-cell>
          <table:table-cell table:number-columns-repeated="1014"/>
        </table:table-row>
        <table:table-row table:style-name="ro1">
          <table:table-cell office:value-type="date" office:date-value="2011-01-31">
            <text:p>1/31/2011</text:p>
          </table:table-cell>
          <table:table-cell table:formula="of:=[$prices.B16]" office:value-type="float" office:value="336.33">
            <text:p>336.33</text:p>
          </table:table-cell>
          <table:table-cell table:formula="of:=[$prices.C16]" office:value-type="float" office:value="600.36">
            <text:p>600.36</text:p>
          </table:table-cell>
          <table:table-cell table:formula="of:=[$prices.D16]" office:value-type="float" office:value="156.67">
            <text:p>156.67</text:p>
          </table:table-cell>
          <table:table-cell table:formula="of:=[$prices.E16]" office:value-type="float" office:value="76.86">
            <text:p>76.86</text:p>
          </table:table-cell>
          <table:table-cell table:formula="of:=[$shares.B16]" office:value-type="float" office:value="0">
            <text:p>0</text:p>
          </table:table-cell>
          <table:table-cell table:formula="of:=[$shares.C16]" office:value-type="float" office:value="1000">
            <text:p>1000</text:p>
          </table:table-cell>
          <table:table-cell table:formula="of:=[$shares.D16]" office:value-type="float" office:value="4000">
            <text:p>4000</text:p>
          </table:table-cell>
          <table:table-cell table:formula="of:=[$shares.E16]" office:value-type="float" office:value="0">
            <text:p>0</text:p>
          </table:table-cell>
          <table:table-cell table:formula="of:=[.B16]*[.F16]+[.C16]*[.G16]+[.D16]*[.H16]+[.E16]*[.I16]" office:value-type="float" office:value="1227040">
            <text:p><text:s/>$1,227,040.00 </text:p>
          </table:table-cell>
          <table:table-cell table:number-columns-repeated="1014"/>
        </table:table-row>
        <table:table-row table:style-name="ro1">
          <table:table-cell office:value-type="date" office:date-value="2011-02-01">
            <text:p>2/1/2011</text:p>
          </table:table-cell>
          <table:table-cell table:formula="of:=[$prices.B17]" office:value-type="float" office:value="341.99">
            <text:p>341.99</text:p>
          </table:table-cell>
          <table:table-cell table:formula="of:=[$prices.C17]" office:value-type="float" office:value="611.04">
            <text:p>611.04</text:p>
          </table:table-cell>
          <table:table-cell table:formula="of:=[$prices.D17]" office:value-type="float" office:value="158.18">
            <text:p>158.18</text:p>
          </table:table-cell>
          <table:table-cell table:formula="of:=[$prices.E17]" office:value-type="float" office:value="79.94">
            <text:p>79.94</text:p>
          </table:table-cell>
          <table:table-cell table:formula="of:=[$shares.B17]" office:value-type="float" office:value="0">
            <text:p>0</text:p>
          </table:table-cell>
          <table:table-cell table:formula="of:=[$shares.C17]" office:value-type="float" office:value="1000">
            <text:p>1000</text:p>
          </table:table-cell>
          <table:table-cell table:formula="of:=[$shares.D17]" office:value-type="float" office:value="4000">
            <text:p>4000</text:p>
          </table:table-cell>
          <table:table-cell table:formula="of:=[$shares.E17]" office:value-type="float" office:value="0">
            <text:p>0</text:p>
          </table:table-cell>
          <table:table-cell table:formula="of:=[.B17]*[.F17]+[.C17]*[.G17]+[.D17]*[.H17]+[.E17]*[.I17]" office:value-type="float" office:value="1243760">
            <text:p><text:s/>$1,243,760.00 </text:p>
          </table:table-cell>
          <table:table-cell table:number-columns-repeated="1014"/>
        </table:table-row>
        <table:table-row table:style-name="ro1">
          <table:table-cell office:value-type="date" office:date-value="2011-02-02">
            <text:p>2/2/2011</text:p>
          </table:table-cell>
          <table:table-cell table:formula="of:=[$prices.B18]" office:value-type="float" office:value="341.29">
            <text:p>341.29</text:p>
          </table:table-cell>
          <table:table-cell table:formula="of:=[$prices.C18]" office:value-type="float" office:value="612">
            <text:p>612</text:p>
          </table:table-cell>
          <table:table-cell table:formula="of:=[$prices.D18]" office:value-type="float" office:value="157.93">
            <text:p>157.93</text:p>
          </table:table-cell>
          <table:table-cell table:formula="of:=[$prices.E18]" office:value-type="float" office:value="79.46">
            <text:p>79.46</text:p>
          </table:table-cell>
          <table:table-cell table:formula="of:=[$shares.B18]" office:value-type="float" office:value="0">
            <text:p>0</text:p>
          </table:table-cell>
          <table:table-cell table:formula="of:=[$shares.C18]" office:value-type="float" office:value="1000">
            <text:p>1000</text:p>
          </table:table-cell>
          <table:table-cell table:formula="of:=[$shares.D18]" office:value-type="float" office:value="4000">
            <text:p>4000</text:p>
          </table:table-cell>
          <table:table-cell table:formula="of:=[$shares.E18]" office:value-type="float" office:value="-4000">
            <text:p>-4000</text:p>
          </table:table-cell>
          <table:table-cell table:formula="of:=[.B18]*[.F18]+[.C18]*[.G18]+[.D18]*[.H18]+[.E18]*[.I18]" office:value-type="float" office:value="925880">
            <text:p><text:s/>$925,880.00 </text:p>
          </table:table-cell>
          <table:table-cell table:number-columns-repeated="1014"/>
        </table:table-row>
        <table:table-row table:style-name="ro1">
          <table:table-cell office:value-type="date" office:date-value="2011-02-03">
            <text:p>2/3/2011</text:p>
          </table:table-cell>
          <table:table-cell table:formula="of:=[$prices.B19]" office:value-type="float" office:value="340.42">
            <text:p>340.42</text:p>
          </table:table-cell>
          <table:table-cell table:formula="of:=[$prices.C19]" office:value-type="float" office:value="610.15">
            <text:p>610.15</text:p>
          </table:table-cell>
          <table:table-cell table:formula="of:=[$prices.D19]" office:value-type="float" office:value="158.15">
            <text:p>158.15</text:p>
          </table:table-cell>
          <table:table-cell table:formula="of:=[$prices.E19]" office:value-type="float" office:value="79.49">
            <text:p>79.49</text:p>
          </table:table-cell>
          <table:table-cell table:formula="of:=[$shares.B19]" office:value-type="float" office:value="0">
            <text:p>0</text:p>
          </table:table-cell>
          <table:table-cell table:formula="of:=[$shares.C19]" office:value-type="float" office:value="1000">
            <text:p>1000</text:p>
          </table:table-cell>
          <table:table-cell table:formula="of:=[$shares.D19]" office:value-type="float" office:value="4000">
            <text:p>4000</text:p>
          </table:table-cell>
          <table:table-cell table:formula="of:=[$shares.E19]" office:value-type="float" office:value="-4000">
            <text:p>-4000</text:p>
          </table:table-cell>
          <table:table-cell table:formula="of:=[.B19]*[.F19]+[.C19]*[.G19]+[.D19]*[.H19]+[.E19]*[.I19]" office:value-type="float" office:value="924790">
            <text:p><text:s/>$924,790.00 </text:p>
          </table:table-cell>
          <table:table-cell table:number-columns-repeated="1014"/>
        </table:table-row>
        <table:table-row table:style-name="ro1">
          <table:table-cell office:value-type="date" office:date-value="2011-02-04">
            <text:p>2/4/2011</text:p>
          </table:table-cell>
          <table:table-cell table:formula="of:=[$prices.B20]" office:value-type="float" office:value="343.45">
            <text:p>343.45</text:p>
          </table:table-cell>
          <table:table-cell table:formula="of:=[$prices.C20]" office:value-type="float" office:value="610.98">
            <text:p>610.98</text:p>
          </table:table-cell>
          <table:table-cell table:formula="of:=[$prices.D20]" office:value-type="float" office:value="158.6">
            <text:p>158.6</text:p>
          </table:table-cell>
          <table:table-cell table:formula="of:=[$prices.E20]" office:value-type="float" office:value="79.34">
            <text:p>79.34</text:p>
          </table:table-cell>
          <table:table-cell table:formula="of:=[$shares.B20]" office:value-type="float" office:value="0">
            <text:p>0</text:p>
          </table:table-cell>
          <table:table-cell table:formula="of:=[$shares.C20]" office:value-type="float" office:value="1000">
            <text:p>1000</text:p>
          </table:table-cell>
          <table:table-cell table:formula="of:=[$shares.D20]" office:value-type="float" office:value="4000">
            <text:p>4000</text:p>
          </table:table-cell>
          <table:table-cell table:formula="of:=[$shares.E20]" office:value-type="float" office:value="-4000">
            <text:p>-4000</text:p>
          </table:table-cell>
          <table:table-cell table:formula="of:=[.B20]*[.F20]+[.C20]*[.G20]+[.D20]*[.H20]+[.E20]*[.I20]" office:value-type="float" office:value="928020">
            <text:p><text:s/>$928,020.00 </text:p>
          </table:table-cell>
          <table:table-cell table:number-columns-repeated="1014"/>
        </table:table-row>
        <table:table-row table:style-name="ro1">
          <table:table-cell office:value-type="date" office:date-value="2011-02-07">
            <text:p>2/7/2011</text:p>
          </table:table-cell>
          <table:table-cell table:formula="of:=[$prices.B21]" office:value-type="float" office:value="348.78">
            <text:p>348.78</text:p>
          </table:table-cell>
          <table:table-cell table:formula="of:=[$prices.C21]" office:value-type="float" office:value="614.29">
            <text:p>614.29</text:p>
          </table:table-cell>
          <table:table-cell table:formula="of:=[$prices.D21]" office:value-type="float" office:value="159.4">
            <text:p>159.4</text:p>
          </table:table-cell>
          <table:table-cell table:formula="of:=[$prices.E21]" office:value-type="float" office:value="79.96">
            <text:p>79.96</text:p>
          </table:table-cell>
          <table:table-cell table:formula="of:=[$shares.B21]" office:value-type="float" office:value="0">
            <text:p>0</text:p>
          </table:table-cell>
          <table:table-cell table:formula="of:=[$shares.C21]" office:value-type="float" office:value="1000">
            <text:p>1000</text:p>
          </table:table-cell>
          <table:table-cell table:formula="of:=[$shares.D21]" office:value-type="float" office:value="4000">
            <text:p>4000</text:p>
          </table:table-cell>
          <table:table-cell table:formula="of:=[$shares.E21]" office:value-type="float" office:value="-4000">
            <text:p>-4000</text:p>
          </table:table-cell>
          <table:table-cell table:formula="of:=[.B21]*[.F21]+[.C21]*[.G21]+[.D21]*[.H21]+[.E21]*[.I21]" office:value-type="float" office:value="932050">
            <text:p><text:s/>$932,050.00 </text:p>
          </table:table-cell>
          <table:table-cell table:number-columns-repeated="1014"/>
        </table:table-row>
        <table:table-row table:style-name="ro1">
          <table:table-cell office:value-type="date" office:date-value="2011-02-08">
            <text:p>2/8/2011</text:p>
          </table:table-cell>
          <table:table-cell table:formula="of:=[$prices.B22]" office:value-type="float" office:value="352.07">
            <text:p>352.07</text:p>
          </table:table-cell>
          <table:table-cell table:formula="of:=[$prices.C22]" office:value-type="float" office:value="618.38">
            <text:p>618.38</text:p>
          </table:table-cell>
          <table:table-cell table:formula="of:=[$prices.D22]" office:value-type="float" office:value="161.22">
            <text:p>161.22</text:p>
          </table:table-cell>
          <table:table-cell table:formula="of:=[$prices.E22]" office:value-type="float" office:value="79.47">
            <text:p>79.47</text:p>
          </table:table-cell>
          <table:table-cell table:formula="of:=[$shares.B22]" office:value-type="float" office:value="0">
            <text:p>0</text:p>
          </table:table-cell>
          <table:table-cell table:formula="of:=[$shares.C22]" office:value-type="float" office:value="1000">
            <text:p>1000</text:p>
          </table:table-cell>
          <table:table-cell table:formula="of:=[$shares.D22]" office:value-type="float" office:value="4000">
            <text:p>4000</text:p>
          </table:table-cell>
          <table:table-cell table:formula="of:=[$shares.E22]" office:value-type="float" office:value="-4000">
            <text:p>-4000</text:p>
          </table:table-cell>
          <table:table-cell table:formula="of:=[.B22]*[.F22]+[.C22]*[.G22]+[.D22]*[.H22]+[.E22]*[.I22]" office:value-type="float" office:value="945380">
            <text:p><text:s/>$945,380.00 </text:p>
          </table:table-cell>
          <table:table-cell table:number-columns-repeated="1014"/>
        </table:table-row>
        <table:table-row table:style-name="ro1">
          <table:table-cell office:value-type="date" office:date-value="2011-02-09">
            <text:p>2/9/2011</text:p>
          </table:table-cell>
          <table:table-cell table:formula="of:=[$prices.B23]" office:value-type="float" office:value="355.01">
            <text:p>355.01</text:p>
          </table:table-cell>
          <table:table-cell table:formula="of:=[$prices.C23]" office:value-type="float" office:value="616.5">
            <text:p>616.5</text:p>
          </table:table-cell>
          <table:table-cell table:formula="of:=[$prices.D23]" office:value-type="float" office:value="159.86">
            <text:p>159.86</text:p>
          </table:table-cell>
          <table:table-cell table:formula="of:=[$prices.E23]" office:value-type="float" office:value="79.06">
            <text:p>79.06</text:p>
          </table:table-cell>
          <table:table-cell table:formula="of:=[$shares.B23]" office:value-type="float" office:value="0">
            <text:p>0</text:p>
          </table:table-cell>
          <table:table-cell table:formula="of:=[$shares.C23]" office:value-type="float" office:value="1000">
            <text:p>1000</text:p>
          </table:table-cell>
          <table:table-cell table:formula="of:=[$shares.D23]" office:value-type="float" office:value="4000">
            <text:p>4000</text:p>
          </table:table-cell>
          <table:table-cell table:formula="of:=[$shares.E23]" office:value-type="float" office:value="-4000">
            <text:p>-4000</text:p>
          </table:table-cell>
          <table:table-cell table:formula="of:=[.B23]*[.F23]+[.C23]*[.G23]+[.D23]*[.H23]+[.E23]*[.I23]" office:value-type="float" office:value="939700">
            <text:p><text:s/>$939,700.00 </text:p>
          </table:table-cell>
          <table:table-cell table:number-columns-repeated="1014"/>
        </table:table-row>
        <table:table-row table:style-name="ro1">
          <table:table-cell office:value-type="date" office:date-value="2011-02-10">
            <text:p>2/10/2011</text:p>
          </table:table-cell>
          <table:table-cell table:formula="of:=[$prices.B24]" office:value-type="float" office:value="351.42">
            <text:p>351.42</text:p>
          </table:table-cell>
          <table:table-cell table:formula="of:=[$prices.C24]" office:value-type="float" office:value="616.44">
            <text:p>616.44</text:p>
          </table:table-cell>
          <table:table-cell table:formula="of:=[$prices.D24]" office:value-type="float" office:value="159.32">
            <text:p>159.32</text:p>
          </table:table-cell>
          <table:table-cell table:formula="of:=[$prices.E24]" office:value-type="float" office:value="79.68">
            <text:p>79.68</text:p>
          </table:table-cell>
          <table:table-cell table:formula="of:=[$shares.B24]" office:value-type="float" office:value="0">
            <text:p>0</text:p>
          </table:table-cell>
          <table:table-cell table:formula="of:=[$shares.C24]" office:value-type="float" office:value="1000">
            <text:p>1000</text:p>
          </table:table-cell>
          <table:table-cell table:formula="of:=[$shares.D24]" office:value-type="float" office:value="4000">
            <text:p>4000</text:p>
          </table:table-cell>
          <table:table-cell table:formula="of:=[$shares.E24]" office:value-type="float" office:value="0">
            <text:p>0</text:p>
          </table:table-cell>
          <table:table-cell table:formula="of:=[.B24]*[.F24]+[.C24]*[.G24]+[.D24]*[.H24]+[.E24]*[.I24]" office:value-type="float" office:value="1253720">
            <text:p><text:s/>$1,253,720.00 </text:p>
          </table:table-cell>
          <table:table-cell table:number-columns-repeated="1014"/>
        </table:table-row>
        <table:table-row table:style-name="ro1">
          <table:table-cell office:value-type="date" office:date-value="2011-02-11">
            <text:p>2/11/2011</text:p>
          </table:table-cell>
          <table:table-cell table:formula="of:=[$prices.B25]" office:value-type="float" office:value="353.71">
            <text:p>353.71</text:p>
          </table:table-cell>
          <table:table-cell table:formula="of:=[$prices.C25]" office:value-type="float" office:value="624.5">
            <text:p>624.5</text:p>
          </table:table-cell>
          <table:table-cell table:formula="of:=[$prices.D25]" office:value-type="float" office:value="159.08">
            <text:p>159.08</text:p>
          </table:table-cell>
          <table:table-cell table:formula="of:=[$prices.E25]" office:value-type="float" office:value="79.32">
            <text:p>79.32</text:p>
          </table:table-cell>
          <table:table-cell table:formula="of:=[$shares.B25]" office:value-type="float" office:value="0">
            <text:p>0</text:p>
          </table:table-cell>
          <table:table-cell table:formula="of:=[$shares.C25]" office:value-type="float" office:value="1000">
            <text:p>1000</text:p>
          </table:table-cell>
          <table:table-cell table:formula="of:=[$shares.D25]" office:value-type="float" office:value="4000">
            <text:p>4000</text:p>
          </table:table-cell>
          <table:table-cell table:formula="of:=[$shares.E25]" office:value-type="float" office:value="0">
            <text:p>0</text:p>
          </table:table-cell>
          <table:table-cell table:formula="of:=[.B25]*[.F25]+[.C25]*[.G25]+[.D25]*[.H25]+[.E25]*[.I25]" office:value-type="float" office:value="1260820">
            <text:p><text:s/>$1,260,820.00 </text:p>
          </table:table-cell>
          <table:table-cell table:number-columns-repeated="1014"/>
        </table:table-row>
        <table:table-row table:style-name="ro1">
          <table:table-cell office:value-type="date" office:date-value="2011-02-14">
            <text:p>2/14/2011</text:p>
          </table:table-cell>
          <table:table-cell table:formula="of:=[$prices.B26]" office:value-type="float" office:value="356.02">
            <text:p>356.02</text:p>
          </table:table-cell>
          <table:table-cell table:formula="of:=[$prices.C26]" office:value-type="float" office:value="628.15">
            <text:p>628.15</text:p>
          </table:table-cell>
          <table:table-cell table:formula="of:=[$prices.D26]" office:value-type="float" office:value="158.47">
            <text:p>158.47</text:p>
          </table:table-cell>
          <table:table-cell table:formula="of:=[$prices.E26]" office:value-type="float" office:value="81.32">
            <text:p>81.32</text:p>
          </table:table-cell>
          <table:table-cell table:formula="of:=[$shares.B26]" office:value-type="float" office:value="0">
            <text:p>0</text:p>
          </table:table-cell>
          <table:table-cell table:formula="of:=[$shares.C26]" office:value-type="float" office:value="1000">
            <text:p>1000</text:p>
          </table:table-cell>
          <table:table-cell table:formula="of:=[$shares.D26]" office:value-type="float" office:value="4000">
            <text:p>4000</text:p>
          </table:table-cell>
          <table:table-cell table:formula="of:=[$shares.E26]" office:value-type="float" office:value="0">
            <text:p>0</text:p>
          </table:table-cell>
          <table:table-cell table:formula="of:=[.B26]*[.F26]+[.C26]*[.G26]+[.D26]*[.H26]+[.E26]*[.I26]" office:value-type="float" office:value="1262030">
            <text:p><text:s/>$1,262,030.00 </text:p>
          </table:table-cell>
          <table:table-cell table:number-columns-repeated="1014"/>
        </table:table-row>
        <table:table-row table:style-name="ro1">
          <table:table-cell office:value-type="date" office:date-value="2011-02-15">
            <text:p>2/15/2011</text:p>
          </table:table-cell>
          <table:table-cell table:formula="of:=[$prices.B27]" office:value-type="float" office:value="356.73">
            <text:p>356.73</text:p>
          </table:table-cell>
          <table:table-cell table:formula="of:=[$prices.C27]" office:value-type="float" office:value="624.15">
            <text:p>624.15</text:p>
          </table:table-cell>
          <table:table-cell table:formula="of:=[$prices.D27]" office:value-type="float" office:value="158.1">
            <text:p>158.1</text:p>
          </table:table-cell>
          <table:table-cell table:formula="of:=[$prices.E27]" office:value-type="float" office:value="79.46">
            <text:p>79.46</text:p>
          </table:table-cell>
          <table:table-cell table:formula="of:=[$shares.B27]" office:value-type="float" office:value="0">
            <text:p>0</text:p>
          </table:table-cell>
          <table:table-cell table:formula="of:=[$shares.C27]" office:value-type="float" office:value="1000">
            <text:p>1000</text:p>
          </table:table-cell>
          <table:table-cell table:formula="of:=[$shares.D27]" office:value-type="float" office:value="4000">
            <text:p>4000</text:p>
          </table:table-cell>
          <table:table-cell table:formula="of:=[$shares.E27]" office:value-type="float" office:value="0">
            <text:p>0</text:p>
          </table:table-cell>
          <table:table-cell table:formula="of:=[.B27]*[.F27]+[.C27]*[.G27]+[.D27]*[.H27]+[.E27]*[.I27]" office:value-type="float" office:value="1256550">
            <text:p><text:s/>$1,256,550.00 </text:p>
          </table:table-cell>
          <table:table-cell table:number-columns-repeated="1014"/>
        </table:table-row>
        <table:table-row table:style-name="ro1">
          <table:table-cell office:value-type="date" office:date-value="2011-02-16">
            <text:p>2/16/2011</text:p>
          </table:table-cell>
          <table:table-cell table:formula="of:=[$prices.B28]" office:value-type="float" office:value="359.93">
            <text:p>359.93</text:p>
          </table:table-cell>
          <table:table-cell table:formula="of:=[$prices.C28]" office:value-type="float" office:value="624.22">
            <text:p>624.22</text:p>
          </table:table-cell>
          <table:table-cell table:formula="of:=[$prices.D28]" office:value-type="float" office:value="158.65">
            <text:p>158.65</text:p>
          </table:table-cell>
          <table:table-cell table:formula="of:=[$prices.E28]" office:value-type="float" office:value="80.15">
            <text:p>80.15</text:p>
          </table:table-cell>
          <table:table-cell table:formula="of:=[$shares.B28]" office:value-type="float" office:value="0">
            <text:p>0</text:p>
          </table:table-cell>
          <table:table-cell table:formula="of:=[$shares.C28]" office:value-type="float" office:value="1000">
            <text:p>1000</text:p>
          </table:table-cell>
          <table:table-cell table:formula="of:=[$shares.D28]" office:value-type="float" office:value="4000">
            <text:p>4000</text:p>
          </table:table-cell>
          <table:table-cell table:formula="of:=[$shares.E28]" office:value-type="float" office:value="0">
            <text:p>0</text:p>
          </table:table-cell>
          <table:table-cell table:formula="of:=[.B28]*[.F28]+[.C28]*[.G28]+[.D28]*[.H28]+[.E28]*[.I28]" office:value-type="float" office:value="1258820">
            <text:p><text:s/>$1,258,820.00 </text:p>
          </table:table-cell>
          <table:table-cell table:number-columns-repeated="1014"/>
        </table:table-row>
        <table:table-row table:style-name="ro1">
          <table:table-cell office:value-type="date" office:date-value="2011-02-17">
            <text:p>2/17/2011</text:p>
          </table:table-cell>
          <table:table-cell table:formula="of:=[$prices.B29]" office:value-type="float" office:value="355.15">
            <text:p>355.15</text:p>
          </table:table-cell>
          <table:table-cell table:formula="of:=[$prices.C29]" office:value-type="float" office:value="625.26">
            <text:p>625.26</text:p>
          </table:table-cell>
          <table:table-cell table:formula="of:=[$prices.D29]" office:value-type="float" office:value="159.46">
            <text:p>159.46</text:p>
          </table:table-cell>
          <table:table-cell table:formula="of:=[$prices.E29]" office:value-type="float" office:value="80.33">
            <text:p>80.33</text:p>
          </table:table-cell>
          <table:table-cell table:formula="of:=[$shares.B29]" office:value-type="float" office:value="0">
            <text:p>0</text:p>
          </table:table-cell>
          <table:table-cell table:formula="of:=[$shares.C29]" office:value-type="float" office:value="1000">
            <text:p>1000</text:p>
          </table:table-cell>
          <table:table-cell table:formula="of:=[$shares.D29]" office:value-type="float" office:value="4000">
            <text:p>4000</text:p>
          </table:table-cell>
          <table:table-cell table:formula="of:=[$shares.E29]" office:value-type="float" office:value="0">
            <text:p>0</text:p>
          </table:table-cell>
          <table:table-cell table:formula="of:=[.B29]*[.F29]+[.C29]*[.G29]+[.D29]*[.H29]+[.E29]*[.I29]" office:value-type="float" office:value="1263100">
            <text:p><text:s/>$1,263,100.00 </text:p>
          </table:table-cell>
          <table:table-cell table:number-columns-repeated="1014"/>
        </table:table-row>
        <table:table-row table:style-name="ro1">
          <table:table-cell office:value-type="date" office:date-value="2011-02-18">
            <text:p>2/18/2011</text:p>
          </table:table-cell>
          <table:table-cell table:formula="of:=[$prices.B30]" office:value-type="float" office:value="347.47">
            <text:p>347.47</text:p>
          </table:table-cell>
          <table:table-cell table:formula="of:=[$prices.C30]" office:value-type="float" office:value="630.08">
            <text:p>630.08</text:p>
          </table:table-cell>
          <table:table-cell table:formula="of:=[$prices.D30]" office:value-type="float" office:value="160.05">
            <text:p>160.05</text:p>
          </table:table-cell>
          <table:table-cell table:formula="of:=[$prices.E30]" office:value-type="float" office:value="80.93">
            <text:p>80.93</text:p>
          </table:table-cell>
          <table:table-cell table:formula="of:=[$shares.B30]" office:value-type="float" office:value="0">
            <text:p>0</text:p>
          </table:table-cell>
          <table:table-cell table:formula="of:=[$shares.C30]" office:value-type="float" office:value="1000">
            <text:p>1000</text:p>
          </table:table-cell>
          <table:table-cell table:formula="of:=[$shares.D30]" office:value-type="float" office:value="4000">
            <text:p>4000</text:p>
          </table:table-cell>
          <table:table-cell table:formula="of:=[$shares.E30]" office:value-type="float" office:value="0">
            <text:p>0</text:p>
          </table:table-cell>
          <table:table-cell table:formula="of:=[.B30]*[.F30]+[.C30]*[.G30]+[.D30]*[.H30]+[.E30]*[.I30]" office:value-type="float" office:value="1270280">
            <text:p><text:s/>$1,270,280.00 </text:p>
          </table:table-cell>
          <table:table-cell table:number-columns-repeated="1014"/>
        </table:table-row>
        <table:table-row table:style-name="ro1">
          <table:table-cell office:value-type="date" office:date-value="2011-02-22">
            <text:p>2/22/2011</text:p>
          </table:table-cell>
          <table:table-cell table:formula="of:=[$prices.B31]" office:value-type="float" office:value="335.63">
            <text:p>335.63</text:p>
          </table:table-cell>
          <table:table-cell table:formula="of:=[$prices.C31]" office:value-type="float" office:value="610.21">
            <text:p>610.21</text:p>
          </table:table-cell>
          <table:table-cell table:formula="of:=[$prices.D31]" office:value-type="float" office:value="157.24">
            <text:p>157.24</text:p>
          </table:table-cell>
          <table:table-cell table:formula="of:=[$prices.E31]" office:value-type="float" office:value="81.83">
            <text:p>81.83</text:p>
          </table:table-cell>
          <table:table-cell table:formula="of:=[$shares.B31]" office:value-type="float" office:value="0">
            <text:p>0</text:p>
          </table:table-cell>
          <table:table-cell table:formula="of:=[$shares.C31]" office:value-type="float" office:value="1000">
            <text:p>1000</text:p>
          </table:table-cell>
          <table:table-cell table:formula="of:=[$shares.D31]" office:value-type="float" office:value="4000">
            <text:p>4000</text:p>
          </table:table-cell>
          <table:table-cell table:formula="of:=[$shares.E31]" office:value-type="float" office:value="0">
            <text:p>0</text:p>
          </table:table-cell>
          <table:table-cell table:formula="of:=[.B31]*[.F31]+[.C31]*[.G31]+[.D31]*[.H31]+[.E31]*[.I31]" office:value-type="float" office:value="1239170">
            <text:p><text:s/>$1,239,170.00 </text:p>
          </table:table-cell>
          <table:table-cell table:number-columns-repeated="1014"/>
        </table:table-row>
        <table:table-row table:style-name="ro1">
          <table:table-cell office:value-type="date" office:date-value="2011-02-23">
            <text:p>2/23/2011</text:p>
          </table:table-cell>
          <table:table-cell table:formula="of:=[$prices.B32]" office:value-type="float" office:value="339.6">
            <text:p>339.6</text:p>
          </table:table-cell>
          <table:table-cell table:formula="of:=[$prices.C32]" office:value-type="float" office:value="611.32">
            <text:p>611.32</text:p>
          </table:table-cell>
          <table:table-cell table:formula="of:=[$prices.D32]" office:value-type="float" office:value="155.52">
            <text:p>155.52</text:p>
          </table:table-cell>
          <table:table-cell table:formula="of:=[$prices.E32]" office:value-type="float" office:value="83.39">
            <text:p>83.39</text:p>
          </table:table-cell>
          <table:table-cell table:formula="of:=[$shares.B32]" office:value-type="float" office:value="0">
            <text:p>0</text:p>
          </table:table-cell>
          <table:table-cell table:formula="of:=[$shares.C32]" office:value-type="float" office:value="1000">
            <text:p>1000</text:p>
          </table:table-cell>
          <table:table-cell table:formula="of:=[$shares.D32]" office:value-type="float" office:value="4000">
            <text:p>4000</text:p>
          </table:table-cell>
          <table:table-cell table:formula="of:=[$shares.E32]" office:value-type="float" office:value="0">
            <text:p>0</text:p>
          </table:table-cell>
          <table:table-cell table:formula="of:=[.B32]*[.F32]+[.C32]*[.G32]+[.D32]*[.H32]+[.E32]*[.I32]" office:value-type="float" office:value="1233400">
            <text:p><text:s/>$1,233,400.00 </text:p>
          </table:table-cell>
          <table:table-cell table:number-columns-repeated="1014"/>
        </table:table-row>
        <table:table-row table:style-name="ro1">
          <table:table-cell office:value-type="date" office:date-value="2011-02-24">
            <text:p>2/24/2011</text:p>
          </table:table-cell>
          <table:table-cell table:formula="of:=[$prices.B33]" office:value-type="float" office:value="339.86">
            <text:p>339.86</text:p>
          </table:table-cell>
          <table:table-cell table:formula="of:=[$prices.C33]" office:value-type="float" office:value="608.82">
            <text:p>608.82</text:p>
          </table:table-cell>
          <table:table-cell table:formula="of:=[$prices.D33]" office:value-type="float" office:value="156.09">
            <text:p>156.09</text:p>
          </table:table-cell>
          <table:table-cell table:formula="of:=[$prices.E33]" office:value-type="float" office:value="82.33">
            <text:p>82.33</text:p>
          </table:table-cell>
          <table:table-cell table:formula="of:=[$shares.B33]" office:value-type="float" office:value="0">
            <text:p>0</text:p>
          </table:table-cell>
          <table:table-cell table:formula="of:=[$shares.C33]" office:value-type="float" office:value="1000">
            <text:p>1000</text:p>
          </table:table-cell>
          <table:table-cell table:formula="of:=[$shares.D33]" office:value-type="float" office:value="4000">
            <text:p>4000</text:p>
          </table:table-cell>
          <table:table-cell table:formula="of:=[$shares.E33]" office:value-type="float" office:value="0">
            <text:p>0</text:p>
          </table:table-cell>
          <table:table-cell table:formula="of:=[.B33]*[.F33]+[.C33]*[.G33]+[.D33]*[.H33]+[.E33]*[.I33]" office:value-type="float" office:value="1233180">
            <text:p><text:s/>$1,233,180.00 </text:p>
          </table:table-cell>
          <table:table-cell table:number-columns-repeated="1014"/>
        </table:table-row>
        <table:table-row table:style-name="ro1">
          <table:table-cell office:value-type="date" office:date-value="2011-02-25">
            <text:p>2/25/2011</text:p>
          </table:table-cell>
          <table:table-cell table:formula="of:=[$prices.B34]" office:value-type="float" office:value="345.1">
            <text:p>345.1</text:p>
          </table:table-cell>
          <table:table-cell table:formula="of:=[$prices.C34]" office:value-type="float" office:value="610.04">
            <text:p>610.04</text:p>
          </table:table-cell>
          <table:table-cell table:formula="of:=[$prices.D34]" office:value-type="float" office:value="157.56">
            <text:p>157.56</text:p>
          </table:table-cell>
          <table:table-cell table:formula="of:=[$prices.E34]" office:value-type="float" office:value="81.73">
            <text:p>81.73</text:p>
          </table:table-cell>
          <table:table-cell table:formula="of:=[$shares.B34]" office:value-type="float" office:value="0">
            <text:p>0</text:p>
          </table:table-cell>
          <table:table-cell table:formula="of:=[$shares.C34]" office:value-type="float" office:value="1000">
            <text:p>1000</text:p>
          </table:table-cell>
          <table:table-cell table:formula="of:=[$shares.D34]" office:value-type="float" office:value="4000">
            <text:p>4000</text:p>
          </table:table-cell>
          <table:table-cell table:formula="of:=[$shares.E34]" office:value-type="float" office:value="0">
            <text:p>0</text:p>
          </table:table-cell>
          <table:table-cell table:formula="of:=[.B34]*[.F34]+[.C34]*[.G34]+[.D34]*[.H34]+[.E34]*[.I34]" office:value-type="float" office:value="1240280">
            <text:p><text:s/>$1,240,280.00 </text:p>
          </table:table-cell>
          <table:table-cell table:number-columns-repeated="1014"/>
        </table:table-row>
        <table:table-row table:style-name="ro1">
          <table:table-cell office:value-type="date" office:date-value="2011-02-28">
            <text:p>2/28/2011</text:p>
          </table:table-cell>
          <table:table-cell table:formula="of:=[$prices.B35]" office:value-type="float" office:value="350.1">
            <text:p>350.1</text:p>
          </table:table-cell>
          <table:table-cell table:formula="of:=[$prices.C35]" office:value-type="float" office:value="613.4">
            <text:p>613.4</text:p>
          </table:table-cell>
          <table:table-cell table:formula="of:=[$prices.D35]" office:value-type="float" office:value="157.17">
            <text:p>157.17</text:p>
          </table:table-cell>
          <table:table-cell table:formula="of:=[$prices.E35]" office:value-type="float" office:value="81.91">
            <text:p>81.91</text:p>
          </table:table-cell>
          <table:table-cell table:formula="of:=[$shares.B35]" office:value-type="float" office:value="0">
            <text:p>0</text:p>
          </table:table-cell>
          <table:table-cell table:formula="of:=[$shares.C35]" office:value-type="float" office:value="1000">
            <text:p>1000</text:p>
          </table:table-cell>
          <table:table-cell table:formula="of:=[$shares.D35]" office:value-type="float" office:value="4000">
            <text:p>4000</text:p>
          </table:table-cell>
          <table:table-cell table:formula="of:=[$shares.E35]" office:value-type="float" office:value="0">
            <text:p>0</text:p>
          </table:table-cell>
          <table:table-cell table:formula="of:=[.B35]*[.F35]+[.C35]*[.G35]+[.D35]*[.H35]+[.E35]*[.I35]" office:value-type="float" office:value="1242080">
            <text:p><text:s/>$1,242,080.00 </text:p>
          </table:table-cell>
          <table:table-cell table:number-columns-repeated="1014"/>
        </table:table-row>
        <table:table-row table:style-name="ro1">
          <table:table-cell office:value-type="date" office:date-value="2011-03-01">
            <text:p>3/1/2011</text:p>
          </table:table-cell>
          <table:table-cell table:formula="of:=[$prices.B36]" office:value-type="float" office:value="346.24">
            <text:p>346.24</text:p>
          </table:table-cell>
          <table:table-cell table:formula="of:=[$prices.C36]" office:value-type="float" office:value="600.76">
            <text:p>600.76</text:p>
          </table:table-cell>
          <table:table-cell table:formula="of:=[$prices.D36]" office:value-type="float" office:value="155.32">
            <text:p>155.32</text:p>
          </table:table-cell>
          <table:table-cell table:formula="of:=[$prices.E36]" office:value-type="float" office:value="81.21">
            <text:p>81.21</text:p>
          </table:table-cell>
          <table:table-cell table:formula="of:=[$shares.B36]" office:value-type="float" office:value="0">
            <text:p>0</text:p>
          </table:table-cell>
          <table:table-cell table:formula="of:=[$shares.C36]" office:value-type="float" office:value="1000">
            <text:p>1000</text:p>
          </table:table-cell>
          <table:table-cell table:formula="of:=[$shares.D36]" office:value-type="float" office:value="4000">
            <text:p>4000</text:p>
          </table:table-cell>
          <table:table-cell table:formula="of:=[$shares.E36]" office:value-type="float" office:value="0">
            <text:p>0</text:p>
          </table:table-cell>
          <table:table-cell table:formula="of:=[.B36]*[.F36]+[.C36]*[.G36]+[.D36]*[.H36]+[.E36]*[.I36]" office:value-type="float" office:value="1222040">
            <text:p><text:s/>$1,222,040.00 </text:p>
          </table:table-cell>
          <table:table-cell table:number-columns-repeated="1014"/>
        </table:table-row>
        <table:table-row table:style-name="ro1">
          <table:table-cell office:value-type="date" office:date-value="2011-03-02">
            <text:p>3/2/2011</text:p>
          </table:table-cell>
          <table:table-cell table:formula="of:=[$prices.B37]" office:value-type="float" office:value="349.02">
            <text:p>349.02</text:p>
          </table:table-cell>
          <table:table-cell table:formula="of:=[$prices.C37]" office:value-type="float" office:value="600.79">
            <text:p>600.79</text:p>
          </table:table-cell>
          <table:table-cell table:formula="of:=[$prices.D37]" office:value-type="float" office:value="155.5">
            <text:p>155.5</text:p>
          </table:table-cell>
          <table:table-cell table:formula="of:=[$prices.E37]" office:value-type="float" office:value="81.48">
            <text:p>81.48</text:p>
          </table:table-cell>
          <table:table-cell table:formula="of:=[$shares.B37]" office:value-type="float" office:value="0">
            <text:p>0</text:p>
          </table:table-cell>
          <table:table-cell table:formula="of:=[$shares.C37]" office:value-type="float" office:value="1000">
            <text:p>1000</text:p>
          </table:table-cell>
          <table:table-cell table:formula="of:=[$shares.D37]" office:value-type="float" office:value="4000">
            <text:p>4000</text:p>
          </table:table-cell>
          <table:table-cell table:formula="of:=[$shares.E37]" office:value-type="float" office:value="0">
            <text:p>0</text:p>
          </table:table-cell>
          <table:table-cell table:formula="of:=[.B37]*[.F37]+[.C37]*[.G37]+[.D37]*[.H37]+[.E37]*[.I37]" office:value-type="float" office:value="1222790">
            <text:p><text:s/>$1,222,790.00 </text:p>
          </table:table-cell>
          <table:table-cell table:number-columns-repeated="1014"/>
        </table:table-row>
        <table:table-row table:style-name="ro1">
          <table:table-cell office:value-type="date" office:date-value="2011-03-03">
            <text:p>3/3/2011</text:p>
          </table:table-cell>
          <table:table-cell table:formula="of:=[$prices.B38]" office:value-type="float" office:value="356.4">
            <text:p>356.4</text:p>
          </table:table-cell>
          <table:table-cell table:formula="of:=[$prices.C38]" office:value-type="float" office:value="609.56">
            <text:p>609.56</text:p>
          </table:table-cell>
          <table:table-cell table:formula="of:=[$prices.D38]" office:value-type="float" office:value="158.73">
            <text:p>158.73</text:p>
          </table:table-cell>
          <table:table-cell table:formula="of:=[$prices.E38]" office:value-type="float" office:value="82.19">
            <text:p>82.19</text:p>
          </table:table-cell>
          <table:table-cell table:formula="of:=[$shares.B38]" office:value-type="float" office:value="0">
            <text:p>0</text:p>
          </table:table-cell>
          <table:table-cell table:formula="of:=[$shares.C38]" office:value-type="float" office:value="0">
            <text:p>0</text:p>
          </table:table-cell>
          <table:table-cell table:formula="of:=[$shares.D38]" office:value-type="float" office:value="1800">
            <text:p>1800</text:p>
          </table:table-cell>
          <table:table-cell table:formula="of:=[$shares.E38]" office:value-type="float" office:value="0">
            <text:p>0</text:p>
          </table:table-cell>
          <table:table-cell table:formula="of:=[.B38]*[.F38]+[.C38]*[.G38]+[.D38]*[.H38]+[.E38]*[.I38]" office:value-type="float" office:value="285714">
            <text:p><text:s/>$285,714.00 </text:p>
          </table:table-cell>
          <table:table-cell table:number-columns-repeated="1014"/>
        </table:table-row>
        <table:table-row table:style-name="ro1">
          <table:table-cell office:value-type="date" office:date-value="2011-03-04">
            <text:p>3/4/2011</text:p>
          </table:table-cell>
          <table:table-cell table:formula="of:=[$prices.B39]" office:value-type="float" office:value="356.83">
            <text:p>356.83</text:p>
          </table:table-cell>
          <table:table-cell table:formula="of:=[$prices.C39]" office:value-type="float" office:value="600.62">
            <text:p>600.62</text:p>
          </table:table-cell>
          <table:table-cell table:formula="of:=[$prices.D39]" office:value-type="float" office:value="157.12">
            <text:p>157.12</text:p>
          </table:table-cell>
          <table:table-cell table:formula="of:=[$prices.E39]" office:value-type="float" office:value="81.48">
            <text:p>81.48</text:p>
          </table:table-cell>
          <table:table-cell table:formula="of:=[$shares.B39]" office:value-type="float" office:value="0">
            <text:p>0</text:p>
          </table:table-cell>
          <table:table-cell table:formula="of:=[$shares.C39]" office:value-type="float" office:value="0">
            <text:p>0</text:p>
          </table:table-cell>
          <table:table-cell table:formula="of:=[$shares.D39]" office:value-type="float" office:value="1800">
            <text:p>1800</text:p>
          </table:table-cell>
          <table:table-cell table:formula="of:=[$shares.E39]" office:value-type="float" office:value="0">
            <text:p>0</text:p>
          </table:table-cell>
          <table:table-cell table:formula="of:=[.B39]*[.F39]+[.C39]*[.G39]+[.D39]*[.H39]+[.E39]*[.I39]" office:value-type="float" office:value="282816">
            <text:p><text:s/>$282,816.00 </text:p>
          </table:table-cell>
          <table:table-cell table:number-columns-repeated="1014"/>
        </table:table-row>
        <table:table-row table:style-name="ro1">
          <table:table-cell office:value-type="date" office:date-value="2011-03-07">
            <text:p>3/7/2011</text:p>
          </table:table-cell>
          <table:table-cell table:formula="of:=[$prices.B40]" office:value-type="float" office:value="352.23">
            <text:p>352.23</text:p>
          </table:table-cell>
          <table:table-cell table:formula="of:=[$prices.C40]" office:value-type="float" office:value="591.66">
            <text:p>591.66</text:p>
          </table:table-cell>
          <table:table-cell table:formula="of:=[$prices.D40]" office:value-type="float" office:value="155.28">
            <text:p>155.28</text:p>
          </table:table-cell>
          <table:table-cell table:formula="of:=[$prices.E40]" office:value-type="float" office:value="81.14">
            <text:p>81.14</text:p>
          </table:table-cell>
          <table:table-cell table:formula="of:=[$shares.B40]" office:value-type="float" office:value="0">
            <text:p>0</text:p>
          </table:table-cell>
          <table:table-cell table:formula="of:=[$shares.C40]" office:value-type="float" office:value="0">
            <text:p>0</text:p>
          </table:table-cell>
          <table:table-cell table:formula="of:=[$shares.D40]" office:value-type="float" office:value="1800">
            <text:p>1800</text:p>
          </table:table-cell>
          <table:table-cell table:formula="of:=[$shares.E40]" office:value-type="float" office:value="0">
            <text:p>0</text:p>
          </table:table-cell>
          <table:table-cell table:formula="of:=[.B40]*[.F40]+[.C40]*[.G40]+[.D40]*[.H40]+[.E40]*[.I40]" office:value-type="float" office:value="279504">
            <text:p><text:s/>$279,504.00 </text:p>
          </table:table-cell>
          <table:table-cell table:number-columns-repeated="1014"/>
        </table:table-row>
        <table:table-row table:style-name="ro1">
          <table:table-cell office:value-type="date" office:date-value="2011-03-08">
            <text:p>3/8/2011</text:p>
          </table:table-cell>
          <table:table-cell table:formula="of:=[$prices.B41]" office:value-type="float" office:value="352.63">
            <text:p>352.63</text:p>
          </table:table-cell>
          <table:table-cell table:formula="of:=[$prices.C41]" office:value-type="float" office:value="592.31">
            <text:p>592.31</text:p>
          </table:table-cell>
          <table:table-cell table:formula="of:=[$prices.D41]" office:value-type="float" office:value="157.56">
            <text:p>157.56</text:p>
          </table:table-cell>
          <table:table-cell table:formula="of:=[$prices.E41]" office:value-type="float" office:value="81.02">
            <text:p>81.02</text:p>
          </table:table-cell>
          <table:table-cell table:formula="of:=[$shares.B41]" office:value-type="float" office:value="0">
            <text:p>0</text:p>
          </table:table-cell>
          <table:table-cell table:formula="of:=[$shares.C41]" office:value-type="float" office:value="0">
            <text:p>0</text:p>
          </table:table-cell>
          <table:table-cell table:formula="of:=[$shares.D41]" office:value-type="float" office:value="1800">
            <text:p>1800</text:p>
          </table:table-cell>
          <table:table-cell table:formula="of:=[$shares.E41]" office:value-type="float" office:value="0">
            <text:p>0</text:p>
          </table:table-cell>
          <table:table-cell table:formula="of:=[.B41]*[.F41]+[.C41]*[.G41]+[.D41]*[.H41]+[.E41]*[.I41]" office:value-type="float" office:value="283608">
            <text:p><text:s/>$283,608.00 </text:p>
          </table:table-cell>
          <table:table-cell table:number-columns-repeated="1014"/>
        </table:table-row>
        <table:table-row table:style-name="ro1">
          <table:table-cell office:value-type="date" office:date-value="2011-03-09">
            <text:p>3/9/2011</text:p>
          </table:table-cell>
          <table:table-cell table:formula="of:=[$prices.B42]" office:value-type="float" office:value="349.37">
            <text:p>349.37</text:p>
          </table:table-cell>
          <table:table-cell table:formula="of:=[$prices.C42]" office:value-type="float" office:value="591.77">
            <text:p>591.77</text:p>
          </table:table-cell>
          <table:table-cell table:formula="of:=[$prices.D42]" office:value-type="float" office:value="161.04">
            <text:p>161.04</text:p>
          </table:table-cell>
          <table:table-cell table:formula="of:=[$prices.E42]" office:value-type="float" office:value="80.81">
            <text:p>80.81</text:p>
          </table:table-cell>
          <table:table-cell table:formula="of:=[$shares.B42]" office:value-type="float" office:value="0">
            <text:p>0</text:p>
          </table:table-cell>
          <table:table-cell table:formula="of:=[$shares.C42]" office:value-type="float" office:value="0">
            <text:p>0</text:p>
          </table:table-cell>
          <table:table-cell table:formula="of:=[$shares.D42]" office:value-type="float" office:value="1800">
            <text:p>1800</text:p>
          </table:table-cell>
          <table:table-cell table:formula="of:=[$shares.E42]" office:value-type="float" office:value="0">
            <text:p>0</text:p>
          </table:table-cell>
          <table:table-cell table:formula="of:=[.B42]*[.F42]+[.C42]*[.G42]+[.D42]*[.H42]+[.E42]*[.I42]" office:value-type="float" office:value="289872">
            <text:p><text:s/>$289,872.00 </text:p>
          </table:table-cell>
          <table:table-cell table:number-columns-repeated="1014"/>
        </table:table-row>
        <table:table-row table:style-name="ro1">
          <table:table-cell office:value-type="date" office:date-value="2011-03-10">
            <text:p>3/10/2011</text:p>
          </table:table-cell>
          <table:table-cell table:formula="of:=[$prices.B43]" office:value-type="float" office:value="343.62">
            <text:p>343.62</text:p>
          </table:table-cell>
          <table:table-cell table:formula="of:=[$prices.C43]" office:value-type="float" office:value="580.3">
            <text:p>580.3</text:p>
          </table:table-cell>
          <table:table-cell table:formula="of:=[$prices.D43]" office:value-type="float" office:value="157.31">
            <text:p>157.31</text:p>
          </table:table-cell>
          <table:table-cell table:formula="of:=[$prices.E43]" office:value-type="float" office:value="77.94">
            <text:p>77.94</text:p>
          </table:table-cell>
          <table:table-cell table:formula="of:=[$shares.B43]" office:value-type="float" office:value="0">
            <text:p>0</text:p>
          </table:table-cell>
          <table:table-cell table:formula="of:=[$shares.C43]" office:value-type="float" office:value="0">
            <text:p>0</text:p>
          </table:table-cell>
          <table:table-cell table:formula="of:=[$shares.D43]" office:value-type="float" office:value="1800">
            <text:p>1800</text:p>
          </table:table-cell>
          <table:table-cell table:formula="of:=[$shares.E43]" office:value-type="float" office:value="0">
            <text:p>0</text:p>
          </table:table-cell>
          <table:table-cell table:formula="of:=[.B43]*[.F43]+[.C43]*[.G43]+[.D43]*[.H43]+[.E43]*[.I43]" office:value-type="float" office:value="283158">
            <text:p><text:s/>$283,158.00 </text:p>
          </table:table-cell>
          <table:table-cell table:number-columns-repeated="1014"/>
        </table:table-row>
        <table:table-row table:style-name="ro1">
          <table:table-cell office:value-type="date" office:date-value="2011-03-11">
            <text:p>3/11/2011</text:p>
          </table:table-cell>
          <table:table-cell table:formula="of:=[$prices.B44]" office:value-type="float" office:value="348.89">
            <text:p>348.89</text:p>
          </table:table-cell>
          <table:table-cell table:formula="of:=[$prices.C44]" office:value-type="float" office:value="576.71">
            <text:p>576.71</text:p>
          </table:table-cell>
          <table:table-cell table:formula="of:=[$prices.D44]" office:value-type="float" office:value="157.71">
            <text:p>157.71</text:p>
          </table:table-cell>
          <table:table-cell table:formula="of:=[$prices.E44]" office:value-type="float" office:value="78.65">
            <text:p>78.65</text:p>
          </table:table-cell>
          <table:table-cell table:formula="of:=[$shares.B44]" office:value-type="float" office:value="0">
            <text:p>0</text:p>
          </table:table-cell>
          <table:table-cell table:formula="of:=[$shares.C44]" office:value-type="float" office:value="0">
            <text:p>0</text:p>
          </table:table-cell>
          <table:table-cell table:formula="of:=[$shares.D44]" office:value-type="float" office:value="1800">
            <text:p>1800</text:p>
          </table:table-cell>
          <table:table-cell table:formula="of:=[$shares.E44]" office:value-type="float" office:value="0">
            <text:p>0</text:p>
          </table:table-cell>
          <table:table-cell table:formula="of:=[.B44]*[.F44]+[.C44]*[.G44]+[.D44]*[.H44]+[.E44]*[.I44]" office:value-type="float" office:value="283878">
            <text:p><text:s/>$283,878.00 </text:p>
          </table:table-cell>
          <table:table-cell table:number-columns-repeated="1014"/>
        </table:table-row>
        <table:table-row table:style-name="ro1">
          <table:table-cell office:value-type="date" office:date-value="2011-03-14">
            <text:p>3/14/2011</text:p>
          </table:table-cell>
          <table:table-cell table:formula="of:=[$prices.B45]" office:value-type="float" office:value="350.45">
            <text:p>350.45</text:p>
          </table:table-cell>
          <table:table-cell table:formula="of:=[$prices.C45]" office:value-type="float" office:value="569.99">
            <text:p>569.99</text:p>
          </table:table-cell>
          <table:table-cell table:formula="of:=[$prices.D45]" office:value-type="float" office:value="156.7">
            <text:p>156.7</text:p>
          </table:table-cell>
          <table:table-cell table:formula="of:=[$prices.E45]" office:value-type="float" office:value="78.9">
            <text:p>78.9</text:p>
          </table:table-cell>
          <table:table-cell table:formula="of:=[$shares.B45]" office:value-type="float" office:value="0">
            <text:p>0</text:p>
          </table:table-cell>
          <table:table-cell table:formula="of:=[$shares.C45]" office:value-type="float" office:value="0">
            <text:p>0</text:p>
          </table:table-cell>
          <table:table-cell table:formula="of:=[$shares.D45]" office:value-type="float" office:value="1800">
            <text:p>1800</text:p>
          </table:table-cell>
          <table:table-cell table:formula="of:=[$shares.E45]" office:value-type="float" office:value="0">
            <text:p>0</text:p>
          </table:table-cell>
          <table:table-cell table:formula="of:=[.B45]*[.F45]+[.C45]*[.G45]+[.D45]*[.H45]+[.E45]*[.I45]" office:value-type="float" office:value="282060">
            <text:p><text:s/>$282,060.00 </text:p>
          </table:table-cell>
          <table:table-cell table:number-columns-repeated="1014"/>
        </table:table-row>
        <table:table-row table:style-name="ro1">
          <table:table-cell office:value-type="date" office:date-value="2011-03-15">
            <text:p>3/15/2011</text:p>
          </table:table-cell>
          <table:table-cell table:formula="of:=[$prices.B46]" office:value-type="float" office:value="342.39">
            <text:p>342.39</text:p>
          </table:table-cell>
          <table:table-cell table:formula="of:=[$prices.C46]" office:value-type="float" office:value="569.56">
            <text:p>569.56</text:p>
          </table:table-cell>
          <table:table-cell table:formula="of:=[$prices.D46]" office:value-type="float" office:value="154.4">
            <text:p>154.4</text:p>
          </table:table-cell>
          <table:table-cell table:formula="of:=[$prices.E46]" office:value-type="float" office:value="77.95">
            <text:p>77.95</text:p>
          </table:table-cell>
          <table:table-cell table:formula="of:=[$shares.B46]" office:value-type="float" office:value="0">
            <text:p>0</text:p>
          </table:table-cell>
          <table:table-cell table:formula="of:=[$shares.C46]" office:value-type="float" office:value="0">
            <text:p>0</text:p>
          </table:table-cell>
          <table:table-cell table:formula="of:=[$shares.D46]" office:value-type="float" office:value="1800">
            <text:p>1800</text:p>
          </table:table-cell>
          <table:table-cell table:formula="of:=[$shares.E46]" office:value-type="float" office:value="0">
            <text:p>0</text:p>
          </table:table-cell>
          <table:table-cell table:formula="of:=[.B46]*[.F46]+[.C46]*[.G46]+[.D46]*[.H46]+[.E46]*[.I46]" office:value-type="float" office:value="277920">
            <text:p><text:s/>$277,920.00 </text:p>
          </table:table-cell>
          <table:table-cell table:number-columns-repeated="1014"/>
        </table:table-row>
        <table:table-row table:style-name="ro1">
          <table:table-cell office:value-type="date" office:date-value="2011-03-16">
            <text:p>3/16/2011</text:p>
          </table:table-cell>
          <table:table-cell table:formula="of:=[$prices.B47]" office:value-type="float" office:value="327.11">
            <text:p>327.11</text:p>
          </table:table-cell>
          <table:table-cell table:formula="of:=[$prices.C47]" office:value-type="float" office:value="557.1">
            <text:p>557.1</text:p>
          </table:table-cell>
          <table:table-cell table:formula="of:=[$prices.D47]" office:value-type="float" office:value="148.55">
            <text:p>148.55</text:p>
          </table:table-cell>
          <table:table-cell table:formula="of:=[$prices.E47]" office:value-type="float" office:value="75.96">
            <text:p>75.96</text:p>
          </table:table-cell>
          <table:table-cell table:formula="of:=[$shares.B47]" office:value-type="float" office:value="0">
            <text:p>0</text:p>
          </table:table-cell>
          <table:table-cell table:formula="of:=[$shares.C47]" office:value-type="float" office:value="0">
            <text:p>0</text:p>
          </table:table-cell>
          <table:table-cell table:formula="of:=[$shares.D47]" office:value-type="float" office:value="1800">
            <text:p>1800</text:p>
          </table:table-cell>
          <table:table-cell table:formula="of:=[$shares.E47]" office:value-type="float" office:value="0">
            <text:p>0</text:p>
          </table:table-cell>
          <table:table-cell table:formula="of:=[.B47]*[.F47]+[.C47]*[.G47]+[.D47]*[.H47]+[.E47]*[.I47]" office:value-type="float" office:value="267390">
            <text:p><text:s/>$267,390.00 </text:p>
          </table:table-cell>
          <table:table-cell table:number-columns-repeated="1014"/>
        </table:table-row>
        <table:table-row table:style-name="ro1">
          <table:table-cell office:value-type="date" office:date-value="2011-03-17">
            <text:p>3/17/2011</text:p>
          </table:table-cell>
          <table:table-cell table:formula="of:=[$prices.B48]" office:value-type="float" office:value="331.69">
            <text:p>331.69</text:p>
          </table:table-cell>
          <table:table-cell table:formula="of:=[$prices.C48]" office:value-type="float" office:value="561.36">
            <text:p>561.36</text:p>
          </table:table-cell>
          <table:table-cell table:formula="of:=[$prices.D48]" office:value-type="float" office:value="149.7">
            <text:p>149.7</text:p>
          </table:table-cell>
          <table:table-cell table:formula="of:=[$prices.E48]" office:value-type="float" office:value="77.73">
            <text:p>77.73</text:p>
          </table:table-cell>
          <table:table-cell table:formula="of:=[$shares.B48]" office:value-type="float" office:value="0">
            <text:p>0</text:p>
          </table:table-cell>
          <table:table-cell table:formula="of:=[$shares.C48]" office:value-type="float" office:value="0">
            <text:p>0</text:p>
          </table:table-cell>
          <table:table-cell table:formula="of:=[$shares.D48]" office:value-type="float" office:value="1800">
            <text:p>1800</text:p>
          </table:table-cell>
          <table:table-cell table:formula="of:=[$shares.E48]" office:value-type="float" office:value="0">
            <text:p>0</text:p>
          </table:table-cell>
          <table:table-cell table:formula="of:=[.B48]*[.F48]+[.C48]*[.G48]+[.D48]*[.H48]+[.E48]*[.I48]" office:value-type="float" office:value="269460">
            <text:p><text:s/>$269,460.00 </text:p>
          </table:table-cell>
          <table:table-cell table:number-columns-repeated="1014"/>
        </table:table-row>
        <table:table-row table:style-name="ro1">
          <table:table-cell office:value-type="date" office:date-value="2011-03-18">
            <text:p>3/18/2011</text:p>
          </table:table-cell>
          <table:table-cell table:formula="of:=[$prices.B49]" office:value-type="float" office:value="327.76">
            <text:p>327.76</text:p>
          </table:table-cell>
          <table:table-cell table:formula="of:=[$prices.C49]" office:value-type="float" office:value="561.06">
            <text:p>561.06</text:p>
          </table:table-cell>
          <table:table-cell table:formula="of:=[$prices.D49]" office:value-type="float" office:value="151.36">
            <text:p>151.36</text:p>
          </table:table-cell>
          <table:table-cell table:formula="of:=[$prices.E49]" office:value-type="float" office:value="77.43">
            <text:p>77.43</text:p>
          </table:table-cell>
          <table:table-cell table:formula="of:=[$shares.B49]" office:value-type="float" office:value="0">
            <text:p>0</text:p>
          </table:table-cell>
          <table:table-cell table:formula="of:=[$shares.C49]" office:value-type="float" office:value="0">
            <text:p>0</text:p>
          </table:table-cell>
          <table:table-cell table:formula="of:=[$shares.D49]" office:value-type="float" office:value="1800">
            <text:p>1800</text:p>
          </table:table-cell>
          <table:table-cell table:formula="of:=[$shares.E49]" office:value-type="float" office:value="0">
            <text:p>0</text:p>
          </table:table-cell>
          <table:table-cell table:formula="of:=[.B49]*[.F49]+[.C49]*[.G49]+[.D49]*[.H49]+[.E49]*[.I49]" office:value-type="float" office:value="272448">
            <text:p><text:s/>$272,448.00 </text:p>
          </table:table-cell>
          <table:table-cell table:number-columns-repeated="1014"/>
        </table:table-row>
        <table:table-row table:style-name="ro1">
          <table:table-cell office:value-type="date" office:date-value="2011-03-21">
            <text:p>3/21/2011</text:p>
          </table:table-cell>
          <table:table-cell table:formula="of:=[$prices.B50]" office:value-type="float" office:value="336.31">
            <text:p>336.31</text:p>
          </table:table-cell>
          <table:table-cell table:formula="of:=[$prices.C50]" office:value-type="float" office:value="576.5">
            <text:p>576.5</text:p>
          </table:table-cell>
          <table:table-cell table:formula="of:=[$prices.D50]" office:value-type="float" office:value="153.09">
            <text:p>153.09</text:p>
          </table:table-cell>
          <table:table-cell table:formula="of:=[$prices.E50]" office:value-type="float" office:value="79.34">
            <text:p>79.34</text:p>
          </table:table-cell>
          <table:table-cell table:formula="of:=[$shares.B50]" office:value-type="float" office:value="0">
            <text:p>0</text:p>
          </table:table-cell>
          <table:table-cell table:formula="of:=[$shares.C50]" office:value-type="float" office:value="0">
            <text:p>0</text:p>
          </table:table-cell>
          <table:table-cell table:formula="of:=[$shares.D50]" office:value-type="float" office:value="1800">
            <text:p>1800</text:p>
          </table:table-cell>
          <table:table-cell table:formula="of:=[$shares.E50]" office:value-type="float" office:value="0">
            <text:p>0</text:p>
          </table:table-cell>
          <table:table-cell table:formula="of:=[.B50]*[.F50]+[.C50]*[.G50]+[.D50]*[.H50]+[.E50]*[.I50]" office:value-type="float" office:value="275562">
            <text:p><text:s/>$275,562.00 </text:p>
          </table:table-cell>
          <table:table-cell table:number-columns-repeated="1014"/>
        </table:table-row>
        <table:table-row table:style-name="ro1">
          <table:table-cell office:value-type="date" office:date-value="2011-03-22">
            <text:p>3/22/2011</text:p>
          </table:table-cell>
          <table:table-cell table:formula="of:=[$prices.B51]" office:value-type="float" office:value="338.2">
            <text:p>338.2</text:p>
          </table:table-cell>
          <table:table-cell table:formula="of:=[$prices.C51]" office:value-type="float" office:value="577.32">
            <text:p>577.32</text:p>
          </table:table-cell>
          <table:table-cell table:formula="of:=[$prices.D51]" office:value-type="float" office:value="153.4">
            <text:p>153.4</text:p>
          </table:table-cell>
          <table:table-cell table:formula="of:=[$prices.E51]" office:value-type="float" office:value="79.07">
            <text:p>79.07</text:p>
          </table:table-cell>
          <table:table-cell table:formula="of:=[$shares.B51]" office:value-type="float" office:value="0">
            <text:p>0</text:p>
          </table:table-cell>
          <table:table-cell table:formula="of:=[$shares.C51]" office:value-type="float" office:value="0">
            <text:p>0</text:p>
          </table:table-cell>
          <table:table-cell table:formula="of:=[$shares.D51]" office:value-type="float" office:value="1800">
            <text:p>1800</text:p>
          </table:table-cell>
          <table:table-cell table:formula="of:=[$shares.E51]" office:value-type="float" office:value="0">
            <text:p>0</text:p>
          </table:table-cell>
          <table:table-cell table:formula="of:=[.B51]*[.F51]+[.C51]*[.G51]+[.D51]*[.H51]+[.E51]*[.I51]" office:value-type="float" office:value="276120">
            <text:p><text:s/>$276,120.00 </text:p>
          </table:table-cell>
          <table:table-cell table:number-columns-repeated="1014"/>
        </table:table-row>
        <table:table-row table:style-name="ro1">
          <table:table-cell office:value-type="date" office:date-value="2011-03-23">
            <text:p>3/23/2011</text:p>
          </table:table-cell>
          <table:table-cell table:formula="of:=[$prices.B52]" office:value-type="float" office:value="336.2">
            <text:p>336.2</text:p>
          </table:table-cell>
          <table:table-cell table:formula="of:=[$prices.C52]" office:value-type="float" office:value="582.16">
            <text:p>582.16</text:p>
          </table:table-cell>
          <table:table-cell table:formula="of:=[$prices.D52]" office:value-type="float" office:value="154.89">
            <text:p>154.89</text:p>
          </table:table-cell>
          <table:table-cell table:formula="of:=[$prices.E52]" office:value-type="float" office:value="79.11">
            <text:p>79.11</text:p>
          </table:table-cell>
          <table:table-cell table:formula="of:=[$shares.B52]" office:value-type="float" office:value="0">
            <text:p>0</text:p>
          </table:table-cell>
          <table:table-cell table:formula="of:=[$shares.C52]" office:value-type="float" office:value="0">
            <text:p>0</text:p>
          </table:table-cell>
          <table:table-cell table:formula="of:=[$shares.D52]" office:value-type="float" office:value="1800">
            <text:p>1800</text:p>
          </table:table-cell>
          <table:table-cell table:formula="of:=[$shares.E52]" office:value-type="float" office:value="0">
            <text:p>0</text:p>
          </table:table-cell>
          <table:table-cell table:formula="of:=[.B52]*[.F52]+[.C52]*[.G52]+[.D52]*[.H52]+[.E52]*[.I52]" office:value-type="float" office:value="278802">
            <text:p><text:s/>$278,802.00 </text:p>
          </table:table-cell>
          <table:table-cell table:number-columns-repeated="1014"/>
        </table:table-row>
        <table:table-row table:style-name="ro1">
          <table:table-cell office:value-type="date" office:date-value="2011-03-24">
            <text:p>3/24/2011</text:p>
          </table:table-cell>
          <table:table-cell table:formula="of:=[$prices.B53]" office:value-type="float" office:value="341.93">
            <text:p>341.93</text:p>
          </table:table-cell>
          <table:table-cell table:formula="of:=[$prices.C53]" office:value-type="float" office:value="586.89">
            <text:p>586.89</text:p>
          </table:table-cell>
          <table:table-cell table:formula="of:=[$prices.D53]" office:value-type="float" office:value="155.39">
            <text:p>155.39</text:p>
          </table:table-cell>
          <table:table-cell table:formula="of:=[$prices.E53]" office:value-type="float" office:value="79.23">
            <text:p>79.23</text:p>
          </table:table-cell>
          <table:table-cell table:formula="of:=[$shares.B53]" office:value-type="float" office:value="0">
            <text:p>0</text:p>
          </table:table-cell>
          <table:table-cell table:formula="of:=[$shares.C53]" office:value-type="float" office:value="0">
            <text:p>0</text:p>
          </table:table-cell>
          <table:table-cell table:formula="of:=[$shares.D53]" office:value-type="float" office:value="1800">
            <text:p>1800</text:p>
          </table:table-cell>
          <table:table-cell table:formula="of:=[$shares.E53]" office:value-type="float" office:value="0">
            <text:p>0</text:p>
          </table:table-cell>
          <table:table-cell table:formula="of:=[.B53]*[.F53]+[.C53]*[.G53]+[.D53]*[.H53]+[.E53]*[.I53]" office:value-type="float" office:value="279702">
            <text:p><text:s/>$279,702.00 </text:p>
          </table:table-cell>
          <table:table-cell table:number-columns-repeated="1014"/>
        </table:table-row>
        <table:table-row table:style-name="ro1">
          <table:table-cell office:value-type="date" office:date-value="2011-03-25">
            <text:p>3/25/2011</text:p>
          </table:table-cell>
          <table:table-cell table:formula="of:=[$prices.B54]" office:value-type="float" office:value="348.45">
            <text:p>348.45</text:p>
          </table:table-cell>
          <table:table-cell table:formula="of:=[$prices.C54]" office:value-type="float" office:value="579.74">
            <text:p>579.74</text:p>
          </table:table-cell>
          <table:table-cell table:formula="of:=[$prices.D54]" office:value-type="float" office:value="157.46">
            <text:p>157.46</text:p>
          </table:table-cell>
          <table:table-cell table:formula="of:=[$prices.E54]" office:value-type="float" office:value="80.08">
            <text:p>80.08</text:p>
          </table:table-cell>
          <table:table-cell table:formula="of:=[$shares.B54]" office:value-type="float" office:value="0">
            <text:p>0</text:p>
          </table:table-cell>
          <table:table-cell table:formula="of:=[$shares.C54]" office:value-type="float" office:value="0">
            <text:p>0</text:p>
          </table:table-cell>
          <table:table-cell table:formula="of:=[$shares.D54]" office:value-type="float" office:value="1800">
            <text:p>1800</text:p>
          </table:table-cell>
          <table:table-cell table:formula="of:=[$shares.E54]" office:value-type="float" office:value="0">
            <text:p>0</text:p>
          </table:table-cell>
          <table:table-cell table:formula="of:=[.B54]*[.F54]+[.C54]*[.G54]+[.D54]*[.H54]+[.E54]*[.I54]" office:value-type="float" office:value="283428">
            <text:p><text:s/>$283,428.00 </text:p>
          </table:table-cell>
          <table:table-cell table:number-columns-repeated="1014"/>
        </table:table-row>
        <table:table-row table:style-name="ro1">
          <table:table-cell office:value-type="date" office:date-value="2011-03-28">
            <text:p>3/28/2011</text:p>
          </table:table-cell>
          <table:table-cell table:formula="of:=[$prices.B55]" office:value-type="float" office:value="347.36">
            <text:p>347.36</text:p>
          </table:table-cell>
          <table:table-cell table:formula="of:=[$prices.C55]" office:value-type="float" office:value="575.36">
            <text:p>575.36</text:p>
          </table:table-cell>
          <table:table-cell table:formula="of:=[$prices.D55]" office:value-type="float" office:value="156.68">
            <text:p>156.68</text:p>
          </table:table-cell>
          <table:table-cell table:formula="of:=[$prices.E55]" office:value-type="float" office:value="79.94">
            <text:p>79.94</text:p>
          </table:table-cell>
          <table:table-cell table:formula="of:=[$shares.B55]" office:value-type="float" office:value="0">
            <text:p>0</text:p>
          </table:table-cell>
          <table:table-cell table:formula="of:=[$shares.C55]" office:value-type="float" office:value="0">
            <text:p>0</text:p>
          </table:table-cell>
          <table:table-cell table:formula="of:=[$shares.D55]" office:value-type="float" office:value="1800">
            <text:p>1800</text:p>
          </table:table-cell>
          <table:table-cell table:formula="of:=[$shares.E55]" office:value-type="float" office:value="0">
            <text:p>0</text:p>
          </table:table-cell>
          <table:table-cell table:formula="of:=[.B55]*[.F55]+[.C55]*[.G55]+[.D55]*[.H55]+[.E55]*[.I55]" office:value-type="float" office:value="282024">
            <text:p><text:s/>$282,024.00 </text:p>
          </table:table-cell>
          <table:table-cell table:number-columns-repeated="1014"/>
        </table:table-row>
        <table:table-row table:style-name="ro1">
          <table:table-cell office:value-type="date" office:date-value="2011-03-29">
            <text:p>3/29/2011</text:p>
          </table:table-cell>
          <table:table-cell table:formula="of:=[$prices.B56]" office:value-type="float" office:value="347.87">
            <text:p>347.87</text:p>
          </table:table-cell>
          <table:table-cell table:formula="of:=[$prices.C56]" office:value-type="float" office:value="581.73">
            <text:p>581.73</text:p>
          </table:table-cell>
          <table:table-cell table:formula="of:=[$prices.D56]" office:value-type="float" office:value="158.14">
            <text:p>158.14</text:p>
          </table:table-cell>
          <table:table-cell table:formula="of:=[$prices.E56]" office:value-type="float" office:value="79.73">
            <text:p>79.73</text:p>
          </table:table-cell>
          <table:table-cell table:formula="of:=[$shares.B56]" office:value-type="float" office:value="0">
            <text:p>0</text:p>
          </table:table-cell>
          <table:table-cell table:formula="of:=[$shares.C56]" office:value-type="float" office:value="0">
            <text:p>0</text:p>
          </table:table-cell>
          <table:table-cell table:formula="of:=[$shares.D56]" office:value-type="float" office:value="1800">
            <text:p>1800</text:p>
          </table:table-cell>
          <table:table-cell table:formula="of:=[$shares.E56]" office:value-type="float" office:value="0">
            <text:p>0</text:p>
          </table:table-cell>
          <table:table-cell table:formula="of:=[.B56]*[.F56]+[.C56]*[.G56]+[.D56]*[.H56]+[.E56]*[.I56]" office:value-type="float" office:value="284652">
            <text:p><text:s/>$284,652.00 </text:p>
          </table:table-cell>
          <table:table-cell table:number-columns-repeated="1014"/>
        </table:table-row>
        <table:table-row table:style-name="ro1">
          <table:table-cell office:value-type="date" office:date-value="2011-03-30">
            <text:p>3/30/2011</text:p>
          </table:table-cell>
          <table:table-cell table:formula="of:=[$prices.B57]" office:value-type="float" office:value="345.56">
            <text:p>345.56</text:p>
          </table:table-cell>
          <table:table-cell table:formula="of:=[$prices.C57]" office:value-type="float" office:value="581.84">
            <text:p>581.84</text:p>
          </table:table-cell>
          <table:table-cell table:formula="of:=[$prices.D57]" office:value-type="float" office:value="158.84">
            <text:p>158.84</text:p>
          </table:table-cell>
          <table:table-cell table:formula="of:=[$prices.E57]" office:value-type="float" office:value="80.92">
            <text:p>80.92</text:p>
          </table:table-cell>
          <table:table-cell table:formula="of:=[$shares.B57]" office:value-type="float" office:value="0">
            <text:p>0</text:p>
          </table:table-cell>
          <table:table-cell table:formula="of:=[$shares.C57]" office:value-type="float" office:value="0">
            <text:p>0</text:p>
          </table:table-cell>
          <table:table-cell table:formula="of:=[$shares.D57]" office:value-type="float" office:value="1800">
            <text:p>1800</text:p>
          </table:table-cell>
          <table:table-cell table:formula="of:=[$shares.E57]" office:value-type="float" office:value="0">
            <text:p>0</text:p>
          </table:table-cell>
          <table:table-cell table:formula="of:=[.B57]*[.F57]+[.C57]*[.G57]+[.D57]*[.H57]+[.E57]*[.I57]" office:value-type="float" office:value="285912">
            <text:p><text:s/>$285,912.00 </text:p>
          </table:table-cell>
          <table:table-cell table:number-columns-repeated="1014"/>
        </table:table-row>
        <table:table-row table:style-name="ro1">
          <table:table-cell office:value-type="date" office:date-value="2011-03-31">
            <text:p>3/31/2011</text:p>
          </table:table-cell>
          <table:table-cell table:formula="of:=[$prices.B58]" office:value-type="float" office:value="345.44">
            <text:p>345.44</text:p>
          </table:table-cell>
          <table:table-cell table:formula="of:=[$prices.C58]" office:value-type="float" office:value="586.76">
            <text:p>586.76</text:p>
          </table:table-cell>
          <table:table-cell table:formula="of:=[$prices.D58]" office:value-type="float" office:value="158.33">
            <text:p>158.33</text:p>
          </table:table-cell>
          <table:table-cell table:formula="of:=[$prices.E58]" office:value-type="float" office:value="80.57">
            <text:p>80.57</text:p>
          </table:table-cell>
          <table:table-cell table:formula="of:=[$shares.B58]" office:value-type="float" office:value="0">
            <text:p>0</text:p>
          </table:table-cell>
          <table:table-cell table:formula="of:=[$shares.C58]" office:value-type="float" office:value="0">
            <text:p>0</text:p>
          </table:table-cell>
          <table:table-cell table:formula="of:=[$shares.D58]" office:value-type="float" office:value="1800">
            <text:p>1800</text:p>
          </table:table-cell>
          <table:table-cell table:formula="of:=[$shares.E58]" office:value-type="float" office:value="0">
            <text:p>0</text:p>
          </table:table-cell>
          <table:table-cell table:formula="of:=[.B58]*[.F58]+[.C58]*[.G58]+[.D58]*[.H58]+[.E58]*[.I58]" office:value-type="float" office:value="284994">
            <text:p><text:s/>$284,994.00 </text:p>
          </table:table-cell>
          <table:table-cell table:number-columns-repeated="1014"/>
        </table:table-row>
        <table:table-row table:style-name="ro1">
          <table:table-cell office:value-type="date" office:date-value="2011-04-01">
            <text:p>4/1/2011</text:p>
          </table:table-cell>
          <table:table-cell table:formula="of:=[$prices.B59]" office:value-type="float" office:value="341.53">
            <text:p>341.53</text:p>
          </table:table-cell>
          <table:table-cell table:formula="of:=[$prices.C59]" office:value-type="float" office:value="591.8">
            <text:p>591.8</text:p>
          </table:table-cell>
          <table:table-cell table:formula="of:=[$prices.D59]" office:value-type="float" office:value="159.49">
            <text:p>159.49</text:p>
          </table:table-cell>
          <table:table-cell table:formula="of:=[$prices.E59]" office:value-type="float" office:value="81.1">
            <text:p>81.1</text:p>
          </table:table-cell>
          <table:table-cell table:formula="of:=[$shares.B59]" office:value-type="float" office:value="0">
            <text:p>0</text:p>
          </table:table-cell>
          <table:table-cell table:formula="of:=[$shares.C59]" office:value-type="float" office:value="0">
            <text:p>0</text:p>
          </table:table-cell>
          <table:table-cell table:formula="of:=[$shares.D59]" office:value-type="float" office:value="1800">
            <text:p>1800</text:p>
          </table:table-cell>
          <table:table-cell table:formula="of:=[$shares.E59]" office:value-type="float" office:value="0">
            <text:p>0</text:p>
          </table:table-cell>
          <table:table-cell table:formula="of:=[.B59]*[.F59]+[.C59]*[.G59]+[.D59]*[.H59]+[.E59]*[.I59]" office:value-type="float" office:value="287082">
            <text:p><text:s/>$287,082.00 </text:p>
          </table:table-cell>
          <table:table-cell table:number-columns-repeated="1014"/>
        </table:table-row>
        <table:table-row table:style-name="ro1">
          <table:table-cell office:value-type="date" office:date-value="2011-04-04">
            <text:p>4/4/2011</text:p>
          </table:table-cell>
          <table:table-cell table:formula="of:=[$prices.B60]" office:value-type="float" office:value="338.19">
            <text:p>338.19</text:p>
          </table:table-cell>
          <table:table-cell table:formula="of:=[$prices.C60]" office:value-type="float" office:value="587.68">
            <text:p>587.68</text:p>
          </table:table-cell>
          <table:table-cell table:formula="of:=[$prices.D60]" office:value-type="float" office:value="159.47">
            <text:p>159.47</text:p>
          </table:table-cell>
          <table:table-cell table:formula="of:=[$prices.E60]" office:value-type="float" office:value="81.28">
            <text:p>81.28</text:p>
          </table:table-cell>
          <table:table-cell table:formula="of:=[$shares.B60]" office:value-type="float" office:value="0">
            <text:p>0</text:p>
          </table:table-cell>
          <table:table-cell table:formula="of:=[$shares.C60]" office:value-type="float" office:value="0">
            <text:p>0</text:p>
          </table:table-cell>
          <table:table-cell table:formula="of:=[$shares.D60]" office:value-type="float" office:value="1800">
            <text:p>1800</text:p>
          </table:table-cell>
          <table:table-cell table:formula="of:=[$shares.E60]" office:value-type="float" office:value="0">
            <text:p>0</text:p>
          </table:table-cell>
          <table:table-cell table:formula="of:=[.B60]*[.F60]+[.C60]*[.G60]+[.D60]*[.H60]+[.E60]*[.I60]" office:value-type="float" office:value="287046">
            <text:p><text:s/>$287,046.00 </text:p>
          </table:table-cell>
          <table:table-cell table:number-columns-repeated="1014"/>
        </table:table-row>
        <table:table-row table:style-name="ro1">
          <table:table-cell office:value-type="date" office:date-value="2011-04-05">
            <text:p>4/5/2011</text:p>
          </table:table-cell>
          <table:table-cell table:formula="of:=[$prices.B61]" office:value-type="float" office:value="335.91">
            <text:p>335.91</text:p>
          </table:table-cell>
          <table:table-cell table:formula="of:=[$prices.C61]" office:value-type="float" office:value="569.09">
            <text:p>569.09</text:p>
          </table:table-cell>
          <table:table-cell table:formula="of:=[$prices.D61]" office:value-type="float" office:value="159.22">
            <text:p>159.22</text:p>
          </table:table-cell>
          <table:table-cell table:formula="of:=[$prices.E61]" office:value-type="float" office:value="81.81">
            <text:p>81.81</text:p>
          </table:table-cell>
          <table:table-cell table:formula="of:=[$shares.B61]" office:value-type="float" office:value="0">
            <text:p>0</text:p>
          </table:table-cell>
          <table:table-cell table:formula="of:=[$shares.C61]" office:value-type="float" office:value="0">
            <text:p>0</text:p>
          </table:table-cell>
          <table:table-cell table:formula="of:=[$shares.D61]" office:value-type="float" office:value="1800">
            <text:p>1800</text:p>
          </table:table-cell>
          <table:table-cell table:formula="of:=[$shares.E61]" office:value-type="float" office:value="0">
            <text:p>0</text:p>
          </table:table-cell>
          <table:table-cell table:formula="of:=[.B61]*[.F61]+[.C61]*[.G61]+[.D61]*[.H61]+[.E61]*[.I61]" office:value-type="float" office:value="286596">
            <text:p><text:s/>$286,596.00 </text:p>
          </table:table-cell>
          <table:table-cell table:number-columns-repeated="1014"/>
        </table:table-row>
        <table:table-row table:style-name="ro1">
          <table:table-cell office:value-type="date" office:date-value="2011-04-06">
            <text:p>4/6/2011</text:p>
          </table:table-cell>
          <table:table-cell table:formula="of:=[$prices.B62]" office:value-type="float" office:value="335.06">
            <text:p>335.06</text:p>
          </table:table-cell>
          <table:table-cell table:formula="of:=[$prices.C62]" office:value-type="float" office:value="574.18">
            <text:p>574.18</text:p>
          </table:table-cell>
          <table:table-cell table:formula="of:=[$prices.D62]" office:value-type="float" office:value="159.27">
            <text:p>159.27</text:p>
          </table:table-cell>
          <table:table-cell table:formula="of:=[$prices.E62]" office:value-type="float" office:value="81.58">
            <text:p>81.58</text:p>
          </table:table-cell>
          <table:table-cell table:formula="of:=[$shares.B62]" office:value-type="float" office:value="0">
            <text:p>0</text:p>
          </table:table-cell>
          <table:table-cell table:formula="of:=[$shares.C62]" office:value-type="float" office:value="0">
            <text:p>0</text:p>
          </table:table-cell>
          <table:table-cell table:formula="of:=[$shares.D62]" office:value-type="float" office:value="1800">
            <text:p>1800</text:p>
          </table:table-cell>
          <table:table-cell table:formula="of:=[$shares.E62]" office:value-type="float" office:value="0">
            <text:p>0</text:p>
          </table:table-cell>
          <table:table-cell table:formula="of:=[.B62]*[.F62]+[.C62]*[.G62]+[.D62]*[.H62]+[.E62]*[.I62]" office:value-type="float" office:value="286686">
            <text:p><text:s/>$286,686.00 </text:p>
          </table:table-cell>
          <table:table-cell table:number-columns-repeated="1014"/>
        </table:table-row>
        <table:table-row table:style-name="ro1">
          <table:table-cell office:value-type="date" office:date-value="2011-04-07">
            <text:p>4/7/2011</text:p>
          </table:table-cell>
          <table:table-cell table:formula="of:=[$prices.B63]" office:value-type="float" office:value="335.1">
            <text:p>335.1</text:p>
          </table:table-cell>
          <table:table-cell table:formula="of:=[$prices.C63]" office:value-type="float" office:value="580">
            <text:p>580</text:p>
          </table:table-cell>
          <table:table-cell table:formula="of:=[$prices.D63]" office:value-type="float" office:value="159.6">
            <text:p>159.6</text:p>
          </table:table-cell>
          <table:table-cell table:formula="of:=[$prices.E63]" office:value-type="float" office:value="82.13">
            <text:p>82.13</text:p>
          </table:table-cell>
          <table:table-cell table:formula="of:=[$shares.B63]" office:value-type="float" office:value="0">
            <text:p>0</text:p>
          </table:table-cell>
          <table:table-cell table:formula="of:=[$shares.C63]" office:value-type="float" office:value="0">
            <text:p>0</text:p>
          </table:table-cell>
          <table:table-cell table:formula="of:=[$shares.D63]" office:value-type="float" office:value="1800">
            <text:p>1800</text:p>
          </table:table-cell>
          <table:table-cell table:formula="of:=[$shares.E63]" office:value-type="float" office:value="0">
            <text:p>0</text:p>
          </table:table-cell>
          <table:table-cell table:formula="of:=[.B63]*[.F63]+[.C63]*[.G63]+[.D63]*[.H63]+[.E63]*[.I63]" office:value-type="float" office:value="287280">
            <text:p><text:s/>$287,280.00 </text:p>
          </table:table-cell>
          <table:table-cell table:number-columns-repeated="1014"/>
        </table:table-row>
        <table:table-row table:style-name="ro1">
          <table:table-cell office:value-type="date" office:date-value="2011-04-08">
            <text:p>4/8/2011</text:p>
          </table:table-cell>
          <table:table-cell table:formula="of:=[$prices.B64]" office:value-type="float" office:value="332.11">
            <text:p>332.11</text:p>
          </table:table-cell>
          <table:table-cell table:formula="of:=[$prices.C64]" office:value-type="float" office:value="578.16">
            <text:p>578.16</text:p>
          </table:table-cell>
          <table:table-cell table:formula="of:=[$prices.D64]" office:value-type="float" office:value="159.28">
            <text:p>159.28</text:p>
          </table:table-cell>
          <table:table-cell table:formula="of:=[$prices.E64]" office:value-type="float" office:value="82.31">
            <text:p>82.31</text:p>
          </table:table-cell>
          <table:table-cell table:formula="of:=[$shares.B64]" office:value-type="float" office:value="0">
            <text:p>0</text:p>
          </table:table-cell>
          <table:table-cell table:formula="of:=[$shares.C64]" office:value-type="float" office:value="0">
            <text:p>0</text:p>
          </table:table-cell>
          <table:table-cell table:formula="of:=[$shares.D64]" office:value-type="float" office:value="1800">
            <text:p>1800</text:p>
          </table:table-cell>
          <table:table-cell table:formula="of:=[$shares.E64]" office:value-type="float" office:value="0">
            <text:p>0</text:p>
          </table:table-cell>
          <table:table-cell table:formula="of:=[.B64]*[.F64]+[.C64]*[.G64]+[.D64]*[.H64]+[.E64]*[.I64]" office:value-type="float" office:value="286704">
            <text:p><text:s/>$286,704.00 </text:p>
          </table:table-cell>
          <table:table-cell table:number-columns-repeated="1014"/>
        </table:table-row>
        <table:table-row table:style-name="ro1">
          <table:table-cell office:value-type="date" office:date-value="2011-04-11">
            <text:p>4/11/2011</text:p>
          </table:table-cell>
          <table:table-cell table:formula="of:=[$prices.B65]" office:value-type="float" office:value="327.89">
            <text:p>327.89</text:p>
          </table:table-cell>
          <table:table-cell table:formula="of:=[$prices.C65]" office:value-type="float" office:value="577.37">
            <text:p>577.37</text:p>
          </table:table-cell>
          <table:table-cell table:formula="of:=[$prices.D65]" office:value-type="float" office:value="159.18">
            <text:p>159.18</text:p>
          </table:table-cell>
          <table:table-cell table:formula="of:=[$prices.E65]" office:value-type="float" office:value="81.56">
            <text:p>81.56</text:p>
          </table:table-cell>
          <table:table-cell table:formula="of:=[$shares.B65]" office:value-type="float" office:value="0">
            <text:p>0</text:p>
          </table:table-cell>
          <table:table-cell table:formula="of:=[$shares.C65]" office:value-type="float" office:value="0">
            <text:p>0</text:p>
          </table:table-cell>
          <table:table-cell table:formula="of:=[$shares.D65]" office:value-type="float" office:value="1800">
            <text:p>1800</text:p>
          </table:table-cell>
          <table:table-cell table:formula="of:=[$shares.E65]" office:value-type="float" office:value="0">
            <text:p>0</text:p>
          </table:table-cell>
          <table:table-cell table:formula="of:=[.B65]*[.F65]+[.C65]*[.G65]+[.D65]*[.H65]+[.E65]*[.I65]" office:value-type="float" office:value="286524">
            <text:p><text:s/>$286,524.00 </text:p>
          </table:table-cell>
          <table:table-cell table:number-columns-repeated="1014"/>
        </table:table-row>
        <table:table-row table:style-name="ro1">
          <table:table-cell office:value-type="date" office:date-value="2011-04-12">
            <text:p>4/12/2011</text:p>
          </table:table-cell>
          <table:table-cell table:formula="of:=[$prices.B66]" office:value-type="float" office:value="329.47">
            <text:p>329.47</text:p>
          </table:table-cell>
          <table:table-cell table:formula="of:=[$prices.C66]" office:value-type="float" office:value="570.61">
            <text:p>570.61</text:p>
          </table:table-cell>
          <table:table-cell table:formula="of:=[$prices.D66]" office:value-type="float" office:value="158.5">
            <text:p>158.5</text:p>
          </table:table-cell>
          <table:table-cell table:formula="of:=[$prices.E66]" office:value-type="float" office:value="79.66">
            <text:p>79.66</text:p>
          </table:table-cell>
          <table:table-cell table:formula="of:=[$shares.B66]" office:value-type="float" office:value="0">
            <text:p>0</text:p>
          </table:table-cell>
          <table:table-cell table:formula="of:=[$shares.C66]" office:value-type="float" office:value="0">
            <text:p>0</text:p>
          </table:table-cell>
          <table:table-cell table:formula="of:=[$shares.D66]" office:value-type="float" office:value="1800">
            <text:p>1800</text:p>
          </table:table-cell>
          <table:table-cell table:formula="of:=[$shares.E66]" office:value-type="float" office:value="0">
            <text:p>0</text:p>
          </table:table-cell>
          <table:table-cell table:formula="of:=[.B66]*[.F66]+[.C66]*[.G66]+[.D66]*[.H66]+[.E66]*[.I66]" office:value-type="float" office:value="285300">
            <text:p><text:s/>$285,300.00 </text:p>
          </table:table-cell>
          <table:table-cell table:number-columns-repeated="1014"/>
        </table:table-row>
        <table:table-row table:style-name="ro1">
          <table:table-cell office:value-type="date" office:date-value="2011-04-13">
            <text:p>4/13/2011</text:p>
          </table:table-cell>
          <table:table-cell table:formula="of:=[$prices.B67]" office:value-type="float" office:value="333.17">
            <text:p>333.17</text:p>
          </table:table-cell>
          <table:table-cell table:formula="of:=[$prices.C67]" office:value-type="float" office:value="576.28">
            <text:p>576.28</text:p>
          </table:table-cell>
          <table:table-cell table:formula="of:=[$prices.D67]" office:value-type="float" office:value="159.18">
            <text:p>159.18</text:p>
          </table:table-cell>
          <table:table-cell table:formula="of:=[$prices.E67]" office:value-type="float" office:value="79.64">
            <text:p>79.64</text:p>
          </table:table-cell>
          <table:table-cell table:formula="of:=[$shares.B67]" office:value-type="float" office:value="0">
            <text:p>0</text:p>
          </table:table-cell>
          <table:table-cell table:formula="of:=[$shares.C67]" office:value-type="float" office:value="0">
            <text:p>0</text:p>
          </table:table-cell>
          <table:table-cell table:formula="of:=[$shares.D67]" office:value-type="float" office:value="1800">
            <text:p>1800</text:p>
          </table:table-cell>
          <table:table-cell table:formula="of:=[$shares.E67]" office:value-type="float" office:value="0">
            <text:p>0</text:p>
          </table:table-cell>
          <table:table-cell table:formula="of:=[.B67]*[.F67]+[.C67]*[.G67]+[.D67]*[.H67]+[.E67]*[.I67]" office:value-type="float" office:value="286524">
            <text:p><text:s/>$286,524.00 </text:p>
          </table:table-cell>
          <table:table-cell table:number-columns-repeated="1014"/>
        </table:table-row>
        <table:table-row table:style-name="ro1">
          <table:table-cell office:value-type="date" office:date-value="2011-04-14">
            <text:p>4/14/2011</text:p>
          </table:table-cell>
          <table:table-cell table:formula="of:=[$prices.B68]" office:value-type="float" office:value="329.49">
            <text:p>329.49</text:p>
          </table:table-cell>
          <table:table-cell table:formula="of:=[$prices.C68]" office:value-type="float" office:value="578.51">
            <text:p>578.51</text:p>
          </table:table-cell>
          <table:table-cell table:formula="of:=[$prices.D68]" office:value-type="float" office:value="160.17">
            <text:p>160.17</text:p>
          </table:table-cell>
          <table:table-cell table:formula="of:=[$prices.E68]" office:value-type="float" office:value="79.91">
            <text:p>79.91</text:p>
          </table:table-cell>
          <table:table-cell table:formula="of:=[$shares.B68]" office:value-type="float" office:value="0">
            <text:p>0</text:p>
          </table:table-cell>
          <table:table-cell table:formula="of:=[$shares.C68]" office:value-type="float" office:value="0">
            <text:p>0</text:p>
          </table:table-cell>
          <table:table-cell table:formula="of:=[$shares.D68]" office:value-type="float" office:value="1800">
            <text:p>1800</text:p>
          </table:table-cell>
          <table:table-cell table:formula="of:=[$shares.E68]" office:value-type="float" office:value="0">
            <text:p>0</text:p>
          </table:table-cell>
          <table:table-cell table:formula="of:=[.B68]*[.F68]+[.C68]*[.G68]+[.D68]*[.H68]+[.E68]*[.I68]" office:value-type="float" office:value="288306">
            <text:p><text:s/>$288,306.00 </text:p>
          </table:table-cell>
          <table:table-cell table:number-columns-repeated="1014"/>
        </table:table-row>
        <table:table-row table:style-name="ro1">
          <table:table-cell office:value-type="date" office:date-value="2011-04-15">
            <text:p>4/15/2011</text:p>
          </table:table-cell>
          <table:table-cell table:formula="of:=[$prices.B69]" office:value-type="float" office:value="324.58">
            <text:p>324.58</text:p>
          </table:table-cell>
          <table:table-cell table:formula="of:=[$prices.C69]" office:value-type="float" office:value="530.7">
            <text:p>530.7</text:p>
          </table:table-cell>
          <table:table-cell table:formula="of:=[$prices.D69]" office:value-type="float" office:value="161.38">
            <text:p>161.38</text:p>
          </table:table-cell>
          <table:table-cell table:formula="of:=[$prices.E69]" office:value-type="float" office:value="80.72">
            <text:p>80.72</text:p>
          </table:table-cell>
          <table:table-cell table:formula="of:=[$shares.B69]" office:value-type="float" office:value="0">
            <text:p>0</text:p>
          </table:table-cell>
          <table:table-cell table:formula="of:=[$shares.C69]" office:value-type="float" office:value="0">
            <text:p>0</text:p>
          </table:table-cell>
          <table:table-cell table:formula="of:=[$shares.D69]" office:value-type="float" office:value="1800">
            <text:p>1800</text:p>
          </table:table-cell>
          <table:table-cell table:formula="of:=[$shares.E69]" office:value-type="float" office:value="0">
            <text:p>0</text:p>
          </table:table-cell>
          <table:table-cell table:formula="of:=[.B69]*[.F69]+[.C69]*[.G69]+[.D69]*[.H69]+[.E69]*[.I69]" office:value-type="float" office:value="290484">
            <text:p><text:s/>$290,484.00 </text:p>
          </table:table-cell>
          <table:table-cell table:number-columns-repeated="1014"/>
        </table:table-row>
        <table:table-row table:style-name="ro1">
          <table:table-cell office:value-type="date" office:date-value="2011-04-18">
            <text:p>4/18/2011</text:p>
          </table:table-cell>
          <table:table-cell table:formula="of:=[$prices.B70]" office:value-type="float" office:value="328.93">
            <text:p>328.93</text:p>
          </table:table-cell>
          <table:table-cell table:formula="of:=[$prices.C70]" office:value-type="float" office:value="526.84">
            <text:p>526.84</text:p>
          </table:table-cell>
          <table:table-cell table:formula="of:=[$prices.D70]" office:value-type="float" office:value="161.11">
            <text:p>161.11</text:p>
          </table:table-cell>
          <table:table-cell table:formula="of:=[$prices.E70]" office:value-type="float" office:value="79.58">
            <text:p>79.58</text:p>
          </table:table-cell>
          <table:table-cell table:formula="of:=[$shares.B70]" office:value-type="float" office:value="0">
            <text:p>0</text:p>
          </table:table-cell>
          <table:table-cell table:formula="of:=[$shares.C70]" office:value-type="float" office:value="0">
            <text:p>0</text:p>
          </table:table-cell>
          <table:table-cell table:formula="of:=[$shares.D70]" office:value-type="float" office:value="1800">
            <text:p>1800</text:p>
          </table:table-cell>
          <table:table-cell table:formula="of:=[$shares.E70]" office:value-type="float" office:value="0">
            <text:p>0</text:p>
          </table:table-cell>
          <table:table-cell table:formula="of:=[.B70]*[.F70]+[.C70]*[.G70]+[.D70]*[.H70]+[.E70]*[.I70]" office:value-type="float" office:value="289998">
            <text:p><text:s/>$289,998.00 </text:p>
          </table:table-cell>
          <table:table-cell table:number-columns-repeated="1014"/>
        </table:table-row>
        <table:table-row table:style-name="ro1">
          <table:table-cell office:value-type="date" office:date-value="2011-04-19">
            <text:p>4/19/2011</text:p>
          </table:table-cell>
          <table:table-cell table:formula="of:=[$prices.B71]" office:value-type="float" office:value="334.89">
            <text:p>334.89</text:p>
          </table:table-cell>
          <table:table-cell table:formula="of:=[$prices.C71]" office:value-type="float" office:value="521.53">
            <text:p>521.53</text:p>
          </table:table-cell>
          <table:table-cell table:formula="of:=[$prices.D71]" office:value-type="float" office:value="160.59">
            <text:p>160.59</text:p>
          </table:table-cell>
          <table:table-cell table:formula="of:=[$prices.E71]" office:value-type="float" office:value="80.26">
            <text:p>80.26</text:p>
          </table:table-cell>
          <table:table-cell table:formula="of:=[$shares.B71]" office:value-type="float" office:value="0">
            <text:p>0</text:p>
          </table:table-cell>
          <table:table-cell table:formula="of:=[$shares.C71]" office:value-type="float" office:value="0">
            <text:p>0</text:p>
          </table:table-cell>
          <table:table-cell table:formula="of:=[$shares.D71]" office:value-type="float" office:value="1800">
            <text:p>1800</text:p>
          </table:table-cell>
          <table:table-cell table:formula="of:=[$shares.E71]" office:value-type="float" office:value="0">
            <text:p>0</text:p>
          </table:table-cell>
          <table:table-cell table:formula="of:=[.B71]*[.F71]+[.C71]*[.G71]+[.D71]*[.H71]+[.E71]*[.I71]" office:value-type="float" office:value="289062">
            <text:p><text:s/>$289,062.00 </text:p>
          </table:table-cell>
          <table:table-cell table:number-columns-repeated="1014"/>
        </table:table-row>
        <table:table-row table:style-name="ro1">
          <table:table-cell office:value-type="date" office:date-value="2011-04-20">
            <text:p>4/20/2011</text:p>
          </table:table-cell>
          <table:table-cell table:formula="of:=[$prices.B72]" office:value-type="float" office:value="339.4">
            <text:p>339.4</text:p>
          </table:table-cell>
          <table:table-cell table:formula="of:=[$prices.C72]" office:value-type="float" office:value="525.73">
            <text:p>525.73</text:p>
          </table:table-cell>
          <table:table-cell table:formula="of:=[$prices.D72]" office:value-type="float" office:value="159.96">
            <text:p>159.96</text:p>
          </table:table-cell>
          <table:table-cell table:formula="of:=[$prices.E72]" office:value-type="float" office:value="82.03">
            <text:p>82.03</text:p>
          </table:table-cell>
          <table:table-cell table:formula="of:=[$shares.B72]" office:value-type="float" office:value="0">
            <text:p>0</text:p>
          </table:table-cell>
          <table:table-cell table:formula="of:=[$shares.C72]" office:value-type="float" office:value="0">
            <text:p>0</text:p>
          </table:table-cell>
          <table:table-cell table:formula="of:=[$shares.D72]" office:value-type="float" office:value="1800">
            <text:p>1800</text:p>
          </table:table-cell>
          <table:table-cell table:formula="of:=[$shares.E72]" office:value-type="float" office:value="0">
            <text:p>0</text:p>
          </table:table-cell>
          <table:table-cell table:formula="of:=[.B72]*[.F72]+[.C72]*[.G72]+[.D72]*[.H72]+[.E72]*[.I72]" office:value-type="float" office:value="287928">
            <text:p><text:s/>$287,928.00 </text:p>
          </table:table-cell>
          <table:table-cell table:number-columns-repeated="1014"/>
        </table:table-row>
        <table:table-row table:style-name="ro1">
          <table:table-cell office:value-type="date" office:date-value="2011-04-21">
            <text:p>4/21/2011</text:p>
          </table:table-cell>
          <table:table-cell table:formula="of:=[$prices.B73]" office:value-type="float" office:value="347.61">
            <text:p>347.61</text:p>
          </table:table-cell>
          <table:table-cell table:formula="of:=[$prices.C73]" office:value-type="float" office:value="525.1">
            <text:p>525.1</text:p>
          </table:table-cell>
          <table:table-cell table:formula="of:=[$prices.D73]" office:value-type="float" office:value="163.39">
            <text:p>163.39</text:p>
          </table:table-cell>
          <table:table-cell table:formula="of:=[$prices.E73]" office:value-type="float" office:value="82.71">
            <text:p>82.71</text:p>
          </table:table-cell>
          <table:table-cell table:formula="of:=[$shares.B73]" office:value-type="float" office:value="0">
            <text:p>0</text:p>
          </table:table-cell>
          <table:table-cell table:formula="of:=[$shares.C73]" office:value-type="float" office:value="0">
            <text:p>0</text:p>
          </table:table-cell>
          <table:table-cell table:formula="of:=[$shares.D73]" office:value-type="float" office:value="1800">
            <text:p>1800</text:p>
          </table:table-cell>
          <table:table-cell table:formula="of:=[$shares.E73]" office:value-type="float" office:value="0">
            <text:p>0</text:p>
          </table:table-cell>
          <table:table-cell table:formula="of:=[.B73]*[.F73]+[.C73]*[.G73]+[.D73]*[.H73]+[.E73]*[.I73]" office:value-type="float" office:value="294102">
            <text:p><text:s/>$294,102.00 </text:p>
          </table:table-cell>
          <table:table-cell table:number-columns-repeated="1014"/>
        </table:table-row>
        <table:table-row table:style-name="ro1">
          <table:table-cell office:value-type="date" office:date-value="2011-04-25">
            <text:p>4/25/2011</text:p>
          </table:table-cell>
          <table:table-cell table:formula="of:=[$prices.B74]" office:value-type="float" office:value="349.9">
            <text:p>349.9</text:p>
          </table:table-cell>
          <table:table-cell table:formula="of:=[$prices.C74]" office:value-type="float" office:value="525.05">
            <text:p>525.05</text:p>
          </table:table-cell>
          <table:table-cell table:formula="of:=[$prices.D74]" office:value-type="float" office:value="162.79">
            <text:p>162.79</text:p>
          </table:table-cell>
          <table:table-cell table:formula="of:=[$prices.E74]" office:value-type="float" office:value="82.57">
            <text:p>82.57</text:p>
          </table:table-cell>
          <table:table-cell table:formula="of:=[$shares.B74]" office:value-type="float" office:value="0">
            <text:p>0</text:p>
          </table:table-cell>
          <table:table-cell table:formula="of:=[$shares.C74]" office:value-type="float" office:value="0">
            <text:p>0</text:p>
          </table:table-cell>
          <table:table-cell table:formula="of:=[$shares.D74]" office:value-type="float" office:value="1800">
            <text:p>1800</text:p>
          </table:table-cell>
          <table:table-cell table:formula="of:=[$shares.E74]" office:value-type="float" office:value="0">
            <text:p>0</text:p>
          </table:table-cell>
          <table:table-cell table:formula="of:=[.B74]*[.F74]+[.C74]*[.G74]+[.D74]*[.H74]+[.E74]*[.I74]" office:value-type="float" office:value="293022">
            <text:p><text:s/>$293,022.00 </text:p>
          </table:table-cell>
          <table:table-cell table:number-columns-repeated="1014"/>
        </table:table-row>
        <table:table-row table:style-name="ro1">
          <table:table-cell office:value-type="date" office:date-value="2011-04-26">
            <text:p>4/26/2011</text:p>
          </table:table-cell>
          <table:table-cell table:formula="of:=[$prices.B75]" office:value-type="float" office:value="347.34">
            <text:p>347.34</text:p>
          </table:table-cell>
          <table:table-cell table:formula="of:=[$prices.C75]" office:value-type="float" office:value="532.82">
            <text:p>532.82</text:p>
          </table:table-cell>
          <table:table-cell table:formula="of:=[$prices.D75]" office:value-type="float" office:value="163.59">
            <text:p>163.59</text:p>
          </table:table-cell>
          <table:table-cell table:formula="of:=[$prices.E75]" office:value-type="float" office:value="83.72">
            <text:p>83.72</text:p>
          </table:table-cell>
          <table:table-cell table:formula="of:=[$shares.B75]" office:value-type="float" office:value="0">
            <text:p>0</text:p>
          </table:table-cell>
          <table:table-cell table:formula="of:=[$shares.C75]" office:value-type="float" office:value="0">
            <text:p>0</text:p>
          </table:table-cell>
          <table:table-cell table:formula="of:=[$shares.D75]" office:value-type="float" office:value="1800">
            <text:p>1800</text:p>
          </table:table-cell>
          <table:table-cell table:formula="of:=[$shares.E75]" office:value-type="float" office:value="0">
            <text:p>0</text:p>
          </table:table-cell>
          <table:table-cell table:formula="of:=[.B75]*[.F75]+[.C75]*[.G75]+[.D75]*[.H75]+[.E75]*[.I75]" office:value-type="float" office:value="294462">
            <text:p><text:s/>$294,462.00 </text:p>
          </table:table-cell>
          <table:table-cell table:number-columns-repeated="1014"/>
        </table:table-row>
        <table:table-row table:style-name="ro1">
          <table:table-cell office:value-type="date" office:date-value="2011-04-27">
            <text:p>4/27/2011</text:p>
          </table:table-cell>
          <table:table-cell table:formula="of:=[$prices.B76]" office:value-type="float" office:value="347.07">
            <text:p>347.07</text:p>
          </table:table-cell>
          <table:table-cell table:formula="of:=[$prices.C76]" office:value-type="float" office:value="537.76">
            <text:p>537.76</text:p>
          </table:table-cell>
          <table:table-cell table:formula="of:=[$prices.D76]" office:value-type="float" office:value="165.42">
            <text:p>165.42</text:p>
          </table:table-cell>
          <table:table-cell table:formula="of:=[$prices.E76]" office:value-type="float" office:value="84.07">
            <text:p>84.07</text:p>
          </table:table-cell>
          <table:table-cell table:formula="of:=[$shares.B76]" office:value-type="float" office:value="0">
            <text:p>0</text:p>
          </table:table-cell>
          <table:table-cell table:formula="of:=[$shares.C76]" office:value-type="float" office:value="0">
            <text:p>0</text:p>
          </table:table-cell>
          <table:table-cell table:formula="of:=[$shares.D76]" office:value-type="float" office:value="1800">
            <text:p>1800</text:p>
          </table:table-cell>
          <table:table-cell table:formula="of:=[$shares.E76]" office:value-type="float" office:value="0">
            <text:p>0</text:p>
          </table:table-cell>
          <table:table-cell table:formula="of:=[.B76]*[.F76]+[.C76]*[.G76]+[.D76]*[.H76]+[.E76]*[.I76]" office:value-type="float" office:value="297756">
            <text:p><text:s/>$297,756.00 </text:p>
          </table:table-cell>
          <table:table-cell table:number-columns-repeated="1014"/>
        </table:table-row>
        <table:table-row table:style-name="ro1">
          <table:table-cell office:value-type="date" office:date-value="2011-04-28">
            <text:p>4/28/2011</text:p>
          </table:table-cell>
          <table:table-cell table:formula="of:=[$prices.B77]" office:value-type="float" office:value="343.7">
            <text:p>343.7</text:p>
          </table:table-cell>
          <table:table-cell table:formula="of:=[$prices.C77]" office:value-type="float" office:value="537.97">
            <text:p>537.97</text:p>
          </table:table-cell>
          <table:table-cell table:formula="of:=[$prices.D77]" office:value-type="float" office:value="165.81">
            <text:p>165.81</text:p>
          </table:table-cell>
          <table:table-cell table:formula="of:=[$prices.E77]" office:value-type="float" office:value="83.65">
            <text:p>83.65</text:p>
          </table:table-cell>
          <table:table-cell table:formula="of:=[$shares.B77]" office:value-type="float" office:value="0">
            <text:p>0</text:p>
          </table:table-cell>
          <table:table-cell table:formula="of:=[$shares.C77]" office:value-type="float" office:value="0">
            <text:p>0</text:p>
          </table:table-cell>
          <table:table-cell table:formula="of:=[$shares.D77]" office:value-type="float" office:value="1800">
            <text:p>1800</text:p>
          </table:table-cell>
          <table:table-cell table:formula="of:=[$shares.E77]" office:value-type="float" office:value="0">
            <text:p>0</text:p>
          </table:table-cell>
          <table:table-cell table:formula="of:=[.B77]*[.F77]+[.C77]*[.G77]+[.D77]*[.H77]+[.E77]*[.I77]" office:value-type="float" office:value="298458">
            <text:p><text:s/>$298,458.00 </text:p>
          </table:table-cell>
          <table:table-cell table:number-columns-repeated="1014"/>
        </table:table-row>
        <table:table-row table:style-name="ro1">
          <table:table-cell office:value-type="date" office:date-value="2011-04-29">
            <text:p>4/29/2011</text:p>
          </table:table-cell>
          <table:table-cell table:formula="of:=[$prices.B78]" office:value-type="float" office:value="347.05">
            <text:p>347.05</text:p>
          </table:table-cell>
          <table:table-cell table:formula="of:=[$prices.C78]" office:value-type="float" office:value="544.1">
            <text:p>544.1</text:p>
          </table:table-cell>
          <table:table-cell table:formula="of:=[$prices.D78]" office:value-type="float" office:value="165.62">
            <text:p>165.62</text:p>
          </table:table-cell>
          <table:table-cell table:formula="of:=[$prices.E78]" office:value-type="float" office:value="84.26">
            <text:p>84.26</text:p>
          </table:table-cell>
          <table:table-cell table:formula="of:=[$shares.B78]" office:value-type="float" office:value="0">
            <text:p>0</text:p>
          </table:table-cell>
          <table:table-cell table:formula="of:=[$shares.C78]" office:value-type="float" office:value="0">
            <text:p>0</text:p>
          </table:table-cell>
          <table:table-cell table:formula="of:=[$shares.D78]" office:value-type="float" office:value="1800">
            <text:p>1800</text:p>
          </table:table-cell>
          <table:table-cell table:formula="of:=[$shares.E78]" office:value-type="float" office:value="0">
            <text:p>0</text:p>
          </table:table-cell>
          <table:table-cell table:formula="of:=[.B78]*[.F78]+[.C78]*[.G78]+[.D78]*[.H78]+[.E78]*[.I78]" office:value-type="float" office:value="298116">
            <text:p><text:s/>$298,116.00 </text:p>
          </table:table-cell>
          <table:table-cell table:number-columns-repeated="1014"/>
        </table:table-row>
        <table:table-row table:style-name="ro1">
          <table:table-cell office:value-type="date" office:date-value="2011-05-02">
            <text:p>5/2/2011</text:p>
          </table:table-cell>
          <table:table-cell table:formula="of:=[$prices.B79]" office:value-type="float" office:value="343.23">
            <text:p>343.23</text:p>
          </table:table-cell>
          <table:table-cell table:formula="of:=[$prices.C79]" office:value-type="float" office:value="538.56">
            <text:p>538.56</text:p>
          </table:table-cell>
          <table:table-cell table:formula="of:=[$prices.D79]" office:value-type="float" office:value="167.14">
            <text:p>167.14</text:p>
          </table:table-cell>
          <table:table-cell table:formula="of:=[$prices.E79]" office:value-type="float" office:value="83.29">
            <text:p>83.29</text:p>
          </table:table-cell>
          <table:table-cell table:formula="of:=[$shares.B79]" office:value-type="float" office:value="0">
            <text:p>0</text:p>
          </table:table-cell>
          <table:table-cell table:formula="of:=[$shares.C79]" office:value-type="float" office:value="0">
            <text:p>0</text:p>
          </table:table-cell>
          <table:table-cell table:formula="of:=[$shares.D79]" office:value-type="float" office:value="1800">
            <text:p>1800</text:p>
          </table:table-cell>
          <table:table-cell table:formula="of:=[$shares.E79]" office:value-type="float" office:value="0">
            <text:p>0</text:p>
          </table:table-cell>
          <table:table-cell table:formula="of:=[.B79]*[.F79]+[.C79]*[.G79]+[.D79]*[.H79]+[.E79]*[.I79]" office:value-type="float" office:value="300852">
            <text:p><text:s/>$300,852.00 </text:p>
          </table:table-cell>
          <table:table-cell table:number-columns-repeated="1014"/>
        </table:table-row>
        <table:table-row table:style-name="ro1">
          <table:table-cell office:value-type="date" office:date-value="2011-05-03">
            <text:p>5/3/2011</text:p>
          </table:table-cell>
          <table:table-cell table:formula="of:=[$prices.B80]" office:value-type="float" office:value="345.14">
            <text:p>345.14</text:p>
          </table:table-cell>
          <table:table-cell table:formula="of:=[$prices.C80]" office:value-type="float" office:value="533.89">
            <text:p>533.89</text:p>
          </table:table-cell>
          <table:table-cell table:formula="of:=[$prices.D80]" office:value-type="float" office:value="167.84">
            <text:p>167.84</text:p>
          </table:table-cell>
          <table:table-cell table:formula="of:=[$prices.E80]" office:value-type="float" office:value="82">
            <text:p>82</text:p>
          </table:table-cell>
          <table:table-cell table:formula="of:=[$shares.B80]" office:value-type="float" office:value="0">
            <text:p>0</text:p>
          </table:table-cell>
          <table:table-cell table:formula="of:=[$shares.C80]" office:value-type="float" office:value="0">
            <text:p>0</text:p>
          </table:table-cell>
          <table:table-cell table:formula="of:=[$shares.D80]" office:value-type="float" office:value="3300">
            <text:p>3300</text:p>
          </table:table-cell>
          <table:table-cell table:formula="of:=[$shares.E80]" office:value-type="float" office:value="0">
            <text:p>0</text:p>
          </table:table-cell>
          <table:table-cell table:formula="of:=[.B80]*[.F80]+[.C80]*[.G80]+[.D80]*[.H80]+[.E80]*[.I80]" office:value-type="float" office:value="553872">
            <text:p><text:s/>$553,872.00 </text:p>
          </table:table-cell>
          <table:table-cell table:number-columns-repeated="1014"/>
        </table:table-row>
        <table:table-row table:style-name="ro1">
          <table:table-cell office:value-type="date" office:date-value="2011-05-04">
            <text:p>5/4/2011</text:p>
          </table:table-cell>
          <table:table-cell table:formula="of:=[$prices.B81]" office:value-type="float" office:value="346.49">
            <text:p>346.49</text:p>
          </table:table-cell>
          <table:table-cell table:formula="of:=[$prices.C81]" office:value-type="float" office:value="535.79">
            <text:p>535.79</text:p>
          </table:table-cell>
          <table:table-cell table:formula="of:=[$prices.D81]" office:value-type="float" office:value="165.66">
            <text:p>165.66</text:p>
          </table:table-cell>
          <table:table-cell table:formula="of:=[$prices.E81]" office:value-type="float" office:value="81.22">
            <text:p>81.22</text:p>
          </table:table-cell>
          <table:table-cell table:formula="of:=[$shares.B81]" office:value-type="float" office:value="0">
            <text:p>0</text:p>
          </table:table-cell>
          <table:table-cell table:formula="of:=[$shares.C81]" office:value-type="float" office:value="0">
            <text:p>0</text:p>
          </table:table-cell>
          <table:table-cell table:formula="of:=[$shares.D81]" office:value-type="float" office:value="3300">
            <text:p>3300</text:p>
          </table:table-cell>
          <table:table-cell table:formula="of:=[$shares.E81]" office:value-type="float" office:value="0">
            <text:p>0</text:p>
          </table:table-cell>
          <table:table-cell table:formula="of:=[.B81]*[.F81]+[.C81]*[.G81]+[.D81]*[.H81]+[.E81]*[.I81]" office:value-type="float" office:value="546678">
            <text:p><text:s/>$546,678.00 </text:p>
          </table:table-cell>
          <table:table-cell table:number-columns-repeated="1014"/>
        </table:table-row>
        <table:table-row table:style-name="ro1">
          <table:table-cell office:value-type="date" office:date-value="2011-05-05">
            <text:p>5/5/2011</text:p>
          </table:table-cell>
          <table:table-cell table:formula="of:=[$prices.B82]" office:value-type="float" office:value="343.7">
            <text:p>343.7</text:p>
          </table:table-cell>
          <table:table-cell table:formula="of:=[$prices.C82]" office:value-type="float" office:value="534.27">
            <text:p>534.27</text:p>
          </table:table-cell>
          <table:table-cell table:formula="of:=[$prices.D82]" office:value-type="float" office:value="163.56">
            <text:p>163.56</text:p>
          </table:table-cell>
          <table:table-cell table:formula="of:=[$prices.E82]" office:value-type="float" office:value="79.13">
            <text:p>79.13</text:p>
          </table:table-cell>
          <table:table-cell table:formula="of:=[$shares.B82]" office:value-type="float" office:value="0">
            <text:p>0</text:p>
          </table:table-cell>
          <table:table-cell table:formula="of:=[$shares.C82]" office:value-type="float" office:value="0">
            <text:p>0</text:p>
          </table:table-cell>
          <table:table-cell table:formula="of:=[$shares.D82]" office:value-type="float" office:value="3300">
            <text:p>3300</text:p>
          </table:table-cell>
          <table:table-cell table:formula="of:=[$shares.E82]" office:value-type="float" office:value="0">
            <text:p>0</text:p>
          </table:table-cell>
          <table:table-cell table:formula="of:=[.B82]*[.F82]+[.C82]*[.G82]+[.D82]*[.H82]+[.E82]*[.I82]" office:value-type="float" office:value="539748">
            <text:p><text:s/>$539,748.00 </text:p>
          </table:table-cell>
          <table:table-cell table:number-columns-repeated="1014"/>
        </table:table-row>
        <table:table-row table:style-name="ro1">
          <table:table-cell office:value-type="date" office:date-value="2011-05-06">
            <text:p>5/6/2011</text:p>
          </table:table-cell>
          <table:table-cell table:formula="of:=[$prices.B83]" office:value-type="float" office:value="343.61">
            <text:p>343.61</text:p>
          </table:table-cell>
          <table:table-cell table:formula="of:=[$prices.C83]" office:value-type="float" office:value="535.3">
            <text:p>535.3</text:p>
          </table:table-cell>
          <table:table-cell table:formula="of:=[$prices.D83]" office:value-type="float" office:value="164.71">
            <text:p>164.71</text:p>
          </table:table-cell>
          <table:table-cell table:formula="of:=[$prices.E83]" office:value-type="float" office:value="79.19">
            <text:p>79.19</text:p>
          </table:table-cell>
          <table:table-cell table:formula="of:=[$shares.B83]" office:value-type="float" office:value="0">
            <text:p>0</text:p>
          </table:table-cell>
          <table:table-cell table:formula="of:=[$shares.C83]" office:value-type="float" office:value="0">
            <text:p>0</text:p>
          </table:table-cell>
          <table:table-cell table:formula="of:=[$shares.D83]" office:value-type="float" office:value="3300">
            <text:p>3300</text:p>
          </table:table-cell>
          <table:table-cell table:formula="of:=[$shares.E83]" office:value-type="float" office:value="0">
            <text:p>0</text:p>
          </table:table-cell>
          <table:table-cell table:formula="of:=[.B83]*[.F83]+[.C83]*[.G83]+[.D83]*[.H83]+[.E83]*[.I83]" office:value-type="float" office:value="543543">
            <text:p><text:s/>$543,543.00 </text:p>
          </table:table-cell>
          <table:table-cell table:number-columns-repeated="1014"/>
        </table:table-row>
        <table:table-row table:style-name="ro1">
          <table:table-cell office:value-type="date" office:date-value="2011-05-09">
            <text:p>5/9/2011</text:p>
          </table:table-cell>
          <table:table-cell table:formula="of:=[$prices.B84]" office:value-type="float" office:value="344.54">
            <text:p>344.54</text:p>
          </table:table-cell>
          <table:table-cell table:formula="of:=[$prices.C84]" office:value-type="float" office:value="537.68">
            <text:p>537.68</text:p>
          </table:table-cell>
          <table:table-cell table:formula="of:=[$prices.D84]" office:value-type="float" office:value="164.92">
            <text:p>164.92</text:p>
          </table:table-cell>
          <table:table-cell table:formula="of:=[$prices.E84]" office:value-type="float" office:value="79.66">
            <text:p>79.66</text:p>
          </table:table-cell>
          <table:table-cell table:formula="of:=[$shares.B84]" office:value-type="float" office:value="0">
            <text:p>0</text:p>
          </table:table-cell>
          <table:table-cell table:formula="of:=[$shares.C84]" office:value-type="float" office:value="0">
            <text:p>0</text:p>
          </table:table-cell>
          <table:table-cell table:formula="of:=[$shares.D84]" office:value-type="float" office:value="3300">
            <text:p>3300</text:p>
          </table:table-cell>
          <table:table-cell table:formula="of:=[$shares.E84]" office:value-type="float" office:value="0">
            <text:p>0</text:p>
          </table:table-cell>
          <table:table-cell table:formula="of:=[.B84]*[.F84]+[.C84]*[.G84]+[.D84]*[.H84]+[.E84]*[.I84]" office:value-type="float" office:value="544236">
            <text:p><text:s/>$544,236.00 </text:p>
          </table:table-cell>
          <table:table-cell table:number-columns-repeated="1014"/>
        </table:table-row>
        <table:table-row table:style-name="ro1">
          <table:table-cell office:value-type="date" office:date-value="2011-05-10">
            <text:p>5/10/2011</text:p>
          </table:table-cell>
          <table:table-cell table:formula="of:=[$prices.B85]" office:value-type="float" office:value="346.37">
            <text:p>346.37</text:p>
          </table:table-cell>
          <table:table-cell table:formula="of:=[$prices.C85]" office:value-type="float" office:value="542.66">
            <text:p>542.66</text:p>
          </table:table-cell>
          <table:table-cell table:formula="of:=[$prices.D85]" office:value-type="float" office:value="166.16">
            <text:p>166.16</text:p>
          </table:table-cell>
          <table:table-cell table:formula="of:=[$prices.E85]" office:value-type="float" office:value="79.81">
            <text:p>79.81</text:p>
          </table:table-cell>
          <table:table-cell table:formula="of:=[$shares.B85]" office:value-type="float" office:value="0">
            <text:p>0</text:p>
          </table:table-cell>
          <table:table-cell table:formula="of:=[$shares.C85]" office:value-type="float" office:value="0">
            <text:p>0</text:p>
          </table:table-cell>
          <table:table-cell table:formula="of:=[$shares.D85]" office:value-type="float" office:value="3300">
            <text:p>3300</text:p>
          </table:table-cell>
          <table:table-cell table:formula="of:=[$shares.E85]" office:value-type="float" office:value="0">
            <text:p>0</text:p>
          </table:table-cell>
          <table:table-cell table:formula="of:=[.B85]*[.F85]+[.C85]*[.G85]+[.D85]*[.H85]+[.E85]*[.I85]" office:value-type="float" office:value="548328">
            <text:p><text:s/>$548,328.00 </text:p>
          </table:table-cell>
          <table:table-cell table:number-columns-repeated="1014"/>
        </table:table-row>
        <table:table-row table:style-name="ro1">
          <table:table-cell office:value-type="date" office:date-value="2011-05-11">
            <text:p>5/11/2011</text:p>
          </table:table-cell>
          <table:table-cell table:formula="of:=[$prices.B86]" office:value-type="float" office:value="344.17">
            <text:p>344.17</text:p>
          </table:table-cell>
          <table:table-cell table:formula="of:=[$prices.C86]" office:value-type="float" office:value="535.45">
            <text:p>535.45</text:p>
          </table:table-cell>
          <table:table-cell table:formula="of:=[$prices.D86]" office:value-type="float" office:value="165.31">
            <text:p>165.31</text:p>
          </table:table-cell>
          <table:table-cell table:formula="of:=[$prices.E86]" office:value-type="float" office:value="78.13">
            <text:p>78.13</text:p>
          </table:table-cell>
          <table:table-cell table:formula="of:=[$shares.B86]" office:value-type="float" office:value="0">
            <text:p>0</text:p>
          </table:table-cell>
          <table:table-cell table:formula="of:=[$shares.C86]" office:value-type="float" office:value="0">
            <text:p>0</text:p>
          </table:table-cell>
          <table:table-cell table:formula="of:=[$shares.D86]" office:value-type="float" office:value="3300">
            <text:p>3300</text:p>
          </table:table-cell>
          <table:table-cell table:formula="of:=[$shares.E86]" office:value-type="float" office:value="0">
            <text:p>0</text:p>
          </table:table-cell>
          <table:table-cell table:formula="of:=[.B86]*[.F86]+[.C86]*[.G86]+[.D86]*[.H86]+[.E86]*[.I86]" office:value-type="float" office:value="545523">
            <text:p><text:s/>$545,523.00 </text:p>
          </table:table-cell>
          <table:table-cell table:number-columns-repeated="1014"/>
        </table:table-row>
        <table:table-row table:style-name="ro1">
          <table:table-cell office:value-type="date" office:date-value="2011-05-12">
            <text:p>5/12/2011</text:p>
          </table:table-cell>
          <table:table-cell table:formula="of:=[$prices.B87]" office:value-type="float" office:value="343.52">
            <text:p>343.52</text:p>
          </table:table-cell>
          <table:table-cell table:formula="of:=[$prices.C87]" office:value-type="float" office:value="535.05">
            <text:p>535.05</text:p>
          </table:table-cell>
          <table:table-cell table:formula="of:=[$prices.D87]" office:value-type="float" office:value="167.98">
            <text:p>167.98</text:p>
          </table:table-cell>
          <table:table-cell table:formula="of:=[$prices.E87]" office:value-type="float" office:value="78.06">
            <text:p>78.06</text:p>
          </table:table-cell>
          <table:table-cell table:formula="of:=[$shares.B87]" office:value-type="float" office:value="0">
            <text:p>0</text:p>
          </table:table-cell>
          <table:table-cell table:formula="of:=[$shares.C87]" office:value-type="float" office:value="0">
            <text:p>0</text:p>
          </table:table-cell>
          <table:table-cell table:formula="of:=[$shares.D87]" office:value-type="float" office:value="3300">
            <text:p>3300</text:p>
          </table:table-cell>
          <table:table-cell table:formula="of:=[$shares.E87]" office:value-type="float" office:value="0">
            <text:p>0</text:p>
          </table:table-cell>
          <table:table-cell table:formula="of:=[.B87]*[.F87]+[.C87]*[.G87]+[.D87]*[.H87]+[.E87]*[.I87]" office:value-type="float" office:value="554334">
            <text:p><text:s/>$554,334.00 </text:p>
          </table:table-cell>
          <table:table-cell table:number-columns-repeated="1014"/>
        </table:table-row>
        <table:table-row table:style-name="ro1">
          <table:table-cell office:value-type="date" office:date-value="2011-05-13">
            <text:p>5/13/2011</text:p>
          </table:table-cell>
          <table:table-cell table:formula="of:=[$prices.B88]" office:value-type="float" office:value="337.5">
            <text:p>337.5</text:p>
          </table:table-cell>
          <table:table-cell table:formula="of:=[$prices.C88]" office:value-type="float" office:value="529.55">
            <text:p>529.55</text:p>
          </table:table-cell>
          <table:table-cell table:formula="of:=[$prices.D88]" office:value-type="float" office:value="165.72">
            <text:p>165.72</text:p>
          </table:table-cell>
          <table:table-cell table:formula="of:=[$prices.E88]" office:value-type="float" office:value="77.89">
            <text:p>77.89</text:p>
          </table:table-cell>
          <table:table-cell table:formula="of:=[$shares.B88]" office:value-type="float" office:value="0">
            <text:p>0</text:p>
          </table:table-cell>
          <table:table-cell table:formula="of:=[$shares.C88]" office:value-type="float" office:value="0">
            <text:p>0</text:p>
          </table:table-cell>
          <table:table-cell table:formula="of:=[$shares.D88]" office:value-type="float" office:value="3300">
            <text:p>3300</text:p>
          </table:table-cell>
          <table:table-cell table:formula="of:=[$shares.E88]" office:value-type="float" office:value="0">
            <text:p>0</text:p>
          </table:table-cell>
          <table:table-cell table:formula="of:=[.B88]*[.F88]+[.C88]*[.G88]+[.D88]*[.H88]+[.E88]*[.I88]" office:value-type="float" office:value="546876">
            <text:p><text:s/>$546,876.00 </text:p>
          </table:table-cell>
          <table:table-cell table:number-columns-repeated="1014"/>
        </table:table-row>
        <table:table-row table:style-name="ro1">
          <table:table-cell office:value-type="date" office:date-value="2011-05-16">
            <text:p>5/16/2011</text:p>
          </table:table-cell>
          <table:table-cell table:formula="of:=[$prices.B89]" office:value-type="float" office:value="330.37">
            <text:p>330.37</text:p>
          </table:table-cell>
          <table:table-cell table:formula="of:=[$prices.C89]" office:value-type="float" office:value="518.42">
            <text:p>518.42</text:p>
          </table:table-cell>
          <table:table-cell table:formula="of:=[$prices.D89]" office:value-type="float" office:value="164.68">
            <text:p>164.68</text:p>
          </table:table-cell>
          <table:table-cell table:formula="of:=[$prices.E89]" office:value-type="float" office:value="77.28">
            <text:p>77.28</text:p>
          </table:table-cell>
          <table:table-cell table:formula="of:=[$shares.B89]" office:value-type="float" office:value="0">
            <text:p>0</text:p>
          </table:table-cell>
          <table:table-cell table:formula="of:=[$shares.C89]" office:value-type="float" office:value="0">
            <text:p>0</text:p>
          </table:table-cell>
          <table:table-cell table:formula="of:=[$shares.D89]" office:value-type="float" office:value="3300">
            <text:p>3300</text:p>
          </table:table-cell>
          <table:table-cell table:formula="of:=[$shares.E89]" office:value-type="float" office:value="0">
            <text:p>0</text:p>
          </table:table-cell>
          <table:table-cell table:formula="of:=[.B89]*[.F89]+[.C89]*[.G89]+[.D89]*[.H89]+[.E89]*[.I89]" office:value-type="float" office:value="543444">
            <text:p><text:s/>$543,444.00 </text:p>
          </table:table-cell>
          <table:table-cell table:number-columns-repeated="1014"/>
        </table:table-row>
        <table:table-row table:style-name="ro1">
          <table:table-cell office:value-type="date" office:date-value="2011-05-17">
            <text:p>5/17/2011</text:p>
          </table:table-cell>
          <table:table-cell table:formula="of:=[$prices.B90]" office:value-type="float" office:value="333.18">
            <text:p>333.18</text:p>
          </table:table-cell>
          <table:table-cell table:formula="of:=[$prices.C90]" office:value-type="float" office:value="530.46">
            <text:p>530.46</text:p>
          </table:table-cell>
          <table:table-cell table:formula="of:=[$prices.D90]" office:value-type="float" office:value="166.28">
            <text:p>166.28</text:p>
          </table:table-cell>
          <table:table-cell table:formula="of:=[$prices.E90]" office:value-type="float" office:value="77.45">
            <text:p>77.45</text:p>
          </table:table-cell>
          <table:table-cell table:formula="of:=[$shares.B90]" office:value-type="float" office:value="0">
            <text:p>0</text:p>
          </table:table-cell>
          <table:table-cell table:formula="of:=[$shares.C90]" office:value-type="float" office:value="0">
            <text:p>0</text:p>
          </table:table-cell>
          <table:table-cell table:formula="of:=[$shares.D90]" office:value-type="float" office:value="3300">
            <text:p>3300</text:p>
          </table:table-cell>
          <table:table-cell table:formula="of:=[$shares.E90]" office:value-type="float" office:value="0">
            <text:p>0</text:p>
          </table:table-cell>
          <table:table-cell table:formula="of:=[.B90]*[.F90]+[.C90]*[.G90]+[.D90]*[.H90]+[.E90]*[.I90]" office:value-type="float" office:value="548724">
            <text:p><text:s/>$548,724.00 </text:p>
          </table:table-cell>
          <table:table-cell table:number-columns-repeated="1014"/>
        </table:table-row>
        <table:table-row table:style-name="ro1">
          <table:table-cell office:value-type="date" office:date-value="2011-05-18">
            <text:p>5/18/2011</text:p>
          </table:table-cell>
          <table:table-cell table:formula="of:=[$prices.B91]" office:value-type="float" office:value="336.88">
            <text:p>336.88</text:p>
          </table:table-cell>
          <table:table-cell table:formula="of:=[$prices.C91]" office:value-type="float" office:value="529.81">
            <text:p>529.81</text:p>
          </table:table-cell>
          <table:table-cell table:formula="of:=[$prices.D91]" office:value-type="float" office:value="166.22">
            <text:p>166.22</text:p>
          </table:table-cell>
          <table:table-cell table:formula="of:=[$prices.E91]" office:value-type="float" office:value="78.73">
            <text:p>78.73</text:p>
          </table:table-cell>
          <table:table-cell table:formula="of:=[$shares.B91]" office:value-type="float" office:value="0">
            <text:p>0</text:p>
          </table:table-cell>
          <table:table-cell table:formula="of:=[$shares.C91]" office:value-type="float" office:value="0">
            <text:p>0</text:p>
          </table:table-cell>
          <table:table-cell table:formula="of:=[$shares.D91]" office:value-type="float" office:value="3300">
            <text:p>3300</text:p>
          </table:table-cell>
          <table:table-cell table:formula="of:=[$shares.E91]" office:value-type="float" office:value="0">
            <text:p>0</text:p>
          </table:table-cell>
          <table:table-cell table:formula="of:=[.B91]*[.F91]+[.C91]*[.G91]+[.D91]*[.H91]+[.E91]*[.I91]" office:value-type="float" office:value="548526">
            <text:p><text:s/>$548,526.00 </text:p>
          </table:table-cell>
          <table:table-cell table:number-columns-repeated="1014"/>
        </table:table-row>
        <table:table-row table:style-name="ro1">
          <table:table-cell office:value-type="date" office:date-value="2011-05-19">
            <text:p>5/19/2011</text:p>
          </table:table-cell>
          <table:table-cell table:formula="of:=[$prices.B92]" office:value-type="float" office:value="337.53">
            <text:p>337.53</text:p>
          </table:table-cell>
          <table:table-cell table:formula="of:=[$prices.C92]" office:value-type="float" office:value="531.25">
            <text:p>531.25</text:p>
          </table:table-cell>
          <table:table-cell table:formula="of:=[$prices.D92]" office:value-type="float" office:value="166.37">
            <text:p>166.37</text:p>
          </table:table-cell>
          <table:table-cell table:formula="of:=[$prices.E92]" office:value-type="float" office:value="79.29">
            <text:p>79.29</text:p>
          </table:table-cell>
          <table:table-cell table:formula="of:=[$shares.B92]" office:value-type="float" office:value="0">
            <text:p>0</text:p>
          </table:table-cell>
          <table:table-cell table:formula="of:=[$shares.C92]" office:value-type="float" office:value="0">
            <text:p>0</text:p>
          </table:table-cell>
          <table:table-cell table:formula="of:=[$shares.D92]" office:value-type="float" office:value="3300">
            <text:p>3300</text:p>
          </table:table-cell>
          <table:table-cell table:formula="of:=[$shares.E92]" office:value-type="float" office:value="0">
            <text:p>0</text:p>
          </table:table-cell>
          <table:table-cell table:formula="of:=[.B92]*[.F92]+[.C92]*[.G92]+[.D92]*[.H92]+[.E92]*[.I92]" office:value-type="float" office:value="549021">
            <text:p><text:s/>$549,021.00 </text:p>
          </table:table-cell>
          <table:table-cell table:number-columns-repeated="1014"/>
        </table:table-row>
        <table:table-row table:style-name="ro1">
          <table:table-cell office:value-type="date" office:date-value="2011-05-20">
            <text:p>5/20/2011</text:p>
          </table:table-cell>
          <table:table-cell table:formula="of:=[$prices.B93]" office:value-type="float" office:value="332.27">
            <text:p>332.27</text:p>
          </table:table-cell>
          <table:table-cell table:formula="of:=[$prices.C93]" office:value-type="float" office:value="524.03">
            <text:p>524.03</text:p>
          </table:table-cell>
          <table:table-cell table:formula="of:=[$prices.D93]" office:value-type="float" office:value="165.95">
            <text:p>165.95</text:p>
          </table:table-cell>
          <table:table-cell table:formula="of:=[$prices.E93]" office:value-type="float" office:value="78.56">
            <text:p>78.56</text:p>
          </table:table-cell>
          <table:table-cell table:formula="of:=[$shares.B93]" office:value-type="float" office:value="0">
            <text:p>0</text:p>
          </table:table-cell>
          <table:table-cell table:formula="of:=[$shares.C93]" office:value-type="float" office:value="0">
            <text:p>0</text:p>
          </table:table-cell>
          <table:table-cell table:formula="of:=[$shares.D93]" office:value-type="float" office:value="3300">
            <text:p>3300</text:p>
          </table:table-cell>
          <table:table-cell table:formula="of:=[$shares.E93]" office:value-type="float" office:value="0">
            <text:p>0</text:p>
          </table:table-cell>
          <table:table-cell table:formula="of:=[.B93]*[.F93]+[.C93]*[.G93]+[.D93]*[.H93]+[.E93]*[.I93]" office:value-type="float" office:value="547635">
            <text:p><text:s/>$547,635.00 </text:p>
          </table:table-cell>
          <table:table-cell table:number-columns-repeated="1014"/>
        </table:table-row>
        <table:table-row table:style-name="ro1">
          <table:table-cell office:value-type="date" office:date-value="2011-05-23">
            <text:p>5/23/2011</text:p>
          </table:table-cell>
          <table:table-cell table:formula="of:=[$prices.B94]" office:value-type="float" office:value="331.46">
            <text:p>331.46</text:p>
          </table:table-cell>
          <table:table-cell table:formula="of:=[$prices.C94]" office:value-type="float" office:value="518.39">
            <text:p>518.39</text:p>
          </table:table-cell>
          <table:table-cell table:formula="of:=[$prices.D94]" office:value-type="float" office:value="164.1">
            <text:p>164.1</text:p>
          </table:table-cell>
          <table:table-cell table:formula="of:=[$prices.E94]" office:value-type="float" office:value="77.7">
            <text:p>77.7</text:p>
          </table:table-cell>
          <table:table-cell table:formula="of:=[$shares.B94]" office:value-type="float" office:value="0">
            <text:p>0</text:p>
          </table:table-cell>
          <table:table-cell table:formula="of:=[$shares.C94]" office:value-type="float" office:value="0">
            <text:p>0</text:p>
          </table:table-cell>
          <table:table-cell table:formula="of:=[$shares.D94]" office:value-type="float" office:value="3300">
            <text:p>3300</text:p>
          </table:table-cell>
          <table:table-cell table:formula="of:=[$shares.E94]" office:value-type="float" office:value="0">
            <text:p>0</text:p>
          </table:table-cell>
          <table:table-cell table:formula="of:=[.B94]*[.F94]+[.C94]*[.G94]+[.D94]*[.H94]+[.E94]*[.I94]" office:value-type="float" office:value="541530">
            <text:p><text:s/>$541,530.00 </text:p>
          </table:table-cell>
          <table:table-cell table:number-columns-repeated="1014"/>
        </table:table-row>
        <table:table-row table:style-name="ro1">
          <table:table-cell office:value-type="date" office:date-value="2011-05-24">
            <text:p>5/24/2011</text:p>
          </table:table-cell>
          <table:table-cell table:formula="of:=[$prices.B95]" office:value-type="float" office:value="329.27">
            <text:p>329.27</text:p>
          </table:table-cell>
          <table:table-cell table:formula="of:=[$prices.C95]" office:value-type="float" office:value="518.26">
            <text:p>518.26</text:p>
          </table:table-cell>
          <table:table-cell table:formula="of:=[$prices.D95]" office:value-type="float" office:value="163.83">
            <text:p>163.83</text:p>
          </table:table-cell>
          <table:table-cell table:formula="of:=[$prices.E95]" office:value-type="float" office:value="78.29">
            <text:p>78.29</text:p>
          </table:table-cell>
          <table:table-cell table:formula="of:=[$shares.B95]" office:value-type="float" office:value="0">
            <text:p>0</text:p>
          </table:table-cell>
          <table:table-cell table:formula="of:=[$shares.C95]" office:value-type="float" office:value="0">
            <text:p>0</text:p>
          </table:table-cell>
          <table:table-cell table:formula="of:=[$shares.D95]" office:value-type="float" office:value="3300">
            <text:p>3300</text:p>
          </table:table-cell>
          <table:table-cell table:formula="of:=[$shares.E95]" office:value-type="float" office:value="0">
            <text:p>0</text:p>
          </table:table-cell>
          <table:table-cell table:formula="of:=[.B95]*[.F95]+[.C95]*[.G95]+[.D95]*[.H95]+[.E95]*[.I95]" office:value-type="float" office:value="540639">
            <text:p><text:s/>$540,639.00 </text:p>
          </table:table-cell>
          <table:table-cell table:number-columns-repeated="1014"/>
        </table:table-row>
        <table:table-row table:style-name="ro1">
          <table:table-cell office:value-type="date" office:date-value="2011-05-25">
            <text:p>5/25/2011</text:p>
          </table:table-cell>
          <table:table-cell table:formula="of:=[$prices.B96]" office:value-type="float" office:value="333.82">
            <text:p>333.82</text:p>
          </table:table-cell>
          <table:table-cell table:formula="of:=[$prices.C96]" office:value-type="float" office:value="519.67">
            <text:p>519.67</text:p>
          </table:table-cell>
          <table:table-cell table:formula="of:=[$prices.D96]" office:value-type="float" office:value="163.6">
            <text:p>163.6</text:p>
          </table:table-cell>
          <table:table-cell table:formula="of:=[$prices.E96]" office:value-type="float" office:value="78.94">
            <text:p>78.94</text:p>
          </table:table-cell>
          <table:table-cell table:formula="of:=[$shares.B96]" office:value-type="float" office:value="0">
            <text:p>0</text:p>
          </table:table-cell>
          <table:table-cell table:formula="of:=[$shares.C96]" office:value-type="float" office:value="0">
            <text:p>0</text:p>
          </table:table-cell>
          <table:table-cell table:formula="of:=[$shares.D96]" office:value-type="float" office:value="3300">
            <text:p>3300</text:p>
          </table:table-cell>
          <table:table-cell table:formula="of:=[$shares.E96]" office:value-type="float" office:value="0">
            <text:p>0</text:p>
          </table:table-cell>
          <table:table-cell table:formula="of:=[.B96]*[.F96]+[.C96]*[.G96]+[.D96]*[.H96]+[.E96]*[.I96]" office:value-type="float" office:value="539880">
            <text:p><text:s/>$539,880.00 </text:p>
          </table:table-cell>
          <table:table-cell table:number-columns-repeated="1014"/>
        </table:table-row>
        <table:table-row table:style-name="ro1">
          <table:table-cell office:value-type="date" office:date-value="2011-05-26">
            <text:p>5/26/2011</text:p>
          </table:table-cell>
          <table:table-cell table:formula="of:=[$prices.B97]" office:value-type="float" office:value="332.05">
            <text:p>332.05</text:p>
          </table:table-cell>
          <table:table-cell table:formula="of:=[$prices.C97]" office:value-type="float" office:value="518.13">
            <text:p>518.13</text:p>
          </table:table-cell>
          <table:table-cell table:formula="of:=[$prices.D97]" office:value-type="float" office:value="163.04">
            <text:p>163.04</text:p>
          </table:table-cell>
          <table:table-cell table:formula="of:=[$prices.E97]" office:value-type="float" office:value="79.35">
            <text:p>79.35</text:p>
          </table:table-cell>
          <table:table-cell table:formula="of:=[$shares.B97]" office:value-type="float" office:value="0">
            <text:p>0</text:p>
          </table:table-cell>
          <table:table-cell table:formula="of:=[$shares.C97]" office:value-type="float" office:value="0">
            <text:p>0</text:p>
          </table:table-cell>
          <table:table-cell table:formula="of:=[$shares.D97]" office:value-type="float" office:value="3300">
            <text:p>3300</text:p>
          </table:table-cell>
          <table:table-cell table:formula="of:=[$shares.E97]" office:value-type="float" office:value="0">
            <text:p>0</text:p>
          </table:table-cell>
          <table:table-cell table:formula="of:=[.B97]*[.F97]+[.C97]*[.G97]+[.D97]*[.H97]+[.E97]*[.I97]" office:value-type="float" office:value="538032">
            <text:p><text:s/>$538,032.00 </text:p>
          </table:table-cell>
          <table:table-cell table:number-columns-repeated="1014"/>
        </table:table-row>
        <table:table-row table:style-name="ro1">
          <table:table-cell office:value-type="date" office:date-value="2011-05-27">
            <text:p>5/27/2011</text:p>
          </table:table-cell>
          <table:table-cell table:formula="of:=[$prices.B98]" office:value-type="float" office:value="334.44">
            <text:p>334.44</text:p>
          </table:table-cell>
          <table:table-cell table:formula="of:=[$prices.C98]" office:value-type="float" office:value="520.9">
            <text:p>520.9</text:p>
          </table:table-cell>
          <table:table-cell table:formula="of:=[$prices.D98]" office:value-type="float" office:value="163.36">
            <text:p>163.36</text:p>
          </table:table-cell>
          <table:table-cell table:formula="of:=[$prices.E98]" office:value-type="float" office:value="79.58">
            <text:p>79.58</text:p>
          </table:table-cell>
          <table:table-cell table:formula="of:=[$shares.B98]" office:value-type="float" office:value="0">
            <text:p>0</text:p>
          </table:table-cell>
          <table:table-cell table:formula="of:=[$shares.C98]" office:value-type="float" office:value="0">
            <text:p>0</text:p>
          </table:table-cell>
          <table:table-cell table:formula="of:=[$shares.D98]" office:value-type="float" office:value="3300">
            <text:p>3300</text:p>
          </table:table-cell>
          <table:table-cell table:formula="of:=[$shares.E98]" office:value-type="float" office:value="0">
            <text:p>0</text:p>
          </table:table-cell>
          <table:table-cell table:formula="of:=[.B98]*[.F98]+[.C98]*[.G98]+[.D98]*[.H98]+[.E98]*[.I98]" office:value-type="float" office:value="539088">
            <text:p><text:s/>$539,088.00 </text:p>
          </table:table-cell>
          <table:table-cell table:number-columns-repeated="1014"/>
        </table:table-row>
        <table:table-row table:style-name="ro1">
          <table:table-cell office:value-type="date" office:date-value="2011-05-31">
            <text:p>5/31/2011</text:p>
          </table:table-cell>
          <table:table-cell table:formula="of:=[$prices.B99]" office:value-type="float" office:value="344.77">
            <text:p>344.77</text:p>
          </table:table-cell>
          <table:table-cell table:formula="of:=[$prices.C99]" office:value-type="float" office:value="529.02">
            <text:p>529.02</text:p>
          </table:table-cell>
          <table:table-cell table:formula="of:=[$prices.D99]" office:value-type="float" office:value="164.75">
            <text:p>164.75</text:p>
          </table:table-cell>
          <table:table-cell table:formula="of:=[$prices.E99]" office:value-type="float" office:value="80.39">
            <text:p>80.39</text:p>
          </table:table-cell>
          <table:table-cell table:formula="of:=[$shares.B99]" office:value-type="float" office:value="0">
            <text:p>0</text:p>
          </table:table-cell>
          <table:table-cell table:formula="of:=[$shares.C99]" office:value-type="float" office:value="0">
            <text:p>0</text:p>
          </table:table-cell>
          <table:table-cell table:formula="of:=[$shares.D99]" office:value-type="float" office:value="3300">
            <text:p>3300</text:p>
          </table:table-cell>
          <table:table-cell table:formula="of:=[$shares.E99]" office:value-type="float" office:value="0">
            <text:p>0</text:p>
          </table:table-cell>
          <table:table-cell table:formula="of:=[.B99]*[.F99]+[.C99]*[.G99]+[.D99]*[.H99]+[.E99]*[.I99]" office:value-type="float" office:value="543675">
            <text:p><text:s/>$543,675.00 </text:p>
          </table:table-cell>
          <table:table-cell table:number-columns-repeated="1014"/>
        </table:table-row>
        <table:table-row table:style-name="ro1">
          <table:table-cell office:value-type="date" office:date-value="2011-06-01">
            <text:p>6/1/2011</text:p>
          </table:table-cell>
          <table:table-cell table:formula="of:=[$prices.B100]" office:value-type="float" office:value="342.47">
            <text:p>342.47</text:p>
          </table:table-cell>
          <table:table-cell table:formula="of:=[$prices.C100]" office:value-type="float" office:value="525.6">
            <text:p>525.6</text:p>
          </table:table-cell>
          <table:table-cell table:formula="of:=[$prices.D100]" office:value-type="float" office:value="162.44">
            <text:p>162.44</text:p>
          </table:table-cell>
          <table:table-cell table:formula="of:=[$prices.E100]" office:value-type="float" office:value="79.01">
            <text:p>79.01</text:p>
          </table:table-cell>
          <table:table-cell table:formula="of:=[$shares.B100]" office:value-type="float" office:value="0">
            <text:p>0</text:p>
          </table:table-cell>
          <table:table-cell table:formula="of:=[$shares.C100]" office:value-type="float" office:value="0">
            <text:p>0</text:p>
          </table:table-cell>
          <table:table-cell table:formula="of:=[$shares.D100]" office:value-type="float" office:value="3300">
            <text:p>3300</text:p>
          </table:table-cell>
          <table:table-cell table:formula="of:=[$shares.E100]" office:value-type="float" office:value="0">
            <text:p>0</text:p>
          </table:table-cell>
          <table:table-cell table:formula="of:=[.B100]*[.F100]+[.C100]*[.G100]+[.D100]*[.H100]+[.E100]*[.I100]" office:value-type="float" office:value="536052">
            <text:p><text:s/>$536,052.00 </text:p>
          </table:table-cell>
          <table:table-cell table:number-columns-repeated="1014"/>
        </table:table-row>
        <table:table-row table:style-name="ro1">
          <table:table-cell office:value-type="date" office:date-value="2011-06-02">
            <text:p>6/2/2011</text:p>
          </table:table-cell>
          <table:table-cell table:formula="of:=[$prices.B101]" office:value-type="float" office:value="343.05">
            <text:p>343.05</text:p>
          </table:table-cell>
          <table:table-cell table:formula="of:=[$prices.C101]" office:value-type="float" office:value="528.06">
            <text:p>528.06</text:p>
          </table:table-cell>
          <table:table-cell table:formula="of:=[$prices.D101]" office:value-type="float" office:value="161.98">
            <text:p>161.98</text:p>
          </table:table-cell>
          <table:table-cell table:formula="of:=[$prices.E101]" office:value-type="float" office:value="78.33">
            <text:p>78.33</text:p>
          </table:table-cell>
          <table:table-cell table:formula="of:=[$shares.B101]" office:value-type="float" office:value="0">
            <text:p>0</text:p>
          </table:table-cell>
          <table:table-cell table:formula="of:=[$shares.C101]" office:value-type="float" office:value="0">
            <text:p>0</text:p>
          </table:table-cell>
          <table:table-cell table:formula="of:=[$shares.D101]" office:value-type="float" office:value="3300">
            <text:p>3300</text:p>
          </table:table-cell>
          <table:table-cell table:formula="of:=[$shares.E101]" office:value-type="float" office:value="0">
            <text:p>0</text:p>
          </table:table-cell>
          <table:table-cell table:formula="of:=[.B101]*[.F101]+[.C101]*[.G101]+[.D101]*[.H101]+[.E101]*[.I101]" office:value-type="float" office:value="534534">
            <text:p><text:s/>$534,534.00 </text:p>
          </table:table-cell>
          <table:table-cell table:number-columns-repeated="1014"/>
        </table:table-row>
        <table:table-row table:style-name="ro1">
          <table:table-cell office:value-type="date" office:date-value="2011-06-03">
            <text:p>6/3/2011</text:p>
          </table:table-cell>
          <table:table-cell table:formula="of:=[$prices.B102]" office:value-type="float" office:value="340.42">
            <text:p>340.42</text:p>
          </table:table-cell>
          <table:table-cell table:formula="of:=[$prices.C102]" office:value-type="float" office:value="523.08">
            <text:p>523.08</text:p>
          </table:table-cell>
          <table:table-cell table:formula="of:=[$prices.D102]" office:value-type="float" office:value="160.97">
            <text:p>160.97</text:p>
          </table:table-cell>
          <table:table-cell table:formula="of:=[$prices.E102]" office:value-type="float" office:value="78.19">
            <text:p>78.19</text:p>
          </table:table-cell>
          <table:table-cell table:formula="of:=[$shares.B102]" office:value-type="float" office:value="0">
            <text:p>0</text:p>
          </table:table-cell>
          <table:table-cell table:formula="of:=[$shares.C102]" office:value-type="float" office:value="0">
            <text:p>0</text:p>
          </table:table-cell>
          <table:table-cell table:formula="of:=[$shares.D102]" office:value-type="float" office:value="0">
            <text:p>0</text:p>
          </table:table-cell>
          <table:table-cell table:formula="of:=[$shares.E102]" office:value-type="float" office:value="0">
            <text:p>0</text:p>
          </table:table-cell>
          <table:table-cell table:formula="of:=[.B102]*[.F102]+[.C102]*[.G102]+[.D102]*[.H102]+[.E102]*[.I102]" office:value-type="float" office:value="0">
            <text:p><text:s/>$- <text:s text:c="2"/></text:p>
          </table:table-cell>
          <table:table-cell table:number-columns-repeated="1014"/>
        </table:table-row>
        <table:table-row table:style-name="ro1">
          <table:table-cell office:value-type="date" office:date-value="2011-06-06">
            <text:p>6/6/2011</text:p>
          </table:table-cell>
          <table:table-cell table:formula="of:=[$prices.B103]" office:value-type="float" office:value="335.06">
            <text:p>335.06</text:p>
          </table:table-cell>
          <table:table-cell table:formula="of:=[$prices.C103]" office:value-type="float" office:value="521.06">
            <text:p>521.06</text:p>
          </table:table-cell>
          <table:table-cell table:formula="of:=[$prices.D103]" office:value-type="float" office:value="160.67">
            <text:p>160.67</text:p>
          </table:table-cell>
          <table:table-cell table:formula="of:=[$prices.E103]" office:value-type="float" office:value="77.33">
            <text:p>77.33</text:p>
          </table:table-cell>
          <table:table-cell table:formula="of:=[$shares.B103]" office:value-type="float" office:value="0">
            <text:p>0</text:p>
          </table:table-cell>
          <table:table-cell table:formula="of:=[$shares.C103]" office:value-type="float" office:value="0">
            <text:p>0</text:p>
          </table:table-cell>
          <table:table-cell table:formula="of:=[$shares.D103]" office:value-type="float" office:value="0">
            <text:p>0</text:p>
          </table:table-cell>
          <table:table-cell table:formula="of:=[$shares.E103]" office:value-type="float" office:value="0">
            <text:p>0</text:p>
          </table:table-cell>
          <table:table-cell table:formula="of:=[.B103]*[.F103]+[.C103]*[.G103]+[.D103]*[.H103]+[.E103]*[.I103]" office:value-type="float" office:value="0">
            <text:p><text:s/>$- <text:s text:c="2"/></text:p>
          </table:table-cell>
          <table:table-cell table:number-columns-repeated="1014"/>
        </table:table-row>
        <table:table-row table:style-name="ro1">
          <table:table-cell office:value-type="date" office:date-value="2011-06-07">
            <text:p>6/7/2011</text:p>
          </table:table-cell>
          <table:table-cell table:formula="of:=[$prices.B104]" office:value-type="float" office:value="329.12">
            <text:p>329.12</text:p>
          </table:table-cell>
          <table:table-cell table:formula="of:=[$prices.C104]" office:value-type="float" office:value="519.03">
            <text:p>519.03</text:p>
          </table:table-cell>
          <table:table-cell table:formula="of:=[$prices.D104]" office:value-type="float" office:value="159.64">
            <text:p>159.64</text:p>
          </table:table-cell>
          <table:table-cell table:formula="of:=[$prices.E104]" office:value-type="float" office:value="77.05">
            <text:p>77.05</text:p>
          </table:table-cell>
          <table:table-cell table:formula="of:=[$shares.B104]" office:value-type="float" office:value="0">
            <text:p>0</text:p>
          </table:table-cell>
          <table:table-cell table:formula="of:=[$shares.C104]" office:value-type="float" office:value="0">
            <text:p>0</text:p>
          </table:table-cell>
          <table:table-cell table:formula="of:=[$shares.D104]" office:value-type="float" office:value="0">
            <text:p>0</text:p>
          </table:table-cell>
          <table:table-cell table:formula="of:=[$shares.E104]" office:value-type="float" office:value="0">
            <text:p>0</text:p>
          </table:table-cell>
          <table:table-cell table:formula="of:=[.B104]*[.F104]+[.C104]*[.G104]+[.D104]*[.H104]+[.E104]*[.I104]" office:value-type="float" office:value="0">
            <text:p><text:s/>$- <text:s text:c="2"/></text:p>
          </table:table-cell>
          <table:table-cell table:number-columns-repeated="1014"/>
        </table:table-row>
        <table:table-row table:style-name="ro1">
          <table:table-cell office:value-type="date" office:date-value="2011-06-08">
            <text:p>6/8/2011</text:p>
          </table:table-cell>
          <table:table-cell table:formula="of:=[$prices.B105]" office:value-type="float" office:value="329.32">
            <text:p>329.32</text:p>
          </table:table-cell>
          <table:table-cell table:formula="of:=[$prices.C105]" office:value-type="float" office:value="519.17">
            <text:p>519.17</text:p>
          </table:table-cell>
          <table:table-cell table:formula="of:=[$prices.D105]" office:value-type="float" office:value="160.27">
            <text:p>160.27</text:p>
          </table:table-cell>
          <table:table-cell table:formula="of:=[$prices.E105]" office:value-type="float" office:value="77.78">
            <text:p>77.78</text:p>
          </table:table-cell>
          <table:table-cell table:formula="of:=[$shares.B105]" office:value-type="float" office:value="0">
            <text:p>0</text:p>
          </table:table-cell>
          <table:table-cell table:formula="of:=[$shares.C105]" office:value-type="float" office:value="0">
            <text:p>0</text:p>
          </table:table-cell>
          <table:table-cell table:formula="of:=[$shares.D105]" office:value-type="float" office:value="0">
            <text:p>0</text:p>
          </table:table-cell>
          <table:table-cell table:formula="of:=[$shares.E105]" office:value-type="float" office:value="0">
            <text:p>0</text:p>
          </table:table-cell>
          <table:table-cell table:formula="of:=[.B105]*[.F105]+[.C105]*[.G105]+[.D105]*[.H105]+[.E105]*[.I105]" office:value-type="float" office:value="0">
            <text:p><text:s/>$- <text:s text:c="2"/></text:p>
          </table:table-cell>
          <table:table-cell table:number-columns-repeated="1014"/>
        </table:table-row>
        <table:table-row table:style-name="ro1">
          <table:table-cell office:value-type="date" office:date-value="2011-06-09">
            <text:p>6/9/2011</text:p>
          </table:table-cell>
          <table:table-cell table:formula="of:=[$prices.B106]" office:value-type="float" office:value="328.57">
            <text:p>328.57</text:p>
          </table:table-cell>
          <table:table-cell table:formula="of:=[$prices.C106]" office:value-type="float" office:value="516.73">
            <text:p>516.73</text:p>
          </table:table-cell>
          <table:table-cell table:formula="of:=[$prices.D106]" office:value-type="float" office:value="160.76">
            <text:p>160.76</text:p>
          </table:table-cell>
          <table:table-cell table:formula="of:=[$prices.E106]" office:value-type="float" office:value="78.19">
            <text:p>78.19</text:p>
          </table:table-cell>
          <table:table-cell table:formula="of:=[$shares.B106]" office:value-type="float" office:value="0">
            <text:p>0</text:p>
          </table:table-cell>
          <table:table-cell table:formula="of:=[$shares.C106]" office:value-type="float" office:value="0">
            <text:p>0</text:p>
          </table:table-cell>
          <table:table-cell table:formula="of:=[$shares.D106]" office:value-type="float" office:value="0">
            <text:p>0</text:p>
          </table:table-cell>
          <table:table-cell table:formula="of:=[$shares.E106]" office:value-type="float" office:value="0">
            <text:p>0</text:p>
          </table:table-cell>
          <table:table-cell table:formula="of:=[.B106]*[.F106]+[.C106]*[.G106]+[.D106]*[.H106]+[.E106]*[.I106]" office:value-type="float" office:value="0">
            <text:p><text:s/>$- <text:s text:c="2"/></text:p>
          </table:table-cell>
          <table:table-cell table:number-columns-repeated="1014"/>
        </table:table-row>
        <table:table-row table:style-name="ro1">
          <table:table-cell office:value-type="date" office:date-value="2011-06-10">
            <text:p>6/10/2011</text:p>
          </table:table-cell>
          <table:table-cell table:formula="of:=[$prices.B107]" office:value-type="float" office:value="323.03">
            <text:p>323.03</text:p>
          </table:table-cell>
          <table:table-cell table:formula="of:=[$prices.C107]" office:value-type="float" office:value="509.51">
            <text:p>509.51</text:p>
          </table:table-cell>
          <table:table-cell table:formula="of:=[$prices.D107]" office:value-type="float" office:value="159.14">
            <text:p>159.14</text:p>
          </table:table-cell>
          <table:table-cell table:formula="of:=[$prices.E107]" office:value-type="float" office:value="76.84">
            <text:p>76.84</text:p>
          </table:table-cell>
          <table:table-cell table:formula="of:=[$shares.B107]" office:value-type="float" office:value="1200">
            <text:p>1200</text:p>
          </table:table-cell>
          <table:table-cell table:formula="of:=[$shares.C107]" office:value-type="float" office:value="0">
            <text:p>0</text:p>
          </table:table-cell>
          <table:table-cell table:formula="of:=[$shares.D107]" office:value-type="float" office:value="0">
            <text:p>0</text:p>
          </table:table-cell>
          <table:table-cell table:formula="of:=[$shares.E107]" office:value-type="float" office:value="0">
            <text:p>0</text:p>
          </table:table-cell>
          <table:table-cell table:formula="of:=[.B107]*[.F107]+[.C107]*[.G107]+[.D107]*[.H107]+[.E107]*[.I107]" office:value-type="float" office:value="387636">
            <text:p><text:s/>$387,636.00 </text:p>
          </table:table-cell>
          <table:table-cell table:number-columns-repeated="1014"/>
        </table:table-row>
        <table:table-row table:style-name="ro1">
          <table:table-cell office:value-type="date" office:date-value="2011-06-13">
            <text:p>6/13/2011</text:p>
          </table:table-cell>
          <table:table-cell table:formula="of:=[$prices.B108]" office:value-type="float" office:value="323.73">
            <text:p>323.73</text:p>
          </table:table-cell>
          <table:table-cell table:formula="of:=[$prices.C108]" office:value-type="float" office:value="504.73">
            <text:p>504.73</text:p>
          </table:table-cell>
          <table:table-cell table:formula="of:=[$prices.D108]" office:value-type="float" office:value="159.13">
            <text:p>159.13</text:p>
          </table:table-cell>
          <table:table-cell table:formula="of:=[$prices.E108]" office:value-type="float" office:value="76.31">
            <text:p>76.31</text:p>
          </table:table-cell>
          <table:table-cell table:formula="of:=[$shares.B108]" office:value-type="float" office:value="1200">
            <text:p>1200</text:p>
          </table:table-cell>
          <table:table-cell table:formula="of:=[$shares.C108]" office:value-type="float" office:value="0">
            <text:p>0</text:p>
          </table:table-cell>
          <table:table-cell table:formula="of:=[$shares.D108]" office:value-type="float" office:value="0">
            <text:p>0</text:p>
          </table:table-cell>
          <table:table-cell table:formula="of:=[$shares.E108]" office:value-type="float" office:value="0">
            <text:p>0</text:p>
          </table:table-cell>
          <table:table-cell table:formula="of:=[.B108]*[.F108]+[.C108]*[.G108]+[.D108]*[.H108]+[.E108]*[.I108]" office:value-type="float" office:value="388476">
            <text:p><text:s/>$388,476.00 </text:p>
          </table:table-cell>
          <table:table-cell table:number-columns-repeated="1014"/>
        </table:table-row>
        <table:table-row table:style-name="ro1">
          <table:table-cell office:value-type="date" office:date-value="2011-06-14">
            <text:p>6/14/2011</text:p>
          </table:table-cell>
          <table:table-cell table:formula="of:=[$prices.B109]" office:value-type="float" office:value="329.51">
            <text:p>329.51</text:p>
          </table:table-cell>
          <table:table-cell table:formula="of:=[$prices.C109]" office:value-type="float" office:value="508.37">
            <text:p>508.37</text:p>
          </table:table-cell>
          <table:table-cell table:formula="of:=[$prices.D109]" office:value-type="float" office:value="160.06">
            <text:p>160.06</text:p>
          </table:table-cell>
          <table:table-cell table:formula="of:=[$prices.E109]" office:value-type="float" office:value="77.42">
            <text:p>77.42</text:p>
          </table:table-cell>
          <table:table-cell table:formula="of:=[$shares.B109]" office:value-type="float" office:value="1200">
            <text:p>1200</text:p>
          </table:table-cell>
          <table:table-cell table:formula="of:=[$shares.C109]" office:value-type="float" office:value="0">
            <text:p>0</text:p>
          </table:table-cell>
          <table:table-cell table:formula="of:=[$shares.D109]" office:value-type="float" office:value="0">
            <text:p>0</text:p>
          </table:table-cell>
          <table:table-cell table:formula="of:=[$shares.E109]" office:value-type="float" office:value="0">
            <text:p>0</text:p>
          </table:table-cell>
          <table:table-cell table:formula="of:=[.B109]*[.F109]+[.C109]*[.G109]+[.D109]*[.H109]+[.E109]*[.I109]" office:value-type="float" office:value="395412">
            <text:p><text:s/>$395,412.00 </text:p>
          </table:table-cell>
          <table:table-cell table:number-columns-repeated="1014"/>
        </table:table-row>
        <table:table-row table:style-name="ro1">
          <table:table-cell office:value-type="date" office:date-value="2011-06-15">
            <text:p>6/15/2011</text:p>
          </table:table-cell>
          <table:table-cell table:formula="of:=[$prices.B110]" office:value-type="float" office:value="323.87">
            <text:p>323.87</text:p>
          </table:table-cell>
          <table:table-cell table:formula="of:=[$prices.C110]" office:value-type="float" office:value="502.95">
            <text:p>502.95</text:p>
          </table:table-cell>
          <table:table-cell table:formula="of:=[$prices.D110]" office:value-type="float" office:value="158.31">
            <text:p>158.31</text:p>
          </table:table-cell>
          <table:table-cell table:formula="of:=[$prices.E110]" office:value-type="float" office:value="75.76">
            <text:p>75.76</text:p>
          </table:table-cell>
          <table:table-cell table:formula="of:=[$shares.B110]" office:value-type="float" office:value="1200">
            <text:p>1200</text:p>
          </table:table-cell>
          <table:table-cell table:formula="of:=[$shares.C110]" office:value-type="float" office:value="0">
            <text:p>0</text:p>
          </table:table-cell>
          <table:table-cell table:formula="of:=[$shares.D110]" office:value-type="float" office:value="0">
            <text:p>0</text:p>
          </table:table-cell>
          <table:table-cell table:formula="of:=[$shares.E110]" office:value-type="float" office:value="0">
            <text:p>0</text:p>
          </table:table-cell>
          <table:table-cell table:formula="of:=[.B110]*[.F110]+[.C110]*[.G110]+[.D110]*[.H110]+[.E110]*[.I110]" office:value-type="float" office:value="388644">
            <text:p><text:s/>$388,644.00 </text:p>
          </table:table-cell>
          <table:table-cell table:number-columns-repeated="1014"/>
        </table:table-row>
        <table:table-row table:style-name="ro1">
          <table:table-cell office:value-type="date" office:date-value="2011-06-16">
            <text:p>6/16/2011</text:p>
          </table:table-cell>
          <table:table-cell table:formula="of:=[$prices.B111]" office:value-type="float" office:value="322.3">
            <text:p>322.3</text:p>
          </table:table-cell>
          <table:table-cell table:formula="of:=[$prices.C111]" office:value-type="float" office:value="500.37">
            <text:p>500.37</text:p>
          </table:table-cell>
          <table:table-cell table:formula="of:=[$prices.D111]" office:value-type="float" office:value="158.65">
            <text:p>158.65</text:p>
          </table:table-cell>
          <table:table-cell table:formula="of:=[$prices.E111]" office:value-type="float" office:value="76.3">
            <text:p>76.3</text:p>
          </table:table-cell>
          <table:table-cell table:formula="of:=[$shares.B111]" office:value-type="float" office:value="1200">
            <text:p>1200</text:p>
          </table:table-cell>
          <table:table-cell table:formula="of:=[$shares.C111]" office:value-type="float" office:value="0">
            <text:p>0</text:p>
          </table:table-cell>
          <table:table-cell table:formula="of:=[$shares.D111]" office:value-type="float" office:value="0">
            <text:p>0</text:p>
          </table:table-cell>
          <table:table-cell table:formula="of:=[$shares.E111]" office:value-type="float" office:value="0">
            <text:p>0</text:p>
          </table:table-cell>
          <table:table-cell table:formula="of:=[.B111]*[.F111]+[.C111]*[.G111]+[.D111]*[.H111]+[.E111]*[.I111]" office:value-type="float" office:value="386760">
            <text:p><text:s/>$386,760.00 </text:p>
          </table:table-cell>
          <table:table-cell table:number-columns-repeated="1014"/>
        </table:table-row>
        <table:table-row table:style-name="ro1">
          <table:table-cell office:value-type="date" office:date-value="2011-06-17">
            <text:p>6/17/2011</text:p>
          </table:table-cell>
          <table:table-cell table:formula="of:=[$prices.B112]" office:value-type="float" office:value="317.44">
            <text:p>317.44</text:p>
          </table:table-cell>
          <table:table-cell table:formula="of:=[$prices.C112]" office:value-type="float" office:value="485.02">
            <text:p>485.02</text:p>
          </table:table-cell>
          <table:table-cell table:formula="of:=[$prices.D112]" office:value-type="float" office:value="160.37">
            <text:p>160.37</text:p>
          </table:table-cell>
          <table:table-cell table:formula="of:=[$prices.E112]" office:value-type="float" office:value="76.11">
            <text:p>76.11</text:p>
          </table:table-cell>
          <table:table-cell table:formula="of:=[$shares.B112]" office:value-type="float" office:value="1200">
            <text:p>1200</text:p>
          </table:table-cell>
          <table:table-cell table:formula="of:=[$shares.C112]" office:value-type="float" office:value="0">
            <text:p>0</text:p>
          </table:table-cell>
          <table:table-cell table:formula="of:=[$shares.D112]" office:value-type="float" office:value="0">
            <text:p>0</text:p>
          </table:table-cell>
          <table:table-cell table:formula="of:=[$shares.E112]" office:value-type="float" office:value="0">
            <text:p>0</text:p>
          </table:table-cell>
          <table:table-cell table:formula="of:=[.B112]*[.F112]+[.C112]*[.G112]+[.D112]*[.H112]+[.E112]*[.I112]" office:value-type="float" office:value="380928">
            <text:p><text:s/>$380,928.00 </text:p>
          </table:table-cell>
          <table:table-cell table:number-columns-repeated="1014"/>
        </table:table-row>
        <table:table-row table:style-name="ro1">
          <table:table-cell office:value-type="date" office:date-value="2011-06-20">
            <text:p>6/20/2011</text:p>
          </table:table-cell>
          <table:table-cell table:formula="of:=[$prices.B113]" office:value-type="float" office:value="312.54">
            <text:p>312.54</text:p>
          </table:table-cell>
          <table:table-cell table:formula="of:=[$prices.C113]" office:value-type="float" office:value="484.58">
            <text:p>484.58</text:p>
          </table:table-cell>
          <table:table-cell table:formula="of:=[$prices.D113]" office:value-type="float" office:value="160.94">
            <text:p>160.94</text:p>
          </table:table-cell>
          <table:table-cell table:formula="of:=[$prices.E113]" office:value-type="float" office:value="76.77">
            <text:p>76.77</text:p>
          </table:table-cell>
          <table:table-cell table:formula="of:=[$shares.B113]" office:value-type="float" office:value="1200">
            <text:p>1200</text:p>
          </table:table-cell>
          <table:table-cell table:formula="of:=[$shares.C113]" office:value-type="float" office:value="0">
            <text:p>0</text:p>
          </table:table-cell>
          <table:table-cell table:formula="of:=[$shares.D113]" office:value-type="float" office:value="0">
            <text:p>0</text:p>
          </table:table-cell>
          <table:table-cell table:formula="of:=[$shares.E113]" office:value-type="float" office:value="0">
            <text:p>0</text:p>
          </table:table-cell>
          <table:table-cell table:formula="of:=[.B113]*[.F113]+[.C113]*[.G113]+[.D113]*[.H113]+[.E113]*[.I113]" office:value-type="float" office:value="375048">
            <text:p><text:s/>$375,048.00 </text:p>
          </table:table-cell>
          <table:table-cell table:number-columns-repeated="1014"/>
        </table:table-row>
        <table:table-row table:style-name="ro1">
          <table:table-cell office:value-type="date" office:date-value="2011-06-21">
            <text:p>6/21/2011</text:p>
          </table:table-cell>
          <table:table-cell table:formula="of:=[$prices.B114]" office:value-type="float" office:value="322.44">
            <text:p>322.44</text:p>
          </table:table-cell>
          <table:table-cell table:formula="of:=[$prices.C114]" office:value-type="float" office:value="493">
            <text:p>493</text:p>
          </table:table-cell>
          <table:table-cell table:formula="of:=[$prices.D114]" office:value-type="float" office:value="162.11">
            <text:p>162.11</text:p>
          </table:table-cell>
          <table:table-cell table:formula="of:=[$prices.E114]" office:value-type="float" office:value="77.6">
            <text:p>77.6</text:p>
          </table:table-cell>
          <table:table-cell table:formula="of:=[$shares.B114]" office:value-type="float" office:value="1200">
            <text:p>1200</text:p>
          </table:table-cell>
          <table:table-cell table:formula="of:=[$shares.C114]" office:value-type="float" office:value="0">
            <text:p>0</text:p>
          </table:table-cell>
          <table:table-cell table:formula="of:=[$shares.D114]" office:value-type="float" office:value="0">
            <text:p>0</text:p>
          </table:table-cell>
          <table:table-cell table:formula="of:=[$shares.E114]" office:value-type="float" office:value="0">
            <text:p>0</text:p>
          </table:table-cell>
          <table:table-cell table:formula="of:=[.B114]*[.F114]+[.C114]*[.G114]+[.D114]*[.H114]+[.E114]*[.I114]" office:value-type="float" office:value="386928">
            <text:p><text:s/>$386,928.00 </text:p>
          </table:table-cell>
          <table:table-cell table:number-columns-repeated="1014"/>
        </table:table-row>
        <table:table-row table:style-name="ro1">
          <table:table-cell office:value-type="date" office:date-value="2011-06-22">
            <text:p>6/22/2011</text:p>
          </table:table-cell>
          <table:table-cell table:formula="of:=[$prices.B115]" office:value-type="float" office:value="319.77">
            <text:p>319.77</text:p>
          </table:table-cell>
          <table:table-cell table:formula="of:=[$prices.C115]" office:value-type="float" office:value="487.01">
            <text:p>487.01</text:p>
          </table:table-cell>
          <table:table-cell table:formula="of:=[$prices.D115]" office:value-type="float" office:value="161.58">
            <text:p>161.58</text:p>
          </table:table-cell>
          <table:table-cell table:formula="of:=[$prices.E115]" office:value-type="float" office:value="76.88">
            <text:p>76.88</text:p>
          </table:table-cell>
          <table:table-cell table:formula="of:=[$shares.B115]" office:value-type="float" office:value="1200">
            <text:p>1200</text:p>
          </table:table-cell>
          <table:table-cell table:formula="of:=[$shares.C115]" office:value-type="float" office:value="0">
            <text:p>0</text:p>
          </table:table-cell>
          <table:table-cell table:formula="of:=[$shares.D115]" office:value-type="float" office:value="0">
            <text:p>0</text:p>
          </table:table-cell>
          <table:table-cell table:formula="of:=[$shares.E115]" office:value-type="float" office:value="0">
            <text:p>0</text:p>
          </table:table-cell>
          <table:table-cell table:formula="of:=[.B115]*[.F115]+[.C115]*[.G115]+[.D115]*[.H115]+[.E115]*[.I115]" office:value-type="float" office:value="383724">
            <text:p><text:s/>$383,724.00 </text:p>
          </table:table-cell>
          <table:table-cell table:number-columns-repeated="1014"/>
        </table:table-row>
        <table:table-row table:style-name="ro1">
          <table:table-cell office:value-type="date" office:date-value="2011-06-23">
            <text:p>6/23/2011</text:p>
          </table:table-cell>
          <table:table-cell table:formula="of:=[$prices.B116]" office:value-type="float" office:value="328.31">
            <text:p>328.31</text:p>
          </table:table-cell>
          <table:table-cell table:formula="of:=[$prices.C116]" office:value-type="float" office:value="480.22">
            <text:p>480.22</text:p>
          </table:table-cell>
          <table:table-cell table:formula="of:=[$prices.D116]" office:value-type="float" office:value="162.01">
            <text:p>162.01</text:p>
          </table:table-cell>
          <table:table-cell table:formula="of:=[$prices.E116]" office:value-type="float" office:value="75.55">
            <text:p>75.55</text:p>
          </table:table-cell>
          <table:table-cell table:formula="of:=[$shares.B116]" office:value-type="float" office:value="1200">
            <text:p>1200</text:p>
          </table:table-cell>
          <table:table-cell table:formula="of:=[$shares.C116]" office:value-type="float" office:value="0">
            <text:p>0</text:p>
          </table:table-cell>
          <table:table-cell table:formula="of:=[$shares.D116]" office:value-type="float" office:value="0">
            <text:p>0</text:p>
          </table:table-cell>
          <table:table-cell table:formula="of:=[$shares.E116]" office:value-type="float" office:value="0">
            <text:p>0</text:p>
          </table:table-cell>
          <table:table-cell table:formula="of:=[.B116]*[.F116]+[.C116]*[.G116]+[.D116]*[.H116]+[.E116]*[.I116]" office:value-type="float" office:value="393972">
            <text:p><text:s/>$393,972.00 </text:p>
          </table:table-cell>
          <table:table-cell table:number-columns-repeated="1014"/>
        </table:table-row>
        <table:table-row table:style-name="ro1">
          <table:table-cell office:value-type="date" office:date-value="2011-06-24">
            <text:p>6/24/2011</text:p>
          </table:table-cell>
          <table:table-cell table:formula="of:=[$prices.B117]" office:value-type="float" office:value="323.48">
            <text:p>323.48</text:p>
          </table:table-cell>
          <table:table-cell table:formula="of:=[$prices.C117]" office:value-type="float" office:value="474.88">
            <text:p>474.88</text:p>
          </table:table-cell>
          <table:table-cell table:formula="of:=[$prices.D117]" office:value-type="float" office:value="160.99">
            <text:p>160.99</text:p>
          </table:table-cell>
          <table:table-cell table:formula="of:=[$prices.E117]" office:value-type="float" office:value="73.95">
            <text:p>73.95</text:p>
          </table:table-cell>
          <table:table-cell table:formula="of:=[$shares.B117]" office:value-type="float" office:value="1200">
            <text:p>1200</text:p>
          </table:table-cell>
          <table:table-cell table:formula="of:=[$shares.C117]" office:value-type="float" office:value="0">
            <text:p>0</text:p>
          </table:table-cell>
          <table:table-cell table:formula="of:=[$shares.D117]" office:value-type="float" office:value="0">
            <text:p>0</text:p>
          </table:table-cell>
          <table:table-cell table:formula="of:=[$shares.E117]" office:value-type="float" office:value="0">
            <text:p>0</text:p>
          </table:table-cell>
          <table:table-cell table:formula="of:=[.B117]*[.F117]+[.C117]*[.G117]+[.D117]*[.H117]+[.E117]*[.I117]" office:value-type="float" office:value="388176">
            <text:p><text:s/>$388,176.00 </text:p>
          </table:table-cell>
          <table:table-cell table:number-columns-repeated="1014"/>
        </table:table-row>
        <table:table-row table:style-name="ro1">
          <table:table-cell office:value-type="date" office:date-value="2011-06-27">
            <text:p>6/27/2011</text:p>
          </table:table-cell>
          <table:table-cell table:formula="of:=[$prices.B118]" office:value-type="float" office:value="329.12">
            <text:p>329.12</text:p>
          </table:table-cell>
          <table:table-cell table:formula="of:=[$prices.C118]" office:value-type="float" office:value="482.8">
            <text:p>482.8</text:p>
          </table:table-cell>
          <table:table-cell table:formula="of:=[$prices.D118]" office:value-type="float" office:value="163.47">
            <text:p>163.47</text:p>
          </table:table-cell>
          <table:table-cell table:formula="of:=[$prices.E118]" office:value-type="float" office:value="75.05">
            <text:p>75.05</text:p>
          </table:table-cell>
          <table:table-cell table:formula="of:=[$shares.B118]" office:value-type="float" office:value="1200">
            <text:p>1200</text:p>
          </table:table-cell>
          <table:table-cell table:formula="of:=[$shares.C118]" office:value-type="float" office:value="0">
            <text:p>0</text:p>
          </table:table-cell>
          <table:table-cell table:formula="of:=[$shares.D118]" office:value-type="float" office:value="0">
            <text:p>0</text:p>
          </table:table-cell>
          <table:table-cell table:formula="of:=[$shares.E118]" office:value-type="float" office:value="0">
            <text:p>0</text:p>
          </table:table-cell>
          <table:table-cell table:formula="of:=[.B118]*[.F118]+[.C118]*[.G118]+[.D118]*[.H118]+[.E118]*[.I118]" office:value-type="float" office:value="394944">
            <text:p><text:s/>$394,944.00 </text:p>
          </table:table-cell>
          <table:table-cell table:number-columns-repeated="1014"/>
        </table:table-row>
        <table:table-row table:style-name="ro1">
          <table:table-cell office:value-type="date" office:date-value="2011-06-28">
            <text:p>6/28/2011</text:p>
          </table:table-cell>
          <table:table-cell table:formula="of:=[$prices.B119]" office:value-type="float" office:value="332.31">
            <text:p>332.31</text:p>
          </table:table-cell>
          <table:table-cell table:formula="of:=[$prices.C119]" office:value-type="float" office:value="493.65">
            <text:p>493.65</text:p>
          </table:table-cell>
          <table:table-cell table:formula="of:=[$prices.D119]" office:value-type="float" office:value="165.8">
            <text:p>165.8</text:p>
          </table:table-cell>
          <table:table-cell table:formula="of:=[$prices.E119]" office:value-type="float" office:value="76.69">
            <text:p>76.69</text:p>
          </table:table-cell>
          <table:table-cell table:formula="of:=[$shares.B119]" office:value-type="float" office:value="1200">
            <text:p>1200</text:p>
          </table:table-cell>
          <table:table-cell table:formula="of:=[$shares.C119]" office:value-type="float" office:value="0">
            <text:p>0</text:p>
          </table:table-cell>
          <table:table-cell table:formula="of:=[$shares.D119]" office:value-type="float" office:value="0">
            <text:p>0</text:p>
          </table:table-cell>
          <table:table-cell table:formula="of:=[$shares.E119]" office:value-type="float" office:value="0">
            <text:p>0</text:p>
          </table:table-cell>
          <table:table-cell table:formula="of:=[.B119]*[.F119]+[.C119]*[.G119]+[.D119]*[.H119]+[.E119]*[.I119]" office:value-type="float" office:value="398772">
            <text:p><text:s/>$398,772.00 </text:p>
          </table:table-cell>
          <table:table-cell table:number-columns-repeated="1014"/>
        </table:table-row>
        <table:table-row table:style-name="ro1">
          <table:table-cell office:value-type="date" office:date-value="2011-06-29">
            <text:p>6/29/2011</text:p>
          </table:table-cell>
          <table:table-cell table:formula="of:=[$prices.B120]" office:value-type="float" office:value="331.1">
            <text:p>331.1</text:p>
          </table:table-cell>
          <table:table-cell table:formula="of:=[$prices.C120]" office:value-type="float" office:value="497.57">
            <text:p>497.57</text:p>
          </table:table-cell>
          <table:table-cell table:formula="of:=[$prices.D120]" office:value-type="float" office:value="166.32">
            <text:p>166.32</text:p>
          </table:table-cell>
          <table:table-cell table:formula="of:=[$prices.E120]" office:value-type="float" office:value="77.29">
            <text:p>77.29</text:p>
          </table:table-cell>
          <table:table-cell table:formula="of:=[$shares.B120]" office:value-type="float" office:value="1200">
            <text:p>1200</text:p>
          </table:table-cell>
          <table:table-cell table:formula="of:=[$shares.C120]" office:value-type="float" office:value="0">
            <text:p>0</text:p>
          </table:table-cell>
          <table:table-cell table:formula="of:=[$shares.D120]" office:value-type="float" office:value="0">
            <text:p>0</text:p>
          </table:table-cell>
          <table:table-cell table:formula="of:=[$shares.E120]" office:value-type="float" office:value="0">
            <text:p>0</text:p>
          </table:table-cell>
          <table:table-cell table:formula="of:=[.B120]*[.F120]+[.C120]*[.G120]+[.D120]*[.H120]+[.E120]*[.I120]" office:value-type="float" office:value="397320">
            <text:p><text:s/>$397,320.00 </text:p>
          </table:table-cell>
          <table:table-cell table:number-columns-repeated="1014"/>
        </table:table-row>
        <table:table-row table:style-name="ro1">
          <table:table-cell office:value-type="date" office:date-value="2011-06-30">
            <text:p>6/30/2011</text:p>
          </table:table-cell>
          <table:table-cell table:formula="of:=[$prices.B121]" office:value-type="float" office:value="332.72">
            <text:p>332.72</text:p>
          </table:table-cell>
          <table:table-cell table:formula="of:=[$prices.C121]" office:value-type="float" office:value="506.38">
            <text:p>506.38</text:p>
          </table:table-cell>
          <table:table-cell table:formula="of:=[$prices.D121]" office:value-type="float" office:value="167.31">
            <text:p>167.31</text:p>
          </table:table-cell>
          <table:table-cell table:formula="of:=[$prices.E121]" office:value-type="float" office:value="78.38">
            <text:p>78.38</text:p>
          </table:table-cell>
          <table:table-cell table:formula="of:=[$shares.B121]" office:value-type="float" office:value="1200">
            <text:p>1200</text:p>
          </table:table-cell>
          <table:table-cell table:formula="of:=[$shares.C121]" office:value-type="float" office:value="0">
            <text:p>0</text:p>
          </table:table-cell>
          <table:table-cell table:formula="of:=[$shares.D121]" office:value-type="float" office:value="0">
            <text:p>0</text:p>
          </table:table-cell>
          <table:table-cell table:formula="of:=[$shares.E121]" office:value-type="float" office:value="0">
            <text:p>0</text:p>
          </table:table-cell>
          <table:table-cell table:formula="of:=[.B121]*[.F121]+[.C121]*[.G121]+[.D121]*[.H121]+[.E121]*[.I121]" office:value-type="float" office:value="399264">
            <text:p><text:s/>$399,264.00 </text:p>
          </table:table-cell>
          <table:table-cell table:number-columns-repeated="1014"/>
        </table:table-row>
        <table:table-row table:style-name="ro1">
          <table:table-cell office:value-type="date" office:date-value="2011-07-01">
            <text:p>7/1/2011</text:p>
          </table:table-cell>
          <table:table-cell table:formula="of:=[$prices.B122]" office:value-type="float" office:value="340.24">
            <text:p>340.24</text:p>
          </table:table-cell>
          <table:table-cell table:formula="of:=[$prices.C122]" office:value-type="float" office:value="521.03">
            <text:p>521.03</text:p>
          </table:table-cell>
          <table:table-cell table:formula="of:=[$prices.D122]" office:value-type="float" office:value="170.22">
            <text:p>170.22</text:p>
          </table:table-cell>
          <table:table-cell table:formula="of:=[$prices.E122]" office:value-type="float" office:value="78.99">
            <text:p>78.99</text:p>
          </table:table-cell>
          <table:table-cell table:formula="of:=[$shares.B122]" office:value-type="float" office:value="1200">
            <text:p>1200</text:p>
          </table:table-cell>
          <table:table-cell table:formula="of:=[$shares.C122]" office:value-type="float" office:value="0">
            <text:p>0</text:p>
          </table:table-cell>
          <table:table-cell table:formula="of:=[$shares.D122]" office:value-type="float" office:value="0">
            <text:p>0</text:p>
          </table:table-cell>
          <table:table-cell table:formula="of:=[$shares.E122]" office:value-type="float" office:value="0">
            <text:p>0</text:p>
          </table:table-cell>
          <table:table-cell table:formula="of:=[.B122]*[.F122]+[.C122]*[.G122]+[.D122]*[.H122]+[.E122]*[.I122]" office:value-type="float" office:value="408288">
            <text:p><text:s/>$408,288.00 </text:p>
          </table:table-cell>
          <table:table-cell table:number-columns-repeated="1014"/>
        </table:table-row>
        <table:table-row table:style-name="ro1">
          <table:table-cell office:value-type="date" office:date-value="2011-07-05">
            <text:p>7/5/2011</text:p>
          </table:table-cell>
          <table:table-cell table:formula="of:=[$prices.B123]" office:value-type="float" office:value="346.35">
            <text:p>346.35</text:p>
          </table:table-cell>
          <table:table-cell table:formula="of:=[$prices.C123]" office:value-type="float" office:value="532.44">
            <text:p>532.44</text:p>
          </table:table-cell>
          <table:table-cell table:formula="of:=[$prices.D123]" office:value-type="float" office:value="171.09">
            <text:p>171.09</text:p>
          </table:table-cell>
          <table:table-cell table:formula="of:=[$prices.E123]" office:value-type="float" office:value="78.59">
            <text:p>78.59</text:p>
          </table:table-cell>
          <table:table-cell table:formula="of:=[$shares.B123]" office:value-type="float" office:value="1200">
            <text:p>1200</text:p>
          </table:table-cell>
          <table:table-cell table:formula="of:=[$shares.C123]" office:value-type="float" office:value="0">
            <text:p>0</text:p>
          </table:table-cell>
          <table:table-cell table:formula="of:=[$shares.D123]" office:value-type="float" office:value="0">
            <text:p>0</text:p>
          </table:table-cell>
          <table:table-cell table:formula="of:=[$shares.E123]" office:value-type="float" office:value="0">
            <text:p>0</text:p>
          </table:table-cell>
          <table:table-cell table:formula="of:=[.B123]*[.F123]+[.C123]*[.G123]+[.D123]*[.H123]+[.E123]*[.I123]" office:value-type="float" office:value="415620">
            <text:p><text:s/>$415,620.00 </text:p>
          </table:table-cell>
          <table:table-cell table:number-columns-repeated="1014"/>
        </table:table-row>
        <table:table-row table:style-name="ro1">
          <table:table-cell office:value-type="date" office:date-value="2011-07-06">
            <text:p>7/6/2011</text:p>
          </table:table-cell>
          <table:table-cell table:formula="of:=[$prices.B124]" office:value-type="float" office:value="348.66">
            <text:p>348.66</text:p>
          </table:table-cell>
          <table:table-cell table:formula="of:=[$prices.C124]" office:value-type="float" office:value="535.36">
            <text:p>535.36</text:p>
          </table:table-cell>
          <table:table-cell table:formula="of:=[$prices.D124]" office:value-type="float" office:value="173.31">
            <text:p>173.31</text:p>
          </table:table-cell>
          <table:table-cell table:formula="of:=[$prices.E124]" office:value-type="float" office:value="78.56">
            <text:p>78.56</text:p>
          </table:table-cell>
          <table:table-cell table:formula="of:=[$shares.B124]" office:value-type="float" office:value="1200">
            <text:p>1200</text:p>
          </table:table-cell>
          <table:table-cell table:formula="of:=[$shares.C124]" office:value-type="float" office:value="0">
            <text:p>0</text:p>
          </table:table-cell>
          <table:table-cell table:formula="of:=[$shares.D124]" office:value-type="float" office:value="0">
            <text:p>0</text:p>
          </table:table-cell>
          <table:table-cell table:formula="of:=[$shares.E124]" office:value-type="float" office:value="0">
            <text:p>0</text:p>
          </table:table-cell>
          <table:table-cell table:formula="of:=[.B124]*[.F124]+[.C124]*[.G124]+[.D124]*[.H124]+[.E124]*[.I124]" office:value-type="float" office:value="418392">
            <text:p><text:s/>$418,392.00 </text:p>
          </table:table-cell>
          <table:table-cell table:number-columns-repeated="1014"/>
        </table:table-row>
        <table:table-row table:style-name="ro1">
          <table:table-cell office:value-type="date" office:date-value="2011-07-07">
            <text:p>7/7/2011</text:p>
          </table:table-cell>
          <table:table-cell table:formula="of:=[$prices.B125]" office:value-type="float" office:value="354.06">
            <text:p>354.06</text:p>
          </table:table-cell>
          <table:table-cell table:formula="of:=[$prices.C125]" office:value-type="float" office:value="546.6">
            <text:p>546.6</text:p>
          </table:table-cell>
          <table:table-cell table:formula="of:=[$prices.D125]" office:value-type="float" office:value="172.11">
            <text:p>172.11</text:p>
          </table:table-cell>
          <table:table-cell table:formula="of:=[$prices.E125]" office:value-type="float" office:value="79.32">
            <text:p>79.32</text:p>
          </table:table-cell>
          <table:table-cell table:formula="of:=[$shares.B125]" office:value-type="float" office:value="1200">
            <text:p>1200</text:p>
          </table:table-cell>
          <table:table-cell table:formula="of:=[$shares.C125]" office:value-type="float" office:value="0">
            <text:p>0</text:p>
          </table:table-cell>
          <table:table-cell table:formula="of:=[$shares.D125]" office:value-type="float" office:value="0">
            <text:p>0</text:p>
          </table:table-cell>
          <table:table-cell table:formula="of:=[$shares.E125]" office:value-type="float" office:value="0">
            <text:p>0</text:p>
          </table:table-cell>
          <table:table-cell table:formula="of:=[.B125]*[.F125]+[.C125]*[.G125]+[.D125]*[.H125]+[.E125]*[.I125]" office:value-type="float" office:value="424872">
            <text:p><text:s/>$424,872.00 </text:p>
          </table:table-cell>
          <table:table-cell table:number-columns-repeated="1014"/>
        </table:table-row>
        <table:table-row table:style-name="ro1">
          <table:table-cell office:value-type="date" office:date-value="2011-07-08">
            <text:p>7/8/2011</text:p>
          </table:table-cell>
          <table:table-cell table:formula="of:=[$prices.B126]" office:value-type="float" office:value="356.54">
            <text:p>356.54</text:p>
          </table:table-cell>
          <table:table-cell table:formula="of:=[$prices.C126]" office:value-type="float" office:value="531.99">
            <text:p>531.99</text:p>
          </table:table-cell>
          <table:table-cell table:formula="of:=[$prices.D126]" office:value-type="float" office:value="172.12">
            <text:p>172.12</text:p>
          </table:table-cell>
          <table:table-cell table:formula="of:=[$prices.E126]" office:value-type="float" office:value="79.38">
            <text:p>79.38</text:p>
          </table:table-cell>
          <table:table-cell table:formula="of:=[$shares.B126]" office:value-type="float" office:value="1200">
            <text:p>1200</text:p>
          </table:table-cell>
          <table:table-cell table:formula="of:=[$shares.C126]" office:value-type="float" office:value="0">
            <text:p>0</text:p>
          </table:table-cell>
          <table:table-cell table:formula="of:=[$shares.D126]" office:value-type="float" office:value="0">
            <text:p>0</text:p>
          </table:table-cell>
          <table:table-cell table:formula="of:=[$shares.E126]" office:value-type="float" office:value="0">
            <text:p>0</text:p>
          </table:table-cell>
          <table:table-cell table:formula="of:=[.B126]*[.F126]+[.C126]*[.G126]+[.D126]*[.H126]+[.E126]*[.I126]" office:value-type="float" office:value="427848">
            <text:p><text:s/>$427,848.00 </text:p>
          </table:table-cell>
          <table:table-cell table:number-columns-repeated="1014"/>
        </table:table-row>
        <table:table-row table:style-name="ro1">
          <table:table-cell office:value-type="date" office:date-value="2011-07-11">
            <text:p>7/11/2011</text:p>
          </table:table-cell>
          <table:table-cell table:formula="of:=[$prices.B127]" office:value-type="float" office:value="350.88">
            <text:p>350.88</text:p>
          </table:table-cell>
          <table:table-cell table:formula="of:=[$prices.C127]" office:value-type="float" office:value="527.28">
            <text:p>527.28</text:p>
          </table:table-cell>
          <table:table-cell table:formula="of:=[$prices.D127]" office:value-type="float" office:value="170.66">
            <text:p>170.66</text:p>
          </table:table-cell>
          <table:table-cell table:formula="of:=[$prices.E127]" office:value-type="float" office:value="78.88">
            <text:p>78.88</text:p>
          </table:table-cell>
          <table:table-cell table:formula="of:=[$shares.B127]" office:value-type="float" office:value="1200">
            <text:p>1200</text:p>
          </table:table-cell>
          <table:table-cell table:formula="of:=[$shares.C127]" office:value-type="float" office:value="0">
            <text:p>0</text:p>
          </table:table-cell>
          <table:table-cell table:formula="of:=[$shares.D127]" office:value-type="float" office:value="0">
            <text:p>0</text:p>
          </table:table-cell>
          <table:table-cell table:formula="of:=[$shares.E127]" office:value-type="float" office:value="0">
            <text:p>0</text:p>
          </table:table-cell>
          <table:table-cell table:formula="of:=[.B127]*[.F127]+[.C127]*[.G127]+[.D127]*[.H127]+[.E127]*[.I127]" office:value-type="float" office:value="421056">
            <text:p><text:s/>$421,056.00 </text:p>
          </table:table-cell>
          <table:table-cell table:number-columns-repeated="1014"/>
        </table:table-row>
        <table:table-row table:style-name="ro1">
          <table:table-cell office:value-type="date" office:date-value="2011-07-12">
            <text:p>7/12/2011</text:p>
          </table:table-cell>
          <table:table-cell table:formula="of:=[$prices.B128]" office:value-type="float" office:value="350.64">
            <text:p>350.64</text:p>
          </table:table-cell>
          <table:table-cell table:formula="of:=[$prices.C128]" office:value-type="float" office:value="534.01">
            <text:p>534.01</text:p>
          </table:table-cell>
          <table:table-cell table:formula="of:=[$prices.D128]" office:value-type="float" office:value="169.74">
            <text:p>169.74</text:p>
          </table:table-cell>
          <table:table-cell table:formula="of:=[$prices.E128]" office:value-type="float" office:value="78.87">
            <text:p>78.87</text:p>
          </table:table-cell>
          <table:table-cell table:formula="of:=[$shares.B128]" office:value-type="float" office:value="1200">
            <text:p>1200</text:p>
          </table:table-cell>
          <table:table-cell table:formula="of:=[$shares.C128]" office:value-type="float" office:value="0">
            <text:p>0</text:p>
          </table:table-cell>
          <table:table-cell table:formula="of:=[$shares.D128]" office:value-type="float" office:value="0">
            <text:p>0</text:p>
          </table:table-cell>
          <table:table-cell table:formula="of:=[$shares.E128]" office:value-type="float" office:value="0">
            <text:p>0</text:p>
          </table:table-cell>
          <table:table-cell table:formula="of:=[.B128]*[.F128]+[.C128]*[.G128]+[.D128]*[.H128]+[.E128]*[.I128]" office:value-type="float" office:value="420768">
            <text:p><text:s/>$420,768.00 </text:p>
          </table:table-cell>
          <table:table-cell table:number-columns-repeated="1014"/>
        </table:table-row>
        <table:table-row table:style-name="ro1">
          <table:table-cell office:value-type="date" office:date-value="2011-07-13">
            <text:p>7/13/2011</text:p>
          </table:table-cell>
          <table:table-cell table:formula="of:=[$prices.B129]" office:value-type="float" office:value="354.87">
            <text:p>354.87</text:p>
          </table:table-cell>
          <table:table-cell table:formula="of:=[$prices.C129]" office:value-type="float" office:value="538.26">
            <text:p>538.26</text:p>
          </table:table-cell>
          <table:table-cell table:formula="of:=[$prices.D129]" office:value-type="float" office:value="170.01">
            <text:p>170.01</text:p>
          </table:table-cell>
          <table:table-cell table:formula="of:=[$prices.E129]" office:value-type="float" office:value="79.44">
            <text:p>79.44</text:p>
          </table:table-cell>
          <table:table-cell table:formula="of:=[$shares.B129]" office:value-type="float" office:value="1200">
            <text:p>1200</text:p>
          </table:table-cell>
          <table:table-cell table:formula="of:=[$shares.C129]" office:value-type="float" office:value="0">
            <text:p>0</text:p>
          </table:table-cell>
          <table:table-cell table:formula="of:=[$shares.D129]" office:value-type="float" office:value="0">
            <text:p>0</text:p>
          </table:table-cell>
          <table:table-cell table:formula="of:=[$shares.E129]" office:value-type="float" office:value="0">
            <text:p>0</text:p>
          </table:table-cell>
          <table:table-cell table:formula="of:=[.B129]*[.F129]+[.C129]*[.G129]+[.D129]*[.H129]+[.E129]*[.I129]" office:value-type="float" office:value="425844">
            <text:p><text:s/>$425,844.00 </text:p>
          </table:table-cell>
          <table:table-cell table:number-columns-repeated="1014"/>
        </table:table-row>
        <table:table-row table:style-name="ro1">
          <table:table-cell office:value-type="date" office:date-value="2011-07-14">
            <text:p>7/14/2011</text:p>
          </table:table-cell>
          <table:table-cell table:formula="of:=[$prices.B130]" office:value-type="float" office:value="354.62">
            <text:p>354.62</text:p>
          </table:table-cell>
          <table:table-cell table:formula="of:=[$prices.C130]" office:value-type="float" office:value="528.94">
            <text:p>528.94</text:p>
          </table:table-cell>
          <table:table-cell table:formula="of:=[$prices.D130]" office:value-type="float" office:value="169.92">
            <text:p>169.92</text:p>
          </table:table-cell>
          <table:table-cell table:formula="of:=[$prices.E130]" office:value-type="float" office:value="79.21">
            <text:p>79.21</text:p>
          </table:table-cell>
          <table:table-cell table:formula="of:=[$shares.B130]" office:value-type="float" office:value="1200">
            <text:p>1200</text:p>
          </table:table-cell>
          <table:table-cell table:formula="of:=[$shares.C130]" office:value-type="float" office:value="0">
            <text:p>0</text:p>
          </table:table-cell>
          <table:table-cell table:formula="of:=[$shares.D130]" office:value-type="float" office:value="0">
            <text:p>0</text:p>
          </table:table-cell>
          <table:table-cell table:formula="of:=[$shares.E130]" office:value-type="float" office:value="0">
            <text:p>0</text:p>
          </table:table-cell>
          <table:table-cell table:formula="of:=[.B130]*[.F130]+[.C130]*[.G130]+[.D130]*[.H130]+[.E130]*[.I130]" office:value-type="float" office:value="425544">
            <text:p><text:s/>$425,544.00 </text:p>
          </table:table-cell>
          <table:table-cell table:number-columns-repeated="1014"/>
        </table:table-row>
        <table:table-row table:style-name="ro1">
          <table:table-cell office:value-type="date" office:date-value="2011-07-15">
            <text:p>7/15/2011</text:p>
          </table:table-cell>
          <table:table-cell table:formula="of:=[$prices.B131]" office:value-type="float" office:value="361.71">
            <text:p>361.71</text:p>
          </table:table-cell>
          <table:table-cell table:formula="of:=[$prices.C131]" office:value-type="float" office:value="597.62">
            <text:p>597.62</text:p>
          </table:table-cell>
          <table:table-cell table:formula="of:=[$prices.D131]" office:value-type="float" office:value="171.2">
            <text:p>171.2</text:p>
          </table:table-cell>
          <table:table-cell table:formula="of:=[$prices.E131]" office:value-type="float" office:value="79.94">
            <text:p>79.94</text:p>
          </table:table-cell>
          <table:table-cell table:formula="of:=[$shares.B131]" office:value-type="float" office:value="1200">
            <text:p>1200</text:p>
          </table:table-cell>
          <table:table-cell table:formula="of:=[$shares.C131]" office:value-type="float" office:value="0">
            <text:p>0</text:p>
          </table:table-cell>
          <table:table-cell table:formula="of:=[$shares.D131]" office:value-type="float" office:value="0">
            <text:p>0</text:p>
          </table:table-cell>
          <table:table-cell table:formula="of:=[$shares.E131]" office:value-type="float" office:value="0">
            <text:p>0</text:p>
          </table:table-cell>
          <table:table-cell table:formula="of:=[.B131]*[.F131]+[.C131]*[.G131]+[.D131]*[.H131]+[.E131]*[.I131]" office:value-type="float" office:value="434052">
            <text:p><text:s/>$434,052.00 </text:p>
          </table:table-cell>
          <table:table-cell table:number-columns-repeated="1014"/>
        </table:table-row>
        <table:table-row table:style-name="ro1">
          <table:table-cell office:value-type="date" office:date-value="2011-07-18">
            <text:p>7/18/2011</text:p>
          </table:table-cell>
          <table:table-cell table:formula="of:=[$prices.B132]" office:value-type="float" office:value="370.51">
            <text:p>370.51</text:p>
          </table:table-cell>
          <table:table-cell table:formula="of:=[$prices.C132]" office:value-type="float" office:value="594.94">
            <text:p>594.94</text:p>
          </table:table-cell>
          <table:table-cell table:formula="of:=[$prices.D132]" office:value-type="float" office:value="170.94">
            <text:p>170.94</text:p>
          </table:table-cell>
          <table:table-cell table:formula="of:=[$prices.E132]" office:value-type="float" office:value="79.6">
            <text:p>79.6</text:p>
          </table:table-cell>
          <table:table-cell table:formula="of:=[$shares.B132]" office:value-type="float" office:value="1200">
            <text:p>1200</text:p>
          </table:table-cell>
          <table:table-cell table:formula="of:=[$shares.C132]" office:value-type="float" office:value="0">
            <text:p>0</text:p>
          </table:table-cell>
          <table:table-cell table:formula="of:=[$shares.D132]" office:value-type="float" office:value="0">
            <text:p>0</text:p>
          </table:table-cell>
          <table:table-cell table:formula="of:=[$shares.E132]" office:value-type="float" office:value="0">
            <text:p>0</text:p>
          </table:table-cell>
          <table:table-cell table:formula="of:=[.B132]*[.F132]+[.C132]*[.G132]+[.D132]*[.H132]+[.E132]*[.I132]" office:value-type="float" office:value="444612">
            <text:p><text:s/>$444,612.00 </text:p>
          </table:table-cell>
          <table:table-cell table:number-columns-repeated="1014"/>
        </table:table-row>
        <table:table-row table:style-name="ro1">
          <table:table-cell office:value-type="date" office:date-value="2011-07-19">
            <text:p>7/19/2011</text:p>
          </table:table-cell>
          <table:table-cell table:formula="of:=[$prices.B133]" office:value-type="float" office:value="373.53">
            <text:p>373.53</text:p>
          </table:table-cell>
          <table:table-cell table:formula="of:=[$prices.C133]" office:value-type="float" office:value="602.55">
            <text:p>602.55</text:p>
          </table:table-cell>
          <table:table-cell table:formula="of:=[$prices.D133]" office:value-type="float" office:value="180.63">
            <text:p>180.63</text:p>
          </table:table-cell>
          <table:table-cell table:formula="of:=[$prices.E133]" office:value-type="float" office:value="80.55">
            <text:p>80.55</text:p>
          </table:table-cell>
          <table:table-cell table:formula="of:=[$shares.B133]" office:value-type="float" office:value="1200">
            <text:p>1200</text:p>
          </table:table-cell>
          <table:table-cell table:formula="of:=[$shares.C133]" office:value-type="float" office:value="0">
            <text:p>0</text:p>
          </table:table-cell>
          <table:table-cell table:formula="of:=[$shares.D133]" office:value-type="float" office:value="0">
            <text:p>0</text:p>
          </table:table-cell>
          <table:table-cell table:formula="of:=[$shares.E133]" office:value-type="float" office:value="0">
            <text:p>0</text:p>
          </table:table-cell>
          <table:table-cell table:formula="of:=[.B133]*[.F133]+[.C133]*[.G133]+[.D133]*[.H133]+[.E133]*[.I133]" office:value-type="float" office:value="448236">
            <text:p><text:s/>$448,236.00 </text:p>
          </table:table-cell>
          <table:table-cell table:number-columns-repeated="1014"/>
        </table:table-row>
        <table:table-row table:style-name="ro1">
          <table:table-cell office:value-type="date" office:date-value="2011-07-20">
            <text:p>7/20/2011</text:p>
          </table:table-cell>
          <table:table-cell table:formula="of:=[$prices.B134]" office:value-type="float" office:value="383.49">
            <text:p>383.49</text:p>
          </table:table-cell>
          <table:table-cell table:formula="of:=[$prices.C134]" office:value-type="float" office:value="595.35">
            <text:p>595.35</text:p>
          </table:table-cell>
          <table:table-cell table:formula="of:=[$prices.D134]" office:value-type="float" office:value="179.11">
            <text:p>179.11</text:p>
          </table:table-cell>
          <table:table-cell table:formula="of:=[$prices.E134]" office:value-type="float" office:value="80.23">
            <text:p>80.23</text:p>
          </table:table-cell>
          <table:table-cell table:formula="of:=[$shares.B134]" office:value-type="float" office:value="1200">
            <text:p>1200</text:p>
          </table:table-cell>
          <table:table-cell table:formula="of:=[$shares.C134]" office:value-type="float" office:value="0">
            <text:p>0</text:p>
          </table:table-cell>
          <table:table-cell table:formula="of:=[$shares.D134]" office:value-type="float" office:value="0">
            <text:p>0</text:p>
          </table:table-cell>
          <table:table-cell table:formula="of:=[$shares.E134]" office:value-type="float" office:value="0">
            <text:p>0</text:p>
          </table:table-cell>
          <table:table-cell table:formula="of:=[.B134]*[.F134]+[.C134]*[.G134]+[.D134]*[.H134]+[.E134]*[.I134]" office:value-type="float" office:value="460188">
            <text:p><text:s/>$460,188.00 </text:p>
          </table:table-cell>
          <table:table-cell table:number-columns-repeated="1014"/>
        </table:table-row>
        <table:table-row table:style-name="ro1">
          <table:table-cell office:value-type="date" office:date-value="2011-07-21">
            <text:p>7/21/2011</text:p>
          </table:table-cell>
          <table:table-cell table:formula="of:=[$prices.B135]" office:value-type="float" office:value="383.88">
            <text:p>383.88</text:p>
          </table:table-cell>
          <table:table-cell table:formula="of:=[$prices.C135]" office:value-type="float" office:value="606.99">
            <text:p>606.99</text:p>
          </table:table-cell>
          <table:table-cell table:formula="of:=[$prices.D135]" office:value-type="float" office:value="180.33">
            <text:p>180.33</text:p>
          </table:table-cell>
          <table:table-cell table:formula="of:=[$prices.E135]" office:value-type="float" office:value="81.89">
            <text:p>81.89</text:p>
          </table:table-cell>
          <table:table-cell table:formula="of:=[$shares.B135]" office:value-type="float" office:value="1200">
            <text:p>1200</text:p>
          </table:table-cell>
          <table:table-cell table:formula="of:=[$shares.C135]" office:value-type="float" office:value="0">
            <text:p>0</text:p>
          </table:table-cell>
          <table:table-cell table:formula="of:=[$shares.D135]" office:value-type="float" office:value="0">
            <text:p>0</text:p>
          </table:table-cell>
          <table:table-cell table:formula="of:=[$shares.E135]" office:value-type="float" office:value="0">
            <text:p>0</text:p>
          </table:table-cell>
          <table:table-cell table:formula="of:=[.B135]*[.F135]+[.C135]*[.G135]+[.D135]*[.H135]+[.E135]*[.I135]" office:value-type="float" office:value="460656">
            <text:p><text:s/>$460,656.00 </text:p>
          </table:table-cell>
          <table:table-cell table:number-columns-repeated="1014"/>
        </table:table-row>
        <table:table-row table:style-name="ro1">
          <table:table-cell office:value-type="date" office:date-value="2011-07-22">
            <text:p>7/22/2011</text:p>
          </table:table-cell>
          <table:table-cell table:formula="of:=[$prices.B136]" office:value-type="float" office:value="389.84">
            <text:p>389.84</text:p>
          </table:table-cell>
          <table:table-cell table:formula="of:=[$prices.C136]" office:value-type="float" office:value="618.23">
            <text:p>618.23</text:p>
          </table:table-cell>
          <table:table-cell table:formula="of:=[$prices.D136]" office:value-type="float" office:value="180.6">
            <text:p>180.6</text:p>
          </table:table-cell>
          <table:table-cell table:formula="of:=[$prices.E136]" office:value-type="float" office:value="82.08">
            <text:p>82.08</text:p>
          </table:table-cell>
          <table:table-cell table:formula="of:=[$shares.B136]" office:value-type="float" office:value="1200">
            <text:p>1200</text:p>
          </table:table-cell>
          <table:table-cell table:formula="of:=[$shares.C136]" office:value-type="float" office:value="0">
            <text:p>0</text:p>
          </table:table-cell>
          <table:table-cell table:formula="of:=[$shares.D136]" office:value-type="float" office:value="0">
            <text:p>0</text:p>
          </table:table-cell>
          <table:table-cell table:formula="of:=[$shares.E136]" office:value-type="float" office:value="0">
            <text:p>0</text:p>
          </table:table-cell>
          <table:table-cell table:formula="of:=[.B136]*[.F136]+[.C136]*[.G136]+[.D136]*[.H136]+[.E136]*[.I136]" office:value-type="float" office:value="467808">
            <text:p><text:s/>$467,808.00 </text:p>
          </table:table-cell>
          <table:table-cell table:number-columns-repeated="1014"/>
        </table:table-row>
        <table:table-row table:style-name="ro1">
          <table:table-cell office:value-type="date" office:date-value="2011-07-25">
            <text:p>7/25/2011</text:p>
          </table:table-cell>
          <table:table-cell table:formula="of:=[$prices.B137]" office:value-type="float" office:value="394.99">
            <text:p>394.99</text:p>
          </table:table-cell>
          <table:table-cell table:formula="of:=[$prices.C137]" office:value-type="float" office:value="618.98">
            <text:p>618.98</text:p>
          </table:table-cell>
          <table:table-cell table:formula="of:=[$prices.D137]" office:value-type="float" office:value="179.16">
            <text:p>179.16</text:p>
          </table:table-cell>
          <table:table-cell table:formula="of:=[$prices.E137]" office:value-type="float" office:value="81.45">
            <text:p>81.45</text:p>
          </table:table-cell>
          <table:table-cell table:formula="of:=[$shares.B137]" office:value-type="float" office:value="1200">
            <text:p>1200</text:p>
          </table:table-cell>
          <table:table-cell table:formula="of:=[$shares.C137]" office:value-type="float" office:value="0">
            <text:p>0</text:p>
          </table:table-cell>
          <table:table-cell table:formula="of:=[$shares.D137]" office:value-type="float" office:value="0">
            <text:p>0</text:p>
          </table:table-cell>
          <table:table-cell table:formula="of:=[$shares.E137]" office:value-type="float" office:value="0">
            <text:p>0</text:p>
          </table:table-cell>
          <table:table-cell table:formula="of:=[.B137]*[.F137]+[.C137]*[.G137]+[.D137]*[.H137]+[.E137]*[.I137]" office:value-type="float" office:value="473988">
            <text:p><text:s/>$473,988.00 </text:p>
          </table:table-cell>
          <table:table-cell table:number-columns-repeated="1014"/>
        </table:table-row>
        <table:table-row table:style-name="ro1">
          <table:table-cell office:value-type="date" office:date-value="2011-07-26">
            <text:p>7/26/2011</text:p>
          </table:table-cell>
          <table:table-cell table:formula="of:=[$prices.B138]" office:value-type="float" office:value="399.86">
            <text:p>399.86</text:p>
          </table:table-cell>
          <table:table-cell table:formula="of:=[$prices.C138]" office:value-type="float" office:value="622.52">
            <text:p>622.52</text:p>
          </table:table-cell>
          <table:table-cell table:formula="of:=[$prices.D138]" office:value-type="float" office:value="178.4">
            <text:p>178.4</text:p>
          </table:table-cell>
          <table:table-cell table:formula="of:=[$prices.E138]" office:value-type="float" office:value="81.26">
            <text:p>81.26</text:p>
          </table:table-cell>
          <table:table-cell table:formula="of:=[$shares.B138]" office:value-type="float" office:value="1200">
            <text:p>1200</text:p>
          </table:table-cell>
          <table:table-cell table:formula="of:=[$shares.C138]" office:value-type="float" office:value="0">
            <text:p>0</text:p>
          </table:table-cell>
          <table:table-cell table:formula="of:=[$shares.D138]" office:value-type="float" office:value="0">
            <text:p>0</text:p>
          </table:table-cell>
          <table:table-cell table:formula="of:=[$shares.E138]" office:value-type="float" office:value="0">
            <text:p>0</text:p>
          </table:table-cell>
          <table:table-cell table:formula="of:=[.B138]*[.F138]+[.C138]*[.G138]+[.D138]*[.H138]+[.E138]*[.I138]" office:value-type="float" office:value="479832">
            <text:p><text:s/>$479,832.00 </text:p>
          </table:table-cell>
          <table:table-cell table:number-columns-repeated="1014"/>
        </table:table-row>
        <table:table-row table:style-name="ro1">
          <table:table-cell office:value-type="date" office:date-value="2011-07-27">
            <text:p>7/27/2011</text:p>
          </table:table-cell>
          <table:table-cell table:formula="of:=[$prices.B139]" office:value-type="float" office:value="389.13">
            <text:p>389.13</text:p>
          </table:table-cell>
          <table:table-cell table:formula="of:=[$prices.C139]" office:value-type="float" office:value="607.22">
            <text:p>607.22</text:p>
          </table:table-cell>
          <table:table-cell table:formula="of:=[$prices.D139]" office:value-type="float" office:value="176.86">
            <text:p>176.86</text:p>
          </table:table-cell>
          <table:table-cell table:formula="of:=[$prices.E139]" office:value-type="float" office:value="80.24">
            <text:p>80.24</text:p>
          </table:table-cell>
          <table:table-cell table:formula="of:=[$shares.B139]" office:value-type="float" office:value="1200">
            <text:p>1200</text:p>
          </table:table-cell>
          <table:table-cell table:formula="of:=[$shares.C139]" office:value-type="float" office:value="0">
            <text:p>0</text:p>
          </table:table-cell>
          <table:table-cell table:formula="of:=[$shares.D139]" office:value-type="float" office:value="0">
            <text:p>0</text:p>
          </table:table-cell>
          <table:table-cell table:formula="of:=[$shares.E139]" office:value-type="float" office:value="0">
            <text:p>0</text:p>
          </table:table-cell>
          <table:table-cell table:formula="of:=[.B139]*[.F139]+[.C139]*[.G139]+[.D139]*[.H139]+[.E139]*[.I139]" office:value-type="float" office:value="466956">
            <text:p><text:s/>$466,956.00 </text:p>
          </table:table-cell>
          <table:table-cell table:number-columns-repeated="1014"/>
        </table:table-row>
        <table:table-row table:style-name="ro1">
          <table:table-cell office:value-type="date" office:date-value="2011-07-28">
            <text:p>7/28/2011</text:p>
          </table:table-cell>
          <table:table-cell table:formula="of:=[$prices.B140]" office:value-type="float" office:value="388.37">
            <text:p>388.37</text:p>
          </table:table-cell>
          <table:table-cell table:formula="of:=[$prices.C140]" office:value-type="float" office:value="610.94">
            <text:p>610.94</text:p>
          </table:table-cell>
          <table:table-cell table:formula="of:=[$prices.D140]" office:value-type="float" office:value="177.3">
            <text:p>177.3</text:p>
          </table:table-cell>
          <table:table-cell table:formula="of:=[$prices.E140]" office:value-type="float" office:value="78.46">
            <text:p>78.46</text:p>
          </table:table-cell>
          <table:table-cell table:formula="of:=[$shares.B140]" office:value-type="float" office:value="1200">
            <text:p>1200</text:p>
          </table:table-cell>
          <table:table-cell table:formula="of:=[$shares.C140]" office:value-type="float" office:value="0">
            <text:p>0</text:p>
          </table:table-cell>
          <table:table-cell table:formula="of:=[$shares.D140]" office:value-type="float" office:value="0">
            <text:p>0</text:p>
          </table:table-cell>
          <table:table-cell table:formula="of:=[$shares.E140]" office:value-type="float" office:value="0">
            <text:p>0</text:p>
          </table:table-cell>
          <table:table-cell table:formula="of:=[.B140]*[.F140]+[.C140]*[.G140]+[.D140]*[.H140]+[.E140]*[.I140]" office:value-type="float" office:value="466044">
            <text:p><text:s/>$466,044.00 </text:p>
          </table:table-cell>
          <table:table-cell table:number-columns-repeated="1014"/>
        </table:table-row>
        <table:table-row table:style-name="ro1">
          <table:table-cell office:value-type="date" office:date-value="2011-07-29">
            <text:p>7/29/2011</text:p>
          </table:table-cell>
          <table:table-cell table:formula="of:=[$prices.B141]" office:value-type="float" office:value="387.04">
            <text:p>387.04</text:p>
          </table:table-cell>
          <table:table-cell table:formula="of:=[$prices.C141]" office:value-type="float" office:value="603.69">
            <text:p>603.69</text:p>
          </table:table-cell>
          <table:table-cell table:formula="of:=[$prices.D141]" office:value-type="float" office:value="177.35">
            <text:p>177.35</text:p>
          </table:table-cell>
          <table:table-cell table:formula="of:=[$prices.E141]" office:value-type="float" office:value="76.85">
            <text:p>76.85</text:p>
          </table:table-cell>
          <table:table-cell table:formula="of:=[$shares.B141]" office:value-type="float" office:value="1200">
            <text:p>1200</text:p>
          </table:table-cell>
          <table:table-cell table:formula="of:=[$shares.C141]" office:value-type="float" office:value="0">
            <text:p>0</text:p>
          </table:table-cell>
          <table:table-cell table:formula="of:=[$shares.D141]" office:value-type="float" office:value="0">
            <text:p>0</text:p>
          </table:table-cell>
          <table:table-cell table:formula="of:=[$shares.E141]" office:value-type="float" office:value="0">
            <text:p>0</text:p>
          </table:table-cell>
          <table:table-cell table:formula="of:=[.B141]*[.F141]+[.C141]*[.G141]+[.D141]*[.H141]+[.E141]*[.I141]" office:value-type="float" office:value="464448">
            <text:p><text:s/>$464,448.00 </text:p>
          </table:table-cell>
          <table:table-cell table:number-columns-repeated="1014"/>
        </table:table-row>
        <table:table-row table:style-name="ro1">
          <table:table-cell office:value-type="date" office:date-value="2011-08-01">
            <text:p>8/1/2011</text:p>
          </table:table-cell>
          <table:table-cell table:formula="of:=[$prices.B142]" office:value-type="float" office:value="393.26">
            <text:p>393.26</text:p>
          </table:table-cell>
          <table:table-cell table:formula="of:=[$prices.C142]" office:value-type="float" office:value="606.77">
            <text:p>606.77</text:p>
          </table:table-cell>
          <table:table-cell table:formula="of:=[$prices.D142]" office:value-type="float" office:value="176.28">
            <text:p>176.28</text:p>
          </table:table-cell>
          <table:table-cell table:formula="of:=[$prices.E142]" office:value-type="float" office:value="76.67">
            <text:p>76.67</text:p>
          </table:table-cell>
          <table:table-cell table:formula="of:=[$shares.B142]" office:value-type="float" office:value="1200">
            <text:p>1200</text:p>
          </table:table-cell>
          <table:table-cell table:formula="of:=[$shares.C142]" office:value-type="float" office:value="0">
            <text:p>0</text:p>
          </table:table-cell>
          <table:table-cell table:formula="of:=[$shares.D142]" office:value-type="float" office:value="0">
            <text:p>0</text:p>
          </table:table-cell>
          <table:table-cell table:formula="of:=[$shares.E142]" office:value-type="float" office:value="0">
            <text:p>0</text:p>
          </table:table-cell>
          <table:table-cell table:formula="of:=[.B142]*[.F142]+[.C142]*[.G142]+[.D142]*[.H142]+[.E142]*[.I142]" office:value-type="float" office:value="471912">
            <text:p><text:s/>$471,912.00 </text:p>
          </table:table-cell>
          <table:table-cell table:number-columns-repeated="1014"/>
        </table:table-row>
        <table:table-row table:style-name="ro1">
          <table:table-cell office:value-type="date" office:date-value="2011-08-02">
            <text:p>8/2/2011</text:p>
          </table:table-cell>
          <table:table-cell table:formula="of:=[$prices.B143]" office:value-type="float" office:value="385.49">
            <text:p>385.49</text:p>
          </table:table-cell>
          <table:table-cell table:formula="of:=[$prices.C143]" office:value-type="float" office:value="592.4">
            <text:p>592.4</text:p>
          </table:table-cell>
          <table:table-cell table:formula="of:=[$prices.D143]" office:value-type="float" office:value="173.64">
            <text:p>173.64</text:p>
          </table:table-cell>
          <table:table-cell table:formula="of:=[$prices.E143]" office:value-type="float" office:value="74.97">
            <text:p>74.97</text:p>
          </table:table-cell>
          <table:table-cell table:formula="of:=[$shares.B143]" office:value-type="float" office:value="1200">
            <text:p>1200</text:p>
          </table:table-cell>
          <table:table-cell table:formula="of:=[$shares.C143]" office:value-type="float" office:value="0">
            <text:p>0</text:p>
          </table:table-cell>
          <table:table-cell table:formula="of:=[$shares.D143]" office:value-type="float" office:value="0">
            <text:p>0</text:p>
          </table:table-cell>
          <table:table-cell table:formula="of:=[$shares.E143]" office:value-type="float" office:value="0">
            <text:p>0</text:p>
          </table:table-cell>
          <table:table-cell table:formula="of:=[.B143]*[.F143]+[.C143]*[.G143]+[.D143]*[.H143]+[.E143]*[.I143]" office:value-type="float" office:value="462588">
            <text:p><text:s/>$462,588.00 </text:p>
          </table:table-cell>
          <table:table-cell table:number-columns-repeated="1014"/>
        </table:table-row>
        <table:table-row table:style-name="ro1">
          <table:table-cell office:value-type="date" office:date-value="2011-08-03">
            <text:p>8/3/2011</text:p>
          </table:table-cell>
          <table:table-cell table:formula="of:=[$prices.B144]" office:value-type="float" office:value="389.11">
            <text:p>389.11</text:p>
          </table:table-cell>
          <table:table-cell table:formula="of:=[$prices.C144]" office:value-type="float" office:value="601.17">
            <text:p>601.17</text:p>
          </table:table-cell>
          <table:table-cell table:formula="of:=[$prices.D144]" office:value-type="float" office:value="174.41">
            <text:p>174.41</text:p>
          </table:table-cell>
          <table:table-cell table:formula="of:=[$prices.E144]" office:value-type="float" office:value="74.85">
            <text:p>74.85</text:p>
          </table:table-cell>
          <table:table-cell table:formula="of:=[$shares.B144]" office:value-type="float" office:value="1200">
            <text:p>1200</text:p>
          </table:table-cell>
          <table:table-cell table:formula="of:=[$shares.C144]" office:value-type="float" office:value="0">
            <text:p>0</text:p>
          </table:table-cell>
          <table:table-cell table:formula="of:=[$shares.D144]" office:value-type="float" office:value="0">
            <text:p>0</text:p>
          </table:table-cell>
          <table:table-cell table:formula="of:=[$shares.E144]" office:value-type="float" office:value="0">
            <text:p>0</text:p>
          </table:table-cell>
          <table:table-cell table:formula="of:=[.B144]*[.F144]+[.C144]*[.G144]+[.D144]*[.H144]+[.E144]*[.I144]" office:value-type="float" office:value="466932">
            <text:p><text:s/>$466,932.00 </text:p>
          </table:table-cell>
          <table:table-cell table:number-columns-repeated="1014"/>
        </table:table-row>
        <table:table-row table:style-name="ro1">
          <table:table-cell office:value-type="date" office:date-value="2011-08-04">
            <text:p>8/4/2011</text:p>
          </table:table-cell>
          <table:table-cell table:formula="of:=[$prices.B145]" office:value-type="float" office:value="374.05">
            <text:p>374.05</text:p>
          </table:table-cell>
          <table:table-cell table:formula="of:=[$prices.C145]" office:value-type="float" office:value="577.52">
            <text:p>577.52</text:p>
          </table:table-cell>
          <table:table-cell table:formula="of:=[$prices.D145]" office:value-type="float" office:value="167.24">
            <text:p>167.24</text:p>
          </table:table-cell>
          <table:table-cell table:formula="of:=[$prices.E145]" office:value-type="float" office:value="71.12">
            <text:p>71.12</text:p>
          </table:table-cell>
          <table:table-cell table:formula="of:=[$shares.B145]" office:value-type="float" office:value="1200">
            <text:p>1200</text:p>
          </table:table-cell>
          <table:table-cell table:formula="of:=[$shares.C145]" office:value-type="float" office:value="0">
            <text:p>0</text:p>
          </table:table-cell>
          <table:table-cell table:formula="of:=[$shares.D145]" office:value-type="float" office:value="0">
            <text:p>0</text:p>
          </table:table-cell>
          <table:table-cell table:formula="of:=[$shares.E145]" office:value-type="float" office:value="0">
            <text:p>0</text:p>
          </table:table-cell>
          <table:table-cell table:formula="of:=[.B145]*[.F145]+[.C145]*[.G145]+[.D145]*[.H145]+[.E145]*[.I145]" office:value-type="float" office:value="448860">
            <text:p><text:s/>$448,860.00 </text:p>
          </table:table-cell>
          <table:table-cell table:number-columns-repeated="1014"/>
        </table:table-row>
        <table:table-row table:style-name="ro1">
          <table:table-cell office:value-type="date" office:date-value="2011-08-05">
            <text:p>8/5/2011</text:p>
          </table:table-cell>
          <table:table-cell table:formula="of:=[$prices.B146]" office:value-type="float" office:value="370.33">
            <text:p>370.33</text:p>
          </table:table-cell>
          <table:table-cell table:formula="of:=[$prices.C146]" office:value-type="float" office:value="579.04">
            <text:p>579.04</text:p>
          </table:table-cell>
          <table:table-cell table:formula="of:=[$prices.D146]" office:value-type="float" office:value="168.7">
            <text:p>168.7</text:p>
          </table:table-cell>
          <table:table-cell table:formula="of:=[$prices.E146]" office:value-type="float" office:value="72.06">
            <text:p>72.06</text:p>
          </table:table-cell>
          <table:table-cell table:formula="of:=[$shares.B146]" office:value-type="float" office:value="1200">
            <text:p>1200</text:p>
          </table:table-cell>
          <table:table-cell table:formula="of:=[$shares.C146]" office:value-type="float" office:value="0">
            <text:p>0</text:p>
          </table:table-cell>
          <table:table-cell table:formula="of:=[$shares.D146]" office:value-type="float" office:value="0">
            <text:p>0</text:p>
          </table:table-cell>
          <table:table-cell table:formula="of:=[$shares.E146]" office:value-type="float" office:value="0">
            <text:p>0</text:p>
          </table:table-cell>
          <table:table-cell table:formula="of:=[.B146]*[.F146]+[.C146]*[.G146]+[.D146]*[.H146]+[.E146]*[.I146]" office:value-type="float" office:value="444396">
            <text:p><text:s/>$444,396.00 </text:p>
          </table:table-cell>
          <table:table-cell table:number-columns-repeated="1014"/>
        </table:table-row>
        <table:table-row table:style-name="ro1">
          <table:table-cell office:value-type="date" office:date-value="2011-08-08">
            <text:p>8/8/2011</text:p>
          </table:table-cell>
          <table:table-cell table:formula="of:=[$prices.B147]" office:value-type="float" office:value="350.1">
            <text:p>350.1</text:p>
          </table:table-cell>
          <table:table-cell table:formula="of:=[$prices.C147]" office:value-type="float" office:value="546.02">
            <text:p>546.02</text:p>
          </table:table-cell>
          <table:table-cell table:formula="of:=[$prices.D147]" office:value-type="float" office:value="162.81">
            <text:p>162.81</text:p>
          </table:table-cell>
          <table:table-cell table:formula="of:=[$prices.E147]" office:value-type="float" office:value="67.6">
            <text:p>67.6</text:p>
          </table:table-cell>
          <table:table-cell table:formula="of:=[$shares.B147]" office:value-type="float" office:value="1200">
            <text:p>1200</text:p>
          </table:table-cell>
          <table:table-cell table:formula="of:=[$shares.C147]" office:value-type="float" office:value="0">
            <text:p>0</text:p>
          </table:table-cell>
          <table:table-cell table:formula="of:=[$shares.D147]" office:value-type="float" office:value="0">
            <text:p>0</text:p>
          </table:table-cell>
          <table:table-cell table:formula="of:=[$shares.E147]" office:value-type="float" office:value="0">
            <text:p>0</text:p>
          </table:table-cell>
          <table:table-cell table:formula="of:=[.B147]*[.F147]+[.C147]*[.G147]+[.D147]*[.H147]+[.E147]*[.I147]" office:value-type="float" office:value="420120">
            <text:p><text:s/>$420,120.00 </text:p>
          </table:table-cell>
          <table:table-cell table:number-columns-repeated="1014"/>
        </table:table-row>
        <table:table-row table:style-name="ro1">
          <table:table-cell office:value-type="date" office:date-value="2011-08-09">
            <text:p>8/9/2011</text:p>
          </table:table-cell>
          <table:table-cell table:formula="of:=[$prices.B148]" office:value-type="float" office:value="370.72">
            <text:p>370.72</text:p>
          </table:table-cell>
          <table:table-cell table:formula="of:=[$prices.C148]" office:value-type="float" office:value="573.41">
            <text:p>573.41</text:p>
          </table:table-cell>
          <table:table-cell table:formula="of:=[$prices.D148]" office:value-type="float" office:value="167.11">
            <text:p>167.11</text:p>
          </table:table-cell>
          <table:table-cell table:formula="of:=[$prices.E148]" office:value-type="float" office:value="69">
            <text:p>69</text:p>
          </table:table-cell>
          <table:table-cell table:formula="of:=[$shares.B148]" office:value-type="float" office:value="1200">
            <text:p>1200</text:p>
          </table:table-cell>
          <table:table-cell table:formula="of:=[$shares.C148]" office:value-type="float" office:value="0">
            <text:p>0</text:p>
          </table:table-cell>
          <table:table-cell table:formula="of:=[$shares.D148]" office:value-type="float" office:value="0">
            <text:p>0</text:p>
          </table:table-cell>
          <table:table-cell table:formula="of:=[$shares.E148]" office:value-type="float" office:value="0">
            <text:p>0</text:p>
          </table:table-cell>
          <table:table-cell table:formula="of:=[.B148]*[.F148]+[.C148]*[.G148]+[.D148]*[.H148]+[.E148]*[.I148]" office:value-type="float" office:value="444864">
            <text:p><text:s/>$444,864.00 </text:p>
          </table:table-cell>
          <table:table-cell table:number-columns-repeated="1014"/>
        </table:table-row>
        <table:table-row table:style-name="ro1">
          <table:table-cell office:value-type="date" office:date-value="2011-08-10">
            <text:p>8/10/2011</text:p>
          </table:table-cell>
          <table:table-cell table:formula="of:=[$prices.B149]" office:value-type="float" office:value="360.49">
            <text:p>360.49</text:p>
          </table:table-cell>
          <table:table-cell table:formula="of:=[$prices.C149]" office:value-type="float" office:value="549.01">
            <text:p>549.01</text:p>
          </table:table-cell>
          <table:table-cell table:formula="of:=[$prices.D149]" office:value-type="float" office:value="159.21">
            <text:p>159.21</text:p>
          </table:table-cell>
          <table:table-cell table:formula="of:=[$prices.E149]" office:value-type="float" office:value="65.95">
            <text:p>65.95</text:p>
          </table:table-cell>
          <table:table-cell table:formula="of:=[$shares.B149]" office:value-type="float" office:value="1200">
            <text:p>1200</text:p>
          </table:table-cell>
          <table:table-cell table:formula="of:=[$shares.C149]" office:value-type="float" office:value="0">
            <text:p>0</text:p>
          </table:table-cell>
          <table:table-cell table:formula="of:=[$shares.D149]" office:value-type="float" office:value="0">
            <text:p>0</text:p>
          </table:table-cell>
          <table:table-cell table:formula="of:=[$shares.E149]" office:value-type="float" office:value="0">
            <text:p>0</text:p>
          </table:table-cell>
          <table:table-cell table:formula="of:=[.B149]*[.F149]+[.C149]*[.G149]+[.D149]*[.H149]+[.E149]*[.I149]" office:value-type="float" office:value="432588">
            <text:p><text:s/>$432,588.00 </text:p>
          </table:table-cell>
          <table:table-cell table:number-columns-repeated="1014"/>
        </table:table-row>
        <table:table-row table:style-name="ro1">
          <table:table-cell office:value-type="date" office:date-value="2011-08-11">
            <text:p>8/11/2011</text:p>
          </table:table-cell>
          <table:table-cell table:formula="of:=[$prices.B150]" office:value-type="float" office:value="370.41">
            <text:p>370.41</text:p>
          </table:table-cell>
          <table:table-cell table:formula="of:=[$prices.C150]" office:value-type="float" office:value="562.13">
            <text:p>562.13</text:p>
          </table:table-cell>
          <table:table-cell table:formula="of:=[$prices.D150]" office:value-type="float" office:value="163.31">
            <text:p>163.31</text:p>
          </table:table-cell>
          <table:table-cell table:formula="of:=[$prices.E150]" office:value-type="float" office:value="69.4">
            <text:p>69.4</text:p>
          </table:table-cell>
          <table:table-cell table:formula="of:=[$shares.B150]" office:value-type="float" office:value="1200">
            <text:p>1200</text:p>
          </table:table-cell>
          <table:table-cell table:formula="of:=[$shares.C150]" office:value-type="float" office:value="0">
            <text:p>0</text:p>
          </table:table-cell>
          <table:table-cell table:formula="of:=[$shares.D150]" office:value-type="float" office:value="0">
            <text:p>0</text:p>
          </table:table-cell>
          <table:table-cell table:formula="of:=[$shares.E150]" office:value-type="float" office:value="0">
            <text:p>0</text:p>
          </table:table-cell>
          <table:table-cell table:formula="of:=[.B150]*[.F150]+[.C150]*[.G150]+[.D150]*[.H150]+[.E150]*[.I150]" office:value-type="float" office:value="444492">
            <text:p><text:s/>$444,492.00 </text:p>
          </table:table-cell>
          <table:table-cell table:number-columns-repeated="1014"/>
        </table:table-row>
        <table:table-row table:style-name="ro1">
          <table:table-cell office:value-type="date" office:date-value="2011-08-12">
            <text:p>8/12/2011</text:p>
          </table:table-cell>
          <table:table-cell table:formula="of:=[$prices.B151]" office:value-type="float" office:value="373.67">
            <text:p>373.67</text:p>
          </table:table-cell>
          <table:table-cell table:formula="of:=[$prices.C151]" office:value-type="float" office:value="563.77">
            <text:p>563.77</text:p>
          </table:table-cell>
          <table:table-cell table:formula="of:=[$prices.D151]" office:value-type="float" office:value="164.75">
            <text:p>164.75</text:p>
          </table:table-cell>
          <table:table-cell table:formula="of:=[$prices.E151]" office:value-type="float" office:value="69.8">
            <text:p>69.8</text:p>
          </table:table-cell>
          <table:table-cell table:formula="of:=[$shares.B151]" office:value-type="float" office:value="1200">
            <text:p>1200</text:p>
          </table:table-cell>
          <table:table-cell table:formula="of:=[$shares.C151]" office:value-type="float" office:value="0">
            <text:p>0</text:p>
          </table:table-cell>
          <table:table-cell table:formula="of:=[$shares.D151]" office:value-type="float" office:value="0">
            <text:p>0</text:p>
          </table:table-cell>
          <table:table-cell table:formula="of:=[$shares.E151]" office:value-type="float" office:value="0">
            <text:p>0</text:p>
          </table:table-cell>
          <table:table-cell table:formula="of:=[.B151]*[.F151]+[.C151]*[.G151]+[.D151]*[.H151]+[.E151]*[.I151]" office:value-type="float" office:value="448404">
            <text:p><text:s/>$448,404.00 </text:p>
          </table:table-cell>
          <table:table-cell table:number-columns-repeated="1014"/>
        </table:table-row>
        <table:table-row table:style-name="ro1">
          <table:table-cell office:value-type="date" office:date-value="2011-08-15">
            <text:p>8/15/2011</text:p>
          </table:table-cell>
          <table:table-cell table:formula="of:=[$prices.B152]" office:value-type="float" office:value="380.04">
            <text:p>380.04</text:p>
          </table:table-cell>
          <table:table-cell table:formula="of:=[$prices.C152]" office:value-type="float" office:value="557.23">
            <text:p>557.23</text:p>
          </table:table-cell>
          <table:table-cell table:formula="of:=[$prices.D152]" office:value-type="float" office:value="169.44">
            <text:p>169.44</text:p>
          </table:table-cell>
          <table:table-cell table:formula="of:=[$prices.E152]" office:value-type="float" office:value="72.02">
            <text:p>72.02</text:p>
          </table:table-cell>
          <table:table-cell table:formula="of:=[$shares.B152]" office:value-type="float" office:value="1200">
            <text:p>1200</text:p>
          </table:table-cell>
          <table:table-cell table:formula="of:=[$shares.C152]" office:value-type="float" office:value="0">
            <text:p>0</text:p>
          </table:table-cell>
          <table:table-cell table:formula="of:=[$shares.D152]" office:value-type="float" office:value="0">
            <text:p>0</text:p>
          </table:table-cell>
          <table:table-cell table:formula="of:=[$shares.E152]" office:value-type="float" office:value="0">
            <text:p>0</text:p>
          </table:table-cell>
          <table:table-cell table:formula="of:=[.B152]*[.F152]+[.C152]*[.G152]+[.D152]*[.H152]+[.E152]*[.I152]" office:value-type="float" office:value="456048">
            <text:p><text:s/>$456,048.00 </text:p>
          </table:table-cell>
          <table:table-cell table:number-columns-repeated="1014"/>
        </table:table-row>
        <table:table-row table:style-name="ro1">
          <table:table-cell office:value-type="date" office:date-value="2011-08-16">
            <text:p>8/16/2011</text:p>
          </table:table-cell>
          <table:table-cell table:formula="of:=[$prices.B153]" office:value-type="float" office:value="377.13">
            <text:p>377.13</text:p>
          </table:table-cell>
          <table:table-cell table:formula="of:=[$prices.C153]" office:value-type="float" office:value="539">
            <text:p>539</text:p>
          </table:table-cell>
          <table:table-cell table:formula="of:=[$prices.D153]" office:value-type="float" office:value="167.73">
            <text:p>167.73</text:p>
          </table:table-cell>
          <table:table-cell table:formula="of:=[$prices.E153]" office:value-type="float" office:value="71.26">
            <text:p>71.26</text:p>
          </table:table-cell>
          <table:table-cell table:formula="of:=[$shares.B153]" office:value-type="float" office:value="1200">
            <text:p>1200</text:p>
          </table:table-cell>
          <table:table-cell table:formula="of:=[$shares.C153]" office:value-type="float" office:value="0">
            <text:p>0</text:p>
          </table:table-cell>
          <table:table-cell table:formula="of:=[$shares.D153]" office:value-type="float" office:value="0">
            <text:p>0</text:p>
          </table:table-cell>
          <table:table-cell table:formula="of:=[$shares.E153]" office:value-type="float" office:value="0">
            <text:p>0</text:p>
          </table:table-cell>
          <table:table-cell table:formula="of:=[.B153]*[.F153]+[.C153]*[.G153]+[.D153]*[.H153]+[.E153]*[.I153]" office:value-type="float" office:value="452556">
            <text:p><text:s/>$452,556.00 </text:p>
          </table:table-cell>
          <table:table-cell table:number-columns-repeated="1014"/>
        </table:table-row>
        <table:table-row table:style-name="ro1">
          <table:table-cell office:value-type="date" office:date-value="2011-08-17">
            <text:p>8/17/2011</text:p>
          </table:table-cell>
          <table:table-cell table:formula="of:=[$prices.B154]" office:value-type="float" office:value="377.09">
            <text:p>377.09</text:p>
          </table:table-cell>
          <table:table-cell table:formula="of:=[$prices.C154]" office:value-type="float" office:value="533.15">
            <text:p>533.15</text:p>
          </table:table-cell>
          <table:table-cell table:formula="of:=[$prices.D154]" office:value-type="float" office:value="167.97">
            <text:p>167.97</text:p>
          </table:table-cell>
          <table:table-cell table:formula="of:=[$prices.E154]" office:value-type="float" office:value="71.9">
            <text:p>71.9</text:p>
          </table:table-cell>
          <table:table-cell table:formula="of:=[$shares.B154]" office:value-type="float" office:value="1200">
            <text:p>1200</text:p>
          </table:table-cell>
          <table:table-cell table:formula="of:=[$shares.C154]" office:value-type="float" office:value="0">
            <text:p>0</text:p>
          </table:table-cell>
          <table:table-cell table:formula="of:=[$shares.D154]" office:value-type="float" office:value="0">
            <text:p>0</text:p>
          </table:table-cell>
          <table:table-cell table:formula="of:=[$shares.E154]" office:value-type="float" office:value="0">
            <text:p>0</text:p>
          </table:table-cell>
          <table:table-cell table:formula="of:=[.B154]*[.F154]+[.C154]*[.G154]+[.D154]*[.H154]+[.E154]*[.I154]" office:value-type="float" office:value="452508">
            <text:p><text:s/>$452,508.00 </text:p>
          </table:table-cell>
          <table:table-cell table:number-columns-repeated="1014"/>
        </table:table-row>
        <table:table-row table:style-name="ro1">
          <table:table-cell office:value-type="date" office:date-value="2011-08-18">
            <text:p>8/18/2011</text:p>
          </table:table-cell>
          <table:table-cell table:formula="of:=[$prices.B155]" office:value-type="float" office:value="362.83">
            <text:p>362.83</text:p>
          </table:table-cell>
          <table:table-cell table:formula="of:=[$prices.C155]" office:value-type="float" office:value="504.88">
            <text:p>504.88</text:p>
          </table:table-cell>
          <table:table-cell table:formula="of:=[$prices.D155]" office:value-type="float" office:value="160.47">
            <text:p>160.47</text:p>
          </table:table-cell>
          <table:table-cell table:formula="of:=[$prices.E155]" office:value-type="float" office:value="68.78">
            <text:p>68.78</text:p>
          </table:table-cell>
          <table:table-cell table:formula="of:=[$shares.B155]" office:value-type="float" office:value="1200">
            <text:p>1200</text:p>
          </table:table-cell>
          <table:table-cell table:formula="of:=[$shares.C155]" office:value-type="float" office:value="0">
            <text:p>0</text:p>
          </table:table-cell>
          <table:table-cell table:formula="of:=[$shares.D155]" office:value-type="float" office:value="0">
            <text:p>0</text:p>
          </table:table-cell>
          <table:table-cell table:formula="of:=[$shares.E155]" office:value-type="float" office:value="0">
            <text:p>0</text:p>
          </table:table-cell>
          <table:table-cell table:formula="of:=[.B155]*[.F155]+[.C155]*[.G155]+[.D155]*[.H155]+[.E155]*[.I155]" office:value-type="float" office:value="435396">
            <text:p><text:s/>$435,396.00 </text:p>
          </table:table-cell>
          <table:table-cell table:number-columns-repeated="1014"/>
        </table:table-row>
        <table:table-row table:style-name="ro1">
          <table:table-cell office:value-type="date" office:date-value="2011-08-19">
            <text:p>8/19/2011</text:p>
          </table:table-cell>
          <table:table-cell table:formula="of:=[$prices.B156]" office:value-type="float" office:value="352.9">
            <text:p>352.9</text:p>
          </table:table-cell>
          <table:table-cell table:formula="of:=[$prices.C156]" office:value-type="float" office:value="490.92">
            <text:p>490.92</text:p>
          </table:table-cell>
          <table:table-cell table:formula="of:=[$prices.D156]" office:value-type="float" office:value="154.31">
            <text:p>154.31</text:p>
          </table:table-cell>
          <table:table-cell table:formula="of:=[$prices.E156]" office:value-type="float" office:value="67.67">
            <text:p>67.67</text:p>
          </table:table-cell>
          <table:table-cell table:formula="of:=[$shares.B156]" office:value-type="float" office:value="1200">
            <text:p>1200</text:p>
          </table:table-cell>
          <table:table-cell table:formula="of:=[$shares.C156]" office:value-type="float" office:value="0">
            <text:p>0</text:p>
          </table:table-cell>
          <table:table-cell table:formula="of:=[$shares.D156]" office:value-type="float" office:value="0">
            <text:p>0</text:p>
          </table:table-cell>
          <table:table-cell table:formula="of:=[$shares.E156]" office:value-type="float" office:value="0">
            <text:p>0</text:p>
          </table:table-cell>
          <table:table-cell table:formula="of:=[.B156]*[.F156]+[.C156]*[.G156]+[.D156]*[.H156]+[.E156]*[.I156]" office:value-type="float" office:value="423480">
            <text:p><text:s/>$423,480.00 </text:p>
          </table:table-cell>
          <table:table-cell table:number-columns-repeated="1014"/>
        </table:table-row>
        <table:table-row table:style-name="ro1">
          <table:table-cell office:value-type="date" office:date-value="2011-08-22">
            <text:p>8/22/2011</text:p>
          </table:table-cell>
          <table:table-cell table:formula="of:=[$prices.B157]" office:value-type="float" office:value="353.3">
            <text:p>353.3</text:p>
          </table:table-cell>
          <table:table-cell table:formula="of:=[$prices.C157]" office:value-type="float" office:value="498.17">
            <text:p>498.17</text:p>
          </table:table-cell>
          <table:table-cell table:formula="of:=[$prices.D157]" office:value-type="float" office:value="155.72">
            <text:p>155.72</text:p>
          </table:table-cell>
          <table:table-cell table:formula="of:=[$prices.E157]" office:value-type="float" office:value="68.04">
            <text:p>68.04</text:p>
          </table:table-cell>
          <table:table-cell table:formula="of:=[$shares.B157]" office:value-type="float" office:value="1200">
            <text:p>1200</text:p>
          </table:table-cell>
          <table:table-cell table:formula="of:=[$shares.C157]" office:value-type="float" office:value="0">
            <text:p>0</text:p>
          </table:table-cell>
          <table:table-cell table:formula="of:=[$shares.D157]" office:value-type="float" office:value="0">
            <text:p>0</text:p>
          </table:table-cell>
          <table:table-cell table:formula="of:=[$shares.E157]" office:value-type="float" office:value="0">
            <text:p>0</text:p>
          </table:table-cell>
          <table:table-cell table:formula="of:=[.B157]*[.F157]+[.C157]*[.G157]+[.D157]*[.H157]+[.E157]*[.I157]" office:value-type="float" office:value="423960">
            <text:p><text:s/>$423,960.00 </text:p>
          </table:table-cell>
          <table:table-cell table:number-columns-repeated="1014"/>
        </table:table-row>
        <table:table-row table:style-name="ro1">
          <table:table-cell office:value-type="date" office:date-value="2011-08-23">
            <text:p>8/23/2011</text:p>
          </table:table-cell>
          <table:table-cell table:formula="of:=[$prices.B158]" office:value-type="float" office:value="370.31">
            <text:p>370.31</text:p>
          </table:table-cell>
          <table:table-cell table:formula="of:=[$prices.C158]" office:value-type="float" office:value="518.82">
            <text:p>518.82</text:p>
          </table:table-cell>
          <table:table-cell table:formula="of:=[$prices.D158]" office:value-type="float" office:value="160.95">
            <text:p>160.95</text:p>
          </table:table-cell>
          <table:table-cell table:formula="of:=[$prices.E158]" office:value-type="float" office:value="71.41">
            <text:p>71.41</text:p>
          </table:table-cell>
          <table:table-cell table:formula="of:=[$shares.B158]" office:value-type="float" office:value="1200">
            <text:p>1200</text:p>
          </table:table-cell>
          <table:table-cell table:formula="of:=[$shares.C158]" office:value-type="float" office:value="0">
            <text:p>0</text:p>
          </table:table-cell>
          <table:table-cell table:formula="of:=[$shares.D158]" office:value-type="float" office:value="0">
            <text:p>0</text:p>
          </table:table-cell>
          <table:table-cell table:formula="of:=[$shares.E158]" office:value-type="float" office:value="0">
            <text:p>0</text:p>
          </table:table-cell>
          <table:table-cell table:formula="of:=[.B158]*[.F158]+[.C158]*[.G158]+[.D158]*[.H158]+[.E158]*[.I158]" office:value-type="float" office:value="444372">
            <text:p><text:s/>$444,372.00 </text:p>
          </table:table-cell>
          <table:table-cell table:number-columns-repeated="1014"/>
        </table:table-row>
        <table:table-row table:style-name="ro1">
          <table:table-cell office:value-type="date" office:date-value="2011-08-24">
            <text:p>8/24/2011</text:p>
          </table:table-cell>
          <table:table-cell table:formula="of:=[$prices.B159]" office:value-type="float" office:value="372.87">
            <text:p>372.87</text:p>
          </table:table-cell>
          <table:table-cell table:formula="of:=[$prices.C159]" office:value-type="float" office:value="523.29">
            <text:p>523.29</text:p>
          </table:table-cell>
          <table:table-cell table:formula="of:=[$prices.D159]" office:value-type="float" office:value="163.34">
            <text:p>163.34</text:p>
          </table:table-cell>
          <table:table-cell table:formula="of:=[$prices.E159]" office:value-type="float" office:value="71.3">
            <text:p>71.3</text:p>
          </table:table-cell>
          <table:table-cell table:formula="of:=[$shares.B159]" office:value-type="float" office:value="1200">
            <text:p>1200</text:p>
          </table:table-cell>
          <table:table-cell table:formula="of:=[$shares.C159]" office:value-type="float" office:value="0">
            <text:p>0</text:p>
          </table:table-cell>
          <table:table-cell table:formula="of:=[$shares.D159]" office:value-type="float" office:value="0">
            <text:p>0</text:p>
          </table:table-cell>
          <table:table-cell table:formula="of:=[$shares.E159]" office:value-type="float" office:value="0">
            <text:p>0</text:p>
          </table:table-cell>
          <table:table-cell table:formula="of:=[.B159]*[.F159]+[.C159]*[.G159]+[.D159]*[.H159]+[.E159]*[.I159]" office:value-type="float" office:value="447444">
            <text:p><text:s/>$447,444.00 </text:p>
          </table:table-cell>
          <table:table-cell table:number-columns-repeated="1014"/>
        </table:table-row>
        <table:table-row table:style-name="ro1">
          <table:table-cell office:value-type="date" office:date-value="2011-08-25">
            <text:p>8/25/2011</text:p>
          </table:table-cell>
          <table:table-cell table:formula="of:=[$prices.B160]" office:value-type="float" office:value="370.43">
            <text:p>370.43</text:p>
          </table:table-cell>
          <table:table-cell table:formula="of:=[$prices.C160]" office:value-type="float" office:value="520.04">
            <text:p>520.04</text:p>
          </table:table-cell>
          <table:table-cell table:formula="of:=[$prices.D160]" office:value-type="float" office:value="162.19">
            <text:p>162.19</text:p>
          </table:table-cell>
          <table:table-cell table:formula="of:=[$prices.E160]" office:value-type="float" office:value="69.58">
            <text:p>69.58</text:p>
          </table:table-cell>
          <table:table-cell table:formula="of:=[$shares.B160]" office:value-type="float" office:value="1200">
            <text:p>1200</text:p>
          </table:table-cell>
          <table:table-cell table:formula="of:=[$shares.C160]" office:value-type="float" office:value="0">
            <text:p>0</text:p>
          </table:table-cell>
          <table:table-cell table:formula="of:=[$shares.D160]" office:value-type="float" office:value="0">
            <text:p>0</text:p>
          </table:table-cell>
          <table:table-cell table:formula="of:=[$shares.E160]" office:value-type="float" office:value="0">
            <text:p>0</text:p>
          </table:table-cell>
          <table:table-cell table:formula="of:=[.B160]*[.F160]+[.C160]*[.G160]+[.D160]*[.H160]+[.E160]*[.I160]" office:value-type="float" office:value="444516">
            <text:p><text:s/>$444,516.00 </text:p>
          </table:table-cell>
          <table:table-cell table:number-columns-repeated="1014"/>
        </table:table-row>
        <table:table-row table:style-name="ro1">
          <table:table-cell office:value-type="date" office:date-value="2011-08-26">
            <text:p>8/26/2011</text:p>
          </table:table-cell>
          <table:table-cell table:formula="of:=[$prices.B161]" office:value-type="float" office:value="380.2">
            <text:p>380.2</text:p>
          </table:table-cell>
          <table:table-cell table:formula="of:=[$prices.C161]" office:value-type="float" office:value="526.86">
            <text:p>526.86</text:p>
          </table:table-cell>
          <table:table-cell table:formula="of:=[$prices.D161]" office:value-type="float" office:value="165.67">
            <text:p>165.67</text:p>
          </table:table-cell>
          <table:table-cell table:formula="of:=[$prices.E161]" office:value-type="float" office:value="70.42">
            <text:p>70.42</text:p>
          </table:table-cell>
          <table:table-cell table:formula="of:=[$shares.B161]" office:value-type="float" office:value="1200">
            <text:p>1200</text:p>
          </table:table-cell>
          <table:table-cell table:formula="of:=[$shares.C161]" office:value-type="float" office:value="0">
            <text:p>0</text:p>
          </table:table-cell>
          <table:table-cell table:formula="of:=[$shares.D161]" office:value-type="float" office:value="0">
            <text:p>0</text:p>
          </table:table-cell>
          <table:table-cell table:formula="of:=[$shares.E161]" office:value-type="float" office:value="0">
            <text:p>0</text:p>
          </table:table-cell>
          <table:table-cell table:formula="of:=[.B161]*[.F161]+[.C161]*[.G161]+[.D161]*[.H161]+[.E161]*[.I161]" office:value-type="float" office:value="456240">
            <text:p><text:s/>$456,240.00 </text:p>
          </table:table-cell>
          <table:table-cell table:number-columns-repeated="1014"/>
        </table:table-row>
        <table:table-row table:style-name="ro1">
          <table:table-cell office:value-type="date" office:date-value="2011-08-29">
            <text:p>8/29/2011</text:p>
          </table:table-cell>
          <table:table-cell table:formula="of:=[$prices.B162]" office:value-type="float" office:value="386.54">
            <text:p>386.54</text:p>
          </table:table-cell>
          <table:table-cell table:formula="of:=[$prices.C162]" office:value-type="float" office:value="539.08">
            <text:p>539.08</text:p>
          </table:table-cell>
          <table:table-cell table:formula="of:=[$prices.D162]" office:value-type="float" office:value="169.08">
            <text:p>169.08</text:p>
          </table:table-cell>
          <table:table-cell table:formula="of:=[$prices.E162]" office:value-type="float" office:value="71.86">
            <text:p>71.86</text:p>
          </table:table-cell>
          <table:table-cell table:formula="of:=[$shares.B162]" office:value-type="float" office:value="1200">
            <text:p>1200</text:p>
          </table:table-cell>
          <table:table-cell table:formula="of:=[$shares.C162]" office:value-type="float" office:value="0">
            <text:p>0</text:p>
          </table:table-cell>
          <table:table-cell table:formula="of:=[$shares.D162]" office:value-type="float" office:value="0">
            <text:p>0</text:p>
          </table:table-cell>
          <table:table-cell table:formula="of:=[$shares.E162]" office:value-type="float" office:value="0">
            <text:p>0</text:p>
          </table:table-cell>
          <table:table-cell table:formula="of:=[.B162]*[.F162]+[.C162]*[.G162]+[.D162]*[.H162]+[.E162]*[.I162]" office:value-type="float" office:value="463848">
            <text:p><text:s/>$463,848.00 </text:p>
          </table:table-cell>
          <table:table-cell table:number-columns-repeated="1014"/>
        </table:table-row>
        <table:table-row table:style-name="ro1">
          <table:table-cell office:value-type="date" office:date-value="2011-08-30">
            <text:p>8/30/2011</text:p>
          </table:table-cell>
          <table:table-cell table:formula="of:=[$prices.B163]" office:value-type="float" office:value="386.56">
            <text:p>386.56</text:p>
          </table:table-cell>
          <table:table-cell table:formula="of:=[$prices.C163]" office:value-type="float" office:value="540.7">
            <text:p>540.7</text:p>
          </table:table-cell>
          <table:table-cell table:formula="of:=[$prices.D163]" office:value-type="float" office:value="168.97">
            <text:p>168.97</text:p>
          </table:table-cell>
          <table:table-cell table:formula="of:=[$prices.E163]" office:value-type="float" office:value="71.66">
            <text:p>71.66</text:p>
          </table:table-cell>
          <table:table-cell table:formula="of:=[$shares.B163]" office:value-type="float" office:value="1200">
            <text:p>1200</text:p>
          </table:table-cell>
          <table:table-cell table:formula="of:=[$shares.C163]" office:value-type="float" office:value="0">
            <text:p>0</text:p>
          </table:table-cell>
          <table:table-cell table:formula="of:=[$shares.D163]" office:value-type="float" office:value="0">
            <text:p>0</text:p>
          </table:table-cell>
          <table:table-cell table:formula="of:=[$shares.E163]" office:value-type="float" office:value="0">
            <text:p>0</text:p>
          </table:table-cell>
          <table:table-cell table:formula="of:=[.B163]*[.F163]+[.C163]*[.G163]+[.D163]*[.H163]+[.E163]*[.I163]" office:value-type="float" office:value="463872">
            <text:p><text:s/>$463,872.00 </text:p>
          </table:table-cell>
          <table:table-cell table:number-columns-repeated="1014"/>
        </table:table-row>
        <table:table-row table:style-name="ro1">
          <table:table-cell office:value-type="date" office:date-value="2011-08-31">
            <text:p>8/31/2011</text:p>
          </table:table-cell>
          <table:table-cell table:formula="of:=[$prices.B164]" office:value-type="float" office:value="381.44">
            <text:p>381.44</text:p>
          </table:table-cell>
          <table:table-cell table:formula="of:=[$prices.C164]" office:value-type="float" office:value="540.96">
            <text:p>540.96</text:p>
          </table:table-cell>
          <table:table-cell table:formula="of:=[$prices.D164]" office:value-type="float" office:value="168.39">
            <text:p>168.39</text:p>
          </table:table-cell>
          <table:table-cell table:formula="of:=[$prices.E164]" office:value-type="float" office:value="71.76">
            <text:p>71.76</text:p>
          </table:table-cell>
          <table:table-cell table:formula="of:=[$shares.B164]" office:value-type="float" office:value="1200">
            <text:p>1200</text:p>
          </table:table-cell>
          <table:table-cell table:formula="of:=[$shares.C164]" office:value-type="float" office:value="0">
            <text:p>0</text:p>
          </table:table-cell>
          <table:table-cell table:formula="of:=[$shares.D164]" office:value-type="float" office:value="0">
            <text:p>0</text:p>
          </table:table-cell>
          <table:table-cell table:formula="of:=[$shares.E164]" office:value-type="float" office:value="0">
            <text:p>0</text:p>
          </table:table-cell>
          <table:table-cell table:formula="of:=[.B164]*[.F164]+[.C164]*[.G164]+[.D164]*[.H164]+[.E164]*[.I164]" office:value-type="float" office:value="457728">
            <text:p><text:s/>$457,728.00 </text:p>
          </table:table-cell>
          <table:table-cell table:number-columns-repeated="1014"/>
        </table:table-row>
        <table:table-row table:style-name="ro1">
          <table:table-cell office:value-type="date" office:date-value="2011-09-01">
            <text:p>9/1/2011</text:p>
          </table:table-cell>
          <table:table-cell table:formula="of:=[$prices.B165]" office:value-type="float" office:value="377.68">
            <text:p>377.68</text:p>
          </table:table-cell>
          <table:table-cell table:formula="of:=[$prices.C165]" office:value-type="float" office:value="532.5">
            <text:p>532.5</text:p>
          </table:table-cell>
          <table:table-cell table:formula="of:=[$prices.D165]" office:value-type="float" office:value="166.84">
            <text:p>166.84</text:p>
          </table:table-cell>
          <table:table-cell table:formula="of:=[$prices.E165]" office:value-type="float" office:value="71.25">
            <text:p>71.25</text:p>
          </table:table-cell>
          <table:table-cell table:formula="of:=[$shares.B165]" office:value-type="float" office:value="1200">
            <text:p>1200</text:p>
          </table:table-cell>
          <table:table-cell table:formula="of:=[$shares.C165]" office:value-type="float" office:value="0">
            <text:p>0</text:p>
          </table:table-cell>
          <table:table-cell table:formula="of:=[$shares.D165]" office:value-type="float" office:value="0">
            <text:p>0</text:p>
          </table:table-cell>
          <table:table-cell table:formula="of:=[$shares.E165]" office:value-type="float" office:value="0">
            <text:p>0</text:p>
          </table:table-cell>
          <table:table-cell table:formula="of:=[.B165]*[.F165]+[.C165]*[.G165]+[.D165]*[.H165]+[.E165]*[.I165]" office:value-type="float" office:value="453216">
            <text:p><text:s/>$453,216.00 </text:p>
          </table:table-cell>
          <table:table-cell table:number-columns-repeated="1014"/>
        </table:table-row>
        <table:table-row table:style-name="ro1">
          <table:table-cell office:value-type="date" office:date-value="2011-09-02">
            <text:p>9/2/2011</text:p>
          </table:table-cell>
          <table:table-cell table:formula="of:=[$prices.B166]" office:value-type="float" office:value="370.76">
            <text:p>370.76</text:p>
          </table:table-cell>
          <table:table-cell table:formula="of:=[$prices.C166]" office:value-type="float" office:value="524.84">
            <text:p>524.84</text:p>
          </table:table-cell>
          <table:table-cell table:formula="of:=[$prices.D166]" office:value-type="float" office:value="163.56">
            <text:p>163.56</text:p>
          </table:table-cell>
          <table:table-cell table:formula="of:=[$prices.E166]" office:value-type="float" office:value="69.94">
            <text:p>69.94</text:p>
          </table:table-cell>
          <table:table-cell table:formula="of:=[$shares.B166]" office:value-type="float" office:value="1200">
            <text:p>1200</text:p>
          </table:table-cell>
          <table:table-cell table:formula="of:=[$shares.C166]" office:value-type="float" office:value="0">
            <text:p>0</text:p>
          </table:table-cell>
          <table:table-cell table:formula="of:=[$shares.D166]" office:value-type="float" office:value="0">
            <text:p>0</text:p>
          </table:table-cell>
          <table:table-cell table:formula="of:=[$shares.E166]" office:value-type="float" office:value="0">
            <text:p>0</text:p>
          </table:table-cell>
          <table:table-cell table:formula="of:=[.B166]*[.F166]+[.C166]*[.G166]+[.D166]*[.H166]+[.E166]*[.I166]" office:value-type="float" office:value="444912">
            <text:p><text:s/>$444,912.00 </text:p>
          </table:table-cell>
          <table:table-cell table:number-columns-repeated="1014"/>
        </table:table-row>
        <table:table-row table:style-name="ro1">
          <table:table-cell office:value-type="date" office:date-value="2011-09-06">
            <text:p>9/6/2011</text:p>
          </table:table-cell>
          <table:table-cell table:formula="of:=[$prices.B167]" office:value-type="float" office:value="376.4">
            <text:p>376.4</text:p>
          </table:table-cell>
          <table:table-cell table:formula="of:=[$prices.C167]" office:value-type="float" office:value="522.18">
            <text:p>522.18</text:p>
          </table:table-cell>
          <table:table-cell table:formula="of:=[$prices.D167]" office:value-type="float" office:value="161.73">
            <text:p>161.73</text:p>
          </table:table-cell>
          <table:table-cell table:formula="of:=[$prices.E167]" office:value-type="float" office:value="68.98">
            <text:p>68.98</text:p>
          </table:table-cell>
          <table:table-cell table:formula="of:=[$shares.B167]" office:value-type="float" office:value="1200">
            <text:p>1200</text:p>
          </table:table-cell>
          <table:table-cell table:formula="of:=[$shares.C167]" office:value-type="float" office:value="0">
            <text:p>0</text:p>
          </table:table-cell>
          <table:table-cell table:formula="of:=[$shares.D167]" office:value-type="float" office:value="0">
            <text:p>0</text:p>
          </table:table-cell>
          <table:table-cell table:formula="of:=[$shares.E167]" office:value-type="float" office:value="0">
            <text:p>0</text:p>
          </table:table-cell>
          <table:table-cell table:formula="of:=[.B167]*[.F167]+[.C167]*[.G167]+[.D167]*[.H167]+[.E167]*[.I167]" office:value-type="float" office:value="451680">
            <text:p><text:s/>$451,680.00 </text:p>
          </table:table-cell>
          <table:table-cell table:number-columns-repeated="1014"/>
        </table:table-row>
        <table:table-row table:style-name="ro1">
          <table:table-cell office:value-type="date" office:date-value="2011-09-07">
            <text:p>9/7/2011</text:p>
          </table:table-cell>
          <table:table-cell table:formula="of:=[$prices.B168]" office:value-type="float" office:value="380.55">
            <text:p>380.55</text:p>
          </table:table-cell>
          <table:table-cell table:formula="of:=[$prices.C168]" office:value-type="float" office:value="534.03">
            <text:p>534.03</text:p>
          </table:table-cell>
          <table:table-cell table:formula="of:=[$prices.D168]" office:value-type="float" office:value="163.88">
            <text:p>163.88</text:p>
          </table:table-cell>
          <table:table-cell table:formula="of:=[$prices.E168]" office:value-type="float" office:value="71.4">
            <text:p>71.4</text:p>
          </table:table-cell>
          <table:table-cell table:formula="of:=[$shares.B168]" office:value-type="float" office:value="1200">
            <text:p>1200</text:p>
          </table:table-cell>
          <table:table-cell table:formula="of:=[$shares.C168]" office:value-type="float" office:value="0">
            <text:p>0</text:p>
          </table:table-cell>
          <table:table-cell table:formula="of:=[$shares.D168]" office:value-type="float" office:value="0">
            <text:p>0</text:p>
          </table:table-cell>
          <table:table-cell table:formula="of:=[$shares.E168]" office:value-type="float" office:value="0">
            <text:p>0</text:p>
          </table:table-cell>
          <table:table-cell table:formula="of:=[.B168]*[.F168]+[.C168]*[.G168]+[.D168]*[.H168]+[.E168]*[.I168]" office:value-type="float" office:value="456660">
            <text:p><text:s/>$456,660.00 </text:p>
          </table:table-cell>
          <table:table-cell table:number-columns-repeated="1014"/>
        </table:table-row>
        <table:table-row table:style-name="ro1">
          <table:table-cell office:value-type="date" office:date-value="2011-09-08">
            <text:p>9/8/2011</text:p>
          </table:table-cell>
          <table:table-cell table:formula="of:=[$prices.B169]" office:value-type="float" office:value="380.76">
            <text:p>380.76</text:p>
          </table:table-cell>
          <table:table-cell table:formula="of:=[$prices.C169]" office:value-type="float" office:value="534.96">
            <text:p>534.96</text:p>
          </table:table-cell>
          <table:table-cell table:formula="of:=[$prices.D169]" office:value-type="float" office:value="161.86">
            <text:p>161.86</text:p>
          </table:table-cell>
          <table:table-cell table:formula="of:=[$prices.E169]" office:value-type="float" office:value="70.6">
            <text:p>70.6</text:p>
          </table:table-cell>
          <table:table-cell table:formula="of:=[$shares.B169]" office:value-type="float" office:value="1200">
            <text:p>1200</text:p>
          </table:table-cell>
          <table:table-cell table:formula="of:=[$shares.C169]" office:value-type="float" office:value="0">
            <text:p>0</text:p>
          </table:table-cell>
          <table:table-cell table:formula="of:=[$shares.D169]" office:value-type="float" office:value="0">
            <text:p>0</text:p>
          </table:table-cell>
          <table:table-cell table:formula="of:=[$shares.E169]" office:value-type="float" office:value="0">
            <text:p>0</text:p>
          </table:table-cell>
          <table:table-cell table:formula="of:=[.B169]*[.F169]+[.C169]*[.G169]+[.D169]*[.H169]+[.E169]*[.I169]" office:value-type="float" office:value="456912">
            <text:p><text:s/>$456,912.00 </text:p>
          </table:table-cell>
          <table:table-cell table:number-columns-repeated="1014"/>
        </table:table-row>
        <table:table-row table:style-name="ro1">
          <table:table-cell office:value-type="date" office:date-value="2011-09-09">
            <text:p>9/9/2011</text:p>
          </table:table-cell>
          <table:table-cell table:formula="of:=[$prices.B170]" office:value-type="float" office:value="374.16">
            <text:p>374.16</text:p>
          </table:table-cell>
          <table:table-cell table:formula="of:=[$prices.C170]" office:value-type="float" office:value="524.85">
            <text:p>524.85</text:p>
          </table:table-cell>
          <table:table-cell table:formula="of:=[$prices.D170]" office:value-type="float" office:value="158.06">
            <text:p>158.06</text:p>
          </table:table-cell>
          <table:table-cell table:formula="of:=[$prices.E170]" office:value-type="float" office:value="68.84">
            <text:p>68.84</text:p>
          </table:table-cell>
          <table:table-cell table:formula="of:=[$shares.B170]" office:value-type="float" office:value="1200">
            <text:p>1200</text:p>
          </table:table-cell>
          <table:table-cell table:formula="of:=[$shares.C170]" office:value-type="float" office:value="0">
            <text:p>0</text:p>
          </table:table-cell>
          <table:table-cell table:formula="of:=[$shares.D170]" office:value-type="float" office:value="0">
            <text:p>0</text:p>
          </table:table-cell>
          <table:table-cell table:formula="of:=[$shares.E170]" office:value-type="float" office:value="0">
            <text:p>0</text:p>
          </table:table-cell>
          <table:table-cell table:formula="of:=[.B170]*[.F170]+[.C170]*[.G170]+[.D170]*[.H170]+[.E170]*[.I170]" office:value-type="float" office:value="448992">
            <text:p><text:s/>$448,992.00 </text:p>
          </table:table-cell>
          <table:table-cell table:number-columns-repeated="1014"/>
        </table:table-row>
        <table:table-row table:style-name="ro1">
          <table:table-cell office:value-type="date" office:date-value="2011-09-12">
            <text:p>9/12/2011</text:p>
          </table:table-cell>
          <table:table-cell table:formula="of:=[$prices.B171]" office:value-type="float" office:value="376.6">
            <text:p>376.6</text:p>
          </table:table-cell>
          <table:table-cell table:formula="of:=[$prices.C171]" office:value-type="float" office:value="530.12">
            <text:p>530.12</text:p>
          </table:table-cell>
          <table:table-cell table:formula="of:=[$prices.D171]" office:value-type="float" office:value="159.09">
            <text:p>159.09</text:p>
          </table:table-cell>
          <table:table-cell table:formula="of:=[$prices.E171]" office:value-type="float" office:value="69.65">
            <text:p>69.65</text:p>
          </table:table-cell>
          <table:table-cell table:formula="of:=[$shares.B171]" office:value-type="float" office:value="1200">
            <text:p>1200</text:p>
          </table:table-cell>
          <table:table-cell table:formula="of:=[$shares.C171]" office:value-type="float" office:value="0">
            <text:p>0</text:p>
          </table:table-cell>
          <table:table-cell table:formula="of:=[$shares.D171]" office:value-type="float" office:value="0">
            <text:p>0</text:p>
          </table:table-cell>
          <table:table-cell table:formula="of:=[$shares.E171]" office:value-type="float" office:value="0">
            <text:p>0</text:p>
          </table:table-cell>
          <table:table-cell table:formula="of:=[.B171]*[.F171]+[.C171]*[.G171]+[.D171]*[.H171]+[.E171]*[.I171]" office:value-type="float" office:value="451920">
            <text:p><text:s/>$451,920.00 </text:p>
          </table:table-cell>
          <table:table-cell table:number-columns-repeated="1014"/>
        </table:table-row>
        <table:table-row table:style-name="ro1">
          <table:table-cell office:value-type="date" office:date-value="2011-09-13">
            <text:p>9/13/2011</text:p>
          </table:table-cell>
          <table:table-cell table:formula="of:=[$prices.B172]" office:value-type="float" office:value="381.23">
            <text:p>381.23</text:p>
          </table:table-cell>
          <table:table-cell table:formula="of:=[$prices.C172]" office:value-type="float" office:value="529.52">
            <text:p>529.52</text:p>
          </table:table-cell>
          <table:table-cell table:formula="of:=[$prices.D172]" office:value-type="float" office:value="160.08">
            <text:p>160.08</text:p>
          </table:table-cell>
          <table:table-cell table:formula="of:=[$prices.E172]" office:value-type="float" office:value="69.46">
            <text:p>69.46</text:p>
          </table:table-cell>
          <table:table-cell table:formula="of:=[$shares.B172]" office:value-type="float" office:value="1200">
            <text:p>1200</text:p>
          </table:table-cell>
          <table:table-cell table:formula="of:=[$shares.C172]" office:value-type="float" office:value="0">
            <text:p>0</text:p>
          </table:table-cell>
          <table:table-cell table:formula="of:=[$shares.D172]" office:value-type="float" office:value="0">
            <text:p>0</text:p>
          </table:table-cell>
          <table:table-cell table:formula="of:=[$shares.E172]" office:value-type="float" office:value="0">
            <text:p>0</text:p>
          </table:table-cell>
          <table:table-cell table:formula="of:=[.B172]*[.F172]+[.C172]*[.G172]+[.D172]*[.H172]+[.E172]*[.I172]" office:value-type="float" office:value="457476">
            <text:p><text:s/>$457,476.00 </text:p>
          </table:table-cell>
          <table:table-cell table:number-columns-repeated="1014"/>
        </table:table-row>
        <table:table-row table:style-name="ro1">
          <table:table-cell office:value-type="date" office:date-value="2011-09-14">
            <text:p>9/14/2011</text:p>
          </table:table-cell>
          <table:table-cell table:formula="of:=[$prices.B173]" office:value-type="float" office:value="385.87">
            <text:p>385.87</text:p>
          </table:table-cell>
          <table:table-cell table:formula="of:=[$prices.C173]" office:value-type="float" office:value="532.07">
            <text:p>532.07</text:p>
          </table:table-cell>
          <table:table-cell table:formula="of:=[$prices.D173]" office:value-type="float" office:value="163.81">
            <text:p>163.81</text:p>
          </table:table-cell>
          <table:table-cell table:formula="of:=[$prices.E173]" office:value-type="float" office:value="70.42">
            <text:p>70.42</text:p>
          </table:table-cell>
          <table:table-cell table:formula="of:=[$shares.B173]" office:value-type="float" office:value="1200">
            <text:p>1200</text:p>
          </table:table-cell>
          <table:table-cell table:formula="of:=[$shares.C173]" office:value-type="float" office:value="0">
            <text:p>0</text:p>
          </table:table-cell>
          <table:table-cell table:formula="of:=[$shares.D173]" office:value-type="float" office:value="0">
            <text:p>0</text:p>
          </table:table-cell>
          <table:table-cell table:formula="of:=[$shares.E173]" office:value-type="float" office:value="0">
            <text:p>0</text:p>
          </table:table-cell>
          <table:table-cell table:formula="of:=[.B173]*[.F173]+[.C173]*[.G173]+[.D173]*[.H173]+[.E173]*[.I173]" office:value-type="float" office:value="463044">
            <text:p><text:s/>$463,044.00 </text:p>
          </table:table-cell>
          <table:table-cell table:number-columns-repeated="1014"/>
        </table:table-row>
        <table:table-row table:style-name="ro1">
          <table:table-cell office:value-type="date" office:date-value="2011-09-15">
            <text:p>9/15/2011</text:p>
          </table:table-cell>
          <table:table-cell table:formula="of:=[$prices.B174]" office:value-type="float" office:value="389.5">
            <text:p>389.5</text:p>
          </table:table-cell>
          <table:table-cell table:formula="of:=[$prices.C174]" office:value-type="float" office:value="542.56">
            <text:p>542.56</text:p>
          </table:table-cell>
          <table:table-cell table:formula="of:=[$prices.D174]" office:value-type="float" office:value="166.6">
            <text:p>166.6</text:p>
          </table:table-cell>
          <table:table-cell table:formula="of:=[$prices.E174]" office:value-type="float" office:value="71.75">
            <text:p>71.75</text:p>
          </table:table-cell>
          <table:table-cell table:formula="of:=[$shares.B174]" office:value-type="float" office:value="1200">
            <text:p>1200</text:p>
          </table:table-cell>
          <table:table-cell table:formula="of:=[$shares.C174]" office:value-type="float" office:value="0">
            <text:p>0</text:p>
          </table:table-cell>
          <table:table-cell table:formula="of:=[$shares.D174]" office:value-type="float" office:value="0">
            <text:p>0</text:p>
          </table:table-cell>
          <table:table-cell table:formula="of:=[$shares.E174]" office:value-type="float" office:value="0">
            <text:p>0</text:p>
          </table:table-cell>
          <table:table-cell table:formula="of:=[.B174]*[.F174]+[.C174]*[.G174]+[.D174]*[.H174]+[.E174]*[.I174]" office:value-type="float" office:value="467400">
            <text:p><text:s/>$467,400.00 </text:p>
          </table:table-cell>
          <table:table-cell table:number-columns-repeated="1014"/>
        </table:table-row>
        <table:table-row table:style-name="ro1">
          <table:table-cell office:value-type="date" office:date-value="2011-09-16">
            <text:p>9/16/2011</text:p>
          </table:table-cell>
          <table:table-cell table:formula="of:=[$prices.B175]" office:value-type="float" office:value="396.97">
            <text:p>396.97</text:p>
          </table:table-cell>
          <table:table-cell table:formula="of:=[$prices.C175]" office:value-type="float" office:value="546.68">
            <text:p>546.68</text:p>
          </table:table-cell>
          <table:table-cell table:formula="of:=[$prices.D175]" office:value-type="float" office:value="169.44">
            <text:p>169.44</text:p>
          </table:table-cell>
          <table:table-cell table:formula="of:=[$prices.E175]" office:value-type="float" office:value="72.28">
            <text:p>72.28</text:p>
          </table:table-cell>
          <table:table-cell table:formula="of:=[$shares.B175]" office:value-type="float" office:value="1200">
            <text:p>1200</text:p>
          </table:table-cell>
          <table:table-cell table:formula="of:=[$shares.C175]" office:value-type="float" office:value="0">
            <text:p>0</text:p>
          </table:table-cell>
          <table:table-cell table:formula="of:=[$shares.D175]" office:value-type="float" office:value="0">
            <text:p>0</text:p>
          </table:table-cell>
          <table:table-cell table:formula="of:=[$shares.E175]" office:value-type="float" office:value="0">
            <text:p>0</text:p>
          </table:table-cell>
          <table:table-cell table:formula="of:=[.B175]*[.F175]+[.C175]*[.G175]+[.D175]*[.H175]+[.E175]*[.I175]" office:value-type="float" office:value="476364">
            <text:p><text:s/>$476,364.00 </text:p>
          </table:table-cell>
          <table:table-cell table:number-columns-repeated="1014"/>
        </table:table-row>
        <table:table-row table:style-name="ro1">
          <table:table-cell office:value-type="date" office:date-value="2011-09-19">
            <text:p>9/19/2011</text:p>
          </table:table-cell>
          <table:table-cell table:formula="of:=[$prices.B176]" office:value-type="float" office:value="408.01">
            <text:p>408.01</text:p>
          </table:table-cell>
          <table:table-cell table:formula="of:=[$prices.C176]" office:value-type="float" office:value="546.67">
            <text:p>546.67</text:p>
          </table:table-cell>
          <table:table-cell table:formula="of:=[$prices.D176]" office:value-type="float" office:value="169.58">
            <text:p>169.58</text:p>
          </table:table-cell>
          <table:table-cell table:formula="of:=[$prices.E176]" office:value-type="float" office:value="71.45">
            <text:p>71.45</text:p>
          </table:table-cell>
          <table:table-cell table:formula="of:=[$shares.B176]" office:value-type="float" office:value="1200">
            <text:p>1200</text:p>
          </table:table-cell>
          <table:table-cell table:formula="of:=[$shares.C176]" office:value-type="float" office:value="0">
            <text:p>0</text:p>
          </table:table-cell>
          <table:table-cell table:formula="of:=[$shares.D176]" office:value-type="float" office:value="0">
            <text:p>0</text:p>
          </table:table-cell>
          <table:table-cell table:formula="of:=[$shares.E176]" office:value-type="float" office:value="0">
            <text:p>0</text:p>
          </table:table-cell>
          <table:table-cell table:formula="of:=[.B176]*[.F176]+[.C176]*[.G176]+[.D176]*[.H176]+[.E176]*[.I176]" office:value-type="float" office:value="489612">
            <text:p><text:s/>$489,612.00 </text:p>
          </table:table-cell>
          <table:table-cell table:number-columns-repeated="1014"/>
        </table:table-row>
        <table:table-row table:style-name="ro1">
          <table:table-cell office:value-type="date" office:date-value="2011-09-20">
            <text:p>9/20/2011</text:p>
          </table:table-cell>
          <table:table-cell table:formula="of:=[$prices.B177]" office:value-type="float" office:value="409.81">
            <text:p>409.81</text:p>
          </table:table-cell>
          <table:table-cell table:formula="of:=[$prices.C177]" office:value-type="float" office:value="546.63">
            <text:p>546.63</text:p>
          </table:table-cell>
          <table:table-cell table:formula="of:=[$prices.D177]" office:value-type="float" office:value="171.14">
            <text:p>171.14</text:p>
          </table:table-cell>
          <table:table-cell table:formula="of:=[$prices.E177]" office:value-type="float" office:value="71.75">
            <text:p>71.75</text:p>
          </table:table-cell>
          <table:table-cell table:formula="of:=[$shares.B177]" office:value-type="float" office:value="1200">
            <text:p>1200</text:p>
          </table:table-cell>
          <table:table-cell table:formula="of:=[$shares.C177]" office:value-type="float" office:value="0">
            <text:p>0</text:p>
          </table:table-cell>
          <table:table-cell table:formula="of:=[$shares.D177]" office:value-type="float" office:value="0">
            <text:p>0</text:p>
          </table:table-cell>
          <table:table-cell table:formula="of:=[$shares.E177]" office:value-type="float" office:value="0">
            <text:p>0</text:p>
          </table:table-cell>
          <table:table-cell table:formula="of:=[.B177]*[.F177]+[.C177]*[.G177]+[.D177]*[.H177]+[.E177]*[.I177]" office:value-type="float" office:value="491772">
            <text:p><text:s/>$491,772.00 </text:p>
          </table:table-cell>
          <table:table-cell table:number-columns-repeated="1014"/>
        </table:table-row>
        <table:table-row table:style-name="ro1">
          <table:table-cell office:value-type="date" office:date-value="2011-09-21">
            <text:p>9/21/2011</text:p>
          </table:table-cell>
          <table:table-cell table:formula="of:=[$prices.B178]" office:value-type="float" office:value="408.51">
            <text:p>408.51</text:p>
          </table:table-cell>
          <table:table-cell table:formula="of:=[$prices.C178]" office:value-type="float" office:value="539.2">
            <text:p>539.2</text:p>
          </table:table-cell>
          <table:table-cell table:formula="of:=[$prices.D178]" office:value-type="float" office:value="169.47">
            <text:p>169.47</text:p>
          </table:table-cell>
          <table:table-cell table:formula="of:=[$prices.E178]" office:value-type="float" office:value="69.77">
            <text:p>69.77</text:p>
          </table:table-cell>
          <table:table-cell table:formula="of:=[$shares.B178]" office:value-type="float" office:value="1200">
            <text:p>1200</text:p>
          </table:table-cell>
          <table:table-cell table:formula="of:=[$shares.C178]" office:value-type="float" office:value="0">
            <text:p>0</text:p>
          </table:table-cell>
          <table:table-cell table:formula="of:=[$shares.D178]" office:value-type="float" office:value="0">
            <text:p>0</text:p>
          </table:table-cell>
          <table:table-cell table:formula="of:=[$shares.E178]" office:value-type="float" office:value="0">
            <text:p>0</text:p>
          </table:table-cell>
          <table:table-cell table:formula="of:=[.B178]*[.F178]+[.C178]*[.G178]+[.D178]*[.H178]+[.E178]*[.I178]" office:value-type="float" office:value="490212">
            <text:p><text:s/>$490,212.00 </text:p>
          </table:table-cell>
          <table:table-cell table:number-columns-repeated="1014"/>
        </table:table-row>
        <table:table-row table:style-name="ro1">
          <table:table-cell office:value-type="date" office:date-value="2011-09-22">
            <text:p>9/22/2011</text:p>
          </table:table-cell>
          <table:table-cell table:formula="of:=[$prices.B179]" office:value-type="float" office:value="398.28">
            <text:p>398.28</text:p>
          </table:table-cell>
          <table:table-cell table:formula="of:=[$prices.C179]" office:value-type="float" office:value="520.66">
            <text:p>520.66</text:p>
          </table:table-cell>
          <table:table-cell table:formula="of:=[$prices.D179]" office:value-type="float" office:value="165.16">
            <text:p>165.16</text:p>
          </table:table-cell>
          <table:table-cell table:formula="of:=[$prices.E179]" office:value-type="float" office:value="67.13">
            <text:p>67.13</text:p>
          </table:table-cell>
          <table:table-cell table:formula="of:=[$shares.B179]" office:value-type="float" office:value="1200">
            <text:p>1200</text:p>
          </table:table-cell>
          <table:table-cell table:formula="of:=[$shares.C179]" office:value-type="float" office:value="0">
            <text:p>0</text:p>
          </table:table-cell>
          <table:table-cell table:formula="of:=[$shares.D179]" office:value-type="float" office:value="0">
            <text:p>0</text:p>
          </table:table-cell>
          <table:table-cell table:formula="of:=[$shares.E179]" office:value-type="float" office:value="0">
            <text:p>0</text:p>
          </table:table-cell>
          <table:table-cell table:formula="of:=[.B179]*[.F179]+[.C179]*[.G179]+[.D179]*[.H179]+[.E179]*[.I179]" office:value-type="float" office:value="477936">
            <text:p><text:s/>$477,936.00 </text:p>
          </table:table-cell>
          <table:table-cell table:number-columns-repeated="1014"/>
        </table:table-row>
        <table:table-row table:style-name="ro1">
          <table:table-cell office:value-type="date" office:date-value="2011-09-23">
            <text:p>9/23/2011</text:p>
          </table:table-cell>
          <table:table-cell table:formula="of:=[$prices.B180]" office:value-type="float" office:value="400.74">
            <text:p>400.74</text:p>
          </table:table-cell>
          <table:table-cell table:formula="of:=[$prices.C180]" office:value-type="float" office:value="525.51">
            <text:p>525.51</text:p>
          </table:table-cell>
          <table:table-cell table:formula="of:=[$prices.D180]" office:value-type="float" office:value="165.87">
            <text:p>165.87</text:p>
          </table:table-cell>
          <table:table-cell table:formula="of:=[$prices.E180]" office:value-type="float" office:value="67.2">
            <text:p>67.2</text:p>
          </table:table-cell>
          <table:table-cell table:formula="of:=[$shares.B180]" office:value-type="float" office:value="1200">
            <text:p>1200</text:p>
          </table:table-cell>
          <table:table-cell table:formula="of:=[$shares.C180]" office:value-type="float" office:value="0">
            <text:p>0</text:p>
          </table:table-cell>
          <table:table-cell table:formula="of:=[$shares.D180]" office:value-type="float" office:value="0">
            <text:p>0</text:p>
          </table:table-cell>
          <table:table-cell table:formula="of:=[$shares.E180]" office:value-type="float" office:value="0">
            <text:p>0</text:p>
          </table:table-cell>
          <table:table-cell table:formula="of:=[.B180]*[.F180]+[.C180]*[.G180]+[.D180]*[.H180]+[.E180]*[.I180]" office:value-type="float" office:value="480888">
            <text:p><text:s/>$480,888.00 </text:p>
          </table:table-cell>
          <table:table-cell table:number-columns-repeated="1014"/>
        </table:table-row>
        <table:table-row table:style-name="ro1">
          <table:table-cell office:value-type="date" office:date-value="2011-09-26">
            <text:p>9/26/2011</text:p>
          </table:table-cell>
          <table:table-cell table:formula="of:=[$prices.B181]" office:value-type="float" office:value="399.62">
            <text:p>399.62</text:p>
          </table:table-cell>
          <table:table-cell table:formula="of:=[$prices.C181]" office:value-type="float" office:value="531.89">
            <text:p>531.89</text:p>
          </table:table-cell>
          <table:table-cell table:formula="of:=[$prices.D181]" office:value-type="float" office:value="170.93">
            <text:p>170.93</text:p>
          </table:table-cell>
          <table:table-cell table:formula="of:=[$prices.E181]" office:value-type="float" office:value="69.53">
            <text:p>69.53</text:p>
          </table:table-cell>
          <table:table-cell table:formula="of:=[$shares.B181]" office:value-type="float" office:value="1200">
            <text:p>1200</text:p>
          </table:table-cell>
          <table:table-cell table:formula="of:=[$shares.C181]" office:value-type="float" office:value="0">
            <text:p>0</text:p>
          </table:table-cell>
          <table:table-cell table:formula="of:=[$shares.D181]" office:value-type="float" office:value="0">
            <text:p>0</text:p>
          </table:table-cell>
          <table:table-cell table:formula="of:=[$shares.E181]" office:value-type="float" office:value="0">
            <text:p>0</text:p>
          </table:table-cell>
          <table:table-cell table:formula="of:=[.B181]*[.F181]+[.C181]*[.G181]+[.D181]*[.H181]+[.E181]*[.I181]" office:value-type="float" office:value="479544">
            <text:p><text:s/>$479,544.00 </text:p>
          </table:table-cell>
          <table:table-cell table:number-columns-repeated="1014"/>
        </table:table-row>
        <table:table-row table:style-name="ro1">
          <table:table-cell office:value-type="date" office:date-value="2011-09-27">
            <text:p>9/27/2011</text:p>
          </table:table-cell>
          <table:table-cell table:formula="of:=[$prices.B182]" office:value-type="float" office:value="395.75">
            <text:p>395.75</text:p>
          </table:table-cell>
          <table:table-cell table:formula="of:=[$prices.C182]" office:value-type="float" office:value="539.34">
            <text:p>539.34</text:p>
          </table:table-cell>
          <table:table-cell table:formula="of:=[$prices.D182]" office:value-type="float" office:value="174.07">
            <text:p>174.07</text:p>
          </table:table-cell>
          <table:table-cell table:formula="of:=[$prices.E182]" office:value-type="float" office:value="70.69">
            <text:p>70.69</text:p>
          </table:table-cell>
          <table:table-cell table:formula="of:=[$shares.B182]" office:value-type="float" office:value="1200">
            <text:p>1200</text:p>
          </table:table-cell>
          <table:table-cell table:formula="of:=[$shares.C182]" office:value-type="float" office:value="0">
            <text:p>0</text:p>
          </table:table-cell>
          <table:table-cell table:formula="of:=[$shares.D182]" office:value-type="float" office:value="0">
            <text:p>0</text:p>
          </table:table-cell>
          <table:table-cell table:formula="of:=[$shares.E182]" office:value-type="float" office:value="0">
            <text:p>0</text:p>
          </table:table-cell>
          <table:table-cell table:formula="of:=[.B182]*[.F182]+[.C182]*[.G182]+[.D182]*[.H182]+[.E182]*[.I182]" office:value-type="float" office:value="474900">
            <text:p><text:s/>$474,900.00 </text:p>
          </table:table-cell>
          <table:table-cell table:number-columns-repeated="1014"/>
        </table:table-row>
        <table:table-row table:style-name="ro1">
          <table:table-cell office:value-type="date" office:date-value="2011-09-28">
            <text:p>9/28/2011</text:p>
          </table:table-cell>
          <table:table-cell table:formula="of:=[$prices.B183]" office:value-type="float" office:value="393.52">
            <text:p>393.52</text:p>
          </table:table-cell>
          <table:table-cell table:formula="of:=[$prices.C183]" office:value-type="float" office:value="528.84">
            <text:p>528.84</text:p>
          </table:table-cell>
          <table:table-cell table:formula="of:=[$prices.D183]" office:value-type="float" office:value="173.91">
            <text:p>173.91</text:p>
          </table:table-cell>
          <table:table-cell table:formula="of:=[$prices.E183]" office:value-type="float" office:value="69.87">
            <text:p>69.87</text:p>
          </table:table-cell>
          <table:table-cell table:formula="of:=[$shares.B183]" office:value-type="float" office:value="1200">
            <text:p>1200</text:p>
          </table:table-cell>
          <table:table-cell table:formula="of:=[$shares.C183]" office:value-type="float" office:value="0">
            <text:p>0</text:p>
          </table:table-cell>
          <table:table-cell table:formula="of:=[$shares.D183]" office:value-type="float" office:value="0">
            <text:p>0</text:p>
          </table:table-cell>
          <table:table-cell table:formula="of:=[$shares.E183]" office:value-type="float" office:value="0">
            <text:p>0</text:p>
          </table:table-cell>
          <table:table-cell table:formula="of:=[.B183]*[.F183]+[.C183]*[.G183]+[.D183]*[.H183]+[.E183]*[.I183]" office:value-type="float" office:value="472224">
            <text:p><text:s/>$472,224.00 </text:p>
          </table:table-cell>
          <table:table-cell table:number-columns-repeated="1014"/>
        </table:table-row>
        <table:table-row table:style-name="ro1">
          <table:table-cell office:value-type="date" office:date-value="2011-09-29">
            <text:p>9/29/2011</text:p>
          </table:table-cell>
          <table:table-cell table:formula="of:=[$prices.B184]" office:value-type="float" office:value="387.13">
            <text:p>387.13</text:p>
          </table:table-cell>
          <table:table-cell table:formula="of:=[$prices.C184]" office:value-type="float" office:value="527.5">
            <text:p>527.5</text:p>
          </table:table-cell>
          <table:table-cell table:formula="of:=[$prices.D184]" office:value-type="float" office:value="175.5">
            <text:p>175.5</text:p>
          </table:table-cell>
          <table:table-cell table:formula="of:=[$prices.E184]" office:value-type="float" office:value="71.63">
            <text:p>71.63</text:p>
          </table:table-cell>
          <table:table-cell table:formula="of:=[$shares.B184]" office:value-type="float" office:value="1200">
            <text:p>1200</text:p>
          </table:table-cell>
          <table:table-cell table:formula="of:=[$shares.C184]" office:value-type="float" office:value="0">
            <text:p>0</text:p>
          </table:table-cell>
          <table:table-cell table:formula="of:=[$shares.D184]" office:value-type="float" office:value="0">
            <text:p>0</text:p>
          </table:table-cell>
          <table:table-cell table:formula="of:=[$shares.E184]" office:value-type="float" office:value="0">
            <text:p>0</text:p>
          </table:table-cell>
          <table:table-cell table:formula="of:=[.B184]*[.F184]+[.C184]*[.G184]+[.D184]*[.H184]+[.E184]*[.I184]" office:value-type="float" office:value="464556">
            <text:p><text:s/>$464,556.00 </text:p>
          </table:table-cell>
          <table:table-cell table:number-columns-repeated="1014"/>
        </table:table-row>
        <table:table-row table:style-name="ro1">
          <table:table-cell office:value-type="date" office:date-value="2011-09-30">
            <text:p>9/30/2011</text:p>
          </table:table-cell>
          <table:table-cell table:formula="of:=[$prices.B185]" office:value-type="float" office:value="377.96">
            <text:p>377.96</text:p>
          </table:table-cell>
          <table:table-cell table:formula="of:=[$prices.C185]" office:value-type="float" office:value="515.04">
            <text:p>515.04</text:p>
          </table:table-cell>
          <table:table-cell table:formula="of:=[$prices.D185]" office:value-type="float" office:value="171.29">
            <text:p>171.29</text:p>
          </table:table-cell>
          <table:table-cell table:formula="of:=[$prices.E185]" office:value-type="float" office:value="70.41">
            <text:p>70.41</text:p>
          </table:table-cell>
          <table:table-cell table:formula="of:=[$shares.B185]" office:value-type="float" office:value="1200">
            <text:p>1200</text:p>
          </table:table-cell>
          <table:table-cell table:formula="of:=[$shares.C185]" office:value-type="float" office:value="0">
            <text:p>0</text:p>
          </table:table-cell>
          <table:table-cell table:formula="of:=[$shares.D185]" office:value-type="float" office:value="0">
            <text:p>0</text:p>
          </table:table-cell>
          <table:table-cell table:formula="of:=[$shares.E185]" office:value-type="float" office:value="0">
            <text:p>0</text:p>
          </table:table-cell>
          <table:table-cell table:formula="of:=[.B185]*[.F185]+[.C185]*[.G185]+[.D185]*[.H185]+[.E185]*[.I185]" office:value-type="float" office:value="453552">
            <text:p><text:s/>$453,552.00 </text:p>
          </table:table-cell>
          <table:table-cell table:number-columns-repeated="1014"/>
        </table:table-row>
        <table:table-row table:style-name="ro1">
          <table:table-cell office:value-type="date" office:date-value="2011-10-03">
            <text:p>10/3/2011</text:p>
          </table:table-cell>
          <table:table-cell table:formula="of:=[$prices.B186]" office:value-type="float" office:value="371.3">
            <text:p>371.3</text:p>
          </table:table-cell>
          <table:table-cell table:formula="of:=[$prices.C186]" office:value-type="float" office:value="495.52">
            <text:p>495.52</text:p>
          </table:table-cell>
          <table:table-cell table:formula="of:=[$prices.D186]" office:value-type="float" office:value="169.74">
            <text:p>169.74</text:p>
          </table:table-cell>
          <table:table-cell table:formula="of:=[$prices.E186]" office:value-type="float" office:value="68.98">
            <text:p>68.98</text:p>
          </table:table-cell>
          <table:table-cell table:formula="of:=[$shares.B186]" office:value-type="float" office:value="1200">
            <text:p>1200</text:p>
          </table:table-cell>
          <table:table-cell table:formula="of:=[$shares.C186]" office:value-type="float" office:value="0">
            <text:p>0</text:p>
          </table:table-cell>
          <table:table-cell table:formula="of:=[$shares.D186]" office:value-type="float" office:value="0">
            <text:p>0</text:p>
          </table:table-cell>
          <table:table-cell table:formula="of:=[$shares.E186]" office:value-type="float" office:value="0">
            <text:p>0</text:p>
          </table:table-cell>
          <table:table-cell table:formula="of:=[.B186]*[.F186]+[.C186]*[.G186]+[.D186]*[.H186]+[.E186]*[.I186]" office:value-type="float" office:value="445560">
            <text:p><text:s/>$445,560.00 </text:p>
          </table:table-cell>
          <table:table-cell table:number-columns-repeated="1014"/>
        </table:table-row>
        <table:table-row table:style-name="ro1">
          <table:table-cell office:value-type="date" office:date-value="2011-10-04">
            <text:p>10/4/2011</text:p>
          </table:table-cell>
          <table:table-cell table:formula="of:=[$prices.B187]" office:value-type="float" office:value="369.22">
            <text:p>369.22</text:p>
          </table:table-cell>
          <table:table-cell table:formula="of:=[$prices.C187]" office:value-type="float" office:value="501.9">
            <text:p>501.9</text:p>
          </table:table-cell>
          <table:table-cell table:formula="of:=[$prices.D187]" office:value-type="float" office:value="171.16">
            <text:p>171.16</text:p>
          </table:table-cell>
          <table:table-cell table:formula="of:=[$prices.E187]" office:value-type="float" office:value="70.61">
            <text:p>70.61</text:p>
          </table:table-cell>
          <table:table-cell table:formula="of:=[$shares.B187]" office:value-type="float" office:value="1200">
            <text:p>1200</text:p>
          </table:table-cell>
          <table:table-cell table:formula="of:=[$shares.C187]" office:value-type="float" office:value="0">
            <text:p>0</text:p>
          </table:table-cell>
          <table:table-cell table:formula="of:=[$shares.D187]" office:value-type="float" office:value="0">
            <text:p>0</text:p>
          </table:table-cell>
          <table:table-cell table:formula="of:=[$shares.E187]" office:value-type="float" office:value="0">
            <text:p>0</text:p>
          </table:table-cell>
          <table:table-cell table:formula="of:=[.B187]*[.F187]+[.C187]*[.G187]+[.D187]*[.H187]+[.E187]*[.I187]" office:value-type="float" office:value="443064">
            <text:p><text:s/>$443,064.00 </text:p>
          </table:table-cell>
          <table:table-cell table:number-columns-repeated="1014"/>
        </table:table-row>
        <table:table-row table:style-name="ro1">
          <table:table-cell office:value-type="date" office:date-value="2011-10-05">
            <text:p>10/5/2011</text:p>
          </table:table-cell>
          <table:table-cell table:formula="of:=[$prices.B188]" office:value-type="float" office:value="374.92">
            <text:p>374.92</text:p>
          </table:table-cell>
          <table:table-cell table:formula="of:=[$prices.C188]" office:value-type="float" office:value="504.7">
            <text:p>504.7</text:p>
          </table:table-cell>
          <table:table-cell table:formula="of:=[$prices.D188]" office:value-type="float" office:value="173.23">
            <text:p>173.23</text:p>
          </table:table-cell>
          <table:table-cell table:formula="of:=[$prices.E188]" office:value-type="float" office:value="71.69">
            <text:p>71.69</text:p>
          </table:table-cell>
          <table:table-cell table:formula="of:=[$shares.B188]" office:value-type="float" office:value="1200">
            <text:p>1200</text:p>
          </table:table-cell>
          <table:table-cell table:formula="of:=[$shares.C188]" office:value-type="float" office:value="0">
            <text:p>0</text:p>
          </table:table-cell>
          <table:table-cell table:formula="of:=[$shares.D188]" office:value-type="float" office:value="0">
            <text:p>0</text:p>
          </table:table-cell>
          <table:table-cell table:formula="of:=[$shares.E188]" office:value-type="float" office:value="0">
            <text:p>0</text:p>
          </table:table-cell>
          <table:table-cell table:formula="of:=[.B188]*[.F188]+[.C188]*[.G188]+[.D188]*[.H188]+[.E188]*[.I188]" office:value-type="float" office:value="449904">
            <text:p><text:s/>$449,904.00 </text:p>
          </table:table-cell>
          <table:table-cell table:number-columns-repeated="1014"/>
        </table:table-row>
        <table:table-row table:style-name="ro1">
          <table:table-cell office:value-type="date" office:date-value="2011-10-06">
            <text:p>10/6/2011</text:p>
          </table:table-cell>
          <table:table-cell table:formula="of:=[$prices.B189]" office:value-type="float" office:value="374.05">
            <text:p>374.05</text:p>
          </table:table-cell>
          <table:table-cell table:formula="of:=[$prices.C189]" office:value-type="float" office:value="514.71">
            <text:p>514.71</text:p>
          </table:table-cell>
          <table:table-cell table:formula="of:=[$prices.D189]" office:value-type="float" office:value="177.97">
            <text:p>177.97</text:p>
          </table:table-cell>
          <table:table-cell table:formula="of:=[$prices.E189]" office:value-type="float" office:value="71.64">
            <text:p>71.64</text:p>
          </table:table-cell>
          <table:table-cell table:formula="of:=[$shares.B189]" office:value-type="float" office:value="1200">
            <text:p>1200</text:p>
          </table:table-cell>
          <table:table-cell table:formula="of:=[$shares.C189]" office:value-type="float" office:value="0">
            <text:p>0</text:p>
          </table:table-cell>
          <table:table-cell table:formula="of:=[$shares.D189]" office:value-type="float" office:value="0">
            <text:p>0</text:p>
          </table:table-cell>
          <table:table-cell table:formula="of:=[$shares.E189]" office:value-type="float" office:value="0">
            <text:p>0</text:p>
          </table:table-cell>
          <table:table-cell table:formula="of:=[.B189]*[.F189]+[.C189]*[.G189]+[.D189]*[.H189]+[.E189]*[.I189]" office:value-type="float" office:value="448860">
            <text:p><text:s/>$448,860.00 </text:p>
          </table:table-cell>
          <table:table-cell table:number-columns-repeated="1014"/>
        </table:table-row>
        <table:table-row table:style-name="ro1">
          <table:table-cell office:value-type="date" office:date-value="2011-10-07">
            <text:p>10/7/2011</text:p>
          </table:table-cell>
          <table:table-cell table:formula="of:=[$prices.B190]" office:value-type="float" office:value="366.54">
            <text:p>366.54</text:p>
          </table:table-cell>
          <table:table-cell table:formula="of:=[$prices.C190]" office:value-type="float" office:value="515.12">
            <text:p>515.12</text:p>
          </table:table-cell>
          <table:table-cell table:formula="of:=[$prices.D190]" office:value-type="float" office:value="178.65">
            <text:p>178.65</text:p>
          </table:table-cell>
          <table:table-cell table:formula="of:=[$prices.E190]" office:value-type="float" office:value="71.32">
            <text:p>71.32</text:p>
          </table:table-cell>
          <table:table-cell table:formula="of:=[$shares.B190]" office:value-type="float" office:value="1200">
            <text:p>1200</text:p>
          </table:table-cell>
          <table:table-cell table:formula="of:=[$shares.C190]" office:value-type="float" office:value="0">
            <text:p>0</text:p>
          </table:table-cell>
          <table:table-cell table:formula="of:=[$shares.D190]" office:value-type="float" office:value="0">
            <text:p>0</text:p>
          </table:table-cell>
          <table:table-cell table:formula="of:=[$shares.E190]" office:value-type="float" office:value="0">
            <text:p>0</text:p>
          </table:table-cell>
          <table:table-cell table:formula="of:=[.B190]*[.F190]+[.C190]*[.G190]+[.D190]*[.H190]+[.E190]*[.I190]" office:value-type="float" office:value="439848">
            <text:p><text:s/>$439,848.00 </text:p>
          </table:table-cell>
          <table:table-cell table:number-columns-repeated="1014"/>
        </table:table-row>
        <table:table-row table:style-name="ro1">
          <table:table-cell office:value-type="date" office:date-value="2011-10-10">
            <text:p>10/10/2011</text:p>
          </table:table-cell>
          <table:table-cell table:formula="of:=[$prices.B191]" office:value-type="float" office:value="385.39">
            <text:p>385.39</text:p>
          </table:table-cell>
          <table:table-cell table:formula="of:=[$prices.C191]" office:value-type="float" office:value="537.17">
            <text:p>537.17</text:p>
          </table:table-cell>
          <table:table-cell table:formula="of:=[$prices.D191]" office:value-type="float" office:value="182.8">
            <text:p>182.8</text:p>
          </table:table-cell>
          <table:table-cell table:formula="of:=[$prices.E191]" office:value-type="float" office:value="73.95">
            <text:p>73.95</text:p>
          </table:table-cell>
          <table:table-cell table:formula="of:=[$shares.B191]" office:value-type="float" office:value="1200">
            <text:p>1200</text:p>
          </table:table-cell>
          <table:table-cell table:formula="of:=[$shares.C191]" office:value-type="float" office:value="0">
            <text:p>0</text:p>
          </table:table-cell>
          <table:table-cell table:formula="of:=[$shares.D191]" office:value-type="float" office:value="0">
            <text:p>0</text:p>
          </table:table-cell>
          <table:table-cell table:formula="of:=[$shares.E191]" office:value-type="float" office:value="0">
            <text:p>0</text:p>
          </table:table-cell>
          <table:table-cell table:formula="of:=[.B191]*[.F191]+[.C191]*[.G191]+[.D191]*[.H191]+[.E191]*[.I191]" office:value-type="float" office:value="462468">
            <text:p><text:s/>$462,468.00 </text:p>
          </table:table-cell>
          <table:table-cell table:number-columns-repeated="1014"/>
        </table:table-row>
        <table:table-row table:style-name="ro1">
          <table:table-cell office:value-type="date" office:date-value="2011-10-11">
            <text:p>10/11/2011</text:p>
          </table:table-cell>
          <table:table-cell table:formula="of:=[$prices.B192]" office:value-type="float" office:value="396.77">
            <text:p>396.77</text:p>
          </table:table-cell>
          <table:table-cell table:formula="of:=[$prices.C192]" office:value-type="float" office:value="543.18">
            <text:p>543.18</text:p>
          </table:table-cell>
          <table:table-cell table:formula="of:=[$prices.D192]" office:value-type="float" office:value="181.21">
            <text:p>181.21</text:p>
          </table:table-cell>
          <table:table-cell table:formula="of:=[$prices.E192]" office:value-type="float" office:value="73.94">
            <text:p>73.94</text:p>
          </table:table-cell>
          <table:table-cell table:formula="of:=[$shares.B192]" office:value-type="float" office:value="1200">
            <text:p>1200</text:p>
          </table:table-cell>
          <table:table-cell table:formula="of:=[$shares.C192]" office:value-type="float" office:value="0">
            <text:p>0</text:p>
          </table:table-cell>
          <table:table-cell table:formula="of:=[$shares.D192]" office:value-type="float" office:value="0">
            <text:p>0</text:p>
          </table:table-cell>
          <table:table-cell table:formula="of:=[$shares.E192]" office:value-type="float" office:value="0">
            <text:p>0</text:p>
          </table:table-cell>
          <table:table-cell table:formula="of:=[.B192]*[.F192]+[.C192]*[.G192]+[.D192]*[.H192]+[.E192]*[.I192]" office:value-type="float" office:value="476124">
            <text:p><text:s/>$476,124.00 </text:p>
          </table:table-cell>
          <table:table-cell table:number-columns-repeated="1014"/>
        </table:table-row>
        <table:table-row table:style-name="ro1">
          <table:table-cell office:value-type="date" office:date-value="2011-10-12">
            <text:p>10/12/2011</text:p>
          </table:table-cell>
          <table:table-cell table:formula="of:=[$prices.B193]" office:value-type="float" office:value="398.65">
            <text:p>398.65</text:p>
          </table:table-cell>
          <table:table-cell table:formula="of:=[$prices.C193]" office:value-type="float" office:value="548.5">
            <text:p>548.5</text:p>
          </table:table-cell>
          <table:table-cell table:formula="of:=[$prices.D193]" office:value-type="float" office:value="182.31">
            <text:p>182.31</text:p>
          </table:table-cell>
          <table:table-cell table:formula="of:=[$prices.E193]" office:value-type="float" office:value="74.81">
            <text:p>74.81</text:p>
          </table:table-cell>
          <table:table-cell table:formula="of:=[$shares.B193]" office:value-type="float" office:value="1200">
            <text:p>1200</text:p>
          </table:table-cell>
          <table:table-cell table:formula="of:=[$shares.C193]" office:value-type="float" office:value="0">
            <text:p>0</text:p>
          </table:table-cell>
          <table:table-cell table:formula="of:=[$shares.D193]" office:value-type="float" office:value="0">
            <text:p>0</text:p>
          </table:table-cell>
          <table:table-cell table:formula="of:=[$shares.E193]" office:value-type="float" office:value="0">
            <text:p>0</text:p>
          </table:table-cell>
          <table:table-cell table:formula="of:=[.B193]*[.F193]+[.C193]*[.G193]+[.D193]*[.H193]+[.E193]*[.I193]" office:value-type="float" office:value="478380">
            <text:p><text:s/>$478,380.00 </text:p>
          </table:table-cell>
          <table:table-cell table:number-columns-repeated="1014"/>
        </table:table-row>
        <table:table-row table:style-name="ro1">
          <table:table-cell office:value-type="date" office:date-value="2011-10-13">
            <text:p>10/13/2011</text:p>
          </table:table-cell>
          <table:table-cell table:formula="of:=[$prices.B194]" office:value-type="float" office:value="404.83">
            <text:p>404.83</text:p>
          </table:table-cell>
          <table:table-cell table:formula="of:=[$prices.C194]" office:value-type="float" office:value="558.99">
            <text:p>558.99</text:p>
          </table:table-cell>
          <table:table-cell table:formula="of:=[$prices.D194]" office:value-type="float" office:value="182.99">
            <text:p>182.99</text:p>
          </table:table-cell>
          <table:table-cell table:formula="of:=[$prices.E194]" office:value-type="float" office:value="74.04">
            <text:p>74.04</text:p>
          </table:table-cell>
          <table:table-cell table:formula="of:=[$shares.B194]" office:value-type="float" office:value="1200">
            <text:p>1200</text:p>
          </table:table-cell>
          <table:table-cell table:formula="of:=[$shares.C194]" office:value-type="float" office:value="0">
            <text:p>0</text:p>
          </table:table-cell>
          <table:table-cell table:formula="of:=[$shares.D194]" office:value-type="float" office:value="0">
            <text:p>0</text:p>
          </table:table-cell>
          <table:table-cell table:formula="of:=[$shares.E194]" office:value-type="float" office:value="0">
            <text:p>0</text:p>
          </table:table-cell>
          <table:table-cell table:formula="of:=[.B194]*[.F194]+[.C194]*[.G194]+[.D194]*[.H194]+[.E194]*[.I194]" office:value-type="float" office:value="485796">
            <text:p><text:s/>$485,796.00 </text:p>
          </table:table-cell>
          <table:table-cell table:number-columns-repeated="1014"/>
        </table:table-row>
        <table:table-row table:style-name="ro1">
          <table:table-cell office:value-type="date" office:date-value="2011-10-14">
            <text:p>10/14/2011</text:p>
          </table:table-cell>
          <table:table-cell table:formula="of:=[$prices.B195]" office:value-type="float" office:value="418.29">
            <text:p>418.29</text:p>
          </table:table-cell>
          <table:table-cell table:formula="of:=[$prices.C195]" office:value-type="float" office:value="591.68">
            <text:p>591.68</text:p>
          </table:table-cell>
          <table:table-cell table:formula="of:=[$prices.D195]" office:value-type="float" office:value="186.63">
            <text:p>186.63</text:p>
          </table:table-cell>
          <table:table-cell table:formula="of:=[$prices.E195]" office:value-type="float" office:value="75.73">
            <text:p>75.73</text:p>
          </table:table-cell>
          <table:table-cell table:formula="of:=[$shares.B195]" office:value-type="float" office:value="1200">
            <text:p>1200</text:p>
          </table:table-cell>
          <table:table-cell table:formula="of:=[$shares.C195]" office:value-type="float" office:value="0">
            <text:p>0</text:p>
          </table:table-cell>
          <table:table-cell table:formula="of:=[$shares.D195]" office:value-type="float" office:value="0">
            <text:p>0</text:p>
          </table:table-cell>
          <table:table-cell table:formula="of:=[$shares.E195]" office:value-type="float" office:value="0">
            <text:p>0</text:p>
          </table:table-cell>
          <table:table-cell table:formula="of:=[.B195]*[.F195]+[.C195]*[.G195]+[.D195]*[.H195]+[.E195]*[.I195]" office:value-type="float" office:value="501948">
            <text:p><text:s/>$501,948.00 </text:p>
          </table:table-cell>
          <table:table-cell table:number-columns-repeated="1014"/>
        </table:table-row>
        <table:table-row table:style-name="ro1">
          <table:table-cell office:value-type="date" office:date-value="2011-10-17">
            <text:p>10/17/2011</text:p>
          </table:table-cell>
          <table:table-cell table:formula="of:=[$prices.B196]" office:value-type="float" office:value="416.29">
            <text:p>416.29</text:p>
          </table:table-cell>
          <table:table-cell table:formula="of:=[$prices.C196]" office:value-type="float" office:value="582.41">
            <text:p>582.41</text:p>
          </table:table-cell>
          <table:table-cell table:formula="of:=[$prices.D196]" office:value-type="float" office:value="182.77">
            <text:p>182.77</text:p>
          </table:table-cell>
          <table:table-cell table:formula="of:=[$prices.E196]" office:value-type="float" office:value="75.11">
            <text:p>75.11</text:p>
          </table:table-cell>
          <table:table-cell table:formula="of:=[$shares.B196]" office:value-type="float" office:value="1200">
            <text:p>1200</text:p>
          </table:table-cell>
          <table:table-cell table:formula="of:=[$shares.C196]" office:value-type="float" office:value="0">
            <text:p>0</text:p>
          </table:table-cell>
          <table:table-cell table:formula="of:=[$shares.D196]" office:value-type="float" office:value="0">
            <text:p>0</text:p>
          </table:table-cell>
          <table:table-cell table:formula="of:=[$shares.E196]" office:value-type="float" office:value="0">
            <text:p>0</text:p>
          </table:table-cell>
          <table:table-cell table:formula="of:=[.B196]*[.F196]+[.C196]*[.G196]+[.D196]*[.H196]+[.E196]*[.I196]" office:value-type="float" office:value="499548">
            <text:p><text:s/>$499,548.00 </text:p>
          </table:table-cell>
          <table:table-cell table:number-columns-repeated="1014"/>
        </table:table-row>
        <table:table-row table:style-name="ro1">
          <table:table-cell office:value-type="date" office:date-value="2011-10-18">
            <text:p>10/18/2011</text:p>
          </table:table-cell>
          <table:table-cell table:formula="of:=[$prices.B197]" office:value-type="float" office:value="418.52">
            <text:p>418.52</text:p>
          </table:table-cell>
          <table:table-cell table:formula="of:=[$prices.C197]" office:value-type="float" office:value="590.51">
            <text:p>590.51</text:p>
          </table:table-cell>
          <table:table-cell table:formula="of:=[$prices.D197]" office:value-type="float" office:value="175.23">
            <text:p>175.23</text:p>
          </table:table-cell>
          <table:table-cell table:formula="of:=[$prices.E197]" office:value-type="float" office:value="76.48">
            <text:p>76.48</text:p>
          </table:table-cell>
          <table:table-cell table:formula="of:=[$shares.B197]" office:value-type="float" office:value="1200">
            <text:p>1200</text:p>
          </table:table-cell>
          <table:table-cell table:formula="of:=[$shares.C197]" office:value-type="float" office:value="0">
            <text:p>0</text:p>
          </table:table-cell>
          <table:table-cell table:formula="of:=[$shares.D197]" office:value-type="float" office:value="0">
            <text:p>0</text:p>
          </table:table-cell>
          <table:table-cell table:formula="of:=[$shares.E197]" office:value-type="float" office:value="0">
            <text:p>0</text:p>
          </table:table-cell>
          <table:table-cell table:formula="of:=[.B197]*[.F197]+[.C197]*[.G197]+[.D197]*[.H197]+[.E197]*[.I197]" office:value-type="float" office:value="502224">
            <text:p><text:s/>$502,224.00 </text:p>
          </table:table-cell>
          <table:table-cell table:number-columns-repeated="1014"/>
        </table:table-row>
        <table:table-row table:style-name="ro1">
          <table:table-cell office:value-type="date" office:date-value="2011-10-19">
            <text:p>10/19/2011</text:p>
          </table:table-cell>
          <table:table-cell table:formula="of:=[$prices.B198]" office:value-type="float" office:value="395.11">
            <text:p>395.11</text:p>
          </table:table-cell>
          <table:table-cell table:formula="of:=[$prices.C198]" office:value-type="float" office:value="580.7">
            <text:p>580.7</text:p>
          </table:table-cell>
          <table:table-cell table:formula="of:=[$prices.D198]" office:value-type="float" office:value="173.75">
            <text:p>173.75</text:p>
          </table:table-cell>
          <table:table-cell table:formula="of:=[$prices.E198]" office:value-type="float" office:value="76.04">
            <text:p>76.04</text:p>
          </table:table-cell>
          <table:table-cell table:formula="of:=[$shares.B198]" office:value-type="float" office:value="1200">
            <text:p>1200</text:p>
          </table:table-cell>
          <table:table-cell table:formula="of:=[$shares.C198]" office:value-type="float" office:value="0">
            <text:p>0</text:p>
          </table:table-cell>
          <table:table-cell table:formula="of:=[$shares.D198]" office:value-type="float" office:value="0">
            <text:p>0</text:p>
          </table:table-cell>
          <table:table-cell table:formula="of:=[$shares.E198]" office:value-type="float" office:value="0">
            <text:p>0</text:p>
          </table:table-cell>
          <table:table-cell table:formula="of:=[.B198]*[.F198]+[.C198]*[.G198]+[.D198]*[.H198]+[.E198]*[.I198]" office:value-type="float" office:value="474132">
            <text:p><text:s/>$474,132.00 </text:p>
          </table:table-cell>
          <table:table-cell table:number-columns-repeated="1014"/>
        </table:table-row>
        <table:table-row table:style-name="ro1">
          <table:table-cell office:value-type="date" office:date-value="2011-10-20">
            <text:p>10/20/2011</text:p>
          </table:table-cell>
          <table:table-cell table:formula="of:=[$prices.B199]" office:value-type="float" office:value="391.83">
            <text:p>391.83</text:p>
          </table:table-cell>
          <table:table-cell table:formula="of:=[$prices.C199]" office:value-type="float" office:value="583.67">
            <text:p>583.67</text:p>
          </table:table-cell>
          <table:table-cell table:formula="of:=[$prices.D199]" office:value-type="float" office:value="173.62">
            <text:p>173.62</text:p>
          </table:table-cell>
          <table:table-cell table:formula="of:=[$prices.E199]" office:value-type="float" office:value="76.31">
            <text:p>76.31</text:p>
          </table:table-cell>
          <table:table-cell table:formula="of:=[$shares.B199]" office:value-type="float" office:value="1200">
            <text:p>1200</text:p>
          </table:table-cell>
          <table:table-cell table:formula="of:=[$shares.C199]" office:value-type="float" office:value="0">
            <text:p>0</text:p>
          </table:table-cell>
          <table:table-cell table:formula="of:=[$shares.D199]" office:value-type="float" office:value="0">
            <text:p>0</text:p>
          </table:table-cell>
          <table:table-cell table:formula="of:=[$shares.E199]" office:value-type="float" office:value="0">
            <text:p>0</text:p>
          </table:table-cell>
          <table:table-cell table:formula="of:=[.B199]*[.F199]+[.C199]*[.G199]+[.D199]*[.H199]+[.E199]*[.I199]" office:value-type="float" office:value="470196">
            <text:p><text:s/>$470,196.00 </text:p>
          </table:table-cell>
          <table:table-cell table:number-columns-repeated="1014"/>
        </table:table-row>
        <table:table-row table:style-name="ro1">
          <table:table-cell office:value-type="date" office:date-value="2011-10-21">
            <text:p>10/21/2011</text:p>
          </table:table-cell>
          <table:table-cell table:formula="of:=[$prices.B200]" office:value-type="float" office:value="389.41">
            <text:p>389.41</text:p>
          </table:table-cell>
          <table:table-cell table:formula="of:=[$prices.C200]" office:value-type="float" office:value="590.49">
            <text:p>590.49</text:p>
          </table:table-cell>
          <table:table-cell table:formula="of:=[$prices.D200]" office:value-type="float" office:value="177.91">
            <text:p>177.91</text:p>
          </table:table-cell>
          <table:table-cell table:formula="of:=[$prices.E200]" office:value-type="float" office:value="77.69">
            <text:p>77.69</text:p>
          </table:table-cell>
          <table:table-cell table:formula="of:=[$shares.B200]" office:value-type="float" office:value="1200">
            <text:p>1200</text:p>
          </table:table-cell>
          <table:table-cell table:formula="of:=[$shares.C200]" office:value-type="float" office:value="0">
            <text:p>0</text:p>
          </table:table-cell>
          <table:table-cell table:formula="of:=[$shares.D200]" office:value-type="float" office:value="0">
            <text:p>0</text:p>
          </table:table-cell>
          <table:table-cell table:formula="of:=[$shares.E200]" office:value-type="float" office:value="0">
            <text:p>0</text:p>
          </table:table-cell>
          <table:table-cell table:formula="of:=[.B200]*[.F200]+[.C200]*[.G200]+[.D200]*[.H200]+[.E200]*[.I200]" office:value-type="float" office:value="467292">
            <text:p><text:s/>$467,292.00 </text:p>
          </table:table-cell>
          <table:table-cell table:number-columns-repeated="1014"/>
        </table:table-row>
        <table:table-row table:style-name="ro1">
          <table:table-cell office:value-type="date" office:date-value="2011-10-24">
            <text:p>10/24/2011</text:p>
          </table:table-cell>
          <table:table-cell table:formula="of:=[$prices.B201]" office:value-type="float" office:value="402.2">
            <text:p>402.2</text:p>
          </table:table-cell>
          <table:table-cell table:formula="of:=[$prices.C201]" office:value-type="float" office:value="596.42">
            <text:p>596.42</text:p>
          </table:table-cell>
          <table:table-cell table:formula="of:=[$prices.D201]" office:value-type="float" office:value="178.52">
            <text:p>178.52</text:p>
          </table:table-cell>
          <table:table-cell table:formula="of:=[$prices.E201]" office:value-type="float" office:value="77.72">
            <text:p>77.72</text:p>
          </table:table-cell>
          <table:table-cell table:formula="of:=[$shares.B201]" office:value-type="float" office:value="1200">
            <text:p>1200</text:p>
          </table:table-cell>
          <table:table-cell table:formula="of:=[$shares.C201]" office:value-type="float" office:value="0">
            <text:p>0</text:p>
          </table:table-cell>
          <table:table-cell table:formula="of:=[$shares.D201]" office:value-type="float" office:value="0">
            <text:p>0</text:p>
          </table:table-cell>
          <table:table-cell table:formula="of:=[$shares.E201]" office:value-type="float" office:value="0">
            <text:p>0</text:p>
          </table:table-cell>
          <table:table-cell table:formula="of:=[.B201]*[.F201]+[.C201]*[.G201]+[.D201]*[.H201]+[.E201]*[.I201]" office:value-type="float" office:value="482640">
            <text:p><text:s/>$482,640.00 </text:p>
          </table:table-cell>
          <table:table-cell table:number-columns-repeated="1014"/>
        </table:table-row>
        <table:table-row table:style-name="ro1">
          <table:table-cell office:value-type="date" office:date-value="2011-10-25">
            <text:p>10/25/2011</text:p>
          </table:table-cell>
          <table:table-cell table:formula="of:=[$prices.B202]" office:value-type="float" office:value="394.27">
            <text:p>394.27</text:p>
          </table:table-cell>
          <table:table-cell table:formula="of:=[$prices.C202]" office:value-type="float" office:value="583.16">
            <text:p>583.16</text:p>
          </table:table-cell>
          <table:table-cell table:formula="of:=[$prices.D202]" office:value-type="float" office:value="176.66">
            <text:p>176.66</text:p>
          </table:table-cell>
          <table:table-cell table:formula="of:=[$prices.E202]" office:value-type="float" office:value="77.02">
            <text:p>77.02</text:p>
          </table:table-cell>
          <table:table-cell table:formula="of:=[$shares.B202]" office:value-type="float" office:value="1200">
            <text:p>1200</text:p>
          </table:table-cell>
          <table:table-cell table:formula="of:=[$shares.C202]" office:value-type="float" office:value="0">
            <text:p>0</text:p>
          </table:table-cell>
          <table:table-cell table:formula="of:=[$shares.D202]" office:value-type="float" office:value="0">
            <text:p>0</text:p>
          </table:table-cell>
          <table:table-cell table:formula="of:=[$shares.E202]" office:value-type="float" office:value="0">
            <text:p>0</text:p>
          </table:table-cell>
          <table:table-cell table:formula="of:=[.B202]*[.F202]+[.C202]*[.G202]+[.D202]*[.H202]+[.E202]*[.I202]" office:value-type="float" office:value="473124">
            <text:p><text:s/>$473,124.00 </text:p>
          </table:table-cell>
          <table:table-cell table:number-columns-repeated="1014"/>
        </table:table-row>
        <table:table-row table:style-name="ro1">
          <table:table-cell office:value-type="date" office:date-value="2011-10-26">
            <text:p>10/26/2011</text:p>
          </table:table-cell>
          <table:table-cell table:formula="of:=[$prices.B203]" office:value-type="float" office:value="397.07">
            <text:p>397.07</text:p>
          </table:table-cell>
          <table:table-cell table:formula="of:=[$prices.C203]" office:value-type="float" office:value="586.31">
            <text:p>586.31</text:p>
          </table:table-cell>
          <table:table-cell table:formula="of:=[$prices.D203]" office:value-type="float" office:value="178.24">
            <text:p>178.24</text:p>
          </table:table-cell>
          <table:table-cell table:formula="of:=[$prices.E203]" office:value-type="float" office:value="78.6">
            <text:p>78.6</text:p>
          </table:table-cell>
          <table:table-cell table:formula="of:=[$shares.B203]" office:value-type="float" office:value="1200">
            <text:p>1200</text:p>
          </table:table-cell>
          <table:table-cell table:formula="of:=[$shares.C203]" office:value-type="float" office:value="0">
            <text:p>0</text:p>
          </table:table-cell>
          <table:table-cell table:formula="of:=[$shares.D203]" office:value-type="float" office:value="0">
            <text:p>0</text:p>
          </table:table-cell>
          <table:table-cell table:formula="of:=[$shares.E203]" office:value-type="float" office:value="0">
            <text:p>0</text:p>
          </table:table-cell>
          <table:table-cell table:formula="of:=[.B203]*[.F203]+[.C203]*[.G203]+[.D203]*[.H203]+[.E203]*[.I203]" office:value-type="float" office:value="476484">
            <text:p><text:s/>$476,484.00 </text:p>
          </table:table-cell>
          <table:table-cell table:number-columns-repeated="1014"/>
        </table:table-row>
        <table:table-row table:style-name="ro1">
          <table:table-cell office:value-type="date" office:date-value="2011-10-27">
            <text:p>10/27/2011</text:p>
          </table:table-cell>
          <table:table-cell table:formula="of:=[$prices.B204]" office:value-type="float" office:value="401.13">
            <text:p>401.13</text:p>
          </table:table-cell>
          <table:table-cell table:formula="of:=[$prices.C204]" office:value-type="float" office:value="598.67">
            <text:p>598.67</text:p>
          </table:table-cell>
          <table:table-cell table:formula="of:=[$prices.D204]" office:value-type="float" office:value="182.07">
            <text:p>182.07</text:p>
          </table:table-cell>
          <table:table-cell table:formula="of:=[$prices.E204]" office:value-type="float" office:value="79.38">
            <text:p>79.38</text:p>
          </table:table-cell>
          <table:table-cell table:formula="of:=[$shares.B204]" office:value-type="float" office:value="1200">
            <text:p>1200</text:p>
          </table:table-cell>
          <table:table-cell table:formula="of:=[$shares.C204]" office:value-type="float" office:value="0">
            <text:p>0</text:p>
          </table:table-cell>
          <table:table-cell table:formula="of:=[$shares.D204]" office:value-type="float" office:value="0">
            <text:p>0</text:p>
          </table:table-cell>
          <table:table-cell table:formula="of:=[$shares.E204]" office:value-type="float" office:value="0">
            <text:p>0</text:p>
          </table:table-cell>
          <table:table-cell table:formula="of:=[.B204]*[.F204]+[.C204]*[.G204]+[.D204]*[.H204]+[.E204]*[.I204]" office:value-type="float" office:value="481356">
            <text:p><text:s/>$481,356.00 </text:p>
          </table:table-cell>
          <table:table-cell table:number-columns-repeated="1014"/>
        </table:table-row>
        <table:table-row table:style-name="ro1">
          <table:table-cell office:value-type="date" office:date-value="2011-10-28">
            <text:p>10/28/2011</text:p>
          </table:table-cell>
          <table:table-cell table:formula="of:=[$prices.B205]" office:value-type="float" office:value="401.39">
            <text:p>401.39</text:p>
          </table:table-cell>
          <table:table-cell table:formula="of:=[$prices.C205]" office:value-type="float" office:value="600.14">
            <text:p>600.14</text:p>
          </table:table-cell>
          <table:table-cell table:formula="of:=[$prices.D205]" office:value-type="float" office:value="183.61">
            <text:p>183.61</text:p>
          </table:table-cell>
          <table:table-cell table:formula="of:=[$prices.E205]" office:value-type="float" office:value="78.99">
            <text:p>78.99</text:p>
          </table:table-cell>
          <table:table-cell table:formula="of:=[$shares.B205]" office:value-type="float" office:value="1200">
            <text:p>1200</text:p>
          </table:table-cell>
          <table:table-cell table:formula="of:=[$shares.C205]" office:value-type="float" office:value="0">
            <text:p>0</text:p>
          </table:table-cell>
          <table:table-cell table:formula="of:=[$shares.D205]" office:value-type="float" office:value="0">
            <text:p>0</text:p>
          </table:table-cell>
          <table:table-cell table:formula="of:=[$shares.E205]" office:value-type="float" office:value="0">
            <text:p>0</text:p>
          </table:table-cell>
          <table:table-cell table:formula="of:=[.B205]*[.F205]+[.C205]*[.G205]+[.D205]*[.H205]+[.E205]*[.I205]" office:value-type="float" office:value="481668">
            <text:p><text:s/>$481,668.00 </text:p>
          </table:table-cell>
          <table:table-cell table:number-columns-repeated="1014"/>
        </table:table-row>
        <table:table-row table:style-name="ro1">
          <table:table-cell office:value-type="date" office:date-value="2011-10-31">
            <text:p>10/31/2011</text:p>
          </table:table-cell>
          <table:table-cell table:formula="of:=[$prices.B206]" office:value-type="float" office:value="401.22">
            <text:p>401.22</text:p>
          </table:table-cell>
          <table:table-cell table:formula="of:=[$prices.C206]" office:value-type="float" office:value="592.64">
            <text:p>592.64</text:p>
          </table:table-cell>
          <table:table-cell table:formula="of:=[$prices.D206]" office:value-type="float" office:value="180.85">
            <text:p>180.85</text:p>
          </table:table-cell>
          <table:table-cell table:formula="of:=[$prices.E206]" office:value-type="float" office:value="75.71">
            <text:p>75.71</text:p>
          </table:table-cell>
          <table:table-cell table:formula="of:=[$shares.B206]" office:value-type="float" office:value="1200">
            <text:p>1200</text:p>
          </table:table-cell>
          <table:table-cell table:formula="of:=[$shares.C206]" office:value-type="float" office:value="0">
            <text:p>0</text:p>
          </table:table-cell>
          <table:table-cell table:formula="of:=[$shares.D206]" office:value-type="float" office:value="0">
            <text:p>0</text:p>
          </table:table-cell>
          <table:table-cell table:formula="of:=[$shares.E206]" office:value-type="float" office:value="0">
            <text:p>0</text:p>
          </table:table-cell>
          <table:table-cell table:formula="of:=[.B206]*[.F206]+[.C206]*[.G206]+[.D206]*[.H206]+[.E206]*[.I206]" office:value-type="float" office:value="481464">
            <text:p><text:s/>$481,464.00 </text:p>
          </table:table-cell>
          <table:table-cell table:number-columns-repeated="1014"/>
        </table:table-row>
        <table:table-row table:style-name="ro1">
          <table:table-cell office:value-type="date" office:date-value="2011-11-01">
            <text:p>11/1/2011</text:p>
          </table:table-cell>
          <table:table-cell table:formula="of:=[$prices.B207]" office:value-type="float" office:value="393.02">
            <text:p>393.02</text:p>
          </table:table-cell>
          <table:table-cell table:formula="of:=[$prices.C207]" office:value-type="float" office:value="578.65">
            <text:p>578.65</text:p>
          </table:table-cell>
          <table:table-cell table:formula="of:=[$prices.D207]" office:value-type="float" office:value="177.63">
            <text:p>177.63</text:p>
          </table:table-cell>
          <table:table-cell table:formula="of:=[$prices.E207]" office:value-type="float" office:value="73.62">
            <text:p>73.62</text:p>
          </table:table-cell>
          <table:table-cell table:formula="of:=[$shares.B207]" office:value-type="float" office:value="1200">
            <text:p>1200</text:p>
          </table:table-cell>
          <table:table-cell table:formula="of:=[$shares.C207]" office:value-type="float" office:value="0">
            <text:p>0</text:p>
          </table:table-cell>
          <table:table-cell table:formula="of:=[$shares.D207]" office:value-type="float" office:value="0">
            <text:p>0</text:p>
          </table:table-cell>
          <table:table-cell table:formula="of:=[$shares.E207]" office:value-type="float" office:value="0">
            <text:p>0</text:p>
          </table:table-cell>
          <table:table-cell table:formula="of:=[.B207]*[.F207]+[.C207]*[.G207]+[.D207]*[.H207]+[.E207]*[.I207]" office:value-type="float" office:value="471624">
            <text:p><text:s/>$471,624.00 </text:p>
          </table:table-cell>
          <table:table-cell table:number-columns-repeated="1014"/>
        </table:table-row>
        <table:table-row table:style-name="ro1">
          <table:table-cell office:value-type="date" office:date-value="2011-11-02">
            <text:p>11/2/2011</text:p>
          </table:table-cell>
          <table:table-cell table:formula="of:=[$prices.B208]" office:value-type="float" office:value="393.91">
            <text:p>393.91</text:p>
          </table:table-cell>
          <table:table-cell table:formula="of:=[$prices.C208]" office:value-type="float" office:value="584.82">
            <text:p>584.82</text:p>
          </table:table-cell>
          <table:table-cell table:formula="of:=[$prices.D208]" office:value-type="float" office:value="180.15">
            <text:p>180.15</text:p>
          </table:table-cell>
          <table:table-cell table:formula="of:=[$prices.E208]" office:value-type="float" office:value="75.01">
            <text:p>75.01</text:p>
          </table:table-cell>
          <table:table-cell table:formula="of:=[$shares.B208]" office:value-type="float" office:value="1200">
            <text:p>1200</text:p>
          </table:table-cell>
          <table:table-cell table:formula="of:=[$shares.C208]" office:value-type="float" office:value="0">
            <text:p>0</text:p>
          </table:table-cell>
          <table:table-cell table:formula="of:=[$shares.D208]" office:value-type="float" office:value="0">
            <text:p>0</text:p>
          </table:table-cell>
          <table:table-cell table:formula="of:=[$shares.E208]" office:value-type="float" office:value="0">
            <text:p>0</text:p>
          </table:table-cell>
          <table:table-cell table:formula="of:=[.B208]*[.F208]+[.C208]*[.G208]+[.D208]*[.H208]+[.E208]*[.I208]" office:value-type="float" office:value="472692">
            <text:p><text:s/>$472,692.00 </text:p>
          </table:table-cell>
          <table:table-cell table:number-columns-repeated="1014"/>
        </table:table-row>
        <table:table-row table:style-name="ro1">
          <table:table-cell office:value-type="date" office:date-value="2011-11-03">
            <text:p>11/3/2011</text:p>
          </table:table-cell>
          <table:table-cell table:formula="of:=[$prices.B209]" office:value-type="float" office:value="399.52">
            <text:p>399.52</text:p>
          </table:table-cell>
          <table:table-cell table:formula="of:=[$prices.C209]" office:value-type="float" office:value="597.5">
            <text:p>597.5</text:p>
          </table:table-cell>
          <table:table-cell table:formula="of:=[$prices.D209]" office:value-type="float" office:value="183.46">
            <text:p>183.46</text:p>
          </table:table-cell>
          <table:table-cell table:formula="of:=[$prices.E209]" office:value-type="float" office:value="76.45">
            <text:p>76.45</text:p>
          </table:table-cell>
          <table:table-cell table:formula="of:=[$shares.B209]" office:value-type="float" office:value="1200">
            <text:p>1200</text:p>
          </table:table-cell>
          <table:table-cell table:formula="of:=[$shares.C209]" office:value-type="float" office:value="0">
            <text:p>0</text:p>
          </table:table-cell>
          <table:table-cell table:formula="of:=[$shares.D209]" office:value-type="float" office:value="0">
            <text:p>0</text:p>
          </table:table-cell>
          <table:table-cell table:formula="of:=[$shares.E209]" office:value-type="float" office:value="0">
            <text:p>0</text:p>
          </table:table-cell>
          <table:table-cell table:formula="of:=[.B209]*[.F209]+[.C209]*[.G209]+[.D209]*[.H209]+[.E209]*[.I209]" office:value-type="float" office:value="479424">
            <text:p><text:s/>$479,424.00 </text:p>
          </table:table-cell>
          <table:table-cell table:number-columns-repeated="1014"/>
        </table:table-row>
        <table:table-row table:style-name="ro1">
          <table:table-cell office:value-type="date" office:date-value="2011-11-04">
            <text:p>11/4/2011</text:p>
          </table:table-cell>
          <table:table-cell table:formula="of:=[$prices.B210]" office:value-type="float" office:value="396.72">
            <text:p>396.72</text:p>
          </table:table-cell>
          <table:table-cell table:formula="of:=[$prices.C210]" office:value-type="float" office:value="596.14">
            <text:p>596.14</text:p>
          </table:table-cell>
          <table:table-cell table:formula="of:=[$prices.D210]" office:value-type="float" office:value="182.56">
            <text:p>182.56</text:p>
          </table:table-cell>
          <table:table-cell table:formula="of:=[$prices.E210]" office:value-type="float" office:value="76.12">
            <text:p>76.12</text:p>
          </table:table-cell>
          <table:table-cell table:formula="of:=[$shares.B210]" office:value-type="float" office:value="1200">
            <text:p>1200</text:p>
          </table:table-cell>
          <table:table-cell table:formula="of:=[$shares.C210]" office:value-type="float" office:value="0">
            <text:p>0</text:p>
          </table:table-cell>
          <table:table-cell table:formula="of:=[$shares.D210]" office:value-type="float" office:value="0">
            <text:p>0</text:p>
          </table:table-cell>
          <table:table-cell table:formula="of:=[$shares.E210]" office:value-type="float" office:value="0">
            <text:p>0</text:p>
          </table:table-cell>
          <table:table-cell table:formula="of:=[.B210]*[.F210]+[.C210]*[.G210]+[.D210]*[.H210]+[.E210]*[.I210]" office:value-type="float" office:value="476064">
            <text:p><text:s/>$476,064.00 </text:p>
          </table:table-cell>
          <table:table-cell table:number-columns-repeated="1014"/>
        </table:table-row>
        <table:table-row table:style-name="ro1">
          <table:table-cell office:value-type="date" office:date-value="2011-11-07">
            <text:p>11/7/2011</text:p>
          </table:table-cell>
          <table:table-cell table:formula="of:=[$prices.B211]" office:value-type="float" office:value="396.21">
            <text:p>396.21</text:p>
          </table:table-cell>
          <table:table-cell table:formula="of:=[$prices.C211]" office:value-type="float" office:value="608.33">
            <text:p>608.33</text:p>
          </table:table-cell>
          <table:table-cell table:formula="of:=[$prices.D211]" office:value-type="float" office:value="183.48">
            <text:p>183.48</text:p>
          </table:table-cell>
          <table:table-cell table:formula="of:=[$prices.E211]" office:value-type="float" office:value="76.93">
            <text:p>76.93</text:p>
          </table:table-cell>
          <table:table-cell table:formula="of:=[$shares.B211]" office:value-type="float" office:value="1200">
            <text:p>1200</text:p>
          </table:table-cell>
          <table:table-cell table:formula="of:=[$shares.C211]" office:value-type="float" office:value="0">
            <text:p>0</text:p>
          </table:table-cell>
          <table:table-cell table:formula="of:=[$shares.D211]" office:value-type="float" office:value="0">
            <text:p>0</text:p>
          </table:table-cell>
          <table:table-cell table:formula="of:=[$shares.E211]" office:value-type="float" office:value="0">
            <text:p>0</text:p>
          </table:table-cell>
          <table:table-cell table:formula="of:=[.B211]*[.F211]+[.C211]*[.G211]+[.D211]*[.H211]+[.E211]*[.I211]" office:value-type="float" office:value="475452">
            <text:p><text:s/>$475,452.00 </text:p>
          </table:table-cell>
          <table:table-cell table:number-columns-repeated="1014"/>
        </table:table-row>
        <table:table-row table:style-name="ro1">
          <table:table-cell office:value-type="date" office:date-value="2011-11-08">
            <text:p>11/8/2011</text:p>
          </table:table-cell>
          <table:table-cell table:formula="of:=[$prices.B212]" office:value-type="float" office:value="402.65">
            <text:p>402.65</text:p>
          </table:table-cell>
          <table:table-cell table:formula="of:=[$prices.C212]" office:value-type="float" office:value="612.34">
            <text:p>612.34</text:p>
          </table:table-cell>
          <table:table-cell table:formula="of:=[$prices.D212]" office:value-type="float" office:value="184.15">
            <text:p>184.15</text:p>
          </table:table-cell>
          <table:table-cell table:formula="of:=[$prices.E212]" office:value-type="float" office:value="77.79">
            <text:p>77.79</text:p>
          </table:table-cell>
          <table:table-cell table:formula="of:=[$shares.B212]" office:value-type="float" office:value="1200">
            <text:p>1200</text:p>
          </table:table-cell>
          <table:table-cell table:formula="of:=[$shares.C212]" office:value-type="float" office:value="0">
            <text:p>0</text:p>
          </table:table-cell>
          <table:table-cell table:formula="of:=[$shares.D212]" office:value-type="float" office:value="0">
            <text:p>0</text:p>
          </table:table-cell>
          <table:table-cell table:formula="of:=[$shares.E212]" office:value-type="float" office:value="0">
            <text:p>0</text:p>
          </table:table-cell>
          <table:table-cell table:formula="of:=[.B212]*[.F212]+[.C212]*[.G212]+[.D212]*[.H212]+[.E212]*[.I212]" office:value-type="float" office:value="483180">
            <text:p><text:s/>$483,180.00 </text:p>
          </table:table-cell>
          <table:table-cell table:number-columns-repeated="1014"/>
        </table:table-row>
        <table:table-row table:style-name="ro1">
          <table:table-cell office:value-type="date" office:date-value="2011-11-09">
            <text:p>11/9/2011</text:p>
          </table:table-cell>
          <table:table-cell table:formula="of:=[$prices.B213]" office:value-type="float" office:value="391.8">
            <text:p>391.8</text:p>
          </table:table-cell>
          <table:table-cell table:formula="of:=[$prices.C213]" office:value-type="float" office:value="600.95">
            <text:p>600.95</text:p>
          </table:table-cell>
          <table:table-cell table:formula="of:=[$prices.D213]" office:value-type="float" office:value="179.22">
            <text:p>179.22</text:p>
          </table:table-cell>
          <table:table-cell table:formula="of:=[$prices.E213]" office:value-type="float" office:value="75.48">
            <text:p>75.48</text:p>
          </table:table-cell>
          <table:table-cell table:formula="of:=[$shares.B213]" office:value-type="float" office:value="1200">
            <text:p>1200</text:p>
          </table:table-cell>
          <table:table-cell table:formula="of:=[$shares.C213]" office:value-type="float" office:value="0">
            <text:p>0</text:p>
          </table:table-cell>
          <table:table-cell table:formula="of:=[$shares.D213]" office:value-type="float" office:value="0">
            <text:p>0</text:p>
          </table:table-cell>
          <table:table-cell table:formula="of:=[$shares.E213]" office:value-type="float" office:value="0">
            <text:p>0</text:p>
          </table:table-cell>
          <table:table-cell table:formula="of:=[.B213]*[.F213]+[.C213]*[.G213]+[.D213]*[.H213]+[.E213]*[.I213]" office:value-type="float" office:value="470160">
            <text:p><text:s/>$470,160.00 </text:p>
          </table:table-cell>
          <table:table-cell table:number-columns-repeated="1014"/>
        </table:table-row>
        <table:table-row table:style-name="ro1">
          <table:table-cell office:value-type="date" office:date-value="2011-11-10">
            <text:p>11/10/2011</text:p>
          </table:table-cell>
          <table:table-cell table:formula="of:=[$prices.B214]" office:value-type="float" office:value="381.83">
            <text:p>381.83</text:p>
          </table:table-cell>
          <table:table-cell table:formula="of:=[$prices.C214]" office:value-type="float" office:value="595.08">
            <text:p>595.08</text:p>
          </table:table-cell>
          <table:table-cell table:formula="of:=[$prices.D214]" office:value-type="float" office:value="180.31">
            <text:p>180.31</text:p>
          </table:table-cell>
          <table:table-cell table:formula="of:=[$prices.E214]" office:value-type="float" office:value="76.75">
            <text:p>76.75</text:p>
          </table:table-cell>
          <table:table-cell table:formula="of:=[$shares.B214]" office:value-type="float" office:value="1200">
            <text:p>1200</text:p>
          </table:table-cell>
          <table:table-cell table:formula="of:=[$shares.C214]" office:value-type="float" office:value="0">
            <text:p>0</text:p>
          </table:table-cell>
          <table:table-cell table:formula="of:=[$shares.D214]" office:value-type="float" office:value="0">
            <text:p>0</text:p>
          </table:table-cell>
          <table:table-cell table:formula="of:=[$shares.E214]" office:value-type="float" office:value="0">
            <text:p>0</text:p>
          </table:table-cell>
          <table:table-cell table:formula="of:=[.B214]*[.F214]+[.C214]*[.G214]+[.D214]*[.H214]+[.E214]*[.I214]" office:value-type="float" office:value="458196">
            <text:p><text:s/>$458,196.00 </text:p>
          </table:table-cell>
          <table:table-cell table:number-columns-repeated="1014"/>
        </table:table-row>
        <table:table-row table:style-name="ro1">
          <table:table-cell office:value-type="date" office:date-value="2011-11-11">
            <text:p>11/11/2011</text:p>
          </table:table-cell>
          <table:table-cell table:formula="of:=[$prices.B215]" office:value-type="float" office:value="381.23">
            <text:p>381.23</text:p>
          </table:table-cell>
          <table:table-cell table:formula="of:=[$prices.C215]" office:value-type="float" office:value="608.35">
            <text:p>608.35</text:p>
          </table:table-cell>
          <table:table-cell table:formula="of:=[$prices.D215]" office:value-type="float" office:value="184.28">
            <text:p>184.28</text:p>
          </table:table-cell>
          <table:table-cell table:formula="of:=[$prices.E215]" office:value-type="float" office:value="77.75">
            <text:p>77.75</text:p>
          </table:table-cell>
          <table:table-cell table:formula="of:=[$shares.B215]" office:value-type="float" office:value="1200">
            <text:p>1200</text:p>
          </table:table-cell>
          <table:table-cell table:formula="of:=[$shares.C215]" office:value-type="float" office:value="0">
            <text:p>0</text:p>
          </table:table-cell>
          <table:table-cell table:formula="of:=[$shares.D215]" office:value-type="float" office:value="0">
            <text:p>0</text:p>
          </table:table-cell>
          <table:table-cell table:formula="of:=[$shares.E215]" office:value-type="float" office:value="0">
            <text:p>0</text:p>
          </table:table-cell>
          <table:table-cell table:formula="of:=[.B215]*[.F215]+[.C215]*[.G215]+[.D215]*[.H215]+[.E215]*[.I215]" office:value-type="float" office:value="457476">
            <text:p><text:s/>$457,476.00 </text:p>
          </table:table-cell>
          <table:table-cell table:number-columns-repeated="1014"/>
        </table:table-row>
        <table:table-row table:style-name="ro1">
          <table:table-cell office:value-type="date" office:date-value="2011-11-14">
            <text:p>11/14/2011</text:p>
          </table:table-cell>
          <table:table-cell table:formula="of:=[$prices.B216]" office:value-type="float" office:value="375.92">
            <text:p>375.92</text:p>
          </table:table-cell>
          <table:table-cell table:formula="of:=[$prices.C216]" office:value-type="float" office:value="613">
            <text:p>613</text:p>
          </table:table-cell>
          <table:table-cell table:formula="of:=[$prices.D216]" office:value-type="float" office:value="184.25">
            <text:p>184.25</text:p>
          </table:table-cell>
          <table:table-cell table:formula="of:=[$prices.E216]" office:value-type="float" office:value="77.01">
            <text:p>77.01</text:p>
          </table:table-cell>
          <table:table-cell table:formula="of:=[$shares.B216]" office:value-type="float" office:value="1200">
            <text:p>1200</text:p>
          </table:table-cell>
          <table:table-cell table:formula="of:=[$shares.C216]" office:value-type="float" office:value="0">
            <text:p>0</text:p>
          </table:table-cell>
          <table:table-cell table:formula="of:=[$shares.D216]" office:value-type="float" office:value="0">
            <text:p>0</text:p>
          </table:table-cell>
          <table:table-cell table:formula="of:=[$shares.E216]" office:value-type="float" office:value="0">
            <text:p>0</text:p>
          </table:table-cell>
          <table:table-cell table:formula="of:=[.B216]*[.F216]+[.C216]*[.G216]+[.D216]*[.H216]+[.E216]*[.I216]" office:value-type="float" office:value="451104">
            <text:p><text:s/>$451,104.00 </text:p>
          </table:table-cell>
          <table:table-cell table:number-columns-repeated="1014"/>
        </table:table-row>
        <table:table-row table:style-name="ro1">
          <table:table-cell office:value-type="date" office:date-value="2011-11-15">
            <text:p>11/15/2011</text:p>
          </table:table-cell>
          <table:table-cell table:formula="of:=[$prices.B217]" office:value-type="float" office:value="385.41">
            <text:p>385.41</text:p>
          </table:table-cell>
          <table:table-cell table:formula="of:=[$prices.C217]" office:value-type="float" office:value="616.56">
            <text:p>616.56</text:p>
          </table:table-cell>
          <table:table-cell table:formula="of:=[$prices.D217]" office:value-type="float" office:value="185.63">
            <text:p>185.63</text:p>
          </table:table-cell>
          <table:table-cell table:formula="of:=[$prices.E217]" office:value-type="float" office:value="77.13">
            <text:p>77.13</text:p>
          </table:table-cell>
          <table:table-cell table:formula="of:=[$shares.B217]" office:value-type="float" office:value="1200">
            <text:p>1200</text:p>
          </table:table-cell>
          <table:table-cell table:formula="of:=[$shares.C217]" office:value-type="float" office:value="0">
            <text:p>0</text:p>
          </table:table-cell>
          <table:table-cell table:formula="of:=[$shares.D217]" office:value-type="float" office:value="0">
            <text:p>0</text:p>
          </table:table-cell>
          <table:table-cell table:formula="of:=[$shares.E217]" office:value-type="float" office:value="0">
            <text:p>0</text:p>
          </table:table-cell>
          <table:table-cell table:formula="of:=[.B217]*[.F217]+[.C217]*[.G217]+[.D217]*[.H217]+[.E217]*[.I217]" office:value-type="float" office:value="462492">
            <text:p><text:s/>$462,492.00 </text:p>
          </table:table-cell>
          <table:table-cell table:number-columns-repeated="1014"/>
        </table:table-row>
        <table:table-row table:style-name="ro1">
          <table:table-cell office:value-type="date" office:date-value="2011-11-16">
            <text:p>11/16/2011</text:p>
          </table:table-cell>
          <table:table-cell table:formula="of:=[$prices.B218]" office:value-type="float" office:value="381.38">
            <text:p>381.38</text:p>
          </table:table-cell>
          <table:table-cell table:formula="of:=[$prices.C218]" office:value-type="float" office:value="611.47">
            <text:p>611.47</text:p>
          </table:table-cell>
          <table:table-cell table:formula="of:=[$prices.D218]" office:value-type="float" office:value="183.53">
            <text:p>183.53</text:p>
          </table:table-cell>
          <table:table-cell table:formula="of:=[$prices.E218]" office:value-type="float" office:value="76.31">
            <text:p>76.31</text:p>
          </table:table-cell>
          <table:table-cell table:formula="of:=[$shares.B218]" office:value-type="float" office:value="1200">
            <text:p>1200</text:p>
          </table:table-cell>
          <table:table-cell table:formula="of:=[$shares.C218]" office:value-type="float" office:value="0">
            <text:p>0</text:p>
          </table:table-cell>
          <table:table-cell table:formula="of:=[$shares.D218]" office:value-type="float" office:value="0">
            <text:p>0</text:p>
          </table:table-cell>
          <table:table-cell table:formula="of:=[$shares.E218]" office:value-type="float" office:value="0">
            <text:p>0</text:p>
          </table:table-cell>
          <table:table-cell table:formula="of:=[.B218]*[.F218]+[.C218]*[.G218]+[.D218]*[.H218]+[.E218]*[.I218]" office:value-type="float" office:value="457656">
            <text:p><text:s/>$457,656.00 </text:p>
          </table:table-cell>
          <table:table-cell table:number-columns-repeated="1014"/>
        </table:table-row>
        <table:table-row table:style-name="ro1">
          <table:table-cell office:value-type="date" office:date-value="2011-11-17">
            <text:p>11/17/2011</text:p>
          </table:table-cell>
          <table:table-cell table:formula="of:=[$prices.B219]" office:value-type="float" office:value="374.09">
            <text:p>374.09</text:p>
          </table:table-cell>
          <table:table-cell table:formula="of:=[$prices.C219]" office:value-type="float" office:value="600.87">
            <text:p>600.87</text:p>
          </table:table-cell>
          <table:table-cell table:formula="of:=[$prices.D219]" office:value-type="float" office:value="182.66">
            <text:p>182.66</text:p>
          </table:table-cell>
          <table:table-cell table:formula="of:=[$prices.E219]" office:value-type="float" office:value="75.93">
            <text:p>75.93</text:p>
          </table:table-cell>
          <table:table-cell table:formula="of:=[$shares.B219]" office:value-type="float" office:value="1200">
            <text:p>1200</text:p>
          </table:table-cell>
          <table:table-cell table:formula="of:=[$shares.C219]" office:value-type="float" office:value="0">
            <text:p>0</text:p>
          </table:table-cell>
          <table:table-cell table:formula="of:=[$shares.D219]" office:value-type="float" office:value="0">
            <text:p>0</text:p>
          </table:table-cell>
          <table:table-cell table:formula="of:=[$shares.E219]" office:value-type="float" office:value="0">
            <text:p>0</text:p>
          </table:table-cell>
          <table:table-cell table:formula="of:=[.B219]*[.F219]+[.C219]*[.G219]+[.D219]*[.H219]+[.E219]*[.I219]" office:value-type="float" office:value="448908">
            <text:p><text:s/>$448,908.00 </text:p>
          </table:table-cell>
          <table:table-cell table:number-columns-repeated="1014"/>
        </table:table-row>
        <table:table-row table:style-name="ro1">
          <table:table-cell office:value-type="date" office:date-value="2011-11-18">
            <text:p>11/18/2011</text:p>
          </table:table-cell>
          <table:table-cell table:formula="of:=[$prices.B220]" office:value-type="float" office:value="371.64">
            <text:p>371.64</text:p>
          </table:table-cell>
          <table:table-cell table:formula="of:=[$prices.C220]" office:value-type="float" office:value="594.88">
            <text:p>594.88</text:p>
          </table:table-cell>
          <table:table-cell table:formula="of:=[$prices.D220]" office:value-type="float" office:value="182.17">
            <text:p>182.17</text:p>
          </table:table-cell>
          <table:table-cell table:formula="of:=[$prices.E220]" office:value-type="float" office:value="75.97">
            <text:p>75.97</text:p>
          </table:table-cell>
          <table:table-cell table:formula="of:=[$shares.B220]" office:value-type="float" office:value="1200">
            <text:p>1200</text:p>
          </table:table-cell>
          <table:table-cell table:formula="of:=[$shares.C220]" office:value-type="float" office:value="0">
            <text:p>0</text:p>
          </table:table-cell>
          <table:table-cell table:formula="of:=[$shares.D220]" office:value-type="float" office:value="0">
            <text:p>0</text:p>
          </table:table-cell>
          <table:table-cell table:formula="of:=[$shares.E220]" office:value-type="float" office:value="0">
            <text:p>0</text:p>
          </table:table-cell>
          <table:table-cell table:formula="of:=[.B220]*[.F220]+[.C220]*[.G220]+[.D220]*[.H220]+[.E220]*[.I220]" office:value-type="float" office:value="445968">
            <text:p><text:s/>$445,968.00 </text:p>
          </table:table-cell>
          <table:table-cell table:number-columns-repeated="1014"/>
        </table:table-row>
        <table:table-row table:style-name="ro1">
          <table:table-cell office:value-type="date" office:date-value="2011-11-21">
            <text:p>11/21/2011</text:p>
          </table:table-cell>
          <table:table-cell table:formula="of:=[$prices.B221]" office:value-type="float" office:value="365.76">
            <text:p>365.76</text:p>
          </table:table-cell>
          <table:table-cell table:formula="of:=[$prices.C221]" office:value-type="float" office:value="580.94">
            <text:p>580.94</text:p>
          </table:table-cell>
          <table:table-cell table:formula="of:=[$prices.D221]" office:value-type="float" office:value="178.48">
            <text:p>178.48</text:p>
          </table:table-cell>
          <table:table-cell table:formula="of:=[$prices.E221]" office:value-type="float" office:value="75.01">
            <text:p>75.01</text:p>
          </table:table-cell>
          <table:table-cell table:formula="of:=[$shares.B221]" office:value-type="float" office:value="1200">
            <text:p>1200</text:p>
          </table:table-cell>
          <table:table-cell table:formula="of:=[$shares.C221]" office:value-type="float" office:value="0">
            <text:p>0</text:p>
          </table:table-cell>
          <table:table-cell table:formula="of:=[$shares.D221]" office:value-type="float" office:value="0">
            <text:p>0</text:p>
          </table:table-cell>
          <table:table-cell table:formula="of:=[$shares.E221]" office:value-type="float" office:value="0">
            <text:p>0</text:p>
          </table:table-cell>
          <table:table-cell table:formula="of:=[.B221]*[.F221]+[.C221]*[.G221]+[.D221]*[.H221]+[.E221]*[.I221]" office:value-type="float" office:value="438912">
            <text:p><text:s/>$438,912.00 </text:p>
          </table:table-cell>
          <table:table-cell table:number-columns-repeated="1014"/>
        </table:table-row>
        <table:table-row table:style-name="ro1">
          <table:table-cell office:value-type="date" office:date-value="2011-11-22">
            <text:p>11/22/2011</text:p>
          </table:table-cell>
          <table:table-cell table:formula="of:=[$prices.B222]" office:value-type="float" office:value="373.2">
            <text:p>373.2</text:p>
          </table:table-cell>
          <table:table-cell table:formula="of:=[$prices.C222]" office:value-type="float" office:value="580">
            <text:p>580</text:p>
          </table:table-cell>
          <table:table-cell table:formula="of:=[$prices.D222]" office:value-type="float" office:value="178.31">
            <text:p>178.31</text:p>
          </table:table-cell>
          <table:table-cell table:formula="of:=[$prices.E222]" office:value-type="float" office:value="74.15">
            <text:p>74.15</text:p>
          </table:table-cell>
          <table:table-cell table:formula="of:=[$shares.B222]" office:value-type="float" office:value="1200">
            <text:p>1200</text:p>
          </table:table-cell>
          <table:table-cell table:formula="of:=[$shares.C222]" office:value-type="float" office:value="0">
            <text:p>0</text:p>
          </table:table-cell>
          <table:table-cell table:formula="of:=[$shares.D222]" office:value-type="float" office:value="0">
            <text:p>0</text:p>
          </table:table-cell>
          <table:table-cell table:formula="of:=[$shares.E222]" office:value-type="float" office:value="0">
            <text:p>0</text:p>
          </table:table-cell>
          <table:table-cell table:formula="of:=[.B222]*[.F222]+[.C222]*[.G222]+[.D222]*[.H222]+[.E222]*[.I222]" office:value-type="float" office:value="447840">
            <text:p><text:s/>$447,840.00 </text:p>
          </table:table-cell>
          <table:table-cell table:number-columns-repeated="1014"/>
        </table:table-row>
        <table:table-row table:style-name="ro1">
          <table:table-cell office:value-type="date" office:date-value="2011-11-23">
            <text:p>11/23/2011</text:p>
          </table:table-cell>
          <table:table-cell table:formula="of:=[$prices.B223]" office:value-type="float" office:value="363.76">
            <text:p>363.76</text:p>
          </table:table-cell>
          <table:table-cell table:formula="of:=[$prices.C223]" office:value-type="float" office:value="570.11">
            <text:p>570.11</text:p>
          </table:table-cell>
          <table:table-cell table:formula="of:=[$prices.D223]" office:value-type="float" office:value="175">
            <text:p>175</text:p>
          </table:table-cell>
          <table:table-cell table:formula="of:=[$prices.E223]" office:value-type="float" office:value="72.74">
            <text:p>72.74</text:p>
          </table:table-cell>
          <table:table-cell table:formula="of:=[$shares.B223]" office:value-type="float" office:value="1200">
            <text:p>1200</text:p>
          </table:table-cell>
          <table:table-cell table:formula="of:=[$shares.C223]" office:value-type="float" office:value="0">
            <text:p>0</text:p>
          </table:table-cell>
          <table:table-cell table:formula="of:=[$shares.D223]" office:value-type="float" office:value="0">
            <text:p>0</text:p>
          </table:table-cell>
          <table:table-cell table:formula="of:=[$shares.E223]" office:value-type="float" office:value="0">
            <text:p>0</text:p>
          </table:table-cell>
          <table:table-cell table:formula="of:=[.B223]*[.F223]+[.C223]*[.G223]+[.D223]*[.H223]+[.E223]*[.I223]" office:value-type="float" office:value="436512">
            <text:p><text:s/>$436,512.00 </text:p>
          </table:table-cell>
          <table:table-cell table:number-columns-repeated="1014"/>
        </table:table-row>
        <table:table-row table:style-name="ro1">
          <table:table-cell office:value-type="date" office:date-value="2011-11-25">
            <text:p>11/25/2011</text:p>
          </table:table-cell>
          <table:table-cell table:formula="of:=[$prices.B224]" office:value-type="float" office:value="360.37">
            <text:p>360.37</text:p>
          </table:table-cell>
          <table:table-cell table:formula="of:=[$prices.C224]" office:value-type="float" office:value="563">
            <text:p>563</text:p>
          </table:table-cell>
          <table:table-cell table:formula="of:=[$prices.D224]" office:value-type="float" office:value="174.13">
            <text:p>174.13</text:p>
          </table:table-cell>
          <table:table-cell table:formula="of:=[$prices.E224]" office:value-type="float" office:value="72.07">
            <text:p>72.07</text:p>
          </table:table-cell>
          <table:table-cell table:formula="of:=[$shares.B224]" office:value-type="float" office:value="1200">
            <text:p>1200</text:p>
          </table:table-cell>
          <table:table-cell table:formula="of:=[$shares.C224]" office:value-type="float" office:value="0">
            <text:p>0</text:p>
          </table:table-cell>
          <table:table-cell table:formula="of:=[$shares.D224]" office:value-type="float" office:value="0">
            <text:p>0</text:p>
          </table:table-cell>
          <table:table-cell table:formula="of:=[$shares.E224]" office:value-type="float" office:value="0">
            <text:p>0</text:p>
          </table:table-cell>
          <table:table-cell table:formula="of:=[.B224]*[.F224]+[.C224]*[.G224]+[.D224]*[.H224]+[.E224]*[.I224]" office:value-type="float" office:value="432444">
            <text:p><text:s/>$432,444.00 </text:p>
          </table:table-cell>
          <table:table-cell table:number-columns-repeated="1014"/>
        </table:table-row>
        <table:table-row table:style-name="ro1">
          <table:table-cell office:value-type="date" office:date-value="2011-11-28">
            <text:p>11/28/2011</text:p>
          </table:table-cell>
          <table:table-cell table:formula="of:=[$prices.B225]" office:value-type="float" office:value="372.81">
            <text:p>372.81</text:p>
          </table:table-cell>
          <table:table-cell table:formula="of:=[$prices.C225]" office:value-type="float" office:value="588.19">
            <text:p>588.19</text:p>
          </table:table-cell>
          <table:table-cell table:formula="of:=[$prices.D225]" office:value-type="float" office:value="179.19">
            <text:p>179.19</text:p>
          </table:table-cell>
          <table:table-cell table:formula="of:=[$prices.E225]" office:value-type="float" office:value="73.96">
            <text:p>73.96</text:p>
          </table:table-cell>
          <table:table-cell table:formula="of:=[$shares.B225]" office:value-type="float" office:value="1200">
            <text:p>1200</text:p>
          </table:table-cell>
          <table:table-cell table:formula="of:=[$shares.C225]" office:value-type="float" office:value="0">
            <text:p>0</text:p>
          </table:table-cell>
          <table:table-cell table:formula="of:=[$shares.D225]" office:value-type="float" office:value="0">
            <text:p>0</text:p>
          </table:table-cell>
          <table:table-cell table:formula="of:=[$shares.E225]" office:value-type="float" office:value="0">
            <text:p>0</text:p>
          </table:table-cell>
          <table:table-cell table:formula="of:=[.B225]*[.F225]+[.C225]*[.G225]+[.D225]*[.H225]+[.E225]*[.I225]" office:value-type="float" office:value="447372">
            <text:p><text:s/>$447,372.00 </text:p>
          </table:table-cell>
          <table:table-cell table:number-columns-repeated="1014"/>
        </table:table-row>
        <table:table-row table:style-name="ro1">
          <table:table-cell office:value-type="date" office:date-value="2011-11-29">
            <text:p>11/29/2011</text:p>
          </table:table-cell>
          <table:table-cell table:formula="of:=[$prices.B226]" office:value-type="float" office:value="369.91">
            <text:p>369.91</text:p>
          </table:table-cell>
          <table:table-cell table:formula="of:=[$prices.C226]" office:value-type="float" office:value="582.93">
            <text:p>582.93</text:p>
          </table:table-cell>
          <table:table-cell table:formula="of:=[$prices.D226]" office:value-type="float" office:value="177.94">
            <text:p>177.94</text:p>
          </table:table-cell>
          <table:table-cell table:formula="of:=[$prices.E226]" office:value-type="float" office:value="75.03">
            <text:p>75.03</text:p>
          </table:table-cell>
          <table:table-cell table:formula="of:=[$shares.B226]" office:value-type="float" office:value="1200">
            <text:p>1200</text:p>
          </table:table-cell>
          <table:table-cell table:formula="of:=[$shares.C226]" office:value-type="float" office:value="0">
            <text:p>0</text:p>
          </table:table-cell>
          <table:table-cell table:formula="of:=[$shares.D226]" office:value-type="float" office:value="0">
            <text:p>0</text:p>
          </table:table-cell>
          <table:table-cell table:formula="of:=[$shares.E226]" office:value-type="float" office:value="0">
            <text:p>0</text:p>
          </table:table-cell>
          <table:table-cell table:formula="of:=[.B226]*[.F226]+[.C226]*[.G226]+[.D226]*[.H226]+[.E226]*[.I226]" office:value-type="float" office:value="443892">
            <text:p><text:s/>$443,892.00 </text:p>
          </table:table-cell>
          <table:table-cell table:number-columns-repeated="1014"/>
        </table:table-row>
        <table:table-row table:style-name="ro1">
          <table:table-cell office:value-type="date" office:date-value="2011-11-30">
            <text:p>11/30/2011</text:p>
          </table:table-cell>
          <table:table-cell table:formula="of:=[$prices.B227]" office:value-type="float" office:value="378.84">
            <text:p>378.84</text:p>
          </table:table-cell>
          <table:table-cell table:formula="of:=[$prices.C227]" office:value-type="float" office:value="599.39">
            <text:p>599.39</text:p>
          </table:table-cell>
          <table:table-cell table:formula="of:=[$prices.D227]" office:value-type="float" office:value="184.89">
            <text:p>184.89</text:p>
          </table:table-cell>
          <table:table-cell table:formula="of:=[$prices.E227]" office:value-type="float" office:value="78.45">
            <text:p>78.45</text:p>
          </table:table-cell>
          <table:table-cell table:formula="of:=[$shares.B227]" office:value-type="float" office:value="1200">
            <text:p>1200</text:p>
          </table:table-cell>
          <table:table-cell table:formula="of:=[$shares.C227]" office:value-type="float" office:value="0">
            <text:p>0</text:p>
          </table:table-cell>
          <table:table-cell table:formula="of:=[$shares.D227]" office:value-type="float" office:value="0">
            <text:p>0</text:p>
          </table:table-cell>
          <table:table-cell table:formula="of:=[$shares.E227]" office:value-type="float" office:value="0">
            <text:p>0</text:p>
          </table:table-cell>
          <table:table-cell table:formula="of:=[.B227]*[.F227]+[.C227]*[.G227]+[.D227]*[.H227]+[.E227]*[.I227]" office:value-type="float" office:value="454608">
            <text:p><text:s/>$454,608.00 </text:p>
          </table:table-cell>
          <table:table-cell table:number-columns-repeated="1014"/>
        </table:table-row>
        <table:table-row table:style-name="ro1">
          <table:table-cell office:value-type="date" office:date-value="2011-12-01">
            <text:p>12/1/2011</text:p>
          </table:table-cell>
          <table:table-cell table:formula="of:=[$prices.B228]" office:value-type="float" office:value="384.52">
            <text:p>384.52</text:p>
          </table:table-cell>
          <table:table-cell table:formula="of:=[$prices.C228]" office:value-type="float" office:value="613.77">
            <text:p>613.77</text:p>
          </table:table-cell>
          <table:table-cell table:formula="of:=[$prices.D228]" office:value-type="float" office:value="186.31">
            <text:p>186.31</text:p>
          </table:table-cell>
          <table:table-cell table:formula="of:=[$prices.E228]" office:value-type="float" office:value="77.82">
            <text:p>77.82</text:p>
          </table:table-cell>
          <table:table-cell table:formula="of:=[$shares.B228]" office:value-type="float" office:value="1200">
            <text:p>1200</text:p>
          </table:table-cell>
          <table:table-cell table:formula="of:=[$shares.C228]" office:value-type="float" office:value="0">
            <text:p>0</text:p>
          </table:table-cell>
          <table:table-cell table:formula="of:=[$shares.D228]" office:value-type="float" office:value="0">
            <text:p>0</text:p>
          </table:table-cell>
          <table:table-cell table:formula="of:=[$shares.E228]" office:value-type="float" office:value="0">
            <text:p>0</text:p>
          </table:table-cell>
          <table:table-cell table:formula="of:=[.B228]*[.F228]+[.C228]*[.G228]+[.D228]*[.H228]+[.E228]*[.I228]" office:value-type="float" office:value="461424">
            <text:p><text:s/>$461,424.00 </text:p>
          </table:table-cell>
          <table:table-cell table:number-columns-repeated="1014"/>
        </table:table-row>
        <table:table-row table:style-name="ro1">
          <table:table-cell office:value-type="date" office:date-value="2011-12-02">
            <text:p>12/2/2011</text:p>
          </table:table-cell>
          <table:table-cell table:formula="of:=[$prices.B229]" office:value-type="float" office:value="386.27">
            <text:p>386.27</text:p>
          </table:table-cell>
          <table:table-cell table:formula="of:=[$prices.C229]" office:value-type="float" office:value="620.36">
            <text:p>620.36</text:p>
          </table:table-cell>
          <table:table-cell table:formula="of:=[$prices.D229]" office:value-type="float" office:value="186.52">
            <text:p>186.52</text:p>
          </table:table-cell>
          <table:table-cell table:formula="of:=[$prices.E229]" office:value-type="float" office:value="77.82">
            <text:p>77.82</text:p>
          </table:table-cell>
          <table:table-cell table:formula="of:=[$shares.B229]" office:value-type="float" office:value="1200">
            <text:p>1200</text:p>
          </table:table-cell>
          <table:table-cell table:formula="of:=[$shares.C229]" office:value-type="float" office:value="0">
            <text:p>0</text:p>
          </table:table-cell>
          <table:table-cell table:formula="of:=[$shares.D229]" office:value-type="float" office:value="0">
            <text:p>0</text:p>
          </table:table-cell>
          <table:table-cell table:formula="of:=[$shares.E229]" office:value-type="float" office:value="0">
            <text:p>0</text:p>
          </table:table-cell>
          <table:table-cell table:formula="of:=[.B229]*[.F229]+[.C229]*[.G229]+[.D229]*[.H229]+[.E229]*[.I229]" office:value-type="float" office:value="463524">
            <text:p><text:s/>$463,524.00 </text:p>
          </table:table-cell>
          <table:table-cell table:number-columns-repeated="1014"/>
        </table:table-row>
        <table:table-row table:style-name="ro1">
          <table:table-cell office:value-type="date" office:date-value="2011-12-05">
            <text:p>12/5/2011</text:p>
          </table:table-cell>
          <table:table-cell table:formula="of:=[$prices.B230]" office:value-type="float" office:value="389.55">
            <text:p>389.55</text:p>
          </table:table-cell>
          <table:table-cell table:formula="of:=[$prices.C230]" office:value-type="float" office:value="625.65">
            <text:p>625.65</text:p>
          </table:table-cell>
          <table:table-cell table:formula="of:=[$prices.D230]" office:value-type="float" office:value="187.68">
            <text:p>187.68</text:p>
          </table:table-cell>
          <table:table-cell table:formula="of:=[$prices.E230]" office:value-type="float" office:value="78.46">
            <text:p>78.46</text:p>
          </table:table-cell>
          <table:table-cell table:formula="of:=[$shares.B230]" office:value-type="float" office:value="1200">
            <text:p>1200</text:p>
          </table:table-cell>
          <table:table-cell table:formula="of:=[$shares.C230]" office:value-type="float" office:value="0">
            <text:p>0</text:p>
          </table:table-cell>
          <table:table-cell table:formula="of:=[$shares.D230]" office:value-type="float" office:value="0">
            <text:p>0</text:p>
          </table:table-cell>
          <table:table-cell table:formula="of:=[$shares.E230]" office:value-type="float" office:value="0">
            <text:p>0</text:p>
          </table:table-cell>
          <table:table-cell table:formula="of:=[.B230]*[.F230]+[.C230]*[.G230]+[.D230]*[.H230]+[.E230]*[.I230]" office:value-type="float" office:value="467460">
            <text:p><text:s/>$467,460.00 </text:p>
          </table:table-cell>
          <table:table-cell table:number-columns-repeated="1014"/>
        </table:table-row>
        <table:table-row table:style-name="ro1">
          <table:table-cell office:value-type="date" office:date-value="2011-12-06">
            <text:p>12/6/2011</text:p>
          </table:table-cell>
          <table:table-cell table:formula="of:=[$prices.B231]" office:value-type="float" office:value="387.51">
            <text:p>387.51</text:p>
          </table:table-cell>
          <table:table-cell table:formula="of:=[$prices.C231]" office:value-type="float" office:value="623.77">
            <text:p>623.77</text:p>
          </table:table-cell>
          <table:table-cell table:formula="of:=[$prices.D231]" office:value-type="float" office:value="189.75">
            <text:p>189.75</text:p>
          </table:table-cell>
          <table:table-cell table:formula="of:=[$prices.E231]" office:value-type="float" office:value="78.82">
            <text:p>78.82</text:p>
          </table:table-cell>
          <table:table-cell table:formula="of:=[$shares.B231]" office:value-type="float" office:value="1200">
            <text:p>1200</text:p>
          </table:table-cell>
          <table:table-cell table:formula="of:=[$shares.C231]" office:value-type="float" office:value="0">
            <text:p>0</text:p>
          </table:table-cell>
          <table:table-cell table:formula="of:=[$shares.D231]" office:value-type="float" office:value="0">
            <text:p>0</text:p>
          </table:table-cell>
          <table:table-cell table:formula="of:=[$shares.E231]" office:value-type="float" office:value="0">
            <text:p>0</text:p>
          </table:table-cell>
          <table:table-cell table:formula="of:=[.B231]*[.F231]+[.C231]*[.G231]+[.D231]*[.H231]+[.E231]*[.I231]" office:value-type="float" office:value="465012">
            <text:p><text:s/>$465,012.00 </text:p>
          </table:table-cell>
          <table:table-cell table:number-columns-repeated="1014"/>
        </table:table-row>
        <table:table-row table:style-name="ro1">
          <table:table-cell office:value-type="date" office:date-value="2011-12-07">
            <text:p>12/7/2011</text:p>
          </table:table-cell>
          <table:table-cell table:formula="of:=[$prices.B232]" office:value-type="float" office:value="385.67">
            <text:p>385.67</text:p>
          </table:table-cell>
          <table:table-cell table:formula="of:=[$prices.C232]" office:value-type="float" office:value="623.39">
            <text:p>623.39</text:p>
          </table:table-cell>
          <table:table-cell table:formula="of:=[$prices.D232]" office:value-type="float" office:value="190.84">
            <text:p>190.84</text:p>
          </table:table-cell>
          <table:table-cell table:formula="of:=[$prices.E232]" office:value-type="float" office:value="79.07">
            <text:p>79.07</text:p>
          </table:table-cell>
          <table:table-cell table:formula="of:=[$shares.B232]" office:value-type="float" office:value="1200">
            <text:p>1200</text:p>
          </table:table-cell>
          <table:table-cell table:formula="of:=[$shares.C232]" office:value-type="float" office:value="0">
            <text:p>0</text:p>
          </table:table-cell>
          <table:table-cell table:formula="of:=[$shares.D232]" office:value-type="float" office:value="0">
            <text:p>0</text:p>
          </table:table-cell>
          <table:table-cell table:formula="of:=[$shares.E232]" office:value-type="float" office:value="0">
            <text:p>0</text:p>
          </table:table-cell>
          <table:table-cell table:formula="of:=[.B232]*[.F232]+[.C232]*[.G232]+[.D232]*[.H232]+[.E232]*[.I232]" office:value-type="float" office:value="462804">
            <text:p><text:s/>$462,804.00 </text:p>
          </table:table-cell>
          <table:table-cell table:number-columns-repeated="1014"/>
        </table:table-row>
        <table:table-row table:style-name="ro1">
          <table:table-cell office:value-type="date" office:date-value="2011-12-08">
            <text:p>12/8/2011</text:p>
          </table:table-cell>
          <table:table-cell table:formula="of:=[$prices.B233]" office:value-type="float" office:value="387.22">
            <text:p>387.22</text:p>
          </table:table-cell>
          <table:table-cell table:formula="of:=[$prices.C233]" office:value-type="float" office:value="616.05">
            <text:p>616.05</text:p>
          </table:table-cell>
          <table:table-cell table:formula="of:=[$prices.D233]" office:value-type="float" office:value="188.41">
            <text:p>188.41</text:p>
          </table:table-cell>
          <table:table-cell table:formula="of:=[$prices.E233]" office:value-type="float" office:value="77.89">
            <text:p>77.89</text:p>
          </table:table-cell>
          <table:table-cell table:formula="of:=[$shares.B233]" office:value-type="float" office:value="1200">
            <text:p>1200</text:p>
          </table:table-cell>
          <table:table-cell table:formula="of:=[$shares.C233]" office:value-type="float" office:value="0">
            <text:p>0</text:p>
          </table:table-cell>
          <table:table-cell table:formula="of:=[$shares.D233]" office:value-type="float" office:value="0">
            <text:p>0</text:p>
          </table:table-cell>
          <table:table-cell table:formula="of:=[$shares.E233]" office:value-type="float" office:value="0">
            <text:p>0</text:p>
          </table:table-cell>
          <table:table-cell table:formula="of:=[.B233]*[.F233]+[.C233]*[.G233]+[.D233]*[.H233]+[.E233]*[.I233]" office:value-type="float" office:value="464664">
            <text:p><text:s/>$464,664.00 </text:p>
          </table:table-cell>
          <table:table-cell table:number-columns-repeated="1014"/>
        </table:table-row>
        <table:table-row table:style-name="ro1">
          <table:table-cell office:value-type="date" office:date-value="2011-12-09">
            <text:p>12/9/2011</text:p>
          </table:table-cell>
          <table:table-cell table:formula="of:=[$prices.B234]" office:value-type="float" office:value="390.16">
            <text:p>390.16</text:p>
          </table:table-cell>
          <table:table-cell table:formula="of:=[$prices.C234]" office:value-type="float" office:value="627.42">
            <text:p>627.42</text:p>
          </table:table-cell>
          <table:table-cell table:formula="of:=[$prices.D234]" office:value-type="float" office:value="191.34">
            <text:p>191.34</text:p>
          </table:table-cell>
          <table:table-cell table:formula="of:=[$prices.E234]" office:value-type="float" office:value="79.33">
            <text:p>79.33</text:p>
          </table:table-cell>
          <table:table-cell table:formula="of:=[$shares.B234]" office:value-type="float" office:value="1200">
            <text:p>1200</text:p>
          </table:table-cell>
          <table:table-cell table:formula="of:=[$shares.C234]" office:value-type="float" office:value="0">
            <text:p>0</text:p>
          </table:table-cell>
          <table:table-cell table:formula="of:=[$shares.D234]" office:value-type="float" office:value="0">
            <text:p>0</text:p>
          </table:table-cell>
          <table:table-cell table:formula="of:=[$shares.E234]" office:value-type="float" office:value="0">
            <text:p>0</text:p>
          </table:table-cell>
          <table:table-cell table:formula="of:=[.B234]*[.F234]+[.C234]*[.G234]+[.D234]*[.H234]+[.E234]*[.I234]" office:value-type="float" office:value="468192">
            <text:p><text:s/>$468,192.00 </text:p>
          </table:table-cell>
          <table:table-cell table:number-columns-repeated="1014"/>
        </table:table-row>
        <table:table-row table:style-name="ro1">
          <table:table-cell office:value-type="date" office:date-value="2011-12-12">
            <text:p>12/12/2011</text:p>
          </table:table-cell>
          <table:table-cell table:formula="of:=[$prices.B235]" office:value-type="float" office:value="388.39">
            <text:p>388.39</text:p>
          </table:table-cell>
          <table:table-cell table:formula="of:=[$prices.C235]" office:value-type="float" office:value="625.39">
            <text:p>625.39</text:p>
          </table:table-cell>
          <table:table-cell table:formula="of:=[$prices.D235]" office:value-type="float" office:value="189">
            <text:p>189</text:p>
          </table:table-cell>
          <table:table-cell table:formula="of:=[$prices.E235]" office:value-type="float" office:value="78.07">
            <text:p>78.07</text:p>
          </table:table-cell>
          <table:table-cell table:formula="of:=[$shares.B235]" office:value-type="float" office:value="1200">
            <text:p>1200</text:p>
          </table:table-cell>
          <table:table-cell table:formula="of:=[$shares.C235]" office:value-type="float" office:value="0">
            <text:p>0</text:p>
          </table:table-cell>
          <table:table-cell table:formula="of:=[$shares.D235]" office:value-type="float" office:value="0">
            <text:p>0</text:p>
          </table:table-cell>
          <table:table-cell table:formula="of:=[$shares.E235]" office:value-type="float" office:value="0">
            <text:p>0</text:p>
          </table:table-cell>
          <table:table-cell table:formula="of:=[.B235]*[.F235]+[.C235]*[.G235]+[.D235]*[.H235]+[.E235]*[.I235]" office:value-type="float" office:value="466068">
            <text:p><text:s/>$466,068.00 </text:p>
          </table:table-cell>
          <table:table-cell table:number-columns-repeated="1014"/>
        </table:table-row>
        <table:table-row table:style-name="ro1">
          <table:table-cell office:value-type="date" office:date-value="2011-12-13">
            <text:p>12/13/2011</text:p>
          </table:table-cell>
          <table:table-cell table:formula="of:=[$prices.B236]" office:value-type="float" office:value="385.39">
            <text:p>385.39</text:p>
          </table:table-cell>
          <table:table-cell table:formula="of:=[$prices.C236]" office:value-type="float" office:value="625.63">
            <text:p>625.63</text:p>
          </table:table-cell>
          <table:table-cell table:formula="of:=[$prices.D236]" office:value-type="float" office:value="187.99">
            <text:p>187.99</text:p>
          </table:table-cell>
          <table:table-cell table:formula="of:=[$prices.E236]" office:value-type="float" office:value="78.54">
            <text:p>78.54</text:p>
          </table:table-cell>
          <table:table-cell table:formula="of:=[$shares.B236]" office:value-type="float" office:value="1200">
            <text:p>1200</text:p>
          </table:table-cell>
          <table:table-cell table:formula="of:=[$shares.C236]" office:value-type="float" office:value="0">
            <text:p>0</text:p>
          </table:table-cell>
          <table:table-cell table:formula="of:=[$shares.D236]" office:value-type="float" office:value="0">
            <text:p>0</text:p>
          </table:table-cell>
          <table:table-cell table:formula="of:=[$shares.E236]" office:value-type="float" office:value="0">
            <text:p>0</text:p>
          </table:table-cell>
          <table:table-cell table:formula="of:=[.B236]*[.F236]+[.C236]*[.G236]+[.D236]*[.H236]+[.E236]*[.I236]" office:value-type="float" office:value="462468">
            <text:p><text:s/>$462,468.00 </text:p>
          </table:table-cell>
          <table:table-cell table:number-columns-repeated="1014"/>
        </table:table-row>
        <table:table-row table:style-name="ro1">
          <table:table-cell office:value-type="date" office:date-value="2011-12-14">
            <text:p>12/14/2011</text:p>
          </table:table-cell>
          <table:table-cell table:formula="of:=[$prices.B237]" office:value-type="float" office:value="376.84">
            <text:p>376.84</text:p>
          </table:table-cell>
          <table:table-cell table:formula="of:=[$prices.C237]" office:value-type="float" office:value="618.07">
            <text:p>618.07</text:p>
          </table:table-cell>
          <table:table-cell table:formula="of:=[$prices.D237]" office:value-type="float" office:value="185.6">
            <text:p>185.6</text:p>
          </table:table-cell>
          <table:table-cell table:formula="of:=[$prices.E237]" office:value-type="float" office:value="77.48">
            <text:p>77.48</text:p>
          </table:table-cell>
          <table:table-cell table:formula="of:=[$shares.B237]" office:value-type="float" office:value="1200">
            <text:p>1200</text:p>
          </table:table-cell>
          <table:table-cell table:formula="of:=[$shares.C237]" office:value-type="float" office:value="0">
            <text:p>0</text:p>
          </table:table-cell>
          <table:table-cell table:formula="of:=[$shares.D237]" office:value-type="float" office:value="0">
            <text:p>0</text:p>
          </table:table-cell>
          <table:table-cell table:formula="of:=[$shares.E237]" office:value-type="float" office:value="0">
            <text:p>0</text:p>
          </table:table-cell>
          <table:table-cell table:formula="of:=[.B237]*[.F237]+[.C237]*[.G237]+[.D237]*[.H237]+[.E237]*[.I237]" office:value-type="float" office:value="452208">
            <text:p><text:s/>$452,208.00 </text:p>
          </table:table-cell>
          <table:table-cell table:number-columns-repeated="1014"/>
        </table:table-row>
        <table:table-row table:style-name="ro1">
          <table:table-cell office:value-type="date" office:date-value="2011-12-15">
            <text:p>12/15/2011</text:p>
          </table:table-cell>
          <table:table-cell table:formula="of:=[$prices.B238]" office:value-type="float" office:value="375.6">
            <text:p>375.6</text:p>
          </table:table-cell>
          <table:table-cell table:formula="of:=[$prices.C238]" office:value-type="float" office:value="619.54">
            <text:p>619.54</text:p>
          </table:table-cell>
          <table:table-cell table:formula="of:=[$prices.D238]" office:value-type="float" office:value="184.38">
            <text:p>184.38</text:p>
          </table:table-cell>
          <table:table-cell table:formula="of:=[$prices.E238]" office:value-type="float" office:value="78.05">
            <text:p>78.05</text:p>
          </table:table-cell>
          <table:table-cell table:formula="of:=[$shares.B238]" office:value-type="float" office:value="1200">
            <text:p>1200</text:p>
          </table:table-cell>
          <table:table-cell table:formula="of:=[$shares.C238]" office:value-type="float" office:value="0">
            <text:p>0</text:p>
          </table:table-cell>
          <table:table-cell table:formula="of:=[$shares.D238]" office:value-type="float" office:value="0">
            <text:p>0</text:p>
          </table:table-cell>
          <table:table-cell table:formula="of:=[$shares.E238]" office:value-type="float" office:value="0">
            <text:p>0</text:p>
          </table:table-cell>
          <table:table-cell table:formula="of:=[.B238]*[.F238]+[.C238]*[.G238]+[.D238]*[.H238]+[.E238]*[.I238]" office:value-type="float" office:value="450720">
            <text:p><text:s/>$450,720.00 </text:p>
          </table:table-cell>
          <table:table-cell table:number-columns-repeated="1014"/>
        </table:table-row>
        <table:table-row table:style-name="ro1">
          <table:table-cell office:value-type="date" office:date-value="2011-12-16">
            <text:p>12/16/2011</text:p>
          </table:table-cell>
          <table:table-cell table:formula="of:=[$prices.B239]" office:value-type="float" office:value="377.67">
            <text:p>377.67</text:p>
          </table:table-cell>
          <table:table-cell table:formula="of:=[$prices.C239]" office:value-type="float" office:value="625.96">
            <text:p>625.96</text:p>
          </table:table-cell>
          <table:table-cell table:formula="of:=[$prices.D239]" office:value-type="float" office:value="180.53">
            <text:p>180.53</text:p>
          </table:table-cell>
          <table:table-cell table:formula="of:=[$prices.E239]" office:value-type="float" office:value="78.18">
            <text:p>78.18</text:p>
          </table:table-cell>
          <table:table-cell table:formula="of:=[$shares.B239]" office:value-type="float" office:value="1200">
            <text:p>1200</text:p>
          </table:table-cell>
          <table:table-cell table:formula="of:=[$shares.C239]" office:value-type="float" office:value="0">
            <text:p>0</text:p>
          </table:table-cell>
          <table:table-cell table:formula="of:=[$shares.D239]" office:value-type="float" office:value="0">
            <text:p>0</text:p>
          </table:table-cell>
          <table:table-cell table:formula="of:=[$shares.E239]" office:value-type="float" office:value="0">
            <text:p>0</text:p>
          </table:table-cell>
          <table:table-cell table:formula="of:=[.B239]*[.F239]+[.C239]*[.G239]+[.D239]*[.H239]+[.E239]*[.I239]" office:value-type="float" office:value="453204">
            <text:p><text:s/>$453,204.00 </text:p>
          </table:table-cell>
          <table:table-cell table:number-columns-repeated="1014"/>
        </table:table-row>
        <table:table-row table:style-name="ro1">
          <table:table-cell office:value-type="date" office:date-value="2011-12-19">
            <text:p>12/19/2011</text:p>
          </table:table-cell>
          <table:table-cell table:formula="of:=[$prices.B240]" office:value-type="float" office:value="378.85">
            <text:p>378.85</text:p>
          </table:table-cell>
          <table:table-cell table:formula="of:=[$prices.C240]" office:value-type="float" office:value="621.83">
            <text:p>621.83</text:p>
          </table:table-cell>
          <table:table-cell table:formula="of:=[$prices.D240]" office:value-type="float" office:value="179.86">
            <text:p>179.86</text:p>
          </table:table-cell>
          <table:table-cell table:formula="of:=[$prices.E240]" office:value-type="float" office:value="77.56">
            <text:p>77.56</text:p>
          </table:table-cell>
          <table:table-cell table:formula="of:=[$shares.B240]" office:value-type="float" office:value="1200">
            <text:p>1200</text:p>
          </table:table-cell>
          <table:table-cell table:formula="of:=[$shares.C240]" office:value-type="float" office:value="0">
            <text:p>0</text:p>
          </table:table-cell>
          <table:table-cell table:formula="of:=[$shares.D240]" office:value-type="float" office:value="0">
            <text:p>0</text:p>
          </table:table-cell>
          <table:table-cell table:formula="of:=[$shares.E240]" office:value-type="float" office:value="0">
            <text:p>0</text:p>
          </table:table-cell>
          <table:table-cell table:formula="of:=[.B240]*[.F240]+[.C240]*[.G240]+[.D240]*[.H240]+[.E240]*[.I240]" office:value-type="float" office:value="454620">
            <text:p><text:s/>$454,620.00 </text:p>
          </table:table-cell>
          <table:table-cell table:number-columns-repeated="1014"/>
        </table:table-row>
        <table:table-row table:style-name="ro1">
          <table:table-cell office:value-type="date" office:date-value="2011-12-20">
            <text:p>12/20/2011</text:p>
          </table:table-cell>
          <table:table-cell table:formula="of:=[$prices.B241]" office:value-type="float" office:value="392.46">
            <text:p>392.46</text:p>
          </table:table-cell>
          <table:table-cell table:formula="of:=[$prices.C241]" office:value-type="float" office:value="630.37">
            <text:p>630.37</text:p>
          </table:table-cell>
          <table:table-cell table:formula="of:=[$prices.D241]" office:value-type="float" office:value="184.14">
            <text:p>184.14</text:p>
          </table:table-cell>
          <table:table-cell table:formula="of:=[$prices.E241]" office:value-type="float" office:value="79.97">
            <text:p>79.97</text:p>
          </table:table-cell>
          <table:table-cell table:formula="of:=[$shares.B241]" office:value-type="float" office:value="0">
            <text:p>0</text:p>
          </table:table-cell>
          <table:table-cell table:formula="of:=[$shares.C241]" office:value-type="float" office:value="0">
            <text:p>0</text:p>
          </table:table-cell>
          <table:table-cell table:formula="of:=[$shares.D241]" office:value-type="float" office:value="0">
            <text:p>0</text:p>
          </table:table-cell>
          <table:table-cell table:formula="of:=[$shares.E241]" office:value-type="float" office:value="0">
            <text:p>0</text:p>
          </table:table-cell>
          <table:table-cell table:formula="of:=[.B241]*[.F241]+[.C241]*[.G241]+[.D241]*[.H241]+[.E241]*[.I241]" office:value-type="float" office:value="0">
            <text:p><text:s/>$- <text:s text:c="2"/></text:p>
          </table:table-cell>
          <table:table-cell table:number-columns-repeated="1014"/>
        </table:table-row>
      </table:table>
      <table:table table:name="cash" table:style-name="ta5">
        <office:forms form:automatic-focus="false" form:apply-design-mode="false"/>
        <table:table-column table:style-name="co4" table:default-cell-style-name="ce3"/>
        <table:table-column table:style-name="co6" table:number-columns-repeated="3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" table:default-cell-style-name="ce2"/>
        <table:table-column table:style-name="co3" table:default-cell-style-name="Default"/>
        <table:table-column table:style-name="co2" table:default-cell-style-name="Default"/>
        <table:table-column table:style-name="co1" table:number-columns-repeated="1008" table:default-cell-style-name="Default"/>
        <table:table-row table:style-name="ro1">
          <table:table-cell table:style-name="Default" office:value-type="string">
            <text:p>Date</text:p>
          </table:table-cell>
          <table:table-cell office:value-type="string">
            <text:p>AAPL</text:p>
          </table:table-cell>
          <table:table-cell office:value-type="string">
            <text:p>GOOG</text:p>
          </table:table-cell>
          <table:table-cell office:value-type="string">
            <text:p>IBM</text:p>
          </table:table-cell>
          <table:table-cell office:value-type="string">
            <text:p>XOM</text:p>
          </table:table-cell>
          <table:table-cell office:value-type="string">
            <text:p>AAPL_shares</text:p>
          </table:table-cell>
          <table:table-cell office:value-type="string">
            <text:p>GOOG_shares</text:p>
          </table:table-cell>
          <table:table-cell office:value-type="string">
            <text:p>IBM_shares</text:p>
          </table:table-cell>
          <table:table-cell office:value-type="string">
            <text:p>XOM_shares</text:p>
          </table:table-cell>
          <table:table-cell office:value-type="string">
            <text:p>AAPL cash</text:p>
          </table:table-cell>
          <table:table-cell office:value-type="string">
            <text:p>GOOG cash</text:p>
          </table:table-cell>
          <table:table-cell office:value-type="string">
            <text:p>IBM cash</text:p>
          </table:table-cell>
          <table:table-cell office:value-type="string">
            <text:p>XOM cash</text:p>
          </table:table-cell>
          <table:table-cell table:style-name="Default" office:value-type="string">
            <text:p>Cash</text:p>
          </table:table-cell>
          <table:table-cell office:value-type="string">
            <text:p>Initial Cash</text:p>
          </table:table-cell>
          <table:table-cell table:style-name="ce1" office:value-type="float" office:value="1000000">
            <text:p><text:s/>$1,000,000.00 </text:p>
          </table:table-cell>
          <table:table-cell table:number-columns-repeated="1008"/>
        </table:table-row>
        <table:table-row table:style-name="ro1">
          <table:table-cell office:value-type="date" office:date-value="2011-01-10">
            <text:p>1/10/2011</text:p>
          </table:table-cell>
          <table:table-cell table:formula="of:=[$prices.B2]" office:value-type="float" office:value="339.44">
            <text:p>339.44</text:p>
          </table:table-cell>
          <table:table-cell table:formula="of:=[$prices.C2]" office:value-type="float" office:value="614.21">
            <text:p>614.21</text:p>
          </table:table-cell>
          <table:table-cell table:formula="of:=[$prices.D2]" office:value-type="float" office:value="142.78">
            <text:p>142.78</text:p>
          </table:table-cell>
          <table:table-cell table:formula="of:=[$prices.E2]" office:value-type="float" office:value="71.57">
            <text:p>71.57</text:p>
          </table:table-cell>
          <table:table-cell table:formula="of:=[$shares.B2]" office:value-type="float" office:value="1500">
            <text:p>1500</text:p>
          </table:table-cell>
          <table:table-cell table:formula="of:=[$shares.C2]" office:value-type="float" office:value="0">
            <text:p>0</text:p>
          </table:table-cell>
          <table:table-cell table:formula="of:=[$shares.D2]" office:value-type="float" office:value="0">
            <text:p>0</text:p>
          </table:table-cell>
          <table:table-cell table:formula="of:=[$shares.E2]" office:value-type="float" office:value="0">
            <text:p>0</text:p>
          </table:table-cell>
          <table:table-cell table:formula="of:=-[.F2]*[.B2]" office:value-type="float" office:value="-509160">
            <text:p>-509160</text:p>
          </table:table-cell>
          <table:table-cell table:formula="of:=-[.G2]*[.C2]" office:value-type="float" office:value="-0">
            <text:p>0</text:p>
          </table:table-cell>
          <table:table-cell table:formula="of:=-[.H2]*[.D2]" office:value-type="float" office:value="-0">
            <text:p>0</text:p>
          </table:table-cell>
          <table:table-cell table:formula="of:=-[.I2]*[.E2]" office:value-type="float" office:value="-0">
            <text:p>0</text:p>
          </table:table-cell>
          <table:table-cell table:formula="of:=[.P1]+SUM([.J2:.M2])" office:value-type="float" office:value="490840">
            <text:p><text:s/>$490,840.00 </text:p>
          </table:table-cell>
          <table:table-cell table:number-columns-repeated="1010"/>
        </table:table-row>
        <table:table-row table:style-name="ro1">
          <table:table-cell office:value-type="date" office:date-value="2011-01-11">
            <text:p>1/11/2011</text:p>
          </table:table-cell>
          <table:table-cell table:formula="of:=[$prices.B3]" office:value-type="float" office:value="338.63">
            <text:p>338.63</text:p>
          </table:table-cell>
          <table:table-cell table:formula="of:=[$prices.C3]" office:value-type="float" office:value="616.01">
            <text:p>616.01</text:p>
          </table:table-cell>
          <table:table-cell table:formula="of:=[$prices.D3]" office:value-type="float" office:value="142.43">
            <text:p>142.43</text:p>
          </table:table-cell>
          <table:table-cell table:formula="of:=[$prices.E3]" office:value-type="float" office:value="72.11">
            <text:p>72.11</text:p>
          </table:table-cell>
          <table:table-cell table:formula="of:=[$shares.B3]" office:value-type="float" office:value="1500">
            <text:p>1500</text:p>
          </table:table-cell>
          <table:table-cell table:formula="of:=[$shares.C3]" office:value-type="float" office:value="0">
            <text:p>0</text:p>
          </table:table-cell>
          <table:table-cell table:formula="of:=[$shares.D3]" office:value-type="float" office:value="0">
            <text:p>0</text:p>
          </table:table-cell>
          <table:table-cell table:formula="of:=[$shares.E3]" office:value-type="float" office:value="0">
            <text:p>0</text:p>
          </table:table-cell>
          <table:table-cell table:formula="of:=-([.F3]-[.F2])*[.B3]" office:value-type="float" office:value="-0">
            <text:p>0</text:p>
          </table:table-cell>
          <table:table-cell table:formula="of:=-([.G3]-[.G2])*[.C3]" office:value-type="float" office:value="-0">
            <text:p>0</text:p>
          </table:table-cell>
          <table:table-cell table:formula="of:=-([.H3]-[.H2])*[.D3]" office:value-type="float" office:value="-0">
            <text:p>0</text:p>
          </table:table-cell>
          <table:table-cell table:formula="of:=-([.I3]-[.I2])*[.E3]" office:value-type="float" office:value="-0">
            <text:p>0</text:p>
          </table:table-cell>
          <table:table-cell table:formula="of:=[.N2]+SUM([.J3:.M3])" office:value-type="float" office:value="490840">
            <text:p><text:s/>$490,840.00 </text:p>
          </table:table-cell>
          <table:table-cell table:number-columns-repeated="1010"/>
        </table:table-row>
        <table:table-row table:style-name="ro1">
          <table:table-cell office:value-type="date" office:date-value="2011-01-12">
            <text:p>1/12/2011</text:p>
          </table:table-cell>
          <table:table-cell table:formula="of:=[$prices.B4]" office:value-type="float" office:value="341.39">
            <text:p>341.39</text:p>
          </table:table-cell>
          <table:table-cell table:formula="of:=[$prices.C4]" office:value-type="float" office:value="616.87">
            <text:p>616.87</text:p>
          </table:table-cell>
          <table:table-cell table:formula="of:=[$prices.D4]" office:value-type="float" office:value="144.19">
            <text:p>144.19</text:p>
          </table:table-cell>
          <table:table-cell table:formula="of:=[$prices.E4]" office:value-type="float" office:value="72.96">
            <text:p>72.96</text:p>
          </table:table-cell>
          <table:table-cell table:formula="of:=[$shares.B4]" office:value-type="float" office:value="1500">
            <text:p>1500</text:p>
          </table:table-cell>
          <table:table-cell table:formula="of:=[$shares.C4]" office:value-type="float" office:value="0">
            <text:p>0</text:p>
          </table:table-cell>
          <table:table-cell table:formula="of:=[$shares.D4]" office:value-type="float" office:value="0">
            <text:p>0</text:p>
          </table:table-cell>
          <table:table-cell table:formula="of:=[$shares.E4]" office:value-type="float" office:value="0">
            <text:p>0</text:p>
          </table:table-cell>
          <table:table-cell table:formula="of:=-([.F4]-[.F3])*[.B4]" office:value-type="float" office:value="-0">
            <text:p>0</text:p>
          </table:table-cell>
          <table:table-cell table:formula="of:=-([.G4]-[.G3])*[.C4]" office:value-type="float" office:value="-0">
            <text:p>0</text:p>
          </table:table-cell>
          <table:table-cell table:formula="of:=-([.H4]-[.H3])*[.D4]" office:value-type="float" office:value="-0">
            <text:p>0</text:p>
          </table:table-cell>
          <table:table-cell table:formula="of:=-([.I4]-[.I3])*[.E4]" office:value-type="float" office:value="-0">
            <text:p>0</text:p>
          </table:table-cell>
          <table:table-cell table:formula="of:=[.N3]+SUM([.J4:.M4])" office:value-type="float" office:value="490840">
            <text:p><text:s/>$490,840.00 </text:p>
          </table:table-cell>
          <table:table-cell table:number-columns-repeated="1010"/>
        </table:table-row>
        <table:table-row table:style-name="ro1">
          <table:table-cell office:value-type="date" office:date-value="2011-01-13">
            <text:p>1/13/2011</text:p>
          </table:table-cell>
          <table:table-cell table:formula="of:=[$prices.B5]" office:value-type="float" office:value="342.64">
            <text:p>342.64</text:p>
          </table:table-cell>
          <table:table-cell table:formula="of:=[$prices.C5]" office:value-type="float" office:value="616.69">
            <text:p>616.69</text:p>
          </table:table-cell>
          <table:table-cell table:formula="of:=[$prices.D5]" office:value-type="float" office:value="143.92">
            <text:p>143.92</text:p>
          </table:table-cell>
          <table:table-cell table:formula="of:=[$prices.E5]" office:value-type="float" office:value="73.08">
            <text:p>73.08</text:p>
          </table:table-cell>
          <table:table-cell table:formula="of:=[$shares.B5]" office:value-type="float" office:value="0">
            <text:p>0</text:p>
          </table:table-cell>
          <table:table-cell table:formula="of:=[$shares.C5]" office:value-type="float" office:value="0">
            <text:p>0</text:p>
          </table:table-cell>
          <table:table-cell table:formula="of:=[$shares.D5]" office:value-type="float" office:value="4000">
            <text:p>4000</text:p>
          </table:table-cell>
          <table:table-cell table:formula="of:=[$shares.E5]" office:value-type="float" office:value="0">
            <text:p>0</text:p>
          </table:table-cell>
          <table:table-cell table:formula="of:=-([.F5]-[.F4])*[.B5]" office:value-type="float" office:value="513960">
            <text:p>513960</text:p>
          </table:table-cell>
          <table:table-cell table:formula="of:=-([.G5]-[.G4])*[.C5]" office:value-type="float" office:value="-0">
            <text:p>0</text:p>
          </table:table-cell>
          <table:table-cell table:formula="of:=-([.H5]-[.H4])*[.D5]" office:value-type="float" office:value="-575680">
            <text:p>-575680</text:p>
          </table:table-cell>
          <table:table-cell table:formula="of:=-([.I5]-[.I4])*[.E5]" office:value-type="float" office:value="-0">
            <text:p>0</text:p>
          </table:table-cell>
          <table:table-cell table:formula="of:=[.N4]+SUM([.J5:.M5])" office:value-type="float" office:value="429120">
            <text:p><text:s/>$429,120.00 </text:p>
          </table:table-cell>
          <table:table-cell table:number-columns-repeated="1010"/>
        </table:table-row>
        <table:table-row table:style-name="ro1">
          <table:table-cell office:value-type="date" office:date-value="2011-01-14">
            <text:p>1/14/2011</text:p>
          </table:table-cell>
          <table:table-cell table:formula="of:=[$prices.B6]" office:value-type="float" office:value="345.41">
            <text:p>345.41</text:p>
          </table:table-cell>
          <table:table-cell table:formula="of:=[$prices.C6]" office:value-type="float" office:value="624.18">
            <text:p>624.18</text:p>
          </table:table-cell>
          <table:table-cell table:formula="of:=[$prices.D6]" office:value-type="float" office:value="145.06">
            <text:p>145.06</text:p>
          </table:table-cell>
          <table:table-cell table:formula="of:=[$prices.E6]" office:value-type="float" office:value="74.16">
            <text:p>74.16</text:p>
          </table:table-cell>
          <table:table-cell table:formula="of:=[$shares.B6]" office:value-type="float" office:value="0">
            <text:p>0</text:p>
          </table:table-cell>
          <table:table-cell table:formula="of:=[$shares.C6]" office:value-type="float" office:value="0">
            <text:p>0</text:p>
          </table:table-cell>
          <table:table-cell table:formula="of:=[$shares.D6]" office:value-type="float" office:value="4000">
            <text:p>4000</text:p>
          </table:table-cell>
          <table:table-cell table:formula="of:=[$shares.E6]" office:value-type="float" office:value="0">
            <text:p>0</text:p>
          </table:table-cell>
          <table:table-cell table:formula="of:=-([.F6]-[.F5])*[.B6]" office:value-type="float" office:value="-0">
            <text:p>0</text:p>
          </table:table-cell>
          <table:table-cell table:formula="of:=-([.G6]-[.G5])*[.C6]" office:value-type="float" office:value="-0">
            <text:p>0</text:p>
          </table:table-cell>
          <table:table-cell table:formula="of:=-([.H6]-[.H5])*[.D6]" office:value-type="float" office:value="-0">
            <text:p>0</text:p>
          </table:table-cell>
          <table:table-cell table:formula="of:=-([.I6]-[.I5])*[.E6]" office:value-type="float" office:value="-0">
            <text:p>0</text:p>
          </table:table-cell>
          <table:table-cell table:formula="of:=[.N5]+SUM([.J6:.M6])" office:value-type="float" office:value="429120">
            <text:p><text:s/>$429,120.00 </text:p>
          </table:table-cell>
          <table:table-cell table:number-columns-repeated="1010"/>
        </table:table-row>
        <table:table-row table:style-name="ro1">
          <table:table-cell office:value-type="date" office:date-value="2011-01-18">
            <text:p>1/18/2011</text:p>
          </table:table-cell>
          <table:table-cell table:formula="of:=[$prices.B7]" office:value-type="float" office:value="337.65">
            <text:p>337.65</text:p>
          </table:table-cell>
          <table:table-cell table:formula="of:=[$prices.C7]" office:value-type="float" office:value="639.63">
            <text:p>639.63</text:p>
          </table:table-cell>
          <table:table-cell table:formula="of:=[$prices.D7]" office:value-type="float" office:value="145.69">
            <text:p>145.69</text:p>
          </table:table-cell>
          <table:table-cell table:formula="of:=[$prices.E7]" office:value-type="float" office:value="74.99">
            <text:p>74.99</text:p>
          </table:table-cell>
          <table:table-cell table:formula="of:=[$shares.B7]" office:value-type="float" office:value="0">
            <text:p>0</text:p>
          </table:table-cell>
          <table:table-cell table:formula="of:=[$shares.C7]" office:value-type="float" office:value="0">
            <text:p>0</text:p>
          </table:table-cell>
          <table:table-cell table:formula="of:=[$shares.D7]" office:value-type="float" office:value="4000">
            <text:p>4000</text:p>
          </table:table-cell>
          <table:table-cell table:formula="of:=[$shares.E7]" office:value-type="float" office:value="0">
            <text:p>0</text:p>
          </table:table-cell>
          <table:table-cell table:formula="of:=-([.F7]-[.F6])*[.B7]" office:value-type="float" office:value="-0">
            <text:p>0</text:p>
          </table:table-cell>
          <table:table-cell table:formula="of:=-([.G7]-[.G6])*[.C7]" office:value-type="float" office:value="-0">
            <text:p>0</text:p>
          </table:table-cell>
          <table:table-cell table:formula="of:=-([.H7]-[.H6])*[.D7]" office:value-type="float" office:value="-0">
            <text:p>0</text:p>
          </table:table-cell>
          <table:table-cell table:formula="of:=-([.I7]-[.I6])*[.E7]" office:value-type="float" office:value="-0">
            <text:p>0</text:p>
          </table:table-cell>
          <table:table-cell table:formula="of:=[.N6]+SUM([.J7:.M7])" office:value-type="float" office:value="429120">
            <text:p><text:s/>$429,120.00 </text:p>
          </table:table-cell>
          <table:table-cell table:number-columns-repeated="1010"/>
        </table:table-row>
        <table:table-row table:style-name="ro1">
          <table:table-cell office:value-type="date" office:date-value="2011-01-19">
            <text:p>1/19/2011</text:p>
          </table:table-cell>
          <table:table-cell table:formula="of:=[$prices.B8]" office:value-type="float" office:value="335.86">
            <text:p>335.86</text:p>
          </table:table-cell>
          <table:table-cell table:formula="of:=[$prices.C8]" office:value-type="float" office:value="631.75">
            <text:p>631.75</text:p>
          </table:table-cell>
          <table:table-cell table:formula="of:=[$prices.D8]" office:value-type="float" office:value="150.57">
            <text:p>150.57</text:p>
          </table:table-cell>
          <table:table-cell table:formula="of:=[$prices.E8]" office:value-type="float" office:value="74.54">
            <text:p>74.54</text:p>
          </table:table-cell>
          <table:table-cell table:formula="of:=[$shares.B8]" office:value-type="float" office:value="0">
            <text:p>0</text:p>
          </table:table-cell>
          <table:table-cell table:formula="of:=[$shares.C8]" office:value-type="float" office:value="0">
            <text:p>0</text:p>
          </table:table-cell>
          <table:table-cell table:formula="of:=[$shares.D8]" office:value-type="float" office:value="4000">
            <text:p>4000</text:p>
          </table:table-cell>
          <table:table-cell table:formula="of:=[$shares.E8]" office:value-type="float" office:value="0">
            <text:p>0</text:p>
          </table:table-cell>
          <table:table-cell table:formula="of:=-([.F8]-[.F7])*[.B8]" office:value-type="float" office:value="-0">
            <text:p>0</text:p>
          </table:table-cell>
          <table:table-cell table:formula="of:=-([.G8]-[.G7])*[.C8]" office:value-type="float" office:value="-0">
            <text:p>0</text:p>
          </table:table-cell>
          <table:table-cell table:formula="of:=-([.H8]-[.H7])*[.D8]" office:value-type="float" office:value="-0">
            <text:p>0</text:p>
          </table:table-cell>
          <table:table-cell table:formula="of:=-([.I8]-[.I7])*[.E8]" office:value-type="float" office:value="-0">
            <text:p>0</text:p>
          </table:table-cell>
          <table:table-cell table:formula="of:=[.N7]+SUM([.J8:.M8])" office:value-type="float" office:value="429120">
            <text:p><text:s/>$429,120.00 </text:p>
          </table:table-cell>
          <table:table-cell table:number-columns-repeated="1010"/>
        </table:table-row>
        <table:table-row table:style-name="ro1">
          <table:table-cell office:value-type="date" office:date-value="2011-01-20">
            <text:p>1/20/2011</text:p>
          </table:table-cell>
          <table:table-cell table:formula="of:=[$prices.B9]" office:value-type="float" office:value="329.75">
            <text:p>329.75</text:p>
          </table:table-cell>
          <table:table-cell table:formula="of:=[$prices.C9]" office:value-type="float" office:value="626.77">
            <text:p>626.77</text:p>
          </table:table-cell>
          <table:table-cell table:formula="of:=[$prices.D9]" office:value-type="float" office:value="150.67">
            <text:p>150.67</text:p>
          </table:table-cell>
          <table:table-cell table:formula="of:=[$prices.E9]" office:value-type="float" office:value="74.07">
            <text:p>74.07</text:p>
          </table:table-cell>
          <table:table-cell table:formula="of:=[$shares.B9]" office:value-type="float" office:value="0">
            <text:p>0</text:p>
          </table:table-cell>
          <table:table-cell table:formula="of:=[$shares.C9]" office:value-type="float" office:value="0">
            <text:p>0</text:p>
          </table:table-cell>
          <table:table-cell table:formula="of:=[$shares.D9]" office:value-type="float" office:value="4000">
            <text:p>4000</text:p>
          </table:table-cell>
          <table:table-cell table:formula="of:=[$shares.E9]" office:value-type="float" office:value="0">
            <text:p>0</text:p>
          </table:table-cell>
          <table:table-cell table:formula="of:=-([.F9]-[.F8])*[.B9]" office:value-type="float" office:value="-0">
            <text:p>0</text:p>
          </table:table-cell>
          <table:table-cell table:formula="of:=-([.G9]-[.G8])*[.C9]" office:value-type="float" office:value="-0">
            <text:p>0</text:p>
          </table:table-cell>
          <table:table-cell table:formula="of:=-([.H9]-[.H8])*[.D9]" office:value-type="float" office:value="-0">
            <text:p>0</text:p>
          </table:table-cell>
          <table:table-cell table:formula="of:=-([.I9]-[.I8])*[.E9]" office:value-type="float" office:value="-0">
            <text:p>0</text:p>
          </table:table-cell>
          <table:table-cell table:formula="of:=[.N8]+SUM([.J9:.M9])" office:value-type="float" office:value="429120">
            <text:p><text:s/>$429,120.00 </text:p>
          </table:table-cell>
          <table:table-cell table:number-columns-repeated="1010"/>
        </table:table-row>
        <table:table-row table:style-name="ro1">
          <table:table-cell office:value-type="date" office:date-value="2011-01-21">
            <text:p>1/21/2011</text:p>
          </table:table-cell>
          <table:table-cell table:formula="of:=[$prices.B10]" office:value-type="float" office:value="323.84">
            <text:p>323.84</text:p>
          </table:table-cell>
          <table:table-cell table:formula="of:=[$prices.C10]" office:value-type="float" office:value="611.83">
            <text:p>611.83</text:p>
          </table:table-cell>
          <table:table-cell table:formula="of:=[$prices.D10]" office:value-type="float" office:value="150.38">
            <text:p>150.38</text:p>
          </table:table-cell>
          <table:table-cell table:formula="of:=[$prices.E10]" office:value-type="float" office:value="75.24">
            <text:p>75.24</text:p>
          </table:table-cell>
          <table:table-cell table:formula="of:=[$shares.B10]" office:value-type="float" office:value="0">
            <text:p>0</text:p>
          </table:table-cell>
          <table:table-cell table:formula="of:=[$shares.C10]" office:value-type="float" office:value="0">
            <text:p>0</text:p>
          </table:table-cell>
          <table:table-cell table:formula="of:=[$shares.D10]" office:value-type="float" office:value="4000">
            <text:p>4000</text:p>
          </table:table-cell>
          <table:table-cell table:formula="of:=[$shares.E10]" office:value-type="float" office:value="0">
            <text:p>0</text:p>
          </table:table-cell>
          <table:table-cell table:formula="of:=-([.F10]-[.F9])*[.B10]" office:value-type="float" office:value="-0">
            <text:p>0</text:p>
          </table:table-cell>
          <table:table-cell table:formula="of:=-([.G10]-[.G9])*[.C10]" office:value-type="float" office:value="-0">
            <text:p>0</text:p>
          </table:table-cell>
          <table:table-cell table:formula="of:=-([.H10]-[.H9])*[.D10]" office:value-type="float" office:value="-0">
            <text:p>0</text:p>
          </table:table-cell>
          <table:table-cell table:formula="of:=-([.I10]-[.I9])*[.E10]" office:value-type="float" office:value="-0">
            <text:p>0</text:p>
          </table:table-cell>
          <table:table-cell table:formula="of:=[.N9]+SUM([.J10:.M10])" office:value-type="float" office:value="429120">
            <text:p><text:s/>$429,120.00 </text:p>
          </table:table-cell>
          <table:table-cell table:number-columns-repeated="1010"/>
        </table:table-row>
        <table:table-row table:style-name="ro1">
          <table:table-cell office:value-type="date" office:date-value="2011-01-24">
            <text:p>1/24/2011</text:p>
          </table:table-cell>
          <table:table-cell table:formula="of:=[$prices.B11]" office:value-type="float" office:value="334.48">
            <text:p>334.48</text:p>
          </table:table-cell>
          <table:table-cell table:formula="of:=[$prices.C11]" office:value-type="float" office:value="611.08">
            <text:p>611.08</text:p>
          </table:table-cell>
          <table:table-cell table:formula="of:=[$prices.D11]" office:value-type="float" office:value="154.38">
            <text:p>154.38</text:p>
          </table:table-cell>
          <table:table-cell table:formula="of:=[$prices.E11]" office:value-type="float" office:value="74.87">
            <text:p>74.87</text:p>
          </table:table-cell>
          <table:table-cell table:formula="of:=[$shares.B11]" office:value-type="float" office:value="0">
            <text:p>0</text:p>
          </table:table-cell>
          <table:table-cell table:formula="of:=[$shares.C11]" office:value-type="float" office:value="0">
            <text:p>0</text:p>
          </table:table-cell>
          <table:table-cell table:formula="of:=[$shares.D11]" office:value-type="float" office:value="4000">
            <text:p>4000</text:p>
          </table:table-cell>
          <table:table-cell table:formula="of:=[$shares.E11]" office:value-type="float" office:value="0">
            <text:p>0</text:p>
          </table:table-cell>
          <table:table-cell table:formula="of:=-([.F11]-[.F10])*[.B11]" office:value-type="float" office:value="-0">
            <text:p>0</text:p>
          </table:table-cell>
          <table:table-cell table:formula="of:=-([.G11]-[.G10])*[.C11]" office:value-type="float" office:value="-0">
            <text:p>0</text:p>
          </table:table-cell>
          <table:table-cell table:formula="of:=-([.H11]-[.H10])*[.D11]" office:value-type="float" office:value="-0">
            <text:p>0</text:p>
          </table:table-cell>
          <table:table-cell table:formula="of:=-([.I11]-[.I10])*[.E11]" office:value-type="float" office:value="-0">
            <text:p>0</text:p>
          </table:table-cell>
          <table:table-cell table:formula="of:=[.N10]+SUM([.J11:.M11])" office:value-type="float" office:value="429120">
            <text:p><text:s/>$429,120.00 </text:p>
          </table:table-cell>
          <table:table-cell table:number-columns-repeated="1010"/>
        </table:table-row>
        <table:table-row table:style-name="ro1">
          <table:table-cell office:value-type="date" office:date-value="2011-01-25">
            <text:p>1/25/2011</text:p>
          </table:table-cell>
          <table:table-cell table:formula="of:=[$prices.B12]" office:value-type="float" office:value="338.39">
            <text:p>338.39</text:p>
          </table:table-cell>
          <table:table-cell table:formula="of:=[$prices.C12]" office:value-type="float" office:value="619.91">
            <text:p>619.91</text:p>
          </table:table-cell>
          <table:table-cell table:formula="of:=[$prices.D12]" office:value-type="float" office:value="156.13">
            <text:p>156.13</text:p>
          </table:table-cell>
          <table:table-cell table:formula="of:=[$prices.E12]" office:value-type="float" office:value="74.96">
            <text:p>74.96</text:p>
          </table:table-cell>
          <table:table-cell table:formula="of:=[$shares.B12]" office:value-type="float" office:value="0">
            <text:p>0</text:p>
          </table:table-cell>
          <table:table-cell table:formula="of:=[$shares.C12]" office:value-type="float" office:value="0">
            <text:p>0</text:p>
          </table:table-cell>
          <table:table-cell table:formula="of:=[$shares.D12]" office:value-type="float" office:value="4000">
            <text:p>4000</text:p>
          </table:table-cell>
          <table:table-cell table:formula="of:=[$shares.E12]" office:value-type="float" office:value="0">
            <text:p>0</text:p>
          </table:table-cell>
          <table:table-cell table:formula="of:=-([.F12]-[.F11])*[.B12]" office:value-type="float" office:value="-0">
            <text:p>0</text:p>
          </table:table-cell>
          <table:table-cell table:formula="of:=-([.G12]-[.G11])*[.C12]" office:value-type="float" office:value="-0">
            <text:p>0</text:p>
          </table:table-cell>
          <table:table-cell table:formula="of:=-([.H12]-[.H11])*[.D12]" office:value-type="float" office:value="-0">
            <text:p>0</text:p>
          </table:table-cell>
          <table:table-cell table:formula="of:=-([.I12]-[.I11])*[.E12]" office:value-type="float" office:value="-0">
            <text:p>0</text:p>
          </table:table-cell>
          <table:table-cell table:formula="of:=[.N11]+SUM([.J12:.M12])" office:value-type="float" office:value="429120">
            <text:p><text:s/>$429,120.00 </text:p>
          </table:table-cell>
          <table:table-cell table:number-columns-repeated="1010"/>
        </table:table-row>
        <table:table-row table:style-name="ro1">
          <table:table-cell office:value-type="date" office:date-value="2011-01-26">
            <text:p>1/26/2011</text:p>
          </table:table-cell>
          <table:table-cell table:formula="of:=[$prices.B13]" office:value-type="float" office:value="340.82">
            <text:p>340.82</text:p>
          </table:table-cell>
          <table:table-cell table:formula="of:=[$prices.C13]" office:value-type="float" office:value="616.5">
            <text:p>616.5</text:p>
          </table:table-cell>
          <table:table-cell table:formula="of:=[$prices.D13]" office:value-type="float" office:value="155.74">
            <text:p>155.74</text:p>
          </table:table-cell>
          <table:table-cell table:formula="of:=[$prices.E13]" office:value-type="float" office:value="75.89">
            <text:p>75.89</text:p>
          </table:table-cell>
          <table:table-cell table:formula="of:=[$shares.B13]" office:value-type="float" office:value="0">
            <text:p>0</text:p>
          </table:table-cell>
          <table:table-cell table:formula="of:=[$shares.C13]" office:value-type="float" office:value="1000">
            <text:p>1000</text:p>
          </table:table-cell>
          <table:table-cell table:formula="of:=[$shares.D13]" office:value-type="float" office:value="4000">
            <text:p>4000</text:p>
          </table:table-cell>
          <table:table-cell table:formula="of:=[$shares.E13]" office:value-type="float" office:value="0">
            <text:p>0</text:p>
          </table:table-cell>
          <table:table-cell table:formula="of:=-([.F13]-[.F12])*[.B13]" office:value-type="float" office:value="-0">
            <text:p>0</text:p>
          </table:table-cell>
          <table:table-cell table:formula="of:=-([.G13]-[.G12])*[.C13]" office:value-type="float" office:value="-616500">
            <text:p>-616500</text:p>
          </table:table-cell>
          <table:table-cell table:formula="of:=-([.H13]-[.H12])*[.D13]" office:value-type="float" office:value="-0">
            <text:p>0</text:p>
          </table:table-cell>
          <table:table-cell table:formula="of:=-([.I13]-[.I12])*[.E13]" office:value-type="float" office:value="-0">
            <text:p>0</text:p>
          </table:table-cell>
          <table:table-cell table:formula="of:=[.N12]+SUM([.J13:.M13])" office:value-type="float" office:value="-187380">
            <text:p><text:s/>$(187,380.00)</text:p>
          </table:table-cell>
          <table:table-cell table:number-columns-repeated="1010"/>
        </table:table-row>
        <table:table-row table:style-name="ro1">
          <table:table-cell office:value-type="date" office:date-value="2011-01-27">
            <text:p>1/27/2011</text:p>
          </table:table-cell>
          <table:table-cell table:formula="of:=[$prices.B14]" office:value-type="float" office:value="340.19">
            <text:p>340.19</text:p>
          </table:table-cell>
          <table:table-cell table:formula="of:=[$prices.C14]" office:value-type="float" office:value="616.79">
            <text:p>616.79</text:p>
          </table:table-cell>
          <table:table-cell table:formula="of:=[$prices.D14]" office:value-type="float" office:value="155.77">
            <text:p>155.77</text:p>
          </table:table-cell>
          <table:table-cell table:formula="of:=[$prices.E14]" office:value-type="float" office:value="76.1">
            <text:p>76.1</text:p>
          </table:table-cell>
          <table:table-cell table:formula="of:=[$shares.B14]" office:value-type="float" office:value="0">
            <text:p>0</text:p>
          </table:table-cell>
          <table:table-cell table:formula="of:=[$shares.C14]" office:value-type="float" office:value="1000">
            <text:p>1000</text:p>
          </table:table-cell>
          <table:table-cell table:formula="of:=[$shares.D14]" office:value-type="float" office:value="4000">
            <text:p>4000</text:p>
          </table:table-cell>
          <table:table-cell table:formula="of:=[$shares.E14]" office:value-type="float" office:value="0">
            <text:p>0</text:p>
          </table:table-cell>
          <table:table-cell table:formula="of:=-([.F14]-[.F13])*[.B14]" office:value-type="float" office:value="-0">
            <text:p>0</text:p>
          </table:table-cell>
          <table:table-cell table:formula="of:=-([.G14]-[.G13])*[.C14]" office:value-type="float" office:value="-0">
            <text:p>0</text:p>
          </table:table-cell>
          <table:table-cell table:formula="of:=-([.H14]-[.H13])*[.D14]" office:value-type="float" office:value="-0">
            <text:p>0</text:p>
          </table:table-cell>
          <table:table-cell table:formula="of:=-([.I14]-[.I13])*[.E14]" office:value-type="float" office:value="-0">
            <text:p>0</text:p>
          </table:table-cell>
          <table:table-cell table:formula="of:=[.N13]+SUM([.J14:.M14])" office:value-type="float" office:value="-187380">
            <text:p><text:s/>$(187,380.00)</text:p>
          </table:table-cell>
          <table:table-cell table:number-columns-repeated="1010"/>
        </table:table-row>
        <table:table-row table:style-name="ro1">
          <table:table-cell office:value-type="date" office:date-value="2011-01-28">
            <text:p>1/28/2011</text:p>
          </table:table-cell>
          <table:table-cell table:formula="of:=[$prices.B15]" office:value-type="float" office:value="333.14">
            <text:p>333.14</text:p>
          </table:table-cell>
          <table:table-cell table:formula="of:=[$prices.C15]" office:value-type="float" office:value="600.99">
            <text:p>600.99</text:p>
          </table:table-cell>
          <table:table-cell table:formula="of:=[$prices.D15]" office:value-type="float" office:value="153.97">
            <text:p>153.97</text:p>
          </table:table-cell>
          <table:table-cell table:formula="of:=[$prices.E15]" office:value-type="float" office:value="75.25">
            <text:p>75.25</text:p>
          </table:table-cell>
          <table:table-cell table:formula="of:=[$shares.B15]" office:value-type="float" office:value="0">
            <text:p>0</text:p>
          </table:table-cell>
          <table:table-cell table:formula="of:=[$shares.C15]" office:value-type="float" office:value="1000">
            <text:p>1000</text:p>
          </table:table-cell>
          <table:table-cell table:formula="of:=[$shares.D15]" office:value-type="float" office:value="4000">
            <text:p>4000</text:p>
          </table:table-cell>
          <table:table-cell table:formula="of:=[$shares.E15]" office:value-type="float" office:value="0">
            <text:p>0</text:p>
          </table:table-cell>
          <table:table-cell table:formula="of:=-([.F15]-[.F14])*[.B15]" office:value-type="float" office:value="-0">
            <text:p>0</text:p>
          </table:table-cell>
          <table:table-cell table:formula="of:=-([.G15]-[.G14])*[.C15]" office:value-type="float" office:value="-0">
            <text:p>0</text:p>
          </table:table-cell>
          <table:table-cell table:formula="of:=-([.H15]-[.H14])*[.D15]" office:value-type="float" office:value="-0">
            <text:p>0</text:p>
          </table:table-cell>
          <table:table-cell table:formula="of:=-([.I15]-[.I14])*[.E15]" office:value-type="float" office:value="-0">
            <text:p>0</text:p>
          </table:table-cell>
          <table:table-cell table:formula="of:=[.N14]+SUM([.J15:.M15])" office:value-type="float" office:value="-187380">
            <text:p><text:s/>$(187,380.00)</text:p>
          </table:table-cell>
          <table:table-cell table:number-columns-repeated="1010"/>
        </table:table-row>
        <table:table-row table:style-name="ro1">
          <table:table-cell office:value-type="date" office:date-value="2011-01-31">
            <text:p>1/31/2011</text:p>
          </table:table-cell>
          <table:table-cell table:formula="of:=[$prices.B16]" office:value-type="float" office:value="336.33">
            <text:p>336.33</text:p>
          </table:table-cell>
          <table:table-cell table:formula="of:=[$prices.C16]" office:value-type="float" office:value="600.36">
            <text:p>600.36</text:p>
          </table:table-cell>
          <table:table-cell table:formula="of:=[$prices.D16]" office:value-type="float" office:value="156.67">
            <text:p>156.67</text:p>
          </table:table-cell>
          <table:table-cell table:formula="of:=[$prices.E16]" office:value-type="float" office:value="76.86">
            <text:p>76.86</text:p>
          </table:table-cell>
          <table:table-cell table:formula="of:=[$shares.B16]" office:value-type="float" office:value="0">
            <text:p>0</text:p>
          </table:table-cell>
          <table:table-cell table:formula="of:=[$shares.C16]" office:value-type="float" office:value="1000">
            <text:p>1000</text:p>
          </table:table-cell>
          <table:table-cell table:formula="of:=[$shares.D16]" office:value-type="float" office:value="4000">
            <text:p>4000</text:p>
          </table:table-cell>
          <table:table-cell table:formula="of:=[$shares.E16]" office:value-type="float" office:value="0">
            <text:p>0</text:p>
          </table:table-cell>
          <table:table-cell table:formula="of:=-([.F16]-[.F15])*[.B16]" office:value-type="float" office:value="-0">
            <text:p>0</text:p>
          </table:table-cell>
          <table:table-cell table:formula="of:=-([.G16]-[.G15])*[.C16]" office:value-type="float" office:value="-0">
            <text:p>0</text:p>
          </table:table-cell>
          <table:table-cell table:formula="of:=-([.H16]-[.H15])*[.D16]" office:value-type="float" office:value="-0">
            <text:p>0</text:p>
          </table:table-cell>
          <table:table-cell table:formula="of:=-([.I16]-[.I15])*[.E16]" office:value-type="float" office:value="-0">
            <text:p>0</text:p>
          </table:table-cell>
          <table:table-cell table:formula="of:=[.N15]+SUM([.J16:.M16])" office:value-type="float" office:value="-187380">
            <text:p><text:s/>$(187,380.00)</text:p>
          </table:table-cell>
          <table:table-cell table:number-columns-repeated="1010"/>
        </table:table-row>
        <table:table-row table:style-name="ro1">
          <table:table-cell office:value-type="date" office:date-value="2011-02-01">
            <text:p>2/1/2011</text:p>
          </table:table-cell>
          <table:table-cell table:formula="of:=[$prices.B17]" office:value-type="float" office:value="341.99">
            <text:p>341.99</text:p>
          </table:table-cell>
          <table:table-cell table:formula="of:=[$prices.C17]" office:value-type="float" office:value="611.04">
            <text:p>611.04</text:p>
          </table:table-cell>
          <table:table-cell table:formula="of:=[$prices.D17]" office:value-type="float" office:value="158.18">
            <text:p>158.18</text:p>
          </table:table-cell>
          <table:table-cell table:formula="of:=[$prices.E17]" office:value-type="float" office:value="79.94">
            <text:p>79.94</text:p>
          </table:table-cell>
          <table:table-cell table:formula="of:=[$shares.B17]" office:value-type="float" office:value="0">
            <text:p>0</text:p>
          </table:table-cell>
          <table:table-cell table:formula="of:=[$shares.C17]" office:value-type="float" office:value="1000">
            <text:p>1000</text:p>
          </table:table-cell>
          <table:table-cell table:formula="of:=[$shares.D17]" office:value-type="float" office:value="4000">
            <text:p>4000</text:p>
          </table:table-cell>
          <table:table-cell table:formula="of:=[$shares.E17]" office:value-type="float" office:value="0">
            <text:p>0</text:p>
          </table:table-cell>
          <table:table-cell table:formula="of:=-([.F17]-[.F16])*[.B17]" office:value-type="float" office:value="-0">
            <text:p>0</text:p>
          </table:table-cell>
          <table:table-cell table:formula="of:=-([.G17]-[.G16])*[.C17]" office:value-type="float" office:value="-0">
            <text:p>0</text:p>
          </table:table-cell>
          <table:table-cell table:formula="of:=-([.H17]-[.H16])*[.D17]" office:value-type="float" office:value="-0">
            <text:p>0</text:p>
          </table:table-cell>
          <table:table-cell table:formula="of:=-([.I17]-[.I16])*[.E17]" office:value-type="float" office:value="-0">
            <text:p>0</text:p>
          </table:table-cell>
          <table:table-cell table:formula="of:=[.N16]+SUM([.J17:.M17])" office:value-type="float" office:value="-187380">
            <text:p><text:s/>$(187,380.00)</text:p>
          </table:table-cell>
          <table:table-cell table:number-columns-repeated="1010"/>
        </table:table-row>
        <table:table-row table:style-name="ro1">
          <table:table-cell office:value-type="date" office:date-value="2011-02-02">
            <text:p>2/2/2011</text:p>
          </table:table-cell>
          <table:table-cell table:formula="of:=[$prices.B18]" office:value-type="float" office:value="341.29">
            <text:p>341.29</text:p>
          </table:table-cell>
          <table:table-cell table:formula="of:=[$prices.C18]" office:value-type="float" office:value="612">
            <text:p>612</text:p>
          </table:table-cell>
          <table:table-cell table:formula="of:=[$prices.D18]" office:value-type="float" office:value="157.93">
            <text:p>157.93</text:p>
          </table:table-cell>
          <table:table-cell table:formula="of:=[$prices.E18]" office:value-type="float" office:value="79.46">
            <text:p>79.46</text:p>
          </table:table-cell>
          <table:table-cell table:formula="of:=[$shares.B18]" office:value-type="float" office:value="0">
            <text:p>0</text:p>
          </table:table-cell>
          <table:table-cell table:formula="of:=[$shares.C18]" office:value-type="float" office:value="1000">
            <text:p>1000</text:p>
          </table:table-cell>
          <table:table-cell table:formula="of:=[$shares.D18]" office:value-type="float" office:value="4000">
            <text:p>4000</text:p>
          </table:table-cell>
          <table:table-cell table:formula="of:=[$shares.E18]" office:value-type="float" office:value="-4000">
            <text:p>-4000</text:p>
          </table:table-cell>
          <table:table-cell table:formula="of:=-([.F18]-[.F17])*[.B18]" office:value-type="float" office:value="-0">
            <text:p>0</text:p>
          </table:table-cell>
          <table:table-cell table:formula="of:=-([.G18]-[.G17])*[.C18]" office:value-type="float" office:value="-0">
            <text:p>0</text:p>
          </table:table-cell>
          <table:table-cell table:formula="of:=-([.H18]-[.H17])*[.D18]" office:value-type="float" office:value="-0">
            <text:p>0</text:p>
          </table:table-cell>
          <table:table-cell table:formula="of:=-([.I18]-[.I17])*[.E18]" office:value-type="float" office:value="317840">
            <text:p>317840</text:p>
          </table:table-cell>
          <table:table-cell table:formula="of:=[.N17]+SUM([.J18:.M18])" office:value-type="float" office:value="130460">
            <text:p><text:s/>$130,460.00 </text:p>
          </table:table-cell>
          <table:table-cell table:number-columns-repeated="1010"/>
        </table:table-row>
        <table:table-row table:style-name="ro1">
          <table:table-cell office:value-type="date" office:date-value="2011-02-03">
            <text:p>2/3/2011</text:p>
          </table:table-cell>
          <table:table-cell table:formula="of:=[$prices.B19]" office:value-type="float" office:value="340.42">
            <text:p>340.42</text:p>
          </table:table-cell>
          <table:table-cell table:formula="of:=[$prices.C19]" office:value-type="float" office:value="610.15">
            <text:p>610.15</text:p>
          </table:table-cell>
          <table:table-cell table:formula="of:=[$prices.D19]" office:value-type="float" office:value="158.15">
            <text:p>158.15</text:p>
          </table:table-cell>
          <table:table-cell table:formula="of:=[$prices.E19]" office:value-type="float" office:value="79.49">
            <text:p>79.49</text:p>
          </table:table-cell>
          <table:table-cell table:formula="of:=[$shares.B19]" office:value-type="float" office:value="0">
            <text:p>0</text:p>
          </table:table-cell>
          <table:table-cell table:formula="of:=[$shares.C19]" office:value-type="float" office:value="1000">
            <text:p>1000</text:p>
          </table:table-cell>
          <table:table-cell table:formula="of:=[$shares.D19]" office:value-type="float" office:value="4000">
            <text:p>4000</text:p>
          </table:table-cell>
          <table:table-cell table:formula="of:=[$shares.E19]" office:value-type="float" office:value="-4000">
            <text:p>-4000</text:p>
          </table:table-cell>
          <table:table-cell table:formula="of:=-([.F19]-[.F18])*[.B19]" office:value-type="float" office:value="-0">
            <text:p>0</text:p>
          </table:table-cell>
          <table:table-cell table:formula="of:=-([.G19]-[.G18])*[.C19]" office:value-type="float" office:value="-0">
            <text:p>0</text:p>
          </table:table-cell>
          <table:table-cell table:formula="of:=-([.H19]-[.H18])*[.D19]" office:value-type="float" office:value="-0">
            <text:p>0</text:p>
          </table:table-cell>
          <table:table-cell table:formula="of:=-([.I19]-[.I18])*[.E19]" office:value-type="float" office:value="-0">
            <text:p>0</text:p>
          </table:table-cell>
          <table:table-cell table:formula="of:=[.N18]+SUM([.J19:.M19])" office:value-type="float" office:value="130460">
            <text:p><text:s/>$130,460.00 </text:p>
          </table:table-cell>
          <table:table-cell table:number-columns-repeated="1010"/>
        </table:table-row>
        <table:table-row table:style-name="ro1">
          <table:table-cell office:value-type="date" office:date-value="2011-02-04">
            <text:p>2/4/2011</text:p>
          </table:table-cell>
          <table:table-cell table:formula="of:=[$prices.B20]" office:value-type="float" office:value="343.45">
            <text:p>343.45</text:p>
          </table:table-cell>
          <table:table-cell table:formula="of:=[$prices.C20]" office:value-type="float" office:value="610.98">
            <text:p>610.98</text:p>
          </table:table-cell>
          <table:table-cell table:formula="of:=[$prices.D20]" office:value-type="float" office:value="158.6">
            <text:p>158.6</text:p>
          </table:table-cell>
          <table:table-cell table:formula="of:=[$prices.E20]" office:value-type="float" office:value="79.34">
            <text:p>79.34</text:p>
          </table:table-cell>
          <table:table-cell table:formula="of:=[$shares.B20]" office:value-type="float" office:value="0">
            <text:p>0</text:p>
          </table:table-cell>
          <table:table-cell table:formula="of:=[$shares.C20]" office:value-type="float" office:value="1000">
            <text:p>1000</text:p>
          </table:table-cell>
          <table:table-cell table:formula="of:=[$shares.D20]" office:value-type="float" office:value="4000">
            <text:p>4000</text:p>
          </table:table-cell>
          <table:table-cell table:formula="of:=[$shares.E20]" office:value-type="float" office:value="-4000">
            <text:p>-4000</text:p>
          </table:table-cell>
          <table:table-cell table:formula="of:=-([.F20]-[.F19])*[.B20]" office:value-type="float" office:value="-0">
            <text:p>0</text:p>
          </table:table-cell>
          <table:table-cell table:formula="of:=-([.G20]-[.G19])*[.C20]" office:value-type="float" office:value="-0">
            <text:p>0</text:p>
          </table:table-cell>
          <table:table-cell table:formula="of:=-([.H20]-[.H19])*[.D20]" office:value-type="float" office:value="-0">
            <text:p>0</text:p>
          </table:table-cell>
          <table:table-cell table:formula="of:=-([.I20]-[.I19])*[.E20]" office:value-type="float" office:value="-0">
            <text:p>0</text:p>
          </table:table-cell>
          <table:table-cell table:formula="of:=[.N19]+SUM([.J20:.M20])" office:value-type="float" office:value="130460">
            <text:p><text:s/>$130,460.00 </text:p>
          </table:table-cell>
          <table:table-cell table:number-columns-repeated="1010"/>
        </table:table-row>
        <table:table-row table:style-name="ro1">
          <table:table-cell office:value-type="date" office:date-value="2011-02-07">
            <text:p>2/7/2011</text:p>
          </table:table-cell>
          <table:table-cell table:formula="of:=[$prices.B21]" office:value-type="float" office:value="348.78">
            <text:p>348.78</text:p>
          </table:table-cell>
          <table:table-cell table:formula="of:=[$prices.C21]" office:value-type="float" office:value="614.29">
            <text:p>614.29</text:p>
          </table:table-cell>
          <table:table-cell table:formula="of:=[$prices.D21]" office:value-type="float" office:value="159.4">
            <text:p>159.4</text:p>
          </table:table-cell>
          <table:table-cell table:formula="of:=[$prices.E21]" office:value-type="float" office:value="79.96">
            <text:p>79.96</text:p>
          </table:table-cell>
          <table:table-cell table:formula="of:=[$shares.B21]" office:value-type="float" office:value="0">
            <text:p>0</text:p>
          </table:table-cell>
          <table:table-cell table:formula="of:=[$shares.C21]" office:value-type="float" office:value="1000">
            <text:p>1000</text:p>
          </table:table-cell>
          <table:table-cell table:formula="of:=[$shares.D21]" office:value-type="float" office:value="4000">
            <text:p>4000</text:p>
          </table:table-cell>
          <table:table-cell table:formula="of:=[$shares.E21]" office:value-type="float" office:value="-4000">
            <text:p>-4000</text:p>
          </table:table-cell>
          <table:table-cell table:formula="of:=-([.F21]-[.F20])*[.B21]" office:value-type="float" office:value="-0">
            <text:p>0</text:p>
          </table:table-cell>
          <table:table-cell table:formula="of:=-([.G21]-[.G20])*[.C21]" office:value-type="float" office:value="-0">
            <text:p>0</text:p>
          </table:table-cell>
          <table:table-cell table:formula="of:=-([.H21]-[.H20])*[.D21]" office:value-type="float" office:value="-0">
            <text:p>0</text:p>
          </table:table-cell>
          <table:table-cell table:formula="of:=-([.I21]-[.I20])*[.E21]" office:value-type="float" office:value="-0">
            <text:p>0</text:p>
          </table:table-cell>
          <table:table-cell table:formula="of:=[.N20]+SUM([.J21:.M21])" office:value-type="float" office:value="130460">
            <text:p><text:s/>$130,460.00 </text:p>
          </table:table-cell>
          <table:table-cell table:number-columns-repeated="1010"/>
        </table:table-row>
        <table:table-row table:style-name="ro1">
          <table:table-cell office:value-type="date" office:date-value="2011-02-08">
            <text:p>2/8/2011</text:p>
          </table:table-cell>
          <table:table-cell table:formula="of:=[$prices.B22]" office:value-type="float" office:value="352.07">
            <text:p>352.07</text:p>
          </table:table-cell>
          <table:table-cell table:formula="of:=[$prices.C22]" office:value-type="float" office:value="618.38">
            <text:p>618.38</text:p>
          </table:table-cell>
          <table:table-cell table:formula="of:=[$prices.D22]" office:value-type="float" office:value="161.22">
            <text:p>161.22</text:p>
          </table:table-cell>
          <table:table-cell table:formula="of:=[$prices.E22]" office:value-type="float" office:value="79.47">
            <text:p>79.47</text:p>
          </table:table-cell>
          <table:table-cell table:formula="of:=[$shares.B22]" office:value-type="float" office:value="0">
            <text:p>0</text:p>
          </table:table-cell>
          <table:table-cell table:formula="of:=[$shares.C22]" office:value-type="float" office:value="1000">
            <text:p>1000</text:p>
          </table:table-cell>
          <table:table-cell table:formula="of:=[$shares.D22]" office:value-type="float" office:value="4000">
            <text:p>4000</text:p>
          </table:table-cell>
          <table:table-cell table:formula="of:=[$shares.E22]" office:value-type="float" office:value="-4000">
            <text:p>-4000</text:p>
          </table:table-cell>
          <table:table-cell table:formula="of:=-([.F22]-[.F21])*[.B22]" office:value-type="float" office:value="-0">
            <text:p>0</text:p>
          </table:table-cell>
          <table:table-cell table:formula="of:=-([.G22]-[.G21])*[.C22]" office:value-type="float" office:value="-0">
            <text:p>0</text:p>
          </table:table-cell>
          <table:table-cell table:formula="of:=-([.H22]-[.H21])*[.D22]" office:value-type="float" office:value="-0">
            <text:p>0</text:p>
          </table:table-cell>
          <table:table-cell table:formula="of:=-([.I22]-[.I21])*[.E22]" office:value-type="float" office:value="-0">
            <text:p>0</text:p>
          </table:table-cell>
          <table:table-cell table:formula="of:=[.N21]+SUM([.J22:.M22])" office:value-type="float" office:value="130460">
            <text:p><text:s/>$130,460.00 </text:p>
          </table:table-cell>
          <table:table-cell table:number-columns-repeated="1010"/>
        </table:table-row>
        <table:table-row table:style-name="ro1">
          <table:table-cell office:value-type="date" office:date-value="2011-02-09">
            <text:p>2/9/2011</text:p>
          </table:table-cell>
          <table:table-cell table:formula="of:=[$prices.B23]" office:value-type="float" office:value="355.01">
            <text:p>355.01</text:p>
          </table:table-cell>
          <table:table-cell table:formula="of:=[$prices.C23]" office:value-type="float" office:value="616.5">
            <text:p>616.5</text:p>
          </table:table-cell>
          <table:table-cell table:formula="of:=[$prices.D23]" office:value-type="float" office:value="159.86">
            <text:p>159.86</text:p>
          </table:table-cell>
          <table:table-cell table:formula="of:=[$prices.E23]" office:value-type="float" office:value="79.06">
            <text:p>79.06</text:p>
          </table:table-cell>
          <table:table-cell table:formula="of:=[$shares.B23]" office:value-type="float" office:value="0">
            <text:p>0</text:p>
          </table:table-cell>
          <table:table-cell table:formula="of:=[$shares.C23]" office:value-type="float" office:value="1000">
            <text:p>1000</text:p>
          </table:table-cell>
          <table:table-cell table:formula="of:=[$shares.D23]" office:value-type="float" office:value="4000">
            <text:p>4000</text:p>
          </table:table-cell>
          <table:table-cell table:formula="of:=[$shares.E23]" office:value-type="float" office:value="-4000">
            <text:p>-4000</text:p>
          </table:table-cell>
          <table:table-cell table:formula="of:=-([.F23]-[.F22])*[.B23]" office:value-type="float" office:value="-0">
            <text:p>0</text:p>
          </table:table-cell>
          <table:table-cell table:formula="of:=-([.G23]-[.G22])*[.C23]" office:value-type="float" office:value="-0">
            <text:p>0</text:p>
          </table:table-cell>
          <table:table-cell table:formula="of:=-([.H23]-[.H22])*[.D23]" office:value-type="float" office:value="-0">
            <text:p>0</text:p>
          </table:table-cell>
          <table:table-cell table:formula="of:=-([.I23]-[.I22])*[.E23]" office:value-type="float" office:value="-0">
            <text:p>0</text:p>
          </table:table-cell>
          <table:table-cell table:formula="of:=[.N22]+SUM([.J23:.M23])" office:value-type="float" office:value="130460">
            <text:p><text:s/>$130,460.00 </text:p>
          </table:table-cell>
          <table:table-cell table:number-columns-repeated="1010"/>
        </table:table-row>
        <table:table-row table:style-name="ro1">
          <table:table-cell office:value-type="date" office:date-value="2011-02-10">
            <text:p>2/10/2011</text:p>
          </table:table-cell>
          <table:table-cell table:formula="of:=[$prices.B24]" office:value-type="float" office:value="351.42">
            <text:p>351.42</text:p>
          </table:table-cell>
          <table:table-cell table:formula="of:=[$prices.C24]" office:value-type="float" office:value="616.44">
            <text:p>616.44</text:p>
          </table:table-cell>
          <table:table-cell table:formula="of:=[$prices.D24]" office:value-type="float" office:value="159.32">
            <text:p>159.32</text:p>
          </table:table-cell>
          <table:table-cell table:formula="of:=[$prices.E24]" office:value-type="float" office:value="79.68">
            <text:p>79.68</text:p>
          </table:table-cell>
          <table:table-cell table:formula="of:=[$shares.B24]" office:value-type="float" office:value="0">
            <text:p>0</text:p>
          </table:table-cell>
          <table:table-cell table:formula="of:=[$shares.C24]" office:value-type="float" office:value="1000">
            <text:p>1000</text:p>
          </table:table-cell>
          <table:table-cell table:formula="of:=[$shares.D24]" office:value-type="float" office:value="4000">
            <text:p>4000</text:p>
          </table:table-cell>
          <table:table-cell table:formula="of:=[$shares.E24]" office:value-type="float" office:value="0">
            <text:p>0</text:p>
          </table:table-cell>
          <table:table-cell table:formula="of:=-([.F24]-[.F23])*[.B24]" office:value-type="float" office:value="-0">
            <text:p>0</text:p>
          </table:table-cell>
          <table:table-cell table:formula="of:=-([.G24]-[.G23])*[.C24]" office:value-type="float" office:value="-0">
            <text:p>0</text:p>
          </table:table-cell>
          <table:table-cell table:formula="of:=-([.H24]-[.H23])*[.D24]" office:value-type="float" office:value="-0">
            <text:p>0</text:p>
          </table:table-cell>
          <table:table-cell table:formula="of:=-([.I24]-[.I23])*[.E24]" office:value-type="float" office:value="-318720">
            <text:p>-318720</text:p>
          </table:table-cell>
          <table:table-cell table:formula="of:=[.N23]+SUM([.J24:.M24])" office:value-type="float" office:value="-188260">
            <text:p><text:s/>$(188,260.00)</text:p>
          </table:table-cell>
          <table:table-cell table:number-columns-repeated="1010"/>
        </table:table-row>
        <table:table-row table:style-name="ro1">
          <table:table-cell office:value-type="date" office:date-value="2011-02-11">
            <text:p>2/11/2011</text:p>
          </table:table-cell>
          <table:table-cell table:formula="of:=[$prices.B25]" office:value-type="float" office:value="353.71">
            <text:p>353.71</text:p>
          </table:table-cell>
          <table:table-cell table:formula="of:=[$prices.C25]" office:value-type="float" office:value="624.5">
            <text:p>624.5</text:p>
          </table:table-cell>
          <table:table-cell table:formula="of:=[$prices.D25]" office:value-type="float" office:value="159.08">
            <text:p>159.08</text:p>
          </table:table-cell>
          <table:table-cell table:formula="of:=[$prices.E25]" office:value-type="float" office:value="79.32">
            <text:p>79.32</text:p>
          </table:table-cell>
          <table:table-cell table:formula="of:=[$shares.B25]" office:value-type="float" office:value="0">
            <text:p>0</text:p>
          </table:table-cell>
          <table:table-cell table:formula="of:=[$shares.C25]" office:value-type="float" office:value="1000">
            <text:p>1000</text:p>
          </table:table-cell>
          <table:table-cell table:formula="of:=[$shares.D25]" office:value-type="float" office:value="4000">
            <text:p>4000</text:p>
          </table:table-cell>
          <table:table-cell table:formula="of:=[$shares.E25]" office:value-type="float" office:value="0">
            <text:p>0</text:p>
          </table:table-cell>
          <table:table-cell table:formula="of:=-([.F25]-[.F24])*[.B25]" office:value-type="float" office:value="-0">
            <text:p>0</text:p>
          </table:table-cell>
          <table:table-cell table:formula="of:=-([.G25]-[.G24])*[.C25]" office:value-type="float" office:value="-0">
            <text:p>0</text:p>
          </table:table-cell>
          <table:table-cell table:formula="of:=-([.H25]-[.H24])*[.D25]" office:value-type="float" office:value="-0">
            <text:p>0</text:p>
          </table:table-cell>
          <table:table-cell table:formula="of:=-([.I25]-[.I24])*[.E25]" office:value-type="float" office:value="-0">
            <text:p>0</text:p>
          </table:table-cell>
          <table:table-cell table:formula="of:=[.N24]+SUM([.J25:.M25])" office:value-type="float" office:value="-188260">
            <text:p><text:s/>$(188,260.00)</text:p>
          </table:table-cell>
          <table:table-cell table:number-columns-repeated="1010"/>
        </table:table-row>
        <table:table-row table:style-name="ro1">
          <table:table-cell office:value-type="date" office:date-value="2011-02-14">
            <text:p>2/14/2011</text:p>
          </table:table-cell>
          <table:table-cell table:formula="of:=[$prices.B26]" office:value-type="float" office:value="356.02">
            <text:p>356.02</text:p>
          </table:table-cell>
          <table:table-cell table:formula="of:=[$prices.C26]" office:value-type="float" office:value="628.15">
            <text:p>628.15</text:p>
          </table:table-cell>
          <table:table-cell table:formula="of:=[$prices.D26]" office:value-type="float" office:value="158.47">
            <text:p>158.47</text:p>
          </table:table-cell>
          <table:table-cell table:formula="of:=[$prices.E26]" office:value-type="float" office:value="81.32">
            <text:p>81.32</text:p>
          </table:table-cell>
          <table:table-cell table:formula="of:=[$shares.B26]" office:value-type="float" office:value="0">
            <text:p>0</text:p>
          </table:table-cell>
          <table:table-cell table:formula="of:=[$shares.C26]" office:value-type="float" office:value="1000">
            <text:p>1000</text:p>
          </table:table-cell>
          <table:table-cell table:formula="of:=[$shares.D26]" office:value-type="float" office:value="4000">
            <text:p>4000</text:p>
          </table:table-cell>
          <table:table-cell table:formula="of:=[$shares.E26]" office:value-type="float" office:value="0">
            <text:p>0</text:p>
          </table:table-cell>
          <table:table-cell table:formula="of:=-([.F26]-[.F25])*[.B26]" office:value-type="float" office:value="-0">
            <text:p>0</text:p>
          </table:table-cell>
          <table:table-cell table:formula="of:=-([.G26]-[.G25])*[.C26]" office:value-type="float" office:value="-0">
            <text:p>0</text:p>
          </table:table-cell>
          <table:table-cell table:formula="of:=-([.H26]-[.H25])*[.D26]" office:value-type="float" office:value="-0">
            <text:p>0</text:p>
          </table:table-cell>
          <table:table-cell table:formula="of:=-([.I26]-[.I25])*[.E26]" office:value-type="float" office:value="-0">
            <text:p>0</text:p>
          </table:table-cell>
          <table:table-cell table:formula="of:=[.N25]+SUM([.J26:.M26])" office:value-type="float" office:value="-188260">
            <text:p><text:s/>$(188,260.00)</text:p>
          </table:table-cell>
          <table:table-cell table:number-columns-repeated="1010"/>
        </table:table-row>
        <table:table-row table:style-name="ro1">
          <table:table-cell office:value-type="date" office:date-value="2011-02-15">
            <text:p>2/15/2011</text:p>
          </table:table-cell>
          <table:table-cell table:formula="of:=[$prices.B27]" office:value-type="float" office:value="356.73">
            <text:p>356.73</text:p>
          </table:table-cell>
          <table:table-cell table:formula="of:=[$prices.C27]" office:value-type="float" office:value="624.15">
            <text:p>624.15</text:p>
          </table:table-cell>
          <table:table-cell table:formula="of:=[$prices.D27]" office:value-type="float" office:value="158.1">
            <text:p>158.1</text:p>
          </table:table-cell>
          <table:table-cell table:formula="of:=[$prices.E27]" office:value-type="float" office:value="79.46">
            <text:p>79.46</text:p>
          </table:table-cell>
          <table:table-cell table:formula="of:=[$shares.B27]" office:value-type="float" office:value="0">
            <text:p>0</text:p>
          </table:table-cell>
          <table:table-cell table:formula="of:=[$shares.C27]" office:value-type="float" office:value="1000">
            <text:p>1000</text:p>
          </table:table-cell>
          <table:table-cell table:formula="of:=[$shares.D27]" office:value-type="float" office:value="4000">
            <text:p>4000</text:p>
          </table:table-cell>
          <table:table-cell table:formula="of:=[$shares.E27]" office:value-type="float" office:value="0">
            <text:p>0</text:p>
          </table:table-cell>
          <table:table-cell table:formula="of:=-([.F27]-[.F26])*[.B27]" office:value-type="float" office:value="-0">
            <text:p>0</text:p>
          </table:table-cell>
          <table:table-cell table:formula="of:=-([.G27]-[.G26])*[.C27]" office:value-type="float" office:value="-0">
            <text:p>0</text:p>
          </table:table-cell>
          <table:table-cell table:formula="of:=-([.H27]-[.H26])*[.D27]" office:value-type="float" office:value="-0">
            <text:p>0</text:p>
          </table:table-cell>
          <table:table-cell table:formula="of:=-([.I27]-[.I26])*[.E27]" office:value-type="float" office:value="-0">
            <text:p>0</text:p>
          </table:table-cell>
          <table:table-cell table:formula="of:=[.N26]+SUM([.J27:.M27])" office:value-type="float" office:value="-188260">
            <text:p><text:s/>$(188,260.00)</text:p>
          </table:table-cell>
          <table:table-cell table:number-columns-repeated="1010"/>
        </table:table-row>
        <table:table-row table:style-name="ro1">
          <table:table-cell office:value-type="date" office:date-value="2011-02-16">
            <text:p>2/16/2011</text:p>
          </table:table-cell>
          <table:table-cell table:formula="of:=[$prices.B28]" office:value-type="float" office:value="359.93">
            <text:p>359.93</text:p>
          </table:table-cell>
          <table:table-cell table:formula="of:=[$prices.C28]" office:value-type="float" office:value="624.22">
            <text:p>624.22</text:p>
          </table:table-cell>
          <table:table-cell table:formula="of:=[$prices.D28]" office:value-type="float" office:value="158.65">
            <text:p>158.65</text:p>
          </table:table-cell>
          <table:table-cell table:formula="of:=[$prices.E28]" office:value-type="float" office:value="80.15">
            <text:p>80.15</text:p>
          </table:table-cell>
          <table:table-cell table:formula="of:=[$shares.B28]" office:value-type="float" office:value="0">
            <text:p>0</text:p>
          </table:table-cell>
          <table:table-cell table:formula="of:=[$shares.C28]" office:value-type="float" office:value="1000">
            <text:p>1000</text:p>
          </table:table-cell>
          <table:table-cell table:formula="of:=[$shares.D28]" office:value-type="float" office:value="4000">
            <text:p>4000</text:p>
          </table:table-cell>
          <table:table-cell table:formula="of:=[$shares.E28]" office:value-type="float" office:value="0">
            <text:p>0</text:p>
          </table:table-cell>
          <table:table-cell table:formula="of:=-([.F28]-[.F27])*[.B28]" office:value-type="float" office:value="-0">
            <text:p>0</text:p>
          </table:table-cell>
          <table:table-cell table:formula="of:=-([.G28]-[.G27])*[.C28]" office:value-type="float" office:value="-0">
            <text:p>0</text:p>
          </table:table-cell>
          <table:table-cell table:formula="of:=-([.H28]-[.H27])*[.D28]" office:value-type="float" office:value="-0">
            <text:p>0</text:p>
          </table:table-cell>
          <table:table-cell table:formula="of:=-([.I28]-[.I27])*[.E28]" office:value-type="float" office:value="-0">
            <text:p>0</text:p>
          </table:table-cell>
          <table:table-cell table:formula="of:=[.N27]+SUM([.J28:.M28])" office:value-type="float" office:value="-188260">
            <text:p><text:s/>$(188,260.00)</text:p>
          </table:table-cell>
          <table:table-cell table:number-columns-repeated="1010"/>
        </table:table-row>
        <table:table-row table:style-name="ro1">
          <table:table-cell office:value-type="date" office:date-value="2011-02-17">
            <text:p>2/17/2011</text:p>
          </table:table-cell>
          <table:table-cell table:formula="of:=[$prices.B29]" office:value-type="float" office:value="355.15">
            <text:p>355.15</text:p>
          </table:table-cell>
          <table:table-cell table:formula="of:=[$prices.C29]" office:value-type="float" office:value="625.26">
            <text:p>625.26</text:p>
          </table:table-cell>
          <table:table-cell table:formula="of:=[$prices.D29]" office:value-type="float" office:value="159.46">
            <text:p>159.46</text:p>
          </table:table-cell>
          <table:table-cell table:formula="of:=[$prices.E29]" office:value-type="float" office:value="80.33">
            <text:p>80.33</text:p>
          </table:table-cell>
          <table:table-cell table:formula="of:=[$shares.B29]" office:value-type="float" office:value="0">
            <text:p>0</text:p>
          </table:table-cell>
          <table:table-cell table:formula="of:=[$shares.C29]" office:value-type="float" office:value="1000">
            <text:p>1000</text:p>
          </table:table-cell>
          <table:table-cell table:formula="of:=[$shares.D29]" office:value-type="float" office:value="4000">
            <text:p>4000</text:p>
          </table:table-cell>
          <table:table-cell table:formula="of:=[$shares.E29]" office:value-type="float" office:value="0">
            <text:p>0</text:p>
          </table:table-cell>
          <table:table-cell table:formula="of:=-([.F29]-[.F28])*[.B29]" office:value-type="float" office:value="-0">
            <text:p>0</text:p>
          </table:table-cell>
          <table:table-cell table:formula="of:=-([.G29]-[.G28])*[.C29]" office:value-type="float" office:value="-0">
            <text:p>0</text:p>
          </table:table-cell>
          <table:table-cell table:formula="of:=-([.H29]-[.H28])*[.D29]" office:value-type="float" office:value="-0">
            <text:p>0</text:p>
          </table:table-cell>
          <table:table-cell table:formula="of:=-([.I29]-[.I28])*[.E29]" office:value-type="float" office:value="-0">
            <text:p>0</text:p>
          </table:table-cell>
          <table:table-cell table:formula="of:=[.N28]+SUM([.J29:.M29])" office:value-type="float" office:value="-188260">
            <text:p><text:s/>$(188,260.00)</text:p>
          </table:table-cell>
          <table:table-cell table:number-columns-repeated="1010"/>
        </table:table-row>
        <table:table-row table:style-name="ro1">
          <table:table-cell office:value-type="date" office:date-value="2011-02-18">
            <text:p>2/18/2011</text:p>
          </table:table-cell>
          <table:table-cell table:formula="of:=[$prices.B30]" office:value-type="float" office:value="347.47">
            <text:p>347.47</text:p>
          </table:table-cell>
          <table:table-cell table:formula="of:=[$prices.C30]" office:value-type="float" office:value="630.08">
            <text:p>630.08</text:p>
          </table:table-cell>
          <table:table-cell table:formula="of:=[$prices.D30]" office:value-type="float" office:value="160.05">
            <text:p>160.05</text:p>
          </table:table-cell>
          <table:table-cell table:formula="of:=[$prices.E30]" office:value-type="float" office:value="80.93">
            <text:p>80.93</text:p>
          </table:table-cell>
          <table:table-cell table:formula="of:=[$shares.B30]" office:value-type="float" office:value="0">
            <text:p>0</text:p>
          </table:table-cell>
          <table:table-cell table:formula="of:=[$shares.C30]" office:value-type="float" office:value="1000">
            <text:p>1000</text:p>
          </table:table-cell>
          <table:table-cell table:formula="of:=[$shares.D30]" office:value-type="float" office:value="4000">
            <text:p>4000</text:p>
          </table:table-cell>
          <table:table-cell table:formula="of:=[$shares.E30]" office:value-type="float" office:value="0">
            <text:p>0</text:p>
          </table:table-cell>
          <table:table-cell table:formula="of:=-([.F30]-[.F29])*[.B30]" office:value-type="float" office:value="-0">
            <text:p>0</text:p>
          </table:table-cell>
          <table:table-cell table:formula="of:=-([.G30]-[.G29])*[.C30]" office:value-type="float" office:value="-0">
            <text:p>0</text:p>
          </table:table-cell>
          <table:table-cell table:formula="of:=-([.H30]-[.H29])*[.D30]" office:value-type="float" office:value="-0">
            <text:p>0</text:p>
          </table:table-cell>
          <table:table-cell table:formula="of:=-([.I30]-[.I29])*[.E30]" office:value-type="float" office:value="-0">
            <text:p>0</text:p>
          </table:table-cell>
          <table:table-cell table:formula="of:=[.N29]+SUM([.J30:.M30])" office:value-type="float" office:value="-188260">
            <text:p><text:s/>$(188,260.00)</text:p>
          </table:table-cell>
          <table:table-cell table:number-columns-repeated="1010"/>
        </table:table-row>
        <table:table-row table:style-name="ro1">
          <table:table-cell office:value-type="date" office:date-value="2011-02-22">
            <text:p>2/22/2011</text:p>
          </table:table-cell>
          <table:table-cell table:formula="of:=[$prices.B31]" office:value-type="float" office:value="335.63">
            <text:p>335.63</text:p>
          </table:table-cell>
          <table:table-cell table:formula="of:=[$prices.C31]" office:value-type="float" office:value="610.21">
            <text:p>610.21</text:p>
          </table:table-cell>
          <table:table-cell table:formula="of:=[$prices.D31]" office:value-type="float" office:value="157.24">
            <text:p>157.24</text:p>
          </table:table-cell>
          <table:table-cell table:formula="of:=[$prices.E31]" office:value-type="float" office:value="81.83">
            <text:p>81.83</text:p>
          </table:table-cell>
          <table:table-cell table:formula="of:=[$shares.B31]" office:value-type="float" office:value="0">
            <text:p>0</text:p>
          </table:table-cell>
          <table:table-cell table:formula="of:=[$shares.C31]" office:value-type="float" office:value="1000">
            <text:p>1000</text:p>
          </table:table-cell>
          <table:table-cell table:formula="of:=[$shares.D31]" office:value-type="float" office:value="4000">
            <text:p>4000</text:p>
          </table:table-cell>
          <table:table-cell table:formula="of:=[$shares.E31]" office:value-type="float" office:value="0">
            <text:p>0</text:p>
          </table:table-cell>
          <table:table-cell table:formula="of:=-([.F31]-[.F30])*[.B31]" office:value-type="float" office:value="-0">
            <text:p>0</text:p>
          </table:table-cell>
          <table:table-cell table:formula="of:=-([.G31]-[.G30])*[.C31]" office:value-type="float" office:value="-0">
            <text:p>0</text:p>
          </table:table-cell>
          <table:table-cell table:formula="of:=-([.H31]-[.H30])*[.D31]" office:value-type="float" office:value="-0">
            <text:p>0</text:p>
          </table:table-cell>
          <table:table-cell table:formula="of:=-([.I31]-[.I30])*[.E31]" office:value-type="float" office:value="-0">
            <text:p>0</text:p>
          </table:table-cell>
          <table:table-cell table:formula="of:=[.N30]+SUM([.J31:.M31])" office:value-type="float" office:value="-188260">
            <text:p><text:s/>$(188,260.00)</text:p>
          </table:table-cell>
          <table:table-cell table:number-columns-repeated="1010"/>
        </table:table-row>
        <table:table-row table:style-name="ro1">
          <table:table-cell office:value-type="date" office:date-value="2011-02-23">
            <text:p>2/23/2011</text:p>
          </table:table-cell>
          <table:table-cell table:formula="of:=[$prices.B32]" office:value-type="float" office:value="339.6">
            <text:p>339.6</text:p>
          </table:table-cell>
          <table:table-cell table:formula="of:=[$prices.C32]" office:value-type="float" office:value="611.32">
            <text:p>611.32</text:p>
          </table:table-cell>
          <table:table-cell table:formula="of:=[$prices.D32]" office:value-type="float" office:value="155.52">
            <text:p>155.52</text:p>
          </table:table-cell>
          <table:table-cell table:formula="of:=[$prices.E32]" office:value-type="float" office:value="83.39">
            <text:p>83.39</text:p>
          </table:table-cell>
          <table:table-cell table:formula="of:=[$shares.B32]" office:value-type="float" office:value="0">
            <text:p>0</text:p>
          </table:table-cell>
          <table:table-cell table:formula="of:=[$shares.C32]" office:value-type="float" office:value="1000">
            <text:p>1000</text:p>
          </table:table-cell>
          <table:table-cell table:formula="of:=[$shares.D32]" office:value-type="float" office:value="4000">
            <text:p>4000</text:p>
          </table:table-cell>
          <table:table-cell table:formula="of:=[$shares.E32]" office:value-type="float" office:value="0">
            <text:p>0</text:p>
          </table:table-cell>
          <table:table-cell table:formula="of:=-([.F32]-[.F31])*[.B32]" office:value-type="float" office:value="-0">
            <text:p>0</text:p>
          </table:table-cell>
          <table:table-cell table:formula="of:=-([.G32]-[.G31])*[.C32]" office:value-type="float" office:value="-0">
            <text:p>0</text:p>
          </table:table-cell>
          <table:table-cell table:formula="of:=-([.H32]-[.H31])*[.D32]" office:value-type="float" office:value="-0">
            <text:p>0</text:p>
          </table:table-cell>
          <table:table-cell table:formula="of:=-([.I32]-[.I31])*[.E32]" office:value-type="float" office:value="-0">
            <text:p>0</text:p>
          </table:table-cell>
          <table:table-cell table:formula="of:=[.N31]+SUM([.J32:.M32])" office:value-type="float" office:value="-188260">
            <text:p><text:s/>$(188,260.00)</text:p>
          </table:table-cell>
          <table:table-cell table:number-columns-repeated="1010"/>
        </table:table-row>
        <table:table-row table:style-name="ro1">
          <table:table-cell office:value-type="date" office:date-value="2011-02-24">
            <text:p>2/24/2011</text:p>
          </table:table-cell>
          <table:table-cell table:formula="of:=[$prices.B33]" office:value-type="float" office:value="339.86">
            <text:p>339.86</text:p>
          </table:table-cell>
          <table:table-cell table:formula="of:=[$prices.C33]" office:value-type="float" office:value="608.82">
            <text:p>608.82</text:p>
          </table:table-cell>
          <table:table-cell table:formula="of:=[$prices.D33]" office:value-type="float" office:value="156.09">
            <text:p>156.09</text:p>
          </table:table-cell>
          <table:table-cell table:formula="of:=[$prices.E33]" office:value-type="float" office:value="82.33">
            <text:p>82.33</text:p>
          </table:table-cell>
          <table:table-cell table:formula="of:=[$shares.B33]" office:value-type="float" office:value="0">
            <text:p>0</text:p>
          </table:table-cell>
          <table:table-cell table:formula="of:=[$shares.C33]" office:value-type="float" office:value="1000">
            <text:p>1000</text:p>
          </table:table-cell>
          <table:table-cell table:formula="of:=[$shares.D33]" office:value-type="float" office:value="4000">
            <text:p>4000</text:p>
          </table:table-cell>
          <table:table-cell table:formula="of:=[$shares.E33]" office:value-type="float" office:value="0">
            <text:p>0</text:p>
          </table:table-cell>
          <table:table-cell table:formula="of:=-([.F33]-[.F32])*[.B33]" office:value-type="float" office:value="-0">
            <text:p>0</text:p>
          </table:table-cell>
          <table:table-cell table:formula="of:=-([.G33]-[.G32])*[.C33]" office:value-type="float" office:value="-0">
            <text:p>0</text:p>
          </table:table-cell>
          <table:table-cell table:formula="of:=-([.H33]-[.H32])*[.D33]" office:value-type="float" office:value="-0">
            <text:p>0</text:p>
          </table:table-cell>
          <table:table-cell table:formula="of:=-([.I33]-[.I32])*[.E33]" office:value-type="float" office:value="-0">
            <text:p>0</text:p>
          </table:table-cell>
          <table:table-cell table:formula="of:=[.N32]+SUM([.J33:.M33])" office:value-type="float" office:value="-188260">
            <text:p><text:s/>$(188,260.00)</text:p>
          </table:table-cell>
          <table:table-cell table:number-columns-repeated="1010"/>
        </table:table-row>
        <table:table-row table:style-name="ro1">
          <table:table-cell office:value-type="date" office:date-value="2011-02-25">
            <text:p>2/25/2011</text:p>
          </table:table-cell>
          <table:table-cell table:formula="of:=[$prices.B34]" office:value-type="float" office:value="345.1">
            <text:p>345.1</text:p>
          </table:table-cell>
          <table:table-cell table:formula="of:=[$prices.C34]" office:value-type="float" office:value="610.04">
            <text:p>610.04</text:p>
          </table:table-cell>
          <table:table-cell table:formula="of:=[$prices.D34]" office:value-type="float" office:value="157.56">
            <text:p>157.56</text:p>
          </table:table-cell>
          <table:table-cell table:formula="of:=[$prices.E34]" office:value-type="float" office:value="81.73">
            <text:p>81.73</text:p>
          </table:table-cell>
          <table:table-cell table:formula="of:=[$shares.B34]" office:value-type="float" office:value="0">
            <text:p>0</text:p>
          </table:table-cell>
          <table:table-cell table:formula="of:=[$shares.C34]" office:value-type="float" office:value="1000">
            <text:p>1000</text:p>
          </table:table-cell>
          <table:table-cell table:formula="of:=[$shares.D34]" office:value-type="float" office:value="4000">
            <text:p>4000</text:p>
          </table:table-cell>
          <table:table-cell table:formula="of:=[$shares.E34]" office:value-type="float" office:value="0">
            <text:p>0</text:p>
          </table:table-cell>
          <table:table-cell table:formula="of:=-([.F34]-[.F33])*[.B34]" office:value-type="float" office:value="-0">
            <text:p>0</text:p>
          </table:table-cell>
          <table:table-cell table:formula="of:=-([.G34]-[.G33])*[.C34]" office:value-type="float" office:value="-0">
            <text:p>0</text:p>
          </table:table-cell>
          <table:table-cell table:formula="of:=-([.H34]-[.H33])*[.D34]" office:value-type="float" office:value="-0">
            <text:p>0</text:p>
          </table:table-cell>
          <table:table-cell table:formula="of:=-([.I34]-[.I33])*[.E34]" office:value-type="float" office:value="-0">
            <text:p>0</text:p>
          </table:table-cell>
          <table:table-cell table:formula="of:=[.N33]+SUM([.J34:.M34])" office:value-type="float" office:value="-188260">
            <text:p><text:s/>$(188,260.00)</text:p>
          </table:table-cell>
          <table:table-cell table:number-columns-repeated="1010"/>
        </table:table-row>
        <table:table-row table:style-name="ro1">
          <table:table-cell office:value-type="date" office:date-value="2011-02-28">
            <text:p>2/28/2011</text:p>
          </table:table-cell>
          <table:table-cell table:formula="of:=[$prices.B35]" office:value-type="float" office:value="350.1">
            <text:p>350.1</text:p>
          </table:table-cell>
          <table:table-cell table:formula="of:=[$prices.C35]" office:value-type="float" office:value="613.4">
            <text:p>613.4</text:p>
          </table:table-cell>
          <table:table-cell table:formula="of:=[$prices.D35]" office:value-type="float" office:value="157.17">
            <text:p>157.17</text:p>
          </table:table-cell>
          <table:table-cell table:formula="of:=[$prices.E35]" office:value-type="float" office:value="81.91">
            <text:p>81.91</text:p>
          </table:table-cell>
          <table:table-cell table:formula="of:=[$shares.B35]" office:value-type="float" office:value="0">
            <text:p>0</text:p>
          </table:table-cell>
          <table:table-cell table:formula="of:=[$shares.C35]" office:value-type="float" office:value="1000">
            <text:p>1000</text:p>
          </table:table-cell>
          <table:table-cell table:formula="of:=[$shares.D35]" office:value-type="float" office:value="4000">
            <text:p>4000</text:p>
          </table:table-cell>
          <table:table-cell table:formula="of:=[$shares.E35]" office:value-type="float" office:value="0">
            <text:p>0</text:p>
          </table:table-cell>
          <table:table-cell table:formula="of:=-([.F35]-[.F34])*[.B35]" office:value-type="float" office:value="-0">
            <text:p>0</text:p>
          </table:table-cell>
          <table:table-cell table:formula="of:=-([.G35]-[.G34])*[.C35]" office:value-type="float" office:value="-0">
            <text:p>0</text:p>
          </table:table-cell>
          <table:table-cell table:formula="of:=-([.H35]-[.H34])*[.D35]" office:value-type="float" office:value="-0">
            <text:p>0</text:p>
          </table:table-cell>
          <table:table-cell table:formula="of:=-([.I35]-[.I34])*[.E35]" office:value-type="float" office:value="-0">
            <text:p>0</text:p>
          </table:table-cell>
          <table:table-cell table:formula="of:=[.N34]+SUM([.J35:.M35])" office:value-type="float" office:value="-188260">
            <text:p><text:s/>$(188,260.00)</text:p>
          </table:table-cell>
          <table:table-cell table:number-columns-repeated="1010"/>
        </table:table-row>
        <table:table-row table:style-name="ro1">
          <table:table-cell office:value-type="date" office:date-value="2011-03-01">
            <text:p>3/1/2011</text:p>
          </table:table-cell>
          <table:table-cell table:formula="of:=[$prices.B36]" office:value-type="float" office:value="346.24">
            <text:p>346.24</text:p>
          </table:table-cell>
          <table:table-cell table:formula="of:=[$prices.C36]" office:value-type="float" office:value="600.76">
            <text:p>600.76</text:p>
          </table:table-cell>
          <table:table-cell table:formula="of:=[$prices.D36]" office:value-type="float" office:value="155.32">
            <text:p>155.32</text:p>
          </table:table-cell>
          <table:table-cell table:formula="of:=[$prices.E36]" office:value-type="float" office:value="81.21">
            <text:p>81.21</text:p>
          </table:table-cell>
          <table:table-cell table:formula="of:=[$shares.B36]" office:value-type="float" office:value="0">
            <text:p>0</text:p>
          </table:table-cell>
          <table:table-cell table:formula="of:=[$shares.C36]" office:value-type="float" office:value="1000">
            <text:p>1000</text:p>
          </table:table-cell>
          <table:table-cell table:formula="of:=[$shares.D36]" office:value-type="float" office:value="4000">
            <text:p>4000</text:p>
          </table:table-cell>
          <table:table-cell table:formula="of:=[$shares.E36]" office:value-type="float" office:value="0">
            <text:p>0</text:p>
          </table:table-cell>
          <table:table-cell table:formula="of:=-([.F36]-[.F35])*[.B36]" office:value-type="float" office:value="-0">
            <text:p>0</text:p>
          </table:table-cell>
          <table:table-cell table:formula="of:=-([.G36]-[.G35])*[.C36]" office:value-type="float" office:value="-0">
            <text:p>0</text:p>
          </table:table-cell>
          <table:table-cell table:formula="of:=-([.H36]-[.H35])*[.D36]" office:value-type="float" office:value="-0">
            <text:p>0</text:p>
          </table:table-cell>
          <table:table-cell table:formula="of:=-([.I36]-[.I35])*[.E36]" office:value-type="float" office:value="-0">
            <text:p>0</text:p>
          </table:table-cell>
          <table:table-cell table:formula="of:=[.N35]+SUM([.J36:.M36])" office:value-type="float" office:value="-188260">
            <text:p><text:s/>$(188,260.00)</text:p>
          </table:table-cell>
          <table:table-cell table:number-columns-repeated="1010"/>
        </table:table-row>
        <table:table-row table:style-name="ro1">
          <table:table-cell office:value-type="date" office:date-value="2011-03-02">
            <text:p>3/2/2011</text:p>
          </table:table-cell>
          <table:table-cell table:formula="of:=[$prices.B37]" office:value-type="float" office:value="349.02">
            <text:p>349.02</text:p>
          </table:table-cell>
          <table:table-cell table:formula="of:=[$prices.C37]" office:value-type="float" office:value="600.79">
            <text:p>600.79</text:p>
          </table:table-cell>
          <table:table-cell table:formula="of:=[$prices.D37]" office:value-type="float" office:value="155.5">
            <text:p>155.5</text:p>
          </table:table-cell>
          <table:table-cell table:formula="of:=[$prices.E37]" office:value-type="float" office:value="81.48">
            <text:p>81.48</text:p>
          </table:table-cell>
          <table:table-cell table:formula="of:=[$shares.B37]" office:value-type="float" office:value="0">
            <text:p>0</text:p>
          </table:table-cell>
          <table:table-cell table:formula="of:=[$shares.C37]" office:value-type="float" office:value="1000">
            <text:p>1000</text:p>
          </table:table-cell>
          <table:table-cell table:formula="of:=[$shares.D37]" office:value-type="float" office:value="4000">
            <text:p>4000</text:p>
          </table:table-cell>
          <table:table-cell table:formula="of:=[$shares.E37]" office:value-type="float" office:value="0">
            <text:p>0</text:p>
          </table:table-cell>
          <table:table-cell table:formula="of:=-([.F37]-[.F36])*[.B37]" office:value-type="float" office:value="-0">
            <text:p>0</text:p>
          </table:table-cell>
          <table:table-cell table:formula="of:=-([.G37]-[.G36])*[.C37]" office:value-type="float" office:value="-0">
            <text:p>0</text:p>
          </table:table-cell>
          <table:table-cell table:formula="of:=-([.H37]-[.H36])*[.D37]" office:value-type="float" office:value="-0">
            <text:p>0</text:p>
          </table:table-cell>
          <table:table-cell table:formula="of:=-([.I37]-[.I36])*[.E37]" office:value-type="float" office:value="-0">
            <text:p>0</text:p>
          </table:table-cell>
          <table:table-cell table:formula="of:=[.N36]+SUM([.J37:.M37])" office:value-type="float" office:value="-188260">
            <text:p><text:s/>$(188,260.00)</text:p>
          </table:table-cell>
          <table:table-cell table:number-columns-repeated="1010"/>
        </table:table-row>
        <table:table-row table:style-name="ro1">
          <table:table-cell office:value-type="date" office:date-value="2011-03-03">
            <text:p>3/3/2011</text:p>
          </table:table-cell>
          <table:table-cell table:formula="of:=[$prices.B38]" office:value-type="float" office:value="356.4">
            <text:p>356.4</text:p>
          </table:table-cell>
          <table:table-cell table:formula="of:=[$prices.C38]" office:value-type="float" office:value="609.56">
            <text:p>609.56</text:p>
          </table:table-cell>
          <table:table-cell table:formula="of:=[$prices.D38]" office:value-type="float" office:value="158.73">
            <text:p>158.73</text:p>
          </table:table-cell>
          <table:table-cell table:formula="of:=[$prices.E38]" office:value-type="float" office:value="82.19">
            <text:p>82.19</text:p>
          </table:table-cell>
          <table:table-cell table:formula="of:=[$shares.B38]" office:value-type="float" office:value="0">
            <text:p>0</text:p>
          </table:table-cell>
          <table:table-cell table:formula="of:=[$shares.C38]" office:value-type="float" office:value="0">
            <text:p>0</text:p>
          </table:table-cell>
          <table:table-cell table:formula="of:=[$shares.D38]" office:value-type="float" office:value="1800">
            <text:p>1800</text:p>
          </table:table-cell>
          <table:table-cell table:formula="of:=[$shares.E38]" office:value-type="float" office:value="0">
            <text:p>0</text:p>
          </table:table-cell>
          <table:table-cell table:formula="of:=-([.F38]-[.F37])*[.B38]" office:value-type="float" office:value="-0">
            <text:p>0</text:p>
          </table:table-cell>
          <table:table-cell table:formula="of:=-([.G38]-[.G37])*[.C38]" office:value-type="float" office:value="609560">
            <text:p>609560</text:p>
          </table:table-cell>
          <table:table-cell table:formula="of:=-([.H38]-[.H37])*[.D38]" office:value-type="float" office:value="349206">
            <text:p>349206</text:p>
          </table:table-cell>
          <table:table-cell table:formula="of:=-([.I38]-[.I37])*[.E38]" office:value-type="float" office:value="-0">
            <text:p>0</text:p>
          </table:table-cell>
          <table:table-cell table:formula="of:=[.N37]+SUM([.J38:.M38])" office:value-type="float" office:value="770506">
            <text:p><text:s/>$770,506.00 </text:p>
          </table:table-cell>
          <table:table-cell table:number-columns-repeated="1010"/>
        </table:table-row>
        <table:table-row table:style-name="ro1">
          <table:table-cell office:value-type="date" office:date-value="2011-03-04">
            <text:p>3/4/2011</text:p>
          </table:table-cell>
          <table:table-cell table:formula="of:=[$prices.B39]" office:value-type="float" office:value="356.83">
            <text:p>356.83</text:p>
          </table:table-cell>
          <table:table-cell table:formula="of:=[$prices.C39]" office:value-type="float" office:value="600.62">
            <text:p>600.62</text:p>
          </table:table-cell>
          <table:table-cell table:formula="of:=[$prices.D39]" office:value-type="float" office:value="157.12">
            <text:p>157.12</text:p>
          </table:table-cell>
          <table:table-cell table:formula="of:=[$prices.E39]" office:value-type="float" office:value="81.48">
            <text:p>81.48</text:p>
          </table:table-cell>
          <table:table-cell table:formula="of:=[$shares.B39]" office:value-type="float" office:value="0">
            <text:p>0</text:p>
          </table:table-cell>
          <table:table-cell table:formula="of:=[$shares.C39]" office:value-type="float" office:value="0">
            <text:p>0</text:p>
          </table:table-cell>
          <table:table-cell table:formula="of:=[$shares.D39]" office:value-type="float" office:value="1800">
            <text:p>1800</text:p>
          </table:table-cell>
          <table:table-cell table:formula="of:=[$shares.E39]" office:value-type="float" office:value="0">
            <text:p>0</text:p>
          </table:table-cell>
          <table:table-cell table:formula="of:=-([.F39]-[.F38])*[.B39]" office:value-type="float" office:value="-0">
            <text:p>0</text:p>
          </table:table-cell>
          <table:table-cell table:formula="of:=-([.G39]-[.G38])*[.C39]" office:value-type="float" office:value="-0">
            <text:p>0</text:p>
          </table:table-cell>
          <table:table-cell table:formula="of:=-([.H39]-[.H38])*[.D39]" office:value-type="float" office:value="-0">
            <text:p>0</text:p>
          </table:table-cell>
          <table:table-cell table:formula="of:=-([.I39]-[.I38])*[.E39]" office:value-type="float" office:value="-0">
            <text:p>0</text:p>
          </table:table-cell>
          <table:table-cell table:formula="of:=[.N38]+SUM([.J39:.M39])" office:value-type="float" office:value="770506">
            <text:p><text:s/>$770,506.00 </text:p>
          </table:table-cell>
          <table:table-cell table:number-columns-repeated="1010"/>
        </table:table-row>
        <table:table-row table:style-name="ro1">
          <table:table-cell office:value-type="date" office:date-value="2011-03-07">
            <text:p>3/7/2011</text:p>
          </table:table-cell>
          <table:table-cell table:formula="of:=[$prices.B40]" office:value-type="float" office:value="352.23">
            <text:p>352.23</text:p>
          </table:table-cell>
          <table:table-cell table:formula="of:=[$prices.C40]" office:value-type="float" office:value="591.66">
            <text:p>591.66</text:p>
          </table:table-cell>
          <table:table-cell table:formula="of:=[$prices.D40]" office:value-type="float" office:value="155.28">
            <text:p>155.28</text:p>
          </table:table-cell>
          <table:table-cell table:formula="of:=[$prices.E40]" office:value-type="float" office:value="81.14">
            <text:p>81.14</text:p>
          </table:table-cell>
          <table:table-cell table:formula="of:=[$shares.B40]" office:value-type="float" office:value="0">
            <text:p>0</text:p>
          </table:table-cell>
          <table:table-cell table:formula="of:=[$shares.C40]" office:value-type="float" office:value="0">
            <text:p>0</text:p>
          </table:table-cell>
          <table:table-cell table:formula="of:=[$shares.D40]" office:value-type="float" office:value="1800">
            <text:p>1800</text:p>
          </table:table-cell>
          <table:table-cell table:formula="of:=[$shares.E40]" office:value-type="float" office:value="0">
            <text:p>0</text:p>
          </table:table-cell>
          <table:table-cell table:formula="of:=-([.F40]-[.F39])*[.B40]" office:value-type="float" office:value="-0">
            <text:p>0</text:p>
          </table:table-cell>
          <table:table-cell table:formula="of:=-([.G40]-[.G39])*[.C40]" office:value-type="float" office:value="-0">
            <text:p>0</text:p>
          </table:table-cell>
          <table:table-cell table:formula="of:=-([.H40]-[.H39])*[.D40]" office:value-type="float" office:value="-0">
            <text:p>0</text:p>
          </table:table-cell>
          <table:table-cell table:formula="of:=-([.I40]-[.I39])*[.E40]" office:value-type="float" office:value="-0">
            <text:p>0</text:p>
          </table:table-cell>
          <table:table-cell table:formula="of:=[.N39]+SUM([.J40:.M40])" office:value-type="float" office:value="770506">
            <text:p><text:s/>$770,506.00 </text:p>
          </table:table-cell>
          <table:table-cell table:number-columns-repeated="1010"/>
        </table:table-row>
        <table:table-row table:style-name="ro1">
          <table:table-cell office:value-type="date" office:date-value="2011-03-08">
            <text:p>3/8/2011</text:p>
          </table:table-cell>
          <table:table-cell table:formula="of:=[$prices.B41]" office:value-type="float" office:value="352.63">
            <text:p>352.63</text:p>
          </table:table-cell>
          <table:table-cell table:formula="of:=[$prices.C41]" office:value-type="float" office:value="592.31">
            <text:p>592.31</text:p>
          </table:table-cell>
          <table:table-cell table:formula="of:=[$prices.D41]" office:value-type="float" office:value="157.56">
            <text:p>157.56</text:p>
          </table:table-cell>
          <table:table-cell table:formula="of:=[$prices.E41]" office:value-type="float" office:value="81.02">
            <text:p>81.02</text:p>
          </table:table-cell>
          <table:table-cell table:formula="of:=[$shares.B41]" office:value-type="float" office:value="0">
            <text:p>0</text:p>
          </table:table-cell>
          <table:table-cell table:formula="of:=[$shares.C41]" office:value-type="float" office:value="0">
            <text:p>0</text:p>
          </table:table-cell>
          <table:table-cell table:formula="of:=[$shares.D41]" office:value-type="float" office:value="1800">
            <text:p>1800</text:p>
          </table:table-cell>
          <table:table-cell table:formula="of:=[$shares.E41]" office:value-type="float" office:value="0">
            <text:p>0</text:p>
          </table:table-cell>
          <table:table-cell table:formula="of:=-([.F41]-[.F40])*[.B41]" office:value-type="float" office:value="-0">
            <text:p>0</text:p>
          </table:table-cell>
          <table:table-cell table:formula="of:=-([.G41]-[.G40])*[.C41]" office:value-type="float" office:value="-0">
            <text:p>0</text:p>
          </table:table-cell>
          <table:table-cell table:formula="of:=-([.H41]-[.H40])*[.D41]" office:value-type="float" office:value="-0">
            <text:p>0</text:p>
          </table:table-cell>
          <table:table-cell table:formula="of:=-([.I41]-[.I40])*[.E41]" office:value-type="float" office:value="-0">
            <text:p>0</text:p>
          </table:table-cell>
          <table:table-cell table:formula="of:=[.N40]+SUM([.J41:.M41])" office:value-type="float" office:value="770506">
            <text:p><text:s/>$770,506.00 </text:p>
          </table:table-cell>
          <table:table-cell table:number-columns-repeated="1010"/>
        </table:table-row>
        <table:table-row table:style-name="ro1">
          <table:table-cell office:value-type="date" office:date-value="2011-03-09">
            <text:p>3/9/2011</text:p>
          </table:table-cell>
          <table:table-cell table:formula="of:=[$prices.B42]" office:value-type="float" office:value="349.37">
            <text:p>349.37</text:p>
          </table:table-cell>
          <table:table-cell table:formula="of:=[$prices.C42]" office:value-type="float" office:value="591.77">
            <text:p>591.77</text:p>
          </table:table-cell>
          <table:table-cell table:formula="of:=[$prices.D42]" office:value-type="float" office:value="161.04">
            <text:p>161.04</text:p>
          </table:table-cell>
          <table:table-cell table:formula="of:=[$prices.E42]" office:value-type="float" office:value="80.81">
            <text:p>80.81</text:p>
          </table:table-cell>
          <table:table-cell table:formula="of:=[$shares.B42]" office:value-type="float" office:value="0">
            <text:p>0</text:p>
          </table:table-cell>
          <table:table-cell table:formula="of:=[$shares.C42]" office:value-type="float" office:value="0">
            <text:p>0</text:p>
          </table:table-cell>
          <table:table-cell table:formula="of:=[$shares.D42]" office:value-type="float" office:value="1800">
            <text:p>1800</text:p>
          </table:table-cell>
          <table:table-cell table:formula="of:=[$shares.E42]" office:value-type="float" office:value="0">
            <text:p>0</text:p>
          </table:table-cell>
          <table:table-cell table:formula="of:=-([.F42]-[.F41])*[.B42]" office:value-type="float" office:value="-0">
            <text:p>0</text:p>
          </table:table-cell>
          <table:table-cell table:formula="of:=-([.G42]-[.G41])*[.C42]" office:value-type="float" office:value="-0">
            <text:p>0</text:p>
          </table:table-cell>
          <table:table-cell table:formula="of:=-([.H42]-[.H41])*[.D42]" office:value-type="float" office:value="-0">
            <text:p>0</text:p>
          </table:table-cell>
          <table:table-cell table:formula="of:=-([.I42]-[.I41])*[.E42]" office:value-type="float" office:value="-0">
            <text:p>0</text:p>
          </table:table-cell>
          <table:table-cell table:formula="of:=[.N41]+SUM([.J42:.M42])" office:value-type="float" office:value="770506">
            <text:p><text:s/>$770,506.00 </text:p>
          </table:table-cell>
          <table:table-cell table:number-columns-repeated="1010"/>
        </table:table-row>
        <table:table-row table:style-name="ro1">
          <table:table-cell office:value-type="date" office:date-value="2011-03-10">
            <text:p>3/10/2011</text:p>
          </table:table-cell>
          <table:table-cell table:formula="of:=[$prices.B43]" office:value-type="float" office:value="343.62">
            <text:p>343.62</text:p>
          </table:table-cell>
          <table:table-cell table:formula="of:=[$prices.C43]" office:value-type="float" office:value="580.3">
            <text:p>580.3</text:p>
          </table:table-cell>
          <table:table-cell table:formula="of:=[$prices.D43]" office:value-type="float" office:value="157.31">
            <text:p>157.31</text:p>
          </table:table-cell>
          <table:table-cell table:formula="of:=[$prices.E43]" office:value-type="float" office:value="77.94">
            <text:p>77.94</text:p>
          </table:table-cell>
          <table:table-cell table:formula="of:=[$shares.B43]" office:value-type="float" office:value="0">
            <text:p>0</text:p>
          </table:table-cell>
          <table:table-cell table:formula="of:=[$shares.C43]" office:value-type="float" office:value="0">
            <text:p>0</text:p>
          </table:table-cell>
          <table:table-cell table:formula="of:=[$shares.D43]" office:value-type="float" office:value="1800">
            <text:p>1800</text:p>
          </table:table-cell>
          <table:table-cell table:formula="of:=[$shares.E43]" office:value-type="float" office:value="0">
            <text:p>0</text:p>
          </table:table-cell>
          <table:table-cell table:formula="of:=-([.F43]-[.F42])*[.B43]" office:value-type="float" office:value="-0">
            <text:p>0</text:p>
          </table:table-cell>
          <table:table-cell table:formula="of:=-([.G43]-[.G42])*[.C43]" office:value-type="float" office:value="-0">
            <text:p>0</text:p>
          </table:table-cell>
          <table:table-cell table:formula="of:=-([.H43]-[.H42])*[.D43]" office:value-type="float" office:value="-0">
            <text:p>0</text:p>
          </table:table-cell>
          <table:table-cell table:formula="of:=-([.I43]-[.I42])*[.E43]" office:value-type="float" office:value="-0">
            <text:p>0</text:p>
          </table:table-cell>
          <table:table-cell table:formula="of:=[.N42]+SUM([.J43:.M43])" office:value-type="float" office:value="770506">
            <text:p><text:s/>$770,506.00 </text:p>
          </table:table-cell>
          <table:table-cell table:number-columns-repeated="1010"/>
        </table:table-row>
        <table:table-row table:style-name="ro1">
          <table:table-cell office:value-type="date" office:date-value="2011-03-11">
            <text:p>3/11/2011</text:p>
          </table:table-cell>
          <table:table-cell table:formula="of:=[$prices.B44]" office:value-type="float" office:value="348.89">
            <text:p>348.89</text:p>
          </table:table-cell>
          <table:table-cell table:formula="of:=[$prices.C44]" office:value-type="float" office:value="576.71">
            <text:p>576.71</text:p>
          </table:table-cell>
          <table:table-cell table:formula="of:=[$prices.D44]" office:value-type="float" office:value="157.71">
            <text:p>157.71</text:p>
          </table:table-cell>
          <table:table-cell table:formula="of:=[$prices.E44]" office:value-type="float" office:value="78.65">
            <text:p>78.65</text:p>
          </table:table-cell>
          <table:table-cell table:formula="of:=[$shares.B44]" office:value-type="float" office:value="0">
            <text:p>0</text:p>
          </table:table-cell>
          <table:table-cell table:formula="of:=[$shares.C44]" office:value-type="float" office:value="0">
            <text:p>0</text:p>
          </table:table-cell>
          <table:table-cell table:formula="of:=[$shares.D44]" office:value-type="float" office:value="1800">
            <text:p>1800</text:p>
          </table:table-cell>
          <table:table-cell table:formula="of:=[$shares.E44]" office:value-type="float" office:value="0">
            <text:p>0</text:p>
          </table:table-cell>
          <table:table-cell table:formula="of:=-([.F44]-[.F43])*[.B44]" office:value-type="float" office:value="-0">
            <text:p>0</text:p>
          </table:table-cell>
          <table:table-cell table:formula="of:=-([.G44]-[.G43])*[.C44]" office:value-type="float" office:value="-0">
            <text:p>0</text:p>
          </table:table-cell>
          <table:table-cell table:formula="of:=-([.H44]-[.H43])*[.D44]" office:value-type="float" office:value="-0">
            <text:p>0</text:p>
          </table:table-cell>
          <table:table-cell table:formula="of:=-([.I44]-[.I43])*[.E44]" office:value-type="float" office:value="-0">
            <text:p>0</text:p>
          </table:table-cell>
          <table:table-cell table:formula="of:=[.N43]+SUM([.J44:.M44])" office:value-type="float" office:value="770506">
            <text:p><text:s/>$770,506.00 </text:p>
          </table:table-cell>
          <table:table-cell table:number-columns-repeated="1010"/>
        </table:table-row>
        <table:table-row table:style-name="ro1">
          <table:table-cell office:value-type="date" office:date-value="2011-03-14">
            <text:p>3/14/2011</text:p>
          </table:table-cell>
          <table:table-cell table:formula="of:=[$prices.B45]" office:value-type="float" office:value="350.45">
            <text:p>350.45</text:p>
          </table:table-cell>
          <table:table-cell table:formula="of:=[$prices.C45]" office:value-type="float" office:value="569.99">
            <text:p>569.99</text:p>
          </table:table-cell>
          <table:table-cell table:formula="of:=[$prices.D45]" office:value-type="float" office:value="156.7">
            <text:p>156.7</text:p>
          </table:table-cell>
          <table:table-cell table:formula="of:=[$prices.E45]" office:value-type="float" office:value="78.9">
            <text:p>78.9</text:p>
          </table:table-cell>
          <table:table-cell table:formula="of:=[$shares.B45]" office:value-type="float" office:value="0">
            <text:p>0</text:p>
          </table:table-cell>
          <table:table-cell table:formula="of:=[$shares.C45]" office:value-type="float" office:value="0">
            <text:p>0</text:p>
          </table:table-cell>
          <table:table-cell table:formula="of:=[$shares.D45]" office:value-type="float" office:value="1800">
            <text:p>1800</text:p>
          </table:table-cell>
          <table:table-cell table:formula="of:=[$shares.E45]" office:value-type="float" office:value="0">
            <text:p>0</text:p>
          </table:table-cell>
          <table:table-cell table:formula="of:=-([.F45]-[.F44])*[.B45]" office:value-type="float" office:value="-0">
            <text:p>0</text:p>
          </table:table-cell>
          <table:table-cell table:formula="of:=-([.G45]-[.G44])*[.C45]" office:value-type="float" office:value="-0">
            <text:p>0</text:p>
          </table:table-cell>
          <table:table-cell table:formula="of:=-([.H45]-[.H44])*[.D45]" office:value-type="float" office:value="-0">
            <text:p>0</text:p>
          </table:table-cell>
          <table:table-cell table:formula="of:=-([.I45]-[.I44])*[.E45]" office:value-type="float" office:value="-0">
            <text:p>0</text:p>
          </table:table-cell>
          <table:table-cell table:formula="of:=[.N44]+SUM([.J45:.M45])" office:value-type="float" office:value="770506">
            <text:p><text:s/>$770,506.00 </text:p>
          </table:table-cell>
          <table:table-cell table:number-columns-repeated="1010"/>
        </table:table-row>
        <table:table-row table:style-name="ro1">
          <table:table-cell office:value-type="date" office:date-value="2011-03-15">
            <text:p>3/15/2011</text:p>
          </table:table-cell>
          <table:table-cell table:formula="of:=[$prices.B46]" office:value-type="float" office:value="342.39">
            <text:p>342.39</text:p>
          </table:table-cell>
          <table:table-cell table:formula="of:=[$prices.C46]" office:value-type="float" office:value="569.56">
            <text:p>569.56</text:p>
          </table:table-cell>
          <table:table-cell table:formula="of:=[$prices.D46]" office:value-type="float" office:value="154.4">
            <text:p>154.4</text:p>
          </table:table-cell>
          <table:table-cell table:formula="of:=[$prices.E46]" office:value-type="float" office:value="77.95">
            <text:p>77.95</text:p>
          </table:table-cell>
          <table:table-cell table:formula="of:=[$shares.B46]" office:value-type="float" office:value="0">
            <text:p>0</text:p>
          </table:table-cell>
          <table:table-cell table:formula="of:=[$shares.C46]" office:value-type="float" office:value="0">
            <text:p>0</text:p>
          </table:table-cell>
          <table:table-cell table:formula="of:=[$shares.D46]" office:value-type="float" office:value="1800">
            <text:p>1800</text:p>
          </table:table-cell>
          <table:table-cell table:formula="of:=[$shares.E46]" office:value-type="float" office:value="0">
            <text:p>0</text:p>
          </table:table-cell>
          <table:table-cell table:formula="of:=-([.F46]-[.F45])*[.B46]" office:value-type="float" office:value="-0">
            <text:p>0</text:p>
          </table:table-cell>
          <table:table-cell table:formula="of:=-([.G46]-[.G45])*[.C46]" office:value-type="float" office:value="-0">
            <text:p>0</text:p>
          </table:table-cell>
          <table:table-cell table:formula="of:=-([.H46]-[.H45])*[.D46]" office:value-type="float" office:value="-0">
            <text:p>0</text:p>
          </table:table-cell>
          <table:table-cell table:formula="of:=-([.I46]-[.I45])*[.E46]" office:value-type="float" office:value="-0">
            <text:p>0</text:p>
          </table:table-cell>
          <table:table-cell table:formula="of:=[.N45]+SUM([.J46:.M46])" office:value-type="float" office:value="770506">
            <text:p><text:s/>$770,506.00 </text:p>
          </table:table-cell>
          <table:table-cell table:number-columns-repeated="1010"/>
        </table:table-row>
        <table:table-row table:style-name="ro1">
          <table:table-cell office:value-type="date" office:date-value="2011-03-16">
            <text:p>3/16/2011</text:p>
          </table:table-cell>
          <table:table-cell table:formula="of:=[$prices.B47]" office:value-type="float" office:value="327.11">
            <text:p>327.11</text:p>
          </table:table-cell>
          <table:table-cell table:formula="of:=[$prices.C47]" office:value-type="float" office:value="557.1">
            <text:p>557.1</text:p>
          </table:table-cell>
          <table:table-cell table:formula="of:=[$prices.D47]" office:value-type="float" office:value="148.55">
            <text:p>148.55</text:p>
          </table:table-cell>
          <table:table-cell table:formula="of:=[$prices.E47]" office:value-type="float" office:value="75.96">
            <text:p>75.96</text:p>
          </table:table-cell>
          <table:table-cell table:formula="of:=[$shares.B47]" office:value-type="float" office:value="0">
            <text:p>0</text:p>
          </table:table-cell>
          <table:table-cell table:formula="of:=[$shares.C47]" office:value-type="float" office:value="0">
            <text:p>0</text:p>
          </table:table-cell>
          <table:table-cell table:formula="of:=[$shares.D47]" office:value-type="float" office:value="1800">
            <text:p>1800</text:p>
          </table:table-cell>
          <table:table-cell table:formula="of:=[$shares.E47]" office:value-type="float" office:value="0">
            <text:p>0</text:p>
          </table:table-cell>
          <table:table-cell table:formula="of:=-([.F47]-[.F46])*[.B47]" office:value-type="float" office:value="-0">
            <text:p>0</text:p>
          </table:table-cell>
          <table:table-cell table:formula="of:=-([.G47]-[.G46])*[.C47]" office:value-type="float" office:value="-0">
            <text:p>0</text:p>
          </table:table-cell>
          <table:table-cell table:formula="of:=-([.H47]-[.H46])*[.D47]" office:value-type="float" office:value="-0">
            <text:p>0</text:p>
          </table:table-cell>
          <table:table-cell table:formula="of:=-([.I47]-[.I46])*[.E47]" office:value-type="float" office:value="-0">
            <text:p>0</text:p>
          </table:table-cell>
          <table:table-cell table:formula="of:=[.N46]+SUM([.J47:.M47])" office:value-type="float" office:value="770506">
            <text:p><text:s/>$770,506.00 </text:p>
          </table:table-cell>
          <table:table-cell table:number-columns-repeated="1010"/>
        </table:table-row>
        <table:table-row table:style-name="ro1">
          <table:table-cell office:value-type="date" office:date-value="2011-03-17">
            <text:p>3/17/2011</text:p>
          </table:table-cell>
          <table:table-cell table:formula="of:=[$prices.B48]" office:value-type="float" office:value="331.69">
            <text:p>331.69</text:p>
          </table:table-cell>
          <table:table-cell table:formula="of:=[$prices.C48]" office:value-type="float" office:value="561.36">
            <text:p>561.36</text:p>
          </table:table-cell>
          <table:table-cell table:formula="of:=[$prices.D48]" office:value-type="float" office:value="149.7">
            <text:p>149.7</text:p>
          </table:table-cell>
          <table:table-cell table:formula="of:=[$prices.E48]" office:value-type="float" office:value="77.73">
            <text:p>77.73</text:p>
          </table:table-cell>
          <table:table-cell table:formula="of:=[$shares.B48]" office:value-type="float" office:value="0">
            <text:p>0</text:p>
          </table:table-cell>
          <table:table-cell table:formula="of:=[$shares.C48]" office:value-type="float" office:value="0">
            <text:p>0</text:p>
          </table:table-cell>
          <table:table-cell table:formula="of:=[$shares.D48]" office:value-type="float" office:value="1800">
            <text:p>1800</text:p>
          </table:table-cell>
          <table:table-cell table:formula="of:=[$shares.E48]" office:value-type="float" office:value="0">
            <text:p>0</text:p>
          </table:table-cell>
          <table:table-cell table:formula="of:=-([.F48]-[.F47])*[.B48]" office:value-type="float" office:value="-0">
            <text:p>0</text:p>
          </table:table-cell>
          <table:table-cell table:formula="of:=-([.G48]-[.G47])*[.C48]" office:value-type="float" office:value="-0">
            <text:p>0</text:p>
          </table:table-cell>
          <table:table-cell table:formula="of:=-([.H48]-[.H47])*[.D48]" office:value-type="float" office:value="-0">
            <text:p>0</text:p>
          </table:table-cell>
          <table:table-cell table:formula="of:=-([.I48]-[.I47])*[.E48]" office:value-type="float" office:value="-0">
            <text:p>0</text:p>
          </table:table-cell>
          <table:table-cell table:formula="of:=[.N47]+SUM([.J48:.M48])" office:value-type="float" office:value="770506">
            <text:p><text:s/>$770,506.00 </text:p>
          </table:table-cell>
          <table:table-cell table:number-columns-repeated="1010"/>
        </table:table-row>
        <table:table-row table:style-name="ro1">
          <table:table-cell office:value-type="date" office:date-value="2011-03-18">
            <text:p>3/18/2011</text:p>
          </table:table-cell>
          <table:table-cell table:formula="of:=[$prices.B49]" office:value-type="float" office:value="327.76">
            <text:p>327.76</text:p>
          </table:table-cell>
          <table:table-cell table:formula="of:=[$prices.C49]" office:value-type="float" office:value="561.06">
            <text:p>561.06</text:p>
          </table:table-cell>
          <table:table-cell table:formula="of:=[$prices.D49]" office:value-type="float" office:value="151.36">
            <text:p>151.36</text:p>
          </table:table-cell>
          <table:table-cell table:formula="of:=[$prices.E49]" office:value-type="float" office:value="77.43">
            <text:p>77.43</text:p>
          </table:table-cell>
          <table:table-cell table:formula="of:=[$shares.B49]" office:value-type="float" office:value="0">
            <text:p>0</text:p>
          </table:table-cell>
          <table:table-cell table:formula="of:=[$shares.C49]" office:value-type="float" office:value="0">
            <text:p>0</text:p>
          </table:table-cell>
          <table:table-cell table:formula="of:=[$shares.D49]" office:value-type="float" office:value="1800">
            <text:p>1800</text:p>
          </table:table-cell>
          <table:table-cell table:formula="of:=[$shares.E49]" office:value-type="float" office:value="0">
            <text:p>0</text:p>
          </table:table-cell>
          <table:table-cell table:formula="of:=-([.F49]-[.F48])*[.B49]" office:value-type="float" office:value="-0">
            <text:p>0</text:p>
          </table:table-cell>
          <table:table-cell table:formula="of:=-([.G49]-[.G48])*[.C49]" office:value-type="float" office:value="-0">
            <text:p>0</text:p>
          </table:table-cell>
          <table:table-cell table:formula="of:=-([.H49]-[.H48])*[.D49]" office:value-type="float" office:value="-0">
            <text:p>0</text:p>
          </table:table-cell>
          <table:table-cell table:formula="of:=-([.I49]-[.I48])*[.E49]" office:value-type="float" office:value="-0">
            <text:p>0</text:p>
          </table:table-cell>
          <table:table-cell table:formula="of:=[.N48]+SUM([.J49:.M49])" office:value-type="float" office:value="770506">
            <text:p><text:s/>$770,506.00 </text:p>
          </table:table-cell>
          <table:table-cell table:number-columns-repeated="1010"/>
        </table:table-row>
        <table:table-row table:style-name="ro1">
          <table:table-cell office:value-type="date" office:date-value="2011-03-21">
            <text:p>3/21/2011</text:p>
          </table:table-cell>
          <table:table-cell table:formula="of:=[$prices.B50]" office:value-type="float" office:value="336.31">
            <text:p>336.31</text:p>
          </table:table-cell>
          <table:table-cell table:formula="of:=[$prices.C50]" office:value-type="float" office:value="576.5">
            <text:p>576.5</text:p>
          </table:table-cell>
          <table:table-cell table:formula="of:=[$prices.D50]" office:value-type="float" office:value="153.09">
            <text:p>153.09</text:p>
          </table:table-cell>
          <table:table-cell table:formula="of:=[$prices.E50]" office:value-type="float" office:value="79.34">
            <text:p>79.34</text:p>
          </table:table-cell>
          <table:table-cell table:formula="of:=[$shares.B50]" office:value-type="float" office:value="0">
            <text:p>0</text:p>
          </table:table-cell>
          <table:table-cell table:formula="of:=[$shares.C50]" office:value-type="float" office:value="0">
            <text:p>0</text:p>
          </table:table-cell>
          <table:table-cell table:formula="of:=[$shares.D50]" office:value-type="float" office:value="1800">
            <text:p>1800</text:p>
          </table:table-cell>
          <table:table-cell table:formula="of:=[$shares.E50]" office:value-type="float" office:value="0">
            <text:p>0</text:p>
          </table:table-cell>
          <table:table-cell table:formula="of:=-([.F50]-[.F49])*[.B50]" office:value-type="float" office:value="-0">
            <text:p>0</text:p>
          </table:table-cell>
          <table:table-cell table:formula="of:=-([.G50]-[.G49])*[.C50]" office:value-type="float" office:value="-0">
            <text:p>0</text:p>
          </table:table-cell>
          <table:table-cell table:formula="of:=-([.H50]-[.H49])*[.D50]" office:value-type="float" office:value="-0">
            <text:p>0</text:p>
          </table:table-cell>
          <table:table-cell table:formula="of:=-([.I50]-[.I49])*[.E50]" office:value-type="float" office:value="-0">
            <text:p>0</text:p>
          </table:table-cell>
          <table:table-cell table:formula="of:=[.N49]+SUM([.J50:.M50])" office:value-type="float" office:value="770506">
            <text:p><text:s/>$770,506.00 </text:p>
          </table:table-cell>
          <table:table-cell table:number-columns-repeated="1010"/>
        </table:table-row>
        <table:table-row table:style-name="ro1">
          <table:table-cell office:value-type="date" office:date-value="2011-03-22">
            <text:p>3/22/2011</text:p>
          </table:table-cell>
          <table:table-cell table:formula="of:=[$prices.B51]" office:value-type="float" office:value="338.2">
            <text:p>338.2</text:p>
          </table:table-cell>
          <table:table-cell table:formula="of:=[$prices.C51]" office:value-type="float" office:value="577.32">
            <text:p>577.32</text:p>
          </table:table-cell>
          <table:table-cell table:formula="of:=[$prices.D51]" office:value-type="float" office:value="153.4">
            <text:p>153.4</text:p>
          </table:table-cell>
          <table:table-cell table:formula="of:=[$prices.E51]" office:value-type="float" office:value="79.07">
            <text:p>79.07</text:p>
          </table:table-cell>
          <table:table-cell table:formula="of:=[$shares.B51]" office:value-type="float" office:value="0">
            <text:p>0</text:p>
          </table:table-cell>
          <table:table-cell table:formula="of:=[$shares.C51]" office:value-type="float" office:value="0">
            <text:p>0</text:p>
          </table:table-cell>
          <table:table-cell table:formula="of:=[$shares.D51]" office:value-type="float" office:value="1800">
            <text:p>1800</text:p>
          </table:table-cell>
          <table:table-cell table:formula="of:=[$shares.E51]" office:value-type="float" office:value="0">
            <text:p>0</text:p>
          </table:table-cell>
          <table:table-cell table:formula="of:=-([.F51]-[.F50])*[.B51]" office:value-type="float" office:value="-0">
            <text:p>0</text:p>
          </table:table-cell>
          <table:table-cell table:formula="of:=-([.G51]-[.G50])*[.C51]" office:value-type="float" office:value="-0">
            <text:p>0</text:p>
          </table:table-cell>
          <table:table-cell table:formula="of:=-([.H51]-[.H50])*[.D51]" office:value-type="float" office:value="-0">
            <text:p>0</text:p>
          </table:table-cell>
          <table:table-cell table:formula="of:=-([.I51]-[.I50])*[.E51]" office:value-type="float" office:value="-0">
            <text:p>0</text:p>
          </table:table-cell>
          <table:table-cell table:formula="of:=[.N50]+SUM([.J51:.M51])" office:value-type="float" office:value="770506">
            <text:p><text:s/>$770,506.00 </text:p>
          </table:table-cell>
          <table:table-cell table:number-columns-repeated="1010"/>
        </table:table-row>
        <table:table-row table:style-name="ro1">
          <table:table-cell office:value-type="date" office:date-value="2011-03-23">
            <text:p>3/23/2011</text:p>
          </table:table-cell>
          <table:table-cell table:formula="of:=[$prices.B52]" office:value-type="float" office:value="336.2">
            <text:p>336.2</text:p>
          </table:table-cell>
          <table:table-cell table:formula="of:=[$prices.C52]" office:value-type="float" office:value="582.16">
            <text:p>582.16</text:p>
          </table:table-cell>
          <table:table-cell table:formula="of:=[$prices.D52]" office:value-type="float" office:value="154.89">
            <text:p>154.89</text:p>
          </table:table-cell>
          <table:table-cell table:formula="of:=[$prices.E52]" office:value-type="float" office:value="79.11">
            <text:p>79.11</text:p>
          </table:table-cell>
          <table:table-cell table:formula="of:=[$shares.B52]" office:value-type="float" office:value="0">
            <text:p>0</text:p>
          </table:table-cell>
          <table:table-cell table:formula="of:=[$shares.C52]" office:value-type="float" office:value="0">
            <text:p>0</text:p>
          </table:table-cell>
          <table:table-cell table:formula="of:=[$shares.D52]" office:value-type="float" office:value="1800">
            <text:p>1800</text:p>
          </table:table-cell>
          <table:table-cell table:formula="of:=[$shares.E52]" office:value-type="float" office:value="0">
            <text:p>0</text:p>
          </table:table-cell>
          <table:table-cell table:formula="of:=-([.F52]-[.F51])*[.B52]" office:value-type="float" office:value="-0">
            <text:p>0</text:p>
          </table:table-cell>
          <table:table-cell table:formula="of:=-([.G52]-[.G51])*[.C52]" office:value-type="float" office:value="-0">
            <text:p>0</text:p>
          </table:table-cell>
          <table:table-cell table:formula="of:=-([.H52]-[.H51])*[.D52]" office:value-type="float" office:value="-0">
            <text:p>0</text:p>
          </table:table-cell>
          <table:table-cell table:formula="of:=-([.I52]-[.I51])*[.E52]" office:value-type="float" office:value="-0">
            <text:p>0</text:p>
          </table:table-cell>
          <table:table-cell table:formula="of:=[.N51]+SUM([.J52:.M52])" office:value-type="float" office:value="770506">
            <text:p><text:s/>$770,506.00 </text:p>
          </table:table-cell>
          <table:table-cell table:number-columns-repeated="1010"/>
        </table:table-row>
        <table:table-row table:style-name="ro1">
          <table:table-cell office:value-type="date" office:date-value="2011-03-24">
            <text:p>3/24/2011</text:p>
          </table:table-cell>
          <table:table-cell table:formula="of:=[$prices.B53]" office:value-type="float" office:value="341.93">
            <text:p>341.93</text:p>
          </table:table-cell>
          <table:table-cell table:formula="of:=[$prices.C53]" office:value-type="float" office:value="586.89">
            <text:p>586.89</text:p>
          </table:table-cell>
          <table:table-cell table:formula="of:=[$prices.D53]" office:value-type="float" office:value="155.39">
            <text:p>155.39</text:p>
          </table:table-cell>
          <table:table-cell table:formula="of:=[$prices.E53]" office:value-type="float" office:value="79.23">
            <text:p>79.23</text:p>
          </table:table-cell>
          <table:table-cell table:formula="of:=[$shares.B53]" office:value-type="float" office:value="0">
            <text:p>0</text:p>
          </table:table-cell>
          <table:table-cell table:formula="of:=[$shares.C53]" office:value-type="float" office:value="0">
            <text:p>0</text:p>
          </table:table-cell>
          <table:table-cell table:formula="of:=[$shares.D53]" office:value-type="float" office:value="1800">
            <text:p>1800</text:p>
          </table:table-cell>
          <table:table-cell table:formula="of:=[$shares.E53]" office:value-type="float" office:value="0">
            <text:p>0</text:p>
          </table:table-cell>
          <table:table-cell table:formula="of:=-([.F53]-[.F52])*[.B53]" office:value-type="float" office:value="-0">
            <text:p>0</text:p>
          </table:table-cell>
          <table:table-cell table:formula="of:=-([.G53]-[.G52])*[.C53]" office:value-type="float" office:value="-0">
            <text:p>0</text:p>
          </table:table-cell>
          <table:table-cell table:formula="of:=-([.H53]-[.H52])*[.D53]" office:value-type="float" office:value="-0">
            <text:p>0</text:p>
          </table:table-cell>
          <table:table-cell table:formula="of:=-([.I53]-[.I52])*[.E53]" office:value-type="float" office:value="-0">
            <text:p>0</text:p>
          </table:table-cell>
          <table:table-cell table:formula="of:=[.N52]+SUM([.J53:.M53])" office:value-type="float" office:value="770506">
            <text:p><text:s/>$770,506.00 </text:p>
          </table:table-cell>
          <table:table-cell table:number-columns-repeated="1010"/>
        </table:table-row>
        <table:table-row table:style-name="ro1">
          <table:table-cell office:value-type="date" office:date-value="2011-03-25">
            <text:p>3/25/2011</text:p>
          </table:table-cell>
          <table:table-cell table:formula="of:=[$prices.B54]" office:value-type="float" office:value="348.45">
            <text:p>348.45</text:p>
          </table:table-cell>
          <table:table-cell table:formula="of:=[$prices.C54]" office:value-type="float" office:value="579.74">
            <text:p>579.74</text:p>
          </table:table-cell>
          <table:table-cell table:formula="of:=[$prices.D54]" office:value-type="float" office:value="157.46">
            <text:p>157.46</text:p>
          </table:table-cell>
          <table:table-cell table:formula="of:=[$prices.E54]" office:value-type="float" office:value="80.08">
            <text:p>80.08</text:p>
          </table:table-cell>
          <table:table-cell table:formula="of:=[$shares.B54]" office:value-type="float" office:value="0">
            <text:p>0</text:p>
          </table:table-cell>
          <table:table-cell table:formula="of:=[$shares.C54]" office:value-type="float" office:value="0">
            <text:p>0</text:p>
          </table:table-cell>
          <table:table-cell table:formula="of:=[$shares.D54]" office:value-type="float" office:value="1800">
            <text:p>1800</text:p>
          </table:table-cell>
          <table:table-cell table:formula="of:=[$shares.E54]" office:value-type="float" office:value="0">
            <text:p>0</text:p>
          </table:table-cell>
          <table:table-cell table:formula="of:=-([.F54]-[.F53])*[.B54]" office:value-type="float" office:value="-0">
            <text:p>0</text:p>
          </table:table-cell>
          <table:table-cell table:formula="of:=-([.G54]-[.G53])*[.C54]" office:value-type="float" office:value="-0">
            <text:p>0</text:p>
          </table:table-cell>
          <table:table-cell table:formula="of:=-([.H54]-[.H53])*[.D54]" office:value-type="float" office:value="-0">
            <text:p>0</text:p>
          </table:table-cell>
          <table:table-cell table:formula="of:=-([.I54]-[.I53])*[.E54]" office:value-type="float" office:value="-0">
            <text:p>0</text:p>
          </table:table-cell>
          <table:table-cell table:formula="of:=[.N53]+SUM([.J54:.M54])" office:value-type="float" office:value="770506">
            <text:p><text:s/>$770,506.00 </text:p>
          </table:table-cell>
          <table:table-cell table:number-columns-repeated="1010"/>
        </table:table-row>
        <table:table-row table:style-name="ro1">
          <table:table-cell office:value-type="date" office:date-value="2011-03-28">
            <text:p>3/28/2011</text:p>
          </table:table-cell>
          <table:table-cell table:formula="of:=[$prices.B55]" office:value-type="float" office:value="347.36">
            <text:p>347.36</text:p>
          </table:table-cell>
          <table:table-cell table:formula="of:=[$prices.C55]" office:value-type="float" office:value="575.36">
            <text:p>575.36</text:p>
          </table:table-cell>
          <table:table-cell table:formula="of:=[$prices.D55]" office:value-type="float" office:value="156.68">
            <text:p>156.68</text:p>
          </table:table-cell>
          <table:table-cell table:formula="of:=[$prices.E55]" office:value-type="float" office:value="79.94">
            <text:p>79.94</text:p>
          </table:table-cell>
          <table:table-cell table:formula="of:=[$shares.B55]" office:value-type="float" office:value="0">
            <text:p>0</text:p>
          </table:table-cell>
          <table:table-cell table:formula="of:=[$shares.C55]" office:value-type="float" office:value="0">
            <text:p>0</text:p>
          </table:table-cell>
          <table:table-cell table:formula="of:=[$shares.D55]" office:value-type="float" office:value="1800">
            <text:p>1800</text:p>
          </table:table-cell>
          <table:table-cell table:formula="of:=[$shares.E55]" office:value-type="float" office:value="0">
            <text:p>0</text:p>
          </table:table-cell>
          <table:table-cell table:formula="of:=-([.F55]-[.F54])*[.B55]" office:value-type="float" office:value="-0">
            <text:p>0</text:p>
          </table:table-cell>
          <table:table-cell table:formula="of:=-([.G55]-[.G54])*[.C55]" office:value-type="float" office:value="-0">
            <text:p>0</text:p>
          </table:table-cell>
          <table:table-cell table:formula="of:=-([.H55]-[.H54])*[.D55]" office:value-type="float" office:value="-0">
            <text:p>0</text:p>
          </table:table-cell>
          <table:table-cell table:formula="of:=-([.I55]-[.I54])*[.E55]" office:value-type="float" office:value="-0">
            <text:p>0</text:p>
          </table:table-cell>
          <table:table-cell table:formula="of:=[.N54]+SUM([.J55:.M55])" office:value-type="float" office:value="770506">
            <text:p><text:s/>$770,506.00 </text:p>
          </table:table-cell>
          <table:table-cell table:number-columns-repeated="1010"/>
        </table:table-row>
        <table:table-row table:style-name="ro1">
          <table:table-cell office:value-type="date" office:date-value="2011-03-29">
            <text:p>3/29/2011</text:p>
          </table:table-cell>
          <table:table-cell table:formula="of:=[$prices.B56]" office:value-type="float" office:value="347.87">
            <text:p>347.87</text:p>
          </table:table-cell>
          <table:table-cell table:formula="of:=[$prices.C56]" office:value-type="float" office:value="581.73">
            <text:p>581.73</text:p>
          </table:table-cell>
          <table:table-cell table:formula="of:=[$prices.D56]" office:value-type="float" office:value="158.14">
            <text:p>158.14</text:p>
          </table:table-cell>
          <table:table-cell table:formula="of:=[$prices.E56]" office:value-type="float" office:value="79.73">
            <text:p>79.73</text:p>
          </table:table-cell>
          <table:table-cell table:formula="of:=[$shares.B56]" office:value-type="float" office:value="0">
            <text:p>0</text:p>
          </table:table-cell>
          <table:table-cell table:formula="of:=[$shares.C56]" office:value-type="float" office:value="0">
            <text:p>0</text:p>
          </table:table-cell>
          <table:table-cell table:formula="of:=[$shares.D56]" office:value-type="float" office:value="1800">
            <text:p>1800</text:p>
          </table:table-cell>
          <table:table-cell table:formula="of:=[$shares.E56]" office:value-type="float" office:value="0">
            <text:p>0</text:p>
          </table:table-cell>
          <table:table-cell table:formula="of:=-([.F56]-[.F55])*[.B56]" office:value-type="float" office:value="-0">
            <text:p>0</text:p>
          </table:table-cell>
          <table:table-cell table:formula="of:=-([.G56]-[.G55])*[.C56]" office:value-type="float" office:value="-0">
            <text:p>0</text:p>
          </table:table-cell>
          <table:table-cell table:formula="of:=-([.H56]-[.H55])*[.D56]" office:value-type="float" office:value="-0">
            <text:p>0</text:p>
          </table:table-cell>
          <table:table-cell table:formula="of:=-([.I56]-[.I55])*[.E56]" office:value-type="float" office:value="-0">
            <text:p>0</text:p>
          </table:table-cell>
          <table:table-cell table:formula="of:=[.N55]+SUM([.J56:.M56])" office:value-type="float" office:value="770506">
            <text:p><text:s/>$770,506.00 </text:p>
          </table:table-cell>
          <table:table-cell table:number-columns-repeated="1010"/>
        </table:table-row>
        <table:table-row table:style-name="ro1">
          <table:table-cell office:value-type="date" office:date-value="2011-03-30">
            <text:p>3/30/2011</text:p>
          </table:table-cell>
          <table:table-cell table:formula="of:=[$prices.B57]" office:value-type="float" office:value="345.56">
            <text:p>345.56</text:p>
          </table:table-cell>
          <table:table-cell table:formula="of:=[$prices.C57]" office:value-type="float" office:value="581.84">
            <text:p>581.84</text:p>
          </table:table-cell>
          <table:table-cell table:formula="of:=[$prices.D57]" office:value-type="float" office:value="158.84">
            <text:p>158.84</text:p>
          </table:table-cell>
          <table:table-cell table:formula="of:=[$prices.E57]" office:value-type="float" office:value="80.92">
            <text:p>80.92</text:p>
          </table:table-cell>
          <table:table-cell table:formula="of:=[$shares.B57]" office:value-type="float" office:value="0">
            <text:p>0</text:p>
          </table:table-cell>
          <table:table-cell table:formula="of:=[$shares.C57]" office:value-type="float" office:value="0">
            <text:p>0</text:p>
          </table:table-cell>
          <table:table-cell table:formula="of:=[$shares.D57]" office:value-type="float" office:value="1800">
            <text:p>1800</text:p>
          </table:table-cell>
          <table:table-cell table:formula="of:=[$shares.E57]" office:value-type="float" office:value="0">
            <text:p>0</text:p>
          </table:table-cell>
          <table:table-cell table:formula="of:=-([.F57]-[.F56])*[.B57]" office:value-type="float" office:value="-0">
            <text:p>0</text:p>
          </table:table-cell>
          <table:table-cell table:formula="of:=-([.G57]-[.G56])*[.C57]" office:value-type="float" office:value="-0">
            <text:p>0</text:p>
          </table:table-cell>
          <table:table-cell table:formula="of:=-([.H57]-[.H56])*[.D57]" office:value-type="float" office:value="-0">
            <text:p>0</text:p>
          </table:table-cell>
          <table:table-cell table:formula="of:=-([.I57]-[.I56])*[.E57]" office:value-type="float" office:value="-0">
            <text:p>0</text:p>
          </table:table-cell>
          <table:table-cell table:formula="of:=[.N56]+SUM([.J57:.M57])" office:value-type="float" office:value="770506">
            <text:p><text:s/>$770,506.00 </text:p>
          </table:table-cell>
          <table:table-cell table:number-columns-repeated="1010"/>
        </table:table-row>
        <table:table-row table:style-name="ro1">
          <table:table-cell office:value-type="date" office:date-value="2011-03-31">
            <text:p>3/31/2011</text:p>
          </table:table-cell>
          <table:table-cell table:formula="of:=[$prices.B58]" office:value-type="float" office:value="345.44">
            <text:p>345.44</text:p>
          </table:table-cell>
          <table:table-cell table:formula="of:=[$prices.C58]" office:value-type="float" office:value="586.76">
            <text:p>586.76</text:p>
          </table:table-cell>
          <table:table-cell table:formula="of:=[$prices.D58]" office:value-type="float" office:value="158.33">
            <text:p>158.33</text:p>
          </table:table-cell>
          <table:table-cell table:formula="of:=[$prices.E58]" office:value-type="float" office:value="80.57">
            <text:p>80.57</text:p>
          </table:table-cell>
          <table:table-cell table:formula="of:=[$shares.B58]" office:value-type="float" office:value="0">
            <text:p>0</text:p>
          </table:table-cell>
          <table:table-cell table:formula="of:=[$shares.C58]" office:value-type="float" office:value="0">
            <text:p>0</text:p>
          </table:table-cell>
          <table:table-cell table:formula="of:=[$shares.D58]" office:value-type="float" office:value="1800">
            <text:p>1800</text:p>
          </table:table-cell>
          <table:table-cell table:formula="of:=[$shares.E58]" office:value-type="float" office:value="0">
            <text:p>0</text:p>
          </table:table-cell>
          <table:table-cell table:formula="of:=-([.F58]-[.F57])*[.B58]" office:value-type="float" office:value="-0">
            <text:p>0</text:p>
          </table:table-cell>
          <table:table-cell table:formula="of:=-([.G58]-[.G57])*[.C58]" office:value-type="float" office:value="-0">
            <text:p>0</text:p>
          </table:table-cell>
          <table:table-cell table:formula="of:=-([.H58]-[.H57])*[.D58]" office:value-type="float" office:value="-0">
            <text:p>0</text:p>
          </table:table-cell>
          <table:table-cell table:formula="of:=-([.I58]-[.I57])*[.E58]" office:value-type="float" office:value="-0">
            <text:p>0</text:p>
          </table:table-cell>
          <table:table-cell table:formula="of:=[.N57]+SUM([.J58:.M58])" office:value-type="float" office:value="770506">
            <text:p><text:s/>$770,506.00 </text:p>
          </table:table-cell>
          <table:table-cell table:number-columns-repeated="1010"/>
        </table:table-row>
        <table:table-row table:style-name="ro1">
          <table:table-cell office:value-type="date" office:date-value="2011-04-01">
            <text:p>4/1/2011</text:p>
          </table:table-cell>
          <table:table-cell table:formula="of:=[$prices.B59]" office:value-type="float" office:value="341.53">
            <text:p>341.53</text:p>
          </table:table-cell>
          <table:table-cell table:formula="of:=[$prices.C59]" office:value-type="float" office:value="591.8">
            <text:p>591.8</text:p>
          </table:table-cell>
          <table:table-cell table:formula="of:=[$prices.D59]" office:value-type="float" office:value="159.49">
            <text:p>159.49</text:p>
          </table:table-cell>
          <table:table-cell table:formula="of:=[$prices.E59]" office:value-type="float" office:value="81.1">
            <text:p>81.1</text:p>
          </table:table-cell>
          <table:table-cell table:formula="of:=[$shares.B59]" office:value-type="float" office:value="0">
            <text:p>0</text:p>
          </table:table-cell>
          <table:table-cell table:formula="of:=[$shares.C59]" office:value-type="float" office:value="0">
            <text:p>0</text:p>
          </table:table-cell>
          <table:table-cell table:formula="of:=[$shares.D59]" office:value-type="float" office:value="1800">
            <text:p>1800</text:p>
          </table:table-cell>
          <table:table-cell table:formula="of:=[$shares.E59]" office:value-type="float" office:value="0">
            <text:p>0</text:p>
          </table:table-cell>
          <table:table-cell table:formula="of:=-([.F59]-[.F58])*[.B59]" office:value-type="float" office:value="-0">
            <text:p>0</text:p>
          </table:table-cell>
          <table:table-cell table:formula="of:=-([.G59]-[.G58])*[.C59]" office:value-type="float" office:value="-0">
            <text:p>0</text:p>
          </table:table-cell>
          <table:table-cell table:formula="of:=-([.H59]-[.H58])*[.D59]" office:value-type="float" office:value="-0">
            <text:p>0</text:p>
          </table:table-cell>
          <table:table-cell table:formula="of:=-([.I59]-[.I58])*[.E59]" office:value-type="float" office:value="-0">
            <text:p>0</text:p>
          </table:table-cell>
          <table:table-cell table:formula="of:=[.N58]+SUM([.J59:.M59])" office:value-type="float" office:value="770506">
            <text:p><text:s/>$770,506.00 </text:p>
          </table:table-cell>
          <table:table-cell table:number-columns-repeated="1010"/>
        </table:table-row>
        <table:table-row table:style-name="ro1">
          <table:table-cell office:value-type="date" office:date-value="2011-04-04">
            <text:p>4/4/2011</text:p>
          </table:table-cell>
          <table:table-cell table:formula="of:=[$prices.B60]" office:value-type="float" office:value="338.19">
            <text:p>338.19</text:p>
          </table:table-cell>
          <table:table-cell table:formula="of:=[$prices.C60]" office:value-type="float" office:value="587.68">
            <text:p>587.68</text:p>
          </table:table-cell>
          <table:table-cell table:formula="of:=[$prices.D60]" office:value-type="float" office:value="159.47">
            <text:p>159.47</text:p>
          </table:table-cell>
          <table:table-cell table:formula="of:=[$prices.E60]" office:value-type="float" office:value="81.28">
            <text:p>81.28</text:p>
          </table:table-cell>
          <table:table-cell table:formula="of:=[$shares.B60]" office:value-type="float" office:value="0">
            <text:p>0</text:p>
          </table:table-cell>
          <table:table-cell table:formula="of:=[$shares.C60]" office:value-type="float" office:value="0">
            <text:p>0</text:p>
          </table:table-cell>
          <table:table-cell table:formula="of:=[$shares.D60]" office:value-type="float" office:value="1800">
            <text:p>1800</text:p>
          </table:table-cell>
          <table:table-cell table:formula="of:=[$shares.E60]" office:value-type="float" office:value="0">
            <text:p>0</text:p>
          </table:table-cell>
          <table:table-cell table:formula="of:=-([.F60]-[.F59])*[.B60]" office:value-type="float" office:value="-0">
            <text:p>0</text:p>
          </table:table-cell>
          <table:table-cell table:formula="of:=-([.G60]-[.G59])*[.C60]" office:value-type="float" office:value="-0">
            <text:p>0</text:p>
          </table:table-cell>
          <table:table-cell table:formula="of:=-([.H60]-[.H59])*[.D60]" office:value-type="float" office:value="-0">
            <text:p>0</text:p>
          </table:table-cell>
          <table:table-cell table:formula="of:=-([.I60]-[.I59])*[.E60]" office:value-type="float" office:value="-0">
            <text:p>0</text:p>
          </table:table-cell>
          <table:table-cell table:formula="of:=[.N59]+SUM([.J60:.M60])" office:value-type="float" office:value="770506">
            <text:p><text:s/>$770,506.00 </text:p>
          </table:table-cell>
          <table:table-cell table:number-columns-repeated="1010"/>
        </table:table-row>
        <table:table-row table:style-name="ro1">
          <table:table-cell office:value-type="date" office:date-value="2011-04-05">
            <text:p>4/5/2011</text:p>
          </table:table-cell>
          <table:table-cell table:formula="of:=[$prices.B61]" office:value-type="float" office:value="335.91">
            <text:p>335.91</text:p>
          </table:table-cell>
          <table:table-cell table:formula="of:=[$prices.C61]" office:value-type="float" office:value="569.09">
            <text:p>569.09</text:p>
          </table:table-cell>
          <table:table-cell table:formula="of:=[$prices.D61]" office:value-type="float" office:value="159.22">
            <text:p>159.22</text:p>
          </table:table-cell>
          <table:table-cell table:formula="of:=[$prices.E61]" office:value-type="float" office:value="81.81">
            <text:p>81.81</text:p>
          </table:table-cell>
          <table:table-cell table:formula="of:=[$shares.B61]" office:value-type="float" office:value="0">
            <text:p>0</text:p>
          </table:table-cell>
          <table:table-cell table:formula="of:=[$shares.C61]" office:value-type="float" office:value="0">
            <text:p>0</text:p>
          </table:table-cell>
          <table:table-cell table:formula="of:=[$shares.D61]" office:value-type="float" office:value="1800">
            <text:p>1800</text:p>
          </table:table-cell>
          <table:table-cell table:formula="of:=[$shares.E61]" office:value-type="float" office:value="0">
            <text:p>0</text:p>
          </table:table-cell>
          <table:table-cell table:formula="of:=-([.F61]-[.F60])*[.B61]" office:value-type="float" office:value="-0">
            <text:p>0</text:p>
          </table:table-cell>
          <table:table-cell table:formula="of:=-([.G61]-[.G60])*[.C61]" office:value-type="float" office:value="-0">
            <text:p>0</text:p>
          </table:table-cell>
          <table:table-cell table:formula="of:=-([.H61]-[.H60])*[.D61]" office:value-type="float" office:value="-0">
            <text:p>0</text:p>
          </table:table-cell>
          <table:table-cell table:formula="of:=-([.I61]-[.I60])*[.E61]" office:value-type="float" office:value="-0">
            <text:p>0</text:p>
          </table:table-cell>
          <table:table-cell table:formula="of:=[.N60]+SUM([.J61:.M61])" office:value-type="float" office:value="770506">
            <text:p><text:s/>$770,506.00 </text:p>
          </table:table-cell>
          <table:table-cell table:number-columns-repeated="1010"/>
        </table:table-row>
        <table:table-row table:style-name="ro1">
          <table:table-cell office:value-type="date" office:date-value="2011-04-06">
            <text:p>4/6/2011</text:p>
          </table:table-cell>
          <table:table-cell table:formula="of:=[$prices.B62]" office:value-type="float" office:value="335.06">
            <text:p>335.06</text:p>
          </table:table-cell>
          <table:table-cell table:formula="of:=[$prices.C62]" office:value-type="float" office:value="574.18">
            <text:p>574.18</text:p>
          </table:table-cell>
          <table:table-cell table:formula="of:=[$prices.D62]" office:value-type="float" office:value="159.27">
            <text:p>159.27</text:p>
          </table:table-cell>
          <table:table-cell table:formula="of:=[$prices.E62]" office:value-type="float" office:value="81.58">
            <text:p>81.58</text:p>
          </table:table-cell>
          <table:table-cell table:formula="of:=[$shares.B62]" office:value-type="float" office:value="0">
            <text:p>0</text:p>
          </table:table-cell>
          <table:table-cell table:formula="of:=[$shares.C62]" office:value-type="float" office:value="0">
            <text:p>0</text:p>
          </table:table-cell>
          <table:table-cell table:formula="of:=[$shares.D62]" office:value-type="float" office:value="1800">
            <text:p>1800</text:p>
          </table:table-cell>
          <table:table-cell table:formula="of:=[$shares.E62]" office:value-type="float" office:value="0">
            <text:p>0</text:p>
          </table:table-cell>
          <table:table-cell table:formula="of:=-([.F62]-[.F61])*[.B62]" office:value-type="float" office:value="-0">
            <text:p>0</text:p>
          </table:table-cell>
          <table:table-cell table:formula="of:=-([.G62]-[.G61])*[.C62]" office:value-type="float" office:value="-0">
            <text:p>0</text:p>
          </table:table-cell>
          <table:table-cell table:formula="of:=-([.H62]-[.H61])*[.D62]" office:value-type="float" office:value="-0">
            <text:p>0</text:p>
          </table:table-cell>
          <table:table-cell table:formula="of:=-([.I62]-[.I61])*[.E62]" office:value-type="float" office:value="-0">
            <text:p>0</text:p>
          </table:table-cell>
          <table:table-cell table:formula="of:=[.N61]+SUM([.J62:.M62])" office:value-type="float" office:value="770506">
            <text:p><text:s/>$770,506.00 </text:p>
          </table:table-cell>
          <table:table-cell table:number-columns-repeated="1010"/>
        </table:table-row>
        <table:table-row table:style-name="ro1">
          <table:table-cell office:value-type="date" office:date-value="2011-04-07">
            <text:p>4/7/2011</text:p>
          </table:table-cell>
          <table:table-cell table:formula="of:=[$prices.B63]" office:value-type="float" office:value="335.1">
            <text:p>335.1</text:p>
          </table:table-cell>
          <table:table-cell table:formula="of:=[$prices.C63]" office:value-type="float" office:value="580">
            <text:p>580</text:p>
          </table:table-cell>
          <table:table-cell table:formula="of:=[$prices.D63]" office:value-type="float" office:value="159.6">
            <text:p>159.6</text:p>
          </table:table-cell>
          <table:table-cell table:formula="of:=[$prices.E63]" office:value-type="float" office:value="82.13">
            <text:p>82.13</text:p>
          </table:table-cell>
          <table:table-cell table:formula="of:=[$shares.B63]" office:value-type="float" office:value="0">
            <text:p>0</text:p>
          </table:table-cell>
          <table:table-cell table:formula="of:=[$shares.C63]" office:value-type="float" office:value="0">
            <text:p>0</text:p>
          </table:table-cell>
          <table:table-cell table:formula="of:=[$shares.D63]" office:value-type="float" office:value="1800">
            <text:p>1800</text:p>
          </table:table-cell>
          <table:table-cell table:formula="of:=[$shares.E63]" office:value-type="float" office:value="0">
            <text:p>0</text:p>
          </table:table-cell>
          <table:table-cell table:formula="of:=-([.F63]-[.F62])*[.B63]" office:value-type="float" office:value="-0">
            <text:p>0</text:p>
          </table:table-cell>
          <table:table-cell table:formula="of:=-([.G63]-[.G62])*[.C63]" office:value-type="float" office:value="-0">
            <text:p>0</text:p>
          </table:table-cell>
          <table:table-cell table:formula="of:=-([.H63]-[.H62])*[.D63]" office:value-type="float" office:value="-0">
            <text:p>0</text:p>
          </table:table-cell>
          <table:table-cell table:formula="of:=-([.I63]-[.I62])*[.E63]" office:value-type="float" office:value="-0">
            <text:p>0</text:p>
          </table:table-cell>
          <table:table-cell table:formula="of:=[.N62]+SUM([.J63:.M63])" office:value-type="float" office:value="770506">
            <text:p><text:s/>$770,506.00 </text:p>
          </table:table-cell>
          <table:table-cell table:number-columns-repeated="1010"/>
        </table:table-row>
        <table:table-row table:style-name="ro1">
          <table:table-cell office:value-type="date" office:date-value="2011-04-08">
            <text:p>4/8/2011</text:p>
          </table:table-cell>
          <table:table-cell table:formula="of:=[$prices.B64]" office:value-type="float" office:value="332.11">
            <text:p>332.11</text:p>
          </table:table-cell>
          <table:table-cell table:formula="of:=[$prices.C64]" office:value-type="float" office:value="578.16">
            <text:p>578.16</text:p>
          </table:table-cell>
          <table:table-cell table:formula="of:=[$prices.D64]" office:value-type="float" office:value="159.28">
            <text:p>159.28</text:p>
          </table:table-cell>
          <table:table-cell table:formula="of:=[$prices.E64]" office:value-type="float" office:value="82.31">
            <text:p>82.31</text:p>
          </table:table-cell>
          <table:table-cell table:formula="of:=[$shares.B64]" office:value-type="float" office:value="0">
            <text:p>0</text:p>
          </table:table-cell>
          <table:table-cell table:formula="of:=[$shares.C64]" office:value-type="float" office:value="0">
            <text:p>0</text:p>
          </table:table-cell>
          <table:table-cell table:formula="of:=[$shares.D64]" office:value-type="float" office:value="1800">
            <text:p>1800</text:p>
          </table:table-cell>
          <table:table-cell table:formula="of:=[$shares.E64]" office:value-type="float" office:value="0">
            <text:p>0</text:p>
          </table:table-cell>
          <table:table-cell table:formula="of:=-([.F64]-[.F63])*[.B64]" office:value-type="float" office:value="-0">
            <text:p>0</text:p>
          </table:table-cell>
          <table:table-cell table:formula="of:=-([.G64]-[.G63])*[.C64]" office:value-type="float" office:value="-0">
            <text:p>0</text:p>
          </table:table-cell>
          <table:table-cell table:formula="of:=-([.H64]-[.H63])*[.D64]" office:value-type="float" office:value="-0">
            <text:p>0</text:p>
          </table:table-cell>
          <table:table-cell table:formula="of:=-([.I64]-[.I63])*[.E64]" office:value-type="float" office:value="-0">
            <text:p>0</text:p>
          </table:table-cell>
          <table:table-cell table:formula="of:=[.N63]+SUM([.J64:.M64])" office:value-type="float" office:value="770506">
            <text:p><text:s/>$770,506.00 </text:p>
          </table:table-cell>
          <table:table-cell table:number-columns-repeated="1010"/>
        </table:table-row>
        <table:table-row table:style-name="ro1">
          <table:table-cell office:value-type="date" office:date-value="2011-04-11">
            <text:p>4/11/2011</text:p>
          </table:table-cell>
          <table:table-cell table:formula="of:=[$prices.B65]" office:value-type="float" office:value="327.89">
            <text:p>327.89</text:p>
          </table:table-cell>
          <table:table-cell table:formula="of:=[$prices.C65]" office:value-type="float" office:value="577.37">
            <text:p>577.37</text:p>
          </table:table-cell>
          <table:table-cell table:formula="of:=[$prices.D65]" office:value-type="float" office:value="159.18">
            <text:p>159.18</text:p>
          </table:table-cell>
          <table:table-cell table:formula="of:=[$prices.E65]" office:value-type="float" office:value="81.56">
            <text:p>81.56</text:p>
          </table:table-cell>
          <table:table-cell table:formula="of:=[$shares.B65]" office:value-type="float" office:value="0">
            <text:p>0</text:p>
          </table:table-cell>
          <table:table-cell table:formula="of:=[$shares.C65]" office:value-type="float" office:value="0">
            <text:p>0</text:p>
          </table:table-cell>
          <table:table-cell table:formula="of:=[$shares.D65]" office:value-type="float" office:value="1800">
            <text:p>1800</text:p>
          </table:table-cell>
          <table:table-cell table:formula="of:=[$shares.E65]" office:value-type="float" office:value="0">
            <text:p>0</text:p>
          </table:table-cell>
          <table:table-cell table:formula="of:=-([.F65]-[.F64])*[.B65]" office:value-type="float" office:value="-0">
            <text:p>0</text:p>
          </table:table-cell>
          <table:table-cell table:formula="of:=-([.G65]-[.G64])*[.C65]" office:value-type="float" office:value="-0">
            <text:p>0</text:p>
          </table:table-cell>
          <table:table-cell table:formula="of:=-([.H65]-[.H64])*[.D65]" office:value-type="float" office:value="-0">
            <text:p>0</text:p>
          </table:table-cell>
          <table:table-cell table:formula="of:=-([.I65]-[.I64])*[.E65]" office:value-type="float" office:value="-0">
            <text:p>0</text:p>
          </table:table-cell>
          <table:table-cell table:formula="of:=[.N64]+SUM([.J65:.M65])" office:value-type="float" office:value="770506">
            <text:p><text:s/>$770,506.00 </text:p>
          </table:table-cell>
          <table:table-cell table:number-columns-repeated="1010"/>
        </table:table-row>
        <table:table-row table:style-name="ro1">
          <table:table-cell office:value-type="date" office:date-value="2011-04-12">
            <text:p>4/12/2011</text:p>
          </table:table-cell>
          <table:table-cell table:formula="of:=[$prices.B66]" office:value-type="float" office:value="329.47">
            <text:p>329.47</text:p>
          </table:table-cell>
          <table:table-cell table:formula="of:=[$prices.C66]" office:value-type="float" office:value="570.61">
            <text:p>570.61</text:p>
          </table:table-cell>
          <table:table-cell table:formula="of:=[$prices.D66]" office:value-type="float" office:value="158.5">
            <text:p>158.5</text:p>
          </table:table-cell>
          <table:table-cell table:formula="of:=[$prices.E66]" office:value-type="float" office:value="79.66">
            <text:p>79.66</text:p>
          </table:table-cell>
          <table:table-cell table:formula="of:=[$shares.B66]" office:value-type="float" office:value="0">
            <text:p>0</text:p>
          </table:table-cell>
          <table:table-cell table:formula="of:=[$shares.C66]" office:value-type="float" office:value="0">
            <text:p>0</text:p>
          </table:table-cell>
          <table:table-cell table:formula="of:=[$shares.D66]" office:value-type="float" office:value="1800">
            <text:p>1800</text:p>
          </table:table-cell>
          <table:table-cell table:formula="of:=[$shares.E66]" office:value-type="float" office:value="0">
            <text:p>0</text:p>
          </table:table-cell>
          <table:table-cell table:formula="of:=-([.F66]-[.F65])*[.B66]" office:value-type="float" office:value="-0">
            <text:p>0</text:p>
          </table:table-cell>
          <table:table-cell table:formula="of:=-([.G66]-[.G65])*[.C66]" office:value-type="float" office:value="-0">
            <text:p>0</text:p>
          </table:table-cell>
          <table:table-cell table:formula="of:=-([.H66]-[.H65])*[.D66]" office:value-type="float" office:value="-0">
            <text:p>0</text:p>
          </table:table-cell>
          <table:table-cell table:formula="of:=-([.I66]-[.I65])*[.E66]" office:value-type="float" office:value="-0">
            <text:p>0</text:p>
          </table:table-cell>
          <table:table-cell table:formula="of:=[.N65]+SUM([.J66:.M66])" office:value-type="float" office:value="770506">
            <text:p><text:s/>$770,506.00 </text:p>
          </table:table-cell>
          <table:table-cell table:number-columns-repeated="1010"/>
        </table:table-row>
        <table:table-row table:style-name="ro1">
          <table:table-cell office:value-type="date" office:date-value="2011-04-13">
            <text:p>4/13/2011</text:p>
          </table:table-cell>
          <table:table-cell table:formula="of:=[$prices.B67]" office:value-type="float" office:value="333.17">
            <text:p>333.17</text:p>
          </table:table-cell>
          <table:table-cell table:formula="of:=[$prices.C67]" office:value-type="float" office:value="576.28">
            <text:p>576.28</text:p>
          </table:table-cell>
          <table:table-cell table:formula="of:=[$prices.D67]" office:value-type="float" office:value="159.18">
            <text:p>159.18</text:p>
          </table:table-cell>
          <table:table-cell table:formula="of:=[$prices.E67]" office:value-type="float" office:value="79.64">
            <text:p>79.64</text:p>
          </table:table-cell>
          <table:table-cell table:formula="of:=[$shares.B67]" office:value-type="float" office:value="0">
            <text:p>0</text:p>
          </table:table-cell>
          <table:table-cell table:formula="of:=[$shares.C67]" office:value-type="float" office:value="0">
            <text:p>0</text:p>
          </table:table-cell>
          <table:table-cell table:formula="of:=[$shares.D67]" office:value-type="float" office:value="1800">
            <text:p>1800</text:p>
          </table:table-cell>
          <table:table-cell table:formula="of:=[$shares.E67]" office:value-type="float" office:value="0">
            <text:p>0</text:p>
          </table:table-cell>
          <table:table-cell table:formula="of:=-([.F67]-[.F66])*[.B67]" office:value-type="float" office:value="-0">
            <text:p>0</text:p>
          </table:table-cell>
          <table:table-cell table:formula="of:=-([.G67]-[.G66])*[.C67]" office:value-type="float" office:value="-0">
            <text:p>0</text:p>
          </table:table-cell>
          <table:table-cell table:formula="of:=-([.H67]-[.H66])*[.D67]" office:value-type="float" office:value="-0">
            <text:p>0</text:p>
          </table:table-cell>
          <table:table-cell table:formula="of:=-([.I67]-[.I66])*[.E67]" office:value-type="float" office:value="-0">
            <text:p>0</text:p>
          </table:table-cell>
          <table:table-cell table:formula="of:=[.N66]+SUM([.J67:.M67])" office:value-type="float" office:value="770506">
            <text:p><text:s/>$770,506.00 </text:p>
          </table:table-cell>
          <table:table-cell table:number-columns-repeated="1010"/>
        </table:table-row>
        <table:table-row table:style-name="ro1">
          <table:table-cell office:value-type="date" office:date-value="2011-04-14">
            <text:p>4/14/2011</text:p>
          </table:table-cell>
          <table:table-cell table:formula="of:=[$prices.B68]" office:value-type="float" office:value="329.49">
            <text:p>329.49</text:p>
          </table:table-cell>
          <table:table-cell table:formula="of:=[$prices.C68]" office:value-type="float" office:value="578.51">
            <text:p>578.51</text:p>
          </table:table-cell>
          <table:table-cell table:formula="of:=[$prices.D68]" office:value-type="float" office:value="160.17">
            <text:p>160.17</text:p>
          </table:table-cell>
          <table:table-cell table:formula="of:=[$prices.E68]" office:value-type="float" office:value="79.91">
            <text:p>79.91</text:p>
          </table:table-cell>
          <table:table-cell table:formula="of:=[$shares.B68]" office:value-type="float" office:value="0">
            <text:p>0</text:p>
          </table:table-cell>
          <table:table-cell table:formula="of:=[$shares.C68]" office:value-type="float" office:value="0">
            <text:p>0</text:p>
          </table:table-cell>
          <table:table-cell table:formula="of:=[$shares.D68]" office:value-type="float" office:value="1800">
            <text:p>1800</text:p>
          </table:table-cell>
          <table:table-cell table:formula="of:=[$shares.E68]" office:value-type="float" office:value="0">
            <text:p>0</text:p>
          </table:table-cell>
          <table:table-cell table:formula="of:=-([.F68]-[.F67])*[.B68]" office:value-type="float" office:value="-0">
            <text:p>0</text:p>
          </table:table-cell>
          <table:table-cell table:formula="of:=-([.G68]-[.G67])*[.C68]" office:value-type="float" office:value="-0">
            <text:p>0</text:p>
          </table:table-cell>
          <table:table-cell table:formula="of:=-([.H68]-[.H67])*[.D68]" office:value-type="float" office:value="-0">
            <text:p>0</text:p>
          </table:table-cell>
          <table:table-cell table:formula="of:=-([.I68]-[.I67])*[.E68]" office:value-type="float" office:value="-0">
            <text:p>0</text:p>
          </table:table-cell>
          <table:table-cell table:formula="of:=[.N67]+SUM([.J68:.M68])" office:value-type="float" office:value="770506">
            <text:p><text:s/>$770,506.00 </text:p>
          </table:table-cell>
          <table:table-cell table:number-columns-repeated="1010"/>
        </table:table-row>
        <table:table-row table:style-name="ro1">
          <table:table-cell office:value-type="date" office:date-value="2011-04-15">
            <text:p>4/15/2011</text:p>
          </table:table-cell>
          <table:table-cell table:formula="of:=[$prices.B69]" office:value-type="float" office:value="324.58">
            <text:p>324.58</text:p>
          </table:table-cell>
          <table:table-cell table:formula="of:=[$prices.C69]" office:value-type="float" office:value="530.7">
            <text:p>530.7</text:p>
          </table:table-cell>
          <table:table-cell table:formula="of:=[$prices.D69]" office:value-type="float" office:value="161.38">
            <text:p>161.38</text:p>
          </table:table-cell>
          <table:table-cell table:formula="of:=[$prices.E69]" office:value-type="float" office:value="80.72">
            <text:p>80.72</text:p>
          </table:table-cell>
          <table:table-cell table:formula="of:=[$shares.B69]" office:value-type="float" office:value="0">
            <text:p>0</text:p>
          </table:table-cell>
          <table:table-cell table:formula="of:=[$shares.C69]" office:value-type="float" office:value="0">
            <text:p>0</text:p>
          </table:table-cell>
          <table:table-cell table:formula="of:=[$shares.D69]" office:value-type="float" office:value="1800">
            <text:p>1800</text:p>
          </table:table-cell>
          <table:table-cell table:formula="of:=[$shares.E69]" office:value-type="float" office:value="0">
            <text:p>0</text:p>
          </table:table-cell>
          <table:table-cell table:formula="of:=-([.F69]-[.F68])*[.B69]" office:value-type="float" office:value="-0">
            <text:p>0</text:p>
          </table:table-cell>
          <table:table-cell table:formula="of:=-([.G69]-[.G68])*[.C69]" office:value-type="float" office:value="-0">
            <text:p>0</text:p>
          </table:table-cell>
          <table:table-cell table:formula="of:=-([.H69]-[.H68])*[.D69]" office:value-type="float" office:value="-0">
            <text:p>0</text:p>
          </table:table-cell>
          <table:table-cell table:formula="of:=-([.I69]-[.I68])*[.E69]" office:value-type="float" office:value="-0">
            <text:p>0</text:p>
          </table:table-cell>
          <table:table-cell table:formula="of:=[.N68]+SUM([.J69:.M69])" office:value-type="float" office:value="770506">
            <text:p><text:s/>$770,506.00 </text:p>
          </table:table-cell>
          <table:table-cell table:number-columns-repeated="1010"/>
        </table:table-row>
        <table:table-row table:style-name="ro1">
          <table:table-cell office:value-type="date" office:date-value="2011-04-18">
            <text:p>4/18/2011</text:p>
          </table:table-cell>
          <table:table-cell table:formula="of:=[$prices.B70]" office:value-type="float" office:value="328.93">
            <text:p>328.93</text:p>
          </table:table-cell>
          <table:table-cell table:formula="of:=[$prices.C70]" office:value-type="float" office:value="526.84">
            <text:p>526.84</text:p>
          </table:table-cell>
          <table:table-cell table:formula="of:=[$prices.D70]" office:value-type="float" office:value="161.11">
            <text:p>161.11</text:p>
          </table:table-cell>
          <table:table-cell table:formula="of:=[$prices.E70]" office:value-type="float" office:value="79.58">
            <text:p>79.58</text:p>
          </table:table-cell>
          <table:table-cell table:formula="of:=[$shares.B70]" office:value-type="float" office:value="0">
            <text:p>0</text:p>
          </table:table-cell>
          <table:table-cell table:formula="of:=[$shares.C70]" office:value-type="float" office:value="0">
            <text:p>0</text:p>
          </table:table-cell>
          <table:table-cell table:formula="of:=[$shares.D70]" office:value-type="float" office:value="1800">
            <text:p>1800</text:p>
          </table:table-cell>
          <table:table-cell table:formula="of:=[$shares.E70]" office:value-type="float" office:value="0">
            <text:p>0</text:p>
          </table:table-cell>
          <table:table-cell table:formula="of:=-([.F70]-[.F69])*[.B70]" office:value-type="float" office:value="-0">
            <text:p>0</text:p>
          </table:table-cell>
          <table:table-cell table:formula="of:=-([.G70]-[.G69])*[.C70]" office:value-type="float" office:value="-0">
            <text:p>0</text:p>
          </table:table-cell>
          <table:table-cell table:formula="of:=-([.H70]-[.H69])*[.D70]" office:value-type="float" office:value="-0">
            <text:p>0</text:p>
          </table:table-cell>
          <table:table-cell table:formula="of:=-([.I70]-[.I69])*[.E70]" office:value-type="float" office:value="-0">
            <text:p>0</text:p>
          </table:table-cell>
          <table:table-cell table:formula="of:=[.N69]+SUM([.J70:.M70])" office:value-type="float" office:value="770506">
            <text:p><text:s/>$770,506.00 </text:p>
          </table:table-cell>
          <table:table-cell table:number-columns-repeated="1010"/>
        </table:table-row>
        <table:table-row table:style-name="ro1">
          <table:table-cell office:value-type="date" office:date-value="2011-04-19">
            <text:p>4/19/2011</text:p>
          </table:table-cell>
          <table:table-cell table:formula="of:=[$prices.B71]" office:value-type="float" office:value="334.89">
            <text:p>334.89</text:p>
          </table:table-cell>
          <table:table-cell table:formula="of:=[$prices.C71]" office:value-type="float" office:value="521.53">
            <text:p>521.53</text:p>
          </table:table-cell>
          <table:table-cell table:formula="of:=[$prices.D71]" office:value-type="float" office:value="160.59">
            <text:p>160.59</text:p>
          </table:table-cell>
          <table:table-cell table:formula="of:=[$prices.E71]" office:value-type="float" office:value="80.26">
            <text:p>80.26</text:p>
          </table:table-cell>
          <table:table-cell table:formula="of:=[$shares.B71]" office:value-type="float" office:value="0">
            <text:p>0</text:p>
          </table:table-cell>
          <table:table-cell table:formula="of:=[$shares.C71]" office:value-type="float" office:value="0">
            <text:p>0</text:p>
          </table:table-cell>
          <table:table-cell table:formula="of:=[$shares.D71]" office:value-type="float" office:value="1800">
            <text:p>1800</text:p>
          </table:table-cell>
          <table:table-cell table:formula="of:=[$shares.E71]" office:value-type="float" office:value="0">
            <text:p>0</text:p>
          </table:table-cell>
          <table:table-cell table:formula="of:=-([.F71]-[.F70])*[.B71]" office:value-type="float" office:value="-0">
            <text:p>0</text:p>
          </table:table-cell>
          <table:table-cell table:formula="of:=-([.G71]-[.G70])*[.C71]" office:value-type="float" office:value="-0">
            <text:p>0</text:p>
          </table:table-cell>
          <table:table-cell table:formula="of:=-([.H71]-[.H70])*[.D71]" office:value-type="float" office:value="-0">
            <text:p>0</text:p>
          </table:table-cell>
          <table:table-cell table:formula="of:=-([.I71]-[.I70])*[.E71]" office:value-type="float" office:value="-0">
            <text:p>0</text:p>
          </table:table-cell>
          <table:table-cell table:formula="of:=[.N70]+SUM([.J71:.M71])" office:value-type="float" office:value="770506">
            <text:p><text:s/>$770,506.00 </text:p>
          </table:table-cell>
          <table:table-cell table:number-columns-repeated="1010"/>
        </table:table-row>
        <table:table-row table:style-name="ro1">
          <table:table-cell office:value-type="date" office:date-value="2011-04-20">
            <text:p>4/20/2011</text:p>
          </table:table-cell>
          <table:table-cell table:formula="of:=[$prices.B72]" office:value-type="float" office:value="339.4">
            <text:p>339.4</text:p>
          </table:table-cell>
          <table:table-cell table:formula="of:=[$prices.C72]" office:value-type="float" office:value="525.73">
            <text:p>525.73</text:p>
          </table:table-cell>
          <table:table-cell table:formula="of:=[$prices.D72]" office:value-type="float" office:value="159.96">
            <text:p>159.96</text:p>
          </table:table-cell>
          <table:table-cell table:formula="of:=[$prices.E72]" office:value-type="float" office:value="82.03">
            <text:p>82.03</text:p>
          </table:table-cell>
          <table:table-cell table:formula="of:=[$shares.B72]" office:value-type="float" office:value="0">
            <text:p>0</text:p>
          </table:table-cell>
          <table:table-cell table:formula="of:=[$shares.C72]" office:value-type="float" office:value="0">
            <text:p>0</text:p>
          </table:table-cell>
          <table:table-cell table:formula="of:=[$shares.D72]" office:value-type="float" office:value="1800">
            <text:p>1800</text:p>
          </table:table-cell>
          <table:table-cell table:formula="of:=[$shares.E72]" office:value-type="float" office:value="0">
            <text:p>0</text:p>
          </table:table-cell>
          <table:table-cell table:formula="of:=-([.F72]-[.F71])*[.B72]" office:value-type="float" office:value="-0">
            <text:p>0</text:p>
          </table:table-cell>
          <table:table-cell table:formula="of:=-([.G72]-[.G71])*[.C72]" office:value-type="float" office:value="-0">
            <text:p>0</text:p>
          </table:table-cell>
          <table:table-cell table:formula="of:=-([.H72]-[.H71])*[.D72]" office:value-type="float" office:value="-0">
            <text:p>0</text:p>
          </table:table-cell>
          <table:table-cell table:formula="of:=-([.I72]-[.I71])*[.E72]" office:value-type="float" office:value="-0">
            <text:p>0</text:p>
          </table:table-cell>
          <table:table-cell table:formula="of:=[.N71]+SUM([.J72:.M72])" office:value-type="float" office:value="770506">
            <text:p><text:s/>$770,506.00 </text:p>
          </table:table-cell>
          <table:table-cell table:number-columns-repeated="1010"/>
        </table:table-row>
        <table:table-row table:style-name="ro1">
          <table:table-cell office:value-type="date" office:date-value="2011-04-21">
            <text:p>4/21/2011</text:p>
          </table:table-cell>
          <table:table-cell table:formula="of:=[$prices.B73]" office:value-type="float" office:value="347.61">
            <text:p>347.61</text:p>
          </table:table-cell>
          <table:table-cell table:formula="of:=[$prices.C73]" office:value-type="float" office:value="525.1">
            <text:p>525.1</text:p>
          </table:table-cell>
          <table:table-cell table:formula="of:=[$prices.D73]" office:value-type="float" office:value="163.39">
            <text:p>163.39</text:p>
          </table:table-cell>
          <table:table-cell table:formula="of:=[$prices.E73]" office:value-type="float" office:value="82.71">
            <text:p>82.71</text:p>
          </table:table-cell>
          <table:table-cell table:formula="of:=[$shares.B73]" office:value-type="float" office:value="0">
            <text:p>0</text:p>
          </table:table-cell>
          <table:table-cell table:formula="of:=[$shares.C73]" office:value-type="float" office:value="0">
            <text:p>0</text:p>
          </table:table-cell>
          <table:table-cell table:formula="of:=[$shares.D73]" office:value-type="float" office:value="1800">
            <text:p>1800</text:p>
          </table:table-cell>
          <table:table-cell table:formula="of:=[$shares.E73]" office:value-type="float" office:value="0">
            <text:p>0</text:p>
          </table:table-cell>
          <table:table-cell table:formula="of:=-([.F73]-[.F72])*[.B73]" office:value-type="float" office:value="-0">
            <text:p>0</text:p>
          </table:table-cell>
          <table:table-cell table:formula="of:=-([.G73]-[.G72])*[.C73]" office:value-type="float" office:value="-0">
            <text:p>0</text:p>
          </table:table-cell>
          <table:table-cell table:formula="of:=-([.H73]-[.H72])*[.D73]" office:value-type="float" office:value="-0">
            <text:p>0</text:p>
          </table:table-cell>
          <table:table-cell table:formula="of:=-([.I73]-[.I72])*[.E73]" office:value-type="float" office:value="-0">
            <text:p>0</text:p>
          </table:table-cell>
          <table:table-cell table:formula="of:=[.N72]+SUM([.J73:.M73])" office:value-type="float" office:value="770506">
            <text:p><text:s/>$770,506.00 </text:p>
          </table:table-cell>
          <table:table-cell table:number-columns-repeated="1010"/>
        </table:table-row>
        <table:table-row table:style-name="ro1">
          <table:table-cell office:value-type="date" office:date-value="2011-04-25">
            <text:p>4/25/2011</text:p>
          </table:table-cell>
          <table:table-cell table:formula="of:=[$prices.B74]" office:value-type="float" office:value="349.9">
            <text:p>349.9</text:p>
          </table:table-cell>
          <table:table-cell table:formula="of:=[$prices.C74]" office:value-type="float" office:value="525.05">
            <text:p>525.05</text:p>
          </table:table-cell>
          <table:table-cell table:formula="of:=[$prices.D74]" office:value-type="float" office:value="162.79">
            <text:p>162.79</text:p>
          </table:table-cell>
          <table:table-cell table:formula="of:=[$prices.E74]" office:value-type="float" office:value="82.57">
            <text:p>82.57</text:p>
          </table:table-cell>
          <table:table-cell table:formula="of:=[$shares.B74]" office:value-type="float" office:value="0">
            <text:p>0</text:p>
          </table:table-cell>
          <table:table-cell table:formula="of:=[$shares.C74]" office:value-type="float" office:value="0">
            <text:p>0</text:p>
          </table:table-cell>
          <table:table-cell table:formula="of:=[$shares.D74]" office:value-type="float" office:value="1800">
            <text:p>1800</text:p>
          </table:table-cell>
          <table:table-cell table:formula="of:=[$shares.E74]" office:value-type="float" office:value="0">
            <text:p>0</text:p>
          </table:table-cell>
          <table:table-cell table:formula="of:=-([.F74]-[.F73])*[.B74]" office:value-type="float" office:value="-0">
            <text:p>0</text:p>
          </table:table-cell>
          <table:table-cell table:formula="of:=-([.G74]-[.G73])*[.C74]" office:value-type="float" office:value="-0">
            <text:p>0</text:p>
          </table:table-cell>
          <table:table-cell table:formula="of:=-([.H74]-[.H73])*[.D74]" office:value-type="float" office:value="-0">
            <text:p>0</text:p>
          </table:table-cell>
          <table:table-cell table:formula="of:=-([.I74]-[.I73])*[.E74]" office:value-type="float" office:value="-0">
            <text:p>0</text:p>
          </table:table-cell>
          <table:table-cell table:formula="of:=[.N73]+SUM([.J74:.M74])" office:value-type="float" office:value="770506">
            <text:p><text:s/>$770,506.00 </text:p>
          </table:table-cell>
          <table:table-cell table:number-columns-repeated="1010"/>
        </table:table-row>
        <table:table-row table:style-name="ro1">
          <table:table-cell office:value-type="date" office:date-value="2011-04-26">
            <text:p>4/26/2011</text:p>
          </table:table-cell>
          <table:table-cell table:formula="of:=[$prices.B75]" office:value-type="float" office:value="347.34">
            <text:p>347.34</text:p>
          </table:table-cell>
          <table:table-cell table:formula="of:=[$prices.C75]" office:value-type="float" office:value="532.82">
            <text:p>532.82</text:p>
          </table:table-cell>
          <table:table-cell table:formula="of:=[$prices.D75]" office:value-type="float" office:value="163.59">
            <text:p>163.59</text:p>
          </table:table-cell>
          <table:table-cell table:formula="of:=[$prices.E75]" office:value-type="float" office:value="83.72">
            <text:p>83.72</text:p>
          </table:table-cell>
          <table:table-cell table:formula="of:=[$shares.B75]" office:value-type="float" office:value="0">
            <text:p>0</text:p>
          </table:table-cell>
          <table:table-cell table:formula="of:=[$shares.C75]" office:value-type="float" office:value="0">
            <text:p>0</text:p>
          </table:table-cell>
          <table:table-cell table:formula="of:=[$shares.D75]" office:value-type="float" office:value="1800">
            <text:p>1800</text:p>
          </table:table-cell>
          <table:table-cell table:formula="of:=[$shares.E75]" office:value-type="float" office:value="0">
            <text:p>0</text:p>
          </table:table-cell>
          <table:table-cell table:formula="of:=-([.F75]-[.F74])*[.B75]" office:value-type="float" office:value="-0">
            <text:p>0</text:p>
          </table:table-cell>
          <table:table-cell table:formula="of:=-([.G75]-[.G74])*[.C75]" office:value-type="float" office:value="-0">
            <text:p>0</text:p>
          </table:table-cell>
          <table:table-cell table:formula="of:=-([.H75]-[.H74])*[.D75]" office:value-type="float" office:value="-0">
            <text:p>0</text:p>
          </table:table-cell>
          <table:table-cell table:formula="of:=-([.I75]-[.I74])*[.E75]" office:value-type="float" office:value="-0">
            <text:p>0</text:p>
          </table:table-cell>
          <table:table-cell table:formula="of:=[.N74]+SUM([.J75:.M75])" office:value-type="float" office:value="770506">
            <text:p><text:s/>$770,506.00 </text:p>
          </table:table-cell>
          <table:table-cell table:number-columns-repeated="1010"/>
        </table:table-row>
        <table:table-row table:style-name="ro1">
          <table:table-cell office:value-type="date" office:date-value="2011-04-27">
            <text:p>4/27/2011</text:p>
          </table:table-cell>
          <table:table-cell table:formula="of:=[$prices.B76]" office:value-type="float" office:value="347.07">
            <text:p>347.07</text:p>
          </table:table-cell>
          <table:table-cell table:formula="of:=[$prices.C76]" office:value-type="float" office:value="537.76">
            <text:p>537.76</text:p>
          </table:table-cell>
          <table:table-cell table:formula="of:=[$prices.D76]" office:value-type="float" office:value="165.42">
            <text:p>165.42</text:p>
          </table:table-cell>
          <table:table-cell table:formula="of:=[$prices.E76]" office:value-type="float" office:value="84.07">
            <text:p>84.07</text:p>
          </table:table-cell>
          <table:table-cell table:formula="of:=[$shares.B76]" office:value-type="float" office:value="0">
            <text:p>0</text:p>
          </table:table-cell>
          <table:table-cell table:formula="of:=[$shares.C76]" office:value-type="float" office:value="0">
            <text:p>0</text:p>
          </table:table-cell>
          <table:table-cell table:formula="of:=[$shares.D76]" office:value-type="float" office:value="1800">
            <text:p>1800</text:p>
          </table:table-cell>
          <table:table-cell table:formula="of:=[$shares.E76]" office:value-type="float" office:value="0">
            <text:p>0</text:p>
          </table:table-cell>
          <table:table-cell table:formula="of:=-([.F76]-[.F75])*[.B76]" office:value-type="float" office:value="-0">
            <text:p>0</text:p>
          </table:table-cell>
          <table:table-cell table:formula="of:=-([.G76]-[.G75])*[.C76]" office:value-type="float" office:value="-0">
            <text:p>0</text:p>
          </table:table-cell>
          <table:table-cell table:formula="of:=-([.H76]-[.H75])*[.D76]" office:value-type="float" office:value="-0">
            <text:p>0</text:p>
          </table:table-cell>
          <table:table-cell table:formula="of:=-([.I76]-[.I75])*[.E76]" office:value-type="float" office:value="-0">
            <text:p>0</text:p>
          </table:table-cell>
          <table:table-cell table:formula="of:=[.N75]+SUM([.J76:.M76])" office:value-type="float" office:value="770506">
            <text:p><text:s/>$770,506.00 </text:p>
          </table:table-cell>
          <table:table-cell table:number-columns-repeated="1010"/>
        </table:table-row>
        <table:table-row table:style-name="ro1">
          <table:table-cell office:value-type="date" office:date-value="2011-04-28">
            <text:p>4/28/2011</text:p>
          </table:table-cell>
          <table:table-cell table:formula="of:=[$prices.B77]" office:value-type="float" office:value="343.7">
            <text:p>343.7</text:p>
          </table:table-cell>
          <table:table-cell table:formula="of:=[$prices.C77]" office:value-type="float" office:value="537.97">
            <text:p>537.97</text:p>
          </table:table-cell>
          <table:table-cell table:formula="of:=[$prices.D77]" office:value-type="float" office:value="165.81">
            <text:p>165.81</text:p>
          </table:table-cell>
          <table:table-cell table:formula="of:=[$prices.E77]" office:value-type="float" office:value="83.65">
            <text:p>83.65</text:p>
          </table:table-cell>
          <table:table-cell table:formula="of:=[$shares.B77]" office:value-type="float" office:value="0">
            <text:p>0</text:p>
          </table:table-cell>
          <table:table-cell table:formula="of:=[$shares.C77]" office:value-type="float" office:value="0">
            <text:p>0</text:p>
          </table:table-cell>
          <table:table-cell table:formula="of:=[$shares.D77]" office:value-type="float" office:value="1800">
            <text:p>1800</text:p>
          </table:table-cell>
          <table:table-cell table:formula="of:=[$shares.E77]" office:value-type="float" office:value="0">
            <text:p>0</text:p>
          </table:table-cell>
          <table:table-cell table:formula="of:=-([.F77]-[.F76])*[.B77]" office:value-type="float" office:value="-0">
            <text:p>0</text:p>
          </table:table-cell>
          <table:table-cell table:formula="of:=-([.G77]-[.G76])*[.C77]" office:value-type="float" office:value="-0">
            <text:p>0</text:p>
          </table:table-cell>
          <table:table-cell table:formula="of:=-([.H77]-[.H76])*[.D77]" office:value-type="float" office:value="-0">
            <text:p>0</text:p>
          </table:table-cell>
          <table:table-cell table:formula="of:=-([.I77]-[.I76])*[.E77]" office:value-type="float" office:value="-0">
            <text:p>0</text:p>
          </table:table-cell>
          <table:table-cell table:formula="of:=[.N76]+SUM([.J77:.M77])" office:value-type="float" office:value="770506">
            <text:p><text:s/>$770,506.00 </text:p>
          </table:table-cell>
          <table:table-cell table:number-columns-repeated="1010"/>
        </table:table-row>
        <table:table-row table:style-name="ro1">
          <table:table-cell office:value-type="date" office:date-value="2011-04-29">
            <text:p>4/29/2011</text:p>
          </table:table-cell>
          <table:table-cell table:formula="of:=[$prices.B78]" office:value-type="float" office:value="347.05">
            <text:p>347.05</text:p>
          </table:table-cell>
          <table:table-cell table:formula="of:=[$prices.C78]" office:value-type="float" office:value="544.1">
            <text:p>544.1</text:p>
          </table:table-cell>
          <table:table-cell table:formula="of:=[$prices.D78]" office:value-type="float" office:value="165.62">
            <text:p>165.62</text:p>
          </table:table-cell>
          <table:table-cell table:formula="of:=[$prices.E78]" office:value-type="float" office:value="84.26">
            <text:p>84.26</text:p>
          </table:table-cell>
          <table:table-cell table:formula="of:=[$shares.B78]" office:value-type="float" office:value="0">
            <text:p>0</text:p>
          </table:table-cell>
          <table:table-cell table:formula="of:=[$shares.C78]" office:value-type="float" office:value="0">
            <text:p>0</text:p>
          </table:table-cell>
          <table:table-cell table:formula="of:=[$shares.D78]" office:value-type="float" office:value="1800">
            <text:p>1800</text:p>
          </table:table-cell>
          <table:table-cell table:formula="of:=[$shares.E78]" office:value-type="float" office:value="0">
            <text:p>0</text:p>
          </table:table-cell>
          <table:table-cell table:formula="of:=-([.F78]-[.F77])*[.B78]" office:value-type="float" office:value="-0">
            <text:p>0</text:p>
          </table:table-cell>
          <table:table-cell table:formula="of:=-([.G78]-[.G77])*[.C78]" office:value-type="float" office:value="-0">
            <text:p>0</text:p>
          </table:table-cell>
          <table:table-cell table:formula="of:=-([.H78]-[.H77])*[.D78]" office:value-type="float" office:value="-0">
            <text:p>0</text:p>
          </table:table-cell>
          <table:table-cell table:formula="of:=-([.I78]-[.I77])*[.E78]" office:value-type="float" office:value="-0">
            <text:p>0</text:p>
          </table:table-cell>
          <table:table-cell table:formula="of:=[.N77]+SUM([.J78:.M78])" office:value-type="float" office:value="770506">
            <text:p><text:s/>$770,506.00 </text:p>
          </table:table-cell>
          <table:table-cell table:number-columns-repeated="1010"/>
        </table:table-row>
        <table:table-row table:style-name="ro1">
          <table:table-cell office:value-type="date" office:date-value="2011-05-02">
            <text:p>5/2/2011</text:p>
          </table:table-cell>
          <table:table-cell table:formula="of:=[$prices.B79]" office:value-type="float" office:value="343.23">
            <text:p>343.23</text:p>
          </table:table-cell>
          <table:table-cell table:formula="of:=[$prices.C79]" office:value-type="float" office:value="538.56">
            <text:p>538.56</text:p>
          </table:table-cell>
          <table:table-cell table:formula="of:=[$prices.D79]" office:value-type="float" office:value="167.14">
            <text:p>167.14</text:p>
          </table:table-cell>
          <table:table-cell table:formula="of:=[$prices.E79]" office:value-type="float" office:value="83.29">
            <text:p>83.29</text:p>
          </table:table-cell>
          <table:table-cell table:formula="of:=[$shares.B79]" office:value-type="float" office:value="0">
            <text:p>0</text:p>
          </table:table-cell>
          <table:table-cell table:formula="of:=[$shares.C79]" office:value-type="float" office:value="0">
            <text:p>0</text:p>
          </table:table-cell>
          <table:table-cell table:formula="of:=[$shares.D79]" office:value-type="float" office:value="1800">
            <text:p>1800</text:p>
          </table:table-cell>
          <table:table-cell table:formula="of:=[$shares.E79]" office:value-type="float" office:value="0">
            <text:p>0</text:p>
          </table:table-cell>
          <table:table-cell table:formula="of:=-([.F79]-[.F78])*[.B79]" office:value-type="float" office:value="-0">
            <text:p>0</text:p>
          </table:table-cell>
          <table:table-cell table:formula="of:=-([.G79]-[.G78])*[.C79]" office:value-type="float" office:value="-0">
            <text:p>0</text:p>
          </table:table-cell>
          <table:table-cell table:formula="of:=-([.H79]-[.H78])*[.D79]" office:value-type="float" office:value="-0">
            <text:p>0</text:p>
          </table:table-cell>
          <table:table-cell table:formula="of:=-([.I79]-[.I78])*[.E79]" office:value-type="float" office:value="-0">
            <text:p>0</text:p>
          </table:table-cell>
          <table:table-cell table:formula="of:=[.N78]+SUM([.J79:.M79])" office:value-type="float" office:value="770506">
            <text:p><text:s/>$770,506.00 </text:p>
          </table:table-cell>
          <table:table-cell table:number-columns-repeated="1010"/>
        </table:table-row>
        <table:table-row table:style-name="ro1">
          <table:table-cell office:value-type="date" office:date-value="2011-05-03">
            <text:p>5/3/2011</text:p>
          </table:table-cell>
          <table:table-cell table:formula="of:=[$prices.B80]" office:value-type="float" office:value="345.14">
            <text:p>345.14</text:p>
          </table:table-cell>
          <table:table-cell table:formula="of:=[$prices.C80]" office:value-type="float" office:value="533.89">
            <text:p>533.89</text:p>
          </table:table-cell>
          <table:table-cell table:formula="of:=[$prices.D80]" office:value-type="float" office:value="167.84">
            <text:p>167.84</text:p>
          </table:table-cell>
          <table:table-cell table:formula="of:=[$prices.E80]" office:value-type="float" office:value="82">
            <text:p>82</text:p>
          </table:table-cell>
          <table:table-cell table:formula="of:=[$shares.B80]" office:value-type="float" office:value="0">
            <text:p>0</text:p>
          </table:table-cell>
          <table:table-cell table:formula="of:=[$shares.C80]" office:value-type="float" office:value="0">
            <text:p>0</text:p>
          </table:table-cell>
          <table:table-cell table:formula="of:=[$shares.D80]" office:value-type="float" office:value="3300">
            <text:p>3300</text:p>
          </table:table-cell>
          <table:table-cell table:formula="of:=[$shares.E80]" office:value-type="float" office:value="0">
            <text:p>0</text:p>
          </table:table-cell>
          <table:table-cell table:formula="of:=-([.F80]-[.F79])*[.B80]" office:value-type="float" office:value="-0">
            <text:p>0</text:p>
          </table:table-cell>
          <table:table-cell table:formula="of:=-([.G80]-[.G79])*[.C80]" office:value-type="float" office:value="-0">
            <text:p>0</text:p>
          </table:table-cell>
          <table:table-cell table:formula="of:=-([.H80]-[.H79])*[.D80]" office:value-type="float" office:value="-251760">
            <text:p>-251760</text:p>
          </table:table-cell>
          <table:table-cell table:formula="of:=-([.I80]-[.I79])*[.E80]" office:value-type="float" office:value="-0">
            <text:p>0</text:p>
          </table:table-cell>
          <table:table-cell table:formula="of:=[.N79]+SUM([.J80:.M80])" office:value-type="float" office:value="518746">
            <text:p><text:s/>$518,746.00 </text:p>
          </table:table-cell>
          <table:table-cell table:number-columns-repeated="1010"/>
        </table:table-row>
        <table:table-row table:style-name="ro1">
          <table:table-cell office:value-type="date" office:date-value="2011-05-04">
            <text:p>5/4/2011</text:p>
          </table:table-cell>
          <table:table-cell table:formula="of:=[$prices.B81]" office:value-type="float" office:value="346.49">
            <text:p>346.49</text:p>
          </table:table-cell>
          <table:table-cell table:formula="of:=[$prices.C81]" office:value-type="float" office:value="535.79">
            <text:p>535.79</text:p>
          </table:table-cell>
          <table:table-cell table:formula="of:=[$prices.D81]" office:value-type="float" office:value="165.66">
            <text:p>165.66</text:p>
          </table:table-cell>
          <table:table-cell table:formula="of:=[$prices.E81]" office:value-type="float" office:value="81.22">
            <text:p>81.22</text:p>
          </table:table-cell>
          <table:table-cell table:formula="of:=[$shares.B81]" office:value-type="float" office:value="0">
            <text:p>0</text:p>
          </table:table-cell>
          <table:table-cell table:formula="of:=[$shares.C81]" office:value-type="float" office:value="0">
            <text:p>0</text:p>
          </table:table-cell>
          <table:table-cell table:formula="of:=[$shares.D81]" office:value-type="float" office:value="3300">
            <text:p>3300</text:p>
          </table:table-cell>
          <table:table-cell table:formula="of:=[$shares.E81]" office:value-type="float" office:value="0">
            <text:p>0</text:p>
          </table:table-cell>
          <table:table-cell table:formula="of:=-([.F81]-[.F80])*[.B81]" office:value-type="float" office:value="-0">
            <text:p>0</text:p>
          </table:table-cell>
          <table:table-cell table:formula="of:=-([.G81]-[.G80])*[.C81]" office:value-type="float" office:value="-0">
            <text:p>0</text:p>
          </table:table-cell>
          <table:table-cell table:formula="of:=-([.H81]-[.H80])*[.D81]" office:value-type="float" office:value="-0">
            <text:p>0</text:p>
          </table:table-cell>
          <table:table-cell table:formula="of:=-([.I81]-[.I80])*[.E81]" office:value-type="float" office:value="-0">
            <text:p>0</text:p>
          </table:table-cell>
          <table:table-cell table:formula="of:=[.N80]+SUM([.J81:.M81])" office:value-type="float" office:value="518746">
            <text:p><text:s/>$518,746.00 </text:p>
          </table:table-cell>
          <table:table-cell table:number-columns-repeated="1010"/>
        </table:table-row>
        <table:table-row table:style-name="ro1">
          <table:table-cell office:value-type="date" office:date-value="2011-05-05">
            <text:p>5/5/2011</text:p>
          </table:table-cell>
          <table:table-cell table:formula="of:=[$prices.B82]" office:value-type="float" office:value="343.7">
            <text:p>343.7</text:p>
          </table:table-cell>
          <table:table-cell table:formula="of:=[$prices.C82]" office:value-type="float" office:value="534.27">
            <text:p>534.27</text:p>
          </table:table-cell>
          <table:table-cell table:formula="of:=[$prices.D82]" office:value-type="float" office:value="163.56">
            <text:p>163.56</text:p>
          </table:table-cell>
          <table:table-cell table:formula="of:=[$prices.E82]" office:value-type="float" office:value="79.13">
            <text:p>79.13</text:p>
          </table:table-cell>
          <table:table-cell table:formula="of:=[$shares.B82]" office:value-type="float" office:value="0">
            <text:p>0</text:p>
          </table:table-cell>
          <table:table-cell table:formula="of:=[$shares.C82]" office:value-type="float" office:value="0">
            <text:p>0</text:p>
          </table:table-cell>
          <table:table-cell table:formula="of:=[$shares.D82]" office:value-type="float" office:value="3300">
            <text:p>3300</text:p>
          </table:table-cell>
          <table:table-cell table:formula="of:=[$shares.E82]" office:value-type="float" office:value="0">
            <text:p>0</text:p>
          </table:table-cell>
          <table:table-cell table:formula="of:=-([.F82]-[.F81])*[.B82]" office:value-type="float" office:value="-0">
            <text:p>0</text:p>
          </table:table-cell>
          <table:table-cell table:formula="of:=-([.G82]-[.G81])*[.C82]" office:value-type="float" office:value="-0">
            <text:p>0</text:p>
          </table:table-cell>
          <table:table-cell table:formula="of:=-([.H82]-[.H81])*[.D82]" office:value-type="float" office:value="-0">
            <text:p>0</text:p>
          </table:table-cell>
          <table:table-cell table:formula="of:=-([.I82]-[.I81])*[.E82]" office:value-type="float" office:value="-0">
            <text:p>0</text:p>
          </table:table-cell>
          <table:table-cell table:formula="of:=[.N81]+SUM([.J82:.M82])" office:value-type="float" office:value="518746">
            <text:p><text:s/>$518,746.00 </text:p>
          </table:table-cell>
          <table:table-cell table:number-columns-repeated="1010"/>
        </table:table-row>
        <table:table-row table:style-name="ro1">
          <table:table-cell office:value-type="date" office:date-value="2011-05-06">
            <text:p>5/6/2011</text:p>
          </table:table-cell>
          <table:table-cell table:formula="of:=[$prices.B83]" office:value-type="float" office:value="343.61">
            <text:p>343.61</text:p>
          </table:table-cell>
          <table:table-cell table:formula="of:=[$prices.C83]" office:value-type="float" office:value="535.3">
            <text:p>535.3</text:p>
          </table:table-cell>
          <table:table-cell table:formula="of:=[$prices.D83]" office:value-type="float" office:value="164.71">
            <text:p>164.71</text:p>
          </table:table-cell>
          <table:table-cell table:formula="of:=[$prices.E83]" office:value-type="float" office:value="79.19">
            <text:p>79.19</text:p>
          </table:table-cell>
          <table:table-cell table:formula="of:=[$shares.B83]" office:value-type="float" office:value="0">
            <text:p>0</text:p>
          </table:table-cell>
          <table:table-cell table:formula="of:=[$shares.C83]" office:value-type="float" office:value="0">
            <text:p>0</text:p>
          </table:table-cell>
          <table:table-cell table:formula="of:=[$shares.D83]" office:value-type="float" office:value="3300">
            <text:p>3300</text:p>
          </table:table-cell>
          <table:table-cell table:formula="of:=[$shares.E83]" office:value-type="float" office:value="0">
            <text:p>0</text:p>
          </table:table-cell>
          <table:table-cell table:formula="of:=-([.F83]-[.F82])*[.B83]" office:value-type="float" office:value="-0">
            <text:p>0</text:p>
          </table:table-cell>
          <table:table-cell table:formula="of:=-([.G83]-[.G82])*[.C83]" office:value-type="float" office:value="-0">
            <text:p>0</text:p>
          </table:table-cell>
          <table:table-cell table:formula="of:=-([.H83]-[.H82])*[.D83]" office:value-type="float" office:value="-0">
            <text:p>0</text:p>
          </table:table-cell>
          <table:table-cell table:formula="of:=-([.I83]-[.I82])*[.E83]" office:value-type="float" office:value="-0">
            <text:p>0</text:p>
          </table:table-cell>
          <table:table-cell table:formula="of:=[.N82]+SUM([.J83:.M83])" office:value-type="float" office:value="518746">
            <text:p><text:s/>$518,746.00 </text:p>
          </table:table-cell>
          <table:table-cell table:number-columns-repeated="1010"/>
        </table:table-row>
        <table:table-row table:style-name="ro1">
          <table:table-cell office:value-type="date" office:date-value="2011-05-09">
            <text:p>5/9/2011</text:p>
          </table:table-cell>
          <table:table-cell table:formula="of:=[$prices.B84]" office:value-type="float" office:value="344.54">
            <text:p>344.54</text:p>
          </table:table-cell>
          <table:table-cell table:formula="of:=[$prices.C84]" office:value-type="float" office:value="537.68">
            <text:p>537.68</text:p>
          </table:table-cell>
          <table:table-cell table:formula="of:=[$prices.D84]" office:value-type="float" office:value="164.92">
            <text:p>164.92</text:p>
          </table:table-cell>
          <table:table-cell table:formula="of:=[$prices.E84]" office:value-type="float" office:value="79.66">
            <text:p>79.66</text:p>
          </table:table-cell>
          <table:table-cell table:formula="of:=[$shares.B84]" office:value-type="float" office:value="0">
            <text:p>0</text:p>
          </table:table-cell>
          <table:table-cell table:formula="of:=[$shares.C84]" office:value-type="float" office:value="0">
            <text:p>0</text:p>
          </table:table-cell>
          <table:table-cell table:formula="of:=[$shares.D84]" office:value-type="float" office:value="3300">
            <text:p>3300</text:p>
          </table:table-cell>
          <table:table-cell table:formula="of:=[$shares.E84]" office:value-type="float" office:value="0">
            <text:p>0</text:p>
          </table:table-cell>
          <table:table-cell table:formula="of:=-([.F84]-[.F83])*[.B84]" office:value-type="float" office:value="-0">
            <text:p>0</text:p>
          </table:table-cell>
          <table:table-cell table:formula="of:=-([.G84]-[.G83])*[.C84]" office:value-type="float" office:value="-0">
            <text:p>0</text:p>
          </table:table-cell>
          <table:table-cell table:formula="of:=-([.H84]-[.H83])*[.D84]" office:value-type="float" office:value="-0">
            <text:p>0</text:p>
          </table:table-cell>
          <table:table-cell table:formula="of:=-([.I84]-[.I83])*[.E84]" office:value-type="float" office:value="-0">
            <text:p>0</text:p>
          </table:table-cell>
          <table:table-cell table:formula="of:=[.N83]+SUM([.J84:.M84])" office:value-type="float" office:value="518746">
            <text:p><text:s/>$518,746.00 </text:p>
          </table:table-cell>
          <table:table-cell table:number-columns-repeated="1010"/>
        </table:table-row>
        <table:table-row table:style-name="ro1">
          <table:table-cell office:value-type="date" office:date-value="2011-05-10">
            <text:p>5/10/2011</text:p>
          </table:table-cell>
          <table:table-cell table:formula="of:=[$prices.B85]" office:value-type="float" office:value="346.37">
            <text:p>346.37</text:p>
          </table:table-cell>
          <table:table-cell table:formula="of:=[$prices.C85]" office:value-type="float" office:value="542.66">
            <text:p>542.66</text:p>
          </table:table-cell>
          <table:table-cell table:formula="of:=[$prices.D85]" office:value-type="float" office:value="166.16">
            <text:p>166.16</text:p>
          </table:table-cell>
          <table:table-cell table:formula="of:=[$prices.E85]" office:value-type="float" office:value="79.81">
            <text:p>79.81</text:p>
          </table:table-cell>
          <table:table-cell table:formula="of:=[$shares.B85]" office:value-type="float" office:value="0">
            <text:p>0</text:p>
          </table:table-cell>
          <table:table-cell table:formula="of:=[$shares.C85]" office:value-type="float" office:value="0">
            <text:p>0</text:p>
          </table:table-cell>
          <table:table-cell table:formula="of:=[$shares.D85]" office:value-type="float" office:value="3300">
            <text:p>3300</text:p>
          </table:table-cell>
          <table:table-cell table:formula="of:=[$shares.E85]" office:value-type="float" office:value="0">
            <text:p>0</text:p>
          </table:table-cell>
          <table:table-cell table:formula="of:=-([.F85]-[.F84])*[.B85]" office:value-type="float" office:value="-0">
            <text:p>0</text:p>
          </table:table-cell>
          <table:table-cell table:formula="of:=-([.G85]-[.G84])*[.C85]" office:value-type="float" office:value="-0">
            <text:p>0</text:p>
          </table:table-cell>
          <table:table-cell table:formula="of:=-([.H85]-[.H84])*[.D85]" office:value-type="float" office:value="-0">
            <text:p>0</text:p>
          </table:table-cell>
          <table:table-cell table:formula="of:=-([.I85]-[.I84])*[.E85]" office:value-type="float" office:value="-0">
            <text:p>0</text:p>
          </table:table-cell>
          <table:table-cell table:formula="of:=[.N84]+SUM([.J85:.M85])" office:value-type="float" office:value="518746">
            <text:p><text:s/>$518,746.00 </text:p>
          </table:table-cell>
          <table:table-cell table:number-columns-repeated="1010"/>
        </table:table-row>
        <table:table-row table:style-name="ro1">
          <table:table-cell office:value-type="date" office:date-value="2011-05-11">
            <text:p>5/11/2011</text:p>
          </table:table-cell>
          <table:table-cell table:formula="of:=[$prices.B86]" office:value-type="float" office:value="344.17">
            <text:p>344.17</text:p>
          </table:table-cell>
          <table:table-cell table:formula="of:=[$prices.C86]" office:value-type="float" office:value="535.45">
            <text:p>535.45</text:p>
          </table:table-cell>
          <table:table-cell table:formula="of:=[$prices.D86]" office:value-type="float" office:value="165.31">
            <text:p>165.31</text:p>
          </table:table-cell>
          <table:table-cell table:formula="of:=[$prices.E86]" office:value-type="float" office:value="78.13">
            <text:p>78.13</text:p>
          </table:table-cell>
          <table:table-cell table:formula="of:=[$shares.B86]" office:value-type="float" office:value="0">
            <text:p>0</text:p>
          </table:table-cell>
          <table:table-cell table:formula="of:=[$shares.C86]" office:value-type="float" office:value="0">
            <text:p>0</text:p>
          </table:table-cell>
          <table:table-cell table:formula="of:=[$shares.D86]" office:value-type="float" office:value="3300">
            <text:p>3300</text:p>
          </table:table-cell>
          <table:table-cell table:formula="of:=[$shares.E86]" office:value-type="float" office:value="0">
            <text:p>0</text:p>
          </table:table-cell>
          <table:table-cell table:formula="of:=-([.F86]-[.F85])*[.B86]" office:value-type="float" office:value="-0">
            <text:p>0</text:p>
          </table:table-cell>
          <table:table-cell table:formula="of:=-([.G86]-[.G85])*[.C86]" office:value-type="float" office:value="-0">
            <text:p>0</text:p>
          </table:table-cell>
          <table:table-cell table:formula="of:=-([.H86]-[.H85])*[.D86]" office:value-type="float" office:value="-0">
            <text:p>0</text:p>
          </table:table-cell>
          <table:table-cell table:formula="of:=-([.I86]-[.I85])*[.E86]" office:value-type="float" office:value="-0">
            <text:p>0</text:p>
          </table:table-cell>
          <table:table-cell table:formula="of:=[.N85]+SUM([.J86:.M86])" office:value-type="float" office:value="518746">
            <text:p><text:s/>$518,746.00 </text:p>
          </table:table-cell>
          <table:table-cell table:number-columns-repeated="1010"/>
        </table:table-row>
        <table:table-row table:style-name="ro1">
          <table:table-cell office:value-type="date" office:date-value="2011-05-12">
            <text:p>5/12/2011</text:p>
          </table:table-cell>
          <table:table-cell table:formula="of:=[$prices.B87]" office:value-type="float" office:value="343.52">
            <text:p>343.52</text:p>
          </table:table-cell>
          <table:table-cell table:formula="of:=[$prices.C87]" office:value-type="float" office:value="535.05">
            <text:p>535.05</text:p>
          </table:table-cell>
          <table:table-cell table:formula="of:=[$prices.D87]" office:value-type="float" office:value="167.98">
            <text:p>167.98</text:p>
          </table:table-cell>
          <table:table-cell table:formula="of:=[$prices.E87]" office:value-type="float" office:value="78.06">
            <text:p>78.06</text:p>
          </table:table-cell>
          <table:table-cell table:formula="of:=[$shares.B87]" office:value-type="float" office:value="0">
            <text:p>0</text:p>
          </table:table-cell>
          <table:table-cell table:formula="of:=[$shares.C87]" office:value-type="float" office:value="0">
            <text:p>0</text:p>
          </table:table-cell>
          <table:table-cell table:formula="of:=[$shares.D87]" office:value-type="float" office:value="3300">
            <text:p>3300</text:p>
          </table:table-cell>
          <table:table-cell table:formula="of:=[$shares.E87]" office:value-type="float" office:value="0">
            <text:p>0</text:p>
          </table:table-cell>
          <table:table-cell table:formula="of:=-([.F87]-[.F86])*[.B87]" office:value-type="float" office:value="-0">
            <text:p>0</text:p>
          </table:table-cell>
          <table:table-cell table:formula="of:=-([.G87]-[.G86])*[.C87]" office:value-type="float" office:value="-0">
            <text:p>0</text:p>
          </table:table-cell>
          <table:table-cell table:formula="of:=-([.H87]-[.H86])*[.D87]" office:value-type="float" office:value="-0">
            <text:p>0</text:p>
          </table:table-cell>
          <table:table-cell table:formula="of:=-([.I87]-[.I86])*[.E87]" office:value-type="float" office:value="-0">
            <text:p>0</text:p>
          </table:table-cell>
          <table:table-cell table:formula="of:=[.N86]+SUM([.J87:.M87])" office:value-type="float" office:value="518746">
            <text:p><text:s/>$518,746.00 </text:p>
          </table:table-cell>
          <table:table-cell table:number-columns-repeated="1010"/>
        </table:table-row>
        <table:table-row table:style-name="ro1">
          <table:table-cell office:value-type="date" office:date-value="2011-05-13">
            <text:p>5/13/2011</text:p>
          </table:table-cell>
          <table:table-cell table:formula="of:=[$prices.B88]" office:value-type="float" office:value="337.5">
            <text:p>337.5</text:p>
          </table:table-cell>
          <table:table-cell table:formula="of:=[$prices.C88]" office:value-type="float" office:value="529.55">
            <text:p>529.55</text:p>
          </table:table-cell>
          <table:table-cell table:formula="of:=[$prices.D88]" office:value-type="float" office:value="165.72">
            <text:p>165.72</text:p>
          </table:table-cell>
          <table:table-cell table:formula="of:=[$prices.E88]" office:value-type="float" office:value="77.89">
            <text:p>77.89</text:p>
          </table:table-cell>
          <table:table-cell table:formula="of:=[$shares.B88]" office:value-type="float" office:value="0">
            <text:p>0</text:p>
          </table:table-cell>
          <table:table-cell table:formula="of:=[$shares.C88]" office:value-type="float" office:value="0">
            <text:p>0</text:p>
          </table:table-cell>
          <table:table-cell table:formula="of:=[$shares.D88]" office:value-type="float" office:value="3300">
            <text:p>3300</text:p>
          </table:table-cell>
          <table:table-cell table:formula="of:=[$shares.E88]" office:value-type="float" office:value="0">
            <text:p>0</text:p>
          </table:table-cell>
          <table:table-cell table:formula="of:=-([.F88]-[.F87])*[.B88]" office:value-type="float" office:value="-0">
            <text:p>0</text:p>
          </table:table-cell>
          <table:table-cell table:formula="of:=-([.G88]-[.G87])*[.C88]" office:value-type="float" office:value="-0">
            <text:p>0</text:p>
          </table:table-cell>
          <table:table-cell table:formula="of:=-([.H88]-[.H87])*[.D88]" office:value-type="float" office:value="-0">
            <text:p>0</text:p>
          </table:table-cell>
          <table:table-cell table:formula="of:=-([.I88]-[.I87])*[.E88]" office:value-type="float" office:value="-0">
            <text:p>0</text:p>
          </table:table-cell>
          <table:table-cell table:formula="of:=[.N87]+SUM([.J88:.M88])" office:value-type="float" office:value="518746">
            <text:p><text:s/>$518,746.00 </text:p>
          </table:table-cell>
          <table:table-cell table:number-columns-repeated="1010"/>
        </table:table-row>
        <table:table-row table:style-name="ro1">
          <table:table-cell office:value-type="date" office:date-value="2011-05-16">
            <text:p>5/16/2011</text:p>
          </table:table-cell>
          <table:table-cell table:formula="of:=[$prices.B89]" office:value-type="float" office:value="330.37">
            <text:p>330.37</text:p>
          </table:table-cell>
          <table:table-cell table:formula="of:=[$prices.C89]" office:value-type="float" office:value="518.42">
            <text:p>518.42</text:p>
          </table:table-cell>
          <table:table-cell table:formula="of:=[$prices.D89]" office:value-type="float" office:value="164.68">
            <text:p>164.68</text:p>
          </table:table-cell>
          <table:table-cell table:formula="of:=[$prices.E89]" office:value-type="float" office:value="77.28">
            <text:p>77.28</text:p>
          </table:table-cell>
          <table:table-cell table:formula="of:=[$shares.B89]" office:value-type="float" office:value="0">
            <text:p>0</text:p>
          </table:table-cell>
          <table:table-cell table:formula="of:=[$shares.C89]" office:value-type="float" office:value="0">
            <text:p>0</text:p>
          </table:table-cell>
          <table:table-cell table:formula="of:=[$shares.D89]" office:value-type="float" office:value="3300">
            <text:p>3300</text:p>
          </table:table-cell>
          <table:table-cell table:formula="of:=[$shares.E89]" office:value-type="float" office:value="0">
            <text:p>0</text:p>
          </table:table-cell>
          <table:table-cell table:formula="of:=-([.F89]-[.F88])*[.B89]" office:value-type="float" office:value="-0">
            <text:p>0</text:p>
          </table:table-cell>
          <table:table-cell table:formula="of:=-([.G89]-[.G88])*[.C89]" office:value-type="float" office:value="-0">
            <text:p>0</text:p>
          </table:table-cell>
          <table:table-cell table:formula="of:=-([.H89]-[.H88])*[.D89]" office:value-type="float" office:value="-0">
            <text:p>0</text:p>
          </table:table-cell>
          <table:table-cell table:formula="of:=-([.I89]-[.I88])*[.E89]" office:value-type="float" office:value="-0">
            <text:p>0</text:p>
          </table:table-cell>
          <table:table-cell table:formula="of:=[.N88]+SUM([.J89:.M89])" office:value-type="float" office:value="518746">
            <text:p><text:s/>$518,746.00 </text:p>
          </table:table-cell>
          <table:table-cell table:number-columns-repeated="1010"/>
        </table:table-row>
        <table:table-row table:style-name="ro1">
          <table:table-cell office:value-type="date" office:date-value="2011-05-17">
            <text:p>5/17/2011</text:p>
          </table:table-cell>
          <table:table-cell table:formula="of:=[$prices.B90]" office:value-type="float" office:value="333.18">
            <text:p>333.18</text:p>
          </table:table-cell>
          <table:table-cell table:formula="of:=[$prices.C90]" office:value-type="float" office:value="530.46">
            <text:p>530.46</text:p>
          </table:table-cell>
          <table:table-cell table:formula="of:=[$prices.D90]" office:value-type="float" office:value="166.28">
            <text:p>166.28</text:p>
          </table:table-cell>
          <table:table-cell table:formula="of:=[$prices.E90]" office:value-type="float" office:value="77.45">
            <text:p>77.45</text:p>
          </table:table-cell>
          <table:table-cell table:formula="of:=[$shares.B90]" office:value-type="float" office:value="0">
            <text:p>0</text:p>
          </table:table-cell>
          <table:table-cell table:formula="of:=[$shares.C90]" office:value-type="float" office:value="0">
            <text:p>0</text:p>
          </table:table-cell>
          <table:table-cell table:formula="of:=[$shares.D90]" office:value-type="float" office:value="3300">
            <text:p>3300</text:p>
          </table:table-cell>
          <table:table-cell table:formula="of:=[$shares.E90]" office:value-type="float" office:value="0">
            <text:p>0</text:p>
          </table:table-cell>
          <table:table-cell table:formula="of:=-([.F90]-[.F89])*[.B90]" office:value-type="float" office:value="-0">
            <text:p>0</text:p>
          </table:table-cell>
          <table:table-cell table:formula="of:=-([.G90]-[.G89])*[.C90]" office:value-type="float" office:value="-0">
            <text:p>0</text:p>
          </table:table-cell>
          <table:table-cell table:formula="of:=-([.H90]-[.H89])*[.D90]" office:value-type="float" office:value="-0">
            <text:p>0</text:p>
          </table:table-cell>
          <table:table-cell table:formula="of:=-([.I90]-[.I89])*[.E90]" office:value-type="float" office:value="-0">
            <text:p>0</text:p>
          </table:table-cell>
          <table:table-cell table:formula="of:=[.N89]+SUM([.J90:.M90])" office:value-type="float" office:value="518746">
            <text:p><text:s/>$518,746.00 </text:p>
          </table:table-cell>
          <table:table-cell table:number-columns-repeated="1010"/>
        </table:table-row>
        <table:table-row table:style-name="ro1">
          <table:table-cell office:value-type="date" office:date-value="2011-05-18">
            <text:p>5/18/2011</text:p>
          </table:table-cell>
          <table:table-cell table:formula="of:=[$prices.B91]" office:value-type="float" office:value="336.88">
            <text:p>336.88</text:p>
          </table:table-cell>
          <table:table-cell table:formula="of:=[$prices.C91]" office:value-type="float" office:value="529.81">
            <text:p>529.81</text:p>
          </table:table-cell>
          <table:table-cell table:formula="of:=[$prices.D91]" office:value-type="float" office:value="166.22">
            <text:p>166.22</text:p>
          </table:table-cell>
          <table:table-cell table:formula="of:=[$prices.E91]" office:value-type="float" office:value="78.73">
            <text:p>78.73</text:p>
          </table:table-cell>
          <table:table-cell table:formula="of:=[$shares.B91]" office:value-type="float" office:value="0">
            <text:p>0</text:p>
          </table:table-cell>
          <table:table-cell table:formula="of:=[$shares.C91]" office:value-type="float" office:value="0">
            <text:p>0</text:p>
          </table:table-cell>
          <table:table-cell table:formula="of:=[$shares.D91]" office:value-type="float" office:value="3300">
            <text:p>3300</text:p>
          </table:table-cell>
          <table:table-cell table:formula="of:=[$shares.E91]" office:value-type="float" office:value="0">
            <text:p>0</text:p>
          </table:table-cell>
          <table:table-cell table:formula="of:=-([.F91]-[.F90])*[.B91]" office:value-type="float" office:value="-0">
            <text:p>0</text:p>
          </table:table-cell>
          <table:table-cell table:formula="of:=-([.G91]-[.G90])*[.C91]" office:value-type="float" office:value="-0">
            <text:p>0</text:p>
          </table:table-cell>
          <table:table-cell table:formula="of:=-([.H91]-[.H90])*[.D91]" office:value-type="float" office:value="-0">
            <text:p>0</text:p>
          </table:table-cell>
          <table:table-cell table:formula="of:=-([.I91]-[.I90])*[.E91]" office:value-type="float" office:value="-0">
            <text:p>0</text:p>
          </table:table-cell>
          <table:table-cell table:formula="of:=[.N90]+SUM([.J91:.M91])" office:value-type="float" office:value="518746">
            <text:p><text:s/>$518,746.00 </text:p>
          </table:table-cell>
          <table:table-cell table:number-columns-repeated="1010"/>
        </table:table-row>
        <table:table-row table:style-name="ro1">
          <table:table-cell office:value-type="date" office:date-value="2011-05-19">
            <text:p>5/19/2011</text:p>
          </table:table-cell>
          <table:table-cell table:formula="of:=[$prices.B92]" office:value-type="float" office:value="337.53">
            <text:p>337.53</text:p>
          </table:table-cell>
          <table:table-cell table:formula="of:=[$prices.C92]" office:value-type="float" office:value="531.25">
            <text:p>531.25</text:p>
          </table:table-cell>
          <table:table-cell table:formula="of:=[$prices.D92]" office:value-type="float" office:value="166.37">
            <text:p>166.37</text:p>
          </table:table-cell>
          <table:table-cell table:formula="of:=[$prices.E92]" office:value-type="float" office:value="79.29">
            <text:p>79.29</text:p>
          </table:table-cell>
          <table:table-cell table:formula="of:=[$shares.B92]" office:value-type="float" office:value="0">
            <text:p>0</text:p>
          </table:table-cell>
          <table:table-cell table:formula="of:=[$shares.C92]" office:value-type="float" office:value="0">
            <text:p>0</text:p>
          </table:table-cell>
          <table:table-cell table:formula="of:=[$shares.D92]" office:value-type="float" office:value="3300">
            <text:p>3300</text:p>
          </table:table-cell>
          <table:table-cell table:formula="of:=[$shares.E92]" office:value-type="float" office:value="0">
            <text:p>0</text:p>
          </table:table-cell>
          <table:table-cell table:formula="of:=-([.F92]-[.F91])*[.B92]" office:value-type="float" office:value="-0">
            <text:p>0</text:p>
          </table:table-cell>
          <table:table-cell table:formula="of:=-([.G92]-[.G91])*[.C92]" office:value-type="float" office:value="-0">
            <text:p>0</text:p>
          </table:table-cell>
          <table:table-cell table:formula="of:=-([.H92]-[.H91])*[.D92]" office:value-type="float" office:value="-0">
            <text:p>0</text:p>
          </table:table-cell>
          <table:table-cell table:formula="of:=-([.I92]-[.I91])*[.E92]" office:value-type="float" office:value="-0">
            <text:p>0</text:p>
          </table:table-cell>
          <table:table-cell table:formula="of:=[.N91]+SUM([.J92:.M92])" office:value-type="float" office:value="518746">
            <text:p><text:s/>$518,746.00 </text:p>
          </table:table-cell>
          <table:table-cell table:number-columns-repeated="1010"/>
        </table:table-row>
        <table:table-row table:style-name="ro1">
          <table:table-cell office:value-type="date" office:date-value="2011-05-20">
            <text:p>5/20/2011</text:p>
          </table:table-cell>
          <table:table-cell table:formula="of:=[$prices.B93]" office:value-type="float" office:value="332.27">
            <text:p>332.27</text:p>
          </table:table-cell>
          <table:table-cell table:formula="of:=[$prices.C93]" office:value-type="float" office:value="524.03">
            <text:p>524.03</text:p>
          </table:table-cell>
          <table:table-cell table:formula="of:=[$prices.D93]" office:value-type="float" office:value="165.95">
            <text:p>165.95</text:p>
          </table:table-cell>
          <table:table-cell table:formula="of:=[$prices.E93]" office:value-type="float" office:value="78.56">
            <text:p>78.56</text:p>
          </table:table-cell>
          <table:table-cell table:formula="of:=[$shares.B93]" office:value-type="float" office:value="0">
            <text:p>0</text:p>
          </table:table-cell>
          <table:table-cell table:formula="of:=[$shares.C93]" office:value-type="float" office:value="0">
            <text:p>0</text:p>
          </table:table-cell>
          <table:table-cell table:formula="of:=[$shares.D93]" office:value-type="float" office:value="3300">
            <text:p>3300</text:p>
          </table:table-cell>
          <table:table-cell table:formula="of:=[$shares.E93]" office:value-type="float" office:value="0">
            <text:p>0</text:p>
          </table:table-cell>
          <table:table-cell table:formula="of:=-([.F93]-[.F92])*[.B93]" office:value-type="float" office:value="-0">
            <text:p>0</text:p>
          </table:table-cell>
          <table:table-cell table:formula="of:=-([.G93]-[.G92])*[.C93]" office:value-type="float" office:value="-0">
            <text:p>0</text:p>
          </table:table-cell>
          <table:table-cell table:formula="of:=-([.H93]-[.H92])*[.D93]" office:value-type="float" office:value="-0">
            <text:p>0</text:p>
          </table:table-cell>
          <table:table-cell table:formula="of:=-([.I93]-[.I92])*[.E93]" office:value-type="float" office:value="-0">
            <text:p>0</text:p>
          </table:table-cell>
          <table:table-cell table:formula="of:=[.N92]+SUM([.J93:.M93])" office:value-type="float" office:value="518746">
            <text:p><text:s/>$518,746.00 </text:p>
          </table:table-cell>
          <table:table-cell table:number-columns-repeated="1010"/>
        </table:table-row>
        <table:table-row table:style-name="ro1">
          <table:table-cell office:value-type="date" office:date-value="2011-05-23">
            <text:p>5/23/2011</text:p>
          </table:table-cell>
          <table:table-cell table:formula="of:=[$prices.B94]" office:value-type="float" office:value="331.46">
            <text:p>331.46</text:p>
          </table:table-cell>
          <table:table-cell table:formula="of:=[$prices.C94]" office:value-type="float" office:value="518.39">
            <text:p>518.39</text:p>
          </table:table-cell>
          <table:table-cell table:formula="of:=[$prices.D94]" office:value-type="float" office:value="164.1">
            <text:p>164.1</text:p>
          </table:table-cell>
          <table:table-cell table:formula="of:=[$prices.E94]" office:value-type="float" office:value="77.7">
            <text:p>77.7</text:p>
          </table:table-cell>
          <table:table-cell table:formula="of:=[$shares.B94]" office:value-type="float" office:value="0">
            <text:p>0</text:p>
          </table:table-cell>
          <table:table-cell table:formula="of:=[$shares.C94]" office:value-type="float" office:value="0">
            <text:p>0</text:p>
          </table:table-cell>
          <table:table-cell table:formula="of:=[$shares.D94]" office:value-type="float" office:value="3300">
            <text:p>3300</text:p>
          </table:table-cell>
          <table:table-cell table:formula="of:=[$shares.E94]" office:value-type="float" office:value="0">
            <text:p>0</text:p>
          </table:table-cell>
          <table:table-cell table:formula="of:=-([.F94]-[.F93])*[.B94]" office:value-type="float" office:value="-0">
            <text:p>0</text:p>
          </table:table-cell>
          <table:table-cell table:formula="of:=-([.G94]-[.G93])*[.C94]" office:value-type="float" office:value="-0">
            <text:p>0</text:p>
          </table:table-cell>
          <table:table-cell table:formula="of:=-([.H94]-[.H93])*[.D94]" office:value-type="float" office:value="-0">
            <text:p>0</text:p>
          </table:table-cell>
          <table:table-cell table:formula="of:=-([.I94]-[.I93])*[.E94]" office:value-type="float" office:value="-0">
            <text:p>0</text:p>
          </table:table-cell>
          <table:table-cell table:formula="of:=[.N93]+SUM([.J94:.M94])" office:value-type="float" office:value="518746">
            <text:p><text:s/>$518,746.00 </text:p>
          </table:table-cell>
          <table:table-cell table:number-columns-repeated="1010"/>
        </table:table-row>
        <table:table-row table:style-name="ro1">
          <table:table-cell office:value-type="date" office:date-value="2011-05-24">
            <text:p>5/24/2011</text:p>
          </table:table-cell>
          <table:table-cell table:formula="of:=[$prices.B95]" office:value-type="float" office:value="329.27">
            <text:p>329.27</text:p>
          </table:table-cell>
          <table:table-cell table:formula="of:=[$prices.C95]" office:value-type="float" office:value="518.26">
            <text:p>518.26</text:p>
          </table:table-cell>
          <table:table-cell table:formula="of:=[$prices.D95]" office:value-type="float" office:value="163.83">
            <text:p>163.83</text:p>
          </table:table-cell>
          <table:table-cell table:formula="of:=[$prices.E95]" office:value-type="float" office:value="78.29">
            <text:p>78.29</text:p>
          </table:table-cell>
          <table:table-cell table:formula="of:=[$shares.B95]" office:value-type="float" office:value="0">
            <text:p>0</text:p>
          </table:table-cell>
          <table:table-cell table:formula="of:=[$shares.C95]" office:value-type="float" office:value="0">
            <text:p>0</text:p>
          </table:table-cell>
          <table:table-cell table:formula="of:=[$shares.D95]" office:value-type="float" office:value="3300">
            <text:p>3300</text:p>
          </table:table-cell>
          <table:table-cell table:formula="of:=[$shares.E95]" office:value-type="float" office:value="0">
            <text:p>0</text:p>
          </table:table-cell>
          <table:table-cell table:formula="of:=-([.F95]-[.F94])*[.B95]" office:value-type="float" office:value="-0">
            <text:p>0</text:p>
          </table:table-cell>
          <table:table-cell table:formula="of:=-([.G95]-[.G94])*[.C95]" office:value-type="float" office:value="-0">
            <text:p>0</text:p>
          </table:table-cell>
          <table:table-cell table:formula="of:=-([.H95]-[.H94])*[.D95]" office:value-type="float" office:value="-0">
            <text:p>0</text:p>
          </table:table-cell>
          <table:table-cell table:formula="of:=-([.I95]-[.I94])*[.E95]" office:value-type="float" office:value="-0">
            <text:p>0</text:p>
          </table:table-cell>
          <table:table-cell table:formula="of:=[.N94]+SUM([.J95:.M95])" office:value-type="float" office:value="518746">
            <text:p><text:s/>$518,746.00 </text:p>
          </table:table-cell>
          <table:table-cell table:number-columns-repeated="1010"/>
        </table:table-row>
        <table:table-row table:style-name="ro1">
          <table:table-cell office:value-type="date" office:date-value="2011-05-25">
            <text:p>5/25/2011</text:p>
          </table:table-cell>
          <table:table-cell table:formula="of:=[$prices.B96]" office:value-type="float" office:value="333.82">
            <text:p>333.82</text:p>
          </table:table-cell>
          <table:table-cell table:formula="of:=[$prices.C96]" office:value-type="float" office:value="519.67">
            <text:p>519.67</text:p>
          </table:table-cell>
          <table:table-cell table:formula="of:=[$prices.D96]" office:value-type="float" office:value="163.6">
            <text:p>163.6</text:p>
          </table:table-cell>
          <table:table-cell table:formula="of:=[$prices.E96]" office:value-type="float" office:value="78.94">
            <text:p>78.94</text:p>
          </table:table-cell>
          <table:table-cell table:formula="of:=[$shares.B96]" office:value-type="float" office:value="0">
            <text:p>0</text:p>
          </table:table-cell>
          <table:table-cell table:formula="of:=[$shares.C96]" office:value-type="float" office:value="0">
            <text:p>0</text:p>
          </table:table-cell>
          <table:table-cell table:formula="of:=[$shares.D96]" office:value-type="float" office:value="3300">
            <text:p>3300</text:p>
          </table:table-cell>
          <table:table-cell table:formula="of:=[$shares.E96]" office:value-type="float" office:value="0">
            <text:p>0</text:p>
          </table:table-cell>
          <table:table-cell table:formula="of:=-([.F96]-[.F95])*[.B96]" office:value-type="float" office:value="-0">
            <text:p>0</text:p>
          </table:table-cell>
          <table:table-cell table:formula="of:=-([.G96]-[.G95])*[.C96]" office:value-type="float" office:value="-0">
            <text:p>0</text:p>
          </table:table-cell>
          <table:table-cell table:formula="of:=-([.H96]-[.H95])*[.D96]" office:value-type="float" office:value="-0">
            <text:p>0</text:p>
          </table:table-cell>
          <table:table-cell table:formula="of:=-([.I96]-[.I95])*[.E96]" office:value-type="float" office:value="-0">
            <text:p>0</text:p>
          </table:table-cell>
          <table:table-cell table:formula="of:=[.N95]+SUM([.J96:.M96])" office:value-type="float" office:value="518746">
            <text:p><text:s/>$518,746.00 </text:p>
          </table:table-cell>
          <table:table-cell table:number-columns-repeated="1010"/>
        </table:table-row>
        <table:table-row table:style-name="ro1">
          <table:table-cell office:value-type="date" office:date-value="2011-05-26">
            <text:p>5/26/2011</text:p>
          </table:table-cell>
          <table:table-cell table:formula="of:=[$prices.B97]" office:value-type="float" office:value="332.05">
            <text:p>332.05</text:p>
          </table:table-cell>
          <table:table-cell table:formula="of:=[$prices.C97]" office:value-type="float" office:value="518.13">
            <text:p>518.13</text:p>
          </table:table-cell>
          <table:table-cell table:formula="of:=[$prices.D97]" office:value-type="float" office:value="163.04">
            <text:p>163.04</text:p>
          </table:table-cell>
          <table:table-cell table:formula="of:=[$prices.E97]" office:value-type="float" office:value="79.35">
            <text:p>79.35</text:p>
          </table:table-cell>
          <table:table-cell table:formula="of:=[$shares.B97]" office:value-type="float" office:value="0">
            <text:p>0</text:p>
          </table:table-cell>
          <table:table-cell table:formula="of:=[$shares.C97]" office:value-type="float" office:value="0">
            <text:p>0</text:p>
          </table:table-cell>
          <table:table-cell table:formula="of:=[$shares.D97]" office:value-type="float" office:value="3300">
            <text:p>3300</text:p>
          </table:table-cell>
          <table:table-cell table:formula="of:=[$shares.E97]" office:value-type="float" office:value="0">
            <text:p>0</text:p>
          </table:table-cell>
          <table:table-cell table:formula="of:=-([.F97]-[.F96])*[.B97]" office:value-type="float" office:value="-0">
            <text:p>0</text:p>
          </table:table-cell>
          <table:table-cell table:formula="of:=-([.G97]-[.G96])*[.C97]" office:value-type="float" office:value="-0">
            <text:p>0</text:p>
          </table:table-cell>
          <table:table-cell table:formula="of:=-([.H97]-[.H96])*[.D97]" office:value-type="float" office:value="-0">
            <text:p>0</text:p>
          </table:table-cell>
          <table:table-cell table:formula="of:=-([.I97]-[.I96])*[.E97]" office:value-type="float" office:value="-0">
            <text:p>0</text:p>
          </table:table-cell>
          <table:table-cell table:formula="of:=[.N96]+SUM([.J97:.M97])" office:value-type="float" office:value="518746">
            <text:p><text:s/>$518,746.00 </text:p>
          </table:table-cell>
          <table:table-cell table:number-columns-repeated="1010"/>
        </table:table-row>
        <table:table-row table:style-name="ro1">
          <table:table-cell office:value-type="date" office:date-value="2011-05-27">
            <text:p>5/27/2011</text:p>
          </table:table-cell>
          <table:table-cell table:formula="of:=[$prices.B98]" office:value-type="float" office:value="334.44">
            <text:p>334.44</text:p>
          </table:table-cell>
          <table:table-cell table:formula="of:=[$prices.C98]" office:value-type="float" office:value="520.9">
            <text:p>520.9</text:p>
          </table:table-cell>
          <table:table-cell table:formula="of:=[$prices.D98]" office:value-type="float" office:value="163.36">
            <text:p>163.36</text:p>
          </table:table-cell>
          <table:table-cell table:formula="of:=[$prices.E98]" office:value-type="float" office:value="79.58">
            <text:p>79.58</text:p>
          </table:table-cell>
          <table:table-cell table:formula="of:=[$shares.B98]" office:value-type="float" office:value="0">
            <text:p>0</text:p>
          </table:table-cell>
          <table:table-cell table:formula="of:=[$shares.C98]" office:value-type="float" office:value="0">
            <text:p>0</text:p>
          </table:table-cell>
          <table:table-cell table:formula="of:=[$shares.D98]" office:value-type="float" office:value="3300">
            <text:p>3300</text:p>
          </table:table-cell>
          <table:table-cell table:formula="of:=[$shares.E98]" office:value-type="float" office:value="0">
            <text:p>0</text:p>
          </table:table-cell>
          <table:table-cell table:formula="of:=-([.F98]-[.F97])*[.B98]" office:value-type="float" office:value="-0">
            <text:p>0</text:p>
          </table:table-cell>
          <table:table-cell table:formula="of:=-([.G98]-[.G97])*[.C98]" office:value-type="float" office:value="-0">
            <text:p>0</text:p>
          </table:table-cell>
          <table:table-cell table:formula="of:=-([.H98]-[.H97])*[.D98]" office:value-type="float" office:value="-0">
            <text:p>0</text:p>
          </table:table-cell>
          <table:table-cell table:formula="of:=-([.I98]-[.I97])*[.E98]" office:value-type="float" office:value="-0">
            <text:p>0</text:p>
          </table:table-cell>
          <table:table-cell table:formula="of:=[.N97]+SUM([.J98:.M98])" office:value-type="float" office:value="518746">
            <text:p><text:s/>$518,746.00 </text:p>
          </table:table-cell>
          <table:table-cell table:number-columns-repeated="1010"/>
        </table:table-row>
        <table:table-row table:style-name="ro1">
          <table:table-cell office:value-type="date" office:date-value="2011-05-31">
            <text:p>5/31/2011</text:p>
          </table:table-cell>
          <table:table-cell table:formula="of:=[$prices.B99]" office:value-type="float" office:value="344.77">
            <text:p>344.77</text:p>
          </table:table-cell>
          <table:table-cell table:formula="of:=[$prices.C99]" office:value-type="float" office:value="529.02">
            <text:p>529.02</text:p>
          </table:table-cell>
          <table:table-cell table:formula="of:=[$prices.D99]" office:value-type="float" office:value="164.75">
            <text:p>164.75</text:p>
          </table:table-cell>
          <table:table-cell table:formula="of:=[$prices.E99]" office:value-type="float" office:value="80.39">
            <text:p>80.39</text:p>
          </table:table-cell>
          <table:table-cell table:formula="of:=[$shares.B99]" office:value-type="float" office:value="0">
            <text:p>0</text:p>
          </table:table-cell>
          <table:table-cell table:formula="of:=[$shares.C99]" office:value-type="float" office:value="0">
            <text:p>0</text:p>
          </table:table-cell>
          <table:table-cell table:formula="of:=[$shares.D99]" office:value-type="float" office:value="3300">
            <text:p>3300</text:p>
          </table:table-cell>
          <table:table-cell table:formula="of:=[$shares.E99]" office:value-type="float" office:value="0">
            <text:p>0</text:p>
          </table:table-cell>
          <table:table-cell table:formula="of:=-([.F99]-[.F98])*[.B99]" office:value-type="float" office:value="-0">
            <text:p>0</text:p>
          </table:table-cell>
          <table:table-cell table:formula="of:=-([.G99]-[.G98])*[.C99]" office:value-type="float" office:value="-0">
            <text:p>0</text:p>
          </table:table-cell>
          <table:table-cell table:formula="of:=-([.H99]-[.H98])*[.D99]" office:value-type="float" office:value="-0">
            <text:p>0</text:p>
          </table:table-cell>
          <table:table-cell table:formula="of:=-([.I99]-[.I98])*[.E99]" office:value-type="float" office:value="-0">
            <text:p>0</text:p>
          </table:table-cell>
          <table:table-cell table:formula="of:=[.N98]+SUM([.J99:.M99])" office:value-type="float" office:value="518746">
            <text:p><text:s/>$518,746.00 </text:p>
          </table:table-cell>
          <table:table-cell table:number-columns-repeated="1010"/>
        </table:table-row>
        <table:table-row table:style-name="ro1">
          <table:table-cell office:value-type="date" office:date-value="2011-06-01">
            <text:p>6/1/2011</text:p>
          </table:table-cell>
          <table:table-cell table:formula="of:=[$prices.B100]" office:value-type="float" office:value="342.47">
            <text:p>342.47</text:p>
          </table:table-cell>
          <table:table-cell table:formula="of:=[$prices.C100]" office:value-type="float" office:value="525.6">
            <text:p>525.6</text:p>
          </table:table-cell>
          <table:table-cell table:formula="of:=[$prices.D100]" office:value-type="float" office:value="162.44">
            <text:p>162.44</text:p>
          </table:table-cell>
          <table:table-cell table:formula="of:=[$prices.E100]" office:value-type="float" office:value="79.01">
            <text:p>79.01</text:p>
          </table:table-cell>
          <table:table-cell table:formula="of:=[$shares.B100]" office:value-type="float" office:value="0">
            <text:p>0</text:p>
          </table:table-cell>
          <table:table-cell table:formula="of:=[$shares.C100]" office:value-type="float" office:value="0">
            <text:p>0</text:p>
          </table:table-cell>
          <table:table-cell table:formula="of:=[$shares.D100]" office:value-type="float" office:value="3300">
            <text:p>3300</text:p>
          </table:table-cell>
          <table:table-cell table:formula="of:=[$shares.E100]" office:value-type="float" office:value="0">
            <text:p>0</text:p>
          </table:table-cell>
          <table:table-cell table:formula="of:=-([.F100]-[.F99])*[.B100]" office:value-type="float" office:value="-0">
            <text:p>0</text:p>
          </table:table-cell>
          <table:table-cell table:formula="of:=-([.G100]-[.G99])*[.C100]" office:value-type="float" office:value="-0">
            <text:p>0</text:p>
          </table:table-cell>
          <table:table-cell table:formula="of:=-([.H100]-[.H99])*[.D100]" office:value-type="float" office:value="-0">
            <text:p>0</text:p>
          </table:table-cell>
          <table:table-cell table:formula="of:=-([.I100]-[.I99])*[.E100]" office:value-type="float" office:value="-0">
            <text:p>0</text:p>
          </table:table-cell>
          <table:table-cell table:formula="of:=[.N99]+SUM([.J100:.M100])" office:value-type="float" office:value="518746">
            <text:p><text:s/>$518,746.00 </text:p>
          </table:table-cell>
          <table:table-cell table:number-columns-repeated="1010"/>
        </table:table-row>
        <table:table-row table:style-name="ro1">
          <table:table-cell office:value-type="date" office:date-value="2011-06-02">
            <text:p>6/2/2011</text:p>
          </table:table-cell>
          <table:table-cell table:formula="of:=[$prices.B101]" office:value-type="float" office:value="343.05">
            <text:p>343.05</text:p>
          </table:table-cell>
          <table:table-cell table:formula="of:=[$prices.C101]" office:value-type="float" office:value="528.06">
            <text:p>528.06</text:p>
          </table:table-cell>
          <table:table-cell table:formula="of:=[$prices.D101]" office:value-type="float" office:value="161.98">
            <text:p>161.98</text:p>
          </table:table-cell>
          <table:table-cell table:formula="of:=[$prices.E101]" office:value-type="float" office:value="78.33">
            <text:p>78.33</text:p>
          </table:table-cell>
          <table:table-cell table:formula="of:=[$shares.B101]" office:value-type="float" office:value="0">
            <text:p>0</text:p>
          </table:table-cell>
          <table:table-cell table:formula="of:=[$shares.C101]" office:value-type="float" office:value="0">
            <text:p>0</text:p>
          </table:table-cell>
          <table:table-cell table:formula="of:=[$shares.D101]" office:value-type="float" office:value="3300">
            <text:p>3300</text:p>
          </table:table-cell>
          <table:table-cell table:formula="of:=[$shares.E101]" office:value-type="float" office:value="0">
            <text:p>0</text:p>
          </table:table-cell>
          <table:table-cell table:formula="of:=-([.F101]-[.F100])*[.B101]" office:value-type="float" office:value="-0">
            <text:p>0</text:p>
          </table:table-cell>
          <table:table-cell table:formula="of:=-([.G101]-[.G100])*[.C101]" office:value-type="float" office:value="-0">
            <text:p>0</text:p>
          </table:table-cell>
          <table:table-cell table:formula="of:=-([.H101]-[.H100])*[.D101]" office:value-type="float" office:value="-0">
            <text:p>0</text:p>
          </table:table-cell>
          <table:table-cell table:formula="of:=-([.I101]-[.I100])*[.E101]" office:value-type="float" office:value="-0">
            <text:p>0</text:p>
          </table:table-cell>
          <table:table-cell table:formula="of:=[.N100]+SUM([.J101:.M101])" office:value-type="float" office:value="518746">
            <text:p><text:s/>$518,746.00 </text:p>
          </table:table-cell>
          <table:table-cell table:number-columns-repeated="1010"/>
        </table:table-row>
        <table:table-row table:style-name="ro1">
          <table:table-cell office:value-type="date" office:date-value="2011-06-03">
            <text:p>6/3/2011</text:p>
          </table:table-cell>
          <table:table-cell table:formula="of:=[$prices.B102]" office:value-type="float" office:value="340.42">
            <text:p>340.42</text:p>
          </table:table-cell>
          <table:table-cell table:formula="of:=[$prices.C102]" office:value-type="float" office:value="523.08">
            <text:p>523.08</text:p>
          </table:table-cell>
          <table:table-cell table:formula="of:=[$prices.D102]" office:value-type="float" office:value="160.97">
            <text:p>160.97</text:p>
          </table:table-cell>
          <table:table-cell table:formula="of:=[$prices.E102]" office:value-type="float" office:value="78.19">
            <text:p>78.19</text:p>
          </table:table-cell>
          <table:table-cell table:formula="of:=[$shares.B102]" office:value-type="float" office:value="0">
            <text:p>0</text:p>
          </table:table-cell>
          <table:table-cell table:formula="of:=[$shares.C102]" office:value-type="float" office:value="0">
            <text:p>0</text:p>
          </table:table-cell>
          <table:table-cell table:formula="of:=[$shares.D102]" office:value-type="float" office:value="0">
            <text:p>0</text:p>
          </table:table-cell>
          <table:table-cell table:formula="of:=[$shares.E102]" office:value-type="float" office:value="0">
            <text:p>0</text:p>
          </table:table-cell>
          <table:table-cell table:formula="of:=-([.F102]-[.F101])*[.B102]" office:value-type="float" office:value="-0">
            <text:p>0</text:p>
          </table:table-cell>
          <table:table-cell table:formula="of:=-([.G102]-[.G101])*[.C102]" office:value-type="float" office:value="-0">
            <text:p>0</text:p>
          </table:table-cell>
          <table:table-cell table:formula="of:=-([.H102]-[.H101])*[.D102]" office:value-type="float" office:value="531201">
            <text:p>531201</text:p>
          </table:table-cell>
          <table:table-cell table:formula="of:=-([.I102]-[.I101])*[.E102]" office:value-type="float" office:value="-0">
            <text:p>0</text:p>
          </table:table-cell>
          <table:table-cell table:formula="of:=[.N101]+SUM([.J102:.M102])" office:value-type="float" office:value="1049947">
            <text:p><text:s/>$1,049,947.00 </text:p>
          </table:table-cell>
          <table:table-cell table:number-columns-repeated="1010"/>
        </table:table-row>
        <table:table-row table:style-name="ro1">
          <table:table-cell office:value-type="date" office:date-value="2011-06-06">
            <text:p>6/6/2011</text:p>
          </table:table-cell>
          <table:table-cell table:formula="of:=[$prices.B103]" office:value-type="float" office:value="335.06">
            <text:p>335.06</text:p>
          </table:table-cell>
          <table:table-cell table:formula="of:=[$prices.C103]" office:value-type="float" office:value="521.06">
            <text:p>521.06</text:p>
          </table:table-cell>
          <table:table-cell table:formula="of:=[$prices.D103]" office:value-type="float" office:value="160.67">
            <text:p>160.67</text:p>
          </table:table-cell>
          <table:table-cell table:formula="of:=[$prices.E103]" office:value-type="float" office:value="77.33">
            <text:p>77.33</text:p>
          </table:table-cell>
          <table:table-cell table:formula="of:=[$shares.B103]" office:value-type="float" office:value="0">
            <text:p>0</text:p>
          </table:table-cell>
          <table:table-cell table:formula="of:=[$shares.C103]" office:value-type="float" office:value="0">
            <text:p>0</text:p>
          </table:table-cell>
          <table:table-cell table:formula="of:=[$shares.D103]" office:value-type="float" office:value="0">
            <text:p>0</text:p>
          </table:table-cell>
          <table:table-cell table:formula="of:=[$shares.E103]" office:value-type="float" office:value="0">
            <text:p>0</text:p>
          </table:table-cell>
          <table:table-cell table:formula="of:=-([.F103]-[.F102])*[.B103]" office:value-type="float" office:value="-0">
            <text:p>0</text:p>
          </table:table-cell>
          <table:table-cell table:formula="of:=-([.G103]-[.G102])*[.C103]" office:value-type="float" office:value="-0">
            <text:p>0</text:p>
          </table:table-cell>
          <table:table-cell table:formula="of:=-([.H103]-[.H102])*[.D103]" office:value-type="float" office:value="-0">
            <text:p>0</text:p>
          </table:table-cell>
          <table:table-cell table:formula="of:=-([.I103]-[.I102])*[.E103]" office:value-type="float" office:value="-0">
            <text:p>0</text:p>
          </table:table-cell>
          <table:table-cell table:formula="of:=[.N102]+SUM([.J103:.M103])" office:value-type="float" office:value="1049947">
            <text:p><text:s/>$1,049,947.00 </text:p>
          </table:table-cell>
          <table:table-cell table:number-columns-repeated="1010"/>
        </table:table-row>
        <table:table-row table:style-name="ro1">
          <table:table-cell office:value-type="date" office:date-value="2011-06-07">
            <text:p>6/7/2011</text:p>
          </table:table-cell>
          <table:table-cell table:formula="of:=[$prices.B104]" office:value-type="float" office:value="329.12">
            <text:p>329.12</text:p>
          </table:table-cell>
          <table:table-cell table:formula="of:=[$prices.C104]" office:value-type="float" office:value="519.03">
            <text:p>519.03</text:p>
          </table:table-cell>
          <table:table-cell table:formula="of:=[$prices.D104]" office:value-type="float" office:value="159.64">
            <text:p>159.64</text:p>
          </table:table-cell>
          <table:table-cell table:formula="of:=[$prices.E104]" office:value-type="float" office:value="77.05">
            <text:p>77.05</text:p>
          </table:table-cell>
          <table:table-cell table:formula="of:=[$shares.B104]" office:value-type="float" office:value="0">
            <text:p>0</text:p>
          </table:table-cell>
          <table:table-cell table:formula="of:=[$shares.C104]" office:value-type="float" office:value="0">
            <text:p>0</text:p>
          </table:table-cell>
          <table:table-cell table:formula="of:=[$shares.D104]" office:value-type="float" office:value="0">
            <text:p>0</text:p>
          </table:table-cell>
          <table:table-cell table:formula="of:=[$shares.E104]" office:value-type="float" office:value="0">
            <text:p>0</text:p>
          </table:table-cell>
          <table:table-cell table:formula="of:=-([.F104]-[.F103])*[.B104]" office:value-type="float" office:value="-0">
            <text:p>0</text:p>
          </table:table-cell>
          <table:table-cell table:formula="of:=-([.G104]-[.G103])*[.C104]" office:value-type="float" office:value="-0">
            <text:p>0</text:p>
          </table:table-cell>
          <table:table-cell table:formula="of:=-([.H104]-[.H103])*[.D104]" office:value-type="float" office:value="-0">
            <text:p>0</text:p>
          </table:table-cell>
          <table:table-cell table:formula="of:=-([.I104]-[.I103])*[.E104]" office:value-type="float" office:value="-0">
            <text:p>0</text:p>
          </table:table-cell>
          <table:table-cell table:formula="of:=[.N103]+SUM([.J104:.M104])" office:value-type="float" office:value="1049947">
            <text:p><text:s/>$1,049,947.00 </text:p>
          </table:table-cell>
          <table:table-cell table:number-columns-repeated="1010"/>
        </table:table-row>
        <table:table-row table:style-name="ro1">
          <table:table-cell office:value-type="date" office:date-value="2011-06-08">
            <text:p>6/8/2011</text:p>
          </table:table-cell>
          <table:table-cell table:formula="of:=[$prices.B105]" office:value-type="float" office:value="329.32">
            <text:p>329.32</text:p>
          </table:table-cell>
          <table:table-cell table:formula="of:=[$prices.C105]" office:value-type="float" office:value="519.17">
            <text:p>519.17</text:p>
          </table:table-cell>
          <table:table-cell table:formula="of:=[$prices.D105]" office:value-type="float" office:value="160.27">
            <text:p>160.27</text:p>
          </table:table-cell>
          <table:table-cell table:formula="of:=[$prices.E105]" office:value-type="float" office:value="77.78">
            <text:p>77.78</text:p>
          </table:table-cell>
          <table:table-cell table:formula="of:=[$shares.B105]" office:value-type="float" office:value="0">
            <text:p>0</text:p>
          </table:table-cell>
          <table:table-cell table:formula="of:=[$shares.C105]" office:value-type="float" office:value="0">
            <text:p>0</text:p>
          </table:table-cell>
          <table:table-cell table:formula="of:=[$shares.D105]" office:value-type="float" office:value="0">
            <text:p>0</text:p>
          </table:table-cell>
          <table:table-cell table:formula="of:=[$shares.E105]" office:value-type="float" office:value="0">
            <text:p>0</text:p>
          </table:table-cell>
          <table:table-cell table:formula="of:=-([.F105]-[.F104])*[.B105]" office:value-type="float" office:value="-0">
            <text:p>0</text:p>
          </table:table-cell>
          <table:table-cell table:formula="of:=-([.G105]-[.G104])*[.C105]" office:value-type="float" office:value="-0">
            <text:p>0</text:p>
          </table:table-cell>
          <table:table-cell table:formula="of:=-([.H105]-[.H104])*[.D105]" office:value-type="float" office:value="-0">
            <text:p>0</text:p>
          </table:table-cell>
          <table:table-cell table:formula="of:=-([.I105]-[.I104])*[.E105]" office:value-type="float" office:value="-0">
            <text:p>0</text:p>
          </table:table-cell>
          <table:table-cell table:formula="of:=[.N104]+SUM([.J105:.M105])" office:value-type="float" office:value="1049947">
            <text:p><text:s/>$1,049,947.00 </text:p>
          </table:table-cell>
          <table:table-cell table:number-columns-repeated="1010"/>
        </table:table-row>
        <table:table-row table:style-name="ro1">
          <table:table-cell office:value-type="date" office:date-value="2011-06-09">
            <text:p>6/9/2011</text:p>
          </table:table-cell>
          <table:table-cell table:formula="of:=[$prices.B106]" office:value-type="float" office:value="328.57">
            <text:p>328.57</text:p>
          </table:table-cell>
          <table:table-cell table:formula="of:=[$prices.C106]" office:value-type="float" office:value="516.73">
            <text:p>516.73</text:p>
          </table:table-cell>
          <table:table-cell table:formula="of:=[$prices.D106]" office:value-type="float" office:value="160.76">
            <text:p>160.76</text:p>
          </table:table-cell>
          <table:table-cell table:formula="of:=[$prices.E106]" office:value-type="float" office:value="78.19">
            <text:p>78.19</text:p>
          </table:table-cell>
          <table:table-cell table:formula="of:=[$shares.B106]" office:value-type="float" office:value="0">
            <text:p>0</text:p>
          </table:table-cell>
          <table:table-cell table:formula="of:=[$shares.C106]" office:value-type="float" office:value="0">
            <text:p>0</text:p>
          </table:table-cell>
          <table:table-cell table:formula="of:=[$shares.D106]" office:value-type="float" office:value="0">
            <text:p>0</text:p>
          </table:table-cell>
          <table:table-cell table:formula="of:=[$shares.E106]" office:value-type="float" office:value="0">
            <text:p>0</text:p>
          </table:table-cell>
          <table:table-cell table:formula="of:=-([.F106]-[.F105])*[.B106]" office:value-type="float" office:value="-0">
            <text:p>0</text:p>
          </table:table-cell>
          <table:table-cell table:formula="of:=-([.G106]-[.G105])*[.C106]" office:value-type="float" office:value="-0">
            <text:p>0</text:p>
          </table:table-cell>
          <table:table-cell table:formula="of:=-([.H106]-[.H105])*[.D106]" office:value-type="float" office:value="-0">
            <text:p>0</text:p>
          </table:table-cell>
          <table:table-cell table:formula="of:=-([.I106]-[.I105])*[.E106]" office:value-type="float" office:value="-0">
            <text:p>0</text:p>
          </table:table-cell>
          <table:table-cell table:formula="of:=[.N105]+SUM([.J106:.M106])" office:value-type="float" office:value="1049947">
            <text:p><text:s/>$1,049,947.00 </text:p>
          </table:table-cell>
          <table:table-cell table:number-columns-repeated="1010"/>
        </table:table-row>
        <table:table-row table:style-name="ro1">
          <table:table-cell office:value-type="date" office:date-value="2011-06-10">
            <text:p>6/10/2011</text:p>
          </table:table-cell>
          <table:table-cell table:formula="of:=[$prices.B107]" office:value-type="float" office:value="323.03">
            <text:p>323.03</text:p>
          </table:table-cell>
          <table:table-cell table:formula="of:=[$prices.C107]" office:value-type="float" office:value="509.51">
            <text:p>509.51</text:p>
          </table:table-cell>
          <table:table-cell table:formula="of:=[$prices.D107]" office:value-type="float" office:value="159.14">
            <text:p>159.14</text:p>
          </table:table-cell>
          <table:table-cell table:formula="of:=[$prices.E107]" office:value-type="float" office:value="76.84">
            <text:p>76.84</text:p>
          </table:table-cell>
          <table:table-cell table:formula="of:=[$shares.B107]" office:value-type="float" office:value="1200">
            <text:p>1200</text:p>
          </table:table-cell>
          <table:table-cell table:formula="of:=[$shares.C107]" office:value-type="float" office:value="0">
            <text:p>0</text:p>
          </table:table-cell>
          <table:table-cell table:formula="of:=[$shares.D107]" office:value-type="float" office:value="0">
            <text:p>0</text:p>
          </table:table-cell>
          <table:table-cell table:formula="of:=[$shares.E107]" office:value-type="float" office:value="0">
            <text:p>0</text:p>
          </table:table-cell>
          <table:table-cell table:formula="of:=-([.F107]-[.F106])*[.B107]" office:value-type="float" office:value="-387636">
            <text:p>-387636</text:p>
          </table:table-cell>
          <table:table-cell table:formula="of:=-([.G107]-[.G106])*[.C107]" office:value-type="float" office:value="-0">
            <text:p>0</text:p>
          </table:table-cell>
          <table:table-cell table:formula="of:=-([.H107]-[.H106])*[.D107]" office:value-type="float" office:value="-0">
            <text:p>0</text:p>
          </table:table-cell>
          <table:table-cell table:formula="of:=-([.I107]-[.I106])*[.E107]" office:value-type="float" office:value="-0">
            <text:p>0</text:p>
          </table:table-cell>
          <table:table-cell table:formula="of:=[.N106]+SUM([.J107:.M107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06-13">
            <text:p>6/13/2011</text:p>
          </table:table-cell>
          <table:table-cell table:formula="of:=[$prices.B108]" office:value-type="float" office:value="323.73">
            <text:p>323.73</text:p>
          </table:table-cell>
          <table:table-cell table:formula="of:=[$prices.C108]" office:value-type="float" office:value="504.73">
            <text:p>504.73</text:p>
          </table:table-cell>
          <table:table-cell table:formula="of:=[$prices.D108]" office:value-type="float" office:value="159.13">
            <text:p>159.13</text:p>
          </table:table-cell>
          <table:table-cell table:formula="of:=[$prices.E108]" office:value-type="float" office:value="76.31">
            <text:p>76.31</text:p>
          </table:table-cell>
          <table:table-cell table:formula="of:=[$shares.B108]" office:value-type="float" office:value="1200">
            <text:p>1200</text:p>
          </table:table-cell>
          <table:table-cell table:formula="of:=[$shares.C108]" office:value-type="float" office:value="0">
            <text:p>0</text:p>
          </table:table-cell>
          <table:table-cell table:formula="of:=[$shares.D108]" office:value-type="float" office:value="0">
            <text:p>0</text:p>
          </table:table-cell>
          <table:table-cell table:formula="of:=[$shares.E108]" office:value-type="float" office:value="0">
            <text:p>0</text:p>
          </table:table-cell>
          <table:table-cell table:formula="of:=-([.F108]-[.F107])*[.B108]" office:value-type="float" office:value="-0">
            <text:p>0</text:p>
          </table:table-cell>
          <table:table-cell table:formula="of:=-([.G108]-[.G107])*[.C108]" office:value-type="float" office:value="-0">
            <text:p>0</text:p>
          </table:table-cell>
          <table:table-cell table:formula="of:=-([.H108]-[.H107])*[.D108]" office:value-type="float" office:value="-0">
            <text:p>0</text:p>
          </table:table-cell>
          <table:table-cell table:formula="of:=-([.I108]-[.I107])*[.E108]" office:value-type="float" office:value="-0">
            <text:p>0</text:p>
          </table:table-cell>
          <table:table-cell table:formula="of:=[.N107]+SUM([.J108:.M108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06-14">
            <text:p>6/14/2011</text:p>
          </table:table-cell>
          <table:table-cell table:formula="of:=[$prices.B109]" office:value-type="float" office:value="329.51">
            <text:p>329.51</text:p>
          </table:table-cell>
          <table:table-cell table:formula="of:=[$prices.C109]" office:value-type="float" office:value="508.37">
            <text:p>508.37</text:p>
          </table:table-cell>
          <table:table-cell table:formula="of:=[$prices.D109]" office:value-type="float" office:value="160.06">
            <text:p>160.06</text:p>
          </table:table-cell>
          <table:table-cell table:formula="of:=[$prices.E109]" office:value-type="float" office:value="77.42">
            <text:p>77.42</text:p>
          </table:table-cell>
          <table:table-cell table:formula="of:=[$shares.B109]" office:value-type="float" office:value="1200">
            <text:p>1200</text:p>
          </table:table-cell>
          <table:table-cell table:formula="of:=[$shares.C109]" office:value-type="float" office:value="0">
            <text:p>0</text:p>
          </table:table-cell>
          <table:table-cell table:formula="of:=[$shares.D109]" office:value-type="float" office:value="0">
            <text:p>0</text:p>
          </table:table-cell>
          <table:table-cell table:formula="of:=[$shares.E109]" office:value-type="float" office:value="0">
            <text:p>0</text:p>
          </table:table-cell>
          <table:table-cell table:formula="of:=-([.F109]-[.F108])*[.B109]" office:value-type="float" office:value="-0">
            <text:p>0</text:p>
          </table:table-cell>
          <table:table-cell table:formula="of:=-([.G109]-[.G108])*[.C109]" office:value-type="float" office:value="-0">
            <text:p>0</text:p>
          </table:table-cell>
          <table:table-cell table:formula="of:=-([.H109]-[.H108])*[.D109]" office:value-type="float" office:value="-0">
            <text:p>0</text:p>
          </table:table-cell>
          <table:table-cell table:formula="of:=-([.I109]-[.I108])*[.E109]" office:value-type="float" office:value="-0">
            <text:p>0</text:p>
          </table:table-cell>
          <table:table-cell table:formula="of:=[.N108]+SUM([.J109:.M109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06-15">
            <text:p>6/15/2011</text:p>
          </table:table-cell>
          <table:table-cell table:formula="of:=[$prices.B110]" office:value-type="float" office:value="323.87">
            <text:p>323.87</text:p>
          </table:table-cell>
          <table:table-cell table:formula="of:=[$prices.C110]" office:value-type="float" office:value="502.95">
            <text:p>502.95</text:p>
          </table:table-cell>
          <table:table-cell table:formula="of:=[$prices.D110]" office:value-type="float" office:value="158.31">
            <text:p>158.31</text:p>
          </table:table-cell>
          <table:table-cell table:formula="of:=[$prices.E110]" office:value-type="float" office:value="75.76">
            <text:p>75.76</text:p>
          </table:table-cell>
          <table:table-cell table:formula="of:=[$shares.B110]" office:value-type="float" office:value="1200">
            <text:p>1200</text:p>
          </table:table-cell>
          <table:table-cell table:formula="of:=[$shares.C110]" office:value-type="float" office:value="0">
            <text:p>0</text:p>
          </table:table-cell>
          <table:table-cell table:formula="of:=[$shares.D110]" office:value-type="float" office:value="0">
            <text:p>0</text:p>
          </table:table-cell>
          <table:table-cell table:formula="of:=[$shares.E110]" office:value-type="float" office:value="0">
            <text:p>0</text:p>
          </table:table-cell>
          <table:table-cell table:formula="of:=-([.F110]-[.F109])*[.B110]" office:value-type="float" office:value="-0">
            <text:p>0</text:p>
          </table:table-cell>
          <table:table-cell table:formula="of:=-([.G110]-[.G109])*[.C110]" office:value-type="float" office:value="-0">
            <text:p>0</text:p>
          </table:table-cell>
          <table:table-cell table:formula="of:=-([.H110]-[.H109])*[.D110]" office:value-type="float" office:value="-0">
            <text:p>0</text:p>
          </table:table-cell>
          <table:table-cell table:formula="of:=-([.I110]-[.I109])*[.E110]" office:value-type="float" office:value="-0">
            <text:p>0</text:p>
          </table:table-cell>
          <table:table-cell table:formula="of:=[.N109]+SUM([.J110:.M110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06-16">
            <text:p>6/16/2011</text:p>
          </table:table-cell>
          <table:table-cell table:formula="of:=[$prices.B111]" office:value-type="float" office:value="322.3">
            <text:p>322.3</text:p>
          </table:table-cell>
          <table:table-cell table:formula="of:=[$prices.C111]" office:value-type="float" office:value="500.37">
            <text:p>500.37</text:p>
          </table:table-cell>
          <table:table-cell table:formula="of:=[$prices.D111]" office:value-type="float" office:value="158.65">
            <text:p>158.65</text:p>
          </table:table-cell>
          <table:table-cell table:formula="of:=[$prices.E111]" office:value-type="float" office:value="76.3">
            <text:p>76.3</text:p>
          </table:table-cell>
          <table:table-cell table:formula="of:=[$shares.B111]" office:value-type="float" office:value="1200">
            <text:p>1200</text:p>
          </table:table-cell>
          <table:table-cell table:formula="of:=[$shares.C111]" office:value-type="float" office:value="0">
            <text:p>0</text:p>
          </table:table-cell>
          <table:table-cell table:formula="of:=[$shares.D111]" office:value-type="float" office:value="0">
            <text:p>0</text:p>
          </table:table-cell>
          <table:table-cell table:formula="of:=[$shares.E111]" office:value-type="float" office:value="0">
            <text:p>0</text:p>
          </table:table-cell>
          <table:table-cell table:formula="of:=-([.F111]-[.F110])*[.B111]" office:value-type="float" office:value="-0">
            <text:p>0</text:p>
          </table:table-cell>
          <table:table-cell table:formula="of:=-([.G111]-[.G110])*[.C111]" office:value-type="float" office:value="-0">
            <text:p>0</text:p>
          </table:table-cell>
          <table:table-cell table:formula="of:=-([.H111]-[.H110])*[.D111]" office:value-type="float" office:value="-0">
            <text:p>0</text:p>
          </table:table-cell>
          <table:table-cell table:formula="of:=-([.I111]-[.I110])*[.E111]" office:value-type="float" office:value="-0">
            <text:p>0</text:p>
          </table:table-cell>
          <table:table-cell table:formula="of:=[.N110]+SUM([.J111:.M111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06-17">
            <text:p>6/17/2011</text:p>
          </table:table-cell>
          <table:table-cell table:formula="of:=[$prices.B112]" office:value-type="float" office:value="317.44">
            <text:p>317.44</text:p>
          </table:table-cell>
          <table:table-cell table:formula="of:=[$prices.C112]" office:value-type="float" office:value="485.02">
            <text:p>485.02</text:p>
          </table:table-cell>
          <table:table-cell table:formula="of:=[$prices.D112]" office:value-type="float" office:value="160.37">
            <text:p>160.37</text:p>
          </table:table-cell>
          <table:table-cell table:formula="of:=[$prices.E112]" office:value-type="float" office:value="76.11">
            <text:p>76.11</text:p>
          </table:table-cell>
          <table:table-cell table:formula="of:=[$shares.B112]" office:value-type="float" office:value="1200">
            <text:p>1200</text:p>
          </table:table-cell>
          <table:table-cell table:formula="of:=[$shares.C112]" office:value-type="float" office:value="0">
            <text:p>0</text:p>
          </table:table-cell>
          <table:table-cell table:formula="of:=[$shares.D112]" office:value-type="float" office:value="0">
            <text:p>0</text:p>
          </table:table-cell>
          <table:table-cell table:formula="of:=[$shares.E112]" office:value-type="float" office:value="0">
            <text:p>0</text:p>
          </table:table-cell>
          <table:table-cell table:formula="of:=-([.F112]-[.F111])*[.B112]" office:value-type="float" office:value="-0">
            <text:p>0</text:p>
          </table:table-cell>
          <table:table-cell table:formula="of:=-([.G112]-[.G111])*[.C112]" office:value-type="float" office:value="-0">
            <text:p>0</text:p>
          </table:table-cell>
          <table:table-cell table:formula="of:=-([.H112]-[.H111])*[.D112]" office:value-type="float" office:value="-0">
            <text:p>0</text:p>
          </table:table-cell>
          <table:table-cell table:formula="of:=-([.I112]-[.I111])*[.E112]" office:value-type="float" office:value="-0">
            <text:p>0</text:p>
          </table:table-cell>
          <table:table-cell table:formula="of:=[.N111]+SUM([.J112:.M112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06-20">
            <text:p>6/20/2011</text:p>
          </table:table-cell>
          <table:table-cell table:formula="of:=[$prices.B113]" office:value-type="float" office:value="312.54">
            <text:p>312.54</text:p>
          </table:table-cell>
          <table:table-cell table:formula="of:=[$prices.C113]" office:value-type="float" office:value="484.58">
            <text:p>484.58</text:p>
          </table:table-cell>
          <table:table-cell table:formula="of:=[$prices.D113]" office:value-type="float" office:value="160.94">
            <text:p>160.94</text:p>
          </table:table-cell>
          <table:table-cell table:formula="of:=[$prices.E113]" office:value-type="float" office:value="76.77">
            <text:p>76.77</text:p>
          </table:table-cell>
          <table:table-cell table:formula="of:=[$shares.B113]" office:value-type="float" office:value="1200">
            <text:p>1200</text:p>
          </table:table-cell>
          <table:table-cell table:formula="of:=[$shares.C113]" office:value-type="float" office:value="0">
            <text:p>0</text:p>
          </table:table-cell>
          <table:table-cell table:formula="of:=[$shares.D113]" office:value-type="float" office:value="0">
            <text:p>0</text:p>
          </table:table-cell>
          <table:table-cell table:formula="of:=[$shares.E113]" office:value-type="float" office:value="0">
            <text:p>0</text:p>
          </table:table-cell>
          <table:table-cell table:formula="of:=-([.F113]-[.F112])*[.B113]" office:value-type="float" office:value="-0">
            <text:p>0</text:p>
          </table:table-cell>
          <table:table-cell table:formula="of:=-([.G113]-[.G112])*[.C113]" office:value-type="float" office:value="-0">
            <text:p>0</text:p>
          </table:table-cell>
          <table:table-cell table:formula="of:=-([.H113]-[.H112])*[.D113]" office:value-type="float" office:value="-0">
            <text:p>0</text:p>
          </table:table-cell>
          <table:table-cell table:formula="of:=-([.I113]-[.I112])*[.E113]" office:value-type="float" office:value="-0">
            <text:p>0</text:p>
          </table:table-cell>
          <table:table-cell table:formula="of:=[.N112]+SUM([.J113:.M113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06-21">
            <text:p>6/21/2011</text:p>
          </table:table-cell>
          <table:table-cell table:formula="of:=[$prices.B114]" office:value-type="float" office:value="322.44">
            <text:p>322.44</text:p>
          </table:table-cell>
          <table:table-cell table:formula="of:=[$prices.C114]" office:value-type="float" office:value="493">
            <text:p>493</text:p>
          </table:table-cell>
          <table:table-cell table:formula="of:=[$prices.D114]" office:value-type="float" office:value="162.11">
            <text:p>162.11</text:p>
          </table:table-cell>
          <table:table-cell table:formula="of:=[$prices.E114]" office:value-type="float" office:value="77.6">
            <text:p>77.6</text:p>
          </table:table-cell>
          <table:table-cell table:formula="of:=[$shares.B114]" office:value-type="float" office:value="1200">
            <text:p>1200</text:p>
          </table:table-cell>
          <table:table-cell table:formula="of:=[$shares.C114]" office:value-type="float" office:value="0">
            <text:p>0</text:p>
          </table:table-cell>
          <table:table-cell table:formula="of:=[$shares.D114]" office:value-type="float" office:value="0">
            <text:p>0</text:p>
          </table:table-cell>
          <table:table-cell table:formula="of:=[$shares.E114]" office:value-type="float" office:value="0">
            <text:p>0</text:p>
          </table:table-cell>
          <table:table-cell table:formula="of:=-([.F114]-[.F113])*[.B114]" office:value-type="float" office:value="-0">
            <text:p>0</text:p>
          </table:table-cell>
          <table:table-cell table:formula="of:=-([.G114]-[.G113])*[.C114]" office:value-type="float" office:value="-0">
            <text:p>0</text:p>
          </table:table-cell>
          <table:table-cell table:formula="of:=-([.H114]-[.H113])*[.D114]" office:value-type="float" office:value="-0">
            <text:p>0</text:p>
          </table:table-cell>
          <table:table-cell table:formula="of:=-([.I114]-[.I113])*[.E114]" office:value-type="float" office:value="-0">
            <text:p>0</text:p>
          </table:table-cell>
          <table:table-cell table:formula="of:=[.N113]+SUM([.J114:.M114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06-22">
            <text:p>6/22/2011</text:p>
          </table:table-cell>
          <table:table-cell table:formula="of:=[$prices.B115]" office:value-type="float" office:value="319.77">
            <text:p>319.77</text:p>
          </table:table-cell>
          <table:table-cell table:formula="of:=[$prices.C115]" office:value-type="float" office:value="487.01">
            <text:p>487.01</text:p>
          </table:table-cell>
          <table:table-cell table:formula="of:=[$prices.D115]" office:value-type="float" office:value="161.58">
            <text:p>161.58</text:p>
          </table:table-cell>
          <table:table-cell table:formula="of:=[$prices.E115]" office:value-type="float" office:value="76.88">
            <text:p>76.88</text:p>
          </table:table-cell>
          <table:table-cell table:formula="of:=[$shares.B115]" office:value-type="float" office:value="1200">
            <text:p>1200</text:p>
          </table:table-cell>
          <table:table-cell table:formula="of:=[$shares.C115]" office:value-type="float" office:value="0">
            <text:p>0</text:p>
          </table:table-cell>
          <table:table-cell table:formula="of:=[$shares.D115]" office:value-type="float" office:value="0">
            <text:p>0</text:p>
          </table:table-cell>
          <table:table-cell table:formula="of:=[$shares.E115]" office:value-type="float" office:value="0">
            <text:p>0</text:p>
          </table:table-cell>
          <table:table-cell table:formula="of:=-([.F115]-[.F114])*[.B115]" office:value-type="float" office:value="-0">
            <text:p>0</text:p>
          </table:table-cell>
          <table:table-cell table:formula="of:=-([.G115]-[.G114])*[.C115]" office:value-type="float" office:value="-0">
            <text:p>0</text:p>
          </table:table-cell>
          <table:table-cell table:formula="of:=-([.H115]-[.H114])*[.D115]" office:value-type="float" office:value="-0">
            <text:p>0</text:p>
          </table:table-cell>
          <table:table-cell table:formula="of:=-([.I115]-[.I114])*[.E115]" office:value-type="float" office:value="-0">
            <text:p>0</text:p>
          </table:table-cell>
          <table:table-cell table:formula="of:=[.N114]+SUM([.J115:.M115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06-23">
            <text:p>6/23/2011</text:p>
          </table:table-cell>
          <table:table-cell table:formula="of:=[$prices.B116]" office:value-type="float" office:value="328.31">
            <text:p>328.31</text:p>
          </table:table-cell>
          <table:table-cell table:formula="of:=[$prices.C116]" office:value-type="float" office:value="480.22">
            <text:p>480.22</text:p>
          </table:table-cell>
          <table:table-cell table:formula="of:=[$prices.D116]" office:value-type="float" office:value="162.01">
            <text:p>162.01</text:p>
          </table:table-cell>
          <table:table-cell table:formula="of:=[$prices.E116]" office:value-type="float" office:value="75.55">
            <text:p>75.55</text:p>
          </table:table-cell>
          <table:table-cell table:formula="of:=[$shares.B116]" office:value-type="float" office:value="1200">
            <text:p>1200</text:p>
          </table:table-cell>
          <table:table-cell table:formula="of:=[$shares.C116]" office:value-type="float" office:value="0">
            <text:p>0</text:p>
          </table:table-cell>
          <table:table-cell table:formula="of:=[$shares.D116]" office:value-type="float" office:value="0">
            <text:p>0</text:p>
          </table:table-cell>
          <table:table-cell table:formula="of:=[$shares.E116]" office:value-type="float" office:value="0">
            <text:p>0</text:p>
          </table:table-cell>
          <table:table-cell table:formula="of:=-([.F116]-[.F115])*[.B116]" office:value-type="float" office:value="-0">
            <text:p>0</text:p>
          </table:table-cell>
          <table:table-cell table:formula="of:=-([.G116]-[.G115])*[.C116]" office:value-type="float" office:value="-0">
            <text:p>0</text:p>
          </table:table-cell>
          <table:table-cell table:formula="of:=-([.H116]-[.H115])*[.D116]" office:value-type="float" office:value="-0">
            <text:p>0</text:p>
          </table:table-cell>
          <table:table-cell table:formula="of:=-([.I116]-[.I115])*[.E116]" office:value-type="float" office:value="-0">
            <text:p>0</text:p>
          </table:table-cell>
          <table:table-cell table:formula="of:=[.N115]+SUM([.J116:.M116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06-24">
            <text:p>6/24/2011</text:p>
          </table:table-cell>
          <table:table-cell table:formula="of:=[$prices.B117]" office:value-type="float" office:value="323.48">
            <text:p>323.48</text:p>
          </table:table-cell>
          <table:table-cell table:formula="of:=[$prices.C117]" office:value-type="float" office:value="474.88">
            <text:p>474.88</text:p>
          </table:table-cell>
          <table:table-cell table:formula="of:=[$prices.D117]" office:value-type="float" office:value="160.99">
            <text:p>160.99</text:p>
          </table:table-cell>
          <table:table-cell table:formula="of:=[$prices.E117]" office:value-type="float" office:value="73.95">
            <text:p>73.95</text:p>
          </table:table-cell>
          <table:table-cell table:formula="of:=[$shares.B117]" office:value-type="float" office:value="1200">
            <text:p>1200</text:p>
          </table:table-cell>
          <table:table-cell table:formula="of:=[$shares.C117]" office:value-type="float" office:value="0">
            <text:p>0</text:p>
          </table:table-cell>
          <table:table-cell table:formula="of:=[$shares.D117]" office:value-type="float" office:value="0">
            <text:p>0</text:p>
          </table:table-cell>
          <table:table-cell table:formula="of:=[$shares.E117]" office:value-type="float" office:value="0">
            <text:p>0</text:p>
          </table:table-cell>
          <table:table-cell table:formula="of:=-([.F117]-[.F116])*[.B117]" office:value-type="float" office:value="-0">
            <text:p>0</text:p>
          </table:table-cell>
          <table:table-cell table:formula="of:=-([.G117]-[.G116])*[.C117]" office:value-type="float" office:value="-0">
            <text:p>0</text:p>
          </table:table-cell>
          <table:table-cell table:formula="of:=-([.H117]-[.H116])*[.D117]" office:value-type="float" office:value="-0">
            <text:p>0</text:p>
          </table:table-cell>
          <table:table-cell table:formula="of:=-([.I117]-[.I116])*[.E117]" office:value-type="float" office:value="-0">
            <text:p>0</text:p>
          </table:table-cell>
          <table:table-cell table:formula="of:=[.N116]+SUM([.J117:.M117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06-27">
            <text:p>6/27/2011</text:p>
          </table:table-cell>
          <table:table-cell table:formula="of:=[$prices.B118]" office:value-type="float" office:value="329.12">
            <text:p>329.12</text:p>
          </table:table-cell>
          <table:table-cell table:formula="of:=[$prices.C118]" office:value-type="float" office:value="482.8">
            <text:p>482.8</text:p>
          </table:table-cell>
          <table:table-cell table:formula="of:=[$prices.D118]" office:value-type="float" office:value="163.47">
            <text:p>163.47</text:p>
          </table:table-cell>
          <table:table-cell table:formula="of:=[$prices.E118]" office:value-type="float" office:value="75.05">
            <text:p>75.05</text:p>
          </table:table-cell>
          <table:table-cell table:formula="of:=[$shares.B118]" office:value-type="float" office:value="1200">
            <text:p>1200</text:p>
          </table:table-cell>
          <table:table-cell table:formula="of:=[$shares.C118]" office:value-type="float" office:value="0">
            <text:p>0</text:p>
          </table:table-cell>
          <table:table-cell table:formula="of:=[$shares.D118]" office:value-type="float" office:value="0">
            <text:p>0</text:p>
          </table:table-cell>
          <table:table-cell table:formula="of:=[$shares.E118]" office:value-type="float" office:value="0">
            <text:p>0</text:p>
          </table:table-cell>
          <table:table-cell table:formula="of:=-([.F118]-[.F117])*[.B118]" office:value-type="float" office:value="-0">
            <text:p>0</text:p>
          </table:table-cell>
          <table:table-cell table:formula="of:=-([.G118]-[.G117])*[.C118]" office:value-type="float" office:value="-0">
            <text:p>0</text:p>
          </table:table-cell>
          <table:table-cell table:formula="of:=-([.H118]-[.H117])*[.D118]" office:value-type="float" office:value="-0">
            <text:p>0</text:p>
          </table:table-cell>
          <table:table-cell table:formula="of:=-([.I118]-[.I117])*[.E118]" office:value-type="float" office:value="-0">
            <text:p>0</text:p>
          </table:table-cell>
          <table:table-cell table:formula="of:=[.N117]+SUM([.J118:.M118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06-28">
            <text:p>6/28/2011</text:p>
          </table:table-cell>
          <table:table-cell table:formula="of:=[$prices.B119]" office:value-type="float" office:value="332.31">
            <text:p>332.31</text:p>
          </table:table-cell>
          <table:table-cell table:formula="of:=[$prices.C119]" office:value-type="float" office:value="493.65">
            <text:p>493.65</text:p>
          </table:table-cell>
          <table:table-cell table:formula="of:=[$prices.D119]" office:value-type="float" office:value="165.8">
            <text:p>165.8</text:p>
          </table:table-cell>
          <table:table-cell table:formula="of:=[$prices.E119]" office:value-type="float" office:value="76.69">
            <text:p>76.69</text:p>
          </table:table-cell>
          <table:table-cell table:formula="of:=[$shares.B119]" office:value-type="float" office:value="1200">
            <text:p>1200</text:p>
          </table:table-cell>
          <table:table-cell table:formula="of:=[$shares.C119]" office:value-type="float" office:value="0">
            <text:p>0</text:p>
          </table:table-cell>
          <table:table-cell table:formula="of:=[$shares.D119]" office:value-type="float" office:value="0">
            <text:p>0</text:p>
          </table:table-cell>
          <table:table-cell table:formula="of:=[$shares.E119]" office:value-type="float" office:value="0">
            <text:p>0</text:p>
          </table:table-cell>
          <table:table-cell table:formula="of:=-([.F119]-[.F118])*[.B119]" office:value-type="float" office:value="-0">
            <text:p>0</text:p>
          </table:table-cell>
          <table:table-cell table:formula="of:=-([.G119]-[.G118])*[.C119]" office:value-type="float" office:value="-0">
            <text:p>0</text:p>
          </table:table-cell>
          <table:table-cell table:formula="of:=-([.H119]-[.H118])*[.D119]" office:value-type="float" office:value="-0">
            <text:p>0</text:p>
          </table:table-cell>
          <table:table-cell table:formula="of:=-([.I119]-[.I118])*[.E119]" office:value-type="float" office:value="-0">
            <text:p>0</text:p>
          </table:table-cell>
          <table:table-cell table:formula="of:=[.N118]+SUM([.J119:.M119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06-29">
            <text:p>6/29/2011</text:p>
          </table:table-cell>
          <table:table-cell table:formula="of:=[$prices.B120]" office:value-type="float" office:value="331.1">
            <text:p>331.1</text:p>
          </table:table-cell>
          <table:table-cell table:formula="of:=[$prices.C120]" office:value-type="float" office:value="497.57">
            <text:p>497.57</text:p>
          </table:table-cell>
          <table:table-cell table:formula="of:=[$prices.D120]" office:value-type="float" office:value="166.32">
            <text:p>166.32</text:p>
          </table:table-cell>
          <table:table-cell table:formula="of:=[$prices.E120]" office:value-type="float" office:value="77.29">
            <text:p>77.29</text:p>
          </table:table-cell>
          <table:table-cell table:formula="of:=[$shares.B120]" office:value-type="float" office:value="1200">
            <text:p>1200</text:p>
          </table:table-cell>
          <table:table-cell table:formula="of:=[$shares.C120]" office:value-type="float" office:value="0">
            <text:p>0</text:p>
          </table:table-cell>
          <table:table-cell table:formula="of:=[$shares.D120]" office:value-type="float" office:value="0">
            <text:p>0</text:p>
          </table:table-cell>
          <table:table-cell table:formula="of:=[$shares.E120]" office:value-type="float" office:value="0">
            <text:p>0</text:p>
          </table:table-cell>
          <table:table-cell table:formula="of:=-([.F120]-[.F119])*[.B120]" office:value-type="float" office:value="-0">
            <text:p>0</text:p>
          </table:table-cell>
          <table:table-cell table:formula="of:=-([.G120]-[.G119])*[.C120]" office:value-type="float" office:value="-0">
            <text:p>0</text:p>
          </table:table-cell>
          <table:table-cell table:formula="of:=-([.H120]-[.H119])*[.D120]" office:value-type="float" office:value="-0">
            <text:p>0</text:p>
          </table:table-cell>
          <table:table-cell table:formula="of:=-([.I120]-[.I119])*[.E120]" office:value-type="float" office:value="-0">
            <text:p>0</text:p>
          </table:table-cell>
          <table:table-cell table:formula="of:=[.N119]+SUM([.J120:.M120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06-30">
            <text:p>6/30/2011</text:p>
          </table:table-cell>
          <table:table-cell table:formula="of:=[$prices.B121]" office:value-type="float" office:value="332.72">
            <text:p>332.72</text:p>
          </table:table-cell>
          <table:table-cell table:formula="of:=[$prices.C121]" office:value-type="float" office:value="506.38">
            <text:p>506.38</text:p>
          </table:table-cell>
          <table:table-cell table:formula="of:=[$prices.D121]" office:value-type="float" office:value="167.31">
            <text:p>167.31</text:p>
          </table:table-cell>
          <table:table-cell table:formula="of:=[$prices.E121]" office:value-type="float" office:value="78.38">
            <text:p>78.38</text:p>
          </table:table-cell>
          <table:table-cell table:formula="of:=[$shares.B121]" office:value-type="float" office:value="1200">
            <text:p>1200</text:p>
          </table:table-cell>
          <table:table-cell table:formula="of:=[$shares.C121]" office:value-type="float" office:value="0">
            <text:p>0</text:p>
          </table:table-cell>
          <table:table-cell table:formula="of:=[$shares.D121]" office:value-type="float" office:value="0">
            <text:p>0</text:p>
          </table:table-cell>
          <table:table-cell table:formula="of:=[$shares.E121]" office:value-type="float" office:value="0">
            <text:p>0</text:p>
          </table:table-cell>
          <table:table-cell table:formula="of:=-([.F121]-[.F120])*[.B121]" office:value-type="float" office:value="-0">
            <text:p>0</text:p>
          </table:table-cell>
          <table:table-cell table:formula="of:=-([.G121]-[.G120])*[.C121]" office:value-type="float" office:value="-0">
            <text:p>0</text:p>
          </table:table-cell>
          <table:table-cell table:formula="of:=-([.H121]-[.H120])*[.D121]" office:value-type="float" office:value="-0">
            <text:p>0</text:p>
          </table:table-cell>
          <table:table-cell table:formula="of:=-([.I121]-[.I120])*[.E121]" office:value-type="float" office:value="-0">
            <text:p>0</text:p>
          </table:table-cell>
          <table:table-cell table:formula="of:=[.N120]+SUM([.J121:.M121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07-01">
            <text:p>7/1/2011</text:p>
          </table:table-cell>
          <table:table-cell table:formula="of:=[$prices.B122]" office:value-type="float" office:value="340.24">
            <text:p>340.24</text:p>
          </table:table-cell>
          <table:table-cell table:formula="of:=[$prices.C122]" office:value-type="float" office:value="521.03">
            <text:p>521.03</text:p>
          </table:table-cell>
          <table:table-cell table:formula="of:=[$prices.D122]" office:value-type="float" office:value="170.22">
            <text:p>170.22</text:p>
          </table:table-cell>
          <table:table-cell table:formula="of:=[$prices.E122]" office:value-type="float" office:value="78.99">
            <text:p>78.99</text:p>
          </table:table-cell>
          <table:table-cell table:formula="of:=[$shares.B122]" office:value-type="float" office:value="1200">
            <text:p>1200</text:p>
          </table:table-cell>
          <table:table-cell table:formula="of:=[$shares.C122]" office:value-type="float" office:value="0">
            <text:p>0</text:p>
          </table:table-cell>
          <table:table-cell table:formula="of:=[$shares.D122]" office:value-type="float" office:value="0">
            <text:p>0</text:p>
          </table:table-cell>
          <table:table-cell table:formula="of:=[$shares.E122]" office:value-type="float" office:value="0">
            <text:p>0</text:p>
          </table:table-cell>
          <table:table-cell table:formula="of:=-([.F122]-[.F121])*[.B122]" office:value-type="float" office:value="-0">
            <text:p>0</text:p>
          </table:table-cell>
          <table:table-cell table:formula="of:=-([.G122]-[.G121])*[.C122]" office:value-type="float" office:value="-0">
            <text:p>0</text:p>
          </table:table-cell>
          <table:table-cell table:formula="of:=-([.H122]-[.H121])*[.D122]" office:value-type="float" office:value="-0">
            <text:p>0</text:p>
          </table:table-cell>
          <table:table-cell table:formula="of:=-([.I122]-[.I121])*[.E122]" office:value-type="float" office:value="-0">
            <text:p>0</text:p>
          </table:table-cell>
          <table:table-cell table:formula="of:=[.N121]+SUM([.J122:.M122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07-05">
            <text:p>7/5/2011</text:p>
          </table:table-cell>
          <table:table-cell table:formula="of:=[$prices.B123]" office:value-type="float" office:value="346.35">
            <text:p>346.35</text:p>
          </table:table-cell>
          <table:table-cell table:formula="of:=[$prices.C123]" office:value-type="float" office:value="532.44">
            <text:p>532.44</text:p>
          </table:table-cell>
          <table:table-cell table:formula="of:=[$prices.D123]" office:value-type="float" office:value="171.09">
            <text:p>171.09</text:p>
          </table:table-cell>
          <table:table-cell table:formula="of:=[$prices.E123]" office:value-type="float" office:value="78.59">
            <text:p>78.59</text:p>
          </table:table-cell>
          <table:table-cell table:formula="of:=[$shares.B123]" office:value-type="float" office:value="1200">
            <text:p>1200</text:p>
          </table:table-cell>
          <table:table-cell table:formula="of:=[$shares.C123]" office:value-type="float" office:value="0">
            <text:p>0</text:p>
          </table:table-cell>
          <table:table-cell table:formula="of:=[$shares.D123]" office:value-type="float" office:value="0">
            <text:p>0</text:p>
          </table:table-cell>
          <table:table-cell table:formula="of:=[$shares.E123]" office:value-type="float" office:value="0">
            <text:p>0</text:p>
          </table:table-cell>
          <table:table-cell table:formula="of:=-([.F123]-[.F122])*[.B123]" office:value-type="float" office:value="-0">
            <text:p>0</text:p>
          </table:table-cell>
          <table:table-cell table:formula="of:=-([.G123]-[.G122])*[.C123]" office:value-type="float" office:value="-0">
            <text:p>0</text:p>
          </table:table-cell>
          <table:table-cell table:formula="of:=-([.H123]-[.H122])*[.D123]" office:value-type="float" office:value="-0">
            <text:p>0</text:p>
          </table:table-cell>
          <table:table-cell table:formula="of:=-([.I123]-[.I122])*[.E123]" office:value-type="float" office:value="-0">
            <text:p>0</text:p>
          </table:table-cell>
          <table:table-cell table:formula="of:=[.N122]+SUM([.J123:.M123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07-06">
            <text:p>7/6/2011</text:p>
          </table:table-cell>
          <table:table-cell table:formula="of:=[$prices.B124]" office:value-type="float" office:value="348.66">
            <text:p>348.66</text:p>
          </table:table-cell>
          <table:table-cell table:formula="of:=[$prices.C124]" office:value-type="float" office:value="535.36">
            <text:p>535.36</text:p>
          </table:table-cell>
          <table:table-cell table:formula="of:=[$prices.D124]" office:value-type="float" office:value="173.31">
            <text:p>173.31</text:p>
          </table:table-cell>
          <table:table-cell table:formula="of:=[$prices.E124]" office:value-type="float" office:value="78.56">
            <text:p>78.56</text:p>
          </table:table-cell>
          <table:table-cell table:formula="of:=[$shares.B124]" office:value-type="float" office:value="1200">
            <text:p>1200</text:p>
          </table:table-cell>
          <table:table-cell table:formula="of:=[$shares.C124]" office:value-type="float" office:value="0">
            <text:p>0</text:p>
          </table:table-cell>
          <table:table-cell table:formula="of:=[$shares.D124]" office:value-type="float" office:value="0">
            <text:p>0</text:p>
          </table:table-cell>
          <table:table-cell table:formula="of:=[$shares.E124]" office:value-type="float" office:value="0">
            <text:p>0</text:p>
          </table:table-cell>
          <table:table-cell table:formula="of:=-([.F124]-[.F123])*[.B124]" office:value-type="float" office:value="-0">
            <text:p>0</text:p>
          </table:table-cell>
          <table:table-cell table:formula="of:=-([.G124]-[.G123])*[.C124]" office:value-type="float" office:value="-0">
            <text:p>0</text:p>
          </table:table-cell>
          <table:table-cell table:formula="of:=-([.H124]-[.H123])*[.D124]" office:value-type="float" office:value="-0">
            <text:p>0</text:p>
          </table:table-cell>
          <table:table-cell table:formula="of:=-([.I124]-[.I123])*[.E124]" office:value-type="float" office:value="-0">
            <text:p>0</text:p>
          </table:table-cell>
          <table:table-cell table:formula="of:=[.N123]+SUM([.J124:.M124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07-07">
            <text:p>7/7/2011</text:p>
          </table:table-cell>
          <table:table-cell table:formula="of:=[$prices.B125]" office:value-type="float" office:value="354.06">
            <text:p>354.06</text:p>
          </table:table-cell>
          <table:table-cell table:formula="of:=[$prices.C125]" office:value-type="float" office:value="546.6">
            <text:p>546.6</text:p>
          </table:table-cell>
          <table:table-cell table:formula="of:=[$prices.D125]" office:value-type="float" office:value="172.11">
            <text:p>172.11</text:p>
          </table:table-cell>
          <table:table-cell table:formula="of:=[$prices.E125]" office:value-type="float" office:value="79.32">
            <text:p>79.32</text:p>
          </table:table-cell>
          <table:table-cell table:formula="of:=[$shares.B125]" office:value-type="float" office:value="1200">
            <text:p>1200</text:p>
          </table:table-cell>
          <table:table-cell table:formula="of:=[$shares.C125]" office:value-type="float" office:value="0">
            <text:p>0</text:p>
          </table:table-cell>
          <table:table-cell table:formula="of:=[$shares.D125]" office:value-type="float" office:value="0">
            <text:p>0</text:p>
          </table:table-cell>
          <table:table-cell table:formula="of:=[$shares.E125]" office:value-type="float" office:value="0">
            <text:p>0</text:p>
          </table:table-cell>
          <table:table-cell table:formula="of:=-([.F125]-[.F124])*[.B125]" office:value-type="float" office:value="-0">
            <text:p>0</text:p>
          </table:table-cell>
          <table:table-cell table:formula="of:=-([.G125]-[.G124])*[.C125]" office:value-type="float" office:value="-0">
            <text:p>0</text:p>
          </table:table-cell>
          <table:table-cell table:formula="of:=-([.H125]-[.H124])*[.D125]" office:value-type="float" office:value="-0">
            <text:p>0</text:p>
          </table:table-cell>
          <table:table-cell table:formula="of:=-([.I125]-[.I124])*[.E125]" office:value-type="float" office:value="-0">
            <text:p>0</text:p>
          </table:table-cell>
          <table:table-cell table:formula="of:=[.N124]+SUM([.J125:.M125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07-08">
            <text:p>7/8/2011</text:p>
          </table:table-cell>
          <table:table-cell table:formula="of:=[$prices.B126]" office:value-type="float" office:value="356.54">
            <text:p>356.54</text:p>
          </table:table-cell>
          <table:table-cell table:formula="of:=[$prices.C126]" office:value-type="float" office:value="531.99">
            <text:p>531.99</text:p>
          </table:table-cell>
          <table:table-cell table:formula="of:=[$prices.D126]" office:value-type="float" office:value="172.12">
            <text:p>172.12</text:p>
          </table:table-cell>
          <table:table-cell table:formula="of:=[$prices.E126]" office:value-type="float" office:value="79.38">
            <text:p>79.38</text:p>
          </table:table-cell>
          <table:table-cell table:formula="of:=[$shares.B126]" office:value-type="float" office:value="1200">
            <text:p>1200</text:p>
          </table:table-cell>
          <table:table-cell table:formula="of:=[$shares.C126]" office:value-type="float" office:value="0">
            <text:p>0</text:p>
          </table:table-cell>
          <table:table-cell table:formula="of:=[$shares.D126]" office:value-type="float" office:value="0">
            <text:p>0</text:p>
          </table:table-cell>
          <table:table-cell table:formula="of:=[$shares.E126]" office:value-type="float" office:value="0">
            <text:p>0</text:p>
          </table:table-cell>
          <table:table-cell table:formula="of:=-([.F126]-[.F125])*[.B126]" office:value-type="float" office:value="-0">
            <text:p>0</text:p>
          </table:table-cell>
          <table:table-cell table:formula="of:=-([.G126]-[.G125])*[.C126]" office:value-type="float" office:value="-0">
            <text:p>0</text:p>
          </table:table-cell>
          <table:table-cell table:formula="of:=-([.H126]-[.H125])*[.D126]" office:value-type="float" office:value="-0">
            <text:p>0</text:p>
          </table:table-cell>
          <table:table-cell table:formula="of:=-([.I126]-[.I125])*[.E126]" office:value-type="float" office:value="-0">
            <text:p>0</text:p>
          </table:table-cell>
          <table:table-cell table:formula="of:=[.N125]+SUM([.J126:.M126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07-11">
            <text:p>7/11/2011</text:p>
          </table:table-cell>
          <table:table-cell table:formula="of:=[$prices.B127]" office:value-type="float" office:value="350.88">
            <text:p>350.88</text:p>
          </table:table-cell>
          <table:table-cell table:formula="of:=[$prices.C127]" office:value-type="float" office:value="527.28">
            <text:p>527.28</text:p>
          </table:table-cell>
          <table:table-cell table:formula="of:=[$prices.D127]" office:value-type="float" office:value="170.66">
            <text:p>170.66</text:p>
          </table:table-cell>
          <table:table-cell table:formula="of:=[$prices.E127]" office:value-type="float" office:value="78.88">
            <text:p>78.88</text:p>
          </table:table-cell>
          <table:table-cell table:formula="of:=[$shares.B127]" office:value-type="float" office:value="1200">
            <text:p>1200</text:p>
          </table:table-cell>
          <table:table-cell table:formula="of:=[$shares.C127]" office:value-type="float" office:value="0">
            <text:p>0</text:p>
          </table:table-cell>
          <table:table-cell table:formula="of:=[$shares.D127]" office:value-type="float" office:value="0">
            <text:p>0</text:p>
          </table:table-cell>
          <table:table-cell table:formula="of:=[$shares.E127]" office:value-type="float" office:value="0">
            <text:p>0</text:p>
          </table:table-cell>
          <table:table-cell table:formula="of:=-([.F127]-[.F126])*[.B127]" office:value-type="float" office:value="-0">
            <text:p>0</text:p>
          </table:table-cell>
          <table:table-cell table:formula="of:=-([.G127]-[.G126])*[.C127]" office:value-type="float" office:value="-0">
            <text:p>0</text:p>
          </table:table-cell>
          <table:table-cell table:formula="of:=-([.H127]-[.H126])*[.D127]" office:value-type="float" office:value="-0">
            <text:p>0</text:p>
          </table:table-cell>
          <table:table-cell table:formula="of:=-([.I127]-[.I126])*[.E127]" office:value-type="float" office:value="-0">
            <text:p>0</text:p>
          </table:table-cell>
          <table:table-cell table:formula="of:=[.N126]+SUM([.J127:.M127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07-12">
            <text:p>7/12/2011</text:p>
          </table:table-cell>
          <table:table-cell table:formula="of:=[$prices.B128]" office:value-type="float" office:value="350.64">
            <text:p>350.64</text:p>
          </table:table-cell>
          <table:table-cell table:formula="of:=[$prices.C128]" office:value-type="float" office:value="534.01">
            <text:p>534.01</text:p>
          </table:table-cell>
          <table:table-cell table:formula="of:=[$prices.D128]" office:value-type="float" office:value="169.74">
            <text:p>169.74</text:p>
          </table:table-cell>
          <table:table-cell table:formula="of:=[$prices.E128]" office:value-type="float" office:value="78.87">
            <text:p>78.87</text:p>
          </table:table-cell>
          <table:table-cell table:formula="of:=[$shares.B128]" office:value-type="float" office:value="1200">
            <text:p>1200</text:p>
          </table:table-cell>
          <table:table-cell table:formula="of:=[$shares.C128]" office:value-type="float" office:value="0">
            <text:p>0</text:p>
          </table:table-cell>
          <table:table-cell table:formula="of:=[$shares.D128]" office:value-type="float" office:value="0">
            <text:p>0</text:p>
          </table:table-cell>
          <table:table-cell table:formula="of:=[$shares.E128]" office:value-type="float" office:value="0">
            <text:p>0</text:p>
          </table:table-cell>
          <table:table-cell table:formula="of:=-([.F128]-[.F127])*[.B128]" office:value-type="float" office:value="-0">
            <text:p>0</text:p>
          </table:table-cell>
          <table:table-cell table:formula="of:=-([.G128]-[.G127])*[.C128]" office:value-type="float" office:value="-0">
            <text:p>0</text:p>
          </table:table-cell>
          <table:table-cell table:formula="of:=-([.H128]-[.H127])*[.D128]" office:value-type="float" office:value="-0">
            <text:p>0</text:p>
          </table:table-cell>
          <table:table-cell table:formula="of:=-([.I128]-[.I127])*[.E128]" office:value-type="float" office:value="-0">
            <text:p>0</text:p>
          </table:table-cell>
          <table:table-cell table:formula="of:=[.N127]+SUM([.J128:.M128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07-13">
            <text:p>7/13/2011</text:p>
          </table:table-cell>
          <table:table-cell table:formula="of:=[$prices.B129]" office:value-type="float" office:value="354.87">
            <text:p>354.87</text:p>
          </table:table-cell>
          <table:table-cell table:formula="of:=[$prices.C129]" office:value-type="float" office:value="538.26">
            <text:p>538.26</text:p>
          </table:table-cell>
          <table:table-cell table:formula="of:=[$prices.D129]" office:value-type="float" office:value="170.01">
            <text:p>170.01</text:p>
          </table:table-cell>
          <table:table-cell table:formula="of:=[$prices.E129]" office:value-type="float" office:value="79.44">
            <text:p>79.44</text:p>
          </table:table-cell>
          <table:table-cell table:formula="of:=[$shares.B129]" office:value-type="float" office:value="1200">
            <text:p>1200</text:p>
          </table:table-cell>
          <table:table-cell table:formula="of:=[$shares.C129]" office:value-type="float" office:value="0">
            <text:p>0</text:p>
          </table:table-cell>
          <table:table-cell table:formula="of:=[$shares.D129]" office:value-type="float" office:value="0">
            <text:p>0</text:p>
          </table:table-cell>
          <table:table-cell table:formula="of:=[$shares.E129]" office:value-type="float" office:value="0">
            <text:p>0</text:p>
          </table:table-cell>
          <table:table-cell table:formula="of:=-([.F129]-[.F128])*[.B129]" office:value-type="float" office:value="-0">
            <text:p>0</text:p>
          </table:table-cell>
          <table:table-cell table:formula="of:=-([.G129]-[.G128])*[.C129]" office:value-type="float" office:value="-0">
            <text:p>0</text:p>
          </table:table-cell>
          <table:table-cell table:formula="of:=-([.H129]-[.H128])*[.D129]" office:value-type="float" office:value="-0">
            <text:p>0</text:p>
          </table:table-cell>
          <table:table-cell table:formula="of:=-([.I129]-[.I128])*[.E129]" office:value-type="float" office:value="-0">
            <text:p>0</text:p>
          </table:table-cell>
          <table:table-cell table:formula="of:=[.N128]+SUM([.J129:.M129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07-14">
            <text:p>7/14/2011</text:p>
          </table:table-cell>
          <table:table-cell table:formula="of:=[$prices.B130]" office:value-type="float" office:value="354.62">
            <text:p>354.62</text:p>
          </table:table-cell>
          <table:table-cell table:formula="of:=[$prices.C130]" office:value-type="float" office:value="528.94">
            <text:p>528.94</text:p>
          </table:table-cell>
          <table:table-cell table:formula="of:=[$prices.D130]" office:value-type="float" office:value="169.92">
            <text:p>169.92</text:p>
          </table:table-cell>
          <table:table-cell table:formula="of:=[$prices.E130]" office:value-type="float" office:value="79.21">
            <text:p>79.21</text:p>
          </table:table-cell>
          <table:table-cell table:formula="of:=[$shares.B130]" office:value-type="float" office:value="1200">
            <text:p>1200</text:p>
          </table:table-cell>
          <table:table-cell table:formula="of:=[$shares.C130]" office:value-type="float" office:value="0">
            <text:p>0</text:p>
          </table:table-cell>
          <table:table-cell table:formula="of:=[$shares.D130]" office:value-type="float" office:value="0">
            <text:p>0</text:p>
          </table:table-cell>
          <table:table-cell table:formula="of:=[$shares.E130]" office:value-type="float" office:value="0">
            <text:p>0</text:p>
          </table:table-cell>
          <table:table-cell table:formula="of:=-([.F130]-[.F129])*[.B130]" office:value-type="float" office:value="-0">
            <text:p>0</text:p>
          </table:table-cell>
          <table:table-cell table:formula="of:=-([.G130]-[.G129])*[.C130]" office:value-type="float" office:value="-0">
            <text:p>0</text:p>
          </table:table-cell>
          <table:table-cell table:formula="of:=-([.H130]-[.H129])*[.D130]" office:value-type="float" office:value="-0">
            <text:p>0</text:p>
          </table:table-cell>
          <table:table-cell table:formula="of:=-([.I130]-[.I129])*[.E130]" office:value-type="float" office:value="-0">
            <text:p>0</text:p>
          </table:table-cell>
          <table:table-cell table:formula="of:=[.N129]+SUM([.J130:.M130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07-15">
            <text:p>7/15/2011</text:p>
          </table:table-cell>
          <table:table-cell table:formula="of:=[$prices.B131]" office:value-type="float" office:value="361.71">
            <text:p>361.71</text:p>
          </table:table-cell>
          <table:table-cell table:formula="of:=[$prices.C131]" office:value-type="float" office:value="597.62">
            <text:p>597.62</text:p>
          </table:table-cell>
          <table:table-cell table:formula="of:=[$prices.D131]" office:value-type="float" office:value="171.2">
            <text:p>171.2</text:p>
          </table:table-cell>
          <table:table-cell table:formula="of:=[$prices.E131]" office:value-type="float" office:value="79.94">
            <text:p>79.94</text:p>
          </table:table-cell>
          <table:table-cell table:formula="of:=[$shares.B131]" office:value-type="float" office:value="1200">
            <text:p>1200</text:p>
          </table:table-cell>
          <table:table-cell table:formula="of:=[$shares.C131]" office:value-type="float" office:value="0">
            <text:p>0</text:p>
          </table:table-cell>
          <table:table-cell table:formula="of:=[$shares.D131]" office:value-type="float" office:value="0">
            <text:p>0</text:p>
          </table:table-cell>
          <table:table-cell table:formula="of:=[$shares.E131]" office:value-type="float" office:value="0">
            <text:p>0</text:p>
          </table:table-cell>
          <table:table-cell table:formula="of:=-([.F131]-[.F130])*[.B131]" office:value-type="float" office:value="-0">
            <text:p>0</text:p>
          </table:table-cell>
          <table:table-cell table:formula="of:=-([.G131]-[.G130])*[.C131]" office:value-type="float" office:value="-0">
            <text:p>0</text:p>
          </table:table-cell>
          <table:table-cell table:formula="of:=-([.H131]-[.H130])*[.D131]" office:value-type="float" office:value="-0">
            <text:p>0</text:p>
          </table:table-cell>
          <table:table-cell table:formula="of:=-([.I131]-[.I130])*[.E131]" office:value-type="float" office:value="-0">
            <text:p>0</text:p>
          </table:table-cell>
          <table:table-cell table:formula="of:=[.N130]+SUM([.J131:.M131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07-18">
            <text:p>7/18/2011</text:p>
          </table:table-cell>
          <table:table-cell table:formula="of:=[$prices.B132]" office:value-type="float" office:value="370.51">
            <text:p>370.51</text:p>
          </table:table-cell>
          <table:table-cell table:formula="of:=[$prices.C132]" office:value-type="float" office:value="594.94">
            <text:p>594.94</text:p>
          </table:table-cell>
          <table:table-cell table:formula="of:=[$prices.D132]" office:value-type="float" office:value="170.94">
            <text:p>170.94</text:p>
          </table:table-cell>
          <table:table-cell table:formula="of:=[$prices.E132]" office:value-type="float" office:value="79.6">
            <text:p>79.6</text:p>
          </table:table-cell>
          <table:table-cell table:formula="of:=[$shares.B132]" office:value-type="float" office:value="1200">
            <text:p>1200</text:p>
          </table:table-cell>
          <table:table-cell table:formula="of:=[$shares.C132]" office:value-type="float" office:value="0">
            <text:p>0</text:p>
          </table:table-cell>
          <table:table-cell table:formula="of:=[$shares.D132]" office:value-type="float" office:value="0">
            <text:p>0</text:p>
          </table:table-cell>
          <table:table-cell table:formula="of:=[$shares.E132]" office:value-type="float" office:value="0">
            <text:p>0</text:p>
          </table:table-cell>
          <table:table-cell table:formula="of:=-([.F132]-[.F131])*[.B132]" office:value-type="float" office:value="-0">
            <text:p>0</text:p>
          </table:table-cell>
          <table:table-cell table:formula="of:=-([.G132]-[.G131])*[.C132]" office:value-type="float" office:value="-0">
            <text:p>0</text:p>
          </table:table-cell>
          <table:table-cell table:formula="of:=-([.H132]-[.H131])*[.D132]" office:value-type="float" office:value="-0">
            <text:p>0</text:p>
          </table:table-cell>
          <table:table-cell table:formula="of:=-([.I132]-[.I131])*[.E132]" office:value-type="float" office:value="-0">
            <text:p>0</text:p>
          </table:table-cell>
          <table:table-cell table:formula="of:=[.N131]+SUM([.J132:.M132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07-19">
            <text:p>7/19/2011</text:p>
          </table:table-cell>
          <table:table-cell table:formula="of:=[$prices.B133]" office:value-type="float" office:value="373.53">
            <text:p>373.53</text:p>
          </table:table-cell>
          <table:table-cell table:formula="of:=[$prices.C133]" office:value-type="float" office:value="602.55">
            <text:p>602.55</text:p>
          </table:table-cell>
          <table:table-cell table:formula="of:=[$prices.D133]" office:value-type="float" office:value="180.63">
            <text:p>180.63</text:p>
          </table:table-cell>
          <table:table-cell table:formula="of:=[$prices.E133]" office:value-type="float" office:value="80.55">
            <text:p>80.55</text:p>
          </table:table-cell>
          <table:table-cell table:formula="of:=[$shares.B133]" office:value-type="float" office:value="1200">
            <text:p>1200</text:p>
          </table:table-cell>
          <table:table-cell table:formula="of:=[$shares.C133]" office:value-type="float" office:value="0">
            <text:p>0</text:p>
          </table:table-cell>
          <table:table-cell table:formula="of:=[$shares.D133]" office:value-type="float" office:value="0">
            <text:p>0</text:p>
          </table:table-cell>
          <table:table-cell table:formula="of:=[$shares.E133]" office:value-type="float" office:value="0">
            <text:p>0</text:p>
          </table:table-cell>
          <table:table-cell table:formula="of:=-([.F133]-[.F132])*[.B133]" office:value-type="float" office:value="-0">
            <text:p>0</text:p>
          </table:table-cell>
          <table:table-cell table:formula="of:=-([.G133]-[.G132])*[.C133]" office:value-type="float" office:value="-0">
            <text:p>0</text:p>
          </table:table-cell>
          <table:table-cell table:formula="of:=-([.H133]-[.H132])*[.D133]" office:value-type="float" office:value="-0">
            <text:p>0</text:p>
          </table:table-cell>
          <table:table-cell table:formula="of:=-([.I133]-[.I132])*[.E133]" office:value-type="float" office:value="-0">
            <text:p>0</text:p>
          </table:table-cell>
          <table:table-cell table:formula="of:=[.N132]+SUM([.J133:.M133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07-20">
            <text:p>7/20/2011</text:p>
          </table:table-cell>
          <table:table-cell table:formula="of:=[$prices.B134]" office:value-type="float" office:value="383.49">
            <text:p>383.49</text:p>
          </table:table-cell>
          <table:table-cell table:formula="of:=[$prices.C134]" office:value-type="float" office:value="595.35">
            <text:p>595.35</text:p>
          </table:table-cell>
          <table:table-cell table:formula="of:=[$prices.D134]" office:value-type="float" office:value="179.11">
            <text:p>179.11</text:p>
          </table:table-cell>
          <table:table-cell table:formula="of:=[$prices.E134]" office:value-type="float" office:value="80.23">
            <text:p>80.23</text:p>
          </table:table-cell>
          <table:table-cell table:formula="of:=[$shares.B134]" office:value-type="float" office:value="1200">
            <text:p>1200</text:p>
          </table:table-cell>
          <table:table-cell table:formula="of:=[$shares.C134]" office:value-type="float" office:value="0">
            <text:p>0</text:p>
          </table:table-cell>
          <table:table-cell table:formula="of:=[$shares.D134]" office:value-type="float" office:value="0">
            <text:p>0</text:p>
          </table:table-cell>
          <table:table-cell table:formula="of:=[$shares.E134]" office:value-type="float" office:value="0">
            <text:p>0</text:p>
          </table:table-cell>
          <table:table-cell table:formula="of:=-([.F134]-[.F133])*[.B134]" office:value-type="float" office:value="-0">
            <text:p>0</text:p>
          </table:table-cell>
          <table:table-cell table:formula="of:=-([.G134]-[.G133])*[.C134]" office:value-type="float" office:value="-0">
            <text:p>0</text:p>
          </table:table-cell>
          <table:table-cell table:formula="of:=-([.H134]-[.H133])*[.D134]" office:value-type="float" office:value="-0">
            <text:p>0</text:p>
          </table:table-cell>
          <table:table-cell table:formula="of:=-([.I134]-[.I133])*[.E134]" office:value-type="float" office:value="-0">
            <text:p>0</text:p>
          </table:table-cell>
          <table:table-cell table:formula="of:=[.N133]+SUM([.J134:.M134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07-21">
            <text:p>7/21/2011</text:p>
          </table:table-cell>
          <table:table-cell table:formula="of:=[$prices.B135]" office:value-type="float" office:value="383.88">
            <text:p>383.88</text:p>
          </table:table-cell>
          <table:table-cell table:formula="of:=[$prices.C135]" office:value-type="float" office:value="606.99">
            <text:p>606.99</text:p>
          </table:table-cell>
          <table:table-cell table:formula="of:=[$prices.D135]" office:value-type="float" office:value="180.33">
            <text:p>180.33</text:p>
          </table:table-cell>
          <table:table-cell table:formula="of:=[$prices.E135]" office:value-type="float" office:value="81.89">
            <text:p>81.89</text:p>
          </table:table-cell>
          <table:table-cell table:formula="of:=[$shares.B135]" office:value-type="float" office:value="1200">
            <text:p>1200</text:p>
          </table:table-cell>
          <table:table-cell table:formula="of:=[$shares.C135]" office:value-type="float" office:value="0">
            <text:p>0</text:p>
          </table:table-cell>
          <table:table-cell table:formula="of:=[$shares.D135]" office:value-type="float" office:value="0">
            <text:p>0</text:p>
          </table:table-cell>
          <table:table-cell table:formula="of:=[$shares.E135]" office:value-type="float" office:value="0">
            <text:p>0</text:p>
          </table:table-cell>
          <table:table-cell table:formula="of:=-([.F135]-[.F134])*[.B135]" office:value-type="float" office:value="-0">
            <text:p>0</text:p>
          </table:table-cell>
          <table:table-cell table:formula="of:=-([.G135]-[.G134])*[.C135]" office:value-type="float" office:value="-0">
            <text:p>0</text:p>
          </table:table-cell>
          <table:table-cell table:formula="of:=-([.H135]-[.H134])*[.D135]" office:value-type="float" office:value="-0">
            <text:p>0</text:p>
          </table:table-cell>
          <table:table-cell table:formula="of:=-([.I135]-[.I134])*[.E135]" office:value-type="float" office:value="-0">
            <text:p>0</text:p>
          </table:table-cell>
          <table:table-cell table:formula="of:=[.N134]+SUM([.J135:.M135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07-22">
            <text:p>7/22/2011</text:p>
          </table:table-cell>
          <table:table-cell table:formula="of:=[$prices.B136]" office:value-type="float" office:value="389.84">
            <text:p>389.84</text:p>
          </table:table-cell>
          <table:table-cell table:formula="of:=[$prices.C136]" office:value-type="float" office:value="618.23">
            <text:p>618.23</text:p>
          </table:table-cell>
          <table:table-cell table:formula="of:=[$prices.D136]" office:value-type="float" office:value="180.6">
            <text:p>180.6</text:p>
          </table:table-cell>
          <table:table-cell table:formula="of:=[$prices.E136]" office:value-type="float" office:value="82.08">
            <text:p>82.08</text:p>
          </table:table-cell>
          <table:table-cell table:formula="of:=[$shares.B136]" office:value-type="float" office:value="1200">
            <text:p>1200</text:p>
          </table:table-cell>
          <table:table-cell table:formula="of:=[$shares.C136]" office:value-type="float" office:value="0">
            <text:p>0</text:p>
          </table:table-cell>
          <table:table-cell table:formula="of:=[$shares.D136]" office:value-type="float" office:value="0">
            <text:p>0</text:p>
          </table:table-cell>
          <table:table-cell table:formula="of:=[$shares.E136]" office:value-type="float" office:value="0">
            <text:p>0</text:p>
          </table:table-cell>
          <table:table-cell table:formula="of:=-([.F136]-[.F135])*[.B136]" office:value-type="float" office:value="-0">
            <text:p>0</text:p>
          </table:table-cell>
          <table:table-cell table:formula="of:=-([.G136]-[.G135])*[.C136]" office:value-type="float" office:value="-0">
            <text:p>0</text:p>
          </table:table-cell>
          <table:table-cell table:formula="of:=-([.H136]-[.H135])*[.D136]" office:value-type="float" office:value="-0">
            <text:p>0</text:p>
          </table:table-cell>
          <table:table-cell table:formula="of:=-([.I136]-[.I135])*[.E136]" office:value-type="float" office:value="-0">
            <text:p>0</text:p>
          </table:table-cell>
          <table:table-cell table:formula="of:=[.N135]+SUM([.J136:.M136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07-25">
            <text:p>7/25/2011</text:p>
          </table:table-cell>
          <table:table-cell table:formula="of:=[$prices.B137]" office:value-type="float" office:value="394.99">
            <text:p>394.99</text:p>
          </table:table-cell>
          <table:table-cell table:formula="of:=[$prices.C137]" office:value-type="float" office:value="618.98">
            <text:p>618.98</text:p>
          </table:table-cell>
          <table:table-cell table:formula="of:=[$prices.D137]" office:value-type="float" office:value="179.16">
            <text:p>179.16</text:p>
          </table:table-cell>
          <table:table-cell table:formula="of:=[$prices.E137]" office:value-type="float" office:value="81.45">
            <text:p>81.45</text:p>
          </table:table-cell>
          <table:table-cell table:formula="of:=[$shares.B137]" office:value-type="float" office:value="1200">
            <text:p>1200</text:p>
          </table:table-cell>
          <table:table-cell table:formula="of:=[$shares.C137]" office:value-type="float" office:value="0">
            <text:p>0</text:p>
          </table:table-cell>
          <table:table-cell table:formula="of:=[$shares.D137]" office:value-type="float" office:value="0">
            <text:p>0</text:p>
          </table:table-cell>
          <table:table-cell table:formula="of:=[$shares.E137]" office:value-type="float" office:value="0">
            <text:p>0</text:p>
          </table:table-cell>
          <table:table-cell table:formula="of:=-([.F137]-[.F136])*[.B137]" office:value-type="float" office:value="-0">
            <text:p>0</text:p>
          </table:table-cell>
          <table:table-cell table:formula="of:=-([.G137]-[.G136])*[.C137]" office:value-type="float" office:value="-0">
            <text:p>0</text:p>
          </table:table-cell>
          <table:table-cell table:formula="of:=-([.H137]-[.H136])*[.D137]" office:value-type="float" office:value="-0">
            <text:p>0</text:p>
          </table:table-cell>
          <table:table-cell table:formula="of:=-([.I137]-[.I136])*[.E137]" office:value-type="float" office:value="-0">
            <text:p>0</text:p>
          </table:table-cell>
          <table:table-cell table:formula="of:=[.N136]+SUM([.J137:.M137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07-26">
            <text:p>7/26/2011</text:p>
          </table:table-cell>
          <table:table-cell table:formula="of:=[$prices.B138]" office:value-type="float" office:value="399.86">
            <text:p>399.86</text:p>
          </table:table-cell>
          <table:table-cell table:formula="of:=[$prices.C138]" office:value-type="float" office:value="622.52">
            <text:p>622.52</text:p>
          </table:table-cell>
          <table:table-cell table:formula="of:=[$prices.D138]" office:value-type="float" office:value="178.4">
            <text:p>178.4</text:p>
          </table:table-cell>
          <table:table-cell table:formula="of:=[$prices.E138]" office:value-type="float" office:value="81.26">
            <text:p>81.26</text:p>
          </table:table-cell>
          <table:table-cell table:formula="of:=[$shares.B138]" office:value-type="float" office:value="1200">
            <text:p>1200</text:p>
          </table:table-cell>
          <table:table-cell table:formula="of:=[$shares.C138]" office:value-type="float" office:value="0">
            <text:p>0</text:p>
          </table:table-cell>
          <table:table-cell table:formula="of:=[$shares.D138]" office:value-type="float" office:value="0">
            <text:p>0</text:p>
          </table:table-cell>
          <table:table-cell table:formula="of:=[$shares.E138]" office:value-type="float" office:value="0">
            <text:p>0</text:p>
          </table:table-cell>
          <table:table-cell table:formula="of:=-([.F138]-[.F137])*[.B138]" office:value-type="float" office:value="-0">
            <text:p>0</text:p>
          </table:table-cell>
          <table:table-cell table:formula="of:=-([.G138]-[.G137])*[.C138]" office:value-type="float" office:value="-0">
            <text:p>0</text:p>
          </table:table-cell>
          <table:table-cell table:formula="of:=-([.H138]-[.H137])*[.D138]" office:value-type="float" office:value="-0">
            <text:p>0</text:p>
          </table:table-cell>
          <table:table-cell table:formula="of:=-([.I138]-[.I137])*[.E138]" office:value-type="float" office:value="-0">
            <text:p>0</text:p>
          </table:table-cell>
          <table:table-cell table:formula="of:=[.N137]+SUM([.J138:.M138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07-27">
            <text:p>7/27/2011</text:p>
          </table:table-cell>
          <table:table-cell table:formula="of:=[$prices.B139]" office:value-type="float" office:value="389.13">
            <text:p>389.13</text:p>
          </table:table-cell>
          <table:table-cell table:formula="of:=[$prices.C139]" office:value-type="float" office:value="607.22">
            <text:p>607.22</text:p>
          </table:table-cell>
          <table:table-cell table:formula="of:=[$prices.D139]" office:value-type="float" office:value="176.86">
            <text:p>176.86</text:p>
          </table:table-cell>
          <table:table-cell table:formula="of:=[$prices.E139]" office:value-type="float" office:value="80.24">
            <text:p>80.24</text:p>
          </table:table-cell>
          <table:table-cell table:formula="of:=[$shares.B139]" office:value-type="float" office:value="1200">
            <text:p>1200</text:p>
          </table:table-cell>
          <table:table-cell table:formula="of:=[$shares.C139]" office:value-type="float" office:value="0">
            <text:p>0</text:p>
          </table:table-cell>
          <table:table-cell table:formula="of:=[$shares.D139]" office:value-type="float" office:value="0">
            <text:p>0</text:p>
          </table:table-cell>
          <table:table-cell table:formula="of:=[$shares.E139]" office:value-type="float" office:value="0">
            <text:p>0</text:p>
          </table:table-cell>
          <table:table-cell table:formula="of:=-([.F139]-[.F138])*[.B139]" office:value-type="float" office:value="-0">
            <text:p>0</text:p>
          </table:table-cell>
          <table:table-cell table:formula="of:=-([.G139]-[.G138])*[.C139]" office:value-type="float" office:value="-0">
            <text:p>0</text:p>
          </table:table-cell>
          <table:table-cell table:formula="of:=-([.H139]-[.H138])*[.D139]" office:value-type="float" office:value="-0">
            <text:p>0</text:p>
          </table:table-cell>
          <table:table-cell table:formula="of:=-([.I139]-[.I138])*[.E139]" office:value-type="float" office:value="-0">
            <text:p>0</text:p>
          </table:table-cell>
          <table:table-cell table:formula="of:=[.N138]+SUM([.J139:.M139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07-28">
            <text:p>7/28/2011</text:p>
          </table:table-cell>
          <table:table-cell table:formula="of:=[$prices.B140]" office:value-type="float" office:value="388.37">
            <text:p>388.37</text:p>
          </table:table-cell>
          <table:table-cell table:formula="of:=[$prices.C140]" office:value-type="float" office:value="610.94">
            <text:p>610.94</text:p>
          </table:table-cell>
          <table:table-cell table:formula="of:=[$prices.D140]" office:value-type="float" office:value="177.3">
            <text:p>177.3</text:p>
          </table:table-cell>
          <table:table-cell table:formula="of:=[$prices.E140]" office:value-type="float" office:value="78.46">
            <text:p>78.46</text:p>
          </table:table-cell>
          <table:table-cell table:formula="of:=[$shares.B140]" office:value-type="float" office:value="1200">
            <text:p>1200</text:p>
          </table:table-cell>
          <table:table-cell table:formula="of:=[$shares.C140]" office:value-type="float" office:value="0">
            <text:p>0</text:p>
          </table:table-cell>
          <table:table-cell table:formula="of:=[$shares.D140]" office:value-type="float" office:value="0">
            <text:p>0</text:p>
          </table:table-cell>
          <table:table-cell table:formula="of:=[$shares.E140]" office:value-type="float" office:value="0">
            <text:p>0</text:p>
          </table:table-cell>
          <table:table-cell table:formula="of:=-([.F140]-[.F139])*[.B140]" office:value-type="float" office:value="-0">
            <text:p>0</text:p>
          </table:table-cell>
          <table:table-cell table:formula="of:=-([.G140]-[.G139])*[.C140]" office:value-type="float" office:value="-0">
            <text:p>0</text:p>
          </table:table-cell>
          <table:table-cell table:formula="of:=-([.H140]-[.H139])*[.D140]" office:value-type="float" office:value="-0">
            <text:p>0</text:p>
          </table:table-cell>
          <table:table-cell table:formula="of:=-([.I140]-[.I139])*[.E140]" office:value-type="float" office:value="-0">
            <text:p>0</text:p>
          </table:table-cell>
          <table:table-cell table:formula="of:=[.N139]+SUM([.J140:.M140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07-29">
            <text:p>7/29/2011</text:p>
          </table:table-cell>
          <table:table-cell table:formula="of:=[$prices.B141]" office:value-type="float" office:value="387.04">
            <text:p>387.04</text:p>
          </table:table-cell>
          <table:table-cell table:formula="of:=[$prices.C141]" office:value-type="float" office:value="603.69">
            <text:p>603.69</text:p>
          </table:table-cell>
          <table:table-cell table:formula="of:=[$prices.D141]" office:value-type="float" office:value="177.35">
            <text:p>177.35</text:p>
          </table:table-cell>
          <table:table-cell table:formula="of:=[$prices.E141]" office:value-type="float" office:value="76.85">
            <text:p>76.85</text:p>
          </table:table-cell>
          <table:table-cell table:formula="of:=[$shares.B141]" office:value-type="float" office:value="1200">
            <text:p>1200</text:p>
          </table:table-cell>
          <table:table-cell table:formula="of:=[$shares.C141]" office:value-type="float" office:value="0">
            <text:p>0</text:p>
          </table:table-cell>
          <table:table-cell table:formula="of:=[$shares.D141]" office:value-type="float" office:value="0">
            <text:p>0</text:p>
          </table:table-cell>
          <table:table-cell table:formula="of:=[$shares.E141]" office:value-type="float" office:value="0">
            <text:p>0</text:p>
          </table:table-cell>
          <table:table-cell table:formula="of:=-([.F141]-[.F140])*[.B141]" office:value-type="float" office:value="-0">
            <text:p>0</text:p>
          </table:table-cell>
          <table:table-cell table:formula="of:=-([.G141]-[.G140])*[.C141]" office:value-type="float" office:value="-0">
            <text:p>0</text:p>
          </table:table-cell>
          <table:table-cell table:formula="of:=-([.H141]-[.H140])*[.D141]" office:value-type="float" office:value="-0">
            <text:p>0</text:p>
          </table:table-cell>
          <table:table-cell table:formula="of:=-([.I141]-[.I140])*[.E141]" office:value-type="float" office:value="-0">
            <text:p>0</text:p>
          </table:table-cell>
          <table:table-cell table:formula="of:=[.N140]+SUM([.J141:.M141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08-01">
            <text:p>8/1/2011</text:p>
          </table:table-cell>
          <table:table-cell table:formula="of:=[$prices.B142]" office:value-type="float" office:value="393.26">
            <text:p>393.26</text:p>
          </table:table-cell>
          <table:table-cell table:formula="of:=[$prices.C142]" office:value-type="float" office:value="606.77">
            <text:p>606.77</text:p>
          </table:table-cell>
          <table:table-cell table:formula="of:=[$prices.D142]" office:value-type="float" office:value="176.28">
            <text:p>176.28</text:p>
          </table:table-cell>
          <table:table-cell table:formula="of:=[$prices.E142]" office:value-type="float" office:value="76.67">
            <text:p>76.67</text:p>
          </table:table-cell>
          <table:table-cell table:formula="of:=[$shares.B142]" office:value-type="float" office:value="1200">
            <text:p>1200</text:p>
          </table:table-cell>
          <table:table-cell table:formula="of:=[$shares.C142]" office:value-type="float" office:value="0">
            <text:p>0</text:p>
          </table:table-cell>
          <table:table-cell table:formula="of:=[$shares.D142]" office:value-type="float" office:value="0">
            <text:p>0</text:p>
          </table:table-cell>
          <table:table-cell table:formula="of:=[$shares.E142]" office:value-type="float" office:value="0">
            <text:p>0</text:p>
          </table:table-cell>
          <table:table-cell table:formula="of:=-([.F142]-[.F141])*[.B142]" office:value-type="float" office:value="-0">
            <text:p>0</text:p>
          </table:table-cell>
          <table:table-cell table:formula="of:=-([.G142]-[.G141])*[.C142]" office:value-type="float" office:value="-0">
            <text:p>0</text:p>
          </table:table-cell>
          <table:table-cell table:formula="of:=-([.H142]-[.H141])*[.D142]" office:value-type="float" office:value="-0">
            <text:p>0</text:p>
          </table:table-cell>
          <table:table-cell table:formula="of:=-([.I142]-[.I141])*[.E142]" office:value-type="float" office:value="-0">
            <text:p>0</text:p>
          </table:table-cell>
          <table:table-cell table:formula="of:=[.N141]+SUM([.J142:.M142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08-02">
            <text:p>8/2/2011</text:p>
          </table:table-cell>
          <table:table-cell table:formula="of:=[$prices.B143]" office:value-type="float" office:value="385.49">
            <text:p>385.49</text:p>
          </table:table-cell>
          <table:table-cell table:formula="of:=[$prices.C143]" office:value-type="float" office:value="592.4">
            <text:p>592.4</text:p>
          </table:table-cell>
          <table:table-cell table:formula="of:=[$prices.D143]" office:value-type="float" office:value="173.64">
            <text:p>173.64</text:p>
          </table:table-cell>
          <table:table-cell table:formula="of:=[$prices.E143]" office:value-type="float" office:value="74.97">
            <text:p>74.97</text:p>
          </table:table-cell>
          <table:table-cell table:formula="of:=[$shares.B143]" office:value-type="float" office:value="1200">
            <text:p>1200</text:p>
          </table:table-cell>
          <table:table-cell table:formula="of:=[$shares.C143]" office:value-type="float" office:value="0">
            <text:p>0</text:p>
          </table:table-cell>
          <table:table-cell table:formula="of:=[$shares.D143]" office:value-type="float" office:value="0">
            <text:p>0</text:p>
          </table:table-cell>
          <table:table-cell table:formula="of:=[$shares.E143]" office:value-type="float" office:value="0">
            <text:p>0</text:p>
          </table:table-cell>
          <table:table-cell table:formula="of:=-([.F143]-[.F142])*[.B143]" office:value-type="float" office:value="-0">
            <text:p>0</text:p>
          </table:table-cell>
          <table:table-cell table:formula="of:=-([.G143]-[.G142])*[.C143]" office:value-type="float" office:value="-0">
            <text:p>0</text:p>
          </table:table-cell>
          <table:table-cell table:formula="of:=-([.H143]-[.H142])*[.D143]" office:value-type="float" office:value="-0">
            <text:p>0</text:p>
          </table:table-cell>
          <table:table-cell table:formula="of:=-([.I143]-[.I142])*[.E143]" office:value-type="float" office:value="-0">
            <text:p>0</text:p>
          </table:table-cell>
          <table:table-cell table:formula="of:=[.N142]+SUM([.J143:.M143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08-03">
            <text:p>8/3/2011</text:p>
          </table:table-cell>
          <table:table-cell table:formula="of:=[$prices.B144]" office:value-type="float" office:value="389.11">
            <text:p>389.11</text:p>
          </table:table-cell>
          <table:table-cell table:formula="of:=[$prices.C144]" office:value-type="float" office:value="601.17">
            <text:p>601.17</text:p>
          </table:table-cell>
          <table:table-cell table:formula="of:=[$prices.D144]" office:value-type="float" office:value="174.41">
            <text:p>174.41</text:p>
          </table:table-cell>
          <table:table-cell table:formula="of:=[$prices.E144]" office:value-type="float" office:value="74.85">
            <text:p>74.85</text:p>
          </table:table-cell>
          <table:table-cell table:formula="of:=[$shares.B144]" office:value-type="float" office:value="1200">
            <text:p>1200</text:p>
          </table:table-cell>
          <table:table-cell table:formula="of:=[$shares.C144]" office:value-type="float" office:value="0">
            <text:p>0</text:p>
          </table:table-cell>
          <table:table-cell table:formula="of:=[$shares.D144]" office:value-type="float" office:value="0">
            <text:p>0</text:p>
          </table:table-cell>
          <table:table-cell table:formula="of:=[$shares.E144]" office:value-type="float" office:value="0">
            <text:p>0</text:p>
          </table:table-cell>
          <table:table-cell table:formula="of:=-([.F144]-[.F143])*[.B144]" office:value-type="float" office:value="-0">
            <text:p>0</text:p>
          </table:table-cell>
          <table:table-cell table:formula="of:=-([.G144]-[.G143])*[.C144]" office:value-type="float" office:value="-0">
            <text:p>0</text:p>
          </table:table-cell>
          <table:table-cell table:formula="of:=-([.H144]-[.H143])*[.D144]" office:value-type="float" office:value="-0">
            <text:p>0</text:p>
          </table:table-cell>
          <table:table-cell table:formula="of:=-([.I144]-[.I143])*[.E144]" office:value-type="float" office:value="-0">
            <text:p>0</text:p>
          </table:table-cell>
          <table:table-cell table:formula="of:=[.N143]+SUM([.J144:.M144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08-04">
            <text:p>8/4/2011</text:p>
          </table:table-cell>
          <table:table-cell table:formula="of:=[$prices.B145]" office:value-type="float" office:value="374.05">
            <text:p>374.05</text:p>
          </table:table-cell>
          <table:table-cell table:formula="of:=[$prices.C145]" office:value-type="float" office:value="577.52">
            <text:p>577.52</text:p>
          </table:table-cell>
          <table:table-cell table:formula="of:=[$prices.D145]" office:value-type="float" office:value="167.24">
            <text:p>167.24</text:p>
          </table:table-cell>
          <table:table-cell table:formula="of:=[$prices.E145]" office:value-type="float" office:value="71.12">
            <text:p>71.12</text:p>
          </table:table-cell>
          <table:table-cell table:formula="of:=[$shares.B145]" office:value-type="float" office:value="1200">
            <text:p>1200</text:p>
          </table:table-cell>
          <table:table-cell table:formula="of:=[$shares.C145]" office:value-type="float" office:value="0">
            <text:p>0</text:p>
          </table:table-cell>
          <table:table-cell table:formula="of:=[$shares.D145]" office:value-type="float" office:value="0">
            <text:p>0</text:p>
          </table:table-cell>
          <table:table-cell table:formula="of:=[$shares.E145]" office:value-type="float" office:value="0">
            <text:p>0</text:p>
          </table:table-cell>
          <table:table-cell table:formula="of:=-([.F145]-[.F144])*[.B145]" office:value-type="float" office:value="-0">
            <text:p>0</text:p>
          </table:table-cell>
          <table:table-cell table:formula="of:=-([.G145]-[.G144])*[.C145]" office:value-type="float" office:value="-0">
            <text:p>0</text:p>
          </table:table-cell>
          <table:table-cell table:formula="of:=-([.H145]-[.H144])*[.D145]" office:value-type="float" office:value="-0">
            <text:p>0</text:p>
          </table:table-cell>
          <table:table-cell table:formula="of:=-([.I145]-[.I144])*[.E145]" office:value-type="float" office:value="-0">
            <text:p>0</text:p>
          </table:table-cell>
          <table:table-cell table:formula="of:=[.N144]+SUM([.J145:.M145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08-05">
            <text:p>8/5/2011</text:p>
          </table:table-cell>
          <table:table-cell table:formula="of:=[$prices.B146]" office:value-type="float" office:value="370.33">
            <text:p>370.33</text:p>
          </table:table-cell>
          <table:table-cell table:formula="of:=[$prices.C146]" office:value-type="float" office:value="579.04">
            <text:p>579.04</text:p>
          </table:table-cell>
          <table:table-cell table:formula="of:=[$prices.D146]" office:value-type="float" office:value="168.7">
            <text:p>168.7</text:p>
          </table:table-cell>
          <table:table-cell table:formula="of:=[$prices.E146]" office:value-type="float" office:value="72.06">
            <text:p>72.06</text:p>
          </table:table-cell>
          <table:table-cell table:formula="of:=[$shares.B146]" office:value-type="float" office:value="1200">
            <text:p>1200</text:p>
          </table:table-cell>
          <table:table-cell table:formula="of:=[$shares.C146]" office:value-type="float" office:value="0">
            <text:p>0</text:p>
          </table:table-cell>
          <table:table-cell table:formula="of:=[$shares.D146]" office:value-type="float" office:value="0">
            <text:p>0</text:p>
          </table:table-cell>
          <table:table-cell table:formula="of:=[$shares.E146]" office:value-type="float" office:value="0">
            <text:p>0</text:p>
          </table:table-cell>
          <table:table-cell table:formula="of:=-([.F146]-[.F145])*[.B146]" office:value-type="float" office:value="-0">
            <text:p>0</text:p>
          </table:table-cell>
          <table:table-cell table:formula="of:=-([.G146]-[.G145])*[.C146]" office:value-type="float" office:value="-0">
            <text:p>0</text:p>
          </table:table-cell>
          <table:table-cell table:formula="of:=-([.H146]-[.H145])*[.D146]" office:value-type="float" office:value="-0">
            <text:p>0</text:p>
          </table:table-cell>
          <table:table-cell table:formula="of:=-([.I146]-[.I145])*[.E146]" office:value-type="float" office:value="-0">
            <text:p>0</text:p>
          </table:table-cell>
          <table:table-cell table:formula="of:=[.N145]+SUM([.J146:.M146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08-08">
            <text:p>8/8/2011</text:p>
          </table:table-cell>
          <table:table-cell table:formula="of:=[$prices.B147]" office:value-type="float" office:value="350.1">
            <text:p>350.1</text:p>
          </table:table-cell>
          <table:table-cell table:formula="of:=[$prices.C147]" office:value-type="float" office:value="546.02">
            <text:p>546.02</text:p>
          </table:table-cell>
          <table:table-cell table:formula="of:=[$prices.D147]" office:value-type="float" office:value="162.81">
            <text:p>162.81</text:p>
          </table:table-cell>
          <table:table-cell table:formula="of:=[$prices.E147]" office:value-type="float" office:value="67.6">
            <text:p>67.6</text:p>
          </table:table-cell>
          <table:table-cell table:formula="of:=[$shares.B147]" office:value-type="float" office:value="1200">
            <text:p>1200</text:p>
          </table:table-cell>
          <table:table-cell table:formula="of:=[$shares.C147]" office:value-type="float" office:value="0">
            <text:p>0</text:p>
          </table:table-cell>
          <table:table-cell table:formula="of:=[$shares.D147]" office:value-type="float" office:value="0">
            <text:p>0</text:p>
          </table:table-cell>
          <table:table-cell table:formula="of:=[$shares.E147]" office:value-type="float" office:value="0">
            <text:p>0</text:p>
          </table:table-cell>
          <table:table-cell table:formula="of:=-([.F147]-[.F146])*[.B147]" office:value-type="float" office:value="-0">
            <text:p>0</text:p>
          </table:table-cell>
          <table:table-cell table:formula="of:=-([.G147]-[.G146])*[.C147]" office:value-type="float" office:value="-0">
            <text:p>0</text:p>
          </table:table-cell>
          <table:table-cell table:formula="of:=-([.H147]-[.H146])*[.D147]" office:value-type="float" office:value="-0">
            <text:p>0</text:p>
          </table:table-cell>
          <table:table-cell table:formula="of:=-([.I147]-[.I146])*[.E147]" office:value-type="float" office:value="-0">
            <text:p>0</text:p>
          </table:table-cell>
          <table:table-cell table:formula="of:=[.N146]+SUM([.J147:.M147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08-09">
            <text:p>8/9/2011</text:p>
          </table:table-cell>
          <table:table-cell table:formula="of:=[$prices.B148]" office:value-type="float" office:value="370.72">
            <text:p>370.72</text:p>
          </table:table-cell>
          <table:table-cell table:formula="of:=[$prices.C148]" office:value-type="float" office:value="573.41">
            <text:p>573.41</text:p>
          </table:table-cell>
          <table:table-cell table:formula="of:=[$prices.D148]" office:value-type="float" office:value="167.11">
            <text:p>167.11</text:p>
          </table:table-cell>
          <table:table-cell table:formula="of:=[$prices.E148]" office:value-type="float" office:value="69">
            <text:p>69</text:p>
          </table:table-cell>
          <table:table-cell table:formula="of:=[$shares.B148]" office:value-type="float" office:value="1200">
            <text:p>1200</text:p>
          </table:table-cell>
          <table:table-cell table:formula="of:=[$shares.C148]" office:value-type="float" office:value="0">
            <text:p>0</text:p>
          </table:table-cell>
          <table:table-cell table:formula="of:=[$shares.D148]" office:value-type="float" office:value="0">
            <text:p>0</text:p>
          </table:table-cell>
          <table:table-cell table:formula="of:=[$shares.E148]" office:value-type="float" office:value="0">
            <text:p>0</text:p>
          </table:table-cell>
          <table:table-cell table:formula="of:=-([.F148]-[.F147])*[.B148]" office:value-type="float" office:value="-0">
            <text:p>0</text:p>
          </table:table-cell>
          <table:table-cell table:formula="of:=-([.G148]-[.G147])*[.C148]" office:value-type="float" office:value="-0">
            <text:p>0</text:p>
          </table:table-cell>
          <table:table-cell table:formula="of:=-([.H148]-[.H147])*[.D148]" office:value-type="float" office:value="-0">
            <text:p>0</text:p>
          </table:table-cell>
          <table:table-cell table:formula="of:=-([.I148]-[.I147])*[.E148]" office:value-type="float" office:value="-0">
            <text:p>0</text:p>
          </table:table-cell>
          <table:table-cell table:formula="of:=[.N147]+SUM([.J148:.M148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08-10">
            <text:p>8/10/2011</text:p>
          </table:table-cell>
          <table:table-cell table:formula="of:=[$prices.B149]" office:value-type="float" office:value="360.49">
            <text:p>360.49</text:p>
          </table:table-cell>
          <table:table-cell table:formula="of:=[$prices.C149]" office:value-type="float" office:value="549.01">
            <text:p>549.01</text:p>
          </table:table-cell>
          <table:table-cell table:formula="of:=[$prices.D149]" office:value-type="float" office:value="159.21">
            <text:p>159.21</text:p>
          </table:table-cell>
          <table:table-cell table:formula="of:=[$prices.E149]" office:value-type="float" office:value="65.95">
            <text:p>65.95</text:p>
          </table:table-cell>
          <table:table-cell table:formula="of:=[$shares.B149]" office:value-type="float" office:value="1200">
            <text:p>1200</text:p>
          </table:table-cell>
          <table:table-cell table:formula="of:=[$shares.C149]" office:value-type="float" office:value="0">
            <text:p>0</text:p>
          </table:table-cell>
          <table:table-cell table:formula="of:=[$shares.D149]" office:value-type="float" office:value="0">
            <text:p>0</text:p>
          </table:table-cell>
          <table:table-cell table:formula="of:=[$shares.E149]" office:value-type="float" office:value="0">
            <text:p>0</text:p>
          </table:table-cell>
          <table:table-cell table:formula="of:=-([.F149]-[.F148])*[.B149]" office:value-type="float" office:value="-0">
            <text:p>0</text:p>
          </table:table-cell>
          <table:table-cell table:formula="of:=-([.G149]-[.G148])*[.C149]" office:value-type="float" office:value="-0">
            <text:p>0</text:p>
          </table:table-cell>
          <table:table-cell table:formula="of:=-([.H149]-[.H148])*[.D149]" office:value-type="float" office:value="-0">
            <text:p>0</text:p>
          </table:table-cell>
          <table:table-cell table:formula="of:=-([.I149]-[.I148])*[.E149]" office:value-type="float" office:value="-0">
            <text:p>0</text:p>
          </table:table-cell>
          <table:table-cell table:formula="of:=[.N148]+SUM([.J149:.M149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08-11">
            <text:p>8/11/2011</text:p>
          </table:table-cell>
          <table:table-cell table:formula="of:=[$prices.B150]" office:value-type="float" office:value="370.41">
            <text:p>370.41</text:p>
          </table:table-cell>
          <table:table-cell table:formula="of:=[$prices.C150]" office:value-type="float" office:value="562.13">
            <text:p>562.13</text:p>
          </table:table-cell>
          <table:table-cell table:formula="of:=[$prices.D150]" office:value-type="float" office:value="163.31">
            <text:p>163.31</text:p>
          </table:table-cell>
          <table:table-cell table:formula="of:=[$prices.E150]" office:value-type="float" office:value="69.4">
            <text:p>69.4</text:p>
          </table:table-cell>
          <table:table-cell table:formula="of:=[$shares.B150]" office:value-type="float" office:value="1200">
            <text:p>1200</text:p>
          </table:table-cell>
          <table:table-cell table:formula="of:=[$shares.C150]" office:value-type="float" office:value="0">
            <text:p>0</text:p>
          </table:table-cell>
          <table:table-cell table:formula="of:=[$shares.D150]" office:value-type="float" office:value="0">
            <text:p>0</text:p>
          </table:table-cell>
          <table:table-cell table:formula="of:=[$shares.E150]" office:value-type="float" office:value="0">
            <text:p>0</text:p>
          </table:table-cell>
          <table:table-cell table:formula="of:=-([.F150]-[.F149])*[.B150]" office:value-type="float" office:value="-0">
            <text:p>0</text:p>
          </table:table-cell>
          <table:table-cell table:formula="of:=-([.G150]-[.G149])*[.C150]" office:value-type="float" office:value="-0">
            <text:p>0</text:p>
          </table:table-cell>
          <table:table-cell table:formula="of:=-([.H150]-[.H149])*[.D150]" office:value-type="float" office:value="-0">
            <text:p>0</text:p>
          </table:table-cell>
          <table:table-cell table:formula="of:=-([.I150]-[.I149])*[.E150]" office:value-type="float" office:value="-0">
            <text:p>0</text:p>
          </table:table-cell>
          <table:table-cell table:formula="of:=[.N149]+SUM([.J150:.M150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08-12">
            <text:p>8/12/2011</text:p>
          </table:table-cell>
          <table:table-cell table:formula="of:=[$prices.B151]" office:value-type="float" office:value="373.67">
            <text:p>373.67</text:p>
          </table:table-cell>
          <table:table-cell table:formula="of:=[$prices.C151]" office:value-type="float" office:value="563.77">
            <text:p>563.77</text:p>
          </table:table-cell>
          <table:table-cell table:formula="of:=[$prices.D151]" office:value-type="float" office:value="164.75">
            <text:p>164.75</text:p>
          </table:table-cell>
          <table:table-cell table:formula="of:=[$prices.E151]" office:value-type="float" office:value="69.8">
            <text:p>69.8</text:p>
          </table:table-cell>
          <table:table-cell table:formula="of:=[$shares.B151]" office:value-type="float" office:value="1200">
            <text:p>1200</text:p>
          </table:table-cell>
          <table:table-cell table:formula="of:=[$shares.C151]" office:value-type="float" office:value="0">
            <text:p>0</text:p>
          </table:table-cell>
          <table:table-cell table:formula="of:=[$shares.D151]" office:value-type="float" office:value="0">
            <text:p>0</text:p>
          </table:table-cell>
          <table:table-cell table:formula="of:=[$shares.E151]" office:value-type="float" office:value="0">
            <text:p>0</text:p>
          </table:table-cell>
          <table:table-cell table:formula="of:=-([.F151]-[.F150])*[.B151]" office:value-type="float" office:value="-0">
            <text:p>0</text:p>
          </table:table-cell>
          <table:table-cell table:formula="of:=-([.G151]-[.G150])*[.C151]" office:value-type="float" office:value="-0">
            <text:p>0</text:p>
          </table:table-cell>
          <table:table-cell table:formula="of:=-([.H151]-[.H150])*[.D151]" office:value-type="float" office:value="-0">
            <text:p>0</text:p>
          </table:table-cell>
          <table:table-cell table:formula="of:=-([.I151]-[.I150])*[.E151]" office:value-type="float" office:value="-0">
            <text:p>0</text:p>
          </table:table-cell>
          <table:table-cell table:formula="of:=[.N150]+SUM([.J151:.M151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08-15">
            <text:p>8/15/2011</text:p>
          </table:table-cell>
          <table:table-cell table:formula="of:=[$prices.B152]" office:value-type="float" office:value="380.04">
            <text:p>380.04</text:p>
          </table:table-cell>
          <table:table-cell table:formula="of:=[$prices.C152]" office:value-type="float" office:value="557.23">
            <text:p>557.23</text:p>
          </table:table-cell>
          <table:table-cell table:formula="of:=[$prices.D152]" office:value-type="float" office:value="169.44">
            <text:p>169.44</text:p>
          </table:table-cell>
          <table:table-cell table:formula="of:=[$prices.E152]" office:value-type="float" office:value="72.02">
            <text:p>72.02</text:p>
          </table:table-cell>
          <table:table-cell table:formula="of:=[$shares.B152]" office:value-type="float" office:value="1200">
            <text:p>1200</text:p>
          </table:table-cell>
          <table:table-cell table:formula="of:=[$shares.C152]" office:value-type="float" office:value="0">
            <text:p>0</text:p>
          </table:table-cell>
          <table:table-cell table:formula="of:=[$shares.D152]" office:value-type="float" office:value="0">
            <text:p>0</text:p>
          </table:table-cell>
          <table:table-cell table:formula="of:=[$shares.E152]" office:value-type="float" office:value="0">
            <text:p>0</text:p>
          </table:table-cell>
          <table:table-cell table:formula="of:=-([.F152]-[.F151])*[.B152]" office:value-type="float" office:value="-0">
            <text:p>0</text:p>
          </table:table-cell>
          <table:table-cell table:formula="of:=-([.G152]-[.G151])*[.C152]" office:value-type="float" office:value="-0">
            <text:p>0</text:p>
          </table:table-cell>
          <table:table-cell table:formula="of:=-([.H152]-[.H151])*[.D152]" office:value-type="float" office:value="-0">
            <text:p>0</text:p>
          </table:table-cell>
          <table:table-cell table:formula="of:=-([.I152]-[.I151])*[.E152]" office:value-type="float" office:value="-0">
            <text:p>0</text:p>
          </table:table-cell>
          <table:table-cell table:formula="of:=[.N151]+SUM([.J152:.M152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08-16">
            <text:p>8/16/2011</text:p>
          </table:table-cell>
          <table:table-cell table:formula="of:=[$prices.B153]" office:value-type="float" office:value="377.13">
            <text:p>377.13</text:p>
          </table:table-cell>
          <table:table-cell table:formula="of:=[$prices.C153]" office:value-type="float" office:value="539">
            <text:p>539</text:p>
          </table:table-cell>
          <table:table-cell table:formula="of:=[$prices.D153]" office:value-type="float" office:value="167.73">
            <text:p>167.73</text:p>
          </table:table-cell>
          <table:table-cell table:formula="of:=[$prices.E153]" office:value-type="float" office:value="71.26">
            <text:p>71.26</text:p>
          </table:table-cell>
          <table:table-cell table:formula="of:=[$shares.B153]" office:value-type="float" office:value="1200">
            <text:p>1200</text:p>
          </table:table-cell>
          <table:table-cell table:formula="of:=[$shares.C153]" office:value-type="float" office:value="0">
            <text:p>0</text:p>
          </table:table-cell>
          <table:table-cell table:formula="of:=[$shares.D153]" office:value-type="float" office:value="0">
            <text:p>0</text:p>
          </table:table-cell>
          <table:table-cell table:formula="of:=[$shares.E153]" office:value-type="float" office:value="0">
            <text:p>0</text:p>
          </table:table-cell>
          <table:table-cell table:formula="of:=-([.F153]-[.F152])*[.B153]" office:value-type="float" office:value="-0">
            <text:p>0</text:p>
          </table:table-cell>
          <table:table-cell table:formula="of:=-([.G153]-[.G152])*[.C153]" office:value-type="float" office:value="-0">
            <text:p>0</text:p>
          </table:table-cell>
          <table:table-cell table:formula="of:=-([.H153]-[.H152])*[.D153]" office:value-type="float" office:value="-0">
            <text:p>0</text:p>
          </table:table-cell>
          <table:table-cell table:formula="of:=-([.I153]-[.I152])*[.E153]" office:value-type="float" office:value="-0">
            <text:p>0</text:p>
          </table:table-cell>
          <table:table-cell table:formula="of:=[.N152]+SUM([.J153:.M153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08-17">
            <text:p>8/17/2011</text:p>
          </table:table-cell>
          <table:table-cell table:formula="of:=[$prices.B154]" office:value-type="float" office:value="377.09">
            <text:p>377.09</text:p>
          </table:table-cell>
          <table:table-cell table:formula="of:=[$prices.C154]" office:value-type="float" office:value="533.15">
            <text:p>533.15</text:p>
          </table:table-cell>
          <table:table-cell table:formula="of:=[$prices.D154]" office:value-type="float" office:value="167.97">
            <text:p>167.97</text:p>
          </table:table-cell>
          <table:table-cell table:formula="of:=[$prices.E154]" office:value-type="float" office:value="71.9">
            <text:p>71.9</text:p>
          </table:table-cell>
          <table:table-cell table:formula="of:=[$shares.B154]" office:value-type="float" office:value="1200">
            <text:p>1200</text:p>
          </table:table-cell>
          <table:table-cell table:formula="of:=[$shares.C154]" office:value-type="float" office:value="0">
            <text:p>0</text:p>
          </table:table-cell>
          <table:table-cell table:formula="of:=[$shares.D154]" office:value-type="float" office:value="0">
            <text:p>0</text:p>
          </table:table-cell>
          <table:table-cell table:formula="of:=[$shares.E154]" office:value-type="float" office:value="0">
            <text:p>0</text:p>
          </table:table-cell>
          <table:table-cell table:formula="of:=-([.F154]-[.F153])*[.B154]" office:value-type="float" office:value="-0">
            <text:p>0</text:p>
          </table:table-cell>
          <table:table-cell table:formula="of:=-([.G154]-[.G153])*[.C154]" office:value-type="float" office:value="-0">
            <text:p>0</text:p>
          </table:table-cell>
          <table:table-cell table:formula="of:=-([.H154]-[.H153])*[.D154]" office:value-type="float" office:value="-0">
            <text:p>0</text:p>
          </table:table-cell>
          <table:table-cell table:formula="of:=-([.I154]-[.I153])*[.E154]" office:value-type="float" office:value="-0">
            <text:p>0</text:p>
          </table:table-cell>
          <table:table-cell table:formula="of:=[.N153]+SUM([.J154:.M154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08-18">
            <text:p>8/18/2011</text:p>
          </table:table-cell>
          <table:table-cell table:formula="of:=[$prices.B155]" office:value-type="float" office:value="362.83">
            <text:p>362.83</text:p>
          </table:table-cell>
          <table:table-cell table:formula="of:=[$prices.C155]" office:value-type="float" office:value="504.88">
            <text:p>504.88</text:p>
          </table:table-cell>
          <table:table-cell table:formula="of:=[$prices.D155]" office:value-type="float" office:value="160.47">
            <text:p>160.47</text:p>
          </table:table-cell>
          <table:table-cell table:formula="of:=[$prices.E155]" office:value-type="float" office:value="68.78">
            <text:p>68.78</text:p>
          </table:table-cell>
          <table:table-cell table:formula="of:=[$shares.B155]" office:value-type="float" office:value="1200">
            <text:p>1200</text:p>
          </table:table-cell>
          <table:table-cell table:formula="of:=[$shares.C155]" office:value-type="float" office:value="0">
            <text:p>0</text:p>
          </table:table-cell>
          <table:table-cell table:formula="of:=[$shares.D155]" office:value-type="float" office:value="0">
            <text:p>0</text:p>
          </table:table-cell>
          <table:table-cell table:formula="of:=[$shares.E155]" office:value-type="float" office:value="0">
            <text:p>0</text:p>
          </table:table-cell>
          <table:table-cell table:formula="of:=-([.F155]-[.F154])*[.B155]" office:value-type="float" office:value="-0">
            <text:p>0</text:p>
          </table:table-cell>
          <table:table-cell table:formula="of:=-([.G155]-[.G154])*[.C155]" office:value-type="float" office:value="-0">
            <text:p>0</text:p>
          </table:table-cell>
          <table:table-cell table:formula="of:=-([.H155]-[.H154])*[.D155]" office:value-type="float" office:value="-0">
            <text:p>0</text:p>
          </table:table-cell>
          <table:table-cell table:formula="of:=-([.I155]-[.I154])*[.E155]" office:value-type="float" office:value="-0">
            <text:p>0</text:p>
          </table:table-cell>
          <table:table-cell table:formula="of:=[.N154]+SUM([.J155:.M155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08-19">
            <text:p>8/19/2011</text:p>
          </table:table-cell>
          <table:table-cell table:formula="of:=[$prices.B156]" office:value-type="float" office:value="352.9">
            <text:p>352.9</text:p>
          </table:table-cell>
          <table:table-cell table:formula="of:=[$prices.C156]" office:value-type="float" office:value="490.92">
            <text:p>490.92</text:p>
          </table:table-cell>
          <table:table-cell table:formula="of:=[$prices.D156]" office:value-type="float" office:value="154.31">
            <text:p>154.31</text:p>
          </table:table-cell>
          <table:table-cell table:formula="of:=[$prices.E156]" office:value-type="float" office:value="67.67">
            <text:p>67.67</text:p>
          </table:table-cell>
          <table:table-cell table:formula="of:=[$shares.B156]" office:value-type="float" office:value="1200">
            <text:p>1200</text:p>
          </table:table-cell>
          <table:table-cell table:formula="of:=[$shares.C156]" office:value-type="float" office:value="0">
            <text:p>0</text:p>
          </table:table-cell>
          <table:table-cell table:formula="of:=[$shares.D156]" office:value-type="float" office:value="0">
            <text:p>0</text:p>
          </table:table-cell>
          <table:table-cell table:formula="of:=[$shares.E156]" office:value-type="float" office:value="0">
            <text:p>0</text:p>
          </table:table-cell>
          <table:table-cell table:formula="of:=-([.F156]-[.F155])*[.B156]" office:value-type="float" office:value="-0">
            <text:p>0</text:p>
          </table:table-cell>
          <table:table-cell table:formula="of:=-([.G156]-[.G155])*[.C156]" office:value-type="float" office:value="-0">
            <text:p>0</text:p>
          </table:table-cell>
          <table:table-cell table:formula="of:=-([.H156]-[.H155])*[.D156]" office:value-type="float" office:value="-0">
            <text:p>0</text:p>
          </table:table-cell>
          <table:table-cell table:formula="of:=-([.I156]-[.I155])*[.E156]" office:value-type="float" office:value="-0">
            <text:p>0</text:p>
          </table:table-cell>
          <table:table-cell table:formula="of:=[.N155]+SUM([.J156:.M156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08-22">
            <text:p>8/22/2011</text:p>
          </table:table-cell>
          <table:table-cell table:formula="of:=[$prices.B157]" office:value-type="float" office:value="353.3">
            <text:p>353.3</text:p>
          </table:table-cell>
          <table:table-cell table:formula="of:=[$prices.C157]" office:value-type="float" office:value="498.17">
            <text:p>498.17</text:p>
          </table:table-cell>
          <table:table-cell table:formula="of:=[$prices.D157]" office:value-type="float" office:value="155.72">
            <text:p>155.72</text:p>
          </table:table-cell>
          <table:table-cell table:formula="of:=[$prices.E157]" office:value-type="float" office:value="68.04">
            <text:p>68.04</text:p>
          </table:table-cell>
          <table:table-cell table:formula="of:=[$shares.B157]" office:value-type="float" office:value="1200">
            <text:p>1200</text:p>
          </table:table-cell>
          <table:table-cell table:formula="of:=[$shares.C157]" office:value-type="float" office:value="0">
            <text:p>0</text:p>
          </table:table-cell>
          <table:table-cell table:formula="of:=[$shares.D157]" office:value-type="float" office:value="0">
            <text:p>0</text:p>
          </table:table-cell>
          <table:table-cell table:formula="of:=[$shares.E157]" office:value-type="float" office:value="0">
            <text:p>0</text:p>
          </table:table-cell>
          <table:table-cell table:formula="of:=-([.F157]-[.F156])*[.B157]" office:value-type="float" office:value="-0">
            <text:p>0</text:p>
          </table:table-cell>
          <table:table-cell table:formula="of:=-([.G157]-[.G156])*[.C157]" office:value-type="float" office:value="-0">
            <text:p>0</text:p>
          </table:table-cell>
          <table:table-cell table:formula="of:=-([.H157]-[.H156])*[.D157]" office:value-type="float" office:value="-0">
            <text:p>0</text:p>
          </table:table-cell>
          <table:table-cell table:formula="of:=-([.I157]-[.I156])*[.E157]" office:value-type="float" office:value="-0">
            <text:p>0</text:p>
          </table:table-cell>
          <table:table-cell table:formula="of:=[.N156]+SUM([.J157:.M157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08-23">
            <text:p>8/23/2011</text:p>
          </table:table-cell>
          <table:table-cell table:formula="of:=[$prices.B158]" office:value-type="float" office:value="370.31">
            <text:p>370.31</text:p>
          </table:table-cell>
          <table:table-cell table:formula="of:=[$prices.C158]" office:value-type="float" office:value="518.82">
            <text:p>518.82</text:p>
          </table:table-cell>
          <table:table-cell table:formula="of:=[$prices.D158]" office:value-type="float" office:value="160.95">
            <text:p>160.95</text:p>
          </table:table-cell>
          <table:table-cell table:formula="of:=[$prices.E158]" office:value-type="float" office:value="71.41">
            <text:p>71.41</text:p>
          </table:table-cell>
          <table:table-cell table:formula="of:=[$shares.B158]" office:value-type="float" office:value="1200">
            <text:p>1200</text:p>
          </table:table-cell>
          <table:table-cell table:formula="of:=[$shares.C158]" office:value-type="float" office:value="0">
            <text:p>0</text:p>
          </table:table-cell>
          <table:table-cell table:formula="of:=[$shares.D158]" office:value-type="float" office:value="0">
            <text:p>0</text:p>
          </table:table-cell>
          <table:table-cell table:formula="of:=[$shares.E158]" office:value-type="float" office:value="0">
            <text:p>0</text:p>
          </table:table-cell>
          <table:table-cell table:formula="of:=-([.F158]-[.F157])*[.B158]" office:value-type="float" office:value="-0">
            <text:p>0</text:p>
          </table:table-cell>
          <table:table-cell table:formula="of:=-([.G158]-[.G157])*[.C158]" office:value-type="float" office:value="-0">
            <text:p>0</text:p>
          </table:table-cell>
          <table:table-cell table:formula="of:=-([.H158]-[.H157])*[.D158]" office:value-type="float" office:value="-0">
            <text:p>0</text:p>
          </table:table-cell>
          <table:table-cell table:formula="of:=-([.I158]-[.I157])*[.E158]" office:value-type="float" office:value="-0">
            <text:p>0</text:p>
          </table:table-cell>
          <table:table-cell table:formula="of:=[.N157]+SUM([.J158:.M158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08-24">
            <text:p>8/24/2011</text:p>
          </table:table-cell>
          <table:table-cell table:formula="of:=[$prices.B159]" office:value-type="float" office:value="372.87">
            <text:p>372.87</text:p>
          </table:table-cell>
          <table:table-cell table:formula="of:=[$prices.C159]" office:value-type="float" office:value="523.29">
            <text:p>523.29</text:p>
          </table:table-cell>
          <table:table-cell table:formula="of:=[$prices.D159]" office:value-type="float" office:value="163.34">
            <text:p>163.34</text:p>
          </table:table-cell>
          <table:table-cell table:formula="of:=[$prices.E159]" office:value-type="float" office:value="71.3">
            <text:p>71.3</text:p>
          </table:table-cell>
          <table:table-cell table:formula="of:=[$shares.B159]" office:value-type="float" office:value="1200">
            <text:p>1200</text:p>
          </table:table-cell>
          <table:table-cell table:formula="of:=[$shares.C159]" office:value-type="float" office:value="0">
            <text:p>0</text:p>
          </table:table-cell>
          <table:table-cell table:formula="of:=[$shares.D159]" office:value-type="float" office:value="0">
            <text:p>0</text:p>
          </table:table-cell>
          <table:table-cell table:formula="of:=[$shares.E159]" office:value-type="float" office:value="0">
            <text:p>0</text:p>
          </table:table-cell>
          <table:table-cell table:formula="of:=-([.F159]-[.F158])*[.B159]" office:value-type="float" office:value="-0">
            <text:p>0</text:p>
          </table:table-cell>
          <table:table-cell table:formula="of:=-([.G159]-[.G158])*[.C159]" office:value-type="float" office:value="-0">
            <text:p>0</text:p>
          </table:table-cell>
          <table:table-cell table:formula="of:=-([.H159]-[.H158])*[.D159]" office:value-type="float" office:value="-0">
            <text:p>0</text:p>
          </table:table-cell>
          <table:table-cell table:formula="of:=-([.I159]-[.I158])*[.E159]" office:value-type="float" office:value="-0">
            <text:p>0</text:p>
          </table:table-cell>
          <table:table-cell table:formula="of:=[.N158]+SUM([.J159:.M159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08-25">
            <text:p>8/25/2011</text:p>
          </table:table-cell>
          <table:table-cell table:formula="of:=[$prices.B160]" office:value-type="float" office:value="370.43">
            <text:p>370.43</text:p>
          </table:table-cell>
          <table:table-cell table:formula="of:=[$prices.C160]" office:value-type="float" office:value="520.04">
            <text:p>520.04</text:p>
          </table:table-cell>
          <table:table-cell table:formula="of:=[$prices.D160]" office:value-type="float" office:value="162.19">
            <text:p>162.19</text:p>
          </table:table-cell>
          <table:table-cell table:formula="of:=[$prices.E160]" office:value-type="float" office:value="69.58">
            <text:p>69.58</text:p>
          </table:table-cell>
          <table:table-cell table:formula="of:=[$shares.B160]" office:value-type="float" office:value="1200">
            <text:p>1200</text:p>
          </table:table-cell>
          <table:table-cell table:formula="of:=[$shares.C160]" office:value-type="float" office:value="0">
            <text:p>0</text:p>
          </table:table-cell>
          <table:table-cell table:formula="of:=[$shares.D160]" office:value-type="float" office:value="0">
            <text:p>0</text:p>
          </table:table-cell>
          <table:table-cell table:formula="of:=[$shares.E160]" office:value-type="float" office:value="0">
            <text:p>0</text:p>
          </table:table-cell>
          <table:table-cell table:formula="of:=-([.F160]-[.F159])*[.B160]" office:value-type="float" office:value="-0">
            <text:p>0</text:p>
          </table:table-cell>
          <table:table-cell table:formula="of:=-([.G160]-[.G159])*[.C160]" office:value-type="float" office:value="-0">
            <text:p>0</text:p>
          </table:table-cell>
          <table:table-cell table:formula="of:=-([.H160]-[.H159])*[.D160]" office:value-type="float" office:value="-0">
            <text:p>0</text:p>
          </table:table-cell>
          <table:table-cell table:formula="of:=-([.I160]-[.I159])*[.E160]" office:value-type="float" office:value="-0">
            <text:p>0</text:p>
          </table:table-cell>
          <table:table-cell table:formula="of:=[.N159]+SUM([.J160:.M160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08-26">
            <text:p>8/26/2011</text:p>
          </table:table-cell>
          <table:table-cell table:formula="of:=[$prices.B161]" office:value-type="float" office:value="380.2">
            <text:p>380.2</text:p>
          </table:table-cell>
          <table:table-cell table:formula="of:=[$prices.C161]" office:value-type="float" office:value="526.86">
            <text:p>526.86</text:p>
          </table:table-cell>
          <table:table-cell table:formula="of:=[$prices.D161]" office:value-type="float" office:value="165.67">
            <text:p>165.67</text:p>
          </table:table-cell>
          <table:table-cell table:formula="of:=[$prices.E161]" office:value-type="float" office:value="70.42">
            <text:p>70.42</text:p>
          </table:table-cell>
          <table:table-cell table:formula="of:=[$shares.B161]" office:value-type="float" office:value="1200">
            <text:p>1200</text:p>
          </table:table-cell>
          <table:table-cell table:formula="of:=[$shares.C161]" office:value-type="float" office:value="0">
            <text:p>0</text:p>
          </table:table-cell>
          <table:table-cell table:formula="of:=[$shares.D161]" office:value-type="float" office:value="0">
            <text:p>0</text:p>
          </table:table-cell>
          <table:table-cell table:formula="of:=[$shares.E161]" office:value-type="float" office:value="0">
            <text:p>0</text:p>
          </table:table-cell>
          <table:table-cell table:formula="of:=-([.F161]-[.F160])*[.B161]" office:value-type="float" office:value="-0">
            <text:p>0</text:p>
          </table:table-cell>
          <table:table-cell table:formula="of:=-([.G161]-[.G160])*[.C161]" office:value-type="float" office:value="-0">
            <text:p>0</text:p>
          </table:table-cell>
          <table:table-cell table:formula="of:=-([.H161]-[.H160])*[.D161]" office:value-type="float" office:value="-0">
            <text:p>0</text:p>
          </table:table-cell>
          <table:table-cell table:formula="of:=-([.I161]-[.I160])*[.E161]" office:value-type="float" office:value="-0">
            <text:p>0</text:p>
          </table:table-cell>
          <table:table-cell table:formula="of:=[.N160]+SUM([.J161:.M161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08-29">
            <text:p>8/29/2011</text:p>
          </table:table-cell>
          <table:table-cell table:formula="of:=[$prices.B162]" office:value-type="float" office:value="386.54">
            <text:p>386.54</text:p>
          </table:table-cell>
          <table:table-cell table:formula="of:=[$prices.C162]" office:value-type="float" office:value="539.08">
            <text:p>539.08</text:p>
          </table:table-cell>
          <table:table-cell table:formula="of:=[$prices.D162]" office:value-type="float" office:value="169.08">
            <text:p>169.08</text:p>
          </table:table-cell>
          <table:table-cell table:formula="of:=[$prices.E162]" office:value-type="float" office:value="71.86">
            <text:p>71.86</text:p>
          </table:table-cell>
          <table:table-cell table:formula="of:=[$shares.B162]" office:value-type="float" office:value="1200">
            <text:p>1200</text:p>
          </table:table-cell>
          <table:table-cell table:formula="of:=[$shares.C162]" office:value-type="float" office:value="0">
            <text:p>0</text:p>
          </table:table-cell>
          <table:table-cell table:formula="of:=[$shares.D162]" office:value-type="float" office:value="0">
            <text:p>0</text:p>
          </table:table-cell>
          <table:table-cell table:formula="of:=[$shares.E162]" office:value-type="float" office:value="0">
            <text:p>0</text:p>
          </table:table-cell>
          <table:table-cell table:formula="of:=-([.F162]-[.F161])*[.B162]" office:value-type="float" office:value="-0">
            <text:p>0</text:p>
          </table:table-cell>
          <table:table-cell table:formula="of:=-([.G162]-[.G161])*[.C162]" office:value-type="float" office:value="-0">
            <text:p>0</text:p>
          </table:table-cell>
          <table:table-cell table:formula="of:=-([.H162]-[.H161])*[.D162]" office:value-type="float" office:value="-0">
            <text:p>0</text:p>
          </table:table-cell>
          <table:table-cell table:formula="of:=-([.I162]-[.I161])*[.E162]" office:value-type="float" office:value="-0">
            <text:p>0</text:p>
          </table:table-cell>
          <table:table-cell table:formula="of:=[.N161]+SUM([.J162:.M162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08-30">
            <text:p>8/30/2011</text:p>
          </table:table-cell>
          <table:table-cell table:formula="of:=[$prices.B163]" office:value-type="float" office:value="386.56">
            <text:p>386.56</text:p>
          </table:table-cell>
          <table:table-cell table:formula="of:=[$prices.C163]" office:value-type="float" office:value="540.7">
            <text:p>540.7</text:p>
          </table:table-cell>
          <table:table-cell table:formula="of:=[$prices.D163]" office:value-type="float" office:value="168.97">
            <text:p>168.97</text:p>
          </table:table-cell>
          <table:table-cell table:formula="of:=[$prices.E163]" office:value-type="float" office:value="71.66">
            <text:p>71.66</text:p>
          </table:table-cell>
          <table:table-cell table:formula="of:=[$shares.B163]" office:value-type="float" office:value="1200">
            <text:p>1200</text:p>
          </table:table-cell>
          <table:table-cell table:formula="of:=[$shares.C163]" office:value-type="float" office:value="0">
            <text:p>0</text:p>
          </table:table-cell>
          <table:table-cell table:formula="of:=[$shares.D163]" office:value-type="float" office:value="0">
            <text:p>0</text:p>
          </table:table-cell>
          <table:table-cell table:formula="of:=[$shares.E163]" office:value-type="float" office:value="0">
            <text:p>0</text:p>
          </table:table-cell>
          <table:table-cell table:formula="of:=-([.F163]-[.F162])*[.B163]" office:value-type="float" office:value="-0">
            <text:p>0</text:p>
          </table:table-cell>
          <table:table-cell table:formula="of:=-([.G163]-[.G162])*[.C163]" office:value-type="float" office:value="-0">
            <text:p>0</text:p>
          </table:table-cell>
          <table:table-cell table:formula="of:=-([.H163]-[.H162])*[.D163]" office:value-type="float" office:value="-0">
            <text:p>0</text:p>
          </table:table-cell>
          <table:table-cell table:formula="of:=-([.I163]-[.I162])*[.E163]" office:value-type="float" office:value="-0">
            <text:p>0</text:p>
          </table:table-cell>
          <table:table-cell table:formula="of:=[.N162]+SUM([.J163:.M163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08-31">
            <text:p>8/31/2011</text:p>
          </table:table-cell>
          <table:table-cell table:formula="of:=[$prices.B164]" office:value-type="float" office:value="381.44">
            <text:p>381.44</text:p>
          </table:table-cell>
          <table:table-cell table:formula="of:=[$prices.C164]" office:value-type="float" office:value="540.96">
            <text:p>540.96</text:p>
          </table:table-cell>
          <table:table-cell table:formula="of:=[$prices.D164]" office:value-type="float" office:value="168.39">
            <text:p>168.39</text:p>
          </table:table-cell>
          <table:table-cell table:formula="of:=[$prices.E164]" office:value-type="float" office:value="71.76">
            <text:p>71.76</text:p>
          </table:table-cell>
          <table:table-cell table:formula="of:=[$shares.B164]" office:value-type="float" office:value="1200">
            <text:p>1200</text:p>
          </table:table-cell>
          <table:table-cell table:formula="of:=[$shares.C164]" office:value-type="float" office:value="0">
            <text:p>0</text:p>
          </table:table-cell>
          <table:table-cell table:formula="of:=[$shares.D164]" office:value-type="float" office:value="0">
            <text:p>0</text:p>
          </table:table-cell>
          <table:table-cell table:formula="of:=[$shares.E164]" office:value-type="float" office:value="0">
            <text:p>0</text:p>
          </table:table-cell>
          <table:table-cell table:formula="of:=-([.F164]-[.F163])*[.B164]" office:value-type="float" office:value="-0">
            <text:p>0</text:p>
          </table:table-cell>
          <table:table-cell table:formula="of:=-([.G164]-[.G163])*[.C164]" office:value-type="float" office:value="-0">
            <text:p>0</text:p>
          </table:table-cell>
          <table:table-cell table:formula="of:=-([.H164]-[.H163])*[.D164]" office:value-type="float" office:value="-0">
            <text:p>0</text:p>
          </table:table-cell>
          <table:table-cell table:formula="of:=-([.I164]-[.I163])*[.E164]" office:value-type="float" office:value="-0">
            <text:p>0</text:p>
          </table:table-cell>
          <table:table-cell table:formula="of:=[.N163]+SUM([.J164:.M164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09-01">
            <text:p>9/1/2011</text:p>
          </table:table-cell>
          <table:table-cell table:formula="of:=[$prices.B165]" office:value-type="float" office:value="377.68">
            <text:p>377.68</text:p>
          </table:table-cell>
          <table:table-cell table:formula="of:=[$prices.C165]" office:value-type="float" office:value="532.5">
            <text:p>532.5</text:p>
          </table:table-cell>
          <table:table-cell table:formula="of:=[$prices.D165]" office:value-type="float" office:value="166.84">
            <text:p>166.84</text:p>
          </table:table-cell>
          <table:table-cell table:formula="of:=[$prices.E165]" office:value-type="float" office:value="71.25">
            <text:p>71.25</text:p>
          </table:table-cell>
          <table:table-cell table:formula="of:=[$shares.B165]" office:value-type="float" office:value="1200">
            <text:p>1200</text:p>
          </table:table-cell>
          <table:table-cell table:formula="of:=[$shares.C165]" office:value-type="float" office:value="0">
            <text:p>0</text:p>
          </table:table-cell>
          <table:table-cell table:formula="of:=[$shares.D165]" office:value-type="float" office:value="0">
            <text:p>0</text:p>
          </table:table-cell>
          <table:table-cell table:formula="of:=[$shares.E165]" office:value-type="float" office:value="0">
            <text:p>0</text:p>
          </table:table-cell>
          <table:table-cell table:formula="of:=-([.F165]-[.F164])*[.B165]" office:value-type="float" office:value="-0">
            <text:p>0</text:p>
          </table:table-cell>
          <table:table-cell table:formula="of:=-([.G165]-[.G164])*[.C165]" office:value-type="float" office:value="-0">
            <text:p>0</text:p>
          </table:table-cell>
          <table:table-cell table:formula="of:=-([.H165]-[.H164])*[.D165]" office:value-type="float" office:value="-0">
            <text:p>0</text:p>
          </table:table-cell>
          <table:table-cell table:formula="of:=-([.I165]-[.I164])*[.E165]" office:value-type="float" office:value="-0">
            <text:p>0</text:p>
          </table:table-cell>
          <table:table-cell table:formula="of:=[.N164]+SUM([.J165:.M165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09-02">
            <text:p>9/2/2011</text:p>
          </table:table-cell>
          <table:table-cell table:formula="of:=[$prices.B166]" office:value-type="float" office:value="370.76">
            <text:p>370.76</text:p>
          </table:table-cell>
          <table:table-cell table:formula="of:=[$prices.C166]" office:value-type="float" office:value="524.84">
            <text:p>524.84</text:p>
          </table:table-cell>
          <table:table-cell table:formula="of:=[$prices.D166]" office:value-type="float" office:value="163.56">
            <text:p>163.56</text:p>
          </table:table-cell>
          <table:table-cell table:formula="of:=[$prices.E166]" office:value-type="float" office:value="69.94">
            <text:p>69.94</text:p>
          </table:table-cell>
          <table:table-cell table:formula="of:=[$shares.B166]" office:value-type="float" office:value="1200">
            <text:p>1200</text:p>
          </table:table-cell>
          <table:table-cell table:formula="of:=[$shares.C166]" office:value-type="float" office:value="0">
            <text:p>0</text:p>
          </table:table-cell>
          <table:table-cell table:formula="of:=[$shares.D166]" office:value-type="float" office:value="0">
            <text:p>0</text:p>
          </table:table-cell>
          <table:table-cell table:formula="of:=[$shares.E166]" office:value-type="float" office:value="0">
            <text:p>0</text:p>
          </table:table-cell>
          <table:table-cell table:formula="of:=-([.F166]-[.F165])*[.B166]" office:value-type="float" office:value="-0">
            <text:p>0</text:p>
          </table:table-cell>
          <table:table-cell table:formula="of:=-([.G166]-[.G165])*[.C166]" office:value-type="float" office:value="-0">
            <text:p>0</text:p>
          </table:table-cell>
          <table:table-cell table:formula="of:=-([.H166]-[.H165])*[.D166]" office:value-type="float" office:value="-0">
            <text:p>0</text:p>
          </table:table-cell>
          <table:table-cell table:formula="of:=-([.I166]-[.I165])*[.E166]" office:value-type="float" office:value="-0">
            <text:p>0</text:p>
          </table:table-cell>
          <table:table-cell table:formula="of:=[.N165]+SUM([.J166:.M166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09-06">
            <text:p>9/6/2011</text:p>
          </table:table-cell>
          <table:table-cell table:formula="of:=[$prices.B167]" office:value-type="float" office:value="376.4">
            <text:p>376.4</text:p>
          </table:table-cell>
          <table:table-cell table:formula="of:=[$prices.C167]" office:value-type="float" office:value="522.18">
            <text:p>522.18</text:p>
          </table:table-cell>
          <table:table-cell table:formula="of:=[$prices.D167]" office:value-type="float" office:value="161.73">
            <text:p>161.73</text:p>
          </table:table-cell>
          <table:table-cell table:formula="of:=[$prices.E167]" office:value-type="float" office:value="68.98">
            <text:p>68.98</text:p>
          </table:table-cell>
          <table:table-cell table:formula="of:=[$shares.B167]" office:value-type="float" office:value="1200">
            <text:p>1200</text:p>
          </table:table-cell>
          <table:table-cell table:formula="of:=[$shares.C167]" office:value-type="float" office:value="0">
            <text:p>0</text:p>
          </table:table-cell>
          <table:table-cell table:formula="of:=[$shares.D167]" office:value-type="float" office:value="0">
            <text:p>0</text:p>
          </table:table-cell>
          <table:table-cell table:formula="of:=[$shares.E167]" office:value-type="float" office:value="0">
            <text:p>0</text:p>
          </table:table-cell>
          <table:table-cell table:formula="of:=-([.F167]-[.F166])*[.B167]" office:value-type="float" office:value="-0">
            <text:p>0</text:p>
          </table:table-cell>
          <table:table-cell table:formula="of:=-([.G167]-[.G166])*[.C167]" office:value-type="float" office:value="-0">
            <text:p>0</text:p>
          </table:table-cell>
          <table:table-cell table:formula="of:=-([.H167]-[.H166])*[.D167]" office:value-type="float" office:value="-0">
            <text:p>0</text:p>
          </table:table-cell>
          <table:table-cell table:formula="of:=-([.I167]-[.I166])*[.E167]" office:value-type="float" office:value="-0">
            <text:p>0</text:p>
          </table:table-cell>
          <table:table-cell table:formula="of:=[.N166]+SUM([.J167:.M167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09-07">
            <text:p>9/7/2011</text:p>
          </table:table-cell>
          <table:table-cell table:formula="of:=[$prices.B168]" office:value-type="float" office:value="380.55">
            <text:p>380.55</text:p>
          </table:table-cell>
          <table:table-cell table:formula="of:=[$prices.C168]" office:value-type="float" office:value="534.03">
            <text:p>534.03</text:p>
          </table:table-cell>
          <table:table-cell table:formula="of:=[$prices.D168]" office:value-type="float" office:value="163.88">
            <text:p>163.88</text:p>
          </table:table-cell>
          <table:table-cell table:formula="of:=[$prices.E168]" office:value-type="float" office:value="71.4">
            <text:p>71.4</text:p>
          </table:table-cell>
          <table:table-cell table:formula="of:=[$shares.B168]" office:value-type="float" office:value="1200">
            <text:p>1200</text:p>
          </table:table-cell>
          <table:table-cell table:formula="of:=[$shares.C168]" office:value-type="float" office:value="0">
            <text:p>0</text:p>
          </table:table-cell>
          <table:table-cell table:formula="of:=[$shares.D168]" office:value-type="float" office:value="0">
            <text:p>0</text:p>
          </table:table-cell>
          <table:table-cell table:formula="of:=[$shares.E168]" office:value-type="float" office:value="0">
            <text:p>0</text:p>
          </table:table-cell>
          <table:table-cell table:formula="of:=-([.F168]-[.F167])*[.B168]" office:value-type="float" office:value="-0">
            <text:p>0</text:p>
          </table:table-cell>
          <table:table-cell table:formula="of:=-([.G168]-[.G167])*[.C168]" office:value-type="float" office:value="-0">
            <text:p>0</text:p>
          </table:table-cell>
          <table:table-cell table:formula="of:=-([.H168]-[.H167])*[.D168]" office:value-type="float" office:value="-0">
            <text:p>0</text:p>
          </table:table-cell>
          <table:table-cell table:formula="of:=-([.I168]-[.I167])*[.E168]" office:value-type="float" office:value="-0">
            <text:p>0</text:p>
          </table:table-cell>
          <table:table-cell table:formula="of:=[.N167]+SUM([.J168:.M168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09-08">
            <text:p>9/8/2011</text:p>
          </table:table-cell>
          <table:table-cell table:formula="of:=[$prices.B169]" office:value-type="float" office:value="380.76">
            <text:p>380.76</text:p>
          </table:table-cell>
          <table:table-cell table:formula="of:=[$prices.C169]" office:value-type="float" office:value="534.96">
            <text:p>534.96</text:p>
          </table:table-cell>
          <table:table-cell table:formula="of:=[$prices.D169]" office:value-type="float" office:value="161.86">
            <text:p>161.86</text:p>
          </table:table-cell>
          <table:table-cell table:formula="of:=[$prices.E169]" office:value-type="float" office:value="70.6">
            <text:p>70.6</text:p>
          </table:table-cell>
          <table:table-cell table:formula="of:=[$shares.B169]" office:value-type="float" office:value="1200">
            <text:p>1200</text:p>
          </table:table-cell>
          <table:table-cell table:formula="of:=[$shares.C169]" office:value-type="float" office:value="0">
            <text:p>0</text:p>
          </table:table-cell>
          <table:table-cell table:formula="of:=[$shares.D169]" office:value-type="float" office:value="0">
            <text:p>0</text:p>
          </table:table-cell>
          <table:table-cell table:formula="of:=[$shares.E169]" office:value-type="float" office:value="0">
            <text:p>0</text:p>
          </table:table-cell>
          <table:table-cell table:formula="of:=-([.F169]-[.F168])*[.B169]" office:value-type="float" office:value="-0">
            <text:p>0</text:p>
          </table:table-cell>
          <table:table-cell table:formula="of:=-([.G169]-[.G168])*[.C169]" office:value-type="float" office:value="-0">
            <text:p>0</text:p>
          </table:table-cell>
          <table:table-cell table:formula="of:=-([.H169]-[.H168])*[.D169]" office:value-type="float" office:value="-0">
            <text:p>0</text:p>
          </table:table-cell>
          <table:table-cell table:formula="of:=-([.I169]-[.I168])*[.E169]" office:value-type="float" office:value="-0">
            <text:p>0</text:p>
          </table:table-cell>
          <table:table-cell table:formula="of:=[.N168]+SUM([.J169:.M169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09-09">
            <text:p>9/9/2011</text:p>
          </table:table-cell>
          <table:table-cell table:formula="of:=[$prices.B170]" office:value-type="float" office:value="374.16">
            <text:p>374.16</text:p>
          </table:table-cell>
          <table:table-cell table:formula="of:=[$prices.C170]" office:value-type="float" office:value="524.85">
            <text:p>524.85</text:p>
          </table:table-cell>
          <table:table-cell table:formula="of:=[$prices.D170]" office:value-type="float" office:value="158.06">
            <text:p>158.06</text:p>
          </table:table-cell>
          <table:table-cell table:formula="of:=[$prices.E170]" office:value-type="float" office:value="68.84">
            <text:p>68.84</text:p>
          </table:table-cell>
          <table:table-cell table:formula="of:=[$shares.B170]" office:value-type="float" office:value="1200">
            <text:p>1200</text:p>
          </table:table-cell>
          <table:table-cell table:formula="of:=[$shares.C170]" office:value-type="float" office:value="0">
            <text:p>0</text:p>
          </table:table-cell>
          <table:table-cell table:formula="of:=[$shares.D170]" office:value-type="float" office:value="0">
            <text:p>0</text:p>
          </table:table-cell>
          <table:table-cell table:formula="of:=[$shares.E170]" office:value-type="float" office:value="0">
            <text:p>0</text:p>
          </table:table-cell>
          <table:table-cell table:formula="of:=-([.F170]-[.F169])*[.B170]" office:value-type="float" office:value="-0">
            <text:p>0</text:p>
          </table:table-cell>
          <table:table-cell table:formula="of:=-([.G170]-[.G169])*[.C170]" office:value-type="float" office:value="-0">
            <text:p>0</text:p>
          </table:table-cell>
          <table:table-cell table:formula="of:=-([.H170]-[.H169])*[.D170]" office:value-type="float" office:value="-0">
            <text:p>0</text:p>
          </table:table-cell>
          <table:table-cell table:formula="of:=-([.I170]-[.I169])*[.E170]" office:value-type="float" office:value="-0">
            <text:p>0</text:p>
          </table:table-cell>
          <table:table-cell table:formula="of:=[.N169]+SUM([.J170:.M170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09-12">
            <text:p>9/12/2011</text:p>
          </table:table-cell>
          <table:table-cell table:formula="of:=[$prices.B171]" office:value-type="float" office:value="376.6">
            <text:p>376.6</text:p>
          </table:table-cell>
          <table:table-cell table:formula="of:=[$prices.C171]" office:value-type="float" office:value="530.12">
            <text:p>530.12</text:p>
          </table:table-cell>
          <table:table-cell table:formula="of:=[$prices.D171]" office:value-type="float" office:value="159.09">
            <text:p>159.09</text:p>
          </table:table-cell>
          <table:table-cell table:formula="of:=[$prices.E171]" office:value-type="float" office:value="69.65">
            <text:p>69.65</text:p>
          </table:table-cell>
          <table:table-cell table:formula="of:=[$shares.B171]" office:value-type="float" office:value="1200">
            <text:p>1200</text:p>
          </table:table-cell>
          <table:table-cell table:formula="of:=[$shares.C171]" office:value-type="float" office:value="0">
            <text:p>0</text:p>
          </table:table-cell>
          <table:table-cell table:formula="of:=[$shares.D171]" office:value-type="float" office:value="0">
            <text:p>0</text:p>
          </table:table-cell>
          <table:table-cell table:formula="of:=[$shares.E171]" office:value-type="float" office:value="0">
            <text:p>0</text:p>
          </table:table-cell>
          <table:table-cell table:formula="of:=-([.F171]-[.F170])*[.B171]" office:value-type="float" office:value="-0">
            <text:p>0</text:p>
          </table:table-cell>
          <table:table-cell table:formula="of:=-([.G171]-[.G170])*[.C171]" office:value-type="float" office:value="-0">
            <text:p>0</text:p>
          </table:table-cell>
          <table:table-cell table:formula="of:=-([.H171]-[.H170])*[.D171]" office:value-type="float" office:value="-0">
            <text:p>0</text:p>
          </table:table-cell>
          <table:table-cell table:formula="of:=-([.I171]-[.I170])*[.E171]" office:value-type="float" office:value="-0">
            <text:p>0</text:p>
          </table:table-cell>
          <table:table-cell table:formula="of:=[.N170]+SUM([.J171:.M171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09-13">
            <text:p>9/13/2011</text:p>
          </table:table-cell>
          <table:table-cell table:formula="of:=[$prices.B172]" office:value-type="float" office:value="381.23">
            <text:p>381.23</text:p>
          </table:table-cell>
          <table:table-cell table:formula="of:=[$prices.C172]" office:value-type="float" office:value="529.52">
            <text:p>529.52</text:p>
          </table:table-cell>
          <table:table-cell table:formula="of:=[$prices.D172]" office:value-type="float" office:value="160.08">
            <text:p>160.08</text:p>
          </table:table-cell>
          <table:table-cell table:formula="of:=[$prices.E172]" office:value-type="float" office:value="69.46">
            <text:p>69.46</text:p>
          </table:table-cell>
          <table:table-cell table:formula="of:=[$shares.B172]" office:value-type="float" office:value="1200">
            <text:p>1200</text:p>
          </table:table-cell>
          <table:table-cell table:formula="of:=[$shares.C172]" office:value-type="float" office:value="0">
            <text:p>0</text:p>
          </table:table-cell>
          <table:table-cell table:formula="of:=[$shares.D172]" office:value-type="float" office:value="0">
            <text:p>0</text:p>
          </table:table-cell>
          <table:table-cell table:formula="of:=[$shares.E172]" office:value-type="float" office:value="0">
            <text:p>0</text:p>
          </table:table-cell>
          <table:table-cell table:formula="of:=-([.F172]-[.F171])*[.B172]" office:value-type="float" office:value="-0">
            <text:p>0</text:p>
          </table:table-cell>
          <table:table-cell table:formula="of:=-([.G172]-[.G171])*[.C172]" office:value-type="float" office:value="-0">
            <text:p>0</text:p>
          </table:table-cell>
          <table:table-cell table:formula="of:=-([.H172]-[.H171])*[.D172]" office:value-type="float" office:value="-0">
            <text:p>0</text:p>
          </table:table-cell>
          <table:table-cell table:formula="of:=-([.I172]-[.I171])*[.E172]" office:value-type="float" office:value="-0">
            <text:p>0</text:p>
          </table:table-cell>
          <table:table-cell table:formula="of:=[.N171]+SUM([.J172:.M172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09-14">
            <text:p>9/14/2011</text:p>
          </table:table-cell>
          <table:table-cell table:formula="of:=[$prices.B173]" office:value-type="float" office:value="385.87">
            <text:p>385.87</text:p>
          </table:table-cell>
          <table:table-cell table:formula="of:=[$prices.C173]" office:value-type="float" office:value="532.07">
            <text:p>532.07</text:p>
          </table:table-cell>
          <table:table-cell table:formula="of:=[$prices.D173]" office:value-type="float" office:value="163.81">
            <text:p>163.81</text:p>
          </table:table-cell>
          <table:table-cell table:formula="of:=[$prices.E173]" office:value-type="float" office:value="70.42">
            <text:p>70.42</text:p>
          </table:table-cell>
          <table:table-cell table:formula="of:=[$shares.B173]" office:value-type="float" office:value="1200">
            <text:p>1200</text:p>
          </table:table-cell>
          <table:table-cell table:formula="of:=[$shares.C173]" office:value-type="float" office:value="0">
            <text:p>0</text:p>
          </table:table-cell>
          <table:table-cell table:formula="of:=[$shares.D173]" office:value-type="float" office:value="0">
            <text:p>0</text:p>
          </table:table-cell>
          <table:table-cell table:formula="of:=[$shares.E173]" office:value-type="float" office:value="0">
            <text:p>0</text:p>
          </table:table-cell>
          <table:table-cell table:formula="of:=-([.F173]-[.F172])*[.B173]" office:value-type="float" office:value="-0">
            <text:p>0</text:p>
          </table:table-cell>
          <table:table-cell table:formula="of:=-([.G173]-[.G172])*[.C173]" office:value-type="float" office:value="-0">
            <text:p>0</text:p>
          </table:table-cell>
          <table:table-cell table:formula="of:=-([.H173]-[.H172])*[.D173]" office:value-type="float" office:value="-0">
            <text:p>0</text:p>
          </table:table-cell>
          <table:table-cell table:formula="of:=-([.I173]-[.I172])*[.E173]" office:value-type="float" office:value="-0">
            <text:p>0</text:p>
          </table:table-cell>
          <table:table-cell table:formula="of:=[.N172]+SUM([.J173:.M173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09-15">
            <text:p>9/15/2011</text:p>
          </table:table-cell>
          <table:table-cell table:formula="of:=[$prices.B174]" office:value-type="float" office:value="389.5">
            <text:p>389.5</text:p>
          </table:table-cell>
          <table:table-cell table:formula="of:=[$prices.C174]" office:value-type="float" office:value="542.56">
            <text:p>542.56</text:p>
          </table:table-cell>
          <table:table-cell table:formula="of:=[$prices.D174]" office:value-type="float" office:value="166.6">
            <text:p>166.6</text:p>
          </table:table-cell>
          <table:table-cell table:formula="of:=[$prices.E174]" office:value-type="float" office:value="71.75">
            <text:p>71.75</text:p>
          </table:table-cell>
          <table:table-cell table:formula="of:=[$shares.B174]" office:value-type="float" office:value="1200">
            <text:p>1200</text:p>
          </table:table-cell>
          <table:table-cell table:formula="of:=[$shares.C174]" office:value-type="float" office:value="0">
            <text:p>0</text:p>
          </table:table-cell>
          <table:table-cell table:formula="of:=[$shares.D174]" office:value-type="float" office:value="0">
            <text:p>0</text:p>
          </table:table-cell>
          <table:table-cell table:formula="of:=[$shares.E174]" office:value-type="float" office:value="0">
            <text:p>0</text:p>
          </table:table-cell>
          <table:table-cell table:formula="of:=-([.F174]-[.F173])*[.B174]" office:value-type="float" office:value="-0">
            <text:p>0</text:p>
          </table:table-cell>
          <table:table-cell table:formula="of:=-([.G174]-[.G173])*[.C174]" office:value-type="float" office:value="-0">
            <text:p>0</text:p>
          </table:table-cell>
          <table:table-cell table:formula="of:=-([.H174]-[.H173])*[.D174]" office:value-type="float" office:value="-0">
            <text:p>0</text:p>
          </table:table-cell>
          <table:table-cell table:formula="of:=-([.I174]-[.I173])*[.E174]" office:value-type="float" office:value="-0">
            <text:p>0</text:p>
          </table:table-cell>
          <table:table-cell table:formula="of:=[.N173]+SUM([.J174:.M174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09-16">
            <text:p>9/16/2011</text:p>
          </table:table-cell>
          <table:table-cell table:formula="of:=[$prices.B175]" office:value-type="float" office:value="396.97">
            <text:p>396.97</text:p>
          </table:table-cell>
          <table:table-cell table:formula="of:=[$prices.C175]" office:value-type="float" office:value="546.68">
            <text:p>546.68</text:p>
          </table:table-cell>
          <table:table-cell table:formula="of:=[$prices.D175]" office:value-type="float" office:value="169.44">
            <text:p>169.44</text:p>
          </table:table-cell>
          <table:table-cell table:formula="of:=[$prices.E175]" office:value-type="float" office:value="72.28">
            <text:p>72.28</text:p>
          </table:table-cell>
          <table:table-cell table:formula="of:=[$shares.B175]" office:value-type="float" office:value="1200">
            <text:p>1200</text:p>
          </table:table-cell>
          <table:table-cell table:formula="of:=[$shares.C175]" office:value-type="float" office:value="0">
            <text:p>0</text:p>
          </table:table-cell>
          <table:table-cell table:formula="of:=[$shares.D175]" office:value-type="float" office:value="0">
            <text:p>0</text:p>
          </table:table-cell>
          <table:table-cell table:formula="of:=[$shares.E175]" office:value-type="float" office:value="0">
            <text:p>0</text:p>
          </table:table-cell>
          <table:table-cell table:formula="of:=-([.F175]-[.F174])*[.B175]" office:value-type="float" office:value="-0">
            <text:p>0</text:p>
          </table:table-cell>
          <table:table-cell table:formula="of:=-([.G175]-[.G174])*[.C175]" office:value-type="float" office:value="-0">
            <text:p>0</text:p>
          </table:table-cell>
          <table:table-cell table:formula="of:=-([.H175]-[.H174])*[.D175]" office:value-type="float" office:value="-0">
            <text:p>0</text:p>
          </table:table-cell>
          <table:table-cell table:formula="of:=-([.I175]-[.I174])*[.E175]" office:value-type="float" office:value="-0">
            <text:p>0</text:p>
          </table:table-cell>
          <table:table-cell table:formula="of:=[.N174]+SUM([.J175:.M175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09-19">
            <text:p>9/19/2011</text:p>
          </table:table-cell>
          <table:table-cell table:formula="of:=[$prices.B176]" office:value-type="float" office:value="408.01">
            <text:p>408.01</text:p>
          </table:table-cell>
          <table:table-cell table:formula="of:=[$prices.C176]" office:value-type="float" office:value="546.67">
            <text:p>546.67</text:p>
          </table:table-cell>
          <table:table-cell table:formula="of:=[$prices.D176]" office:value-type="float" office:value="169.58">
            <text:p>169.58</text:p>
          </table:table-cell>
          <table:table-cell table:formula="of:=[$prices.E176]" office:value-type="float" office:value="71.45">
            <text:p>71.45</text:p>
          </table:table-cell>
          <table:table-cell table:formula="of:=[$shares.B176]" office:value-type="float" office:value="1200">
            <text:p>1200</text:p>
          </table:table-cell>
          <table:table-cell table:formula="of:=[$shares.C176]" office:value-type="float" office:value="0">
            <text:p>0</text:p>
          </table:table-cell>
          <table:table-cell table:formula="of:=[$shares.D176]" office:value-type="float" office:value="0">
            <text:p>0</text:p>
          </table:table-cell>
          <table:table-cell table:formula="of:=[$shares.E176]" office:value-type="float" office:value="0">
            <text:p>0</text:p>
          </table:table-cell>
          <table:table-cell table:formula="of:=-([.F176]-[.F175])*[.B176]" office:value-type="float" office:value="-0">
            <text:p>0</text:p>
          </table:table-cell>
          <table:table-cell table:formula="of:=-([.G176]-[.G175])*[.C176]" office:value-type="float" office:value="-0">
            <text:p>0</text:p>
          </table:table-cell>
          <table:table-cell table:formula="of:=-([.H176]-[.H175])*[.D176]" office:value-type="float" office:value="-0">
            <text:p>0</text:p>
          </table:table-cell>
          <table:table-cell table:formula="of:=-([.I176]-[.I175])*[.E176]" office:value-type="float" office:value="-0">
            <text:p>0</text:p>
          </table:table-cell>
          <table:table-cell table:formula="of:=[.N175]+SUM([.J176:.M176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09-20">
            <text:p>9/20/2011</text:p>
          </table:table-cell>
          <table:table-cell table:formula="of:=[$prices.B177]" office:value-type="float" office:value="409.81">
            <text:p>409.81</text:p>
          </table:table-cell>
          <table:table-cell table:formula="of:=[$prices.C177]" office:value-type="float" office:value="546.63">
            <text:p>546.63</text:p>
          </table:table-cell>
          <table:table-cell table:formula="of:=[$prices.D177]" office:value-type="float" office:value="171.14">
            <text:p>171.14</text:p>
          </table:table-cell>
          <table:table-cell table:formula="of:=[$prices.E177]" office:value-type="float" office:value="71.75">
            <text:p>71.75</text:p>
          </table:table-cell>
          <table:table-cell table:formula="of:=[$shares.B177]" office:value-type="float" office:value="1200">
            <text:p>1200</text:p>
          </table:table-cell>
          <table:table-cell table:formula="of:=[$shares.C177]" office:value-type="float" office:value="0">
            <text:p>0</text:p>
          </table:table-cell>
          <table:table-cell table:formula="of:=[$shares.D177]" office:value-type="float" office:value="0">
            <text:p>0</text:p>
          </table:table-cell>
          <table:table-cell table:formula="of:=[$shares.E177]" office:value-type="float" office:value="0">
            <text:p>0</text:p>
          </table:table-cell>
          <table:table-cell table:formula="of:=-([.F177]-[.F176])*[.B177]" office:value-type="float" office:value="-0">
            <text:p>0</text:p>
          </table:table-cell>
          <table:table-cell table:formula="of:=-([.G177]-[.G176])*[.C177]" office:value-type="float" office:value="-0">
            <text:p>0</text:p>
          </table:table-cell>
          <table:table-cell table:formula="of:=-([.H177]-[.H176])*[.D177]" office:value-type="float" office:value="-0">
            <text:p>0</text:p>
          </table:table-cell>
          <table:table-cell table:formula="of:=-([.I177]-[.I176])*[.E177]" office:value-type="float" office:value="-0">
            <text:p>0</text:p>
          </table:table-cell>
          <table:table-cell table:formula="of:=[.N176]+SUM([.J177:.M177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09-21">
            <text:p>9/21/2011</text:p>
          </table:table-cell>
          <table:table-cell table:formula="of:=[$prices.B178]" office:value-type="float" office:value="408.51">
            <text:p>408.51</text:p>
          </table:table-cell>
          <table:table-cell table:formula="of:=[$prices.C178]" office:value-type="float" office:value="539.2">
            <text:p>539.2</text:p>
          </table:table-cell>
          <table:table-cell table:formula="of:=[$prices.D178]" office:value-type="float" office:value="169.47">
            <text:p>169.47</text:p>
          </table:table-cell>
          <table:table-cell table:formula="of:=[$prices.E178]" office:value-type="float" office:value="69.77">
            <text:p>69.77</text:p>
          </table:table-cell>
          <table:table-cell table:formula="of:=[$shares.B178]" office:value-type="float" office:value="1200">
            <text:p>1200</text:p>
          </table:table-cell>
          <table:table-cell table:formula="of:=[$shares.C178]" office:value-type="float" office:value="0">
            <text:p>0</text:p>
          </table:table-cell>
          <table:table-cell table:formula="of:=[$shares.D178]" office:value-type="float" office:value="0">
            <text:p>0</text:p>
          </table:table-cell>
          <table:table-cell table:formula="of:=[$shares.E178]" office:value-type="float" office:value="0">
            <text:p>0</text:p>
          </table:table-cell>
          <table:table-cell table:formula="of:=-([.F178]-[.F177])*[.B178]" office:value-type="float" office:value="-0">
            <text:p>0</text:p>
          </table:table-cell>
          <table:table-cell table:formula="of:=-([.G178]-[.G177])*[.C178]" office:value-type="float" office:value="-0">
            <text:p>0</text:p>
          </table:table-cell>
          <table:table-cell table:formula="of:=-([.H178]-[.H177])*[.D178]" office:value-type="float" office:value="-0">
            <text:p>0</text:p>
          </table:table-cell>
          <table:table-cell table:formula="of:=-([.I178]-[.I177])*[.E178]" office:value-type="float" office:value="-0">
            <text:p>0</text:p>
          </table:table-cell>
          <table:table-cell table:formula="of:=[.N177]+SUM([.J178:.M178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09-22">
            <text:p>9/22/2011</text:p>
          </table:table-cell>
          <table:table-cell table:formula="of:=[$prices.B179]" office:value-type="float" office:value="398.28">
            <text:p>398.28</text:p>
          </table:table-cell>
          <table:table-cell table:formula="of:=[$prices.C179]" office:value-type="float" office:value="520.66">
            <text:p>520.66</text:p>
          </table:table-cell>
          <table:table-cell table:formula="of:=[$prices.D179]" office:value-type="float" office:value="165.16">
            <text:p>165.16</text:p>
          </table:table-cell>
          <table:table-cell table:formula="of:=[$prices.E179]" office:value-type="float" office:value="67.13">
            <text:p>67.13</text:p>
          </table:table-cell>
          <table:table-cell table:formula="of:=[$shares.B179]" office:value-type="float" office:value="1200">
            <text:p>1200</text:p>
          </table:table-cell>
          <table:table-cell table:formula="of:=[$shares.C179]" office:value-type="float" office:value="0">
            <text:p>0</text:p>
          </table:table-cell>
          <table:table-cell table:formula="of:=[$shares.D179]" office:value-type="float" office:value="0">
            <text:p>0</text:p>
          </table:table-cell>
          <table:table-cell table:formula="of:=[$shares.E179]" office:value-type="float" office:value="0">
            <text:p>0</text:p>
          </table:table-cell>
          <table:table-cell table:formula="of:=-([.F179]-[.F178])*[.B179]" office:value-type="float" office:value="-0">
            <text:p>0</text:p>
          </table:table-cell>
          <table:table-cell table:formula="of:=-([.G179]-[.G178])*[.C179]" office:value-type="float" office:value="-0">
            <text:p>0</text:p>
          </table:table-cell>
          <table:table-cell table:formula="of:=-([.H179]-[.H178])*[.D179]" office:value-type="float" office:value="-0">
            <text:p>0</text:p>
          </table:table-cell>
          <table:table-cell table:formula="of:=-([.I179]-[.I178])*[.E179]" office:value-type="float" office:value="-0">
            <text:p>0</text:p>
          </table:table-cell>
          <table:table-cell table:formula="of:=[.N178]+SUM([.J179:.M179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09-23">
            <text:p>9/23/2011</text:p>
          </table:table-cell>
          <table:table-cell table:formula="of:=[$prices.B180]" office:value-type="float" office:value="400.74">
            <text:p>400.74</text:p>
          </table:table-cell>
          <table:table-cell table:formula="of:=[$prices.C180]" office:value-type="float" office:value="525.51">
            <text:p>525.51</text:p>
          </table:table-cell>
          <table:table-cell table:formula="of:=[$prices.D180]" office:value-type="float" office:value="165.87">
            <text:p>165.87</text:p>
          </table:table-cell>
          <table:table-cell table:formula="of:=[$prices.E180]" office:value-type="float" office:value="67.2">
            <text:p>67.2</text:p>
          </table:table-cell>
          <table:table-cell table:formula="of:=[$shares.B180]" office:value-type="float" office:value="1200">
            <text:p>1200</text:p>
          </table:table-cell>
          <table:table-cell table:formula="of:=[$shares.C180]" office:value-type="float" office:value="0">
            <text:p>0</text:p>
          </table:table-cell>
          <table:table-cell table:formula="of:=[$shares.D180]" office:value-type="float" office:value="0">
            <text:p>0</text:p>
          </table:table-cell>
          <table:table-cell table:formula="of:=[$shares.E180]" office:value-type="float" office:value="0">
            <text:p>0</text:p>
          </table:table-cell>
          <table:table-cell table:formula="of:=-([.F180]-[.F179])*[.B180]" office:value-type="float" office:value="-0">
            <text:p>0</text:p>
          </table:table-cell>
          <table:table-cell table:formula="of:=-([.G180]-[.G179])*[.C180]" office:value-type="float" office:value="-0">
            <text:p>0</text:p>
          </table:table-cell>
          <table:table-cell table:formula="of:=-([.H180]-[.H179])*[.D180]" office:value-type="float" office:value="-0">
            <text:p>0</text:p>
          </table:table-cell>
          <table:table-cell table:formula="of:=-([.I180]-[.I179])*[.E180]" office:value-type="float" office:value="-0">
            <text:p>0</text:p>
          </table:table-cell>
          <table:table-cell table:formula="of:=[.N179]+SUM([.J180:.M180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09-26">
            <text:p>9/26/2011</text:p>
          </table:table-cell>
          <table:table-cell table:formula="of:=[$prices.B181]" office:value-type="float" office:value="399.62">
            <text:p>399.62</text:p>
          </table:table-cell>
          <table:table-cell table:formula="of:=[$prices.C181]" office:value-type="float" office:value="531.89">
            <text:p>531.89</text:p>
          </table:table-cell>
          <table:table-cell table:formula="of:=[$prices.D181]" office:value-type="float" office:value="170.93">
            <text:p>170.93</text:p>
          </table:table-cell>
          <table:table-cell table:formula="of:=[$prices.E181]" office:value-type="float" office:value="69.53">
            <text:p>69.53</text:p>
          </table:table-cell>
          <table:table-cell table:formula="of:=[$shares.B181]" office:value-type="float" office:value="1200">
            <text:p>1200</text:p>
          </table:table-cell>
          <table:table-cell table:formula="of:=[$shares.C181]" office:value-type="float" office:value="0">
            <text:p>0</text:p>
          </table:table-cell>
          <table:table-cell table:formula="of:=[$shares.D181]" office:value-type="float" office:value="0">
            <text:p>0</text:p>
          </table:table-cell>
          <table:table-cell table:formula="of:=[$shares.E181]" office:value-type="float" office:value="0">
            <text:p>0</text:p>
          </table:table-cell>
          <table:table-cell table:formula="of:=-([.F181]-[.F180])*[.B181]" office:value-type="float" office:value="-0">
            <text:p>0</text:p>
          </table:table-cell>
          <table:table-cell table:formula="of:=-([.G181]-[.G180])*[.C181]" office:value-type="float" office:value="-0">
            <text:p>0</text:p>
          </table:table-cell>
          <table:table-cell table:formula="of:=-([.H181]-[.H180])*[.D181]" office:value-type="float" office:value="-0">
            <text:p>0</text:p>
          </table:table-cell>
          <table:table-cell table:formula="of:=-([.I181]-[.I180])*[.E181]" office:value-type="float" office:value="-0">
            <text:p>0</text:p>
          </table:table-cell>
          <table:table-cell table:formula="of:=[.N180]+SUM([.J181:.M181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09-27">
            <text:p>9/27/2011</text:p>
          </table:table-cell>
          <table:table-cell table:formula="of:=[$prices.B182]" office:value-type="float" office:value="395.75">
            <text:p>395.75</text:p>
          </table:table-cell>
          <table:table-cell table:formula="of:=[$prices.C182]" office:value-type="float" office:value="539.34">
            <text:p>539.34</text:p>
          </table:table-cell>
          <table:table-cell table:formula="of:=[$prices.D182]" office:value-type="float" office:value="174.07">
            <text:p>174.07</text:p>
          </table:table-cell>
          <table:table-cell table:formula="of:=[$prices.E182]" office:value-type="float" office:value="70.69">
            <text:p>70.69</text:p>
          </table:table-cell>
          <table:table-cell table:formula="of:=[$shares.B182]" office:value-type="float" office:value="1200">
            <text:p>1200</text:p>
          </table:table-cell>
          <table:table-cell table:formula="of:=[$shares.C182]" office:value-type="float" office:value="0">
            <text:p>0</text:p>
          </table:table-cell>
          <table:table-cell table:formula="of:=[$shares.D182]" office:value-type="float" office:value="0">
            <text:p>0</text:p>
          </table:table-cell>
          <table:table-cell table:formula="of:=[$shares.E182]" office:value-type="float" office:value="0">
            <text:p>0</text:p>
          </table:table-cell>
          <table:table-cell table:formula="of:=-([.F182]-[.F181])*[.B182]" office:value-type="float" office:value="-0">
            <text:p>0</text:p>
          </table:table-cell>
          <table:table-cell table:formula="of:=-([.G182]-[.G181])*[.C182]" office:value-type="float" office:value="-0">
            <text:p>0</text:p>
          </table:table-cell>
          <table:table-cell table:formula="of:=-([.H182]-[.H181])*[.D182]" office:value-type="float" office:value="-0">
            <text:p>0</text:p>
          </table:table-cell>
          <table:table-cell table:formula="of:=-([.I182]-[.I181])*[.E182]" office:value-type="float" office:value="-0">
            <text:p>0</text:p>
          </table:table-cell>
          <table:table-cell table:formula="of:=[.N181]+SUM([.J182:.M182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09-28">
            <text:p>9/28/2011</text:p>
          </table:table-cell>
          <table:table-cell table:formula="of:=[$prices.B183]" office:value-type="float" office:value="393.52">
            <text:p>393.52</text:p>
          </table:table-cell>
          <table:table-cell table:formula="of:=[$prices.C183]" office:value-type="float" office:value="528.84">
            <text:p>528.84</text:p>
          </table:table-cell>
          <table:table-cell table:formula="of:=[$prices.D183]" office:value-type="float" office:value="173.91">
            <text:p>173.91</text:p>
          </table:table-cell>
          <table:table-cell table:formula="of:=[$prices.E183]" office:value-type="float" office:value="69.87">
            <text:p>69.87</text:p>
          </table:table-cell>
          <table:table-cell table:formula="of:=[$shares.B183]" office:value-type="float" office:value="1200">
            <text:p>1200</text:p>
          </table:table-cell>
          <table:table-cell table:formula="of:=[$shares.C183]" office:value-type="float" office:value="0">
            <text:p>0</text:p>
          </table:table-cell>
          <table:table-cell table:formula="of:=[$shares.D183]" office:value-type="float" office:value="0">
            <text:p>0</text:p>
          </table:table-cell>
          <table:table-cell table:formula="of:=[$shares.E183]" office:value-type="float" office:value="0">
            <text:p>0</text:p>
          </table:table-cell>
          <table:table-cell table:formula="of:=-([.F183]-[.F182])*[.B183]" office:value-type="float" office:value="-0">
            <text:p>0</text:p>
          </table:table-cell>
          <table:table-cell table:formula="of:=-([.G183]-[.G182])*[.C183]" office:value-type="float" office:value="-0">
            <text:p>0</text:p>
          </table:table-cell>
          <table:table-cell table:formula="of:=-([.H183]-[.H182])*[.D183]" office:value-type="float" office:value="-0">
            <text:p>0</text:p>
          </table:table-cell>
          <table:table-cell table:formula="of:=-([.I183]-[.I182])*[.E183]" office:value-type="float" office:value="-0">
            <text:p>0</text:p>
          </table:table-cell>
          <table:table-cell table:formula="of:=[.N182]+SUM([.J183:.M183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09-29">
            <text:p>9/29/2011</text:p>
          </table:table-cell>
          <table:table-cell table:formula="of:=[$prices.B184]" office:value-type="float" office:value="387.13">
            <text:p>387.13</text:p>
          </table:table-cell>
          <table:table-cell table:formula="of:=[$prices.C184]" office:value-type="float" office:value="527.5">
            <text:p>527.5</text:p>
          </table:table-cell>
          <table:table-cell table:formula="of:=[$prices.D184]" office:value-type="float" office:value="175.5">
            <text:p>175.5</text:p>
          </table:table-cell>
          <table:table-cell table:formula="of:=[$prices.E184]" office:value-type="float" office:value="71.63">
            <text:p>71.63</text:p>
          </table:table-cell>
          <table:table-cell table:formula="of:=[$shares.B184]" office:value-type="float" office:value="1200">
            <text:p>1200</text:p>
          </table:table-cell>
          <table:table-cell table:formula="of:=[$shares.C184]" office:value-type="float" office:value="0">
            <text:p>0</text:p>
          </table:table-cell>
          <table:table-cell table:formula="of:=[$shares.D184]" office:value-type="float" office:value="0">
            <text:p>0</text:p>
          </table:table-cell>
          <table:table-cell table:formula="of:=[$shares.E184]" office:value-type="float" office:value="0">
            <text:p>0</text:p>
          </table:table-cell>
          <table:table-cell table:formula="of:=-([.F184]-[.F183])*[.B184]" office:value-type="float" office:value="-0">
            <text:p>0</text:p>
          </table:table-cell>
          <table:table-cell table:formula="of:=-([.G184]-[.G183])*[.C184]" office:value-type="float" office:value="-0">
            <text:p>0</text:p>
          </table:table-cell>
          <table:table-cell table:formula="of:=-([.H184]-[.H183])*[.D184]" office:value-type="float" office:value="-0">
            <text:p>0</text:p>
          </table:table-cell>
          <table:table-cell table:formula="of:=-([.I184]-[.I183])*[.E184]" office:value-type="float" office:value="-0">
            <text:p>0</text:p>
          </table:table-cell>
          <table:table-cell table:formula="of:=[.N183]+SUM([.J184:.M184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09-30">
            <text:p>9/30/2011</text:p>
          </table:table-cell>
          <table:table-cell table:formula="of:=[$prices.B185]" office:value-type="float" office:value="377.96">
            <text:p>377.96</text:p>
          </table:table-cell>
          <table:table-cell table:formula="of:=[$prices.C185]" office:value-type="float" office:value="515.04">
            <text:p>515.04</text:p>
          </table:table-cell>
          <table:table-cell table:formula="of:=[$prices.D185]" office:value-type="float" office:value="171.29">
            <text:p>171.29</text:p>
          </table:table-cell>
          <table:table-cell table:formula="of:=[$prices.E185]" office:value-type="float" office:value="70.41">
            <text:p>70.41</text:p>
          </table:table-cell>
          <table:table-cell table:formula="of:=[$shares.B185]" office:value-type="float" office:value="1200">
            <text:p>1200</text:p>
          </table:table-cell>
          <table:table-cell table:formula="of:=[$shares.C185]" office:value-type="float" office:value="0">
            <text:p>0</text:p>
          </table:table-cell>
          <table:table-cell table:formula="of:=[$shares.D185]" office:value-type="float" office:value="0">
            <text:p>0</text:p>
          </table:table-cell>
          <table:table-cell table:formula="of:=[$shares.E185]" office:value-type="float" office:value="0">
            <text:p>0</text:p>
          </table:table-cell>
          <table:table-cell table:formula="of:=-([.F185]-[.F184])*[.B185]" office:value-type="float" office:value="-0">
            <text:p>0</text:p>
          </table:table-cell>
          <table:table-cell table:formula="of:=-([.G185]-[.G184])*[.C185]" office:value-type="float" office:value="-0">
            <text:p>0</text:p>
          </table:table-cell>
          <table:table-cell table:formula="of:=-([.H185]-[.H184])*[.D185]" office:value-type="float" office:value="-0">
            <text:p>0</text:p>
          </table:table-cell>
          <table:table-cell table:formula="of:=-([.I185]-[.I184])*[.E185]" office:value-type="float" office:value="-0">
            <text:p>0</text:p>
          </table:table-cell>
          <table:table-cell table:formula="of:=[.N184]+SUM([.J185:.M185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10-03">
            <text:p>10/3/2011</text:p>
          </table:table-cell>
          <table:table-cell table:formula="of:=[$prices.B186]" office:value-type="float" office:value="371.3">
            <text:p>371.3</text:p>
          </table:table-cell>
          <table:table-cell table:formula="of:=[$prices.C186]" office:value-type="float" office:value="495.52">
            <text:p>495.52</text:p>
          </table:table-cell>
          <table:table-cell table:formula="of:=[$prices.D186]" office:value-type="float" office:value="169.74">
            <text:p>169.74</text:p>
          </table:table-cell>
          <table:table-cell table:formula="of:=[$prices.E186]" office:value-type="float" office:value="68.98">
            <text:p>68.98</text:p>
          </table:table-cell>
          <table:table-cell table:formula="of:=[$shares.B186]" office:value-type="float" office:value="1200">
            <text:p>1200</text:p>
          </table:table-cell>
          <table:table-cell table:formula="of:=[$shares.C186]" office:value-type="float" office:value="0">
            <text:p>0</text:p>
          </table:table-cell>
          <table:table-cell table:formula="of:=[$shares.D186]" office:value-type="float" office:value="0">
            <text:p>0</text:p>
          </table:table-cell>
          <table:table-cell table:formula="of:=[$shares.E186]" office:value-type="float" office:value="0">
            <text:p>0</text:p>
          </table:table-cell>
          <table:table-cell table:formula="of:=-([.F186]-[.F185])*[.B186]" office:value-type="float" office:value="-0">
            <text:p>0</text:p>
          </table:table-cell>
          <table:table-cell table:formula="of:=-([.G186]-[.G185])*[.C186]" office:value-type="float" office:value="-0">
            <text:p>0</text:p>
          </table:table-cell>
          <table:table-cell table:formula="of:=-([.H186]-[.H185])*[.D186]" office:value-type="float" office:value="-0">
            <text:p>0</text:p>
          </table:table-cell>
          <table:table-cell table:formula="of:=-([.I186]-[.I185])*[.E186]" office:value-type="float" office:value="-0">
            <text:p>0</text:p>
          </table:table-cell>
          <table:table-cell table:formula="of:=[.N185]+SUM([.J186:.M186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10-04">
            <text:p>10/4/2011</text:p>
          </table:table-cell>
          <table:table-cell table:formula="of:=[$prices.B187]" office:value-type="float" office:value="369.22">
            <text:p>369.22</text:p>
          </table:table-cell>
          <table:table-cell table:formula="of:=[$prices.C187]" office:value-type="float" office:value="501.9">
            <text:p>501.9</text:p>
          </table:table-cell>
          <table:table-cell table:formula="of:=[$prices.D187]" office:value-type="float" office:value="171.16">
            <text:p>171.16</text:p>
          </table:table-cell>
          <table:table-cell table:formula="of:=[$prices.E187]" office:value-type="float" office:value="70.61">
            <text:p>70.61</text:p>
          </table:table-cell>
          <table:table-cell table:formula="of:=[$shares.B187]" office:value-type="float" office:value="1200">
            <text:p>1200</text:p>
          </table:table-cell>
          <table:table-cell table:formula="of:=[$shares.C187]" office:value-type="float" office:value="0">
            <text:p>0</text:p>
          </table:table-cell>
          <table:table-cell table:formula="of:=[$shares.D187]" office:value-type="float" office:value="0">
            <text:p>0</text:p>
          </table:table-cell>
          <table:table-cell table:formula="of:=[$shares.E187]" office:value-type="float" office:value="0">
            <text:p>0</text:p>
          </table:table-cell>
          <table:table-cell table:formula="of:=-([.F187]-[.F186])*[.B187]" office:value-type="float" office:value="-0">
            <text:p>0</text:p>
          </table:table-cell>
          <table:table-cell table:formula="of:=-([.G187]-[.G186])*[.C187]" office:value-type="float" office:value="-0">
            <text:p>0</text:p>
          </table:table-cell>
          <table:table-cell table:formula="of:=-([.H187]-[.H186])*[.D187]" office:value-type="float" office:value="-0">
            <text:p>0</text:p>
          </table:table-cell>
          <table:table-cell table:formula="of:=-([.I187]-[.I186])*[.E187]" office:value-type="float" office:value="-0">
            <text:p>0</text:p>
          </table:table-cell>
          <table:table-cell table:formula="of:=[.N186]+SUM([.J187:.M187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10-05">
            <text:p>10/5/2011</text:p>
          </table:table-cell>
          <table:table-cell table:formula="of:=[$prices.B188]" office:value-type="float" office:value="374.92">
            <text:p>374.92</text:p>
          </table:table-cell>
          <table:table-cell table:formula="of:=[$prices.C188]" office:value-type="float" office:value="504.7">
            <text:p>504.7</text:p>
          </table:table-cell>
          <table:table-cell table:formula="of:=[$prices.D188]" office:value-type="float" office:value="173.23">
            <text:p>173.23</text:p>
          </table:table-cell>
          <table:table-cell table:formula="of:=[$prices.E188]" office:value-type="float" office:value="71.69">
            <text:p>71.69</text:p>
          </table:table-cell>
          <table:table-cell table:formula="of:=[$shares.B188]" office:value-type="float" office:value="1200">
            <text:p>1200</text:p>
          </table:table-cell>
          <table:table-cell table:formula="of:=[$shares.C188]" office:value-type="float" office:value="0">
            <text:p>0</text:p>
          </table:table-cell>
          <table:table-cell table:formula="of:=[$shares.D188]" office:value-type="float" office:value="0">
            <text:p>0</text:p>
          </table:table-cell>
          <table:table-cell table:formula="of:=[$shares.E188]" office:value-type="float" office:value="0">
            <text:p>0</text:p>
          </table:table-cell>
          <table:table-cell table:formula="of:=-([.F188]-[.F187])*[.B188]" office:value-type="float" office:value="-0">
            <text:p>0</text:p>
          </table:table-cell>
          <table:table-cell table:formula="of:=-([.G188]-[.G187])*[.C188]" office:value-type="float" office:value="-0">
            <text:p>0</text:p>
          </table:table-cell>
          <table:table-cell table:formula="of:=-([.H188]-[.H187])*[.D188]" office:value-type="float" office:value="-0">
            <text:p>0</text:p>
          </table:table-cell>
          <table:table-cell table:formula="of:=-([.I188]-[.I187])*[.E188]" office:value-type="float" office:value="-0">
            <text:p>0</text:p>
          </table:table-cell>
          <table:table-cell table:formula="of:=[.N187]+SUM([.J188:.M188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10-06">
            <text:p>10/6/2011</text:p>
          </table:table-cell>
          <table:table-cell table:formula="of:=[$prices.B189]" office:value-type="float" office:value="374.05">
            <text:p>374.05</text:p>
          </table:table-cell>
          <table:table-cell table:formula="of:=[$prices.C189]" office:value-type="float" office:value="514.71">
            <text:p>514.71</text:p>
          </table:table-cell>
          <table:table-cell table:formula="of:=[$prices.D189]" office:value-type="float" office:value="177.97">
            <text:p>177.97</text:p>
          </table:table-cell>
          <table:table-cell table:formula="of:=[$prices.E189]" office:value-type="float" office:value="71.64">
            <text:p>71.64</text:p>
          </table:table-cell>
          <table:table-cell table:formula="of:=[$shares.B189]" office:value-type="float" office:value="1200">
            <text:p>1200</text:p>
          </table:table-cell>
          <table:table-cell table:formula="of:=[$shares.C189]" office:value-type="float" office:value="0">
            <text:p>0</text:p>
          </table:table-cell>
          <table:table-cell table:formula="of:=[$shares.D189]" office:value-type="float" office:value="0">
            <text:p>0</text:p>
          </table:table-cell>
          <table:table-cell table:formula="of:=[$shares.E189]" office:value-type="float" office:value="0">
            <text:p>0</text:p>
          </table:table-cell>
          <table:table-cell table:formula="of:=-([.F189]-[.F188])*[.B189]" office:value-type="float" office:value="-0">
            <text:p>0</text:p>
          </table:table-cell>
          <table:table-cell table:formula="of:=-([.G189]-[.G188])*[.C189]" office:value-type="float" office:value="-0">
            <text:p>0</text:p>
          </table:table-cell>
          <table:table-cell table:formula="of:=-([.H189]-[.H188])*[.D189]" office:value-type="float" office:value="-0">
            <text:p>0</text:p>
          </table:table-cell>
          <table:table-cell table:formula="of:=-([.I189]-[.I188])*[.E189]" office:value-type="float" office:value="-0">
            <text:p>0</text:p>
          </table:table-cell>
          <table:table-cell table:formula="of:=[.N188]+SUM([.J189:.M189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10-07">
            <text:p>10/7/2011</text:p>
          </table:table-cell>
          <table:table-cell table:formula="of:=[$prices.B190]" office:value-type="float" office:value="366.54">
            <text:p>366.54</text:p>
          </table:table-cell>
          <table:table-cell table:formula="of:=[$prices.C190]" office:value-type="float" office:value="515.12">
            <text:p>515.12</text:p>
          </table:table-cell>
          <table:table-cell table:formula="of:=[$prices.D190]" office:value-type="float" office:value="178.65">
            <text:p>178.65</text:p>
          </table:table-cell>
          <table:table-cell table:formula="of:=[$prices.E190]" office:value-type="float" office:value="71.32">
            <text:p>71.32</text:p>
          </table:table-cell>
          <table:table-cell table:formula="of:=[$shares.B190]" office:value-type="float" office:value="1200">
            <text:p>1200</text:p>
          </table:table-cell>
          <table:table-cell table:formula="of:=[$shares.C190]" office:value-type="float" office:value="0">
            <text:p>0</text:p>
          </table:table-cell>
          <table:table-cell table:formula="of:=[$shares.D190]" office:value-type="float" office:value="0">
            <text:p>0</text:p>
          </table:table-cell>
          <table:table-cell table:formula="of:=[$shares.E190]" office:value-type="float" office:value="0">
            <text:p>0</text:p>
          </table:table-cell>
          <table:table-cell table:formula="of:=-([.F190]-[.F189])*[.B190]" office:value-type="float" office:value="-0">
            <text:p>0</text:p>
          </table:table-cell>
          <table:table-cell table:formula="of:=-([.G190]-[.G189])*[.C190]" office:value-type="float" office:value="-0">
            <text:p>0</text:p>
          </table:table-cell>
          <table:table-cell table:formula="of:=-([.H190]-[.H189])*[.D190]" office:value-type="float" office:value="-0">
            <text:p>0</text:p>
          </table:table-cell>
          <table:table-cell table:formula="of:=-([.I190]-[.I189])*[.E190]" office:value-type="float" office:value="-0">
            <text:p>0</text:p>
          </table:table-cell>
          <table:table-cell table:formula="of:=[.N189]+SUM([.J190:.M190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10-10">
            <text:p>10/10/2011</text:p>
          </table:table-cell>
          <table:table-cell table:formula="of:=[$prices.B191]" office:value-type="float" office:value="385.39">
            <text:p>385.39</text:p>
          </table:table-cell>
          <table:table-cell table:formula="of:=[$prices.C191]" office:value-type="float" office:value="537.17">
            <text:p>537.17</text:p>
          </table:table-cell>
          <table:table-cell table:formula="of:=[$prices.D191]" office:value-type="float" office:value="182.8">
            <text:p>182.8</text:p>
          </table:table-cell>
          <table:table-cell table:formula="of:=[$prices.E191]" office:value-type="float" office:value="73.95">
            <text:p>73.95</text:p>
          </table:table-cell>
          <table:table-cell table:formula="of:=[$shares.B191]" office:value-type="float" office:value="1200">
            <text:p>1200</text:p>
          </table:table-cell>
          <table:table-cell table:formula="of:=[$shares.C191]" office:value-type="float" office:value="0">
            <text:p>0</text:p>
          </table:table-cell>
          <table:table-cell table:formula="of:=[$shares.D191]" office:value-type="float" office:value="0">
            <text:p>0</text:p>
          </table:table-cell>
          <table:table-cell table:formula="of:=[$shares.E191]" office:value-type="float" office:value="0">
            <text:p>0</text:p>
          </table:table-cell>
          <table:table-cell table:formula="of:=-([.F191]-[.F190])*[.B191]" office:value-type="float" office:value="-0">
            <text:p>0</text:p>
          </table:table-cell>
          <table:table-cell table:formula="of:=-([.G191]-[.G190])*[.C191]" office:value-type="float" office:value="-0">
            <text:p>0</text:p>
          </table:table-cell>
          <table:table-cell table:formula="of:=-([.H191]-[.H190])*[.D191]" office:value-type="float" office:value="-0">
            <text:p>0</text:p>
          </table:table-cell>
          <table:table-cell table:formula="of:=-([.I191]-[.I190])*[.E191]" office:value-type="float" office:value="-0">
            <text:p>0</text:p>
          </table:table-cell>
          <table:table-cell table:formula="of:=[.N190]+SUM([.J191:.M191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10-11">
            <text:p>10/11/2011</text:p>
          </table:table-cell>
          <table:table-cell table:formula="of:=[$prices.B192]" office:value-type="float" office:value="396.77">
            <text:p>396.77</text:p>
          </table:table-cell>
          <table:table-cell table:formula="of:=[$prices.C192]" office:value-type="float" office:value="543.18">
            <text:p>543.18</text:p>
          </table:table-cell>
          <table:table-cell table:formula="of:=[$prices.D192]" office:value-type="float" office:value="181.21">
            <text:p>181.21</text:p>
          </table:table-cell>
          <table:table-cell table:formula="of:=[$prices.E192]" office:value-type="float" office:value="73.94">
            <text:p>73.94</text:p>
          </table:table-cell>
          <table:table-cell table:formula="of:=[$shares.B192]" office:value-type="float" office:value="1200">
            <text:p>1200</text:p>
          </table:table-cell>
          <table:table-cell table:formula="of:=[$shares.C192]" office:value-type="float" office:value="0">
            <text:p>0</text:p>
          </table:table-cell>
          <table:table-cell table:formula="of:=[$shares.D192]" office:value-type="float" office:value="0">
            <text:p>0</text:p>
          </table:table-cell>
          <table:table-cell table:formula="of:=[$shares.E192]" office:value-type="float" office:value="0">
            <text:p>0</text:p>
          </table:table-cell>
          <table:table-cell table:formula="of:=-([.F192]-[.F191])*[.B192]" office:value-type="float" office:value="-0">
            <text:p>0</text:p>
          </table:table-cell>
          <table:table-cell table:formula="of:=-([.G192]-[.G191])*[.C192]" office:value-type="float" office:value="-0">
            <text:p>0</text:p>
          </table:table-cell>
          <table:table-cell table:formula="of:=-([.H192]-[.H191])*[.D192]" office:value-type="float" office:value="-0">
            <text:p>0</text:p>
          </table:table-cell>
          <table:table-cell table:formula="of:=-([.I192]-[.I191])*[.E192]" office:value-type="float" office:value="-0">
            <text:p>0</text:p>
          </table:table-cell>
          <table:table-cell table:formula="of:=[.N191]+SUM([.J192:.M192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10-12">
            <text:p>10/12/2011</text:p>
          </table:table-cell>
          <table:table-cell table:formula="of:=[$prices.B193]" office:value-type="float" office:value="398.65">
            <text:p>398.65</text:p>
          </table:table-cell>
          <table:table-cell table:formula="of:=[$prices.C193]" office:value-type="float" office:value="548.5">
            <text:p>548.5</text:p>
          </table:table-cell>
          <table:table-cell table:formula="of:=[$prices.D193]" office:value-type="float" office:value="182.31">
            <text:p>182.31</text:p>
          </table:table-cell>
          <table:table-cell table:formula="of:=[$prices.E193]" office:value-type="float" office:value="74.81">
            <text:p>74.81</text:p>
          </table:table-cell>
          <table:table-cell table:formula="of:=[$shares.B193]" office:value-type="float" office:value="1200">
            <text:p>1200</text:p>
          </table:table-cell>
          <table:table-cell table:formula="of:=[$shares.C193]" office:value-type="float" office:value="0">
            <text:p>0</text:p>
          </table:table-cell>
          <table:table-cell table:formula="of:=[$shares.D193]" office:value-type="float" office:value="0">
            <text:p>0</text:p>
          </table:table-cell>
          <table:table-cell table:formula="of:=[$shares.E193]" office:value-type="float" office:value="0">
            <text:p>0</text:p>
          </table:table-cell>
          <table:table-cell table:formula="of:=-([.F193]-[.F192])*[.B193]" office:value-type="float" office:value="-0">
            <text:p>0</text:p>
          </table:table-cell>
          <table:table-cell table:formula="of:=-([.G193]-[.G192])*[.C193]" office:value-type="float" office:value="-0">
            <text:p>0</text:p>
          </table:table-cell>
          <table:table-cell table:formula="of:=-([.H193]-[.H192])*[.D193]" office:value-type="float" office:value="-0">
            <text:p>0</text:p>
          </table:table-cell>
          <table:table-cell table:formula="of:=-([.I193]-[.I192])*[.E193]" office:value-type="float" office:value="-0">
            <text:p>0</text:p>
          </table:table-cell>
          <table:table-cell table:formula="of:=[.N192]+SUM([.J193:.M193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10-13">
            <text:p>10/13/2011</text:p>
          </table:table-cell>
          <table:table-cell table:formula="of:=[$prices.B194]" office:value-type="float" office:value="404.83">
            <text:p>404.83</text:p>
          </table:table-cell>
          <table:table-cell table:formula="of:=[$prices.C194]" office:value-type="float" office:value="558.99">
            <text:p>558.99</text:p>
          </table:table-cell>
          <table:table-cell table:formula="of:=[$prices.D194]" office:value-type="float" office:value="182.99">
            <text:p>182.99</text:p>
          </table:table-cell>
          <table:table-cell table:formula="of:=[$prices.E194]" office:value-type="float" office:value="74.04">
            <text:p>74.04</text:p>
          </table:table-cell>
          <table:table-cell table:formula="of:=[$shares.B194]" office:value-type="float" office:value="1200">
            <text:p>1200</text:p>
          </table:table-cell>
          <table:table-cell table:formula="of:=[$shares.C194]" office:value-type="float" office:value="0">
            <text:p>0</text:p>
          </table:table-cell>
          <table:table-cell table:formula="of:=[$shares.D194]" office:value-type="float" office:value="0">
            <text:p>0</text:p>
          </table:table-cell>
          <table:table-cell table:formula="of:=[$shares.E194]" office:value-type="float" office:value="0">
            <text:p>0</text:p>
          </table:table-cell>
          <table:table-cell table:formula="of:=-([.F194]-[.F193])*[.B194]" office:value-type="float" office:value="-0">
            <text:p>0</text:p>
          </table:table-cell>
          <table:table-cell table:formula="of:=-([.G194]-[.G193])*[.C194]" office:value-type="float" office:value="-0">
            <text:p>0</text:p>
          </table:table-cell>
          <table:table-cell table:formula="of:=-([.H194]-[.H193])*[.D194]" office:value-type="float" office:value="-0">
            <text:p>0</text:p>
          </table:table-cell>
          <table:table-cell table:formula="of:=-([.I194]-[.I193])*[.E194]" office:value-type="float" office:value="-0">
            <text:p>0</text:p>
          </table:table-cell>
          <table:table-cell table:formula="of:=[.N193]+SUM([.J194:.M194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10-14">
            <text:p>10/14/2011</text:p>
          </table:table-cell>
          <table:table-cell table:formula="of:=[$prices.B195]" office:value-type="float" office:value="418.29">
            <text:p>418.29</text:p>
          </table:table-cell>
          <table:table-cell table:formula="of:=[$prices.C195]" office:value-type="float" office:value="591.68">
            <text:p>591.68</text:p>
          </table:table-cell>
          <table:table-cell table:formula="of:=[$prices.D195]" office:value-type="float" office:value="186.63">
            <text:p>186.63</text:p>
          </table:table-cell>
          <table:table-cell table:formula="of:=[$prices.E195]" office:value-type="float" office:value="75.73">
            <text:p>75.73</text:p>
          </table:table-cell>
          <table:table-cell table:formula="of:=[$shares.B195]" office:value-type="float" office:value="1200">
            <text:p>1200</text:p>
          </table:table-cell>
          <table:table-cell table:formula="of:=[$shares.C195]" office:value-type="float" office:value="0">
            <text:p>0</text:p>
          </table:table-cell>
          <table:table-cell table:formula="of:=[$shares.D195]" office:value-type="float" office:value="0">
            <text:p>0</text:p>
          </table:table-cell>
          <table:table-cell table:formula="of:=[$shares.E195]" office:value-type="float" office:value="0">
            <text:p>0</text:p>
          </table:table-cell>
          <table:table-cell table:formula="of:=-([.F195]-[.F194])*[.B195]" office:value-type="float" office:value="-0">
            <text:p>0</text:p>
          </table:table-cell>
          <table:table-cell table:formula="of:=-([.G195]-[.G194])*[.C195]" office:value-type="float" office:value="-0">
            <text:p>0</text:p>
          </table:table-cell>
          <table:table-cell table:formula="of:=-([.H195]-[.H194])*[.D195]" office:value-type="float" office:value="-0">
            <text:p>0</text:p>
          </table:table-cell>
          <table:table-cell table:formula="of:=-([.I195]-[.I194])*[.E195]" office:value-type="float" office:value="-0">
            <text:p>0</text:p>
          </table:table-cell>
          <table:table-cell table:formula="of:=[.N194]+SUM([.J195:.M195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10-17">
            <text:p>10/17/2011</text:p>
          </table:table-cell>
          <table:table-cell table:formula="of:=[$prices.B196]" office:value-type="float" office:value="416.29">
            <text:p>416.29</text:p>
          </table:table-cell>
          <table:table-cell table:formula="of:=[$prices.C196]" office:value-type="float" office:value="582.41">
            <text:p>582.41</text:p>
          </table:table-cell>
          <table:table-cell table:formula="of:=[$prices.D196]" office:value-type="float" office:value="182.77">
            <text:p>182.77</text:p>
          </table:table-cell>
          <table:table-cell table:formula="of:=[$prices.E196]" office:value-type="float" office:value="75.11">
            <text:p>75.11</text:p>
          </table:table-cell>
          <table:table-cell table:formula="of:=[$shares.B196]" office:value-type="float" office:value="1200">
            <text:p>1200</text:p>
          </table:table-cell>
          <table:table-cell table:formula="of:=[$shares.C196]" office:value-type="float" office:value="0">
            <text:p>0</text:p>
          </table:table-cell>
          <table:table-cell table:formula="of:=[$shares.D196]" office:value-type="float" office:value="0">
            <text:p>0</text:p>
          </table:table-cell>
          <table:table-cell table:formula="of:=[$shares.E196]" office:value-type="float" office:value="0">
            <text:p>0</text:p>
          </table:table-cell>
          <table:table-cell table:formula="of:=-([.F196]-[.F195])*[.B196]" office:value-type="float" office:value="-0">
            <text:p>0</text:p>
          </table:table-cell>
          <table:table-cell table:formula="of:=-([.G196]-[.G195])*[.C196]" office:value-type="float" office:value="-0">
            <text:p>0</text:p>
          </table:table-cell>
          <table:table-cell table:formula="of:=-([.H196]-[.H195])*[.D196]" office:value-type="float" office:value="-0">
            <text:p>0</text:p>
          </table:table-cell>
          <table:table-cell table:formula="of:=-([.I196]-[.I195])*[.E196]" office:value-type="float" office:value="-0">
            <text:p>0</text:p>
          </table:table-cell>
          <table:table-cell table:formula="of:=[.N195]+SUM([.J196:.M196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10-18">
            <text:p>10/18/2011</text:p>
          </table:table-cell>
          <table:table-cell table:formula="of:=[$prices.B197]" office:value-type="float" office:value="418.52">
            <text:p>418.52</text:p>
          </table:table-cell>
          <table:table-cell table:formula="of:=[$prices.C197]" office:value-type="float" office:value="590.51">
            <text:p>590.51</text:p>
          </table:table-cell>
          <table:table-cell table:formula="of:=[$prices.D197]" office:value-type="float" office:value="175.23">
            <text:p>175.23</text:p>
          </table:table-cell>
          <table:table-cell table:formula="of:=[$prices.E197]" office:value-type="float" office:value="76.48">
            <text:p>76.48</text:p>
          </table:table-cell>
          <table:table-cell table:formula="of:=[$shares.B197]" office:value-type="float" office:value="1200">
            <text:p>1200</text:p>
          </table:table-cell>
          <table:table-cell table:formula="of:=[$shares.C197]" office:value-type="float" office:value="0">
            <text:p>0</text:p>
          </table:table-cell>
          <table:table-cell table:formula="of:=[$shares.D197]" office:value-type="float" office:value="0">
            <text:p>0</text:p>
          </table:table-cell>
          <table:table-cell table:formula="of:=[$shares.E197]" office:value-type="float" office:value="0">
            <text:p>0</text:p>
          </table:table-cell>
          <table:table-cell table:formula="of:=-([.F197]-[.F196])*[.B197]" office:value-type="float" office:value="-0">
            <text:p>0</text:p>
          </table:table-cell>
          <table:table-cell table:formula="of:=-([.G197]-[.G196])*[.C197]" office:value-type="float" office:value="-0">
            <text:p>0</text:p>
          </table:table-cell>
          <table:table-cell table:formula="of:=-([.H197]-[.H196])*[.D197]" office:value-type="float" office:value="-0">
            <text:p>0</text:p>
          </table:table-cell>
          <table:table-cell table:formula="of:=-([.I197]-[.I196])*[.E197]" office:value-type="float" office:value="-0">
            <text:p>0</text:p>
          </table:table-cell>
          <table:table-cell table:formula="of:=[.N196]+SUM([.J197:.M197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10-19">
            <text:p>10/19/2011</text:p>
          </table:table-cell>
          <table:table-cell table:formula="of:=[$prices.B198]" office:value-type="float" office:value="395.11">
            <text:p>395.11</text:p>
          </table:table-cell>
          <table:table-cell table:formula="of:=[$prices.C198]" office:value-type="float" office:value="580.7">
            <text:p>580.7</text:p>
          </table:table-cell>
          <table:table-cell table:formula="of:=[$prices.D198]" office:value-type="float" office:value="173.75">
            <text:p>173.75</text:p>
          </table:table-cell>
          <table:table-cell table:formula="of:=[$prices.E198]" office:value-type="float" office:value="76.04">
            <text:p>76.04</text:p>
          </table:table-cell>
          <table:table-cell table:formula="of:=[$shares.B198]" office:value-type="float" office:value="1200">
            <text:p>1200</text:p>
          </table:table-cell>
          <table:table-cell table:formula="of:=[$shares.C198]" office:value-type="float" office:value="0">
            <text:p>0</text:p>
          </table:table-cell>
          <table:table-cell table:formula="of:=[$shares.D198]" office:value-type="float" office:value="0">
            <text:p>0</text:p>
          </table:table-cell>
          <table:table-cell table:formula="of:=[$shares.E198]" office:value-type="float" office:value="0">
            <text:p>0</text:p>
          </table:table-cell>
          <table:table-cell table:formula="of:=-([.F198]-[.F197])*[.B198]" office:value-type="float" office:value="-0">
            <text:p>0</text:p>
          </table:table-cell>
          <table:table-cell table:formula="of:=-([.G198]-[.G197])*[.C198]" office:value-type="float" office:value="-0">
            <text:p>0</text:p>
          </table:table-cell>
          <table:table-cell table:formula="of:=-([.H198]-[.H197])*[.D198]" office:value-type="float" office:value="-0">
            <text:p>0</text:p>
          </table:table-cell>
          <table:table-cell table:formula="of:=-([.I198]-[.I197])*[.E198]" office:value-type="float" office:value="-0">
            <text:p>0</text:p>
          </table:table-cell>
          <table:table-cell table:formula="of:=[.N197]+SUM([.J198:.M198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10-20">
            <text:p>10/20/2011</text:p>
          </table:table-cell>
          <table:table-cell table:formula="of:=[$prices.B199]" office:value-type="float" office:value="391.83">
            <text:p>391.83</text:p>
          </table:table-cell>
          <table:table-cell table:formula="of:=[$prices.C199]" office:value-type="float" office:value="583.67">
            <text:p>583.67</text:p>
          </table:table-cell>
          <table:table-cell table:formula="of:=[$prices.D199]" office:value-type="float" office:value="173.62">
            <text:p>173.62</text:p>
          </table:table-cell>
          <table:table-cell table:formula="of:=[$prices.E199]" office:value-type="float" office:value="76.31">
            <text:p>76.31</text:p>
          </table:table-cell>
          <table:table-cell table:formula="of:=[$shares.B199]" office:value-type="float" office:value="1200">
            <text:p>1200</text:p>
          </table:table-cell>
          <table:table-cell table:formula="of:=[$shares.C199]" office:value-type="float" office:value="0">
            <text:p>0</text:p>
          </table:table-cell>
          <table:table-cell table:formula="of:=[$shares.D199]" office:value-type="float" office:value="0">
            <text:p>0</text:p>
          </table:table-cell>
          <table:table-cell table:formula="of:=[$shares.E199]" office:value-type="float" office:value="0">
            <text:p>0</text:p>
          </table:table-cell>
          <table:table-cell table:formula="of:=-([.F199]-[.F198])*[.B199]" office:value-type="float" office:value="-0">
            <text:p>0</text:p>
          </table:table-cell>
          <table:table-cell table:formula="of:=-([.G199]-[.G198])*[.C199]" office:value-type="float" office:value="-0">
            <text:p>0</text:p>
          </table:table-cell>
          <table:table-cell table:formula="of:=-([.H199]-[.H198])*[.D199]" office:value-type="float" office:value="-0">
            <text:p>0</text:p>
          </table:table-cell>
          <table:table-cell table:formula="of:=-([.I199]-[.I198])*[.E199]" office:value-type="float" office:value="-0">
            <text:p>0</text:p>
          </table:table-cell>
          <table:table-cell table:formula="of:=[.N198]+SUM([.J199:.M199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10-21">
            <text:p>10/21/2011</text:p>
          </table:table-cell>
          <table:table-cell table:formula="of:=[$prices.B200]" office:value-type="float" office:value="389.41">
            <text:p>389.41</text:p>
          </table:table-cell>
          <table:table-cell table:formula="of:=[$prices.C200]" office:value-type="float" office:value="590.49">
            <text:p>590.49</text:p>
          </table:table-cell>
          <table:table-cell table:formula="of:=[$prices.D200]" office:value-type="float" office:value="177.91">
            <text:p>177.91</text:p>
          </table:table-cell>
          <table:table-cell table:formula="of:=[$prices.E200]" office:value-type="float" office:value="77.69">
            <text:p>77.69</text:p>
          </table:table-cell>
          <table:table-cell table:formula="of:=[$shares.B200]" office:value-type="float" office:value="1200">
            <text:p>1200</text:p>
          </table:table-cell>
          <table:table-cell table:formula="of:=[$shares.C200]" office:value-type="float" office:value="0">
            <text:p>0</text:p>
          </table:table-cell>
          <table:table-cell table:formula="of:=[$shares.D200]" office:value-type="float" office:value="0">
            <text:p>0</text:p>
          </table:table-cell>
          <table:table-cell table:formula="of:=[$shares.E200]" office:value-type="float" office:value="0">
            <text:p>0</text:p>
          </table:table-cell>
          <table:table-cell table:formula="of:=-([.F200]-[.F199])*[.B200]" office:value-type="float" office:value="-0">
            <text:p>0</text:p>
          </table:table-cell>
          <table:table-cell table:formula="of:=-([.G200]-[.G199])*[.C200]" office:value-type="float" office:value="-0">
            <text:p>0</text:p>
          </table:table-cell>
          <table:table-cell table:formula="of:=-([.H200]-[.H199])*[.D200]" office:value-type="float" office:value="-0">
            <text:p>0</text:p>
          </table:table-cell>
          <table:table-cell table:formula="of:=-([.I200]-[.I199])*[.E200]" office:value-type="float" office:value="-0">
            <text:p>0</text:p>
          </table:table-cell>
          <table:table-cell table:formula="of:=[.N199]+SUM([.J200:.M200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10-24">
            <text:p>10/24/2011</text:p>
          </table:table-cell>
          <table:table-cell table:formula="of:=[$prices.B201]" office:value-type="float" office:value="402.2">
            <text:p>402.2</text:p>
          </table:table-cell>
          <table:table-cell table:formula="of:=[$prices.C201]" office:value-type="float" office:value="596.42">
            <text:p>596.42</text:p>
          </table:table-cell>
          <table:table-cell table:formula="of:=[$prices.D201]" office:value-type="float" office:value="178.52">
            <text:p>178.52</text:p>
          </table:table-cell>
          <table:table-cell table:formula="of:=[$prices.E201]" office:value-type="float" office:value="77.72">
            <text:p>77.72</text:p>
          </table:table-cell>
          <table:table-cell table:formula="of:=[$shares.B201]" office:value-type="float" office:value="1200">
            <text:p>1200</text:p>
          </table:table-cell>
          <table:table-cell table:formula="of:=[$shares.C201]" office:value-type="float" office:value="0">
            <text:p>0</text:p>
          </table:table-cell>
          <table:table-cell table:formula="of:=[$shares.D201]" office:value-type="float" office:value="0">
            <text:p>0</text:p>
          </table:table-cell>
          <table:table-cell table:formula="of:=[$shares.E201]" office:value-type="float" office:value="0">
            <text:p>0</text:p>
          </table:table-cell>
          <table:table-cell table:formula="of:=-([.F201]-[.F200])*[.B201]" office:value-type="float" office:value="-0">
            <text:p>0</text:p>
          </table:table-cell>
          <table:table-cell table:formula="of:=-([.G201]-[.G200])*[.C201]" office:value-type="float" office:value="-0">
            <text:p>0</text:p>
          </table:table-cell>
          <table:table-cell table:formula="of:=-([.H201]-[.H200])*[.D201]" office:value-type="float" office:value="-0">
            <text:p>0</text:p>
          </table:table-cell>
          <table:table-cell table:formula="of:=-([.I201]-[.I200])*[.E201]" office:value-type="float" office:value="-0">
            <text:p>0</text:p>
          </table:table-cell>
          <table:table-cell table:formula="of:=[.N200]+SUM([.J201:.M201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10-25">
            <text:p>10/25/2011</text:p>
          </table:table-cell>
          <table:table-cell table:formula="of:=[$prices.B202]" office:value-type="float" office:value="394.27">
            <text:p>394.27</text:p>
          </table:table-cell>
          <table:table-cell table:formula="of:=[$prices.C202]" office:value-type="float" office:value="583.16">
            <text:p>583.16</text:p>
          </table:table-cell>
          <table:table-cell table:formula="of:=[$prices.D202]" office:value-type="float" office:value="176.66">
            <text:p>176.66</text:p>
          </table:table-cell>
          <table:table-cell table:formula="of:=[$prices.E202]" office:value-type="float" office:value="77.02">
            <text:p>77.02</text:p>
          </table:table-cell>
          <table:table-cell table:formula="of:=[$shares.B202]" office:value-type="float" office:value="1200">
            <text:p>1200</text:p>
          </table:table-cell>
          <table:table-cell table:formula="of:=[$shares.C202]" office:value-type="float" office:value="0">
            <text:p>0</text:p>
          </table:table-cell>
          <table:table-cell table:formula="of:=[$shares.D202]" office:value-type="float" office:value="0">
            <text:p>0</text:p>
          </table:table-cell>
          <table:table-cell table:formula="of:=[$shares.E202]" office:value-type="float" office:value="0">
            <text:p>0</text:p>
          </table:table-cell>
          <table:table-cell table:formula="of:=-([.F202]-[.F201])*[.B202]" office:value-type="float" office:value="-0">
            <text:p>0</text:p>
          </table:table-cell>
          <table:table-cell table:formula="of:=-([.G202]-[.G201])*[.C202]" office:value-type="float" office:value="-0">
            <text:p>0</text:p>
          </table:table-cell>
          <table:table-cell table:formula="of:=-([.H202]-[.H201])*[.D202]" office:value-type="float" office:value="-0">
            <text:p>0</text:p>
          </table:table-cell>
          <table:table-cell table:formula="of:=-([.I202]-[.I201])*[.E202]" office:value-type="float" office:value="-0">
            <text:p>0</text:p>
          </table:table-cell>
          <table:table-cell table:formula="of:=[.N201]+SUM([.J202:.M202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10-26">
            <text:p>10/26/2011</text:p>
          </table:table-cell>
          <table:table-cell table:formula="of:=[$prices.B203]" office:value-type="float" office:value="397.07">
            <text:p>397.07</text:p>
          </table:table-cell>
          <table:table-cell table:formula="of:=[$prices.C203]" office:value-type="float" office:value="586.31">
            <text:p>586.31</text:p>
          </table:table-cell>
          <table:table-cell table:formula="of:=[$prices.D203]" office:value-type="float" office:value="178.24">
            <text:p>178.24</text:p>
          </table:table-cell>
          <table:table-cell table:formula="of:=[$prices.E203]" office:value-type="float" office:value="78.6">
            <text:p>78.6</text:p>
          </table:table-cell>
          <table:table-cell table:formula="of:=[$shares.B203]" office:value-type="float" office:value="1200">
            <text:p>1200</text:p>
          </table:table-cell>
          <table:table-cell table:formula="of:=[$shares.C203]" office:value-type="float" office:value="0">
            <text:p>0</text:p>
          </table:table-cell>
          <table:table-cell table:formula="of:=[$shares.D203]" office:value-type="float" office:value="0">
            <text:p>0</text:p>
          </table:table-cell>
          <table:table-cell table:formula="of:=[$shares.E203]" office:value-type="float" office:value="0">
            <text:p>0</text:p>
          </table:table-cell>
          <table:table-cell table:formula="of:=-([.F203]-[.F202])*[.B203]" office:value-type="float" office:value="-0">
            <text:p>0</text:p>
          </table:table-cell>
          <table:table-cell table:formula="of:=-([.G203]-[.G202])*[.C203]" office:value-type="float" office:value="-0">
            <text:p>0</text:p>
          </table:table-cell>
          <table:table-cell table:formula="of:=-([.H203]-[.H202])*[.D203]" office:value-type="float" office:value="-0">
            <text:p>0</text:p>
          </table:table-cell>
          <table:table-cell table:formula="of:=-([.I203]-[.I202])*[.E203]" office:value-type="float" office:value="-0">
            <text:p>0</text:p>
          </table:table-cell>
          <table:table-cell table:formula="of:=[.N202]+SUM([.J203:.M203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10-27">
            <text:p>10/27/2011</text:p>
          </table:table-cell>
          <table:table-cell table:formula="of:=[$prices.B204]" office:value-type="float" office:value="401.13">
            <text:p>401.13</text:p>
          </table:table-cell>
          <table:table-cell table:formula="of:=[$prices.C204]" office:value-type="float" office:value="598.67">
            <text:p>598.67</text:p>
          </table:table-cell>
          <table:table-cell table:formula="of:=[$prices.D204]" office:value-type="float" office:value="182.07">
            <text:p>182.07</text:p>
          </table:table-cell>
          <table:table-cell table:formula="of:=[$prices.E204]" office:value-type="float" office:value="79.38">
            <text:p>79.38</text:p>
          </table:table-cell>
          <table:table-cell table:formula="of:=[$shares.B204]" office:value-type="float" office:value="1200">
            <text:p>1200</text:p>
          </table:table-cell>
          <table:table-cell table:formula="of:=[$shares.C204]" office:value-type="float" office:value="0">
            <text:p>0</text:p>
          </table:table-cell>
          <table:table-cell table:formula="of:=[$shares.D204]" office:value-type="float" office:value="0">
            <text:p>0</text:p>
          </table:table-cell>
          <table:table-cell table:formula="of:=[$shares.E204]" office:value-type="float" office:value="0">
            <text:p>0</text:p>
          </table:table-cell>
          <table:table-cell table:formula="of:=-([.F204]-[.F203])*[.B204]" office:value-type="float" office:value="-0">
            <text:p>0</text:p>
          </table:table-cell>
          <table:table-cell table:formula="of:=-([.G204]-[.G203])*[.C204]" office:value-type="float" office:value="-0">
            <text:p>0</text:p>
          </table:table-cell>
          <table:table-cell table:formula="of:=-([.H204]-[.H203])*[.D204]" office:value-type="float" office:value="-0">
            <text:p>0</text:p>
          </table:table-cell>
          <table:table-cell table:formula="of:=-([.I204]-[.I203])*[.E204]" office:value-type="float" office:value="-0">
            <text:p>0</text:p>
          </table:table-cell>
          <table:table-cell table:formula="of:=[.N203]+SUM([.J204:.M204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10-28">
            <text:p>10/28/2011</text:p>
          </table:table-cell>
          <table:table-cell table:formula="of:=[$prices.B205]" office:value-type="float" office:value="401.39">
            <text:p>401.39</text:p>
          </table:table-cell>
          <table:table-cell table:formula="of:=[$prices.C205]" office:value-type="float" office:value="600.14">
            <text:p>600.14</text:p>
          </table:table-cell>
          <table:table-cell table:formula="of:=[$prices.D205]" office:value-type="float" office:value="183.61">
            <text:p>183.61</text:p>
          </table:table-cell>
          <table:table-cell table:formula="of:=[$prices.E205]" office:value-type="float" office:value="78.99">
            <text:p>78.99</text:p>
          </table:table-cell>
          <table:table-cell table:formula="of:=[$shares.B205]" office:value-type="float" office:value="1200">
            <text:p>1200</text:p>
          </table:table-cell>
          <table:table-cell table:formula="of:=[$shares.C205]" office:value-type="float" office:value="0">
            <text:p>0</text:p>
          </table:table-cell>
          <table:table-cell table:formula="of:=[$shares.D205]" office:value-type="float" office:value="0">
            <text:p>0</text:p>
          </table:table-cell>
          <table:table-cell table:formula="of:=[$shares.E205]" office:value-type="float" office:value="0">
            <text:p>0</text:p>
          </table:table-cell>
          <table:table-cell table:formula="of:=-([.F205]-[.F204])*[.B205]" office:value-type="float" office:value="-0">
            <text:p>0</text:p>
          </table:table-cell>
          <table:table-cell table:formula="of:=-([.G205]-[.G204])*[.C205]" office:value-type="float" office:value="-0">
            <text:p>0</text:p>
          </table:table-cell>
          <table:table-cell table:formula="of:=-([.H205]-[.H204])*[.D205]" office:value-type="float" office:value="-0">
            <text:p>0</text:p>
          </table:table-cell>
          <table:table-cell table:formula="of:=-([.I205]-[.I204])*[.E205]" office:value-type="float" office:value="-0">
            <text:p>0</text:p>
          </table:table-cell>
          <table:table-cell table:formula="of:=[.N204]+SUM([.J205:.M205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10-31">
            <text:p>10/31/2011</text:p>
          </table:table-cell>
          <table:table-cell table:formula="of:=[$prices.B206]" office:value-type="float" office:value="401.22">
            <text:p>401.22</text:p>
          </table:table-cell>
          <table:table-cell table:formula="of:=[$prices.C206]" office:value-type="float" office:value="592.64">
            <text:p>592.64</text:p>
          </table:table-cell>
          <table:table-cell table:formula="of:=[$prices.D206]" office:value-type="float" office:value="180.85">
            <text:p>180.85</text:p>
          </table:table-cell>
          <table:table-cell table:formula="of:=[$prices.E206]" office:value-type="float" office:value="75.71">
            <text:p>75.71</text:p>
          </table:table-cell>
          <table:table-cell table:formula="of:=[$shares.B206]" office:value-type="float" office:value="1200">
            <text:p>1200</text:p>
          </table:table-cell>
          <table:table-cell table:formula="of:=[$shares.C206]" office:value-type="float" office:value="0">
            <text:p>0</text:p>
          </table:table-cell>
          <table:table-cell table:formula="of:=[$shares.D206]" office:value-type="float" office:value="0">
            <text:p>0</text:p>
          </table:table-cell>
          <table:table-cell table:formula="of:=[$shares.E206]" office:value-type="float" office:value="0">
            <text:p>0</text:p>
          </table:table-cell>
          <table:table-cell table:formula="of:=-([.F206]-[.F205])*[.B206]" office:value-type="float" office:value="-0">
            <text:p>0</text:p>
          </table:table-cell>
          <table:table-cell table:formula="of:=-([.G206]-[.G205])*[.C206]" office:value-type="float" office:value="-0">
            <text:p>0</text:p>
          </table:table-cell>
          <table:table-cell table:formula="of:=-([.H206]-[.H205])*[.D206]" office:value-type="float" office:value="-0">
            <text:p>0</text:p>
          </table:table-cell>
          <table:table-cell table:formula="of:=-([.I206]-[.I205])*[.E206]" office:value-type="float" office:value="-0">
            <text:p>0</text:p>
          </table:table-cell>
          <table:table-cell table:formula="of:=[.N205]+SUM([.J206:.M206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11-01">
            <text:p>11/1/2011</text:p>
          </table:table-cell>
          <table:table-cell table:formula="of:=[$prices.B207]" office:value-type="float" office:value="393.02">
            <text:p>393.02</text:p>
          </table:table-cell>
          <table:table-cell table:formula="of:=[$prices.C207]" office:value-type="float" office:value="578.65">
            <text:p>578.65</text:p>
          </table:table-cell>
          <table:table-cell table:formula="of:=[$prices.D207]" office:value-type="float" office:value="177.63">
            <text:p>177.63</text:p>
          </table:table-cell>
          <table:table-cell table:formula="of:=[$prices.E207]" office:value-type="float" office:value="73.62">
            <text:p>73.62</text:p>
          </table:table-cell>
          <table:table-cell table:formula="of:=[$shares.B207]" office:value-type="float" office:value="1200">
            <text:p>1200</text:p>
          </table:table-cell>
          <table:table-cell table:formula="of:=[$shares.C207]" office:value-type="float" office:value="0">
            <text:p>0</text:p>
          </table:table-cell>
          <table:table-cell table:formula="of:=[$shares.D207]" office:value-type="float" office:value="0">
            <text:p>0</text:p>
          </table:table-cell>
          <table:table-cell table:formula="of:=[$shares.E207]" office:value-type="float" office:value="0">
            <text:p>0</text:p>
          </table:table-cell>
          <table:table-cell table:formula="of:=-([.F207]-[.F206])*[.B207]" office:value-type="float" office:value="-0">
            <text:p>0</text:p>
          </table:table-cell>
          <table:table-cell table:formula="of:=-([.G207]-[.G206])*[.C207]" office:value-type="float" office:value="-0">
            <text:p>0</text:p>
          </table:table-cell>
          <table:table-cell table:formula="of:=-([.H207]-[.H206])*[.D207]" office:value-type="float" office:value="-0">
            <text:p>0</text:p>
          </table:table-cell>
          <table:table-cell table:formula="of:=-([.I207]-[.I206])*[.E207]" office:value-type="float" office:value="-0">
            <text:p>0</text:p>
          </table:table-cell>
          <table:table-cell table:formula="of:=[.N206]+SUM([.J207:.M207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11-02">
            <text:p>11/2/2011</text:p>
          </table:table-cell>
          <table:table-cell table:formula="of:=[$prices.B208]" office:value-type="float" office:value="393.91">
            <text:p>393.91</text:p>
          </table:table-cell>
          <table:table-cell table:formula="of:=[$prices.C208]" office:value-type="float" office:value="584.82">
            <text:p>584.82</text:p>
          </table:table-cell>
          <table:table-cell table:formula="of:=[$prices.D208]" office:value-type="float" office:value="180.15">
            <text:p>180.15</text:p>
          </table:table-cell>
          <table:table-cell table:formula="of:=[$prices.E208]" office:value-type="float" office:value="75.01">
            <text:p>75.01</text:p>
          </table:table-cell>
          <table:table-cell table:formula="of:=[$shares.B208]" office:value-type="float" office:value="1200">
            <text:p>1200</text:p>
          </table:table-cell>
          <table:table-cell table:formula="of:=[$shares.C208]" office:value-type="float" office:value="0">
            <text:p>0</text:p>
          </table:table-cell>
          <table:table-cell table:formula="of:=[$shares.D208]" office:value-type="float" office:value="0">
            <text:p>0</text:p>
          </table:table-cell>
          <table:table-cell table:formula="of:=[$shares.E208]" office:value-type="float" office:value="0">
            <text:p>0</text:p>
          </table:table-cell>
          <table:table-cell table:formula="of:=-([.F208]-[.F207])*[.B208]" office:value-type="float" office:value="-0">
            <text:p>0</text:p>
          </table:table-cell>
          <table:table-cell table:formula="of:=-([.G208]-[.G207])*[.C208]" office:value-type="float" office:value="-0">
            <text:p>0</text:p>
          </table:table-cell>
          <table:table-cell table:formula="of:=-([.H208]-[.H207])*[.D208]" office:value-type="float" office:value="-0">
            <text:p>0</text:p>
          </table:table-cell>
          <table:table-cell table:formula="of:=-([.I208]-[.I207])*[.E208]" office:value-type="float" office:value="-0">
            <text:p>0</text:p>
          </table:table-cell>
          <table:table-cell table:formula="of:=[.N207]+SUM([.J208:.M208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11-03">
            <text:p>11/3/2011</text:p>
          </table:table-cell>
          <table:table-cell table:formula="of:=[$prices.B209]" office:value-type="float" office:value="399.52">
            <text:p>399.52</text:p>
          </table:table-cell>
          <table:table-cell table:formula="of:=[$prices.C209]" office:value-type="float" office:value="597.5">
            <text:p>597.5</text:p>
          </table:table-cell>
          <table:table-cell table:formula="of:=[$prices.D209]" office:value-type="float" office:value="183.46">
            <text:p>183.46</text:p>
          </table:table-cell>
          <table:table-cell table:formula="of:=[$prices.E209]" office:value-type="float" office:value="76.45">
            <text:p>76.45</text:p>
          </table:table-cell>
          <table:table-cell table:formula="of:=[$shares.B209]" office:value-type="float" office:value="1200">
            <text:p>1200</text:p>
          </table:table-cell>
          <table:table-cell table:formula="of:=[$shares.C209]" office:value-type="float" office:value="0">
            <text:p>0</text:p>
          </table:table-cell>
          <table:table-cell table:formula="of:=[$shares.D209]" office:value-type="float" office:value="0">
            <text:p>0</text:p>
          </table:table-cell>
          <table:table-cell table:formula="of:=[$shares.E209]" office:value-type="float" office:value="0">
            <text:p>0</text:p>
          </table:table-cell>
          <table:table-cell table:formula="of:=-([.F209]-[.F208])*[.B209]" office:value-type="float" office:value="-0">
            <text:p>0</text:p>
          </table:table-cell>
          <table:table-cell table:formula="of:=-([.G209]-[.G208])*[.C209]" office:value-type="float" office:value="-0">
            <text:p>0</text:p>
          </table:table-cell>
          <table:table-cell table:formula="of:=-([.H209]-[.H208])*[.D209]" office:value-type="float" office:value="-0">
            <text:p>0</text:p>
          </table:table-cell>
          <table:table-cell table:formula="of:=-([.I209]-[.I208])*[.E209]" office:value-type="float" office:value="-0">
            <text:p>0</text:p>
          </table:table-cell>
          <table:table-cell table:formula="of:=[.N208]+SUM([.J209:.M209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11-04">
            <text:p>11/4/2011</text:p>
          </table:table-cell>
          <table:table-cell table:formula="of:=[$prices.B210]" office:value-type="float" office:value="396.72">
            <text:p>396.72</text:p>
          </table:table-cell>
          <table:table-cell table:formula="of:=[$prices.C210]" office:value-type="float" office:value="596.14">
            <text:p>596.14</text:p>
          </table:table-cell>
          <table:table-cell table:formula="of:=[$prices.D210]" office:value-type="float" office:value="182.56">
            <text:p>182.56</text:p>
          </table:table-cell>
          <table:table-cell table:formula="of:=[$prices.E210]" office:value-type="float" office:value="76.12">
            <text:p>76.12</text:p>
          </table:table-cell>
          <table:table-cell table:formula="of:=[$shares.B210]" office:value-type="float" office:value="1200">
            <text:p>1200</text:p>
          </table:table-cell>
          <table:table-cell table:formula="of:=[$shares.C210]" office:value-type="float" office:value="0">
            <text:p>0</text:p>
          </table:table-cell>
          <table:table-cell table:formula="of:=[$shares.D210]" office:value-type="float" office:value="0">
            <text:p>0</text:p>
          </table:table-cell>
          <table:table-cell table:formula="of:=[$shares.E210]" office:value-type="float" office:value="0">
            <text:p>0</text:p>
          </table:table-cell>
          <table:table-cell table:formula="of:=-([.F210]-[.F209])*[.B210]" office:value-type="float" office:value="-0">
            <text:p>0</text:p>
          </table:table-cell>
          <table:table-cell table:formula="of:=-([.G210]-[.G209])*[.C210]" office:value-type="float" office:value="-0">
            <text:p>0</text:p>
          </table:table-cell>
          <table:table-cell table:formula="of:=-([.H210]-[.H209])*[.D210]" office:value-type="float" office:value="-0">
            <text:p>0</text:p>
          </table:table-cell>
          <table:table-cell table:formula="of:=-([.I210]-[.I209])*[.E210]" office:value-type="float" office:value="-0">
            <text:p>0</text:p>
          </table:table-cell>
          <table:table-cell table:formula="of:=[.N209]+SUM([.J210:.M210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11-07">
            <text:p>11/7/2011</text:p>
          </table:table-cell>
          <table:table-cell table:formula="of:=[$prices.B211]" office:value-type="float" office:value="396.21">
            <text:p>396.21</text:p>
          </table:table-cell>
          <table:table-cell table:formula="of:=[$prices.C211]" office:value-type="float" office:value="608.33">
            <text:p>608.33</text:p>
          </table:table-cell>
          <table:table-cell table:formula="of:=[$prices.D211]" office:value-type="float" office:value="183.48">
            <text:p>183.48</text:p>
          </table:table-cell>
          <table:table-cell table:formula="of:=[$prices.E211]" office:value-type="float" office:value="76.93">
            <text:p>76.93</text:p>
          </table:table-cell>
          <table:table-cell table:formula="of:=[$shares.B211]" office:value-type="float" office:value="1200">
            <text:p>1200</text:p>
          </table:table-cell>
          <table:table-cell table:formula="of:=[$shares.C211]" office:value-type="float" office:value="0">
            <text:p>0</text:p>
          </table:table-cell>
          <table:table-cell table:formula="of:=[$shares.D211]" office:value-type="float" office:value="0">
            <text:p>0</text:p>
          </table:table-cell>
          <table:table-cell table:formula="of:=[$shares.E211]" office:value-type="float" office:value="0">
            <text:p>0</text:p>
          </table:table-cell>
          <table:table-cell table:formula="of:=-([.F211]-[.F210])*[.B211]" office:value-type="float" office:value="-0">
            <text:p>0</text:p>
          </table:table-cell>
          <table:table-cell table:formula="of:=-([.G211]-[.G210])*[.C211]" office:value-type="float" office:value="-0">
            <text:p>0</text:p>
          </table:table-cell>
          <table:table-cell table:formula="of:=-([.H211]-[.H210])*[.D211]" office:value-type="float" office:value="-0">
            <text:p>0</text:p>
          </table:table-cell>
          <table:table-cell table:formula="of:=-([.I211]-[.I210])*[.E211]" office:value-type="float" office:value="-0">
            <text:p>0</text:p>
          </table:table-cell>
          <table:table-cell table:formula="of:=[.N210]+SUM([.J211:.M211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11-08">
            <text:p>11/8/2011</text:p>
          </table:table-cell>
          <table:table-cell table:formula="of:=[$prices.B212]" office:value-type="float" office:value="402.65">
            <text:p>402.65</text:p>
          </table:table-cell>
          <table:table-cell table:formula="of:=[$prices.C212]" office:value-type="float" office:value="612.34">
            <text:p>612.34</text:p>
          </table:table-cell>
          <table:table-cell table:formula="of:=[$prices.D212]" office:value-type="float" office:value="184.15">
            <text:p>184.15</text:p>
          </table:table-cell>
          <table:table-cell table:formula="of:=[$prices.E212]" office:value-type="float" office:value="77.79">
            <text:p>77.79</text:p>
          </table:table-cell>
          <table:table-cell table:formula="of:=[$shares.B212]" office:value-type="float" office:value="1200">
            <text:p>1200</text:p>
          </table:table-cell>
          <table:table-cell table:formula="of:=[$shares.C212]" office:value-type="float" office:value="0">
            <text:p>0</text:p>
          </table:table-cell>
          <table:table-cell table:formula="of:=[$shares.D212]" office:value-type="float" office:value="0">
            <text:p>0</text:p>
          </table:table-cell>
          <table:table-cell table:formula="of:=[$shares.E212]" office:value-type="float" office:value="0">
            <text:p>0</text:p>
          </table:table-cell>
          <table:table-cell table:formula="of:=-([.F212]-[.F211])*[.B212]" office:value-type="float" office:value="-0">
            <text:p>0</text:p>
          </table:table-cell>
          <table:table-cell table:formula="of:=-([.G212]-[.G211])*[.C212]" office:value-type="float" office:value="-0">
            <text:p>0</text:p>
          </table:table-cell>
          <table:table-cell table:formula="of:=-([.H212]-[.H211])*[.D212]" office:value-type="float" office:value="-0">
            <text:p>0</text:p>
          </table:table-cell>
          <table:table-cell table:formula="of:=-([.I212]-[.I211])*[.E212]" office:value-type="float" office:value="-0">
            <text:p>0</text:p>
          </table:table-cell>
          <table:table-cell table:formula="of:=[.N211]+SUM([.J212:.M212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11-09">
            <text:p>11/9/2011</text:p>
          </table:table-cell>
          <table:table-cell table:formula="of:=[$prices.B213]" office:value-type="float" office:value="391.8">
            <text:p>391.8</text:p>
          </table:table-cell>
          <table:table-cell table:formula="of:=[$prices.C213]" office:value-type="float" office:value="600.95">
            <text:p>600.95</text:p>
          </table:table-cell>
          <table:table-cell table:formula="of:=[$prices.D213]" office:value-type="float" office:value="179.22">
            <text:p>179.22</text:p>
          </table:table-cell>
          <table:table-cell table:formula="of:=[$prices.E213]" office:value-type="float" office:value="75.48">
            <text:p>75.48</text:p>
          </table:table-cell>
          <table:table-cell table:formula="of:=[$shares.B213]" office:value-type="float" office:value="1200">
            <text:p>1200</text:p>
          </table:table-cell>
          <table:table-cell table:formula="of:=[$shares.C213]" office:value-type="float" office:value="0">
            <text:p>0</text:p>
          </table:table-cell>
          <table:table-cell table:formula="of:=[$shares.D213]" office:value-type="float" office:value="0">
            <text:p>0</text:p>
          </table:table-cell>
          <table:table-cell table:formula="of:=[$shares.E213]" office:value-type="float" office:value="0">
            <text:p>0</text:p>
          </table:table-cell>
          <table:table-cell table:formula="of:=-([.F213]-[.F212])*[.B213]" office:value-type="float" office:value="-0">
            <text:p>0</text:p>
          </table:table-cell>
          <table:table-cell table:formula="of:=-([.G213]-[.G212])*[.C213]" office:value-type="float" office:value="-0">
            <text:p>0</text:p>
          </table:table-cell>
          <table:table-cell table:formula="of:=-([.H213]-[.H212])*[.D213]" office:value-type="float" office:value="-0">
            <text:p>0</text:p>
          </table:table-cell>
          <table:table-cell table:formula="of:=-([.I213]-[.I212])*[.E213]" office:value-type="float" office:value="-0">
            <text:p>0</text:p>
          </table:table-cell>
          <table:table-cell table:formula="of:=[.N212]+SUM([.J213:.M213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11-10">
            <text:p>11/10/2011</text:p>
          </table:table-cell>
          <table:table-cell table:formula="of:=[$prices.B214]" office:value-type="float" office:value="381.83">
            <text:p>381.83</text:p>
          </table:table-cell>
          <table:table-cell table:formula="of:=[$prices.C214]" office:value-type="float" office:value="595.08">
            <text:p>595.08</text:p>
          </table:table-cell>
          <table:table-cell table:formula="of:=[$prices.D214]" office:value-type="float" office:value="180.31">
            <text:p>180.31</text:p>
          </table:table-cell>
          <table:table-cell table:formula="of:=[$prices.E214]" office:value-type="float" office:value="76.75">
            <text:p>76.75</text:p>
          </table:table-cell>
          <table:table-cell table:formula="of:=[$shares.B214]" office:value-type="float" office:value="1200">
            <text:p>1200</text:p>
          </table:table-cell>
          <table:table-cell table:formula="of:=[$shares.C214]" office:value-type="float" office:value="0">
            <text:p>0</text:p>
          </table:table-cell>
          <table:table-cell table:formula="of:=[$shares.D214]" office:value-type="float" office:value="0">
            <text:p>0</text:p>
          </table:table-cell>
          <table:table-cell table:formula="of:=[$shares.E214]" office:value-type="float" office:value="0">
            <text:p>0</text:p>
          </table:table-cell>
          <table:table-cell table:formula="of:=-([.F214]-[.F213])*[.B214]" office:value-type="float" office:value="-0">
            <text:p>0</text:p>
          </table:table-cell>
          <table:table-cell table:formula="of:=-([.G214]-[.G213])*[.C214]" office:value-type="float" office:value="-0">
            <text:p>0</text:p>
          </table:table-cell>
          <table:table-cell table:formula="of:=-([.H214]-[.H213])*[.D214]" office:value-type="float" office:value="-0">
            <text:p>0</text:p>
          </table:table-cell>
          <table:table-cell table:formula="of:=-([.I214]-[.I213])*[.E214]" office:value-type="float" office:value="-0">
            <text:p>0</text:p>
          </table:table-cell>
          <table:table-cell table:formula="of:=[.N213]+SUM([.J214:.M214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11-11">
            <text:p>11/11/2011</text:p>
          </table:table-cell>
          <table:table-cell table:formula="of:=[$prices.B215]" office:value-type="float" office:value="381.23">
            <text:p>381.23</text:p>
          </table:table-cell>
          <table:table-cell table:formula="of:=[$prices.C215]" office:value-type="float" office:value="608.35">
            <text:p>608.35</text:p>
          </table:table-cell>
          <table:table-cell table:formula="of:=[$prices.D215]" office:value-type="float" office:value="184.28">
            <text:p>184.28</text:p>
          </table:table-cell>
          <table:table-cell table:formula="of:=[$prices.E215]" office:value-type="float" office:value="77.75">
            <text:p>77.75</text:p>
          </table:table-cell>
          <table:table-cell table:formula="of:=[$shares.B215]" office:value-type="float" office:value="1200">
            <text:p>1200</text:p>
          </table:table-cell>
          <table:table-cell table:formula="of:=[$shares.C215]" office:value-type="float" office:value="0">
            <text:p>0</text:p>
          </table:table-cell>
          <table:table-cell table:formula="of:=[$shares.D215]" office:value-type="float" office:value="0">
            <text:p>0</text:p>
          </table:table-cell>
          <table:table-cell table:formula="of:=[$shares.E215]" office:value-type="float" office:value="0">
            <text:p>0</text:p>
          </table:table-cell>
          <table:table-cell table:formula="of:=-([.F215]-[.F214])*[.B215]" office:value-type="float" office:value="-0">
            <text:p>0</text:p>
          </table:table-cell>
          <table:table-cell table:formula="of:=-([.G215]-[.G214])*[.C215]" office:value-type="float" office:value="-0">
            <text:p>0</text:p>
          </table:table-cell>
          <table:table-cell table:formula="of:=-([.H215]-[.H214])*[.D215]" office:value-type="float" office:value="-0">
            <text:p>0</text:p>
          </table:table-cell>
          <table:table-cell table:formula="of:=-([.I215]-[.I214])*[.E215]" office:value-type="float" office:value="-0">
            <text:p>0</text:p>
          </table:table-cell>
          <table:table-cell table:formula="of:=[.N214]+SUM([.J215:.M215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11-14">
            <text:p>11/14/2011</text:p>
          </table:table-cell>
          <table:table-cell table:formula="of:=[$prices.B216]" office:value-type="float" office:value="375.92">
            <text:p>375.92</text:p>
          </table:table-cell>
          <table:table-cell table:formula="of:=[$prices.C216]" office:value-type="float" office:value="613">
            <text:p>613</text:p>
          </table:table-cell>
          <table:table-cell table:formula="of:=[$prices.D216]" office:value-type="float" office:value="184.25">
            <text:p>184.25</text:p>
          </table:table-cell>
          <table:table-cell table:formula="of:=[$prices.E216]" office:value-type="float" office:value="77.01">
            <text:p>77.01</text:p>
          </table:table-cell>
          <table:table-cell table:formula="of:=[$shares.B216]" office:value-type="float" office:value="1200">
            <text:p>1200</text:p>
          </table:table-cell>
          <table:table-cell table:formula="of:=[$shares.C216]" office:value-type="float" office:value="0">
            <text:p>0</text:p>
          </table:table-cell>
          <table:table-cell table:formula="of:=[$shares.D216]" office:value-type="float" office:value="0">
            <text:p>0</text:p>
          </table:table-cell>
          <table:table-cell table:formula="of:=[$shares.E216]" office:value-type="float" office:value="0">
            <text:p>0</text:p>
          </table:table-cell>
          <table:table-cell table:formula="of:=-([.F216]-[.F215])*[.B216]" office:value-type="float" office:value="-0">
            <text:p>0</text:p>
          </table:table-cell>
          <table:table-cell table:formula="of:=-([.G216]-[.G215])*[.C216]" office:value-type="float" office:value="-0">
            <text:p>0</text:p>
          </table:table-cell>
          <table:table-cell table:formula="of:=-([.H216]-[.H215])*[.D216]" office:value-type="float" office:value="-0">
            <text:p>0</text:p>
          </table:table-cell>
          <table:table-cell table:formula="of:=-([.I216]-[.I215])*[.E216]" office:value-type="float" office:value="-0">
            <text:p>0</text:p>
          </table:table-cell>
          <table:table-cell table:formula="of:=[.N215]+SUM([.J216:.M216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11-15">
            <text:p>11/15/2011</text:p>
          </table:table-cell>
          <table:table-cell table:formula="of:=[$prices.B217]" office:value-type="float" office:value="385.41">
            <text:p>385.41</text:p>
          </table:table-cell>
          <table:table-cell table:formula="of:=[$prices.C217]" office:value-type="float" office:value="616.56">
            <text:p>616.56</text:p>
          </table:table-cell>
          <table:table-cell table:formula="of:=[$prices.D217]" office:value-type="float" office:value="185.63">
            <text:p>185.63</text:p>
          </table:table-cell>
          <table:table-cell table:formula="of:=[$prices.E217]" office:value-type="float" office:value="77.13">
            <text:p>77.13</text:p>
          </table:table-cell>
          <table:table-cell table:formula="of:=[$shares.B217]" office:value-type="float" office:value="1200">
            <text:p>1200</text:p>
          </table:table-cell>
          <table:table-cell table:formula="of:=[$shares.C217]" office:value-type="float" office:value="0">
            <text:p>0</text:p>
          </table:table-cell>
          <table:table-cell table:formula="of:=[$shares.D217]" office:value-type="float" office:value="0">
            <text:p>0</text:p>
          </table:table-cell>
          <table:table-cell table:formula="of:=[$shares.E217]" office:value-type="float" office:value="0">
            <text:p>0</text:p>
          </table:table-cell>
          <table:table-cell table:formula="of:=-([.F217]-[.F216])*[.B217]" office:value-type="float" office:value="-0">
            <text:p>0</text:p>
          </table:table-cell>
          <table:table-cell table:formula="of:=-([.G217]-[.G216])*[.C217]" office:value-type="float" office:value="-0">
            <text:p>0</text:p>
          </table:table-cell>
          <table:table-cell table:formula="of:=-([.H217]-[.H216])*[.D217]" office:value-type="float" office:value="-0">
            <text:p>0</text:p>
          </table:table-cell>
          <table:table-cell table:formula="of:=-([.I217]-[.I216])*[.E217]" office:value-type="float" office:value="-0">
            <text:p>0</text:p>
          </table:table-cell>
          <table:table-cell table:formula="of:=[.N216]+SUM([.J217:.M217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11-16">
            <text:p>11/16/2011</text:p>
          </table:table-cell>
          <table:table-cell table:formula="of:=[$prices.B218]" office:value-type="float" office:value="381.38">
            <text:p>381.38</text:p>
          </table:table-cell>
          <table:table-cell table:formula="of:=[$prices.C218]" office:value-type="float" office:value="611.47">
            <text:p>611.47</text:p>
          </table:table-cell>
          <table:table-cell table:formula="of:=[$prices.D218]" office:value-type="float" office:value="183.53">
            <text:p>183.53</text:p>
          </table:table-cell>
          <table:table-cell table:formula="of:=[$prices.E218]" office:value-type="float" office:value="76.31">
            <text:p>76.31</text:p>
          </table:table-cell>
          <table:table-cell table:formula="of:=[$shares.B218]" office:value-type="float" office:value="1200">
            <text:p>1200</text:p>
          </table:table-cell>
          <table:table-cell table:formula="of:=[$shares.C218]" office:value-type="float" office:value="0">
            <text:p>0</text:p>
          </table:table-cell>
          <table:table-cell table:formula="of:=[$shares.D218]" office:value-type="float" office:value="0">
            <text:p>0</text:p>
          </table:table-cell>
          <table:table-cell table:formula="of:=[$shares.E218]" office:value-type="float" office:value="0">
            <text:p>0</text:p>
          </table:table-cell>
          <table:table-cell table:formula="of:=-([.F218]-[.F217])*[.B218]" office:value-type="float" office:value="-0">
            <text:p>0</text:p>
          </table:table-cell>
          <table:table-cell table:formula="of:=-([.G218]-[.G217])*[.C218]" office:value-type="float" office:value="-0">
            <text:p>0</text:p>
          </table:table-cell>
          <table:table-cell table:formula="of:=-([.H218]-[.H217])*[.D218]" office:value-type="float" office:value="-0">
            <text:p>0</text:p>
          </table:table-cell>
          <table:table-cell table:formula="of:=-([.I218]-[.I217])*[.E218]" office:value-type="float" office:value="-0">
            <text:p>0</text:p>
          </table:table-cell>
          <table:table-cell table:formula="of:=[.N217]+SUM([.J218:.M218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11-17">
            <text:p>11/17/2011</text:p>
          </table:table-cell>
          <table:table-cell table:formula="of:=[$prices.B219]" office:value-type="float" office:value="374.09">
            <text:p>374.09</text:p>
          </table:table-cell>
          <table:table-cell table:formula="of:=[$prices.C219]" office:value-type="float" office:value="600.87">
            <text:p>600.87</text:p>
          </table:table-cell>
          <table:table-cell table:formula="of:=[$prices.D219]" office:value-type="float" office:value="182.66">
            <text:p>182.66</text:p>
          </table:table-cell>
          <table:table-cell table:formula="of:=[$prices.E219]" office:value-type="float" office:value="75.93">
            <text:p>75.93</text:p>
          </table:table-cell>
          <table:table-cell table:formula="of:=[$shares.B219]" office:value-type="float" office:value="1200">
            <text:p>1200</text:p>
          </table:table-cell>
          <table:table-cell table:formula="of:=[$shares.C219]" office:value-type="float" office:value="0">
            <text:p>0</text:p>
          </table:table-cell>
          <table:table-cell table:formula="of:=[$shares.D219]" office:value-type="float" office:value="0">
            <text:p>0</text:p>
          </table:table-cell>
          <table:table-cell table:formula="of:=[$shares.E219]" office:value-type="float" office:value="0">
            <text:p>0</text:p>
          </table:table-cell>
          <table:table-cell table:formula="of:=-([.F219]-[.F218])*[.B219]" office:value-type="float" office:value="-0">
            <text:p>0</text:p>
          </table:table-cell>
          <table:table-cell table:formula="of:=-([.G219]-[.G218])*[.C219]" office:value-type="float" office:value="-0">
            <text:p>0</text:p>
          </table:table-cell>
          <table:table-cell table:formula="of:=-([.H219]-[.H218])*[.D219]" office:value-type="float" office:value="-0">
            <text:p>0</text:p>
          </table:table-cell>
          <table:table-cell table:formula="of:=-([.I219]-[.I218])*[.E219]" office:value-type="float" office:value="-0">
            <text:p>0</text:p>
          </table:table-cell>
          <table:table-cell table:formula="of:=[.N218]+SUM([.J219:.M219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11-18">
            <text:p>11/18/2011</text:p>
          </table:table-cell>
          <table:table-cell table:formula="of:=[$prices.B220]" office:value-type="float" office:value="371.64">
            <text:p>371.64</text:p>
          </table:table-cell>
          <table:table-cell table:formula="of:=[$prices.C220]" office:value-type="float" office:value="594.88">
            <text:p>594.88</text:p>
          </table:table-cell>
          <table:table-cell table:formula="of:=[$prices.D220]" office:value-type="float" office:value="182.17">
            <text:p>182.17</text:p>
          </table:table-cell>
          <table:table-cell table:formula="of:=[$prices.E220]" office:value-type="float" office:value="75.97">
            <text:p>75.97</text:p>
          </table:table-cell>
          <table:table-cell table:formula="of:=[$shares.B220]" office:value-type="float" office:value="1200">
            <text:p>1200</text:p>
          </table:table-cell>
          <table:table-cell table:formula="of:=[$shares.C220]" office:value-type="float" office:value="0">
            <text:p>0</text:p>
          </table:table-cell>
          <table:table-cell table:formula="of:=[$shares.D220]" office:value-type="float" office:value="0">
            <text:p>0</text:p>
          </table:table-cell>
          <table:table-cell table:formula="of:=[$shares.E220]" office:value-type="float" office:value="0">
            <text:p>0</text:p>
          </table:table-cell>
          <table:table-cell table:formula="of:=-([.F220]-[.F219])*[.B220]" office:value-type="float" office:value="-0">
            <text:p>0</text:p>
          </table:table-cell>
          <table:table-cell table:formula="of:=-([.G220]-[.G219])*[.C220]" office:value-type="float" office:value="-0">
            <text:p>0</text:p>
          </table:table-cell>
          <table:table-cell table:formula="of:=-([.H220]-[.H219])*[.D220]" office:value-type="float" office:value="-0">
            <text:p>0</text:p>
          </table:table-cell>
          <table:table-cell table:formula="of:=-([.I220]-[.I219])*[.E220]" office:value-type="float" office:value="-0">
            <text:p>0</text:p>
          </table:table-cell>
          <table:table-cell table:formula="of:=[.N219]+SUM([.J220:.M220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11-21">
            <text:p>11/21/2011</text:p>
          </table:table-cell>
          <table:table-cell table:formula="of:=[$prices.B221]" office:value-type="float" office:value="365.76">
            <text:p>365.76</text:p>
          </table:table-cell>
          <table:table-cell table:formula="of:=[$prices.C221]" office:value-type="float" office:value="580.94">
            <text:p>580.94</text:p>
          </table:table-cell>
          <table:table-cell table:formula="of:=[$prices.D221]" office:value-type="float" office:value="178.48">
            <text:p>178.48</text:p>
          </table:table-cell>
          <table:table-cell table:formula="of:=[$prices.E221]" office:value-type="float" office:value="75.01">
            <text:p>75.01</text:p>
          </table:table-cell>
          <table:table-cell table:formula="of:=[$shares.B221]" office:value-type="float" office:value="1200">
            <text:p>1200</text:p>
          </table:table-cell>
          <table:table-cell table:formula="of:=[$shares.C221]" office:value-type="float" office:value="0">
            <text:p>0</text:p>
          </table:table-cell>
          <table:table-cell table:formula="of:=[$shares.D221]" office:value-type="float" office:value="0">
            <text:p>0</text:p>
          </table:table-cell>
          <table:table-cell table:formula="of:=[$shares.E221]" office:value-type="float" office:value="0">
            <text:p>0</text:p>
          </table:table-cell>
          <table:table-cell table:formula="of:=-([.F221]-[.F220])*[.B221]" office:value-type="float" office:value="-0">
            <text:p>0</text:p>
          </table:table-cell>
          <table:table-cell table:formula="of:=-([.G221]-[.G220])*[.C221]" office:value-type="float" office:value="-0">
            <text:p>0</text:p>
          </table:table-cell>
          <table:table-cell table:formula="of:=-([.H221]-[.H220])*[.D221]" office:value-type="float" office:value="-0">
            <text:p>0</text:p>
          </table:table-cell>
          <table:table-cell table:formula="of:=-([.I221]-[.I220])*[.E221]" office:value-type="float" office:value="-0">
            <text:p>0</text:p>
          </table:table-cell>
          <table:table-cell table:formula="of:=[.N220]+SUM([.J221:.M221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11-22">
            <text:p>11/22/2011</text:p>
          </table:table-cell>
          <table:table-cell table:formula="of:=[$prices.B222]" office:value-type="float" office:value="373.2">
            <text:p>373.2</text:p>
          </table:table-cell>
          <table:table-cell table:formula="of:=[$prices.C222]" office:value-type="float" office:value="580">
            <text:p>580</text:p>
          </table:table-cell>
          <table:table-cell table:formula="of:=[$prices.D222]" office:value-type="float" office:value="178.31">
            <text:p>178.31</text:p>
          </table:table-cell>
          <table:table-cell table:formula="of:=[$prices.E222]" office:value-type="float" office:value="74.15">
            <text:p>74.15</text:p>
          </table:table-cell>
          <table:table-cell table:formula="of:=[$shares.B222]" office:value-type="float" office:value="1200">
            <text:p>1200</text:p>
          </table:table-cell>
          <table:table-cell table:formula="of:=[$shares.C222]" office:value-type="float" office:value="0">
            <text:p>0</text:p>
          </table:table-cell>
          <table:table-cell table:formula="of:=[$shares.D222]" office:value-type="float" office:value="0">
            <text:p>0</text:p>
          </table:table-cell>
          <table:table-cell table:formula="of:=[$shares.E222]" office:value-type="float" office:value="0">
            <text:p>0</text:p>
          </table:table-cell>
          <table:table-cell table:formula="of:=-([.F222]-[.F221])*[.B222]" office:value-type="float" office:value="-0">
            <text:p>0</text:p>
          </table:table-cell>
          <table:table-cell table:formula="of:=-([.G222]-[.G221])*[.C222]" office:value-type="float" office:value="-0">
            <text:p>0</text:p>
          </table:table-cell>
          <table:table-cell table:formula="of:=-([.H222]-[.H221])*[.D222]" office:value-type="float" office:value="-0">
            <text:p>0</text:p>
          </table:table-cell>
          <table:table-cell table:formula="of:=-([.I222]-[.I221])*[.E222]" office:value-type="float" office:value="-0">
            <text:p>0</text:p>
          </table:table-cell>
          <table:table-cell table:formula="of:=[.N221]+SUM([.J222:.M222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11-23">
            <text:p>11/23/2011</text:p>
          </table:table-cell>
          <table:table-cell table:formula="of:=[$prices.B223]" office:value-type="float" office:value="363.76">
            <text:p>363.76</text:p>
          </table:table-cell>
          <table:table-cell table:formula="of:=[$prices.C223]" office:value-type="float" office:value="570.11">
            <text:p>570.11</text:p>
          </table:table-cell>
          <table:table-cell table:formula="of:=[$prices.D223]" office:value-type="float" office:value="175">
            <text:p>175</text:p>
          </table:table-cell>
          <table:table-cell table:formula="of:=[$prices.E223]" office:value-type="float" office:value="72.74">
            <text:p>72.74</text:p>
          </table:table-cell>
          <table:table-cell table:formula="of:=[$shares.B223]" office:value-type="float" office:value="1200">
            <text:p>1200</text:p>
          </table:table-cell>
          <table:table-cell table:formula="of:=[$shares.C223]" office:value-type="float" office:value="0">
            <text:p>0</text:p>
          </table:table-cell>
          <table:table-cell table:formula="of:=[$shares.D223]" office:value-type="float" office:value="0">
            <text:p>0</text:p>
          </table:table-cell>
          <table:table-cell table:formula="of:=[$shares.E223]" office:value-type="float" office:value="0">
            <text:p>0</text:p>
          </table:table-cell>
          <table:table-cell table:formula="of:=-([.F223]-[.F222])*[.B223]" office:value-type="float" office:value="-0">
            <text:p>0</text:p>
          </table:table-cell>
          <table:table-cell table:formula="of:=-([.G223]-[.G222])*[.C223]" office:value-type="float" office:value="-0">
            <text:p>0</text:p>
          </table:table-cell>
          <table:table-cell table:formula="of:=-([.H223]-[.H222])*[.D223]" office:value-type="float" office:value="-0">
            <text:p>0</text:p>
          </table:table-cell>
          <table:table-cell table:formula="of:=-([.I223]-[.I222])*[.E223]" office:value-type="float" office:value="-0">
            <text:p>0</text:p>
          </table:table-cell>
          <table:table-cell table:formula="of:=[.N222]+SUM([.J223:.M223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11-25">
            <text:p>11/25/2011</text:p>
          </table:table-cell>
          <table:table-cell table:formula="of:=[$prices.B224]" office:value-type="float" office:value="360.37">
            <text:p>360.37</text:p>
          </table:table-cell>
          <table:table-cell table:formula="of:=[$prices.C224]" office:value-type="float" office:value="563">
            <text:p>563</text:p>
          </table:table-cell>
          <table:table-cell table:formula="of:=[$prices.D224]" office:value-type="float" office:value="174.13">
            <text:p>174.13</text:p>
          </table:table-cell>
          <table:table-cell table:formula="of:=[$prices.E224]" office:value-type="float" office:value="72.07">
            <text:p>72.07</text:p>
          </table:table-cell>
          <table:table-cell table:formula="of:=[$shares.B224]" office:value-type="float" office:value="1200">
            <text:p>1200</text:p>
          </table:table-cell>
          <table:table-cell table:formula="of:=[$shares.C224]" office:value-type="float" office:value="0">
            <text:p>0</text:p>
          </table:table-cell>
          <table:table-cell table:formula="of:=[$shares.D224]" office:value-type="float" office:value="0">
            <text:p>0</text:p>
          </table:table-cell>
          <table:table-cell table:formula="of:=[$shares.E224]" office:value-type="float" office:value="0">
            <text:p>0</text:p>
          </table:table-cell>
          <table:table-cell table:formula="of:=-([.F224]-[.F223])*[.B224]" office:value-type="float" office:value="-0">
            <text:p>0</text:p>
          </table:table-cell>
          <table:table-cell table:formula="of:=-([.G224]-[.G223])*[.C224]" office:value-type="float" office:value="-0">
            <text:p>0</text:p>
          </table:table-cell>
          <table:table-cell table:formula="of:=-([.H224]-[.H223])*[.D224]" office:value-type="float" office:value="-0">
            <text:p>0</text:p>
          </table:table-cell>
          <table:table-cell table:formula="of:=-([.I224]-[.I223])*[.E224]" office:value-type="float" office:value="-0">
            <text:p>0</text:p>
          </table:table-cell>
          <table:table-cell table:formula="of:=[.N223]+SUM([.J224:.M224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11-28">
            <text:p>11/28/2011</text:p>
          </table:table-cell>
          <table:table-cell table:formula="of:=[$prices.B225]" office:value-type="float" office:value="372.81">
            <text:p>372.81</text:p>
          </table:table-cell>
          <table:table-cell table:formula="of:=[$prices.C225]" office:value-type="float" office:value="588.19">
            <text:p>588.19</text:p>
          </table:table-cell>
          <table:table-cell table:formula="of:=[$prices.D225]" office:value-type="float" office:value="179.19">
            <text:p>179.19</text:p>
          </table:table-cell>
          <table:table-cell table:formula="of:=[$prices.E225]" office:value-type="float" office:value="73.96">
            <text:p>73.96</text:p>
          </table:table-cell>
          <table:table-cell table:formula="of:=[$shares.B225]" office:value-type="float" office:value="1200">
            <text:p>1200</text:p>
          </table:table-cell>
          <table:table-cell table:formula="of:=[$shares.C225]" office:value-type="float" office:value="0">
            <text:p>0</text:p>
          </table:table-cell>
          <table:table-cell table:formula="of:=[$shares.D225]" office:value-type="float" office:value="0">
            <text:p>0</text:p>
          </table:table-cell>
          <table:table-cell table:formula="of:=[$shares.E225]" office:value-type="float" office:value="0">
            <text:p>0</text:p>
          </table:table-cell>
          <table:table-cell table:formula="of:=-([.F225]-[.F224])*[.B225]" office:value-type="float" office:value="-0">
            <text:p>0</text:p>
          </table:table-cell>
          <table:table-cell table:formula="of:=-([.G225]-[.G224])*[.C225]" office:value-type="float" office:value="-0">
            <text:p>0</text:p>
          </table:table-cell>
          <table:table-cell table:formula="of:=-([.H225]-[.H224])*[.D225]" office:value-type="float" office:value="-0">
            <text:p>0</text:p>
          </table:table-cell>
          <table:table-cell table:formula="of:=-([.I225]-[.I224])*[.E225]" office:value-type="float" office:value="-0">
            <text:p>0</text:p>
          </table:table-cell>
          <table:table-cell table:formula="of:=[.N224]+SUM([.J225:.M225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11-29">
            <text:p>11/29/2011</text:p>
          </table:table-cell>
          <table:table-cell table:formula="of:=[$prices.B226]" office:value-type="float" office:value="369.91">
            <text:p>369.91</text:p>
          </table:table-cell>
          <table:table-cell table:formula="of:=[$prices.C226]" office:value-type="float" office:value="582.93">
            <text:p>582.93</text:p>
          </table:table-cell>
          <table:table-cell table:formula="of:=[$prices.D226]" office:value-type="float" office:value="177.94">
            <text:p>177.94</text:p>
          </table:table-cell>
          <table:table-cell table:formula="of:=[$prices.E226]" office:value-type="float" office:value="75.03">
            <text:p>75.03</text:p>
          </table:table-cell>
          <table:table-cell table:formula="of:=[$shares.B226]" office:value-type="float" office:value="1200">
            <text:p>1200</text:p>
          </table:table-cell>
          <table:table-cell table:formula="of:=[$shares.C226]" office:value-type="float" office:value="0">
            <text:p>0</text:p>
          </table:table-cell>
          <table:table-cell table:formula="of:=[$shares.D226]" office:value-type="float" office:value="0">
            <text:p>0</text:p>
          </table:table-cell>
          <table:table-cell table:formula="of:=[$shares.E226]" office:value-type="float" office:value="0">
            <text:p>0</text:p>
          </table:table-cell>
          <table:table-cell table:formula="of:=-([.F226]-[.F225])*[.B226]" office:value-type="float" office:value="-0">
            <text:p>0</text:p>
          </table:table-cell>
          <table:table-cell table:formula="of:=-([.G226]-[.G225])*[.C226]" office:value-type="float" office:value="-0">
            <text:p>0</text:p>
          </table:table-cell>
          <table:table-cell table:formula="of:=-([.H226]-[.H225])*[.D226]" office:value-type="float" office:value="-0">
            <text:p>0</text:p>
          </table:table-cell>
          <table:table-cell table:formula="of:=-([.I226]-[.I225])*[.E226]" office:value-type="float" office:value="-0">
            <text:p>0</text:p>
          </table:table-cell>
          <table:table-cell table:formula="of:=[.N225]+SUM([.J226:.M226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11-30">
            <text:p>11/30/2011</text:p>
          </table:table-cell>
          <table:table-cell table:formula="of:=[$prices.B227]" office:value-type="float" office:value="378.84">
            <text:p>378.84</text:p>
          </table:table-cell>
          <table:table-cell table:formula="of:=[$prices.C227]" office:value-type="float" office:value="599.39">
            <text:p>599.39</text:p>
          </table:table-cell>
          <table:table-cell table:formula="of:=[$prices.D227]" office:value-type="float" office:value="184.89">
            <text:p>184.89</text:p>
          </table:table-cell>
          <table:table-cell table:formula="of:=[$prices.E227]" office:value-type="float" office:value="78.45">
            <text:p>78.45</text:p>
          </table:table-cell>
          <table:table-cell table:formula="of:=[$shares.B227]" office:value-type="float" office:value="1200">
            <text:p>1200</text:p>
          </table:table-cell>
          <table:table-cell table:formula="of:=[$shares.C227]" office:value-type="float" office:value="0">
            <text:p>0</text:p>
          </table:table-cell>
          <table:table-cell table:formula="of:=[$shares.D227]" office:value-type="float" office:value="0">
            <text:p>0</text:p>
          </table:table-cell>
          <table:table-cell table:formula="of:=[$shares.E227]" office:value-type="float" office:value="0">
            <text:p>0</text:p>
          </table:table-cell>
          <table:table-cell table:formula="of:=-([.F227]-[.F226])*[.B227]" office:value-type="float" office:value="-0">
            <text:p>0</text:p>
          </table:table-cell>
          <table:table-cell table:formula="of:=-([.G227]-[.G226])*[.C227]" office:value-type="float" office:value="-0">
            <text:p>0</text:p>
          </table:table-cell>
          <table:table-cell table:formula="of:=-([.H227]-[.H226])*[.D227]" office:value-type="float" office:value="-0">
            <text:p>0</text:p>
          </table:table-cell>
          <table:table-cell table:formula="of:=-([.I227]-[.I226])*[.E227]" office:value-type="float" office:value="-0">
            <text:p>0</text:p>
          </table:table-cell>
          <table:table-cell table:formula="of:=[.N226]+SUM([.J227:.M227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12-01">
            <text:p>12/1/2011</text:p>
          </table:table-cell>
          <table:table-cell table:formula="of:=[$prices.B228]" office:value-type="float" office:value="384.52">
            <text:p>384.52</text:p>
          </table:table-cell>
          <table:table-cell table:formula="of:=[$prices.C228]" office:value-type="float" office:value="613.77">
            <text:p>613.77</text:p>
          </table:table-cell>
          <table:table-cell table:formula="of:=[$prices.D228]" office:value-type="float" office:value="186.31">
            <text:p>186.31</text:p>
          </table:table-cell>
          <table:table-cell table:formula="of:=[$prices.E228]" office:value-type="float" office:value="77.82">
            <text:p>77.82</text:p>
          </table:table-cell>
          <table:table-cell table:formula="of:=[$shares.B228]" office:value-type="float" office:value="1200">
            <text:p>1200</text:p>
          </table:table-cell>
          <table:table-cell table:formula="of:=[$shares.C228]" office:value-type="float" office:value="0">
            <text:p>0</text:p>
          </table:table-cell>
          <table:table-cell table:formula="of:=[$shares.D228]" office:value-type="float" office:value="0">
            <text:p>0</text:p>
          </table:table-cell>
          <table:table-cell table:formula="of:=[$shares.E228]" office:value-type="float" office:value="0">
            <text:p>0</text:p>
          </table:table-cell>
          <table:table-cell table:formula="of:=-([.F228]-[.F227])*[.B228]" office:value-type="float" office:value="-0">
            <text:p>0</text:p>
          </table:table-cell>
          <table:table-cell table:formula="of:=-([.G228]-[.G227])*[.C228]" office:value-type="float" office:value="-0">
            <text:p>0</text:p>
          </table:table-cell>
          <table:table-cell table:formula="of:=-([.H228]-[.H227])*[.D228]" office:value-type="float" office:value="-0">
            <text:p>0</text:p>
          </table:table-cell>
          <table:table-cell table:formula="of:=-([.I228]-[.I227])*[.E228]" office:value-type="float" office:value="-0">
            <text:p>0</text:p>
          </table:table-cell>
          <table:table-cell table:formula="of:=[.N227]+SUM([.J228:.M228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12-02">
            <text:p>12/2/2011</text:p>
          </table:table-cell>
          <table:table-cell table:formula="of:=[$prices.B229]" office:value-type="float" office:value="386.27">
            <text:p>386.27</text:p>
          </table:table-cell>
          <table:table-cell table:formula="of:=[$prices.C229]" office:value-type="float" office:value="620.36">
            <text:p>620.36</text:p>
          </table:table-cell>
          <table:table-cell table:formula="of:=[$prices.D229]" office:value-type="float" office:value="186.52">
            <text:p>186.52</text:p>
          </table:table-cell>
          <table:table-cell table:formula="of:=[$prices.E229]" office:value-type="float" office:value="77.82">
            <text:p>77.82</text:p>
          </table:table-cell>
          <table:table-cell table:formula="of:=[$shares.B229]" office:value-type="float" office:value="1200">
            <text:p>1200</text:p>
          </table:table-cell>
          <table:table-cell table:formula="of:=[$shares.C229]" office:value-type="float" office:value="0">
            <text:p>0</text:p>
          </table:table-cell>
          <table:table-cell table:formula="of:=[$shares.D229]" office:value-type="float" office:value="0">
            <text:p>0</text:p>
          </table:table-cell>
          <table:table-cell table:formula="of:=[$shares.E229]" office:value-type="float" office:value="0">
            <text:p>0</text:p>
          </table:table-cell>
          <table:table-cell table:formula="of:=-([.F229]-[.F228])*[.B229]" office:value-type="float" office:value="-0">
            <text:p>0</text:p>
          </table:table-cell>
          <table:table-cell table:formula="of:=-([.G229]-[.G228])*[.C229]" office:value-type="float" office:value="-0">
            <text:p>0</text:p>
          </table:table-cell>
          <table:table-cell table:formula="of:=-([.H229]-[.H228])*[.D229]" office:value-type="float" office:value="-0">
            <text:p>0</text:p>
          </table:table-cell>
          <table:table-cell table:formula="of:=-([.I229]-[.I228])*[.E229]" office:value-type="float" office:value="-0">
            <text:p>0</text:p>
          </table:table-cell>
          <table:table-cell table:formula="of:=[.N228]+SUM([.J229:.M229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12-05">
            <text:p>12/5/2011</text:p>
          </table:table-cell>
          <table:table-cell table:formula="of:=[$prices.B230]" office:value-type="float" office:value="389.55">
            <text:p>389.55</text:p>
          </table:table-cell>
          <table:table-cell table:formula="of:=[$prices.C230]" office:value-type="float" office:value="625.65">
            <text:p>625.65</text:p>
          </table:table-cell>
          <table:table-cell table:formula="of:=[$prices.D230]" office:value-type="float" office:value="187.68">
            <text:p>187.68</text:p>
          </table:table-cell>
          <table:table-cell table:formula="of:=[$prices.E230]" office:value-type="float" office:value="78.46">
            <text:p>78.46</text:p>
          </table:table-cell>
          <table:table-cell table:formula="of:=[$shares.B230]" office:value-type="float" office:value="1200">
            <text:p>1200</text:p>
          </table:table-cell>
          <table:table-cell table:formula="of:=[$shares.C230]" office:value-type="float" office:value="0">
            <text:p>0</text:p>
          </table:table-cell>
          <table:table-cell table:formula="of:=[$shares.D230]" office:value-type="float" office:value="0">
            <text:p>0</text:p>
          </table:table-cell>
          <table:table-cell table:formula="of:=[$shares.E230]" office:value-type="float" office:value="0">
            <text:p>0</text:p>
          </table:table-cell>
          <table:table-cell table:formula="of:=-([.F230]-[.F229])*[.B230]" office:value-type="float" office:value="-0">
            <text:p>0</text:p>
          </table:table-cell>
          <table:table-cell table:formula="of:=-([.G230]-[.G229])*[.C230]" office:value-type="float" office:value="-0">
            <text:p>0</text:p>
          </table:table-cell>
          <table:table-cell table:formula="of:=-([.H230]-[.H229])*[.D230]" office:value-type="float" office:value="-0">
            <text:p>0</text:p>
          </table:table-cell>
          <table:table-cell table:formula="of:=-([.I230]-[.I229])*[.E230]" office:value-type="float" office:value="-0">
            <text:p>0</text:p>
          </table:table-cell>
          <table:table-cell table:formula="of:=[.N229]+SUM([.J230:.M230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12-06">
            <text:p>12/6/2011</text:p>
          </table:table-cell>
          <table:table-cell table:formula="of:=[$prices.B231]" office:value-type="float" office:value="387.51">
            <text:p>387.51</text:p>
          </table:table-cell>
          <table:table-cell table:formula="of:=[$prices.C231]" office:value-type="float" office:value="623.77">
            <text:p>623.77</text:p>
          </table:table-cell>
          <table:table-cell table:formula="of:=[$prices.D231]" office:value-type="float" office:value="189.75">
            <text:p>189.75</text:p>
          </table:table-cell>
          <table:table-cell table:formula="of:=[$prices.E231]" office:value-type="float" office:value="78.82">
            <text:p>78.82</text:p>
          </table:table-cell>
          <table:table-cell table:formula="of:=[$shares.B231]" office:value-type="float" office:value="1200">
            <text:p>1200</text:p>
          </table:table-cell>
          <table:table-cell table:formula="of:=[$shares.C231]" office:value-type="float" office:value="0">
            <text:p>0</text:p>
          </table:table-cell>
          <table:table-cell table:formula="of:=[$shares.D231]" office:value-type="float" office:value="0">
            <text:p>0</text:p>
          </table:table-cell>
          <table:table-cell table:formula="of:=[$shares.E231]" office:value-type="float" office:value="0">
            <text:p>0</text:p>
          </table:table-cell>
          <table:table-cell table:formula="of:=-([.F231]-[.F230])*[.B231]" office:value-type="float" office:value="-0">
            <text:p>0</text:p>
          </table:table-cell>
          <table:table-cell table:formula="of:=-([.G231]-[.G230])*[.C231]" office:value-type="float" office:value="-0">
            <text:p>0</text:p>
          </table:table-cell>
          <table:table-cell table:formula="of:=-([.H231]-[.H230])*[.D231]" office:value-type="float" office:value="-0">
            <text:p>0</text:p>
          </table:table-cell>
          <table:table-cell table:formula="of:=-([.I231]-[.I230])*[.E231]" office:value-type="float" office:value="-0">
            <text:p>0</text:p>
          </table:table-cell>
          <table:table-cell table:formula="of:=[.N230]+SUM([.J231:.M231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12-07">
            <text:p>12/7/2011</text:p>
          </table:table-cell>
          <table:table-cell table:formula="of:=[$prices.B232]" office:value-type="float" office:value="385.67">
            <text:p>385.67</text:p>
          </table:table-cell>
          <table:table-cell table:formula="of:=[$prices.C232]" office:value-type="float" office:value="623.39">
            <text:p>623.39</text:p>
          </table:table-cell>
          <table:table-cell table:formula="of:=[$prices.D232]" office:value-type="float" office:value="190.84">
            <text:p>190.84</text:p>
          </table:table-cell>
          <table:table-cell table:formula="of:=[$prices.E232]" office:value-type="float" office:value="79.07">
            <text:p>79.07</text:p>
          </table:table-cell>
          <table:table-cell table:formula="of:=[$shares.B232]" office:value-type="float" office:value="1200">
            <text:p>1200</text:p>
          </table:table-cell>
          <table:table-cell table:formula="of:=[$shares.C232]" office:value-type="float" office:value="0">
            <text:p>0</text:p>
          </table:table-cell>
          <table:table-cell table:formula="of:=[$shares.D232]" office:value-type="float" office:value="0">
            <text:p>0</text:p>
          </table:table-cell>
          <table:table-cell table:formula="of:=[$shares.E232]" office:value-type="float" office:value="0">
            <text:p>0</text:p>
          </table:table-cell>
          <table:table-cell table:formula="of:=-([.F232]-[.F231])*[.B232]" office:value-type="float" office:value="-0">
            <text:p>0</text:p>
          </table:table-cell>
          <table:table-cell table:formula="of:=-([.G232]-[.G231])*[.C232]" office:value-type="float" office:value="-0">
            <text:p>0</text:p>
          </table:table-cell>
          <table:table-cell table:formula="of:=-([.H232]-[.H231])*[.D232]" office:value-type="float" office:value="-0">
            <text:p>0</text:p>
          </table:table-cell>
          <table:table-cell table:formula="of:=-([.I232]-[.I231])*[.E232]" office:value-type="float" office:value="-0">
            <text:p>0</text:p>
          </table:table-cell>
          <table:table-cell table:formula="of:=[.N231]+SUM([.J232:.M232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12-08">
            <text:p>12/8/2011</text:p>
          </table:table-cell>
          <table:table-cell table:formula="of:=[$prices.B233]" office:value-type="float" office:value="387.22">
            <text:p>387.22</text:p>
          </table:table-cell>
          <table:table-cell table:formula="of:=[$prices.C233]" office:value-type="float" office:value="616.05">
            <text:p>616.05</text:p>
          </table:table-cell>
          <table:table-cell table:formula="of:=[$prices.D233]" office:value-type="float" office:value="188.41">
            <text:p>188.41</text:p>
          </table:table-cell>
          <table:table-cell table:formula="of:=[$prices.E233]" office:value-type="float" office:value="77.89">
            <text:p>77.89</text:p>
          </table:table-cell>
          <table:table-cell table:formula="of:=[$shares.B233]" office:value-type="float" office:value="1200">
            <text:p>1200</text:p>
          </table:table-cell>
          <table:table-cell table:formula="of:=[$shares.C233]" office:value-type="float" office:value="0">
            <text:p>0</text:p>
          </table:table-cell>
          <table:table-cell table:formula="of:=[$shares.D233]" office:value-type="float" office:value="0">
            <text:p>0</text:p>
          </table:table-cell>
          <table:table-cell table:formula="of:=[$shares.E233]" office:value-type="float" office:value="0">
            <text:p>0</text:p>
          </table:table-cell>
          <table:table-cell table:formula="of:=-([.F233]-[.F232])*[.B233]" office:value-type="float" office:value="-0">
            <text:p>0</text:p>
          </table:table-cell>
          <table:table-cell table:formula="of:=-([.G233]-[.G232])*[.C233]" office:value-type="float" office:value="-0">
            <text:p>0</text:p>
          </table:table-cell>
          <table:table-cell table:formula="of:=-([.H233]-[.H232])*[.D233]" office:value-type="float" office:value="-0">
            <text:p>0</text:p>
          </table:table-cell>
          <table:table-cell table:formula="of:=-([.I233]-[.I232])*[.E233]" office:value-type="float" office:value="-0">
            <text:p>0</text:p>
          </table:table-cell>
          <table:table-cell table:formula="of:=[.N232]+SUM([.J233:.M233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12-09">
            <text:p>12/9/2011</text:p>
          </table:table-cell>
          <table:table-cell table:formula="of:=[$prices.B234]" office:value-type="float" office:value="390.16">
            <text:p>390.16</text:p>
          </table:table-cell>
          <table:table-cell table:formula="of:=[$prices.C234]" office:value-type="float" office:value="627.42">
            <text:p>627.42</text:p>
          </table:table-cell>
          <table:table-cell table:formula="of:=[$prices.D234]" office:value-type="float" office:value="191.34">
            <text:p>191.34</text:p>
          </table:table-cell>
          <table:table-cell table:formula="of:=[$prices.E234]" office:value-type="float" office:value="79.33">
            <text:p>79.33</text:p>
          </table:table-cell>
          <table:table-cell table:formula="of:=[$shares.B234]" office:value-type="float" office:value="1200">
            <text:p>1200</text:p>
          </table:table-cell>
          <table:table-cell table:formula="of:=[$shares.C234]" office:value-type="float" office:value="0">
            <text:p>0</text:p>
          </table:table-cell>
          <table:table-cell table:formula="of:=[$shares.D234]" office:value-type="float" office:value="0">
            <text:p>0</text:p>
          </table:table-cell>
          <table:table-cell table:formula="of:=[$shares.E234]" office:value-type="float" office:value="0">
            <text:p>0</text:p>
          </table:table-cell>
          <table:table-cell table:formula="of:=-([.F234]-[.F233])*[.B234]" office:value-type="float" office:value="-0">
            <text:p>0</text:p>
          </table:table-cell>
          <table:table-cell table:formula="of:=-([.G234]-[.G233])*[.C234]" office:value-type="float" office:value="-0">
            <text:p>0</text:p>
          </table:table-cell>
          <table:table-cell table:formula="of:=-([.H234]-[.H233])*[.D234]" office:value-type="float" office:value="-0">
            <text:p>0</text:p>
          </table:table-cell>
          <table:table-cell table:formula="of:=-([.I234]-[.I233])*[.E234]" office:value-type="float" office:value="-0">
            <text:p>0</text:p>
          </table:table-cell>
          <table:table-cell table:formula="of:=[.N233]+SUM([.J234:.M234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12-12">
            <text:p>12/12/2011</text:p>
          </table:table-cell>
          <table:table-cell table:formula="of:=[$prices.B235]" office:value-type="float" office:value="388.39">
            <text:p>388.39</text:p>
          </table:table-cell>
          <table:table-cell table:formula="of:=[$prices.C235]" office:value-type="float" office:value="625.39">
            <text:p>625.39</text:p>
          </table:table-cell>
          <table:table-cell table:formula="of:=[$prices.D235]" office:value-type="float" office:value="189">
            <text:p>189</text:p>
          </table:table-cell>
          <table:table-cell table:formula="of:=[$prices.E235]" office:value-type="float" office:value="78.07">
            <text:p>78.07</text:p>
          </table:table-cell>
          <table:table-cell table:formula="of:=[$shares.B235]" office:value-type="float" office:value="1200">
            <text:p>1200</text:p>
          </table:table-cell>
          <table:table-cell table:formula="of:=[$shares.C235]" office:value-type="float" office:value="0">
            <text:p>0</text:p>
          </table:table-cell>
          <table:table-cell table:formula="of:=[$shares.D235]" office:value-type="float" office:value="0">
            <text:p>0</text:p>
          </table:table-cell>
          <table:table-cell table:formula="of:=[$shares.E235]" office:value-type="float" office:value="0">
            <text:p>0</text:p>
          </table:table-cell>
          <table:table-cell table:formula="of:=-([.F235]-[.F234])*[.B235]" office:value-type="float" office:value="-0">
            <text:p>0</text:p>
          </table:table-cell>
          <table:table-cell table:formula="of:=-([.G235]-[.G234])*[.C235]" office:value-type="float" office:value="-0">
            <text:p>0</text:p>
          </table:table-cell>
          <table:table-cell table:formula="of:=-([.H235]-[.H234])*[.D235]" office:value-type="float" office:value="-0">
            <text:p>0</text:p>
          </table:table-cell>
          <table:table-cell table:formula="of:=-([.I235]-[.I234])*[.E235]" office:value-type="float" office:value="-0">
            <text:p>0</text:p>
          </table:table-cell>
          <table:table-cell table:formula="of:=[.N234]+SUM([.J235:.M235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12-13">
            <text:p>12/13/2011</text:p>
          </table:table-cell>
          <table:table-cell table:formula="of:=[$prices.B236]" office:value-type="float" office:value="385.39">
            <text:p>385.39</text:p>
          </table:table-cell>
          <table:table-cell table:formula="of:=[$prices.C236]" office:value-type="float" office:value="625.63">
            <text:p>625.63</text:p>
          </table:table-cell>
          <table:table-cell table:formula="of:=[$prices.D236]" office:value-type="float" office:value="187.99">
            <text:p>187.99</text:p>
          </table:table-cell>
          <table:table-cell table:formula="of:=[$prices.E236]" office:value-type="float" office:value="78.54">
            <text:p>78.54</text:p>
          </table:table-cell>
          <table:table-cell table:formula="of:=[$shares.B236]" office:value-type="float" office:value="1200">
            <text:p>1200</text:p>
          </table:table-cell>
          <table:table-cell table:formula="of:=[$shares.C236]" office:value-type="float" office:value="0">
            <text:p>0</text:p>
          </table:table-cell>
          <table:table-cell table:formula="of:=[$shares.D236]" office:value-type="float" office:value="0">
            <text:p>0</text:p>
          </table:table-cell>
          <table:table-cell table:formula="of:=[$shares.E236]" office:value-type="float" office:value="0">
            <text:p>0</text:p>
          </table:table-cell>
          <table:table-cell table:formula="of:=-([.F236]-[.F235])*[.B236]" office:value-type="float" office:value="-0">
            <text:p>0</text:p>
          </table:table-cell>
          <table:table-cell table:formula="of:=-([.G236]-[.G235])*[.C236]" office:value-type="float" office:value="-0">
            <text:p>0</text:p>
          </table:table-cell>
          <table:table-cell table:formula="of:=-([.H236]-[.H235])*[.D236]" office:value-type="float" office:value="-0">
            <text:p>0</text:p>
          </table:table-cell>
          <table:table-cell table:formula="of:=-([.I236]-[.I235])*[.E236]" office:value-type="float" office:value="-0">
            <text:p>0</text:p>
          </table:table-cell>
          <table:table-cell table:formula="of:=[.N235]+SUM([.J236:.M236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12-14">
            <text:p>12/14/2011</text:p>
          </table:table-cell>
          <table:table-cell table:formula="of:=[$prices.B237]" office:value-type="float" office:value="376.84">
            <text:p>376.84</text:p>
          </table:table-cell>
          <table:table-cell table:formula="of:=[$prices.C237]" office:value-type="float" office:value="618.07">
            <text:p>618.07</text:p>
          </table:table-cell>
          <table:table-cell table:formula="of:=[$prices.D237]" office:value-type="float" office:value="185.6">
            <text:p>185.6</text:p>
          </table:table-cell>
          <table:table-cell table:formula="of:=[$prices.E237]" office:value-type="float" office:value="77.48">
            <text:p>77.48</text:p>
          </table:table-cell>
          <table:table-cell table:formula="of:=[$shares.B237]" office:value-type="float" office:value="1200">
            <text:p>1200</text:p>
          </table:table-cell>
          <table:table-cell table:formula="of:=[$shares.C237]" office:value-type="float" office:value="0">
            <text:p>0</text:p>
          </table:table-cell>
          <table:table-cell table:formula="of:=[$shares.D237]" office:value-type="float" office:value="0">
            <text:p>0</text:p>
          </table:table-cell>
          <table:table-cell table:formula="of:=[$shares.E237]" office:value-type="float" office:value="0">
            <text:p>0</text:p>
          </table:table-cell>
          <table:table-cell table:formula="of:=-([.F237]-[.F236])*[.B237]" office:value-type="float" office:value="-0">
            <text:p>0</text:p>
          </table:table-cell>
          <table:table-cell table:formula="of:=-([.G237]-[.G236])*[.C237]" office:value-type="float" office:value="-0">
            <text:p>0</text:p>
          </table:table-cell>
          <table:table-cell table:formula="of:=-([.H237]-[.H236])*[.D237]" office:value-type="float" office:value="-0">
            <text:p>0</text:p>
          </table:table-cell>
          <table:table-cell table:formula="of:=-([.I237]-[.I236])*[.E237]" office:value-type="float" office:value="-0">
            <text:p>0</text:p>
          </table:table-cell>
          <table:table-cell table:formula="of:=[.N236]+SUM([.J237:.M237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12-15">
            <text:p>12/15/2011</text:p>
          </table:table-cell>
          <table:table-cell table:formula="of:=[$prices.B238]" office:value-type="float" office:value="375.6">
            <text:p>375.6</text:p>
          </table:table-cell>
          <table:table-cell table:formula="of:=[$prices.C238]" office:value-type="float" office:value="619.54">
            <text:p>619.54</text:p>
          </table:table-cell>
          <table:table-cell table:formula="of:=[$prices.D238]" office:value-type="float" office:value="184.38">
            <text:p>184.38</text:p>
          </table:table-cell>
          <table:table-cell table:formula="of:=[$prices.E238]" office:value-type="float" office:value="78.05">
            <text:p>78.05</text:p>
          </table:table-cell>
          <table:table-cell table:formula="of:=[$shares.B238]" office:value-type="float" office:value="1200">
            <text:p>1200</text:p>
          </table:table-cell>
          <table:table-cell table:formula="of:=[$shares.C238]" office:value-type="float" office:value="0">
            <text:p>0</text:p>
          </table:table-cell>
          <table:table-cell table:formula="of:=[$shares.D238]" office:value-type="float" office:value="0">
            <text:p>0</text:p>
          </table:table-cell>
          <table:table-cell table:formula="of:=[$shares.E238]" office:value-type="float" office:value="0">
            <text:p>0</text:p>
          </table:table-cell>
          <table:table-cell table:formula="of:=-([.F238]-[.F237])*[.B238]" office:value-type="float" office:value="-0">
            <text:p>0</text:p>
          </table:table-cell>
          <table:table-cell table:formula="of:=-([.G238]-[.G237])*[.C238]" office:value-type="float" office:value="-0">
            <text:p>0</text:p>
          </table:table-cell>
          <table:table-cell table:formula="of:=-([.H238]-[.H237])*[.D238]" office:value-type="float" office:value="-0">
            <text:p>0</text:p>
          </table:table-cell>
          <table:table-cell table:formula="of:=-([.I238]-[.I237])*[.E238]" office:value-type="float" office:value="-0">
            <text:p>0</text:p>
          </table:table-cell>
          <table:table-cell table:formula="of:=[.N237]+SUM([.J238:.M238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12-16">
            <text:p>12/16/2011</text:p>
          </table:table-cell>
          <table:table-cell table:formula="of:=[$prices.B239]" office:value-type="float" office:value="377.67">
            <text:p>377.67</text:p>
          </table:table-cell>
          <table:table-cell table:formula="of:=[$prices.C239]" office:value-type="float" office:value="625.96">
            <text:p>625.96</text:p>
          </table:table-cell>
          <table:table-cell table:formula="of:=[$prices.D239]" office:value-type="float" office:value="180.53">
            <text:p>180.53</text:p>
          </table:table-cell>
          <table:table-cell table:formula="of:=[$prices.E239]" office:value-type="float" office:value="78.18">
            <text:p>78.18</text:p>
          </table:table-cell>
          <table:table-cell table:formula="of:=[$shares.B239]" office:value-type="float" office:value="1200">
            <text:p>1200</text:p>
          </table:table-cell>
          <table:table-cell table:formula="of:=[$shares.C239]" office:value-type="float" office:value="0">
            <text:p>0</text:p>
          </table:table-cell>
          <table:table-cell table:formula="of:=[$shares.D239]" office:value-type="float" office:value="0">
            <text:p>0</text:p>
          </table:table-cell>
          <table:table-cell table:formula="of:=[$shares.E239]" office:value-type="float" office:value="0">
            <text:p>0</text:p>
          </table:table-cell>
          <table:table-cell table:formula="of:=-([.F239]-[.F238])*[.B239]" office:value-type="float" office:value="-0">
            <text:p>0</text:p>
          </table:table-cell>
          <table:table-cell table:formula="of:=-([.G239]-[.G238])*[.C239]" office:value-type="float" office:value="-0">
            <text:p>0</text:p>
          </table:table-cell>
          <table:table-cell table:formula="of:=-([.H239]-[.H238])*[.D239]" office:value-type="float" office:value="-0">
            <text:p>0</text:p>
          </table:table-cell>
          <table:table-cell table:formula="of:=-([.I239]-[.I238])*[.E239]" office:value-type="float" office:value="-0">
            <text:p>0</text:p>
          </table:table-cell>
          <table:table-cell table:formula="of:=[.N238]+SUM([.J239:.M239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12-19">
            <text:p>12/19/2011</text:p>
          </table:table-cell>
          <table:table-cell table:formula="of:=[$prices.B240]" office:value-type="float" office:value="378.85">
            <text:p>378.85</text:p>
          </table:table-cell>
          <table:table-cell table:formula="of:=[$prices.C240]" office:value-type="float" office:value="621.83">
            <text:p>621.83</text:p>
          </table:table-cell>
          <table:table-cell table:formula="of:=[$prices.D240]" office:value-type="float" office:value="179.86">
            <text:p>179.86</text:p>
          </table:table-cell>
          <table:table-cell table:formula="of:=[$prices.E240]" office:value-type="float" office:value="77.56">
            <text:p>77.56</text:p>
          </table:table-cell>
          <table:table-cell table:formula="of:=[$shares.B240]" office:value-type="float" office:value="1200">
            <text:p>1200</text:p>
          </table:table-cell>
          <table:table-cell table:formula="of:=[$shares.C240]" office:value-type="float" office:value="0">
            <text:p>0</text:p>
          </table:table-cell>
          <table:table-cell table:formula="of:=[$shares.D240]" office:value-type="float" office:value="0">
            <text:p>0</text:p>
          </table:table-cell>
          <table:table-cell table:formula="of:=[$shares.E240]" office:value-type="float" office:value="0">
            <text:p>0</text:p>
          </table:table-cell>
          <table:table-cell table:formula="of:=-([.F240]-[.F239])*[.B240]" office:value-type="float" office:value="-0">
            <text:p>0</text:p>
          </table:table-cell>
          <table:table-cell table:formula="of:=-([.G240]-[.G239])*[.C240]" office:value-type="float" office:value="-0">
            <text:p>0</text:p>
          </table:table-cell>
          <table:table-cell table:formula="of:=-([.H240]-[.H239])*[.D240]" office:value-type="float" office:value="-0">
            <text:p>0</text:p>
          </table:table-cell>
          <table:table-cell table:formula="of:=-([.I240]-[.I239])*[.E240]" office:value-type="float" office:value="-0">
            <text:p>0</text:p>
          </table:table-cell>
          <table:table-cell table:formula="of:=[.N239]+SUM([.J240:.M240])" office:value-type="float" office:value="662311">
            <text:p><text:s/>$662,311.00 </text:p>
          </table:table-cell>
          <table:table-cell table:number-columns-repeated="1010"/>
        </table:table-row>
        <table:table-row table:style-name="ro1">
          <table:table-cell office:value-type="date" office:date-value="2011-12-20">
            <text:p>12/20/2011</text:p>
          </table:table-cell>
          <table:table-cell table:formula="of:=[$prices.B241]" office:value-type="float" office:value="392.46">
            <text:p>392.46</text:p>
          </table:table-cell>
          <table:table-cell table:formula="of:=[$prices.C241]" office:value-type="float" office:value="630.37">
            <text:p>630.37</text:p>
          </table:table-cell>
          <table:table-cell table:formula="of:=[$prices.D241]" office:value-type="float" office:value="184.14">
            <text:p>184.14</text:p>
          </table:table-cell>
          <table:table-cell table:formula="of:=[$prices.E241]" office:value-type="float" office:value="79.97">
            <text:p>79.97</text:p>
          </table:table-cell>
          <table:table-cell table:formula="of:=[$shares.B241]" office:value-type="float" office:value="0">
            <text:p>0</text:p>
          </table:table-cell>
          <table:table-cell table:formula="of:=[$shares.C241]" office:value-type="float" office:value="0">
            <text:p>0</text:p>
          </table:table-cell>
          <table:table-cell table:formula="of:=[$shares.D241]" office:value-type="float" office:value="0">
            <text:p>0</text:p>
          </table:table-cell>
          <table:table-cell table:formula="of:=[$shares.E241]" office:value-type="float" office:value="0">
            <text:p>0</text:p>
          </table:table-cell>
          <table:table-cell table:formula="of:=-([.F241]-[.F240])*[.B241]" office:value-type="float" office:value="470952">
            <text:p>470952</text:p>
          </table:table-cell>
          <table:table-cell table:formula="of:=-([.G241]-[.G240])*[.C241]" office:value-type="float" office:value="-0">
            <text:p>0</text:p>
          </table:table-cell>
          <table:table-cell table:formula="of:=-([.H241]-[.H240])*[.D241]" office:value-type="float" office:value="-0">
            <text:p>0</text:p>
          </table:table-cell>
          <table:table-cell table:formula="of:=-([.I241]-[.I240])*[.E241]" office:value-type="float" office:value="-0">
            <text:p>0</text:p>
          </table:table-cell>
          <table:table-cell table:formula="of:=[.N240]+SUM([.J241:.M241])" office:value-type="float" office:value="1133263">
            <text:p><text:s/>$1,133,263.00 </text:p>
          </table:table-cell>
          <table:table-cell table:number-columns-repeated="1010"/>
        </table:table-row>
      </table:table>
      <table:table table:name="portfolio" table:style-name="ta6">
        <office:forms form:automatic-focus="false" form:apply-design-mode="false"/>
        <table:table-column table:style-name="co4" table:default-cell-style-name="ce3"/>
        <table:table-column table:style-name="co2" table:number-columns-repeated="2" table:default-cell-style-name="ce5"/>
        <table:table-column table:style-name="co20" table:default-cell-style-name="ce5"/>
        <table:table-column table:style-name="co1" table:number-columns-repeated="1020" table:default-cell-style-name="Default"/>
        <table:table-row table:style-name="ro1">
          <table:table-cell table:style-name="Default" office:value-type="string">
            <text:p>Date</text:p>
          </table:table-cell>
          <table:table-cell table:style-name="Default" office:value-type="string">
            <text:p>Cash</text:p>
          </table:table-cell>
          <table:table-cell table:style-name="Default" office:value-type="string">
            <text:p>Equities value</text:p>
          </table:table-cell>
          <table:table-cell table:style-name="Default" office:value-type="string">
            <text:p>Portfolio value</text:p>
          </table:table-cell>
          <table:table-cell table:number-columns-repeated="1020"/>
        </table:table-row>
        <table:table-row table:style-name="ro1">
          <table:table-cell office:value-type="date" office:date-value="2011-01-10">
            <text:p>1/10/2011</text:p>
          </table:table-cell>
          <table:table-cell table:formula="of:=[$cash.N2]" office:value-type="float" office:value="490840">
            <text:p>490840.00</text:p>
          </table:table-cell>
          <table:table-cell table:formula="of:=[$equities.J2]" office:value-type="float" office:value="509160">
            <text:p>509160.00</text:p>
          </table:table-cell>
          <table:table-cell table:formula="of:=[.B2]+[.C2]" office:value-type="float" office:value="1000000">
            <text:p>1000000.00</text:p>
          </table:table-cell>
          <table:table-cell table:number-columns-repeated="1020"/>
        </table:table-row>
        <table:table-row table:style-name="ro1">
          <table:table-cell office:value-type="date" office:date-value="2011-01-11">
            <text:p>1/11/2011</text:p>
          </table:table-cell>
          <table:table-cell table:formula="of:=[$cash.N3]" office:value-type="float" office:value="490840">
            <text:p>490840.00</text:p>
          </table:table-cell>
          <table:table-cell table:formula="of:=[$equities.J3]" office:value-type="float" office:value="507945">
            <text:p>507945.00</text:p>
          </table:table-cell>
          <table:table-cell table:formula="of:=[.B3]+[.C3]" office:value-type="float" office:value="998785">
            <text:p>998785.00</text:p>
          </table:table-cell>
          <table:table-cell table:number-columns-repeated="1020"/>
        </table:table-row>
        <table:table-row table:style-name="ro1">
          <table:table-cell office:value-type="date" office:date-value="2011-01-12">
            <text:p>1/12/2011</text:p>
          </table:table-cell>
          <table:table-cell table:formula="of:=[$cash.N4]" office:value-type="float" office:value="490840">
            <text:p>490840.00</text:p>
          </table:table-cell>
          <table:table-cell table:formula="of:=[$equities.J4]" office:value-type="float" office:value="512085">
            <text:p>512085.00</text:p>
          </table:table-cell>
          <table:table-cell table:formula="of:=[.B4]+[.C4]" office:value-type="float" office:value="1002925">
            <text:p>1002925.00</text:p>
          </table:table-cell>
          <table:table-cell table:number-columns-repeated="1020"/>
        </table:table-row>
        <table:table-row table:style-name="ro1">
          <table:table-cell office:value-type="date" office:date-value="2011-01-13">
            <text:p>1/13/2011</text:p>
          </table:table-cell>
          <table:table-cell table:formula="of:=[$cash.N5]" office:value-type="float" office:value="429120">
            <text:p>429120.00</text:p>
          </table:table-cell>
          <table:table-cell table:formula="of:=[$equities.J5]" office:value-type="float" office:value="575680">
            <text:p>575680.00</text:p>
          </table:table-cell>
          <table:table-cell table:formula="of:=[.B5]+[.C5]" office:value-type="float" office:value="1004800">
            <text:p>1004800.00</text:p>
          </table:table-cell>
          <table:table-cell table:number-columns-repeated="1020"/>
        </table:table-row>
        <table:table-row table:style-name="ro1">
          <table:table-cell office:value-type="date" office:date-value="2011-01-14">
            <text:p>1/14/2011</text:p>
          </table:table-cell>
          <table:table-cell table:formula="of:=[$cash.N6]" office:value-type="float" office:value="429120">
            <text:p>429120.00</text:p>
          </table:table-cell>
          <table:table-cell table:formula="of:=[$equities.J6]" office:value-type="float" office:value="580240">
            <text:p>580240.00</text:p>
          </table:table-cell>
          <table:table-cell table:formula="of:=[.B6]+[.C6]" office:value-type="float" office:value="1009360">
            <text:p>1009360.00</text:p>
          </table:table-cell>
          <table:table-cell table:number-columns-repeated="1020"/>
        </table:table-row>
        <table:table-row table:style-name="ro1">
          <table:table-cell office:value-type="date" office:date-value="2011-01-18">
            <text:p>1/18/2011</text:p>
          </table:table-cell>
          <table:table-cell table:formula="of:=[$cash.N7]" office:value-type="float" office:value="429120">
            <text:p>429120.00</text:p>
          </table:table-cell>
          <table:table-cell table:formula="of:=[$equities.J7]" office:value-type="float" office:value="582760">
            <text:p>582760.00</text:p>
          </table:table-cell>
          <table:table-cell table:formula="of:=[.B7]+[.C7]" office:value-type="float" office:value="1011880">
            <text:p>1011880.00</text:p>
          </table:table-cell>
          <table:table-cell table:number-columns-repeated="1020"/>
        </table:table-row>
        <table:table-row table:style-name="ro1">
          <table:table-cell office:value-type="date" office:date-value="2011-01-19">
            <text:p>1/19/2011</text:p>
          </table:table-cell>
          <table:table-cell table:formula="of:=[$cash.N8]" office:value-type="float" office:value="429120">
            <text:p>429120.00</text:p>
          </table:table-cell>
          <table:table-cell table:formula="of:=[$equities.J8]" office:value-type="float" office:value="602280">
            <text:p>602280.00</text:p>
          </table:table-cell>
          <table:table-cell table:formula="of:=[.B8]+[.C8]" office:value-type="float" office:value="1031400">
            <text:p>1031400.00</text:p>
          </table:table-cell>
          <table:table-cell table:number-columns-repeated="1020"/>
        </table:table-row>
        <table:table-row table:style-name="ro1">
          <table:table-cell office:value-type="date" office:date-value="2011-01-20">
            <text:p>1/20/2011</text:p>
          </table:table-cell>
          <table:table-cell table:formula="of:=[$cash.N9]" office:value-type="float" office:value="429120">
            <text:p>429120.00</text:p>
          </table:table-cell>
          <table:table-cell table:formula="of:=[$equities.J9]" office:value-type="float" office:value="602680">
            <text:p>602680.00</text:p>
          </table:table-cell>
          <table:table-cell table:formula="of:=[.B9]+[.C9]" office:value-type="float" office:value="1031800">
            <text:p>1031800.00</text:p>
          </table:table-cell>
          <table:table-cell table:number-columns-repeated="1020"/>
        </table:table-row>
        <table:table-row table:style-name="ro1">
          <table:table-cell office:value-type="date" office:date-value="2011-01-21">
            <text:p>1/21/2011</text:p>
          </table:table-cell>
          <table:table-cell table:formula="of:=[$cash.N10]" office:value-type="float" office:value="429120">
            <text:p>429120.00</text:p>
          </table:table-cell>
          <table:table-cell table:formula="of:=[$equities.J10]" office:value-type="float" office:value="601520">
            <text:p>601520.00</text:p>
          </table:table-cell>
          <table:table-cell table:formula="of:=[.B10]+[.C10]" office:value-type="float" office:value="1030640">
            <text:p>1030640.00</text:p>
          </table:table-cell>
          <table:table-cell table:number-columns-repeated="1020"/>
        </table:table-row>
        <table:table-row table:style-name="ro1">
          <table:table-cell office:value-type="date" office:date-value="2011-01-24">
            <text:p>1/24/2011</text:p>
          </table:table-cell>
          <table:table-cell table:formula="of:=[$cash.N11]" office:value-type="float" office:value="429120">
            <text:p>429120.00</text:p>
          </table:table-cell>
          <table:table-cell table:formula="of:=[$equities.J11]" office:value-type="float" office:value="617520">
            <text:p>617520.00</text:p>
          </table:table-cell>
          <table:table-cell table:formula="of:=[.B11]+[.C11]" office:value-type="float" office:value="1046640">
            <text:p>1046640.00</text:p>
          </table:table-cell>
          <table:table-cell table:number-columns-repeated="1020"/>
        </table:table-row>
        <table:table-row table:style-name="ro1">
          <table:table-cell office:value-type="date" office:date-value="2011-01-25">
            <text:p>1/25/2011</text:p>
          </table:table-cell>
          <table:table-cell table:formula="of:=[$cash.N12]" office:value-type="float" office:value="429120">
            <text:p>429120.00</text:p>
          </table:table-cell>
          <table:table-cell table:formula="of:=[$equities.J12]" office:value-type="float" office:value="624520">
            <text:p>624520.00</text:p>
          </table:table-cell>
          <table:table-cell table:formula="of:=[.B12]+[.C12]" office:value-type="float" office:value="1053640">
            <text:p>1053640.00</text:p>
          </table:table-cell>
          <table:table-cell table:number-columns-repeated="1020"/>
        </table:table-row>
        <table:table-row table:style-name="ro1">
          <table:table-cell office:value-type="date" office:date-value="2011-01-26">
            <text:p>1/26/2011</text:p>
          </table:table-cell>
          <table:table-cell table:formula="of:=[$cash.N13]" office:value-type="float" office:value="-187380">
            <text:p>-187380.00</text:p>
          </table:table-cell>
          <table:table-cell table:formula="of:=[$equities.J13]" office:value-type="float" office:value="1239460">
            <text:p>1239460.00</text:p>
          </table:table-cell>
          <table:table-cell table:formula="of:=[.B13]+[.C13]" office:value-type="float" office:value="1052080">
            <text:p>1052080.00</text:p>
          </table:table-cell>
          <table:table-cell table:number-columns-repeated="1020"/>
        </table:table-row>
        <table:table-row table:style-name="ro1">
          <table:table-cell office:value-type="date" office:date-value="2011-01-27">
            <text:p>1/27/2011</text:p>
          </table:table-cell>
          <table:table-cell table:formula="of:=[$cash.N14]" office:value-type="float" office:value="-187380">
            <text:p>-187380.00</text:p>
          </table:table-cell>
          <table:table-cell table:formula="of:=[$equities.J14]" office:value-type="float" office:value="1239870">
            <text:p>1239870.00</text:p>
          </table:table-cell>
          <table:table-cell table:formula="of:=[.B14]+[.C14]" office:value-type="float" office:value="1052490">
            <text:p>1052490.00</text:p>
          </table:table-cell>
          <table:table-cell table:number-columns-repeated="1020"/>
        </table:table-row>
        <table:table-row table:style-name="ro1">
          <table:table-cell office:value-type="date" office:date-value="2011-01-28">
            <text:p>1/28/2011</text:p>
          </table:table-cell>
          <table:table-cell table:formula="of:=[$cash.N15]" office:value-type="float" office:value="-187380">
            <text:p>-187380.00</text:p>
          </table:table-cell>
          <table:table-cell table:formula="of:=[$equities.J15]" office:value-type="float" office:value="1216870">
            <text:p>1216870.00</text:p>
          </table:table-cell>
          <table:table-cell table:formula="of:=[.B15]+[.C15]" office:value-type="float" office:value="1029490">
            <text:p>1029490.00</text:p>
          </table:table-cell>
          <table:table-cell table:number-columns-repeated="1020"/>
        </table:table-row>
        <table:table-row table:style-name="ro1">
          <table:table-cell office:value-type="date" office:date-value="2011-01-31">
            <text:p>1/31/2011</text:p>
          </table:table-cell>
          <table:table-cell table:formula="of:=[$cash.N16]" office:value-type="float" office:value="-187380">
            <text:p>-187380.00</text:p>
          </table:table-cell>
          <table:table-cell table:formula="of:=[$equities.J16]" office:value-type="float" office:value="1227040">
            <text:p>1227040.00</text:p>
          </table:table-cell>
          <table:table-cell table:formula="of:=[.B16]+[.C16]" office:value-type="float" office:value="1039660">
            <text:p>1039660.00</text:p>
          </table:table-cell>
          <table:table-cell table:number-columns-repeated="1020"/>
        </table:table-row>
        <table:table-row table:style-name="ro1">
          <table:table-cell office:value-type="date" office:date-value="2011-02-01">
            <text:p>2/1/2011</text:p>
          </table:table-cell>
          <table:table-cell table:formula="of:=[$cash.N17]" office:value-type="float" office:value="-187380">
            <text:p>-187380.00</text:p>
          </table:table-cell>
          <table:table-cell table:formula="of:=[$equities.J17]" office:value-type="float" office:value="1243760">
            <text:p>1243760.00</text:p>
          </table:table-cell>
          <table:table-cell table:formula="of:=[.B17]+[.C17]" office:value-type="float" office:value="1056380">
            <text:p>1056380.00</text:p>
          </table:table-cell>
          <table:table-cell table:number-columns-repeated="1020"/>
        </table:table-row>
        <table:table-row table:style-name="ro1">
          <table:table-cell office:value-type="date" office:date-value="2011-02-02">
            <text:p>2/2/2011</text:p>
          </table:table-cell>
          <table:table-cell table:formula="of:=[$cash.N18]" office:value-type="float" office:value="130460">
            <text:p>130460.00</text:p>
          </table:table-cell>
          <table:table-cell table:formula="of:=[$equities.J18]" office:value-type="float" office:value="925880">
            <text:p>925880.00</text:p>
          </table:table-cell>
          <table:table-cell table:formula="of:=[.B18]+[.C18]" office:value-type="float" office:value="1056340">
            <text:p>1056340.00</text:p>
          </table:table-cell>
          <table:table-cell table:number-columns-repeated="1020"/>
        </table:table-row>
        <table:table-row table:style-name="ro1">
          <table:table-cell office:value-type="date" office:date-value="2011-02-03">
            <text:p>2/3/2011</text:p>
          </table:table-cell>
          <table:table-cell table:formula="of:=[$cash.N19]" office:value-type="float" office:value="130460">
            <text:p>130460.00</text:p>
          </table:table-cell>
          <table:table-cell table:formula="of:=[$equities.J19]" office:value-type="float" office:value="924790">
            <text:p>924790.00</text:p>
          </table:table-cell>
          <table:table-cell table:formula="of:=[.B19]+[.C19]" office:value-type="float" office:value="1055250">
            <text:p>1055250.00</text:p>
          </table:table-cell>
          <table:table-cell table:number-columns-repeated="1020"/>
        </table:table-row>
        <table:table-row table:style-name="ro1">
          <table:table-cell office:value-type="date" office:date-value="2011-02-04">
            <text:p>2/4/2011</text:p>
          </table:table-cell>
          <table:table-cell table:formula="of:=[$cash.N20]" office:value-type="float" office:value="130460">
            <text:p>130460.00</text:p>
          </table:table-cell>
          <table:table-cell table:formula="of:=[$equities.J20]" office:value-type="float" office:value="928020">
            <text:p>928020.00</text:p>
          </table:table-cell>
          <table:table-cell table:formula="of:=[.B20]+[.C20]" office:value-type="float" office:value="1058480">
            <text:p>1058480.00</text:p>
          </table:table-cell>
          <table:table-cell table:number-columns-repeated="1020"/>
        </table:table-row>
        <table:table-row table:style-name="ro1">
          <table:table-cell office:value-type="date" office:date-value="2011-02-07">
            <text:p>2/7/2011</text:p>
          </table:table-cell>
          <table:table-cell table:formula="of:=[$cash.N21]" office:value-type="float" office:value="130460">
            <text:p>130460.00</text:p>
          </table:table-cell>
          <table:table-cell table:formula="of:=[$equities.J21]" office:value-type="float" office:value="932050">
            <text:p>932050.00</text:p>
          </table:table-cell>
          <table:table-cell table:formula="of:=[.B21]+[.C21]" office:value-type="float" office:value="1062510">
            <text:p>1062510.00</text:p>
          </table:table-cell>
          <table:table-cell table:number-columns-repeated="1020"/>
        </table:table-row>
        <table:table-row table:style-name="ro1">
          <table:table-cell office:value-type="date" office:date-value="2011-02-08">
            <text:p>2/8/2011</text:p>
          </table:table-cell>
          <table:table-cell table:formula="of:=[$cash.N22]" office:value-type="float" office:value="130460">
            <text:p>130460.00</text:p>
          </table:table-cell>
          <table:table-cell table:formula="of:=[$equities.J22]" office:value-type="float" office:value="945380">
            <text:p>945380.00</text:p>
          </table:table-cell>
          <table:table-cell table:formula="of:=[.B22]+[.C22]" office:value-type="float" office:value="1075840">
            <text:p>1075840.00</text:p>
          </table:table-cell>
          <table:table-cell table:number-columns-repeated="1020"/>
        </table:table-row>
        <table:table-row table:style-name="ro1">
          <table:table-cell office:value-type="date" office:date-value="2011-02-09">
            <text:p>2/9/2011</text:p>
          </table:table-cell>
          <table:table-cell table:formula="of:=[$cash.N23]" office:value-type="float" office:value="130460">
            <text:p>130460.00</text:p>
          </table:table-cell>
          <table:table-cell table:formula="of:=[$equities.J23]" office:value-type="float" office:value="939700">
            <text:p>939700.00</text:p>
          </table:table-cell>
          <table:table-cell table:formula="of:=[.B23]+[.C23]" office:value-type="float" office:value="1070160">
            <text:p>1070160.00</text:p>
          </table:table-cell>
          <table:table-cell table:number-columns-repeated="1020"/>
        </table:table-row>
        <table:table-row table:style-name="ro1">
          <table:table-cell office:value-type="date" office:date-value="2011-02-10">
            <text:p>2/10/2011</text:p>
          </table:table-cell>
          <table:table-cell table:formula="of:=[$cash.N24]" office:value-type="float" office:value="-188260">
            <text:p>-188260.00</text:p>
          </table:table-cell>
          <table:table-cell table:formula="of:=[$equities.J24]" office:value-type="float" office:value="1253720">
            <text:p>1253720.00</text:p>
          </table:table-cell>
          <table:table-cell table:formula="of:=[.B24]+[.C24]" office:value-type="float" office:value="1065460">
            <text:p>1065460.00</text:p>
          </table:table-cell>
          <table:table-cell table:number-columns-repeated="1020"/>
        </table:table-row>
        <table:table-row table:style-name="ro1">
          <table:table-cell office:value-type="date" office:date-value="2011-02-11">
            <text:p>2/11/2011</text:p>
          </table:table-cell>
          <table:table-cell table:formula="of:=[$cash.N25]" office:value-type="float" office:value="-188260">
            <text:p>-188260.00</text:p>
          </table:table-cell>
          <table:table-cell table:formula="of:=[$equities.J25]" office:value-type="float" office:value="1260820">
            <text:p>1260820.00</text:p>
          </table:table-cell>
          <table:table-cell table:formula="of:=[.B25]+[.C25]" office:value-type="float" office:value="1072560">
            <text:p>1072560.00</text:p>
          </table:table-cell>
          <table:table-cell table:number-columns-repeated="1020"/>
        </table:table-row>
        <table:table-row table:style-name="ro1">
          <table:table-cell office:value-type="date" office:date-value="2011-02-14">
            <text:p>2/14/2011</text:p>
          </table:table-cell>
          <table:table-cell table:formula="of:=[$cash.N26]" office:value-type="float" office:value="-188260">
            <text:p>-188260.00</text:p>
          </table:table-cell>
          <table:table-cell table:formula="of:=[$equities.J26]" office:value-type="float" office:value="1262030">
            <text:p>1262030.00</text:p>
          </table:table-cell>
          <table:table-cell table:formula="of:=[.B26]+[.C26]" office:value-type="float" office:value="1073770">
            <text:p>1073770.00</text:p>
          </table:table-cell>
          <table:table-cell table:number-columns-repeated="1020"/>
        </table:table-row>
        <table:table-row table:style-name="ro1">
          <table:table-cell office:value-type="date" office:date-value="2011-02-15">
            <text:p>2/15/2011</text:p>
          </table:table-cell>
          <table:table-cell table:formula="of:=[$cash.N27]" office:value-type="float" office:value="-188260">
            <text:p>-188260.00</text:p>
          </table:table-cell>
          <table:table-cell table:formula="of:=[$equities.J27]" office:value-type="float" office:value="1256550">
            <text:p>1256550.00</text:p>
          </table:table-cell>
          <table:table-cell table:formula="of:=[.B27]+[.C27]" office:value-type="float" office:value="1068290">
            <text:p>1068290.00</text:p>
          </table:table-cell>
          <table:table-cell table:number-columns-repeated="1020"/>
        </table:table-row>
        <table:table-row table:style-name="ro1">
          <table:table-cell office:value-type="date" office:date-value="2011-02-16">
            <text:p>2/16/2011</text:p>
          </table:table-cell>
          <table:table-cell table:formula="of:=[$cash.N28]" office:value-type="float" office:value="-188260">
            <text:p>-188260.00</text:p>
          </table:table-cell>
          <table:table-cell table:formula="of:=[$equities.J28]" office:value-type="float" office:value="1258820">
            <text:p>1258820.00</text:p>
          </table:table-cell>
          <table:table-cell table:formula="of:=[.B28]+[.C28]" office:value-type="float" office:value="1070560">
            <text:p>1070560.00</text:p>
          </table:table-cell>
          <table:table-cell table:number-columns-repeated="1020"/>
        </table:table-row>
        <table:table-row table:style-name="ro1">
          <table:table-cell office:value-type="date" office:date-value="2011-02-17">
            <text:p>2/17/2011</text:p>
          </table:table-cell>
          <table:table-cell table:formula="of:=[$cash.N29]" office:value-type="float" office:value="-188260">
            <text:p>-188260.00</text:p>
          </table:table-cell>
          <table:table-cell table:formula="of:=[$equities.J29]" office:value-type="float" office:value="1263100">
            <text:p>1263100.00</text:p>
          </table:table-cell>
          <table:table-cell table:formula="of:=[.B29]+[.C29]" office:value-type="float" office:value="1074840">
            <text:p>1074840.00</text:p>
          </table:table-cell>
          <table:table-cell table:number-columns-repeated="1020"/>
        </table:table-row>
        <table:table-row table:style-name="ro1">
          <table:table-cell office:value-type="date" office:date-value="2011-02-18">
            <text:p>2/18/2011</text:p>
          </table:table-cell>
          <table:table-cell table:formula="of:=[$cash.N30]" office:value-type="float" office:value="-188260">
            <text:p>-188260.00</text:p>
          </table:table-cell>
          <table:table-cell table:formula="of:=[$equities.J30]" office:value-type="float" office:value="1270280">
            <text:p>1270280.00</text:p>
          </table:table-cell>
          <table:table-cell table:formula="of:=[.B30]+[.C30]" office:value-type="float" office:value="1082020">
            <text:p>1082020.00</text:p>
          </table:table-cell>
          <table:table-cell table:number-columns-repeated="1020"/>
        </table:table-row>
        <table:table-row table:style-name="ro1">
          <table:table-cell office:value-type="date" office:date-value="2011-02-22">
            <text:p>2/22/2011</text:p>
          </table:table-cell>
          <table:table-cell table:formula="of:=[$cash.N31]" office:value-type="float" office:value="-188260">
            <text:p>-188260.00</text:p>
          </table:table-cell>
          <table:table-cell table:formula="of:=[$equities.J31]" office:value-type="float" office:value="1239170">
            <text:p>1239170.00</text:p>
          </table:table-cell>
          <table:table-cell table:formula="of:=[.B31]+[.C31]" office:value-type="float" office:value="1050910">
            <text:p>1050910.00</text:p>
          </table:table-cell>
          <table:table-cell table:number-columns-repeated="1020"/>
        </table:table-row>
        <table:table-row table:style-name="ro1">
          <table:table-cell office:value-type="date" office:date-value="2011-02-23">
            <text:p>2/23/2011</text:p>
          </table:table-cell>
          <table:table-cell table:formula="of:=[$cash.N32]" office:value-type="float" office:value="-188260">
            <text:p>-188260.00</text:p>
          </table:table-cell>
          <table:table-cell table:formula="of:=[$equities.J32]" office:value-type="float" office:value="1233400">
            <text:p>1233400.00</text:p>
          </table:table-cell>
          <table:table-cell table:formula="of:=[.B32]+[.C32]" office:value-type="float" office:value="1045140">
            <text:p>1045140.00</text:p>
          </table:table-cell>
          <table:table-cell table:number-columns-repeated="1020"/>
        </table:table-row>
        <table:table-row table:style-name="ro1">
          <table:table-cell office:value-type="date" office:date-value="2011-02-24">
            <text:p>2/24/2011</text:p>
          </table:table-cell>
          <table:table-cell table:formula="of:=[$cash.N33]" office:value-type="float" office:value="-188260">
            <text:p>-188260.00</text:p>
          </table:table-cell>
          <table:table-cell table:formula="of:=[$equities.J33]" office:value-type="float" office:value="1233180">
            <text:p>1233180.00</text:p>
          </table:table-cell>
          <table:table-cell table:formula="of:=[.B33]+[.C33]" office:value-type="float" office:value="1044920">
            <text:p>1044920.00</text:p>
          </table:table-cell>
          <table:table-cell table:number-columns-repeated="1020"/>
        </table:table-row>
        <table:table-row table:style-name="ro1">
          <table:table-cell office:value-type="date" office:date-value="2011-02-25">
            <text:p>2/25/2011</text:p>
          </table:table-cell>
          <table:table-cell table:formula="of:=[$cash.N34]" office:value-type="float" office:value="-188260">
            <text:p>-188260.00</text:p>
          </table:table-cell>
          <table:table-cell table:formula="of:=[$equities.J34]" office:value-type="float" office:value="1240280">
            <text:p>1240280.00</text:p>
          </table:table-cell>
          <table:table-cell table:formula="of:=[.B34]+[.C34]" office:value-type="float" office:value="1052020">
            <text:p>1052020.00</text:p>
          </table:table-cell>
          <table:table-cell table:number-columns-repeated="1020"/>
        </table:table-row>
        <table:table-row table:style-name="ro1">
          <table:table-cell office:value-type="date" office:date-value="2011-02-28">
            <text:p>2/28/2011</text:p>
          </table:table-cell>
          <table:table-cell table:formula="of:=[$cash.N35]" office:value-type="float" office:value="-188260">
            <text:p>-188260.00</text:p>
          </table:table-cell>
          <table:table-cell table:formula="of:=[$equities.J35]" office:value-type="float" office:value="1242080">
            <text:p>1242080.00</text:p>
          </table:table-cell>
          <table:table-cell table:formula="of:=[.B35]+[.C35]" office:value-type="float" office:value="1053820">
            <text:p>1053820.00</text:p>
          </table:table-cell>
          <table:table-cell table:number-columns-repeated="1020"/>
        </table:table-row>
        <table:table-row table:style-name="ro1">
          <table:table-cell office:value-type="date" office:date-value="2011-03-01">
            <text:p>3/1/2011</text:p>
          </table:table-cell>
          <table:table-cell table:formula="of:=[$cash.N36]" office:value-type="float" office:value="-188260">
            <text:p>-188260.00</text:p>
          </table:table-cell>
          <table:table-cell table:formula="of:=[$equities.J36]" office:value-type="float" office:value="1222040">
            <text:p>1222040.00</text:p>
          </table:table-cell>
          <table:table-cell table:formula="of:=[.B36]+[.C36]" office:value-type="float" office:value="1033780">
            <text:p>1033780.00</text:p>
          </table:table-cell>
          <table:table-cell table:number-columns-repeated="1020"/>
        </table:table-row>
        <table:table-row table:style-name="ro1">
          <table:table-cell office:value-type="date" office:date-value="2011-03-02">
            <text:p>3/2/2011</text:p>
          </table:table-cell>
          <table:table-cell table:formula="of:=[$cash.N37]" office:value-type="float" office:value="-188260">
            <text:p>-188260.00</text:p>
          </table:table-cell>
          <table:table-cell table:formula="of:=[$equities.J37]" office:value-type="float" office:value="1222790">
            <text:p>1222790.00</text:p>
          </table:table-cell>
          <table:table-cell table:formula="of:=[.B37]+[.C37]" office:value-type="float" office:value="1034530">
            <text:p>1034530.00</text:p>
          </table:table-cell>
          <table:table-cell table:number-columns-repeated="1020"/>
        </table:table-row>
        <table:table-row table:style-name="ro1">
          <table:table-cell office:value-type="date" office:date-value="2011-03-03">
            <text:p>3/3/2011</text:p>
          </table:table-cell>
          <table:table-cell table:formula="of:=[$cash.N38]" office:value-type="float" office:value="770506">
            <text:p>770506.00</text:p>
          </table:table-cell>
          <table:table-cell table:formula="of:=[$equities.J38]" office:value-type="float" office:value="285714">
            <text:p>285714.00</text:p>
          </table:table-cell>
          <table:table-cell table:formula="of:=[.B38]+[.C38]" office:value-type="float" office:value="1056220">
            <text:p>1056220.00</text:p>
          </table:table-cell>
          <table:table-cell table:number-columns-repeated="1020"/>
        </table:table-row>
        <table:table-row table:style-name="ro1">
          <table:table-cell office:value-type="date" office:date-value="2011-03-04">
            <text:p>3/4/2011</text:p>
          </table:table-cell>
          <table:table-cell table:formula="of:=[$cash.N39]" office:value-type="float" office:value="770506">
            <text:p>770506.00</text:p>
          </table:table-cell>
          <table:table-cell table:formula="of:=[$equities.J39]" office:value-type="float" office:value="282816">
            <text:p>282816.00</text:p>
          </table:table-cell>
          <table:table-cell table:formula="of:=[.B39]+[.C39]" office:value-type="float" office:value="1053322">
            <text:p>1053322.00</text:p>
          </table:table-cell>
          <table:table-cell table:number-columns-repeated="1020"/>
        </table:table-row>
        <table:table-row table:style-name="ro1">
          <table:table-cell office:value-type="date" office:date-value="2011-03-07">
            <text:p>3/7/2011</text:p>
          </table:table-cell>
          <table:table-cell table:formula="of:=[$cash.N40]" office:value-type="float" office:value="770506">
            <text:p>770506.00</text:p>
          </table:table-cell>
          <table:table-cell table:formula="of:=[$equities.J40]" office:value-type="float" office:value="279504">
            <text:p>279504.00</text:p>
          </table:table-cell>
          <table:table-cell table:formula="of:=[.B40]+[.C40]" office:value-type="float" office:value="1050010">
            <text:p>1050010.00</text:p>
          </table:table-cell>
          <table:table-cell table:number-columns-repeated="1020"/>
        </table:table-row>
        <table:table-row table:style-name="ro1">
          <table:table-cell office:value-type="date" office:date-value="2011-03-08">
            <text:p>3/8/2011</text:p>
          </table:table-cell>
          <table:table-cell table:formula="of:=[$cash.N41]" office:value-type="float" office:value="770506">
            <text:p>770506.00</text:p>
          </table:table-cell>
          <table:table-cell table:formula="of:=[$equities.J41]" office:value-type="float" office:value="283608">
            <text:p>283608.00</text:p>
          </table:table-cell>
          <table:table-cell table:formula="of:=[.B41]+[.C41]" office:value-type="float" office:value="1054114">
            <text:p>1054114.00</text:p>
          </table:table-cell>
          <table:table-cell table:number-columns-repeated="1020"/>
        </table:table-row>
        <table:table-row table:style-name="ro1">
          <table:table-cell office:value-type="date" office:date-value="2011-03-09">
            <text:p>3/9/2011</text:p>
          </table:table-cell>
          <table:table-cell table:formula="of:=[$cash.N42]" office:value-type="float" office:value="770506">
            <text:p>770506.00</text:p>
          </table:table-cell>
          <table:table-cell table:formula="of:=[$equities.J42]" office:value-type="float" office:value="289872">
            <text:p>289872.00</text:p>
          </table:table-cell>
          <table:table-cell table:formula="of:=[.B42]+[.C42]" office:value-type="float" office:value="1060378">
            <text:p>1060378.00</text:p>
          </table:table-cell>
          <table:table-cell table:number-columns-repeated="1020"/>
        </table:table-row>
        <table:table-row table:style-name="ro1">
          <table:table-cell office:value-type="date" office:date-value="2011-03-10">
            <text:p>3/10/2011</text:p>
          </table:table-cell>
          <table:table-cell table:formula="of:=[$cash.N43]" office:value-type="float" office:value="770506">
            <text:p>770506.00</text:p>
          </table:table-cell>
          <table:table-cell table:formula="of:=[$equities.J43]" office:value-type="float" office:value="283158">
            <text:p>283158.00</text:p>
          </table:table-cell>
          <table:table-cell table:formula="of:=[.B43]+[.C43]" office:value-type="float" office:value="1053664">
            <text:p>1053664.00</text:p>
          </table:table-cell>
          <table:table-cell table:number-columns-repeated="1020"/>
        </table:table-row>
        <table:table-row table:style-name="ro1">
          <table:table-cell office:value-type="date" office:date-value="2011-03-11">
            <text:p>3/11/2011</text:p>
          </table:table-cell>
          <table:table-cell table:formula="of:=[$cash.N44]" office:value-type="float" office:value="770506">
            <text:p>770506.00</text:p>
          </table:table-cell>
          <table:table-cell table:formula="of:=[$equities.J44]" office:value-type="float" office:value="283878">
            <text:p>283878.00</text:p>
          </table:table-cell>
          <table:table-cell table:formula="of:=[.B44]+[.C44]" office:value-type="float" office:value="1054384">
            <text:p>1054384.00</text:p>
          </table:table-cell>
          <table:table-cell table:number-columns-repeated="1020"/>
        </table:table-row>
        <table:table-row table:style-name="ro1">
          <table:table-cell office:value-type="date" office:date-value="2011-03-14">
            <text:p>3/14/2011</text:p>
          </table:table-cell>
          <table:table-cell table:formula="of:=[$cash.N45]" office:value-type="float" office:value="770506">
            <text:p>770506.00</text:p>
          </table:table-cell>
          <table:table-cell table:formula="of:=[$equities.J45]" office:value-type="float" office:value="282060">
            <text:p>282060.00</text:p>
          </table:table-cell>
          <table:table-cell table:formula="of:=[.B45]+[.C45]" office:value-type="float" office:value="1052566">
            <text:p>1052566.00</text:p>
          </table:table-cell>
          <table:table-cell table:number-columns-repeated="1020"/>
        </table:table-row>
        <table:table-row table:style-name="ro1">
          <table:table-cell office:value-type="date" office:date-value="2011-03-15">
            <text:p>3/15/2011</text:p>
          </table:table-cell>
          <table:table-cell table:formula="of:=[$cash.N46]" office:value-type="float" office:value="770506">
            <text:p>770506.00</text:p>
          </table:table-cell>
          <table:table-cell table:formula="of:=[$equities.J46]" office:value-type="float" office:value="277920">
            <text:p>277920.00</text:p>
          </table:table-cell>
          <table:table-cell table:formula="of:=[.B46]+[.C46]" office:value-type="float" office:value="1048426">
            <text:p>1048426.00</text:p>
          </table:table-cell>
          <table:table-cell table:number-columns-repeated="1020"/>
        </table:table-row>
        <table:table-row table:style-name="ro1">
          <table:table-cell office:value-type="date" office:date-value="2011-03-16">
            <text:p>3/16/2011</text:p>
          </table:table-cell>
          <table:table-cell table:formula="of:=[$cash.N47]" office:value-type="float" office:value="770506">
            <text:p>770506.00</text:p>
          </table:table-cell>
          <table:table-cell table:formula="of:=[$equities.J47]" office:value-type="float" office:value="267390">
            <text:p>267390.00</text:p>
          </table:table-cell>
          <table:table-cell table:formula="of:=[.B47]+[.C47]" office:value-type="float" office:value="1037896">
            <text:p>1037896.00</text:p>
          </table:table-cell>
          <table:table-cell table:number-columns-repeated="1020"/>
        </table:table-row>
        <table:table-row table:style-name="ro1">
          <table:table-cell office:value-type="date" office:date-value="2011-03-17">
            <text:p>3/17/2011</text:p>
          </table:table-cell>
          <table:table-cell table:formula="of:=[$cash.N48]" office:value-type="float" office:value="770506">
            <text:p>770506.00</text:p>
          </table:table-cell>
          <table:table-cell table:formula="of:=[$equities.J48]" office:value-type="float" office:value="269460">
            <text:p>269460.00</text:p>
          </table:table-cell>
          <table:table-cell table:formula="of:=[.B48]+[.C48]" office:value-type="float" office:value="1039966">
            <text:p>1039966.00</text:p>
          </table:table-cell>
          <table:table-cell table:number-columns-repeated="1020"/>
        </table:table-row>
        <table:table-row table:style-name="ro1">
          <table:table-cell office:value-type="date" office:date-value="2011-03-18">
            <text:p>3/18/2011</text:p>
          </table:table-cell>
          <table:table-cell table:formula="of:=[$cash.N49]" office:value-type="float" office:value="770506">
            <text:p>770506.00</text:p>
          </table:table-cell>
          <table:table-cell table:formula="of:=[$equities.J49]" office:value-type="float" office:value="272448">
            <text:p>272448.00</text:p>
          </table:table-cell>
          <table:table-cell table:formula="of:=[.B49]+[.C49]" office:value-type="float" office:value="1042954">
            <text:p>1042954.00</text:p>
          </table:table-cell>
          <table:table-cell table:number-columns-repeated="1020"/>
        </table:table-row>
        <table:table-row table:style-name="ro1">
          <table:table-cell office:value-type="date" office:date-value="2011-03-21">
            <text:p>3/21/2011</text:p>
          </table:table-cell>
          <table:table-cell table:formula="of:=[$cash.N50]" office:value-type="float" office:value="770506">
            <text:p>770506.00</text:p>
          </table:table-cell>
          <table:table-cell table:formula="of:=[$equities.J50]" office:value-type="float" office:value="275562">
            <text:p>275562.00</text:p>
          </table:table-cell>
          <table:table-cell table:formula="of:=[.B50]+[.C50]" office:value-type="float" office:value="1046068">
            <text:p>1046068.00</text:p>
          </table:table-cell>
          <table:table-cell table:number-columns-repeated="1020"/>
        </table:table-row>
        <table:table-row table:style-name="ro1">
          <table:table-cell office:value-type="date" office:date-value="2011-03-22">
            <text:p>3/22/2011</text:p>
          </table:table-cell>
          <table:table-cell table:formula="of:=[$cash.N51]" office:value-type="float" office:value="770506">
            <text:p>770506.00</text:p>
          </table:table-cell>
          <table:table-cell table:formula="of:=[$equities.J51]" office:value-type="float" office:value="276120">
            <text:p>276120.00</text:p>
          </table:table-cell>
          <table:table-cell table:formula="of:=[.B51]+[.C51]" office:value-type="float" office:value="1046626">
            <text:p>1046626.00</text:p>
          </table:table-cell>
          <table:table-cell table:number-columns-repeated="1020"/>
        </table:table-row>
        <table:table-row table:style-name="ro1">
          <table:table-cell office:value-type="date" office:date-value="2011-03-23">
            <text:p>3/23/2011</text:p>
          </table:table-cell>
          <table:table-cell table:formula="of:=[$cash.N52]" office:value-type="float" office:value="770506">
            <text:p>770506.00</text:p>
          </table:table-cell>
          <table:table-cell table:formula="of:=[$equities.J52]" office:value-type="float" office:value="278802">
            <text:p>278802.00</text:p>
          </table:table-cell>
          <table:table-cell table:formula="of:=[.B52]+[.C52]" office:value-type="float" office:value="1049308">
            <text:p>1049308.00</text:p>
          </table:table-cell>
          <table:table-cell table:number-columns-repeated="1020"/>
        </table:table-row>
        <table:table-row table:style-name="ro1">
          <table:table-cell office:value-type="date" office:date-value="2011-03-24">
            <text:p>3/24/2011</text:p>
          </table:table-cell>
          <table:table-cell table:formula="of:=[$cash.N53]" office:value-type="float" office:value="770506">
            <text:p>770506.00</text:p>
          </table:table-cell>
          <table:table-cell table:formula="of:=[$equities.J53]" office:value-type="float" office:value="279702">
            <text:p>279702.00</text:p>
          </table:table-cell>
          <table:table-cell table:formula="of:=[.B53]+[.C53]" office:value-type="float" office:value="1050208">
            <text:p>1050208.00</text:p>
          </table:table-cell>
          <table:table-cell table:number-columns-repeated="1020"/>
        </table:table-row>
        <table:table-row table:style-name="ro1">
          <table:table-cell office:value-type="date" office:date-value="2011-03-25">
            <text:p>3/25/2011</text:p>
          </table:table-cell>
          <table:table-cell table:formula="of:=[$cash.N54]" office:value-type="float" office:value="770506">
            <text:p>770506.00</text:p>
          </table:table-cell>
          <table:table-cell table:formula="of:=[$equities.J54]" office:value-type="float" office:value="283428">
            <text:p>283428.00</text:p>
          </table:table-cell>
          <table:table-cell table:formula="of:=[.B54]+[.C54]" office:value-type="float" office:value="1053934">
            <text:p>1053934.00</text:p>
          </table:table-cell>
          <table:table-cell table:number-columns-repeated="1020"/>
        </table:table-row>
        <table:table-row table:style-name="ro1">
          <table:table-cell office:value-type="date" office:date-value="2011-03-28">
            <text:p>3/28/2011</text:p>
          </table:table-cell>
          <table:table-cell table:formula="of:=[$cash.N55]" office:value-type="float" office:value="770506">
            <text:p>770506.00</text:p>
          </table:table-cell>
          <table:table-cell table:formula="of:=[$equities.J55]" office:value-type="float" office:value="282024">
            <text:p>282024.00</text:p>
          </table:table-cell>
          <table:table-cell table:formula="of:=[.B55]+[.C55]" office:value-type="float" office:value="1052530">
            <text:p>1052530.00</text:p>
          </table:table-cell>
          <table:table-cell table:number-columns-repeated="1020"/>
        </table:table-row>
        <table:table-row table:style-name="ro1">
          <table:table-cell office:value-type="date" office:date-value="2011-03-29">
            <text:p>3/29/2011</text:p>
          </table:table-cell>
          <table:table-cell table:formula="of:=[$cash.N56]" office:value-type="float" office:value="770506">
            <text:p>770506.00</text:p>
          </table:table-cell>
          <table:table-cell table:formula="of:=[$equities.J56]" office:value-type="float" office:value="284652">
            <text:p>284652.00</text:p>
          </table:table-cell>
          <table:table-cell table:formula="of:=[.B56]+[.C56]" office:value-type="float" office:value="1055158">
            <text:p>1055158.00</text:p>
          </table:table-cell>
          <table:table-cell table:number-columns-repeated="1020"/>
        </table:table-row>
        <table:table-row table:style-name="ro1">
          <table:table-cell office:value-type="date" office:date-value="2011-03-30">
            <text:p>3/30/2011</text:p>
          </table:table-cell>
          <table:table-cell table:formula="of:=[$cash.N57]" office:value-type="float" office:value="770506">
            <text:p>770506.00</text:p>
          </table:table-cell>
          <table:table-cell table:formula="of:=[$equities.J57]" office:value-type="float" office:value="285912">
            <text:p>285912.00</text:p>
          </table:table-cell>
          <table:table-cell table:formula="of:=[.B57]+[.C57]" office:value-type="float" office:value="1056418">
            <text:p>1056418.00</text:p>
          </table:table-cell>
          <table:table-cell table:number-columns-repeated="1020"/>
        </table:table-row>
        <table:table-row table:style-name="ro1">
          <table:table-cell office:value-type="date" office:date-value="2011-03-31">
            <text:p>3/31/2011</text:p>
          </table:table-cell>
          <table:table-cell table:formula="of:=[$cash.N58]" office:value-type="float" office:value="770506">
            <text:p>770506.00</text:p>
          </table:table-cell>
          <table:table-cell table:formula="of:=[$equities.J58]" office:value-type="float" office:value="284994">
            <text:p>284994.00</text:p>
          </table:table-cell>
          <table:table-cell table:formula="of:=[.B58]+[.C58]" office:value-type="float" office:value="1055500">
            <text:p>1055500.00</text:p>
          </table:table-cell>
          <table:table-cell table:number-columns-repeated="1020"/>
        </table:table-row>
        <table:table-row table:style-name="ro1">
          <table:table-cell office:value-type="date" office:date-value="2011-04-01">
            <text:p>4/1/2011</text:p>
          </table:table-cell>
          <table:table-cell table:formula="of:=[$cash.N59]" office:value-type="float" office:value="770506">
            <text:p>770506.00</text:p>
          </table:table-cell>
          <table:table-cell table:formula="of:=[$equities.J59]" office:value-type="float" office:value="287082">
            <text:p>287082.00</text:p>
          </table:table-cell>
          <table:table-cell table:formula="of:=[.B59]+[.C59]" office:value-type="float" office:value="1057588">
            <text:p>1057588.00</text:p>
          </table:table-cell>
          <table:table-cell table:number-columns-repeated="1020"/>
        </table:table-row>
        <table:table-row table:style-name="ro1">
          <table:table-cell office:value-type="date" office:date-value="2011-04-04">
            <text:p>4/4/2011</text:p>
          </table:table-cell>
          <table:table-cell table:formula="of:=[$cash.N60]" office:value-type="float" office:value="770506">
            <text:p>770506.00</text:p>
          </table:table-cell>
          <table:table-cell table:formula="of:=[$equities.J60]" office:value-type="float" office:value="287046">
            <text:p>287046.00</text:p>
          </table:table-cell>
          <table:table-cell table:formula="of:=[.B60]+[.C60]" office:value-type="float" office:value="1057552">
            <text:p>1057552.00</text:p>
          </table:table-cell>
          <table:table-cell table:number-columns-repeated="1020"/>
        </table:table-row>
        <table:table-row table:style-name="ro1">
          <table:table-cell office:value-type="date" office:date-value="2011-04-05">
            <text:p>4/5/2011</text:p>
          </table:table-cell>
          <table:table-cell table:formula="of:=[$cash.N61]" office:value-type="float" office:value="770506">
            <text:p>770506.00</text:p>
          </table:table-cell>
          <table:table-cell table:formula="of:=[$equities.J61]" office:value-type="float" office:value="286596">
            <text:p>286596.00</text:p>
          </table:table-cell>
          <table:table-cell table:formula="of:=[.B61]+[.C61]" office:value-type="float" office:value="1057102">
            <text:p>1057102.00</text:p>
          </table:table-cell>
          <table:table-cell table:number-columns-repeated="1020"/>
        </table:table-row>
        <table:table-row table:style-name="ro1">
          <table:table-cell office:value-type="date" office:date-value="2011-04-06">
            <text:p>4/6/2011</text:p>
          </table:table-cell>
          <table:table-cell table:formula="of:=[$cash.N62]" office:value-type="float" office:value="770506">
            <text:p>770506.00</text:p>
          </table:table-cell>
          <table:table-cell table:formula="of:=[$equities.J62]" office:value-type="float" office:value="286686">
            <text:p>286686.00</text:p>
          </table:table-cell>
          <table:table-cell table:formula="of:=[.B62]+[.C62]" office:value-type="float" office:value="1057192">
            <text:p>1057192.00</text:p>
          </table:table-cell>
          <table:table-cell table:number-columns-repeated="1020"/>
        </table:table-row>
        <table:table-row table:style-name="ro1">
          <table:table-cell office:value-type="date" office:date-value="2011-04-07">
            <text:p>4/7/2011</text:p>
          </table:table-cell>
          <table:table-cell table:formula="of:=[$cash.N63]" office:value-type="float" office:value="770506">
            <text:p>770506.00</text:p>
          </table:table-cell>
          <table:table-cell table:formula="of:=[$equities.J63]" office:value-type="float" office:value="287280">
            <text:p>287280.00</text:p>
          </table:table-cell>
          <table:table-cell table:formula="of:=[.B63]+[.C63]" office:value-type="float" office:value="1057786">
            <text:p>1057786.00</text:p>
          </table:table-cell>
          <table:table-cell table:number-columns-repeated="1020"/>
        </table:table-row>
        <table:table-row table:style-name="ro1">
          <table:table-cell office:value-type="date" office:date-value="2011-04-08">
            <text:p>4/8/2011</text:p>
          </table:table-cell>
          <table:table-cell table:formula="of:=[$cash.N64]" office:value-type="float" office:value="770506">
            <text:p>770506.00</text:p>
          </table:table-cell>
          <table:table-cell table:formula="of:=[$equities.J64]" office:value-type="float" office:value="286704">
            <text:p>286704.00</text:p>
          </table:table-cell>
          <table:table-cell table:formula="of:=[.B64]+[.C64]" office:value-type="float" office:value="1057210">
            <text:p>1057210.00</text:p>
          </table:table-cell>
          <table:table-cell table:number-columns-repeated="1020"/>
        </table:table-row>
        <table:table-row table:style-name="ro1">
          <table:table-cell office:value-type="date" office:date-value="2011-04-11">
            <text:p>4/11/2011</text:p>
          </table:table-cell>
          <table:table-cell table:formula="of:=[$cash.N65]" office:value-type="float" office:value="770506">
            <text:p>770506.00</text:p>
          </table:table-cell>
          <table:table-cell table:formula="of:=[$equities.J65]" office:value-type="float" office:value="286524">
            <text:p>286524.00</text:p>
          </table:table-cell>
          <table:table-cell table:formula="of:=[.B65]+[.C65]" office:value-type="float" office:value="1057030">
            <text:p>1057030.00</text:p>
          </table:table-cell>
          <table:table-cell table:number-columns-repeated="1020"/>
        </table:table-row>
        <table:table-row table:style-name="ro1">
          <table:table-cell office:value-type="date" office:date-value="2011-04-12">
            <text:p>4/12/2011</text:p>
          </table:table-cell>
          <table:table-cell table:formula="of:=[$cash.N66]" office:value-type="float" office:value="770506">
            <text:p>770506.00</text:p>
          </table:table-cell>
          <table:table-cell table:formula="of:=[$equities.J66]" office:value-type="float" office:value="285300">
            <text:p>285300.00</text:p>
          </table:table-cell>
          <table:table-cell table:formula="of:=[.B66]+[.C66]" office:value-type="float" office:value="1055806">
            <text:p>1055806.00</text:p>
          </table:table-cell>
          <table:table-cell table:number-columns-repeated="1020"/>
        </table:table-row>
        <table:table-row table:style-name="ro1">
          <table:table-cell office:value-type="date" office:date-value="2011-04-13">
            <text:p>4/13/2011</text:p>
          </table:table-cell>
          <table:table-cell table:formula="of:=[$cash.N67]" office:value-type="float" office:value="770506">
            <text:p>770506.00</text:p>
          </table:table-cell>
          <table:table-cell table:formula="of:=[$equities.J67]" office:value-type="float" office:value="286524">
            <text:p>286524.00</text:p>
          </table:table-cell>
          <table:table-cell table:formula="of:=[.B67]+[.C67]" office:value-type="float" office:value="1057030">
            <text:p>1057030.00</text:p>
          </table:table-cell>
          <table:table-cell table:number-columns-repeated="1020"/>
        </table:table-row>
        <table:table-row table:style-name="ro1">
          <table:table-cell office:value-type="date" office:date-value="2011-04-14">
            <text:p>4/14/2011</text:p>
          </table:table-cell>
          <table:table-cell table:formula="of:=[$cash.N68]" office:value-type="float" office:value="770506">
            <text:p>770506.00</text:p>
          </table:table-cell>
          <table:table-cell table:formula="of:=[$equities.J68]" office:value-type="float" office:value="288306">
            <text:p>288306.00</text:p>
          </table:table-cell>
          <table:table-cell table:formula="of:=[.B68]+[.C68]" office:value-type="float" office:value="1058812">
            <text:p>1058812.00</text:p>
          </table:table-cell>
          <table:table-cell table:number-columns-repeated="1020"/>
        </table:table-row>
        <table:table-row table:style-name="ro1">
          <table:table-cell office:value-type="date" office:date-value="2011-04-15">
            <text:p>4/15/2011</text:p>
          </table:table-cell>
          <table:table-cell table:formula="of:=[$cash.N69]" office:value-type="float" office:value="770506">
            <text:p>770506.00</text:p>
          </table:table-cell>
          <table:table-cell table:formula="of:=[$equities.J69]" office:value-type="float" office:value="290484">
            <text:p>290484.00</text:p>
          </table:table-cell>
          <table:table-cell table:formula="of:=[.B69]+[.C69]" office:value-type="float" office:value="1060990">
            <text:p>1060990.00</text:p>
          </table:table-cell>
          <table:table-cell table:number-columns-repeated="1020"/>
        </table:table-row>
        <table:table-row table:style-name="ro1">
          <table:table-cell office:value-type="date" office:date-value="2011-04-18">
            <text:p>4/18/2011</text:p>
          </table:table-cell>
          <table:table-cell table:formula="of:=[$cash.N70]" office:value-type="float" office:value="770506">
            <text:p>770506.00</text:p>
          </table:table-cell>
          <table:table-cell table:formula="of:=[$equities.J70]" office:value-type="float" office:value="289998">
            <text:p>289998.00</text:p>
          </table:table-cell>
          <table:table-cell table:formula="of:=[.B70]+[.C70]" office:value-type="float" office:value="1060504">
            <text:p>1060504.00</text:p>
          </table:table-cell>
          <table:table-cell table:number-columns-repeated="1020"/>
        </table:table-row>
        <table:table-row table:style-name="ro1">
          <table:table-cell office:value-type="date" office:date-value="2011-04-19">
            <text:p>4/19/2011</text:p>
          </table:table-cell>
          <table:table-cell table:formula="of:=[$cash.N71]" office:value-type="float" office:value="770506">
            <text:p>770506.00</text:p>
          </table:table-cell>
          <table:table-cell table:formula="of:=[$equities.J71]" office:value-type="float" office:value="289062">
            <text:p>289062.00</text:p>
          </table:table-cell>
          <table:table-cell table:formula="of:=[.B71]+[.C71]" office:value-type="float" office:value="1059568">
            <text:p>1059568.00</text:p>
          </table:table-cell>
          <table:table-cell table:number-columns-repeated="1020"/>
        </table:table-row>
        <table:table-row table:style-name="ro1">
          <table:table-cell office:value-type="date" office:date-value="2011-04-20">
            <text:p>4/20/2011</text:p>
          </table:table-cell>
          <table:table-cell table:formula="of:=[$cash.N72]" office:value-type="float" office:value="770506">
            <text:p>770506.00</text:p>
          </table:table-cell>
          <table:table-cell table:formula="of:=[$equities.J72]" office:value-type="float" office:value="287928">
            <text:p>287928.00</text:p>
          </table:table-cell>
          <table:table-cell table:formula="of:=[.B72]+[.C72]" office:value-type="float" office:value="1058434">
            <text:p>1058434.00</text:p>
          </table:table-cell>
          <table:table-cell table:number-columns-repeated="1020"/>
        </table:table-row>
        <table:table-row table:style-name="ro1">
          <table:table-cell office:value-type="date" office:date-value="2011-04-21">
            <text:p>4/21/2011</text:p>
          </table:table-cell>
          <table:table-cell table:formula="of:=[$cash.N73]" office:value-type="float" office:value="770506">
            <text:p>770506.00</text:p>
          </table:table-cell>
          <table:table-cell table:formula="of:=[$equities.J73]" office:value-type="float" office:value="294102">
            <text:p>294102.00</text:p>
          </table:table-cell>
          <table:table-cell table:formula="of:=[.B73]+[.C73]" office:value-type="float" office:value="1064608">
            <text:p>1064608.00</text:p>
          </table:table-cell>
          <table:table-cell table:number-columns-repeated="1020"/>
        </table:table-row>
        <table:table-row table:style-name="ro1">
          <table:table-cell office:value-type="date" office:date-value="2011-04-25">
            <text:p>4/25/2011</text:p>
          </table:table-cell>
          <table:table-cell table:formula="of:=[$cash.N74]" office:value-type="float" office:value="770506">
            <text:p>770506.00</text:p>
          </table:table-cell>
          <table:table-cell table:formula="of:=[$equities.J74]" office:value-type="float" office:value="293022">
            <text:p>293022.00</text:p>
          </table:table-cell>
          <table:table-cell table:formula="of:=[.B74]+[.C74]" office:value-type="float" office:value="1063528">
            <text:p>1063528.00</text:p>
          </table:table-cell>
          <table:table-cell table:number-columns-repeated="1020"/>
        </table:table-row>
        <table:table-row table:style-name="ro1">
          <table:table-cell office:value-type="date" office:date-value="2011-04-26">
            <text:p>4/26/2011</text:p>
          </table:table-cell>
          <table:table-cell table:formula="of:=[$cash.N75]" office:value-type="float" office:value="770506">
            <text:p>770506.00</text:p>
          </table:table-cell>
          <table:table-cell table:formula="of:=[$equities.J75]" office:value-type="float" office:value="294462">
            <text:p>294462.00</text:p>
          </table:table-cell>
          <table:table-cell table:formula="of:=[.B75]+[.C75]" office:value-type="float" office:value="1064968">
            <text:p>1064968.00</text:p>
          </table:table-cell>
          <table:table-cell table:number-columns-repeated="1020"/>
        </table:table-row>
        <table:table-row table:style-name="ro1">
          <table:table-cell office:value-type="date" office:date-value="2011-04-27">
            <text:p>4/27/2011</text:p>
          </table:table-cell>
          <table:table-cell table:formula="of:=[$cash.N76]" office:value-type="float" office:value="770506">
            <text:p>770506.00</text:p>
          </table:table-cell>
          <table:table-cell table:formula="of:=[$equities.J76]" office:value-type="float" office:value="297756">
            <text:p>297756.00</text:p>
          </table:table-cell>
          <table:table-cell table:formula="of:=[.B76]+[.C76]" office:value-type="float" office:value="1068262">
            <text:p>1068262.00</text:p>
          </table:table-cell>
          <table:table-cell table:number-columns-repeated="1020"/>
        </table:table-row>
        <table:table-row table:style-name="ro1">
          <table:table-cell office:value-type="date" office:date-value="2011-04-28">
            <text:p>4/28/2011</text:p>
          </table:table-cell>
          <table:table-cell table:formula="of:=[$cash.N77]" office:value-type="float" office:value="770506">
            <text:p>770506.00</text:p>
          </table:table-cell>
          <table:table-cell table:formula="of:=[$equities.J77]" office:value-type="float" office:value="298458">
            <text:p>298458.00</text:p>
          </table:table-cell>
          <table:table-cell table:formula="of:=[.B77]+[.C77]" office:value-type="float" office:value="1068964">
            <text:p>1068964.00</text:p>
          </table:table-cell>
          <table:table-cell table:number-columns-repeated="1020"/>
        </table:table-row>
        <table:table-row table:style-name="ro1">
          <table:table-cell office:value-type="date" office:date-value="2011-04-29">
            <text:p>4/29/2011</text:p>
          </table:table-cell>
          <table:table-cell table:formula="of:=[$cash.N78]" office:value-type="float" office:value="770506">
            <text:p>770506.00</text:p>
          </table:table-cell>
          <table:table-cell table:formula="of:=[$equities.J78]" office:value-type="float" office:value="298116">
            <text:p>298116.00</text:p>
          </table:table-cell>
          <table:table-cell table:formula="of:=[.B78]+[.C78]" office:value-type="float" office:value="1068622">
            <text:p>1068622.00</text:p>
          </table:table-cell>
          <table:table-cell table:number-columns-repeated="1020"/>
        </table:table-row>
        <table:table-row table:style-name="ro1">
          <table:table-cell office:value-type="date" office:date-value="2011-05-02">
            <text:p>5/2/2011</text:p>
          </table:table-cell>
          <table:table-cell table:formula="of:=[$cash.N79]" office:value-type="float" office:value="770506">
            <text:p>770506.00</text:p>
          </table:table-cell>
          <table:table-cell table:formula="of:=[$equities.J79]" office:value-type="float" office:value="300852">
            <text:p>300852.00</text:p>
          </table:table-cell>
          <table:table-cell table:formula="of:=[.B79]+[.C79]" office:value-type="float" office:value="1071358">
            <text:p>1071358.00</text:p>
          </table:table-cell>
          <table:table-cell table:number-columns-repeated="1020"/>
        </table:table-row>
        <table:table-row table:style-name="ro1">
          <table:table-cell office:value-type="date" office:date-value="2011-05-03">
            <text:p>5/3/2011</text:p>
          </table:table-cell>
          <table:table-cell table:formula="of:=[$cash.N80]" office:value-type="float" office:value="518746">
            <text:p>518746.00</text:p>
          </table:table-cell>
          <table:table-cell table:formula="of:=[$equities.J80]" office:value-type="float" office:value="553872">
            <text:p>553872.00</text:p>
          </table:table-cell>
          <table:table-cell table:formula="of:=[.B80]+[.C80]" office:value-type="float" office:value="1072618">
            <text:p>1072618.00</text:p>
          </table:table-cell>
          <table:table-cell table:number-columns-repeated="1020"/>
        </table:table-row>
        <table:table-row table:style-name="ro1">
          <table:table-cell office:value-type="date" office:date-value="2011-05-04">
            <text:p>5/4/2011</text:p>
          </table:table-cell>
          <table:table-cell table:formula="of:=[$cash.N81]" office:value-type="float" office:value="518746">
            <text:p>518746.00</text:p>
          </table:table-cell>
          <table:table-cell table:formula="of:=[$equities.J81]" office:value-type="float" office:value="546678">
            <text:p>546678.00</text:p>
          </table:table-cell>
          <table:table-cell table:formula="of:=[.B81]+[.C81]" office:value-type="float" office:value="1065424">
            <text:p>1065424.00</text:p>
          </table:table-cell>
          <table:table-cell table:number-columns-repeated="1020"/>
        </table:table-row>
        <table:table-row table:style-name="ro1">
          <table:table-cell office:value-type="date" office:date-value="2011-05-05">
            <text:p>5/5/2011</text:p>
          </table:table-cell>
          <table:table-cell table:formula="of:=[$cash.N82]" office:value-type="float" office:value="518746">
            <text:p>518746.00</text:p>
          </table:table-cell>
          <table:table-cell table:formula="of:=[$equities.J82]" office:value-type="float" office:value="539748">
            <text:p>539748.00</text:p>
          </table:table-cell>
          <table:table-cell table:formula="of:=[.B82]+[.C82]" office:value-type="float" office:value="1058494">
            <text:p>1058494.00</text:p>
          </table:table-cell>
          <table:table-cell table:number-columns-repeated="1020"/>
        </table:table-row>
        <table:table-row table:style-name="ro1">
          <table:table-cell office:value-type="date" office:date-value="2011-05-06">
            <text:p>5/6/2011</text:p>
          </table:table-cell>
          <table:table-cell table:formula="of:=[$cash.N83]" office:value-type="float" office:value="518746">
            <text:p>518746.00</text:p>
          </table:table-cell>
          <table:table-cell table:formula="of:=[$equities.J83]" office:value-type="float" office:value="543543">
            <text:p>543543.00</text:p>
          </table:table-cell>
          <table:table-cell table:formula="of:=[.B83]+[.C83]" office:value-type="float" office:value="1062289">
            <text:p>1062289.00</text:p>
          </table:table-cell>
          <table:table-cell table:number-columns-repeated="1020"/>
        </table:table-row>
        <table:table-row table:style-name="ro1">
          <table:table-cell office:value-type="date" office:date-value="2011-05-09">
            <text:p>5/9/2011</text:p>
          </table:table-cell>
          <table:table-cell table:formula="of:=[$cash.N84]" office:value-type="float" office:value="518746">
            <text:p>518746.00</text:p>
          </table:table-cell>
          <table:table-cell table:formula="of:=[$equities.J84]" office:value-type="float" office:value="544236">
            <text:p>544236.00</text:p>
          </table:table-cell>
          <table:table-cell table:formula="of:=[.B84]+[.C84]" office:value-type="float" office:value="1062982">
            <text:p>1062982.00</text:p>
          </table:table-cell>
          <table:table-cell table:number-columns-repeated="1020"/>
        </table:table-row>
        <table:table-row table:style-name="ro1">
          <table:table-cell office:value-type="date" office:date-value="2011-05-10">
            <text:p>5/10/2011</text:p>
          </table:table-cell>
          <table:table-cell table:formula="of:=[$cash.N85]" office:value-type="float" office:value="518746">
            <text:p>518746.00</text:p>
          </table:table-cell>
          <table:table-cell table:formula="of:=[$equities.J85]" office:value-type="float" office:value="548328">
            <text:p>548328.00</text:p>
          </table:table-cell>
          <table:table-cell table:formula="of:=[.B85]+[.C85]" office:value-type="float" office:value="1067074">
            <text:p>1067074.00</text:p>
          </table:table-cell>
          <table:table-cell table:number-columns-repeated="1020"/>
        </table:table-row>
        <table:table-row table:style-name="ro1">
          <table:table-cell office:value-type="date" office:date-value="2011-05-11">
            <text:p>5/11/2011</text:p>
          </table:table-cell>
          <table:table-cell table:formula="of:=[$cash.N86]" office:value-type="float" office:value="518746">
            <text:p>518746.00</text:p>
          </table:table-cell>
          <table:table-cell table:formula="of:=[$equities.J86]" office:value-type="float" office:value="545523">
            <text:p>545523.00</text:p>
          </table:table-cell>
          <table:table-cell table:formula="of:=[.B86]+[.C86]" office:value-type="float" office:value="1064269">
            <text:p>1064269.00</text:p>
          </table:table-cell>
          <table:table-cell table:number-columns-repeated="1020"/>
        </table:table-row>
        <table:table-row table:style-name="ro1">
          <table:table-cell office:value-type="date" office:date-value="2011-05-12">
            <text:p>5/12/2011</text:p>
          </table:table-cell>
          <table:table-cell table:formula="of:=[$cash.N87]" office:value-type="float" office:value="518746">
            <text:p>518746.00</text:p>
          </table:table-cell>
          <table:table-cell table:formula="of:=[$equities.J87]" office:value-type="float" office:value="554334">
            <text:p>554334.00</text:p>
          </table:table-cell>
          <table:table-cell table:formula="of:=[.B87]+[.C87]" office:value-type="float" office:value="1073080">
            <text:p>1073080.00</text:p>
          </table:table-cell>
          <table:table-cell table:number-columns-repeated="1020"/>
        </table:table-row>
        <table:table-row table:style-name="ro1">
          <table:table-cell office:value-type="date" office:date-value="2011-05-13">
            <text:p>5/13/2011</text:p>
          </table:table-cell>
          <table:table-cell table:formula="of:=[$cash.N88]" office:value-type="float" office:value="518746">
            <text:p>518746.00</text:p>
          </table:table-cell>
          <table:table-cell table:formula="of:=[$equities.J88]" office:value-type="float" office:value="546876">
            <text:p>546876.00</text:p>
          </table:table-cell>
          <table:table-cell table:formula="of:=[.B88]+[.C88]" office:value-type="float" office:value="1065622">
            <text:p>1065622.00</text:p>
          </table:table-cell>
          <table:table-cell table:number-columns-repeated="1020"/>
        </table:table-row>
        <table:table-row table:style-name="ro1">
          <table:table-cell office:value-type="date" office:date-value="2011-05-16">
            <text:p>5/16/2011</text:p>
          </table:table-cell>
          <table:table-cell table:formula="of:=[$cash.N89]" office:value-type="float" office:value="518746">
            <text:p>518746.00</text:p>
          </table:table-cell>
          <table:table-cell table:formula="of:=[$equities.J89]" office:value-type="float" office:value="543444">
            <text:p>543444.00</text:p>
          </table:table-cell>
          <table:table-cell table:formula="of:=[.B89]+[.C89]" office:value-type="float" office:value="1062190">
            <text:p>1062190.00</text:p>
          </table:table-cell>
          <table:table-cell table:number-columns-repeated="1020"/>
        </table:table-row>
        <table:table-row table:style-name="ro1">
          <table:table-cell office:value-type="date" office:date-value="2011-05-17">
            <text:p>5/17/2011</text:p>
          </table:table-cell>
          <table:table-cell table:formula="of:=[$cash.N90]" office:value-type="float" office:value="518746">
            <text:p>518746.00</text:p>
          </table:table-cell>
          <table:table-cell table:formula="of:=[$equities.J90]" office:value-type="float" office:value="548724">
            <text:p>548724.00</text:p>
          </table:table-cell>
          <table:table-cell table:formula="of:=[.B90]+[.C90]" office:value-type="float" office:value="1067470">
            <text:p>1067470.00</text:p>
          </table:table-cell>
          <table:table-cell table:number-columns-repeated="1020"/>
        </table:table-row>
        <table:table-row table:style-name="ro1">
          <table:table-cell office:value-type="date" office:date-value="2011-05-18">
            <text:p>5/18/2011</text:p>
          </table:table-cell>
          <table:table-cell table:formula="of:=[$cash.N91]" office:value-type="float" office:value="518746">
            <text:p>518746.00</text:p>
          </table:table-cell>
          <table:table-cell table:formula="of:=[$equities.J91]" office:value-type="float" office:value="548526">
            <text:p>548526.00</text:p>
          </table:table-cell>
          <table:table-cell table:formula="of:=[.B91]+[.C91]" office:value-type="float" office:value="1067272">
            <text:p>1067272.00</text:p>
          </table:table-cell>
          <table:table-cell table:number-columns-repeated="1020"/>
        </table:table-row>
        <table:table-row table:style-name="ro1">
          <table:table-cell office:value-type="date" office:date-value="2011-05-19">
            <text:p>5/19/2011</text:p>
          </table:table-cell>
          <table:table-cell table:formula="of:=[$cash.N92]" office:value-type="float" office:value="518746">
            <text:p>518746.00</text:p>
          </table:table-cell>
          <table:table-cell table:formula="of:=[$equities.J92]" office:value-type="float" office:value="549021">
            <text:p>549021.00</text:p>
          </table:table-cell>
          <table:table-cell table:formula="of:=[.B92]+[.C92]" office:value-type="float" office:value="1067767">
            <text:p>1067767.00</text:p>
          </table:table-cell>
          <table:table-cell table:number-columns-repeated="1020"/>
        </table:table-row>
        <table:table-row table:style-name="ro1">
          <table:table-cell office:value-type="date" office:date-value="2011-05-20">
            <text:p>5/20/2011</text:p>
          </table:table-cell>
          <table:table-cell table:formula="of:=[$cash.N93]" office:value-type="float" office:value="518746">
            <text:p>518746.00</text:p>
          </table:table-cell>
          <table:table-cell table:formula="of:=[$equities.J93]" office:value-type="float" office:value="547635">
            <text:p>547635.00</text:p>
          </table:table-cell>
          <table:table-cell table:formula="of:=[.B93]+[.C93]" office:value-type="float" office:value="1066381">
            <text:p>1066381.00</text:p>
          </table:table-cell>
          <table:table-cell table:number-columns-repeated="1020"/>
        </table:table-row>
        <table:table-row table:style-name="ro1">
          <table:table-cell office:value-type="date" office:date-value="2011-05-23">
            <text:p>5/23/2011</text:p>
          </table:table-cell>
          <table:table-cell table:formula="of:=[$cash.N94]" office:value-type="float" office:value="518746">
            <text:p>518746.00</text:p>
          </table:table-cell>
          <table:table-cell table:formula="of:=[$equities.J94]" office:value-type="float" office:value="541530">
            <text:p>541530.00</text:p>
          </table:table-cell>
          <table:table-cell table:formula="of:=[.B94]+[.C94]" office:value-type="float" office:value="1060276">
            <text:p>1060276.00</text:p>
          </table:table-cell>
          <table:table-cell table:number-columns-repeated="1020"/>
        </table:table-row>
        <table:table-row table:style-name="ro1">
          <table:table-cell office:value-type="date" office:date-value="2011-05-24">
            <text:p>5/24/2011</text:p>
          </table:table-cell>
          <table:table-cell table:formula="of:=[$cash.N95]" office:value-type="float" office:value="518746">
            <text:p>518746.00</text:p>
          </table:table-cell>
          <table:table-cell table:formula="of:=[$equities.J95]" office:value-type="float" office:value="540639">
            <text:p>540639.00</text:p>
          </table:table-cell>
          <table:table-cell table:formula="of:=[.B95]+[.C95]" office:value-type="float" office:value="1059385">
            <text:p>1059385.00</text:p>
          </table:table-cell>
          <table:table-cell table:number-columns-repeated="1020"/>
        </table:table-row>
        <table:table-row table:style-name="ro1">
          <table:table-cell office:value-type="date" office:date-value="2011-05-25">
            <text:p>5/25/2011</text:p>
          </table:table-cell>
          <table:table-cell table:formula="of:=[$cash.N96]" office:value-type="float" office:value="518746">
            <text:p>518746.00</text:p>
          </table:table-cell>
          <table:table-cell table:formula="of:=[$equities.J96]" office:value-type="float" office:value="539880">
            <text:p>539880.00</text:p>
          </table:table-cell>
          <table:table-cell table:formula="of:=[.B96]+[.C96]" office:value-type="float" office:value="1058626">
            <text:p>1058626.00</text:p>
          </table:table-cell>
          <table:table-cell table:number-columns-repeated="1020"/>
        </table:table-row>
        <table:table-row table:style-name="ro1">
          <table:table-cell office:value-type="date" office:date-value="2011-05-26">
            <text:p>5/26/2011</text:p>
          </table:table-cell>
          <table:table-cell table:formula="of:=[$cash.N97]" office:value-type="float" office:value="518746">
            <text:p>518746.00</text:p>
          </table:table-cell>
          <table:table-cell table:formula="of:=[$equities.J97]" office:value-type="float" office:value="538032">
            <text:p>538032.00</text:p>
          </table:table-cell>
          <table:table-cell table:formula="of:=[.B97]+[.C97]" office:value-type="float" office:value="1056778">
            <text:p>1056778.00</text:p>
          </table:table-cell>
          <table:table-cell table:number-columns-repeated="1020"/>
        </table:table-row>
        <table:table-row table:style-name="ro1">
          <table:table-cell office:value-type="date" office:date-value="2011-05-27">
            <text:p>5/27/2011</text:p>
          </table:table-cell>
          <table:table-cell table:formula="of:=[$cash.N98]" office:value-type="float" office:value="518746">
            <text:p>518746.00</text:p>
          </table:table-cell>
          <table:table-cell table:formula="of:=[$equities.J98]" office:value-type="float" office:value="539088">
            <text:p>539088.00</text:p>
          </table:table-cell>
          <table:table-cell table:formula="of:=[.B98]+[.C98]" office:value-type="float" office:value="1057834">
            <text:p>1057834.00</text:p>
          </table:table-cell>
          <table:table-cell table:number-columns-repeated="1020"/>
        </table:table-row>
        <table:table-row table:style-name="ro1">
          <table:table-cell office:value-type="date" office:date-value="2011-05-31">
            <text:p>5/31/2011</text:p>
          </table:table-cell>
          <table:table-cell table:formula="of:=[$cash.N99]" office:value-type="float" office:value="518746">
            <text:p>518746.00</text:p>
          </table:table-cell>
          <table:table-cell table:formula="of:=[$equities.J99]" office:value-type="float" office:value="543675">
            <text:p>543675.00</text:p>
          </table:table-cell>
          <table:table-cell table:formula="of:=[.B99]+[.C99]" office:value-type="float" office:value="1062421">
            <text:p>1062421.00</text:p>
          </table:table-cell>
          <table:table-cell table:number-columns-repeated="1020"/>
        </table:table-row>
        <table:table-row table:style-name="ro1">
          <table:table-cell office:value-type="date" office:date-value="2011-06-01">
            <text:p>6/1/2011</text:p>
          </table:table-cell>
          <table:table-cell table:formula="of:=[$cash.N100]" office:value-type="float" office:value="518746">
            <text:p>518746.00</text:p>
          </table:table-cell>
          <table:table-cell table:formula="of:=[$equities.J100]" office:value-type="float" office:value="536052">
            <text:p>536052.00</text:p>
          </table:table-cell>
          <table:table-cell table:formula="of:=[.B100]+[.C100]" office:value-type="float" office:value="1054798">
            <text:p>1054798.00</text:p>
          </table:table-cell>
          <table:table-cell table:number-columns-repeated="1020"/>
        </table:table-row>
        <table:table-row table:style-name="ro1">
          <table:table-cell office:value-type="date" office:date-value="2011-06-02">
            <text:p>6/2/2011</text:p>
          </table:table-cell>
          <table:table-cell table:formula="of:=[$cash.N101]" office:value-type="float" office:value="518746">
            <text:p>518746.00</text:p>
          </table:table-cell>
          <table:table-cell table:formula="of:=[$equities.J101]" office:value-type="float" office:value="534534">
            <text:p>534534.00</text:p>
          </table:table-cell>
          <table:table-cell table:formula="of:=[.B101]+[.C101]" office:value-type="float" office:value="1053280">
            <text:p>1053280.00</text:p>
          </table:table-cell>
          <table:table-cell table:number-columns-repeated="1020"/>
        </table:table-row>
        <table:table-row table:style-name="ro1">
          <table:table-cell office:value-type="date" office:date-value="2011-06-03">
            <text:p>6/3/2011</text:p>
          </table:table-cell>
          <table:table-cell table:formula="of:=[$cash.N102]" office:value-type="float" office:value="1049947">
            <text:p>1049947.00</text:p>
          </table:table-cell>
          <table:table-cell table:formula="of:=[$equities.J102]" office:value-type="float" office:value="0">
            <text:p>0.00</text:p>
          </table:table-cell>
          <table:table-cell table:formula="of:=[.B102]+[.C102]" office:value-type="float" office:value="1049947">
            <text:p>1049947.00</text:p>
          </table:table-cell>
          <table:table-cell table:number-columns-repeated="1020"/>
        </table:table-row>
        <table:table-row table:style-name="ro1">
          <table:table-cell office:value-type="date" office:date-value="2011-06-06">
            <text:p>6/6/2011</text:p>
          </table:table-cell>
          <table:table-cell table:formula="of:=[$cash.N103]" office:value-type="float" office:value="1049947">
            <text:p>1049947.00</text:p>
          </table:table-cell>
          <table:table-cell table:formula="of:=[$equities.J103]" office:value-type="float" office:value="0">
            <text:p>0.00</text:p>
          </table:table-cell>
          <table:table-cell table:formula="of:=[.B103]+[.C103]" office:value-type="float" office:value="1049947">
            <text:p>1049947.00</text:p>
          </table:table-cell>
          <table:table-cell table:number-columns-repeated="1020"/>
        </table:table-row>
        <table:table-row table:style-name="ro1">
          <table:table-cell office:value-type="date" office:date-value="2011-06-07">
            <text:p>6/7/2011</text:p>
          </table:table-cell>
          <table:table-cell table:formula="of:=[$cash.N104]" office:value-type="float" office:value="1049947">
            <text:p>1049947.00</text:p>
          </table:table-cell>
          <table:table-cell table:formula="of:=[$equities.J104]" office:value-type="float" office:value="0">
            <text:p>0.00</text:p>
          </table:table-cell>
          <table:table-cell table:formula="of:=[.B104]+[.C104]" office:value-type="float" office:value="1049947">
            <text:p>1049947.00</text:p>
          </table:table-cell>
          <table:table-cell table:number-columns-repeated="1020"/>
        </table:table-row>
        <table:table-row table:style-name="ro1">
          <table:table-cell office:value-type="date" office:date-value="2011-06-08">
            <text:p>6/8/2011</text:p>
          </table:table-cell>
          <table:table-cell table:formula="of:=[$cash.N105]" office:value-type="float" office:value="1049947">
            <text:p>1049947.00</text:p>
          </table:table-cell>
          <table:table-cell table:formula="of:=[$equities.J105]" office:value-type="float" office:value="0">
            <text:p>0.00</text:p>
          </table:table-cell>
          <table:table-cell table:formula="of:=[.B105]+[.C105]" office:value-type="float" office:value="1049947">
            <text:p>1049947.00</text:p>
          </table:table-cell>
          <table:table-cell table:number-columns-repeated="1020"/>
        </table:table-row>
        <table:table-row table:style-name="ro1">
          <table:table-cell office:value-type="date" office:date-value="2011-06-09">
            <text:p>6/9/2011</text:p>
          </table:table-cell>
          <table:table-cell table:formula="of:=[$cash.N106]" office:value-type="float" office:value="1049947">
            <text:p>1049947.00</text:p>
          </table:table-cell>
          <table:table-cell table:formula="of:=[$equities.J106]" office:value-type="float" office:value="0">
            <text:p>0.00</text:p>
          </table:table-cell>
          <table:table-cell table:formula="of:=[.B106]+[.C106]" office:value-type="float" office:value="1049947">
            <text:p>1049947.00</text:p>
          </table:table-cell>
          <table:table-cell table:number-columns-repeated="1020"/>
        </table:table-row>
        <table:table-row table:style-name="ro1">
          <table:table-cell office:value-type="date" office:date-value="2011-06-10">
            <text:p>6/10/2011</text:p>
          </table:table-cell>
          <table:table-cell table:formula="of:=[$cash.N107]" office:value-type="float" office:value="662311">
            <text:p>662311.00</text:p>
          </table:table-cell>
          <table:table-cell table:formula="of:=[$equities.J107]" office:value-type="float" office:value="387636">
            <text:p>387636.00</text:p>
          </table:table-cell>
          <table:table-cell table:formula="of:=[.B107]+[.C107]" office:value-type="float" office:value="1049947">
            <text:p>1049947.00</text:p>
          </table:table-cell>
          <table:table-cell table:number-columns-repeated="1020"/>
        </table:table-row>
        <table:table-row table:style-name="ro1">
          <table:table-cell office:value-type="date" office:date-value="2011-06-13">
            <text:p>6/13/2011</text:p>
          </table:table-cell>
          <table:table-cell table:formula="of:=[$cash.N108]" office:value-type="float" office:value="662311">
            <text:p>662311.00</text:p>
          </table:table-cell>
          <table:table-cell table:formula="of:=[$equities.J108]" office:value-type="float" office:value="388476">
            <text:p>388476.00</text:p>
          </table:table-cell>
          <table:table-cell table:formula="of:=[.B108]+[.C108]" office:value-type="float" office:value="1050787">
            <text:p>1050787.00</text:p>
          </table:table-cell>
          <table:table-cell table:number-columns-repeated="1020"/>
        </table:table-row>
        <table:table-row table:style-name="ro1">
          <table:table-cell office:value-type="date" office:date-value="2011-06-14">
            <text:p>6/14/2011</text:p>
          </table:table-cell>
          <table:table-cell table:formula="of:=[$cash.N109]" office:value-type="float" office:value="662311">
            <text:p>662311.00</text:p>
          </table:table-cell>
          <table:table-cell table:formula="of:=[$equities.J109]" office:value-type="float" office:value="395412">
            <text:p>395412.00</text:p>
          </table:table-cell>
          <table:table-cell table:formula="of:=[.B109]+[.C109]" office:value-type="float" office:value="1057723">
            <text:p>1057723.00</text:p>
          </table:table-cell>
          <table:table-cell table:number-columns-repeated="1020"/>
        </table:table-row>
        <table:table-row table:style-name="ro1">
          <table:table-cell office:value-type="date" office:date-value="2011-06-15">
            <text:p>6/15/2011</text:p>
          </table:table-cell>
          <table:table-cell table:formula="of:=[$cash.N110]" office:value-type="float" office:value="662311">
            <text:p>662311.00</text:p>
          </table:table-cell>
          <table:table-cell table:formula="of:=[$equities.J110]" office:value-type="float" office:value="388644">
            <text:p>388644.00</text:p>
          </table:table-cell>
          <table:table-cell table:formula="of:=[.B110]+[.C110]" office:value-type="float" office:value="1050955">
            <text:p>1050955.00</text:p>
          </table:table-cell>
          <table:table-cell table:number-columns-repeated="1020"/>
        </table:table-row>
        <table:table-row table:style-name="ro1">
          <table:table-cell office:value-type="date" office:date-value="2011-06-16">
            <text:p>6/16/2011</text:p>
          </table:table-cell>
          <table:table-cell table:formula="of:=[$cash.N111]" office:value-type="float" office:value="662311">
            <text:p>662311.00</text:p>
          </table:table-cell>
          <table:table-cell table:formula="of:=[$equities.J111]" office:value-type="float" office:value="386760">
            <text:p>386760.00</text:p>
          </table:table-cell>
          <table:table-cell table:formula="of:=[.B111]+[.C111]" office:value-type="float" office:value="1049071">
            <text:p>1049071.00</text:p>
          </table:table-cell>
          <table:table-cell table:number-columns-repeated="1020"/>
        </table:table-row>
        <table:table-row table:style-name="ro1">
          <table:table-cell office:value-type="date" office:date-value="2011-06-17">
            <text:p>6/17/2011</text:p>
          </table:table-cell>
          <table:table-cell table:formula="of:=[$cash.N112]" office:value-type="float" office:value="662311">
            <text:p>662311.00</text:p>
          </table:table-cell>
          <table:table-cell table:formula="of:=[$equities.J112]" office:value-type="float" office:value="380928">
            <text:p>380928.00</text:p>
          </table:table-cell>
          <table:table-cell table:formula="of:=[.B112]+[.C112]" office:value-type="float" office:value="1043239">
            <text:p>1043239.00</text:p>
          </table:table-cell>
          <table:table-cell table:number-columns-repeated="1020"/>
        </table:table-row>
        <table:table-row table:style-name="ro1">
          <table:table-cell office:value-type="date" office:date-value="2011-06-20">
            <text:p>6/20/2011</text:p>
          </table:table-cell>
          <table:table-cell table:formula="of:=[$cash.N113]" office:value-type="float" office:value="662311">
            <text:p>662311.00</text:p>
          </table:table-cell>
          <table:table-cell table:formula="of:=[$equities.J113]" office:value-type="float" office:value="375048">
            <text:p>375048.00</text:p>
          </table:table-cell>
          <table:table-cell table:formula="of:=[.B113]+[.C113]" office:value-type="float" office:value="1037359">
            <text:p>1037359.00</text:p>
          </table:table-cell>
          <table:table-cell table:number-columns-repeated="1020"/>
        </table:table-row>
        <table:table-row table:style-name="ro1">
          <table:table-cell office:value-type="date" office:date-value="2011-06-21">
            <text:p>6/21/2011</text:p>
          </table:table-cell>
          <table:table-cell table:formula="of:=[$cash.N114]" office:value-type="float" office:value="662311">
            <text:p>662311.00</text:p>
          </table:table-cell>
          <table:table-cell table:formula="of:=[$equities.J114]" office:value-type="float" office:value="386928">
            <text:p>386928.00</text:p>
          </table:table-cell>
          <table:table-cell table:formula="of:=[.B114]+[.C114]" office:value-type="float" office:value="1049239">
            <text:p>1049239.00</text:p>
          </table:table-cell>
          <table:table-cell table:number-columns-repeated="1020"/>
        </table:table-row>
        <table:table-row table:style-name="ro1">
          <table:table-cell office:value-type="date" office:date-value="2011-06-22">
            <text:p>6/22/2011</text:p>
          </table:table-cell>
          <table:table-cell table:formula="of:=[$cash.N115]" office:value-type="float" office:value="662311">
            <text:p>662311.00</text:p>
          </table:table-cell>
          <table:table-cell table:formula="of:=[$equities.J115]" office:value-type="float" office:value="383724">
            <text:p>383724.00</text:p>
          </table:table-cell>
          <table:table-cell table:formula="of:=[.B115]+[.C115]" office:value-type="float" office:value="1046035">
            <text:p>1046035.00</text:p>
          </table:table-cell>
          <table:table-cell table:number-columns-repeated="1020"/>
        </table:table-row>
        <table:table-row table:style-name="ro1">
          <table:table-cell office:value-type="date" office:date-value="2011-06-23">
            <text:p>6/23/2011</text:p>
          </table:table-cell>
          <table:table-cell table:formula="of:=[$cash.N116]" office:value-type="float" office:value="662311">
            <text:p>662311.00</text:p>
          </table:table-cell>
          <table:table-cell table:formula="of:=[$equities.J116]" office:value-type="float" office:value="393972">
            <text:p>393972.00</text:p>
          </table:table-cell>
          <table:table-cell table:formula="of:=[.B116]+[.C116]" office:value-type="float" office:value="1056283">
            <text:p>1056283.00</text:p>
          </table:table-cell>
          <table:table-cell table:number-columns-repeated="1020"/>
        </table:table-row>
        <table:table-row table:style-name="ro1">
          <table:table-cell office:value-type="date" office:date-value="2011-06-24">
            <text:p>6/24/2011</text:p>
          </table:table-cell>
          <table:table-cell table:formula="of:=[$cash.N117]" office:value-type="float" office:value="662311">
            <text:p>662311.00</text:p>
          </table:table-cell>
          <table:table-cell table:formula="of:=[$equities.J117]" office:value-type="float" office:value="388176">
            <text:p>388176.00</text:p>
          </table:table-cell>
          <table:table-cell table:formula="of:=[.B117]+[.C117]" office:value-type="float" office:value="1050487">
            <text:p>1050487.00</text:p>
          </table:table-cell>
          <table:table-cell table:number-columns-repeated="1020"/>
        </table:table-row>
        <table:table-row table:style-name="ro1">
          <table:table-cell office:value-type="date" office:date-value="2011-06-27">
            <text:p>6/27/2011</text:p>
          </table:table-cell>
          <table:table-cell table:formula="of:=[$cash.N118]" office:value-type="float" office:value="662311">
            <text:p>662311.00</text:p>
          </table:table-cell>
          <table:table-cell table:formula="of:=[$equities.J118]" office:value-type="float" office:value="394944">
            <text:p>394944.00</text:p>
          </table:table-cell>
          <table:table-cell table:formula="of:=[.B118]+[.C118]" office:value-type="float" office:value="1057255">
            <text:p>1057255.00</text:p>
          </table:table-cell>
          <table:table-cell table:number-columns-repeated="1020"/>
        </table:table-row>
        <table:table-row table:style-name="ro1">
          <table:table-cell office:value-type="date" office:date-value="2011-06-28">
            <text:p>6/28/2011</text:p>
          </table:table-cell>
          <table:table-cell table:formula="of:=[$cash.N119]" office:value-type="float" office:value="662311">
            <text:p>662311.00</text:p>
          </table:table-cell>
          <table:table-cell table:formula="of:=[$equities.J119]" office:value-type="float" office:value="398772">
            <text:p>398772.00</text:p>
          </table:table-cell>
          <table:table-cell table:formula="of:=[.B119]+[.C119]" office:value-type="float" office:value="1061083">
            <text:p>1061083.00</text:p>
          </table:table-cell>
          <table:table-cell table:number-columns-repeated="1020"/>
        </table:table-row>
        <table:table-row table:style-name="ro1">
          <table:table-cell office:value-type="date" office:date-value="2011-06-29">
            <text:p>6/29/2011</text:p>
          </table:table-cell>
          <table:table-cell table:formula="of:=[$cash.N120]" office:value-type="float" office:value="662311">
            <text:p>662311.00</text:p>
          </table:table-cell>
          <table:table-cell table:formula="of:=[$equities.J120]" office:value-type="float" office:value="397320">
            <text:p>397320.00</text:p>
          </table:table-cell>
          <table:table-cell table:formula="of:=[.B120]+[.C120]" office:value-type="float" office:value="1059631">
            <text:p>1059631.00</text:p>
          </table:table-cell>
          <table:table-cell table:number-columns-repeated="1020"/>
        </table:table-row>
        <table:table-row table:style-name="ro1">
          <table:table-cell office:value-type="date" office:date-value="2011-06-30">
            <text:p>6/30/2011</text:p>
          </table:table-cell>
          <table:table-cell table:formula="of:=[$cash.N121]" office:value-type="float" office:value="662311">
            <text:p>662311.00</text:p>
          </table:table-cell>
          <table:table-cell table:formula="of:=[$equities.J121]" office:value-type="float" office:value="399264">
            <text:p>399264.00</text:p>
          </table:table-cell>
          <table:table-cell table:formula="of:=[.B121]+[.C121]" office:value-type="float" office:value="1061575">
            <text:p>1061575.00</text:p>
          </table:table-cell>
          <table:table-cell table:number-columns-repeated="1020"/>
        </table:table-row>
        <table:table-row table:style-name="ro1">
          <table:table-cell office:value-type="date" office:date-value="2011-07-01">
            <text:p>7/1/2011</text:p>
          </table:table-cell>
          <table:table-cell table:formula="of:=[$cash.N122]" office:value-type="float" office:value="662311">
            <text:p>662311.00</text:p>
          </table:table-cell>
          <table:table-cell table:formula="of:=[$equities.J122]" office:value-type="float" office:value="408288">
            <text:p>408288.00</text:p>
          </table:table-cell>
          <table:table-cell table:formula="of:=[.B122]+[.C122]" office:value-type="float" office:value="1070599">
            <text:p>1070599.00</text:p>
          </table:table-cell>
          <table:table-cell table:number-columns-repeated="1020"/>
        </table:table-row>
        <table:table-row table:style-name="ro1">
          <table:table-cell office:value-type="date" office:date-value="2011-07-05">
            <text:p>7/5/2011</text:p>
          </table:table-cell>
          <table:table-cell table:formula="of:=[$cash.N123]" office:value-type="float" office:value="662311">
            <text:p>662311.00</text:p>
          </table:table-cell>
          <table:table-cell table:formula="of:=[$equities.J123]" office:value-type="float" office:value="415620">
            <text:p>415620.00</text:p>
          </table:table-cell>
          <table:table-cell table:formula="of:=[.B123]+[.C123]" office:value-type="float" office:value="1077931">
            <text:p>1077931.00</text:p>
          </table:table-cell>
          <table:table-cell table:number-columns-repeated="1020"/>
        </table:table-row>
        <table:table-row table:style-name="ro1">
          <table:table-cell office:value-type="date" office:date-value="2011-07-06">
            <text:p>7/6/2011</text:p>
          </table:table-cell>
          <table:table-cell table:formula="of:=[$cash.N124]" office:value-type="float" office:value="662311">
            <text:p>662311.00</text:p>
          </table:table-cell>
          <table:table-cell table:formula="of:=[$equities.J124]" office:value-type="float" office:value="418392">
            <text:p>418392.00</text:p>
          </table:table-cell>
          <table:table-cell table:formula="of:=[.B124]+[.C124]" office:value-type="float" office:value="1080703">
            <text:p>1080703.00</text:p>
          </table:table-cell>
          <table:table-cell table:number-columns-repeated="1020"/>
        </table:table-row>
        <table:table-row table:style-name="ro1">
          <table:table-cell office:value-type="date" office:date-value="2011-07-07">
            <text:p>7/7/2011</text:p>
          </table:table-cell>
          <table:table-cell table:formula="of:=[$cash.N125]" office:value-type="float" office:value="662311">
            <text:p>662311.00</text:p>
          </table:table-cell>
          <table:table-cell table:formula="of:=[$equities.J125]" office:value-type="float" office:value="424872">
            <text:p>424872.00</text:p>
          </table:table-cell>
          <table:table-cell table:formula="of:=[.B125]+[.C125]" office:value-type="float" office:value="1087183">
            <text:p>1087183.00</text:p>
          </table:table-cell>
          <table:table-cell table:number-columns-repeated="1020"/>
        </table:table-row>
        <table:table-row table:style-name="ro1">
          <table:table-cell office:value-type="date" office:date-value="2011-07-08">
            <text:p>7/8/2011</text:p>
          </table:table-cell>
          <table:table-cell table:formula="of:=[$cash.N126]" office:value-type="float" office:value="662311">
            <text:p>662311.00</text:p>
          </table:table-cell>
          <table:table-cell table:formula="of:=[$equities.J126]" office:value-type="float" office:value="427848">
            <text:p>427848.00</text:p>
          </table:table-cell>
          <table:table-cell table:formula="of:=[.B126]+[.C126]" office:value-type="float" office:value="1090159">
            <text:p>1090159.00</text:p>
          </table:table-cell>
          <table:table-cell table:number-columns-repeated="1020"/>
        </table:table-row>
        <table:table-row table:style-name="ro1">
          <table:table-cell office:value-type="date" office:date-value="2011-07-11">
            <text:p>7/11/2011</text:p>
          </table:table-cell>
          <table:table-cell table:formula="of:=[$cash.N127]" office:value-type="float" office:value="662311">
            <text:p>662311.00</text:p>
          </table:table-cell>
          <table:table-cell table:formula="of:=[$equities.J127]" office:value-type="float" office:value="421056">
            <text:p>421056.00</text:p>
          </table:table-cell>
          <table:table-cell table:formula="of:=[.B127]+[.C127]" office:value-type="float" office:value="1083367">
            <text:p>1083367.00</text:p>
          </table:table-cell>
          <table:table-cell table:number-columns-repeated="1020"/>
        </table:table-row>
        <table:table-row table:style-name="ro1">
          <table:table-cell office:value-type="date" office:date-value="2011-07-12">
            <text:p>7/12/2011</text:p>
          </table:table-cell>
          <table:table-cell table:formula="of:=[$cash.N128]" office:value-type="float" office:value="662311">
            <text:p>662311.00</text:p>
          </table:table-cell>
          <table:table-cell table:formula="of:=[$equities.J128]" office:value-type="float" office:value="420768">
            <text:p>420768.00</text:p>
          </table:table-cell>
          <table:table-cell table:formula="of:=[.B128]+[.C128]" office:value-type="float" office:value="1083079">
            <text:p>1083079.00</text:p>
          </table:table-cell>
          <table:table-cell table:number-columns-repeated="1020"/>
        </table:table-row>
        <table:table-row table:style-name="ro1">
          <table:table-cell office:value-type="date" office:date-value="2011-07-13">
            <text:p>7/13/2011</text:p>
          </table:table-cell>
          <table:table-cell table:formula="of:=[$cash.N129]" office:value-type="float" office:value="662311">
            <text:p>662311.00</text:p>
          </table:table-cell>
          <table:table-cell table:formula="of:=[$equities.J129]" office:value-type="float" office:value="425844">
            <text:p>425844.00</text:p>
          </table:table-cell>
          <table:table-cell table:formula="of:=[.B129]+[.C129]" office:value-type="float" office:value="1088155">
            <text:p>1088155.00</text:p>
          </table:table-cell>
          <table:table-cell table:number-columns-repeated="1020"/>
        </table:table-row>
        <table:table-row table:style-name="ro1">
          <table:table-cell office:value-type="date" office:date-value="2011-07-14">
            <text:p>7/14/2011</text:p>
          </table:table-cell>
          <table:table-cell table:formula="of:=[$cash.N130]" office:value-type="float" office:value="662311">
            <text:p>662311.00</text:p>
          </table:table-cell>
          <table:table-cell table:formula="of:=[$equities.J130]" office:value-type="float" office:value="425544">
            <text:p>425544.00</text:p>
          </table:table-cell>
          <table:table-cell table:formula="of:=[.B130]+[.C130]" office:value-type="float" office:value="1087855">
            <text:p>1087855.00</text:p>
          </table:table-cell>
          <table:table-cell table:number-columns-repeated="1020"/>
        </table:table-row>
        <table:table-row table:style-name="ro1">
          <table:table-cell office:value-type="date" office:date-value="2011-07-15">
            <text:p>7/15/2011</text:p>
          </table:table-cell>
          <table:table-cell table:formula="of:=[$cash.N131]" office:value-type="float" office:value="662311">
            <text:p>662311.00</text:p>
          </table:table-cell>
          <table:table-cell table:formula="of:=[$equities.J131]" office:value-type="float" office:value="434052">
            <text:p>434052.00</text:p>
          </table:table-cell>
          <table:table-cell table:formula="of:=[.B131]+[.C131]" office:value-type="float" office:value="1096363">
            <text:p>1096363.00</text:p>
          </table:table-cell>
          <table:table-cell table:number-columns-repeated="1020"/>
        </table:table-row>
        <table:table-row table:style-name="ro1">
          <table:table-cell office:value-type="date" office:date-value="2011-07-18">
            <text:p>7/18/2011</text:p>
          </table:table-cell>
          <table:table-cell table:formula="of:=[$cash.N132]" office:value-type="float" office:value="662311">
            <text:p>662311.00</text:p>
          </table:table-cell>
          <table:table-cell table:formula="of:=[$equities.J132]" office:value-type="float" office:value="444612">
            <text:p>444612.00</text:p>
          </table:table-cell>
          <table:table-cell table:formula="of:=[.B132]+[.C132]" office:value-type="float" office:value="1106923">
            <text:p>1106923.00</text:p>
          </table:table-cell>
          <table:table-cell table:number-columns-repeated="1020"/>
        </table:table-row>
        <table:table-row table:style-name="ro1">
          <table:table-cell office:value-type="date" office:date-value="2011-07-19">
            <text:p>7/19/2011</text:p>
          </table:table-cell>
          <table:table-cell table:formula="of:=[$cash.N133]" office:value-type="float" office:value="662311">
            <text:p>662311.00</text:p>
          </table:table-cell>
          <table:table-cell table:formula="of:=[$equities.J133]" office:value-type="float" office:value="448236">
            <text:p>448236.00</text:p>
          </table:table-cell>
          <table:table-cell table:formula="of:=[.B133]+[.C133]" office:value-type="float" office:value="1110547">
            <text:p>1110547.00</text:p>
          </table:table-cell>
          <table:table-cell table:number-columns-repeated="1020"/>
        </table:table-row>
        <table:table-row table:style-name="ro1">
          <table:table-cell office:value-type="date" office:date-value="2011-07-20">
            <text:p>7/20/2011</text:p>
          </table:table-cell>
          <table:table-cell table:formula="of:=[$cash.N134]" office:value-type="float" office:value="662311">
            <text:p>662311.00</text:p>
          </table:table-cell>
          <table:table-cell table:formula="of:=[$equities.J134]" office:value-type="float" office:value="460188">
            <text:p>460188.00</text:p>
          </table:table-cell>
          <table:table-cell table:formula="of:=[.B134]+[.C134]" office:value-type="float" office:value="1122499">
            <text:p>1122499.00</text:p>
          </table:table-cell>
          <table:table-cell table:number-columns-repeated="1020"/>
        </table:table-row>
        <table:table-row table:style-name="ro1">
          <table:table-cell office:value-type="date" office:date-value="2011-07-21">
            <text:p>7/21/2011</text:p>
          </table:table-cell>
          <table:table-cell table:formula="of:=[$cash.N135]" office:value-type="float" office:value="662311">
            <text:p>662311.00</text:p>
          </table:table-cell>
          <table:table-cell table:formula="of:=[$equities.J135]" office:value-type="float" office:value="460656">
            <text:p>460656.00</text:p>
          </table:table-cell>
          <table:table-cell table:formula="of:=[.B135]+[.C135]" office:value-type="float" office:value="1122967">
            <text:p>1122967.00</text:p>
          </table:table-cell>
          <table:table-cell table:number-columns-repeated="1020"/>
        </table:table-row>
        <table:table-row table:style-name="ro1">
          <table:table-cell office:value-type="date" office:date-value="2011-07-22">
            <text:p>7/22/2011</text:p>
          </table:table-cell>
          <table:table-cell table:formula="of:=[$cash.N136]" office:value-type="float" office:value="662311">
            <text:p>662311.00</text:p>
          </table:table-cell>
          <table:table-cell table:formula="of:=[$equities.J136]" office:value-type="float" office:value="467808">
            <text:p>467808.00</text:p>
          </table:table-cell>
          <table:table-cell table:formula="of:=[.B136]+[.C136]" office:value-type="float" office:value="1130119">
            <text:p>1130119.00</text:p>
          </table:table-cell>
          <table:table-cell table:number-columns-repeated="1020"/>
        </table:table-row>
        <table:table-row table:style-name="ro1">
          <table:table-cell office:value-type="date" office:date-value="2011-07-25">
            <text:p>7/25/2011</text:p>
          </table:table-cell>
          <table:table-cell table:formula="of:=[$cash.N137]" office:value-type="float" office:value="662311">
            <text:p>662311.00</text:p>
          </table:table-cell>
          <table:table-cell table:formula="of:=[$equities.J137]" office:value-type="float" office:value="473988">
            <text:p>473988.00</text:p>
          </table:table-cell>
          <table:table-cell table:formula="of:=[.B137]+[.C137]" office:value-type="float" office:value="1136299">
            <text:p>1136299.00</text:p>
          </table:table-cell>
          <table:table-cell table:number-columns-repeated="1020"/>
        </table:table-row>
        <table:table-row table:style-name="ro1">
          <table:table-cell office:value-type="date" office:date-value="2011-07-26">
            <text:p>7/26/2011</text:p>
          </table:table-cell>
          <table:table-cell table:formula="of:=[$cash.N138]" office:value-type="float" office:value="662311">
            <text:p>662311.00</text:p>
          </table:table-cell>
          <table:table-cell table:formula="of:=[$equities.J138]" office:value-type="float" office:value="479832">
            <text:p>479832.00</text:p>
          </table:table-cell>
          <table:table-cell table:formula="of:=[.B138]+[.C138]" office:value-type="float" office:value="1142143">
            <text:p>1142143.00</text:p>
          </table:table-cell>
          <table:table-cell table:number-columns-repeated="1020"/>
        </table:table-row>
        <table:table-row table:style-name="ro1">
          <table:table-cell office:value-type="date" office:date-value="2011-07-27">
            <text:p>7/27/2011</text:p>
          </table:table-cell>
          <table:table-cell table:formula="of:=[$cash.N139]" office:value-type="float" office:value="662311">
            <text:p>662311.00</text:p>
          </table:table-cell>
          <table:table-cell table:formula="of:=[$equities.J139]" office:value-type="float" office:value="466956">
            <text:p>466956.00</text:p>
          </table:table-cell>
          <table:table-cell table:formula="of:=[.B139]+[.C139]" office:value-type="float" office:value="1129267">
            <text:p>1129267.00</text:p>
          </table:table-cell>
          <table:table-cell table:number-columns-repeated="1020"/>
        </table:table-row>
        <table:table-row table:style-name="ro1">
          <table:table-cell office:value-type="date" office:date-value="2011-07-28">
            <text:p>7/28/2011</text:p>
          </table:table-cell>
          <table:table-cell table:formula="of:=[$cash.N140]" office:value-type="float" office:value="662311">
            <text:p>662311.00</text:p>
          </table:table-cell>
          <table:table-cell table:formula="of:=[$equities.J140]" office:value-type="float" office:value="466044">
            <text:p>466044.00</text:p>
          </table:table-cell>
          <table:table-cell table:formula="of:=[.B140]+[.C140]" office:value-type="float" office:value="1128355">
            <text:p>1128355.00</text:p>
          </table:table-cell>
          <table:table-cell table:number-columns-repeated="1020"/>
        </table:table-row>
        <table:table-row table:style-name="ro1">
          <table:table-cell office:value-type="date" office:date-value="2011-07-29">
            <text:p>7/29/2011</text:p>
          </table:table-cell>
          <table:table-cell table:formula="of:=[$cash.N141]" office:value-type="float" office:value="662311">
            <text:p>662311.00</text:p>
          </table:table-cell>
          <table:table-cell table:formula="of:=[$equities.J141]" office:value-type="float" office:value="464448">
            <text:p>464448.00</text:p>
          </table:table-cell>
          <table:table-cell table:formula="of:=[.B141]+[.C141]" office:value-type="float" office:value="1126759">
            <text:p>1126759.00</text:p>
          </table:table-cell>
          <table:table-cell table:number-columns-repeated="1020"/>
        </table:table-row>
        <table:table-row table:style-name="ro1">
          <table:table-cell office:value-type="date" office:date-value="2011-08-01">
            <text:p>8/1/2011</text:p>
          </table:table-cell>
          <table:table-cell table:formula="of:=[$cash.N142]" office:value-type="float" office:value="662311">
            <text:p>662311.00</text:p>
          </table:table-cell>
          <table:table-cell table:formula="of:=[$equities.J142]" office:value-type="float" office:value="471912">
            <text:p>471912.00</text:p>
          </table:table-cell>
          <table:table-cell table:formula="of:=[.B142]+[.C142]" office:value-type="float" office:value="1134223">
            <text:p>1134223.00</text:p>
          </table:table-cell>
          <table:table-cell table:number-columns-repeated="1020"/>
        </table:table-row>
        <table:table-row table:style-name="ro1">
          <table:table-cell office:value-type="date" office:date-value="2011-08-02">
            <text:p>8/2/2011</text:p>
          </table:table-cell>
          <table:table-cell table:formula="of:=[$cash.N143]" office:value-type="float" office:value="662311">
            <text:p>662311.00</text:p>
          </table:table-cell>
          <table:table-cell table:formula="of:=[$equities.J143]" office:value-type="float" office:value="462588">
            <text:p>462588.00</text:p>
          </table:table-cell>
          <table:table-cell table:formula="of:=[.B143]+[.C143]" office:value-type="float" office:value="1124899">
            <text:p>1124899.00</text:p>
          </table:table-cell>
          <table:table-cell table:number-columns-repeated="1020"/>
        </table:table-row>
        <table:table-row table:style-name="ro1">
          <table:table-cell office:value-type="date" office:date-value="2011-08-03">
            <text:p>8/3/2011</text:p>
          </table:table-cell>
          <table:table-cell table:formula="of:=[$cash.N144]" office:value-type="float" office:value="662311">
            <text:p>662311.00</text:p>
          </table:table-cell>
          <table:table-cell table:formula="of:=[$equities.J144]" office:value-type="float" office:value="466932">
            <text:p>466932.00</text:p>
          </table:table-cell>
          <table:table-cell table:formula="of:=[.B144]+[.C144]" office:value-type="float" office:value="1129243">
            <text:p>1129243.00</text:p>
          </table:table-cell>
          <table:table-cell table:number-columns-repeated="1020"/>
        </table:table-row>
        <table:table-row table:style-name="ro1">
          <table:table-cell office:value-type="date" office:date-value="2011-08-04">
            <text:p>8/4/2011</text:p>
          </table:table-cell>
          <table:table-cell table:formula="of:=[$cash.N145]" office:value-type="float" office:value="662311">
            <text:p>662311.00</text:p>
          </table:table-cell>
          <table:table-cell table:formula="of:=[$equities.J145]" office:value-type="float" office:value="448860">
            <text:p>448860.00</text:p>
          </table:table-cell>
          <table:table-cell table:formula="of:=[.B145]+[.C145]" office:value-type="float" office:value="1111171">
            <text:p>1111171.00</text:p>
          </table:table-cell>
          <table:table-cell table:number-columns-repeated="1020"/>
        </table:table-row>
        <table:table-row table:style-name="ro1">
          <table:table-cell office:value-type="date" office:date-value="2011-08-05">
            <text:p>8/5/2011</text:p>
          </table:table-cell>
          <table:table-cell table:formula="of:=[$cash.N146]" office:value-type="float" office:value="662311">
            <text:p>662311.00</text:p>
          </table:table-cell>
          <table:table-cell table:formula="of:=[$equities.J146]" office:value-type="float" office:value="444396">
            <text:p>444396.00</text:p>
          </table:table-cell>
          <table:table-cell table:formula="of:=[.B146]+[.C146]" office:value-type="float" office:value="1106707">
            <text:p>1106707.00</text:p>
          </table:table-cell>
          <table:table-cell table:number-columns-repeated="1020"/>
        </table:table-row>
        <table:table-row table:style-name="ro1">
          <table:table-cell office:value-type="date" office:date-value="2011-08-08">
            <text:p>8/8/2011</text:p>
          </table:table-cell>
          <table:table-cell table:formula="of:=[$cash.N147]" office:value-type="float" office:value="662311">
            <text:p>662311.00</text:p>
          </table:table-cell>
          <table:table-cell table:formula="of:=[$equities.J147]" office:value-type="float" office:value="420120">
            <text:p>420120.00</text:p>
          </table:table-cell>
          <table:table-cell table:formula="of:=[.B147]+[.C147]" office:value-type="float" office:value="1082431">
            <text:p>1082431.00</text:p>
          </table:table-cell>
          <table:table-cell table:number-columns-repeated="1020"/>
        </table:table-row>
        <table:table-row table:style-name="ro1">
          <table:table-cell office:value-type="date" office:date-value="2011-08-09">
            <text:p>8/9/2011</text:p>
          </table:table-cell>
          <table:table-cell table:formula="of:=[$cash.N148]" office:value-type="float" office:value="662311">
            <text:p>662311.00</text:p>
          </table:table-cell>
          <table:table-cell table:formula="of:=[$equities.J148]" office:value-type="float" office:value="444864">
            <text:p>444864.00</text:p>
          </table:table-cell>
          <table:table-cell table:formula="of:=[.B148]+[.C148]" office:value-type="float" office:value="1107175">
            <text:p>1107175.00</text:p>
          </table:table-cell>
          <table:table-cell table:number-columns-repeated="1020"/>
        </table:table-row>
        <table:table-row table:style-name="ro1">
          <table:table-cell office:value-type="date" office:date-value="2011-08-10">
            <text:p>8/10/2011</text:p>
          </table:table-cell>
          <table:table-cell table:formula="of:=[$cash.N149]" office:value-type="float" office:value="662311">
            <text:p>662311.00</text:p>
          </table:table-cell>
          <table:table-cell table:formula="of:=[$equities.J149]" office:value-type="float" office:value="432588">
            <text:p>432588.00</text:p>
          </table:table-cell>
          <table:table-cell table:formula="of:=[.B149]+[.C149]" office:value-type="float" office:value="1094899">
            <text:p>1094899.00</text:p>
          </table:table-cell>
          <table:table-cell table:number-columns-repeated="1020"/>
        </table:table-row>
        <table:table-row table:style-name="ro1">
          <table:table-cell office:value-type="date" office:date-value="2011-08-11">
            <text:p>8/11/2011</text:p>
          </table:table-cell>
          <table:table-cell table:formula="of:=[$cash.N150]" office:value-type="float" office:value="662311">
            <text:p>662311.00</text:p>
          </table:table-cell>
          <table:table-cell table:formula="of:=[$equities.J150]" office:value-type="float" office:value="444492">
            <text:p>444492.00</text:p>
          </table:table-cell>
          <table:table-cell table:formula="of:=[.B150]+[.C150]" office:value-type="float" office:value="1106803">
            <text:p>1106803.00</text:p>
          </table:table-cell>
          <table:table-cell table:number-columns-repeated="1020"/>
        </table:table-row>
        <table:table-row table:style-name="ro1">
          <table:table-cell office:value-type="date" office:date-value="2011-08-12">
            <text:p>8/12/2011</text:p>
          </table:table-cell>
          <table:table-cell table:formula="of:=[$cash.N151]" office:value-type="float" office:value="662311">
            <text:p>662311.00</text:p>
          </table:table-cell>
          <table:table-cell table:formula="of:=[$equities.J151]" office:value-type="float" office:value="448404">
            <text:p>448404.00</text:p>
          </table:table-cell>
          <table:table-cell table:formula="of:=[.B151]+[.C151]" office:value-type="float" office:value="1110715">
            <text:p>1110715.00</text:p>
          </table:table-cell>
          <table:table-cell table:number-columns-repeated="1020"/>
        </table:table-row>
        <table:table-row table:style-name="ro1">
          <table:table-cell office:value-type="date" office:date-value="2011-08-15">
            <text:p>8/15/2011</text:p>
          </table:table-cell>
          <table:table-cell table:formula="of:=[$cash.N152]" office:value-type="float" office:value="662311">
            <text:p>662311.00</text:p>
          </table:table-cell>
          <table:table-cell table:formula="of:=[$equities.J152]" office:value-type="float" office:value="456048">
            <text:p>456048.00</text:p>
          </table:table-cell>
          <table:table-cell table:formula="of:=[.B152]+[.C152]" office:value-type="float" office:value="1118359">
            <text:p>1118359.00</text:p>
          </table:table-cell>
          <table:table-cell table:number-columns-repeated="1020"/>
        </table:table-row>
        <table:table-row table:style-name="ro1">
          <table:table-cell office:value-type="date" office:date-value="2011-08-16">
            <text:p>8/16/2011</text:p>
          </table:table-cell>
          <table:table-cell table:formula="of:=[$cash.N153]" office:value-type="float" office:value="662311">
            <text:p>662311.00</text:p>
          </table:table-cell>
          <table:table-cell table:formula="of:=[$equities.J153]" office:value-type="float" office:value="452556">
            <text:p>452556.00</text:p>
          </table:table-cell>
          <table:table-cell table:formula="of:=[.B153]+[.C153]" office:value-type="float" office:value="1114867">
            <text:p>1114867.00</text:p>
          </table:table-cell>
          <table:table-cell table:number-columns-repeated="1020"/>
        </table:table-row>
        <table:table-row table:style-name="ro1">
          <table:table-cell office:value-type="date" office:date-value="2011-08-17">
            <text:p>8/17/2011</text:p>
          </table:table-cell>
          <table:table-cell table:formula="of:=[$cash.N154]" office:value-type="float" office:value="662311">
            <text:p>662311.00</text:p>
          </table:table-cell>
          <table:table-cell table:formula="of:=[$equities.J154]" office:value-type="float" office:value="452508">
            <text:p>452508.00</text:p>
          </table:table-cell>
          <table:table-cell table:formula="of:=[.B154]+[.C154]" office:value-type="float" office:value="1114819">
            <text:p>1114819.00</text:p>
          </table:table-cell>
          <table:table-cell table:number-columns-repeated="1020"/>
        </table:table-row>
        <table:table-row table:style-name="ro1">
          <table:table-cell office:value-type="date" office:date-value="2011-08-18">
            <text:p>8/18/2011</text:p>
          </table:table-cell>
          <table:table-cell table:formula="of:=[$cash.N155]" office:value-type="float" office:value="662311">
            <text:p>662311.00</text:p>
          </table:table-cell>
          <table:table-cell table:formula="of:=[$equities.J155]" office:value-type="float" office:value="435396">
            <text:p>435396.00</text:p>
          </table:table-cell>
          <table:table-cell table:formula="of:=[.B155]+[.C155]" office:value-type="float" office:value="1097707">
            <text:p>1097707.00</text:p>
          </table:table-cell>
          <table:table-cell table:number-columns-repeated="1020"/>
        </table:table-row>
        <table:table-row table:style-name="ro1">
          <table:table-cell office:value-type="date" office:date-value="2011-08-19">
            <text:p>8/19/2011</text:p>
          </table:table-cell>
          <table:table-cell table:formula="of:=[$cash.N156]" office:value-type="float" office:value="662311">
            <text:p>662311.00</text:p>
          </table:table-cell>
          <table:table-cell table:formula="of:=[$equities.J156]" office:value-type="float" office:value="423480">
            <text:p>423480.00</text:p>
          </table:table-cell>
          <table:table-cell table:formula="of:=[.B156]+[.C156]" office:value-type="float" office:value="1085791">
            <text:p>1085791.00</text:p>
          </table:table-cell>
          <table:table-cell table:number-columns-repeated="1020"/>
        </table:table-row>
        <table:table-row table:style-name="ro1">
          <table:table-cell office:value-type="date" office:date-value="2011-08-22">
            <text:p>8/22/2011</text:p>
          </table:table-cell>
          <table:table-cell table:formula="of:=[$cash.N157]" office:value-type="float" office:value="662311">
            <text:p>662311.00</text:p>
          </table:table-cell>
          <table:table-cell table:formula="of:=[$equities.J157]" office:value-type="float" office:value="423960">
            <text:p>423960.00</text:p>
          </table:table-cell>
          <table:table-cell table:formula="of:=[.B157]+[.C157]" office:value-type="float" office:value="1086271">
            <text:p>1086271.00</text:p>
          </table:table-cell>
          <table:table-cell table:number-columns-repeated="1020"/>
        </table:table-row>
        <table:table-row table:style-name="ro1">
          <table:table-cell office:value-type="date" office:date-value="2011-08-23">
            <text:p>8/23/2011</text:p>
          </table:table-cell>
          <table:table-cell table:formula="of:=[$cash.N158]" office:value-type="float" office:value="662311">
            <text:p>662311.00</text:p>
          </table:table-cell>
          <table:table-cell table:formula="of:=[$equities.J158]" office:value-type="float" office:value="444372">
            <text:p>444372.00</text:p>
          </table:table-cell>
          <table:table-cell table:formula="of:=[.B158]+[.C158]" office:value-type="float" office:value="1106683">
            <text:p>1106683.00</text:p>
          </table:table-cell>
          <table:table-cell table:number-columns-repeated="1020"/>
        </table:table-row>
        <table:table-row table:style-name="ro1">
          <table:table-cell office:value-type="date" office:date-value="2011-08-24">
            <text:p>8/24/2011</text:p>
          </table:table-cell>
          <table:table-cell table:formula="of:=[$cash.N159]" office:value-type="float" office:value="662311">
            <text:p>662311.00</text:p>
          </table:table-cell>
          <table:table-cell table:formula="of:=[$equities.J159]" office:value-type="float" office:value="447444">
            <text:p>447444.00</text:p>
          </table:table-cell>
          <table:table-cell table:formula="of:=[.B159]+[.C159]" office:value-type="float" office:value="1109755">
            <text:p>1109755.00</text:p>
          </table:table-cell>
          <table:table-cell table:number-columns-repeated="1020"/>
        </table:table-row>
        <table:table-row table:style-name="ro1">
          <table:table-cell office:value-type="date" office:date-value="2011-08-25">
            <text:p>8/25/2011</text:p>
          </table:table-cell>
          <table:table-cell table:formula="of:=[$cash.N160]" office:value-type="float" office:value="662311">
            <text:p>662311.00</text:p>
          </table:table-cell>
          <table:table-cell table:formula="of:=[$equities.J160]" office:value-type="float" office:value="444516">
            <text:p>444516.00</text:p>
          </table:table-cell>
          <table:table-cell table:formula="of:=[.B160]+[.C160]" office:value-type="float" office:value="1106827">
            <text:p>1106827.00</text:p>
          </table:table-cell>
          <table:table-cell table:number-columns-repeated="1020"/>
        </table:table-row>
        <table:table-row table:style-name="ro1">
          <table:table-cell office:value-type="date" office:date-value="2011-08-26">
            <text:p>8/26/2011</text:p>
          </table:table-cell>
          <table:table-cell table:formula="of:=[$cash.N161]" office:value-type="float" office:value="662311">
            <text:p>662311.00</text:p>
          </table:table-cell>
          <table:table-cell table:formula="of:=[$equities.J161]" office:value-type="float" office:value="456240">
            <text:p>456240.00</text:p>
          </table:table-cell>
          <table:table-cell table:formula="of:=[.B161]+[.C161]" office:value-type="float" office:value="1118551">
            <text:p>1118551.00</text:p>
          </table:table-cell>
          <table:table-cell table:number-columns-repeated="1020"/>
        </table:table-row>
        <table:table-row table:style-name="ro1">
          <table:table-cell office:value-type="date" office:date-value="2011-08-29">
            <text:p>8/29/2011</text:p>
          </table:table-cell>
          <table:table-cell table:formula="of:=[$cash.N162]" office:value-type="float" office:value="662311">
            <text:p>662311.00</text:p>
          </table:table-cell>
          <table:table-cell table:formula="of:=[$equities.J162]" office:value-type="float" office:value="463848">
            <text:p>463848.00</text:p>
          </table:table-cell>
          <table:table-cell table:formula="of:=[.B162]+[.C162]" office:value-type="float" office:value="1126159">
            <text:p>1126159.00</text:p>
          </table:table-cell>
          <table:table-cell table:number-columns-repeated="1020"/>
        </table:table-row>
        <table:table-row table:style-name="ro1">
          <table:table-cell office:value-type="date" office:date-value="2011-08-30">
            <text:p>8/30/2011</text:p>
          </table:table-cell>
          <table:table-cell table:formula="of:=[$cash.N163]" office:value-type="float" office:value="662311">
            <text:p>662311.00</text:p>
          </table:table-cell>
          <table:table-cell table:formula="of:=[$equities.J163]" office:value-type="float" office:value="463872">
            <text:p>463872.00</text:p>
          </table:table-cell>
          <table:table-cell table:formula="of:=[.B163]+[.C163]" office:value-type="float" office:value="1126183">
            <text:p>1126183.00</text:p>
          </table:table-cell>
          <table:table-cell table:number-columns-repeated="1020"/>
        </table:table-row>
        <table:table-row table:style-name="ro1">
          <table:table-cell office:value-type="date" office:date-value="2011-08-31">
            <text:p>8/31/2011</text:p>
          </table:table-cell>
          <table:table-cell table:formula="of:=[$cash.N164]" office:value-type="float" office:value="662311">
            <text:p>662311.00</text:p>
          </table:table-cell>
          <table:table-cell table:formula="of:=[$equities.J164]" office:value-type="float" office:value="457728">
            <text:p>457728.00</text:p>
          </table:table-cell>
          <table:table-cell table:formula="of:=[.B164]+[.C164]" office:value-type="float" office:value="1120039">
            <text:p>1120039.00</text:p>
          </table:table-cell>
          <table:table-cell table:number-columns-repeated="1020"/>
        </table:table-row>
        <table:table-row table:style-name="ro1">
          <table:table-cell office:value-type="date" office:date-value="2011-09-01">
            <text:p>9/1/2011</text:p>
          </table:table-cell>
          <table:table-cell table:formula="of:=[$cash.N165]" office:value-type="float" office:value="662311">
            <text:p>662311.00</text:p>
          </table:table-cell>
          <table:table-cell table:formula="of:=[$equities.J165]" office:value-type="float" office:value="453216">
            <text:p>453216.00</text:p>
          </table:table-cell>
          <table:table-cell table:formula="of:=[.B165]+[.C165]" office:value-type="float" office:value="1115527">
            <text:p>1115527.00</text:p>
          </table:table-cell>
          <table:table-cell table:number-columns-repeated="1020"/>
        </table:table-row>
        <table:table-row table:style-name="ro1">
          <table:table-cell office:value-type="date" office:date-value="2011-09-02">
            <text:p>9/2/2011</text:p>
          </table:table-cell>
          <table:table-cell table:formula="of:=[$cash.N166]" office:value-type="float" office:value="662311">
            <text:p>662311.00</text:p>
          </table:table-cell>
          <table:table-cell table:formula="of:=[$equities.J166]" office:value-type="float" office:value="444912">
            <text:p>444912.00</text:p>
          </table:table-cell>
          <table:table-cell table:formula="of:=[.B166]+[.C166]" office:value-type="float" office:value="1107223">
            <text:p>1107223.00</text:p>
          </table:table-cell>
          <table:table-cell table:number-columns-repeated="1020"/>
        </table:table-row>
        <table:table-row table:style-name="ro1">
          <table:table-cell office:value-type="date" office:date-value="2011-09-06">
            <text:p>9/6/2011</text:p>
          </table:table-cell>
          <table:table-cell table:formula="of:=[$cash.N167]" office:value-type="float" office:value="662311">
            <text:p>662311.00</text:p>
          </table:table-cell>
          <table:table-cell table:formula="of:=[$equities.J167]" office:value-type="float" office:value="451680">
            <text:p>451680.00</text:p>
          </table:table-cell>
          <table:table-cell table:formula="of:=[.B167]+[.C167]" office:value-type="float" office:value="1113991">
            <text:p>1113991.00</text:p>
          </table:table-cell>
          <table:table-cell table:number-columns-repeated="1020"/>
        </table:table-row>
        <table:table-row table:style-name="ro1">
          <table:table-cell office:value-type="date" office:date-value="2011-09-07">
            <text:p>9/7/2011</text:p>
          </table:table-cell>
          <table:table-cell table:formula="of:=[$cash.N168]" office:value-type="float" office:value="662311">
            <text:p>662311.00</text:p>
          </table:table-cell>
          <table:table-cell table:formula="of:=[$equities.J168]" office:value-type="float" office:value="456660">
            <text:p>456660.00</text:p>
          </table:table-cell>
          <table:table-cell table:formula="of:=[.B168]+[.C168]" office:value-type="float" office:value="1118971">
            <text:p>1118971.00</text:p>
          </table:table-cell>
          <table:table-cell table:number-columns-repeated="1020"/>
        </table:table-row>
        <table:table-row table:style-name="ro1">
          <table:table-cell office:value-type="date" office:date-value="2011-09-08">
            <text:p>9/8/2011</text:p>
          </table:table-cell>
          <table:table-cell table:formula="of:=[$cash.N169]" office:value-type="float" office:value="662311">
            <text:p>662311.00</text:p>
          </table:table-cell>
          <table:table-cell table:formula="of:=[$equities.J169]" office:value-type="float" office:value="456912">
            <text:p>456912.00</text:p>
          </table:table-cell>
          <table:table-cell table:formula="of:=[.B169]+[.C169]" office:value-type="float" office:value="1119223">
            <text:p>1119223.00</text:p>
          </table:table-cell>
          <table:table-cell table:number-columns-repeated="1020"/>
        </table:table-row>
        <table:table-row table:style-name="ro1">
          <table:table-cell office:value-type="date" office:date-value="2011-09-09">
            <text:p>9/9/2011</text:p>
          </table:table-cell>
          <table:table-cell table:formula="of:=[$cash.N170]" office:value-type="float" office:value="662311">
            <text:p>662311.00</text:p>
          </table:table-cell>
          <table:table-cell table:formula="of:=[$equities.J170]" office:value-type="float" office:value="448992">
            <text:p>448992.00</text:p>
          </table:table-cell>
          <table:table-cell table:formula="of:=[.B170]+[.C170]" office:value-type="float" office:value="1111303">
            <text:p>1111303.00</text:p>
          </table:table-cell>
          <table:table-cell table:number-columns-repeated="1020"/>
        </table:table-row>
        <table:table-row table:style-name="ro1">
          <table:table-cell office:value-type="date" office:date-value="2011-09-12">
            <text:p>9/12/2011</text:p>
          </table:table-cell>
          <table:table-cell table:formula="of:=[$cash.N171]" office:value-type="float" office:value="662311">
            <text:p>662311.00</text:p>
          </table:table-cell>
          <table:table-cell table:formula="of:=[$equities.J171]" office:value-type="float" office:value="451920">
            <text:p>451920.00</text:p>
          </table:table-cell>
          <table:table-cell table:formula="of:=[.B171]+[.C171]" office:value-type="float" office:value="1114231">
            <text:p>1114231.00</text:p>
          </table:table-cell>
          <table:table-cell table:number-columns-repeated="1020"/>
        </table:table-row>
        <table:table-row table:style-name="ro1">
          <table:table-cell office:value-type="date" office:date-value="2011-09-13">
            <text:p>9/13/2011</text:p>
          </table:table-cell>
          <table:table-cell table:formula="of:=[$cash.N172]" office:value-type="float" office:value="662311">
            <text:p>662311.00</text:p>
          </table:table-cell>
          <table:table-cell table:formula="of:=[$equities.J172]" office:value-type="float" office:value="457476">
            <text:p>457476.00</text:p>
          </table:table-cell>
          <table:table-cell table:formula="of:=[.B172]+[.C172]" office:value-type="float" office:value="1119787">
            <text:p>1119787.00</text:p>
          </table:table-cell>
          <table:table-cell table:number-columns-repeated="1020"/>
        </table:table-row>
        <table:table-row table:style-name="ro1">
          <table:table-cell office:value-type="date" office:date-value="2011-09-14">
            <text:p>9/14/2011</text:p>
          </table:table-cell>
          <table:table-cell table:formula="of:=[$cash.N173]" office:value-type="float" office:value="662311">
            <text:p>662311.00</text:p>
          </table:table-cell>
          <table:table-cell table:formula="of:=[$equities.J173]" office:value-type="float" office:value="463044">
            <text:p>463044.00</text:p>
          </table:table-cell>
          <table:table-cell table:formula="of:=[.B173]+[.C173]" office:value-type="float" office:value="1125355">
            <text:p>1125355.00</text:p>
          </table:table-cell>
          <table:table-cell table:number-columns-repeated="1020"/>
        </table:table-row>
        <table:table-row table:style-name="ro1">
          <table:table-cell office:value-type="date" office:date-value="2011-09-15">
            <text:p>9/15/2011</text:p>
          </table:table-cell>
          <table:table-cell table:formula="of:=[$cash.N174]" office:value-type="float" office:value="662311">
            <text:p>662311.00</text:p>
          </table:table-cell>
          <table:table-cell table:formula="of:=[$equities.J174]" office:value-type="float" office:value="467400">
            <text:p>467400.00</text:p>
          </table:table-cell>
          <table:table-cell table:formula="of:=[.B174]+[.C174]" office:value-type="float" office:value="1129711">
            <text:p>1129711.00</text:p>
          </table:table-cell>
          <table:table-cell table:number-columns-repeated="1020"/>
        </table:table-row>
        <table:table-row table:style-name="ro1">
          <table:table-cell office:value-type="date" office:date-value="2011-09-16">
            <text:p>9/16/2011</text:p>
          </table:table-cell>
          <table:table-cell table:formula="of:=[$cash.N175]" office:value-type="float" office:value="662311">
            <text:p>662311.00</text:p>
          </table:table-cell>
          <table:table-cell table:formula="of:=[$equities.J175]" office:value-type="float" office:value="476364">
            <text:p>476364.00</text:p>
          </table:table-cell>
          <table:table-cell table:formula="of:=[.B175]+[.C175]" office:value-type="float" office:value="1138675">
            <text:p>1138675.00</text:p>
          </table:table-cell>
          <table:table-cell table:number-columns-repeated="1020"/>
        </table:table-row>
        <table:table-row table:style-name="ro1">
          <table:table-cell office:value-type="date" office:date-value="2011-09-19">
            <text:p>9/19/2011</text:p>
          </table:table-cell>
          <table:table-cell table:formula="of:=[$cash.N176]" office:value-type="float" office:value="662311">
            <text:p>662311.00</text:p>
          </table:table-cell>
          <table:table-cell table:formula="of:=[$equities.J176]" office:value-type="float" office:value="489612">
            <text:p>489612.00</text:p>
          </table:table-cell>
          <table:table-cell table:formula="of:=[.B176]+[.C176]" office:value-type="float" office:value="1151923">
            <text:p>1151923.00</text:p>
          </table:table-cell>
          <table:table-cell table:number-columns-repeated="1020"/>
        </table:table-row>
        <table:table-row table:style-name="ro1">
          <table:table-cell office:value-type="date" office:date-value="2011-09-20">
            <text:p>9/20/2011</text:p>
          </table:table-cell>
          <table:table-cell table:formula="of:=[$cash.N177]" office:value-type="float" office:value="662311">
            <text:p>662311.00</text:p>
          </table:table-cell>
          <table:table-cell table:formula="of:=[$equities.J177]" office:value-type="float" office:value="491772">
            <text:p>491772.00</text:p>
          </table:table-cell>
          <table:table-cell table:formula="of:=[.B177]+[.C177]" office:value-type="float" office:value="1154083">
            <text:p>1154083.00</text:p>
          </table:table-cell>
          <table:table-cell table:number-columns-repeated="1020"/>
        </table:table-row>
        <table:table-row table:style-name="ro1">
          <table:table-cell office:value-type="date" office:date-value="2011-09-21">
            <text:p>9/21/2011</text:p>
          </table:table-cell>
          <table:table-cell table:formula="of:=[$cash.N178]" office:value-type="float" office:value="662311">
            <text:p>662311.00</text:p>
          </table:table-cell>
          <table:table-cell table:formula="of:=[$equities.J178]" office:value-type="float" office:value="490212">
            <text:p>490212.00</text:p>
          </table:table-cell>
          <table:table-cell table:formula="of:=[.B178]+[.C178]" office:value-type="float" office:value="1152523">
            <text:p>1152523.00</text:p>
          </table:table-cell>
          <table:table-cell table:number-columns-repeated="1020"/>
        </table:table-row>
        <table:table-row table:style-name="ro1">
          <table:table-cell office:value-type="date" office:date-value="2011-09-22">
            <text:p>9/22/2011</text:p>
          </table:table-cell>
          <table:table-cell table:formula="of:=[$cash.N179]" office:value-type="float" office:value="662311">
            <text:p>662311.00</text:p>
          </table:table-cell>
          <table:table-cell table:formula="of:=[$equities.J179]" office:value-type="float" office:value="477936">
            <text:p>477936.00</text:p>
          </table:table-cell>
          <table:table-cell table:formula="of:=[.B179]+[.C179]" office:value-type="float" office:value="1140247">
            <text:p>1140247.00</text:p>
          </table:table-cell>
          <table:table-cell table:number-columns-repeated="1020"/>
        </table:table-row>
        <table:table-row table:style-name="ro1">
          <table:table-cell office:value-type="date" office:date-value="2011-09-23">
            <text:p>9/23/2011</text:p>
          </table:table-cell>
          <table:table-cell table:formula="of:=[$cash.N180]" office:value-type="float" office:value="662311">
            <text:p>662311.00</text:p>
          </table:table-cell>
          <table:table-cell table:formula="of:=[$equities.J180]" office:value-type="float" office:value="480888">
            <text:p>480888.00</text:p>
          </table:table-cell>
          <table:table-cell table:formula="of:=[.B180]+[.C180]" office:value-type="float" office:value="1143199">
            <text:p>1143199.00</text:p>
          </table:table-cell>
          <table:table-cell table:number-columns-repeated="1020"/>
        </table:table-row>
        <table:table-row table:style-name="ro1">
          <table:table-cell office:value-type="date" office:date-value="2011-09-26">
            <text:p>9/26/2011</text:p>
          </table:table-cell>
          <table:table-cell table:formula="of:=[$cash.N181]" office:value-type="float" office:value="662311">
            <text:p>662311.00</text:p>
          </table:table-cell>
          <table:table-cell table:formula="of:=[$equities.J181]" office:value-type="float" office:value="479544">
            <text:p>479544.00</text:p>
          </table:table-cell>
          <table:table-cell table:formula="of:=[.B181]+[.C181]" office:value-type="float" office:value="1141855">
            <text:p>1141855.00</text:p>
          </table:table-cell>
          <table:table-cell table:number-columns-repeated="1020"/>
        </table:table-row>
        <table:table-row table:style-name="ro1">
          <table:table-cell office:value-type="date" office:date-value="2011-09-27">
            <text:p>9/27/2011</text:p>
          </table:table-cell>
          <table:table-cell table:formula="of:=[$cash.N182]" office:value-type="float" office:value="662311">
            <text:p>662311.00</text:p>
          </table:table-cell>
          <table:table-cell table:formula="of:=[$equities.J182]" office:value-type="float" office:value="474900">
            <text:p>474900.00</text:p>
          </table:table-cell>
          <table:table-cell table:formula="of:=[.B182]+[.C182]" office:value-type="float" office:value="1137211">
            <text:p>1137211.00</text:p>
          </table:table-cell>
          <table:table-cell table:number-columns-repeated="1020"/>
        </table:table-row>
        <table:table-row table:style-name="ro1">
          <table:table-cell office:value-type="date" office:date-value="2011-09-28">
            <text:p>9/28/2011</text:p>
          </table:table-cell>
          <table:table-cell table:formula="of:=[$cash.N183]" office:value-type="float" office:value="662311">
            <text:p>662311.00</text:p>
          </table:table-cell>
          <table:table-cell table:formula="of:=[$equities.J183]" office:value-type="float" office:value="472224">
            <text:p>472224.00</text:p>
          </table:table-cell>
          <table:table-cell table:formula="of:=[.B183]+[.C183]" office:value-type="float" office:value="1134535">
            <text:p>1134535.00</text:p>
          </table:table-cell>
          <table:table-cell table:number-columns-repeated="1020"/>
        </table:table-row>
        <table:table-row table:style-name="ro1">
          <table:table-cell office:value-type="date" office:date-value="2011-09-29">
            <text:p>9/29/2011</text:p>
          </table:table-cell>
          <table:table-cell table:formula="of:=[$cash.N184]" office:value-type="float" office:value="662311">
            <text:p>662311.00</text:p>
          </table:table-cell>
          <table:table-cell table:formula="of:=[$equities.J184]" office:value-type="float" office:value="464556">
            <text:p>464556.00</text:p>
          </table:table-cell>
          <table:table-cell table:formula="of:=[.B184]+[.C184]" office:value-type="float" office:value="1126867">
            <text:p>1126867.00</text:p>
          </table:table-cell>
          <table:table-cell table:number-columns-repeated="1020"/>
        </table:table-row>
        <table:table-row table:style-name="ro1">
          <table:table-cell office:value-type="date" office:date-value="2011-09-30">
            <text:p>9/30/2011</text:p>
          </table:table-cell>
          <table:table-cell table:formula="of:=[$cash.N185]" office:value-type="float" office:value="662311">
            <text:p>662311.00</text:p>
          </table:table-cell>
          <table:table-cell table:formula="of:=[$equities.J185]" office:value-type="float" office:value="453552">
            <text:p>453552.00</text:p>
          </table:table-cell>
          <table:table-cell table:formula="of:=[.B185]+[.C185]" office:value-type="float" office:value="1115863">
            <text:p>1115863.00</text:p>
          </table:table-cell>
          <table:table-cell table:number-columns-repeated="1020"/>
        </table:table-row>
        <table:table-row table:style-name="ro1">
          <table:table-cell office:value-type="date" office:date-value="2011-10-03">
            <text:p>10/3/2011</text:p>
          </table:table-cell>
          <table:table-cell table:formula="of:=[$cash.N186]" office:value-type="float" office:value="662311">
            <text:p>662311.00</text:p>
          </table:table-cell>
          <table:table-cell table:formula="of:=[$equities.J186]" office:value-type="float" office:value="445560">
            <text:p>445560.00</text:p>
          </table:table-cell>
          <table:table-cell table:formula="of:=[.B186]+[.C186]" office:value-type="float" office:value="1107871">
            <text:p>1107871.00</text:p>
          </table:table-cell>
          <table:table-cell table:number-columns-repeated="1020"/>
        </table:table-row>
        <table:table-row table:style-name="ro1">
          <table:table-cell office:value-type="date" office:date-value="2011-10-04">
            <text:p>10/4/2011</text:p>
          </table:table-cell>
          <table:table-cell table:formula="of:=[$cash.N187]" office:value-type="float" office:value="662311">
            <text:p>662311.00</text:p>
          </table:table-cell>
          <table:table-cell table:formula="of:=[$equities.J187]" office:value-type="float" office:value="443064">
            <text:p>443064.00</text:p>
          </table:table-cell>
          <table:table-cell table:formula="of:=[.B187]+[.C187]" office:value-type="float" office:value="1105375">
            <text:p>1105375.00</text:p>
          </table:table-cell>
          <table:table-cell table:number-columns-repeated="1020"/>
        </table:table-row>
        <table:table-row table:style-name="ro1">
          <table:table-cell office:value-type="date" office:date-value="2011-10-05">
            <text:p>10/5/2011</text:p>
          </table:table-cell>
          <table:table-cell table:formula="of:=[$cash.N188]" office:value-type="float" office:value="662311">
            <text:p>662311.00</text:p>
          </table:table-cell>
          <table:table-cell table:formula="of:=[$equities.J188]" office:value-type="float" office:value="449904">
            <text:p>449904.00</text:p>
          </table:table-cell>
          <table:table-cell table:formula="of:=[.B188]+[.C188]" office:value-type="float" office:value="1112215">
            <text:p>1112215.00</text:p>
          </table:table-cell>
          <table:table-cell table:number-columns-repeated="1020"/>
        </table:table-row>
        <table:table-row table:style-name="ro1">
          <table:table-cell office:value-type="date" office:date-value="2011-10-06">
            <text:p>10/6/2011</text:p>
          </table:table-cell>
          <table:table-cell table:formula="of:=[$cash.N189]" office:value-type="float" office:value="662311">
            <text:p>662311.00</text:p>
          </table:table-cell>
          <table:table-cell table:formula="of:=[$equities.J189]" office:value-type="float" office:value="448860">
            <text:p>448860.00</text:p>
          </table:table-cell>
          <table:table-cell table:formula="of:=[.B189]+[.C189]" office:value-type="float" office:value="1111171">
            <text:p>1111171.00</text:p>
          </table:table-cell>
          <table:table-cell table:number-columns-repeated="1020"/>
        </table:table-row>
        <table:table-row table:style-name="ro1">
          <table:table-cell office:value-type="date" office:date-value="2011-10-07">
            <text:p>10/7/2011</text:p>
          </table:table-cell>
          <table:table-cell table:formula="of:=[$cash.N190]" office:value-type="float" office:value="662311">
            <text:p>662311.00</text:p>
          </table:table-cell>
          <table:table-cell table:formula="of:=[$equities.J190]" office:value-type="float" office:value="439848">
            <text:p>439848.00</text:p>
          </table:table-cell>
          <table:table-cell table:formula="of:=[.B190]+[.C190]" office:value-type="float" office:value="1102159">
            <text:p>1102159.00</text:p>
          </table:table-cell>
          <table:table-cell table:number-columns-repeated="1020"/>
        </table:table-row>
        <table:table-row table:style-name="ro1">
          <table:table-cell office:value-type="date" office:date-value="2011-10-10">
            <text:p>10/10/2011</text:p>
          </table:table-cell>
          <table:table-cell table:formula="of:=[$cash.N191]" office:value-type="float" office:value="662311">
            <text:p>662311.00</text:p>
          </table:table-cell>
          <table:table-cell table:formula="of:=[$equities.J191]" office:value-type="float" office:value="462468">
            <text:p>462468.00</text:p>
          </table:table-cell>
          <table:table-cell table:formula="of:=[.B191]+[.C191]" office:value-type="float" office:value="1124779">
            <text:p>1124779.00</text:p>
          </table:table-cell>
          <table:table-cell table:number-columns-repeated="1020"/>
        </table:table-row>
        <table:table-row table:style-name="ro1">
          <table:table-cell office:value-type="date" office:date-value="2011-10-11">
            <text:p>10/11/2011</text:p>
          </table:table-cell>
          <table:table-cell table:formula="of:=[$cash.N192]" office:value-type="float" office:value="662311">
            <text:p>662311.00</text:p>
          </table:table-cell>
          <table:table-cell table:formula="of:=[$equities.J192]" office:value-type="float" office:value="476124">
            <text:p>476124.00</text:p>
          </table:table-cell>
          <table:table-cell table:formula="of:=[.B192]+[.C192]" office:value-type="float" office:value="1138435">
            <text:p>1138435.00</text:p>
          </table:table-cell>
          <table:table-cell table:number-columns-repeated="1020"/>
        </table:table-row>
        <table:table-row table:style-name="ro1">
          <table:table-cell office:value-type="date" office:date-value="2011-10-12">
            <text:p>10/12/2011</text:p>
          </table:table-cell>
          <table:table-cell table:formula="of:=[$cash.N193]" office:value-type="float" office:value="662311">
            <text:p>662311.00</text:p>
          </table:table-cell>
          <table:table-cell table:formula="of:=[$equities.J193]" office:value-type="float" office:value="478380">
            <text:p>478380.00</text:p>
          </table:table-cell>
          <table:table-cell table:formula="of:=[.B193]+[.C193]" office:value-type="float" office:value="1140691">
            <text:p>1140691.00</text:p>
          </table:table-cell>
          <table:table-cell table:number-columns-repeated="1020"/>
        </table:table-row>
        <table:table-row table:style-name="ro1">
          <table:table-cell office:value-type="date" office:date-value="2011-10-13">
            <text:p>10/13/2011</text:p>
          </table:table-cell>
          <table:table-cell table:formula="of:=[$cash.N194]" office:value-type="float" office:value="662311">
            <text:p>662311.00</text:p>
          </table:table-cell>
          <table:table-cell table:formula="of:=[$equities.J194]" office:value-type="float" office:value="485796">
            <text:p>485796.00</text:p>
          </table:table-cell>
          <table:table-cell table:formula="of:=[.B194]+[.C194]" office:value-type="float" office:value="1148107">
            <text:p>1148107.00</text:p>
          </table:table-cell>
          <table:table-cell table:number-columns-repeated="1020"/>
        </table:table-row>
        <table:table-row table:style-name="ro1">
          <table:table-cell office:value-type="date" office:date-value="2011-10-14">
            <text:p>10/14/2011</text:p>
          </table:table-cell>
          <table:table-cell table:formula="of:=[$cash.N195]" office:value-type="float" office:value="662311">
            <text:p>662311.00</text:p>
          </table:table-cell>
          <table:table-cell table:formula="of:=[$equities.J195]" office:value-type="float" office:value="501948">
            <text:p>501948.00</text:p>
          </table:table-cell>
          <table:table-cell table:formula="of:=[.B195]+[.C195]" office:value-type="float" office:value="1164259">
            <text:p>1164259.00</text:p>
          </table:table-cell>
          <table:table-cell table:number-columns-repeated="1020"/>
        </table:table-row>
        <table:table-row table:style-name="ro1">
          <table:table-cell office:value-type="date" office:date-value="2011-10-17">
            <text:p>10/17/2011</text:p>
          </table:table-cell>
          <table:table-cell table:formula="of:=[$cash.N196]" office:value-type="float" office:value="662311">
            <text:p>662311.00</text:p>
          </table:table-cell>
          <table:table-cell table:formula="of:=[$equities.J196]" office:value-type="float" office:value="499548">
            <text:p>499548.00</text:p>
          </table:table-cell>
          <table:table-cell table:formula="of:=[.B196]+[.C196]" office:value-type="float" office:value="1161859">
            <text:p>1161859.00</text:p>
          </table:table-cell>
          <table:table-cell table:number-columns-repeated="1020"/>
        </table:table-row>
        <table:table-row table:style-name="ro1">
          <table:table-cell office:value-type="date" office:date-value="2011-10-18">
            <text:p>10/18/2011</text:p>
          </table:table-cell>
          <table:table-cell table:formula="of:=[$cash.N197]" office:value-type="float" office:value="662311">
            <text:p>662311.00</text:p>
          </table:table-cell>
          <table:table-cell table:formula="of:=[$equities.J197]" office:value-type="float" office:value="502224">
            <text:p>502224.00</text:p>
          </table:table-cell>
          <table:table-cell table:formula="of:=[.B197]+[.C197]" office:value-type="float" office:value="1164535">
            <text:p>1164535.00</text:p>
          </table:table-cell>
          <table:table-cell table:number-columns-repeated="1020"/>
        </table:table-row>
        <table:table-row table:style-name="ro1">
          <table:table-cell office:value-type="date" office:date-value="2011-10-19">
            <text:p>10/19/2011</text:p>
          </table:table-cell>
          <table:table-cell table:formula="of:=[$cash.N198]" office:value-type="float" office:value="662311">
            <text:p>662311.00</text:p>
          </table:table-cell>
          <table:table-cell table:formula="of:=[$equities.J198]" office:value-type="float" office:value="474132">
            <text:p>474132.00</text:p>
          </table:table-cell>
          <table:table-cell table:formula="of:=[.B198]+[.C198]" office:value-type="float" office:value="1136443">
            <text:p>1136443.00</text:p>
          </table:table-cell>
          <table:table-cell table:number-columns-repeated="1020"/>
        </table:table-row>
        <table:table-row table:style-name="ro1">
          <table:table-cell office:value-type="date" office:date-value="2011-10-20">
            <text:p>10/20/2011</text:p>
          </table:table-cell>
          <table:table-cell table:formula="of:=[$cash.N199]" office:value-type="float" office:value="662311">
            <text:p>662311.00</text:p>
          </table:table-cell>
          <table:table-cell table:formula="of:=[$equities.J199]" office:value-type="float" office:value="470196">
            <text:p>470196.00</text:p>
          </table:table-cell>
          <table:table-cell table:formula="of:=[.B199]+[.C199]" office:value-type="float" office:value="1132507">
            <text:p>1132507.00</text:p>
          </table:table-cell>
          <table:table-cell table:number-columns-repeated="1020"/>
        </table:table-row>
        <table:table-row table:style-name="ro1">
          <table:table-cell office:value-type="date" office:date-value="2011-10-21">
            <text:p>10/21/2011</text:p>
          </table:table-cell>
          <table:table-cell table:formula="of:=[$cash.N200]" office:value-type="float" office:value="662311">
            <text:p>662311.00</text:p>
          </table:table-cell>
          <table:table-cell table:formula="of:=[$equities.J200]" office:value-type="float" office:value="467292">
            <text:p>467292.00</text:p>
          </table:table-cell>
          <table:table-cell table:formula="of:=[.B200]+[.C200]" office:value-type="float" office:value="1129603">
            <text:p>1129603.00</text:p>
          </table:table-cell>
          <table:table-cell table:number-columns-repeated="1020"/>
        </table:table-row>
        <table:table-row table:style-name="ro1">
          <table:table-cell office:value-type="date" office:date-value="2011-10-24">
            <text:p>10/24/2011</text:p>
          </table:table-cell>
          <table:table-cell table:formula="of:=[$cash.N201]" office:value-type="float" office:value="662311">
            <text:p>662311.00</text:p>
          </table:table-cell>
          <table:table-cell table:formula="of:=[$equities.J201]" office:value-type="float" office:value="482640">
            <text:p>482640.00</text:p>
          </table:table-cell>
          <table:table-cell table:formula="of:=[.B201]+[.C201]" office:value-type="float" office:value="1144951">
            <text:p>1144951.00</text:p>
          </table:table-cell>
          <table:table-cell table:number-columns-repeated="1020"/>
        </table:table-row>
        <table:table-row table:style-name="ro1">
          <table:table-cell office:value-type="date" office:date-value="2011-10-25">
            <text:p>10/25/2011</text:p>
          </table:table-cell>
          <table:table-cell table:formula="of:=[$cash.N202]" office:value-type="float" office:value="662311">
            <text:p>662311.00</text:p>
          </table:table-cell>
          <table:table-cell table:formula="of:=[$equities.J202]" office:value-type="float" office:value="473124">
            <text:p>473124.00</text:p>
          </table:table-cell>
          <table:table-cell table:formula="of:=[.B202]+[.C202]" office:value-type="float" office:value="1135435">
            <text:p>1135435.00</text:p>
          </table:table-cell>
          <table:table-cell table:number-columns-repeated="1020"/>
        </table:table-row>
        <table:table-row table:style-name="ro1">
          <table:table-cell office:value-type="date" office:date-value="2011-10-26">
            <text:p>10/26/2011</text:p>
          </table:table-cell>
          <table:table-cell table:formula="of:=[$cash.N203]" office:value-type="float" office:value="662311">
            <text:p>662311.00</text:p>
          </table:table-cell>
          <table:table-cell table:formula="of:=[$equities.J203]" office:value-type="float" office:value="476484">
            <text:p>476484.00</text:p>
          </table:table-cell>
          <table:table-cell table:formula="of:=[.B203]+[.C203]" office:value-type="float" office:value="1138795">
            <text:p>1138795.00</text:p>
          </table:table-cell>
          <table:table-cell table:number-columns-repeated="1020"/>
        </table:table-row>
        <table:table-row table:style-name="ro1">
          <table:table-cell office:value-type="date" office:date-value="2011-10-27">
            <text:p>10/27/2011</text:p>
          </table:table-cell>
          <table:table-cell table:formula="of:=[$cash.N204]" office:value-type="float" office:value="662311">
            <text:p>662311.00</text:p>
          </table:table-cell>
          <table:table-cell table:formula="of:=[$equities.J204]" office:value-type="float" office:value="481356">
            <text:p>481356.00</text:p>
          </table:table-cell>
          <table:table-cell table:formula="of:=[.B204]+[.C204]" office:value-type="float" office:value="1143667">
            <text:p>1143667.00</text:p>
          </table:table-cell>
          <table:table-cell table:number-columns-repeated="1020"/>
        </table:table-row>
        <table:table-row table:style-name="ro1">
          <table:table-cell office:value-type="date" office:date-value="2011-10-28">
            <text:p>10/28/2011</text:p>
          </table:table-cell>
          <table:table-cell table:formula="of:=[$cash.N205]" office:value-type="float" office:value="662311">
            <text:p>662311.00</text:p>
          </table:table-cell>
          <table:table-cell table:formula="of:=[$equities.J205]" office:value-type="float" office:value="481668">
            <text:p>481668.00</text:p>
          </table:table-cell>
          <table:table-cell table:formula="of:=[.B205]+[.C205]" office:value-type="float" office:value="1143979">
            <text:p>1143979.00</text:p>
          </table:table-cell>
          <table:table-cell table:number-columns-repeated="1020"/>
        </table:table-row>
        <table:table-row table:style-name="ro1">
          <table:table-cell office:value-type="date" office:date-value="2011-10-31">
            <text:p>10/31/2011</text:p>
          </table:table-cell>
          <table:table-cell table:formula="of:=[$cash.N206]" office:value-type="float" office:value="662311">
            <text:p>662311.00</text:p>
          </table:table-cell>
          <table:table-cell table:formula="of:=[$equities.J206]" office:value-type="float" office:value="481464">
            <text:p>481464.00</text:p>
          </table:table-cell>
          <table:table-cell table:formula="of:=[.B206]+[.C206]" office:value-type="float" office:value="1143775">
            <text:p>1143775.00</text:p>
          </table:table-cell>
          <table:table-cell table:number-columns-repeated="1020"/>
        </table:table-row>
        <table:table-row table:style-name="ro1">
          <table:table-cell office:value-type="date" office:date-value="2011-11-01">
            <text:p>11/1/2011</text:p>
          </table:table-cell>
          <table:table-cell table:formula="of:=[$cash.N207]" office:value-type="float" office:value="662311">
            <text:p>662311.00</text:p>
          </table:table-cell>
          <table:table-cell table:formula="of:=[$equities.J207]" office:value-type="float" office:value="471624">
            <text:p>471624.00</text:p>
          </table:table-cell>
          <table:table-cell table:formula="of:=[.B207]+[.C207]" office:value-type="float" office:value="1133935">
            <text:p>1133935.00</text:p>
          </table:table-cell>
          <table:table-cell table:number-columns-repeated="1020"/>
        </table:table-row>
        <table:table-row table:style-name="ro1">
          <table:table-cell office:value-type="date" office:date-value="2011-11-02">
            <text:p>11/2/2011</text:p>
          </table:table-cell>
          <table:table-cell table:formula="of:=[$cash.N208]" office:value-type="float" office:value="662311">
            <text:p>662311.00</text:p>
          </table:table-cell>
          <table:table-cell table:formula="of:=[$equities.J208]" office:value-type="float" office:value="472692">
            <text:p>472692.00</text:p>
          </table:table-cell>
          <table:table-cell table:formula="of:=[.B208]+[.C208]" office:value-type="float" office:value="1135003">
            <text:p>1135003.00</text:p>
          </table:table-cell>
          <table:table-cell table:number-columns-repeated="1020"/>
        </table:table-row>
        <table:table-row table:style-name="ro1">
          <table:table-cell office:value-type="date" office:date-value="2011-11-03">
            <text:p>11/3/2011</text:p>
          </table:table-cell>
          <table:table-cell table:formula="of:=[$cash.N209]" office:value-type="float" office:value="662311">
            <text:p>662311.00</text:p>
          </table:table-cell>
          <table:table-cell table:formula="of:=[$equities.J209]" office:value-type="float" office:value="479424">
            <text:p>479424.00</text:p>
          </table:table-cell>
          <table:table-cell table:formula="of:=[.B209]+[.C209]" office:value-type="float" office:value="1141735">
            <text:p>1141735.00</text:p>
          </table:table-cell>
          <table:table-cell table:number-columns-repeated="1020"/>
        </table:table-row>
        <table:table-row table:style-name="ro1">
          <table:table-cell office:value-type="date" office:date-value="2011-11-04">
            <text:p>11/4/2011</text:p>
          </table:table-cell>
          <table:table-cell table:formula="of:=[$cash.N210]" office:value-type="float" office:value="662311">
            <text:p>662311.00</text:p>
          </table:table-cell>
          <table:table-cell table:formula="of:=[$equities.J210]" office:value-type="float" office:value="476064">
            <text:p>476064.00</text:p>
          </table:table-cell>
          <table:table-cell table:formula="of:=[.B210]+[.C210]" office:value-type="float" office:value="1138375">
            <text:p>1138375.00</text:p>
          </table:table-cell>
          <table:table-cell table:number-columns-repeated="1020"/>
        </table:table-row>
        <table:table-row table:style-name="ro1">
          <table:table-cell office:value-type="date" office:date-value="2011-11-07">
            <text:p>11/7/2011</text:p>
          </table:table-cell>
          <table:table-cell table:formula="of:=[$cash.N211]" office:value-type="float" office:value="662311">
            <text:p>662311.00</text:p>
          </table:table-cell>
          <table:table-cell table:formula="of:=[$equities.J211]" office:value-type="float" office:value="475452">
            <text:p>475452.00</text:p>
          </table:table-cell>
          <table:table-cell table:formula="of:=[.B211]+[.C211]" office:value-type="float" office:value="1137763">
            <text:p>1137763.00</text:p>
          </table:table-cell>
          <table:table-cell table:number-columns-repeated="1020"/>
        </table:table-row>
        <table:table-row table:style-name="ro1">
          <table:table-cell office:value-type="date" office:date-value="2011-11-08">
            <text:p>11/8/2011</text:p>
          </table:table-cell>
          <table:table-cell table:formula="of:=[$cash.N212]" office:value-type="float" office:value="662311">
            <text:p>662311.00</text:p>
          </table:table-cell>
          <table:table-cell table:formula="of:=[$equities.J212]" office:value-type="float" office:value="483180">
            <text:p>483180.00</text:p>
          </table:table-cell>
          <table:table-cell table:formula="of:=[.B212]+[.C212]" office:value-type="float" office:value="1145491">
            <text:p>1145491.00</text:p>
          </table:table-cell>
          <table:table-cell table:number-columns-repeated="1020"/>
        </table:table-row>
        <table:table-row table:style-name="ro1">
          <table:table-cell office:value-type="date" office:date-value="2011-11-09">
            <text:p>11/9/2011</text:p>
          </table:table-cell>
          <table:table-cell table:formula="of:=[$cash.N213]" office:value-type="float" office:value="662311">
            <text:p>662311.00</text:p>
          </table:table-cell>
          <table:table-cell table:formula="of:=[$equities.J213]" office:value-type="float" office:value="470160">
            <text:p>470160.00</text:p>
          </table:table-cell>
          <table:table-cell table:formula="of:=[.B213]+[.C213]" office:value-type="float" office:value="1132471">
            <text:p>1132471.00</text:p>
          </table:table-cell>
          <table:table-cell table:number-columns-repeated="1020"/>
        </table:table-row>
        <table:table-row table:style-name="ro1">
          <table:table-cell office:value-type="date" office:date-value="2011-11-10">
            <text:p>11/10/2011</text:p>
          </table:table-cell>
          <table:table-cell table:formula="of:=[$cash.N214]" office:value-type="float" office:value="662311">
            <text:p>662311.00</text:p>
          </table:table-cell>
          <table:table-cell table:formula="of:=[$equities.J214]" office:value-type="float" office:value="458196">
            <text:p>458196.00</text:p>
          </table:table-cell>
          <table:table-cell table:formula="of:=[.B214]+[.C214]" office:value-type="float" office:value="1120507">
            <text:p>1120507.00</text:p>
          </table:table-cell>
          <table:table-cell table:number-columns-repeated="1020"/>
        </table:table-row>
        <table:table-row table:style-name="ro1">
          <table:table-cell office:value-type="date" office:date-value="2011-11-11">
            <text:p>11/11/2011</text:p>
          </table:table-cell>
          <table:table-cell table:formula="of:=[$cash.N215]" office:value-type="float" office:value="662311">
            <text:p>662311.00</text:p>
          </table:table-cell>
          <table:table-cell table:formula="of:=[$equities.J215]" office:value-type="float" office:value="457476">
            <text:p>457476.00</text:p>
          </table:table-cell>
          <table:table-cell table:formula="of:=[.B215]+[.C215]" office:value-type="float" office:value="1119787">
            <text:p>1119787.00</text:p>
          </table:table-cell>
          <table:table-cell table:number-columns-repeated="1020"/>
        </table:table-row>
        <table:table-row table:style-name="ro1">
          <table:table-cell office:value-type="date" office:date-value="2011-11-14">
            <text:p>11/14/2011</text:p>
          </table:table-cell>
          <table:table-cell table:formula="of:=[$cash.N216]" office:value-type="float" office:value="662311">
            <text:p>662311.00</text:p>
          </table:table-cell>
          <table:table-cell table:formula="of:=[$equities.J216]" office:value-type="float" office:value="451104">
            <text:p>451104.00</text:p>
          </table:table-cell>
          <table:table-cell table:formula="of:=[.B216]+[.C216]" office:value-type="float" office:value="1113415">
            <text:p>1113415.00</text:p>
          </table:table-cell>
          <table:table-cell table:number-columns-repeated="1020"/>
        </table:table-row>
        <table:table-row table:style-name="ro1">
          <table:table-cell office:value-type="date" office:date-value="2011-11-15">
            <text:p>11/15/2011</text:p>
          </table:table-cell>
          <table:table-cell table:formula="of:=[$cash.N217]" office:value-type="float" office:value="662311">
            <text:p>662311.00</text:p>
          </table:table-cell>
          <table:table-cell table:formula="of:=[$equities.J217]" office:value-type="float" office:value="462492">
            <text:p>462492.00</text:p>
          </table:table-cell>
          <table:table-cell table:formula="of:=[.B217]+[.C217]" office:value-type="float" office:value="1124803">
            <text:p>1124803.00</text:p>
          </table:table-cell>
          <table:table-cell table:number-columns-repeated="1020"/>
        </table:table-row>
        <table:table-row table:style-name="ro1">
          <table:table-cell office:value-type="date" office:date-value="2011-11-16">
            <text:p>11/16/2011</text:p>
          </table:table-cell>
          <table:table-cell table:formula="of:=[$cash.N218]" office:value-type="float" office:value="662311">
            <text:p>662311.00</text:p>
          </table:table-cell>
          <table:table-cell table:formula="of:=[$equities.J218]" office:value-type="float" office:value="457656">
            <text:p>457656.00</text:p>
          </table:table-cell>
          <table:table-cell table:formula="of:=[.B218]+[.C218]" office:value-type="float" office:value="1119967">
            <text:p>1119967.00</text:p>
          </table:table-cell>
          <table:table-cell table:number-columns-repeated="1020"/>
        </table:table-row>
        <table:table-row table:style-name="ro1">
          <table:table-cell office:value-type="date" office:date-value="2011-11-17">
            <text:p>11/17/2011</text:p>
          </table:table-cell>
          <table:table-cell table:formula="of:=[$cash.N219]" office:value-type="float" office:value="662311">
            <text:p>662311.00</text:p>
          </table:table-cell>
          <table:table-cell table:formula="of:=[$equities.J219]" office:value-type="float" office:value="448908">
            <text:p>448908.00</text:p>
          </table:table-cell>
          <table:table-cell table:formula="of:=[.B219]+[.C219]" office:value-type="float" office:value="1111219">
            <text:p>1111219.00</text:p>
          </table:table-cell>
          <table:table-cell table:number-columns-repeated="1020"/>
        </table:table-row>
        <table:table-row table:style-name="ro1">
          <table:table-cell office:value-type="date" office:date-value="2011-11-18">
            <text:p>11/18/2011</text:p>
          </table:table-cell>
          <table:table-cell table:formula="of:=[$cash.N220]" office:value-type="float" office:value="662311">
            <text:p>662311.00</text:p>
          </table:table-cell>
          <table:table-cell table:formula="of:=[$equities.J220]" office:value-type="float" office:value="445968">
            <text:p>445968.00</text:p>
          </table:table-cell>
          <table:table-cell table:formula="of:=[.B220]+[.C220]" office:value-type="float" office:value="1108279">
            <text:p>1108279.00</text:p>
          </table:table-cell>
          <table:table-cell table:number-columns-repeated="1020"/>
        </table:table-row>
        <table:table-row table:style-name="ro1">
          <table:table-cell office:value-type="date" office:date-value="2011-11-21">
            <text:p>11/21/2011</text:p>
          </table:table-cell>
          <table:table-cell table:formula="of:=[$cash.N221]" office:value-type="float" office:value="662311">
            <text:p>662311.00</text:p>
          </table:table-cell>
          <table:table-cell table:formula="of:=[$equities.J221]" office:value-type="float" office:value="438912">
            <text:p>438912.00</text:p>
          </table:table-cell>
          <table:table-cell table:formula="of:=[.B221]+[.C221]" office:value-type="float" office:value="1101223">
            <text:p>1101223.00</text:p>
          </table:table-cell>
          <table:table-cell table:number-columns-repeated="1020"/>
        </table:table-row>
        <table:table-row table:style-name="ro1">
          <table:table-cell office:value-type="date" office:date-value="2011-11-22">
            <text:p>11/22/2011</text:p>
          </table:table-cell>
          <table:table-cell table:formula="of:=[$cash.N222]" office:value-type="float" office:value="662311">
            <text:p>662311.00</text:p>
          </table:table-cell>
          <table:table-cell table:formula="of:=[$equities.J222]" office:value-type="float" office:value="447840">
            <text:p>447840.00</text:p>
          </table:table-cell>
          <table:table-cell table:formula="of:=[.B222]+[.C222]" office:value-type="float" office:value="1110151">
            <text:p>1110151.00</text:p>
          </table:table-cell>
          <table:table-cell table:number-columns-repeated="1020"/>
        </table:table-row>
        <table:table-row table:style-name="ro1">
          <table:table-cell office:value-type="date" office:date-value="2011-11-23">
            <text:p>11/23/2011</text:p>
          </table:table-cell>
          <table:table-cell table:formula="of:=[$cash.N223]" office:value-type="float" office:value="662311">
            <text:p>662311.00</text:p>
          </table:table-cell>
          <table:table-cell table:formula="of:=[$equities.J223]" office:value-type="float" office:value="436512">
            <text:p>436512.00</text:p>
          </table:table-cell>
          <table:table-cell table:formula="of:=[.B223]+[.C223]" office:value-type="float" office:value="1098823">
            <text:p>1098823.00</text:p>
          </table:table-cell>
          <table:table-cell table:number-columns-repeated="1020"/>
        </table:table-row>
        <table:table-row table:style-name="ro1">
          <table:table-cell office:value-type="date" office:date-value="2011-11-25">
            <text:p>11/25/2011</text:p>
          </table:table-cell>
          <table:table-cell table:formula="of:=[$cash.N224]" office:value-type="float" office:value="662311">
            <text:p>662311.00</text:p>
          </table:table-cell>
          <table:table-cell table:formula="of:=[$equities.J224]" office:value-type="float" office:value="432444">
            <text:p>432444.00</text:p>
          </table:table-cell>
          <table:table-cell table:formula="of:=[.B224]+[.C224]" office:value-type="float" office:value="1094755">
            <text:p>1094755.00</text:p>
          </table:table-cell>
          <table:table-cell table:number-columns-repeated="1020"/>
        </table:table-row>
        <table:table-row table:style-name="ro1">
          <table:table-cell office:value-type="date" office:date-value="2011-11-28">
            <text:p>11/28/2011</text:p>
          </table:table-cell>
          <table:table-cell table:formula="of:=[$cash.N225]" office:value-type="float" office:value="662311">
            <text:p>662311.00</text:p>
          </table:table-cell>
          <table:table-cell table:formula="of:=[$equities.J225]" office:value-type="float" office:value="447372">
            <text:p>447372.00</text:p>
          </table:table-cell>
          <table:table-cell table:formula="of:=[.B225]+[.C225]" office:value-type="float" office:value="1109683">
            <text:p>1109683.00</text:p>
          </table:table-cell>
          <table:table-cell table:number-columns-repeated="1020"/>
        </table:table-row>
        <table:table-row table:style-name="ro1">
          <table:table-cell office:value-type="date" office:date-value="2011-11-29">
            <text:p>11/29/2011</text:p>
          </table:table-cell>
          <table:table-cell table:formula="of:=[$cash.N226]" office:value-type="float" office:value="662311">
            <text:p>662311.00</text:p>
          </table:table-cell>
          <table:table-cell table:formula="of:=[$equities.J226]" office:value-type="float" office:value="443892">
            <text:p>443892.00</text:p>
          </table:table-cell>
          <table:table-cell table:formula="of:=[.B226]+[.C226]" office:value-type="float" office:value="1106203">
            <text:p>1106203.00</text:p>
          </table:table-cell>
          <table:table-cell table:number-columns-repeated="1020"/>
        </table:table-row>
        <table:table-row table:style-name="ro1">
          <table:table-cell office:value-type="date" office:date-value="2011-11-30">
            <text:p>11/30/2011</text:p>
          </table:table-cell>
          <table:table-cell table:formula="of:=[$cash.N227]" office:value-type="float" office:value="662311">
            <text:p>662311.00</text:p>
          </table:table-cell>
          <table:table-cell table:formula="of:=[$equities.J227]" office:value-type="float" office:value="454608">
            <text:p>454608.00</text:p>
          </table:table-cell>
          <table:table-cell table:formula="of:=[.B227]+[.C227]" office:value-type="float" office:value="1116919">
            <text:p>1116919.00</text:p>
          </table:table-cell>
          <table:table-cell table:number-columns-repeated="1020"/>
        </table:table-row>
        <table:table-row table:style-name="ro1">
          <table:table-cell office:value-type="date" office:date-value="2011-12-01">
            <text:p>12/1/2011</text:p>
          </table:table-cell>
          <table:table-cell table:formula="of:=[$cash.N228]" office:value-type="float" office:value="662311">
            <text:p>662311.00</text:p>
          </table:table-cell>
          <table:table-cell table:formula="of:=[$equities.J228]" office:value-type="float" office:value="461424">
            <text:p>461424.00</text:p>
          </table:table-cell>
          <table:table-cell table:formula="of:=[.B228]+[.C228]" office:value-type="float" office:value="1123735">
            <text:p>1123735.00</text:p>
          </table:table-cell>
          <table:table-cell table:number-columns-repeated="1020"/>
        </table:table-row>
        <table:table-row table:style-name="ro1">
          <table:table-cell office:value-type="date" office:date-value="2011-12-02">
            <text:p>12/2/2011</text:p>
          </table:table-cell>
          <table:table-cell table:formula="of:=[$cash.N229]" office:value-type="float" office:value="662311">
            <text:p>662311.00</text:p>
          </table:table-cell>
          <table:table-cell table:formula="of:=[$equities.J229]" office:value-type="float" office:value="463524">
            <text:p>463524.00</text:p>
          </table:table-cell>
          <table:table-cell table:formula="of:=[.B229]+[.C229]" office:value-type="float" office:value="1125835">
            <text:p>1125835.00</text:p>
          </table:table-cell>
          <table:table-cell table:number-columns-repeated="1020"/>
        </table:table-row>
        <table:table-row table:style-name="ro1">
          <table:table-cell office:value-type="date" office:date-value="2011-12-05">
            <text:p>12/5/2011</text:p>
          </table:table-cell>
          <table:table-cell table:formula="of:=[$cash.N230]" office:value-type="float" office:value="662311">
            <text:p>662311.00</text:p>
          </table:table-cell>
          <table:table-cell table:formula="of:=[$equities.J230]" office:value-type="float" office:value="467460">
            <text:p>467460.00</text:p>
          </table:table-cell>
          <table:table-cell table:formula="of:=[.B230]+[.C230]" office:value-type="float" office:value="1129771">
            <text:p>1129771.00</text:p>
          </table:table-cell>
          <table:table-cell table:number-columns-repeated="1020"/>
        </table:table-row>
        <table:table-row table:style-name="ro1">
          <table:table-cell office:value-type="date" office:date-value="2011-12-06">
            <text:p>12/6/2011</text:p>
          </table:table-cell>
          <table:table-cell table:formula="of:=[$cash.N231]" office:value-type="float" office:value="662311">
            <text:p>662311.00</text:p>
          </table:table-cell>
          <table:table-cell table:formula="of:=[$equities.J231]" office:value-type="float" office:value="465012">
            <text:p>465012.00</text:p>
          </table:table-cell>
          <table:table-cell table:formula="of:=[.B231]+[.C231]" office:value-type="float" office:value="1127323">
            <text:p>1127323.00</text:p>
          </table:table-cell>
          <table:table-cell table:number-columns-repeated="1020"/>
        </table:table-row>
        <table:table-row table:style-name="ro1">
          <table:table-cell office:value-type="date" office:date-value="2011-12-07">
            <text:p>12/7/2011</text:p>
          </table:table-cell>
          <table:table-cell table:formula="of:=[$cash.N232]" office:value-type="float" office:value="662311">
            <text:p>662311.00</text:p>
          </table:table-cell>
          <table:table-cell table:formula="of:=[$equities.J232]" office:value-type="float" office:value="462804">
            <text:p>462804.00</text:p>
          </table:table-cell>
          <table:table-cell table:formula="of:=[.B232]+[.C232]" office:value-type="float" office:value="1125115">
            <text:p>1125115.00</text:p>
          </table:table-cell>
          <table:table-cell table:number-columns-repeated="1020"/>
        </table:table-row>
        <table:table-row table:style-name="ro1">
          <table:table-cell office:value-type="date" office:date-value="2011-12-08">
            <text:p>12/8/2011</text:p>
          </table:table-cell>
          <table:table-cell table:formula="of:=[$cash.N233]" office:value-type="float" office:value="662311">
            <text:p>662311.00</text:p>
          </table:table-cell>
          <table:table-cell table:formula="of:=[$equities.J233]" office:value-type="float" office:value="464664">
            <text:p>464664.00</text:p>
          </table:table-cell>
          <table:table-cell table:formula="of:=[.B233]+[.C233]" office:value-type="float" office:value="1126975">
            <text:p>1126975.00</text:p>
          </table:table-cell>
          <table:table-cell table:number-columns-repeated="1020"/>
        </table:table-row>
        <table:table-row table:style-name="ro1">
          <table:table-cell office:value-type="date" office:date-value="2011-12-09">
            <text:p>12/9/2011</text:p>
          </table:table-cell>
          <table:table-cell table:formula="of:=[$cash.N234]" office:value-type="float" office:value="662311">
            <text:p>662311.00</text:p>
          </table:table-cell>
          <table:table-cell table:formula="of:=[$equities.J234]" office:value-type="float" office:value="468192">
            <text:p>468192.00</text:p>
          </table:table-cell>
          <table:table-cell table:formula="of:=[.B234]+[.C234]" office:value-type="float" office:value="1130503">
            <text:p>1130503.00</text:p>
          </table:table-cell>
          <table:table-cell table:number-columns-repeated="1020"/>
        </table:table-row>
        <table:table-row table:style-name="ro1">
          <table:table-cell office:value-type="date" office:date-value="2011-12-12">
            <text:p>12/12/2011</text:p>
          </table:table-cell>
          <table:table-cell table:formula="of:=[$cash.N235]" office:value-type="float" office:value="662311">
            <text:p>662311.00</text:p>
          </table:table-cell>
          <table:table-cell table:formula="of:=[$equities.J235]" office:value-type="float" office:value="466068">
            <text:p>466068.00</text:p>
          </table:table-cell>
          <table:table-cell table:formula="of:=[.B235]+[.C235]" office:value-type="float" office:value="1128379">
            <text:p>1128379.00</text:p>
          </table:table-cell>
          <table:table-cell table:number-columns-repeated="1020"/>
        </table:table-row>
        <table:table-row table:style-name="ro1">
          <table:table-cell office:value-type="date" office:date-value="2011-12-13">
            <text:p>12/13/2011</text:p>
          </table:table-cell>
          <table:table-cell table:formula="of:=[$cash.N236]" office:value-type="float" office:value="662311">
            <text:p>662311.00</text:p>
          </table:table-cell>
          <table:table-cell table:formula="of:=[$equities.J236]" office:value-type="float" office:value="462468">
            <text:p>462468.00</text:p>
          </table:table-cell>
          <table:table-cell table:formula="of:=[.B236]+[.C236]" office:value-type="float" office:value="1124779">
            <text:p>1124779.00</text:p>
          </table:table-cell>
          <table:table-cell table:number-columns-repeated="1020"/>
        </table:table-row>
        <table:table-row table:style-name="ro1">
          <table:table-cell office:value-type="date" office:date-value="2011-12-14">
            <text:p>12/14/2011</text:p>
          </table:table-cell>
          <table:table-cell table:formula="of:=[$cash.N237]" office:value-type="float" office:value="662311">
            <text:p>662311.00</text:p>
          </table:table-cell>
          <table:table-cell table:formula="of:=[$equities.J237]" office:value-type="float" office:value="452208">
            <text:p>452208.00</text:p>
          </table:table-cell>
          <table:table-cell table:formula="of:=[.B237]+[.C237]" office:value-type="float" office:value="1114519">
            <text:p>1114519.00</text:p>
          </table:table-cell>
          <table:table-cell table:number-columns-repeated="1020"/>
        </table:table-row>
        <table:table-row table:style-name="ro1">
          <table:table-cell office:value-type="date" office:date-value="2011-12-15">
            <text:p>12/15/2011</text:p>
          </table:table-cell>
          <table:table-cell table:formula="of:=[$cash.N238]" office:value-type="float" office:value="662311">
            <text:p>662311.00</text:p>
          </table:table-cell>
          <table:table-cell table:formula="of:=[$equities.J238]" office:value-type="float" office:value="450720">
            <text:p>450720.00</text:p>
          </table:table-cell>
          <table:table-cell table:formula="of:=[.B238]+[.C238]" office:value-type="float" office:value="1113031">
            <text:p>1113031.00</text:p>
          </table:table-cell>
          <table:table-cell table:number-columns-repeated="1020"/>
        </table:table-row>
        <table:table-row table:style-name="ro1">
          <table:table-cell office:value-type="date" office:date-value="2011-12-16">
            <text:p>12/16/2011</text:p>
          </table:table-cell>
          <table:table-cell table:formula="of:=[$cash.N239]" office:value-type="float" office:value="662311">
            <text:p>662311.00</text:p>
          </table:table-cell>
          <table:table-cell table:formula="of:=[$equities.J239]" office:value-type="float" office:value="453204">
            <text:p>453204.00</text:p>
          </table:table-cell>
          <table:table-cell table:formula="of:=[.B239]+[.C239]" office:value-type="float" office:value="1115515">
            <text:p>1115515.00</text:p>
          </table:table-cell>
          <table:table-cell table:number-columns-repeated="1020"/>
        </table:table-row>
        <table:table-row table:style-name="ro1">
          <table:table-cell office:value-type="date" office:date-value="2011-12-19">
            <text:p>12/19/2011</text:p>
          </table:table-cell>
          <table:table-cell table:formula="of:=[$cash.N240]" office:value-type="float" office:value="662311">
            <text:p>662311.00</text:p>
          </table:table-cell>
          <table:table-cell table:formula="of:=[$equities.J240]" office:value-type="float" office:value="454620">
            <text:p>454620.00</text:p>
          </table:table-cell>
          <table:table-cell table:formula="of:=[.B240]+[.C240]" office:value-type="float" office:value="1116931">
            <text:p>1116931.00</text:p>
          </table:table-cell>
          <table:table-cell table:number-columns-repeated="1020"/>
        </table:table-row>
        <table:table-row table:style-name="ro1">
          <table:table-cell office:value-type="date" office:date-value="2011-12-20">
            <text:p>12/20/2011</text:p>
          </table:table-cell>
          <table:table-cell table:formula="of:=[$cash.N241]" office:value-type="float" office:value="1133263">
            <text:p>1133263.00</text:p>
          </table:table-cell>
          <table:table-cell table:formula="of:=[$equities.J241]" office:value-type="float" office:value="0">
            <text:p>0.00</text:p>
          </table:table-cell>
          <table:table-cell table:formula="of:=[.B241]+[.C241]" office:value-type="float" office:value="1133263">
            <text:p>1133263.00</text:p>
          </table:table-cell>
          <table:table-cell table:number-columns-repeated="1020"/>
        </table:table-row>
      </table:table>
      <table:named-expressions>
        <table:named-expression table:name="__shared_1_0_0" table:base-cell-address="$orders.$A$1" table:expression="[#REF!]*[#REF!]"/>
        <table:named-expression table:name="__shared_4_0_0" table:base-cell-address="$orders.$A$1" table:expression="[#REF!]*[#REF!]+[#REF!]*[#REF!]+[#REF!]*[#REF!]+[#REF!]*[#REF!]"/>
        <table:named-expression table:name="__shared_4_0_1" table:base-cell-address="$orders.$A$1" table:expression="[#REF!]*[#REF!]+[#REF!]*[#REF!]+[#REF!]*[#REF!]+[#REF!]*[#REF!]"/>
        <table:named-expression table:name="__shared_4_0_2" table:base-cell-address="$orders.$A$1" table:expression="[#REF!]*[#REF!]+[#REF!]*[#REF!]+[#REF!]*[#REF!]+[#REF!]*[#REF!]"/>
        <table:named-expression table:name="__shared_4_0_3" table:base-cell-address="$orders.$A$1" table:expression="[#REF!]*[#REF!]+[#REF!]*[#REF!]+[#REF!]*[#REF!]+[#REF!]*[#REF!]"/>
        <table:named-expression table:name="__shared_5_0_0" table:base-cell-address="$orders.$A$1" table:expression="-([#REF!]-[#REF!])*[#REF!]"/>
        <table:named-expression table:name="__shared_5_0_1" table:base-cell-address="$orders.$A$1" table:expression="[#REF!]+SUM([#REF!])"/>
        <table:named-expression table:name="__shared_5_0_10" table:base-cell-address="$orders.$A$1" table:expression="-([#REF!]-[#REF!])*[#REF!]"/>
        <table:named-expression table:name="__shared_5_0_11" table:base-cell-address="$orders.$A$1" table:expression="[#REF!]+SUM([#REF!])"/>
        <table:named-expression table:name="__shared_5_0_12" table:base-cell-address="$orders.$A$1" table:expression="-([#REF!]-[#REF!])*[#REF!]"/>
        <table:named-expression table:name="__shared_5_0_13" table:base-cell-address="$orders.$A$1" table:expression="-([#REF!]-[#REF!])*[#REF!]"/>
        <table:named-expression table:name="__shared_5_0_14" table:base-cell-address="$orders.$A$1" table:expression="-([#REF!]-[#REF!])*[#REF!]"/>
        <table:named-expression table:name="__shared_5_0_15" table:base-cell-address="$orders.$A$1" table:expression="-([#REF!]-[#REF!])*[#REF!]"/>
        <table:named-expression table:name="__shared_5_0_16" table:base-cell-address="$orders.$A$1" table:expression="[#REF!]+SUM([#REF!])"/>
        <table:named-expression table:name="__shared_5_0_17" table:base-cell-address="$orders.$A$1" table:expression="-([#REF!]-[#REF!])*[#REF!]"/>
        <table:named-expression table:name="__shared_5_0_18" table:base-cell-address="$orders.$A$1" table:expression="-([#REF!]-[#REF!])*[#REF!]"/>
        <table:named-expression table:name="__shared_5_0_19" table:base-cell-address="$orders.$A$1" table:expression="-([#REF!]-[#REF!])*[#REF!]"/>
        <table:named-expression table:name="__shared_5_0_2" table:base-cell-address="$orders.$A$1" table:expression="-([#REF!]-[#REF!])*[#REF!]"/>
        <table:named-expression table:name="__shared_5_0_20" table:base-cell-address="$orders.$A$1" table:expression="-([#REF!]-[#REF!])*[#REF!]"/>
        <table:named-expression table:name="__shared_5_0_21" table:base-cell-address="$orders.$A$1" table:expression="[#REF!]+SUM([#REF!])"/>
        <table:named-expression table:name="__shared_5_0_3" table:base-cell-address="$orders.$A$1" table:expression="-([#REF!]-[#REF!])*[#REF!]"/>
        <table:named-expression table:name="__shared_5_0_4" table:base-cell-address="$orders.$A$1" table:expression="-([#REF!]-[#REF!])*[#REF!]"/>
        <table:named-expression table:name="__shared_5_0_5" table:base-cell-address="$orders.$A$1" table:expression="-([#REF!]-[#REF!])*[#REF!]"/>
        <table:named-expression table:name="__shared_5_0_6" table:base-cell-address="$orders.$A$1" table:expression="[#REF!]+SUM([#REF!])"/>
        <table:named-expression table:name="__shared_5_0_7" table:base-cell-address="$orders.$A$1" table:expression="-([#REF!]-[#REF!])*[#REF!]"/>
        <table:named-expression table:name="__shared_5_0_8" table:base-cell-address="$orders.$A$1" table:expression="-([#REF!]-[#REF!])*[#REF!]"/>
        <table:named-expression table:name="__shared_5_0_9" table:base-cell-address="$orders.$A$1" table:expression="-([#REF!]-[#REF!])*[#REF!]"/>
        <table:named-expression table:name="__shared_6_0_0" table:base-cell-address="$orders.$A$1" table:expression="[#REF!]+[#REF!]"/>
        <table:named-expression table:name="__shared_6_0_1" table:base-cell-address="$orders.$A$1" table:expression="[#REF!]+[#REF!]"/>
        <table:named-expression table:name="__shared_6_0_2" table:base-cell-address="$orders.$A$1" table:expression="[#REF!]+[#REF!]"/>
        <table:named-expression table:name="__shared_6_0_3" table:base-cell-address="$orders.$A$1" table:expression="[#REF!]+[#REF!]"/>
      </table:named-expressions>
      <table:database-ranges>
        <table:database-range table:name="__Anonymous_Sheet_DB__1" table:target-range-address="prices.A1:prices.E24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120P0" style:volatile="true">
      <number:text> $</number:text>
      <number:number number:decimal-places="2" number:min-integer-digits="1" number:grouping="true"/>
      <number:text> </number:text>
    </number:number-style>
    <number:number-style style:name="N120P1" style:volatile="true">
      <number:text> $(</number:text>
      <number:number number:decimal-places="2" number:min-integer-digits="1" number:grouping="true"/>
      <number:text>)</number:text>
    </number:number-style>
    <number:number-style style:name="N120P2" style:volatile="true">
      <number:text> $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5000" number:language="en" number:country="US">
      <number:number number:min-integer-digits="1"/>
    </number:number-style>
    <number:number-style style:name="N121">
      <number:number number:decimal-places="1" number:min-integer-digits="1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time-style style:name="N5138" number:language="en" number:country="US">
      <number:minutes number:style="long"/>
      <number:text>:</number:text>
      <number:seconds number:style="long"/>
    </number:time-style>
    <number:time-style style:name="N5139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0" number:language="en" number:country="US">
      <number:minutes number:style="long"/>
      <number:text>:</number:text>
      <number:seconds number:style="long" number:decimal-places="1"/>
    </number:time-style>
    <number:number-style style:name="N5141" number:language="en" number:country="US">
      <number:scientific-number number:decimal-places="1" number:min-integer-digits="3" number:min-exponent-digits="1"/>
    </number:number-style>
    <number:number-style style:name="N5142" number:language="en" number:country="US">
      <number:number number:decimal-places="3" number:min-integer-digits="1"/>
    </number:number-style>
    <number:number-style style:name="N5143" number:language="en" number:country="US">
      <number:number number:decimal-places="4" number:min-integer-digits="1"/>
    </number:number-style>
    <number:number-style style:name="N5144" number:language="en" number:country="US">
      <number:number number:decimal-places="5" number:min-integer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ce6f2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 style:rotation-align="non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99pt solid #7f7f7f" style:rotation-align="none"/>
      <style:text-properties fo:color="#fa7d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none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able-cell-properties style:rotation-align="none"/>
      <style:text-properties fo:color="#7f7f7f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 style:rotation-align="non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4pt solid #4f81bd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4pt solid #a7c0de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2.49pt solid #95b3d7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able-cell-properties style:rotation-align="none"/>
      <style:text-properties fo:color="#1f497d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99pt solid #7f7f7f" style:rotation-align="non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style:diagonal-bl-tr="none" style:diagonal-tl-br="none" fo:border="none" style:rotation-align="none"/>
      <style:text-properties fo:color="#fa7d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 style:rotation-align="none"/>
      <style:text-properties fo:color="#9c65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99pt solid #b2b2b2" style:rotation-align="none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99pt solid #3f3f3f" style:rotation-align="none"/>
      <style:text-properties fo:color="#3f3f3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able-cell-properties style:rotation-align="none"/>
      <style:text-properties fo:color="#1f497d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name-complex="Cambria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none" style:diagonal-bl-tr="none" style:diagonal-tl-br="none" fo:border-left="none" fo:border-right="none" style:rotation-align="none" fo:border-top="0.99pt solid #4f81bd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able-cell-properties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Currency" style:display-name="Excel Built-in Currency" style:family="table-cell" style:parent-style-name="Default" style:data-style-name="N120">
      <style:table-cell-properties style:rotation-align="non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rders" style:display-name="PageStyle_ord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ices" style:display-name="PageStyle_pr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ares" style:display-name="PageStyle_shar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quities" style:display-name="PageStyle_equit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sh" style:display-name="PageStyle_cas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rtfolio" style:display-name="PageStyle_portfoli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Rodriguez</meta:initial-creator>
    <dc:creator>Daniel Rodriguez</dc:creator>
    <meta:creation-date>2012-12-15T05:20:05</meta:creation-date>
    <dc:date>2013-01-09T12:58:18</dc:date>
    <meta:generator>LibreOffice/3.5$Linux_X86_64 LibreOffice_project/350m1$Build-2</meta:generator>
    <meta:editing-duration>PT18M48S</meta:editing-duration>
    <meta:editing-cycles>8</meta:editing-cycles>
    <meta:document-statistic meta:table-count="6" meta:cell-count="9326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